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00000000020000000204B249CA79A42C6D7.png" manifest:media-type="image/png"/>
  <manifest:file-entry manifest:full-path="Pictures/100000000000005E0000005E6B6F24679D659E15.png" manifest:media-type="image/png"/>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865cm"/>
    </style:style>
    <style:style style:name="gr2" style:family="graphic" style:parent-style-name="standard">
      <style:graphic-properties draw:stroke="none" svg:stroke-color="#000000" draw:fill="none" draw:fill-color="#ffffff" fo:min-height="1.297cm"/>
    </style:style>
    <style:style style:name="gr3" style:family="graphic" style:parent-style-name="standard">
      <style:graphic-properties draw:stroke="none" svg:stroke-color="#000000" draw:fill="none" draw:fill-color="#ffffff" fo:min-height="0.513cm"/>
    </style:style>
    <style:style style:name="gr4" style:family="graphic" style:parent-style-name="standard">
      <style:graphic-properties draw:stroke="none" svg:stroke-color="#000000" draw:fill="none" draw:fill-color="#ffffff" fo:min-height="0.319cm" fo:padding-left="0cm" fo:padding-right="0cm"/>
    </style:style>
    <style:style style:name="gr5" style:family="graphic" style:parent-style-name="standard">
      <style:graphic-properties svg:stroke-color="#000000" draw:fill="bitmap" draw:fill-image-name="Marble" draw:textarea-horizontal-align="justify" draw:textarea-vertical-align="middle" draw:auto-grow-height="false" fo:min-height="2.249cm" fo:min-width="7.599cm"/>
    </style:style>
    <style:style style:name="gr6" style:family="graphic" style:parent-style-name="standard">
      <style:graphic-properties svg:stroke-color="#000000" draw:fill-color="#996600" draw:textarea-horizontal-align="justify" draw:textarea-vertical-align="middle" draw:auto-grow-height="false" fo:min-height="0.149cm" fo:min-width="0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graphic-properties draw:stroke="none" svg:stroke-color="#000000" draw:fill-color="#996600" draw:textarea-horizontal-align="justify" draw:textarea-vertical-align="middle" draw:auto-grow-height="false" fo:min-height="0cm" fo:min-width="0cm"/>
    </style:style>
    <style:style style:name="gr9" style:family="graphic" style:parent-style-name="standard">
      <style:graphic-properties svg:stroke-color="#000000" draw:fill-color="#b2b2b2" draw:textarea-horizontal-align="justify" draw:textarea-vertical-align="middle" draw:auto-grow-height="false" fo:min-height="0.588cm" fo:min-width="0.506cm"/>
    </style:style>
    <style:style style:name="gr10" style:family="graphic" style:parent-style-name="standard">
      <style:graphic-properties svg:stroke-color="#000000" draw:fill-color="#b2b2b2" draw:textarea-horizontal-align="justify" draw:textarea-vertical-align="middle" draw:auto-grow-height="false" fo:min-height="0.588cm" fo:min-width="0.674cm"/>
    </style:style>
    <style:style style:name="gr11" style:family="graphic" style:parent-style-name="objectwithoutfill">
      <style:graphic-properties draw:fill="none" draw:textarea-vertical-align="middle"/>
    </style:style>
    <style:style style:name="gr12" style:family="graphic" style:parent-style-name="standard">
      <style:graphic-properties draw:stroke="solid" svg:stroke-color="#000000" draw:fill-color="#eeeeee" draw:textarea-horizontal-align="justify" draw:textarea-vertical-align="middle" draw:auto-grow-height="false" fo:min-height="0cm" fo:min-width="0.5cm"/>
    </style:style>
    <style:style style:name="gr13" style:family="graphic" style:parent-style-name="standard">
      <style:graphic-properties draw:stroke="solid" svg:stroke-color="#000000" draw:fill-color="#ffff99" draw:textarea-horizontal-align="justify" draw:textarea-vertical-align="middle" draw:auto-grow-height="false" fo:min-height="0.05cm" fo:min-width="0.45cm"/>
    </style:style>
    <style:style style:name="gr14" style:family="graphic" style:parent-style-name="standard">
      <style:graphic-properties draw:stroke="solid" svg:stroke-color="#000000" draw:fill-color="#eeeeee" draw:textarea-horizontal-align="justify" draw:textarea-vertical-align="middle" draw:auto-grow-height="false" fo:min-height="0cm" fo:min-width="0.7cm"/>
    </style:style>
    <style:style style:name="gr15" style:family="graphic" style:parent-style-name="standard">
      <style:graphic-properties draw:stroke="solid" svg:stroke-color="#000000" draw:fill-color="#ffff99" draw:textarea-horizontal-align="justify" draw:textarea-vertical-align="middle" draw:auto-grow-height="false" fo:min-height="0.05cm" fo:min-width="0.65cm"/>
    </style:style>
    <style:style style:name="gr16" style:family="graphic" style:parent-style-name="standard">
      <style:graphic-properties svg:stroke-color="#000000" draw:fill-color="#dddddd" draw:textarea-horizontal-align="justify" draw:textarea-vertical-align="middle" draw:auto-grow-height="false" fo:min-height="0cm" fo:min-width="0cm"/>
    </style:style>
    <style:style style:name="gr17" style:family="graphic" style:parent-style-name="standard">
      <style:graphic-properties svg:stroke-color="#000000" draw:fill-color="#000000" draw:textarea-horizontal-align="justify" draw:textarea-vertical-align="middle" draw:auto-grow-height="false" fo:min-height="0cm" fo:min-width="0cm"/>
    </style:style>
    <style:style style:name="gr18" style:family="graphic" style:parent-style-name="standard">
      <style:graphic-properties draw:stroke="none" svg:stroke-color="#000000" draw:fill="bitmap" draw:fill-color="#ffffff" draw:fill-image-name="Marble" draw:textarea-horizontal-align="justify" draw:textarea-vertical-align="middle" draw:auto-grow-height="false" fo:min-height="0.16cm" fo:min-width="0cm"/>
    </style:style>
    <style:style style:name="gr19" style:family="graphic" style:parent-style-name="standard">
      <style:graphic-properties svg:stroke-color="#000000" draw:fill-color="#ffcc00" draw:textarea-horizontal-align="justify" draw:textarea-vertical-align="middle" draw:auto-grow-height="false" fo:min-height="0.15cm" fo:min-width="0cm"/>
    </style:style>
    <style:style style:name="gr20" style:family="graphic" style:parent-style-name="standard">
      <style:graphic-properties draw:textarea-horizontal-align="justify" draw:textarea-vertical-align="middle" draw:auto-grow-height="false" fo:min-height="0cm" fo:min-width="4.4cm"/>
    </style:style>
    <style:style style:name="gr21" style:family="graphic" style:parent-style-name="standard">
      <style:graphic-properties draw:fill-color="#ffffff" draw:textarea-horizontal-align="justify" draw:textarea-vertical-align="middle" draw:auto-grow-height="false" fo:min-height="0cm" fo:min-width="4.4cm"/>
    </style:style>
    <style:style style:name="gr22" style:family="graphic" style:parent-style-name="standard">
      <style:graphic-properties svg:stroke-color="#000000" draw:fill-color="#cccccc" draw:textarea-horizontal-align="justify" draw:textarea-vertical-align="middle" draw:auto-grow-height="false" fo:min-height="0cm" fo:min-width="0cm"/>
    </style:style>
    <style:style style:name="gr23" style:family="graphic" style:parent-style-name="standard">
      <style:graphic-properties svg:stroke-color="#000000" draw:fill-color="#dddddd" draw:textarea-horizontal-align="justify" draw:textarea-vertical-align="middle" draw:auto-grow-height="false" fo:min-height="0.243cm" fo:min-width="0cm"/>
    </style:style>
    <style:style style:name="gr24" style:family="graphic" style:parent-style-name="standard">
      <style:graphic-properties svg:stroke-color="#000000" draw:fill="bitmap" draw:fill-image-name="Marble" draw:textarea-horizontal-align="justify" draw:textarea-vertical-align="middle" draw:auto-grow-height="false" fo:min-height="2.248cm" fo:min-width="7.599cm"/>
    </style:style>
    <style:style style:name="gr25" style:family="graphic" style:parent-style-name="standard">
      <style:graphic-properties svg:stroke-color="#000000" draw:fill-color="#b2b2b2" draw:textarea-horizontal-align="justify" draw:textarea-vertical-align="middle" draw:auto-grow-height="false" fo:min-height="0.75cm" fo:min-width="0.7cm"/>
    </style:style>
    <style:style style:name="gr26" style:family="graphic" style:parent-style-name="standard">
      <style:graphic-properties svg:stroke-color="#000000" draw:fill-color="#b2b2b2" draw:textarea-horizontal-align="justify" draw:textarea-vertical-align="middle" draw:auto-grow-height="false" fo:min-height="0.75cm" fo:min-width="0.9cm"/>
    </style:style>
    <style:style style:name="gr27" style:family="graphic" style:parent-style-name="standard">
      <style:graphic-properties svg:stroke-color="#000000" draw:fill-color="#ffcc00" draw:textarea-horizontal-align="justify" draw:textarea-vertical-align="middle" draw:auto-grow-height="false" fo:min-height="0.161cm" fo:min-width="0cm"/>
    </style:style>
    <style:style style:name="gr28" style:family="graphic" style:parent-style-name="standard">
      <style:graphic-properties svg:stroke-color="#000000" draw:fill-color="#ffcc00" draw:textarea-horizontal-align="justify" draw:textarea-vertical-align="middle" draw:auto-grow-height="false" fo:min-height="0.151cm" fo:min-width="0cm"/>
    </style:style>
    <style:style style:name="gr29" style:family="graphic" style:parent-style-name="standard">
      <style:graphic-properties draw:textarea-horizontal-align="justify" draw:textarea-vertical-align="middle" draw:auto-grow-height="false" fo:min-height="0.003cm" fo:min-width="4.4cm"/>
    </style:style>
    <style:style style:name="gr30" style:family="graphic" style:parent-style-name="standard">
      <style:graphic-properties svg:stroke-color="#000000" draw:fill="none" draw:textarea-horizontal-align="justify" draw:textarea-vertical-align="middle" draw:auto-grow-height="false" fo:min-height="9.895cm" fo:min-width="8.25cm"/>
    </style:style>
    <style:style style:name="gr31" style:family="graphic" style:parent-style-name="standard">
      <style:graphic-properties svg:stroke-color="#000000" draw:fill-color="#b2b2b2" draw:textarea-horizontal-align="justify" draw:textarea-vertical-align="middle" draw:auto-grow-height="false" fo:min-height="0.795cm" fo:min-width="0.542cm"/>
    </style:style>
    <style:style style:name="gr32" style:family="graphic" style:parent-style-name="standard">
      <style:graphic-properties svg:stroke-color="#000000" draw:fill-color="#b2b2b2" draw:textarea-horizontal-align="justify" draw:textarea-vertical-align="middle" draw:auto-grow-height="false" fo:min-height="0.795cm" fo:min-width="0.715cm"/>
    </style:style>
    <style:style style:name="gr33" style:family="graphic" style:parent-style-name="standard">
      <style:graphic-properties svg:stroke-color="#000000" draw:fill-color="#996600" draw:textarea-horizontal-align="justify" draw:textarea-vertical-align="middle" draw:auto-grow-height="false" fo:min-height="0.163cm" fo:min-width="0cm"/>
    </style:style>
    <style:style style:name="gr34" style:family="graphic" style:parent-style-name="standard">
      <style:graphic-properties svg:stroke-color="#000000" draw:fill-color="#ff0000" draw:textarea-horizontal-align="justify" draw:textarea-vertical-align="middle" draw:auto-grow-height="false" fo:min-height="0.161cm" fo:min-width="0cm"/>
    </style:style>
    <style:style style:name="gr35" style:family="graphic" style:parent-style-name="standard">
      <style:graphic-properties draw:stroke="none" svg:stroke-color="#000000" draw:fill-color="#ffffff" draw:textarea-horizontal-align="justify" draw:textarea-vertical-align="middle" draw:auto-grow-height="false" fo:min-height="0.175cm" fo:min-width="0cm"/>
    </style:style>
    <style:style style:name="gr36" style:family="graphic" style:parent-style-name="standard">
      <style:graphic-properties svg:stroke-color="#000000" draw:fill-color="#ffcc00" draw:textarea-horizontal-align="justify" draw:textarea-vertical-align="middle" draw:auto-grow-height="false" fo:min-height="0.164cm" fo:min-width="0cm"/>
    </style:style>
    <style:style style:name="gr37" style:family="graphic" style:parent-style-name="standard">
      <style:graphic-properties draw:stroke="none" svg:stroke-color="#000000" draw:fill-color="#ffffff" draw:textarea-horizontal-align="justify" draw:textarea-vertical-align="middle" draw:auto-grow-height="false" fo:min-height="0.174cm" fo:min-width="0cm"/>
    </style:style>
    <style:style style:name="gr38" style:family="graphic" style:parent-style-name="standard">
      <style:graphic-properties svg:stroke-color="#000000" draw:fill-color="#b2b2b2" draw:textarea-horizontal-align="justify" draw:textarea-vertical-align="middle" draw:auto-grow-height="false" fo:min-height="0.965cm" fo:min-width="0.542cm"/>
    </style:style>
    <style:style style:name="gr39" style:family="graphic" style:parent-style-name="standard">
      <style:graphic-properties svg:stroke-color="#000000" draw:fill-color="#b2b2b2" draw:textarea-horizontal-align="justify" draw:textarea-vertical-align="middle" draw:auto-grow-height="false" fo:min-height="0.965cm" fo:min-width="0.715cm"/>
    </style:style>
    <style:style style:name="gr40" style:family="graphic" style:parent-style-name="standard">
      <style:graphic-properties svg:stroke-color="#000000" draw:fill-color="#996600" draw:textarea-horizontal-align="justify" draw:textarea-vertical-align="middle" draw:auto-grow-height="false" fo:min-height="0.164cm" fo:min-width="0cm"/>
    </style:style>
    <style:style style:name="gr41" style:family="graphic" style:parent-style-name="standard">
      <style:graphic-properties svg:stroke-color="#000000" draw:fill-color="#99ff66" draw:textarea-horizontal-align="justify" draw:textarea-vertical-align="middle" draw:auto-grow-height="false" fo:min-height="0cm" fo:min-width="0cm"/>
    </style:style>
    <style:style style:name="gr42" style:family="graphic" style:parent-style-name="standard">
      <style:graphic-properties draw:textarea-horizontal-align="justify" draw:textarea-vertical-align="middle" draw:auto-grow-height="false" fo:min-height="0.008cm" fo:min-width="4.053cm"/>
    </style:style>
    <style:style style:name="gr43" style:family="graphic" style:parent-style-name="standard">
      <style:graphic-properties draw:fill-color="#ffffff" draw:textarea-horizontal-align="justify" draw:textarea-vertical-align="middle" draw:auto-grow-height="false" fo:min-height="0cm" fo:min-width="4.053cm"/>
    </style:style>
    <style:style style:name="gr44" style:family="graphic" style:parent-style-name="standard">
      <style:graphic-properties svg:stroke-color="#000000" draw:fill-color="#b2b2b2" draw:textarea-horizontal-align="justify" draw:textarea-vertical-align="middle" draw:auto-grow-height="false" fo:min-height="0.619cm" fo:min-width="0.542cm"/>
    </style:style>
    <style:style style:name="gr45" style:family="graphic" style:parent-style-name="standard">
      <style:graphic-properties svg:stroke-color="#000000" draw:fill-color="#b2b2b2" draw:textarea-horizontal-align="justify" draw:textarea-vertical-align="middle" draw:auto-grow-height="false" fo:min-height="0.619cm" fo:min-width="0.715cm"/>
    </style:style>
    <style:style style:name="gr46" style:family="graphic" style:parent-style-name="standard">
      <style:graphic-properties draw:stroke="solid" svg:stroke-color="#000000" draw:fill-color="#eeeeee" draw:textarea-horizontal-align="justify" draw:textarea-vertical-align="middle" draw:auto-grow-height="false" fo:min-height="0cm" fo:min-width="0.535cm"/>
    </style:style>
    <style:style style:name="gr47" style:family="graphic" style:parent-style-name="standard">
      <style:graphic-properties draw:stroke="solid" svg:stroke-color="#000000" draw:fill-color="#ffff99" draw:textarea-horizontal-align="justify" draw:textarea-vertical-align="middle" draw:auto-grow-height="false" fo:min-height="0.06cm" fo:min-width="0.483cm"/>
    </style:style>
    <style:style style:name="gr48" style:family="graphic" style:parent-style-name="standard">
      <style:graphic-properties draw:stroke="solid" svg:stroke-color="#000000" draw:fill-color="#eeeeee" draw:textarea-horizontal-align="justify" draw:textarea-vertical-align="middle" draw:auto-grow-height="false" fo:min-height="0cm" fo:min-width="0.742cm"/>
    </style:style>
    <style:style style:name="gr49" style:family="graphic" style:parent-style-name="standard">
      <style:graphic-properties draw:stroke="solid" svg:stroke-color="#000000" draw:fill-color="#ffff99" draw:textarea-horizontal-align="justify" draw:textarea-vertical-align="middle" draw:auto-grow-height="false" fo:min-height="0.06cm" fo:min-width="0.69cm"/>
    </style:style>
    <style:style style:name="gr50" style:family="graphic" style:parent-style-name="standard">
      <style:graphic-properties draw:textarea-horizontal-align="justify" draw:textarea-vertical-align="middle" draw:auto-grow-height="false" fo:min-height="0.009cm" fo:min-width="4.571cm"/>
    </style:style>
    <style:style style:name="gr51" style:family="graphic" style:parent-style-name="standard">
      <style:graphic-properties draw:fill-color="#ffffff" draw:textarea-horizontal-align="justify" draw:textarea-vertical-align="middle" draw:auto-grow-height="false" fo:min-height="0cm" fo:min-width="4.571cm"/>
    </style:style>
    <style:style style:name="gr52" style:family="graphic" style:parent-style-name="standard">
      <style:graphic-properties svg:stroke-color="#000000" draw:fill-color="#b2b2b2" draw:textarea-horizontal-align="justify" draw:textarea-vertical-align="middle" draw:auto-grow-height="false" fo:min-height="0.706cm" fo:min-width="0.542cm"/>
    </style:style>
    <style:style style:name="gr53" style:family="graphic" style:parent-style-name="standard">
      <style:graphic-properties svg:stroke-color="#000000" draw:fill-color="#b2b2b2" draw:textarea-horizontal-align="justify" draw:textarea-vertical-align="middle" draw:auto-grow-height="false" fo:min-height="0.706cm" fo:min-width="0.715cm"/>
    </style:style>
    <style:style style:name="gr54" style:family="graphic" style:parent-style-name="standard">
      <style:graphic-properties draw:stroke="solid" svg:stroke-color="#000000" draw:fill-color="#ffff99" draw:textarea-horizontal-align="justify" draw:textarea-vertical-align="middle" draw:auto-grow-height="false" fo:min-height="0.46cm" fo:min-width="0.483cm"/>
    </style:style>
    <style:style style:name="gr55" style:family="graphic" style:parent-style-name="standard">
      <style:graphic-properties svg:stroke-color="#000000" draw:fill-color="#dddddd" draw:textarea-horizontal-align="justify" draw:textarea-vertical-align="middle" draw:auto-grow-height="false" fo:min-height="0cm" fo:min-width="0.104cm"/>
    </style:style>
    <style:style style:name="gr56" style:family="graphic" style:parent-style-name="standard">
      <style:graphic-properties svg:stroke-color="#000000" draw:fill-color="#00cc00" draw:textarea-horizontal-align="justify" draw:textarea-vertical-align="middle" draw:auto-grow-height="false" fo:min-height="0cm" fo:min-width="0cm"/>
    </style:style>
    <style:style style:name="gr57" style:family="graphic" style:parent-style-name="standard">
      <style:graphic-properties draw:stroke="none" svg:stroke-color="#000000" draw:fill-color="#ffffff" draw:textarea-horizontal-align="justify" draw:textarea-vertical-align="middle" draw:auto-grow-height="false" fo:min-height="0cm" fo:min-width="0cm"/>
    </style:style>
    <style:style style:name="gr58" style:family="graphic" style:parent-style-name="standard">
      <style:graphic-properties svg:stroke-color="#000000" draw:fill-color="#000099" draw:textarea-horizontal-align="justify" draw:textarea-vertical-align="middle" draw:auto-grow-height="false" fo:min-height="0.157cm" fo:min-width="0cm"/>
    </style:style>
    <style:style style:name="gr59" style:family="graphic" style:parent-style-name="standard">
      <style:graphic-properties draw:stroke="none" svg:stroke-color="#000000" draw:fill-color="#ffffff" draw:textarea-horizontal-align="justify" draw:textarea-vertical-align="middle" draw:auto-grow-height="false" fo:min-height="0.009cm" fo:min-width="0cm"/>
    </style:style>
    <style:style style:name="gr60" style:family="graphic" style:parent-style-name="standard">
      <style:graphic-properties svg:stroke-color="#000000" draw:fill-color="#ffff00" draw:textarea-horizontal-align="justify" draw:textarea-vertical-align="middle" draw:auto-grow-height="false" fo:min-height="0cm" fo:min-width="0cm"/>
    </style:style>
    <style:style style:name="gr61" style:family="graphic" style:parent-style-name="standard">
      <style:graphic-properties draw:textarea-horizontal-align="justify" draw:textarea-vertical-align="middle" draw:auto-grow-height="false" fo:min-height="0.008cm" fo:min-width="3.64cm"/>
    </style:style>
    <style:style style:name="gr62" style:family="graphic" style:parent-style-name="standard">
      <style:graphic-properties draw:fill-color="#ffffff" draw:textarea-horizontal-align="justify" draw:textarea-vertical-align="middle" draw:auto-grow-height="false" fo:min-height="0cm" fo:min-width="3.64cm"/>
    </style:style>
    <style:style style:name="gr63" style:family="graphic" style:parent-style-name="standard">
      <style:graphic-properties svg:stroke-color="#000000" draw:fill-color="#b2b2b2" draw:textarea-horizontal-align="justify" draw:textarea-vertical-align="middle" draw:auto-grow-height="false" fo:min-height="0.707cm" fo:min-width="0.542cm"/>
    </style:style>
    <style:style style:name="gr64" style:family="graphic" style:parent-style-name="standard">
      <style:graphic-properties svg:stroke-color="#000000" draw:fill-color="#b2b2b2" draw:textarea-horizontal-align="justify" draw:textarea-vertical-align="middle" draw:auto-grow-height="false" fo:min-height="0.707cm" fo:min-width="0.715cm"/>
    </style:style>
    <style:style style:name="gr65" style:family="graphic" style:parent-style-name="standard">
      <style:graphic-properties draw:stroke="none" svg:stroke-color="#000000" draw:fill="none" draw:fill-color="#ffffff" fo:min-height="1.155cm"/>
    </style:style>
    <style:style style:name="gr66" style:family="graphic" style:parent-style-name="standard">
      <style:graphic-properties draw:stroke="none" svg:stroke-color="#000000" draw:fill="none" draw:fill-color="#ffffff" fo:min-height="1.351cm"/>
    </style:style>
    <style:style style:name="gr67" style:family="graphic" style:parent-style-name="standard">
      <style:graphic-properties draw:stroke="none" svg:stroke-color="#000000" draw:fill="none" draw:fill-color="#ffffff" fo:min-height="0.681cm"/>
    </style:style>
    <style:style style:name="gr68" style:family="graphic" style:parent-style-name="standard">
      <style:graphic-properties draw:stroke="none" svg:stroke-color="#000000" draw:fill="none" draw:fill-color="#ffffff" fo:min-height="0.825cm"/>
    </style:style>
    <style:style style:name="gr69" style:family="graphic" style:parent-style-name="standard">
      <style:graphic-properties draw:stroke="none" svg:stroke-color="#000000" draw:fill="none" draw:fill-color="#ffffff" fo:min-height="0.395cm"/>
    </style:style>
    <style:style style:name="gr70" style:family="graphic" style:parent-style-name="standard">
      <style:graphic-properties draw:stroke="solid" svg:stroke-color="#000000" draw:fill-color="#ffff99" draw:textarea-horizontal-align="justify" draw:textarea-vertical-align="middle" draw:auto-grow-height="false" fo:min-height="0.166cm" fo:min-width="0.483cm"/>
    </style:style>
    <style:style style:name="gr71" style:family="graphic" style:parent-style-name="standard">
      <style:graphic-properties draw:stroke="solid" svg:stroke-color="#000000" draw:fill-color="#ffff99" draw:textarea-horizontal-align="justify" draw:textarea-vertical-align="middle" draw:auto-grow-height="false" fo:min-height="0.166cm" fo:min-width="0.69cm"/>
    </style:style>
    <style:style style:name="gr72" style:family="graphic" style:parent-style-name="standard">
      <style:graphic-properties svg:stroke-color="#000000" draw:fill-color="#ff0000" draw:textarea-horizontal-align="justify" draw:textarea-vertical-align="middle" draw:auto-grow-height="false" fo:min-height="0.06cm" fo:min-width="0cm"/>
    </style:style>
    <style:style style:name="gr73" style:family="graphic" style:parent-style-name="standard">
      <style:graphic-properties draw:stroke="none" svg:stroke-color="#000000" draw:fill="none" draw:fill-color="#ffffff" fo:min-height="1.233cm"/>
    </style:style>
    <style:style style:name="gr74" style:family="graphic" style:parent-style-name="standard">
      <style:graphic-properties draw:stroke="none" svg:stroke-color="#000000" draw:fill="none" draw:fill-color="#ffffff" fo:min-height="0.789cm"/>
    </style:style>
    <style:style style:name="gr75" style:family="graphic" style:parent-style-name="standard">
      <style:graphic-properties draw:stroke="none" svg:stroke-color="#000000" draw:fill="none" draw:fill-color="#ffffff" fo:min-height="0.42cm"/>
    </style:style>
    <style:style style:name="gr76" style:family="graphic" style:parent-style-name="objectwithoutfill">
      <style:graphic-properties draw:marker-start="Circle" draw:marker-start-width="0.05cm" draw:fill="none" draw:textarea-vertical-align="middle"/>
    </style:style>
    <style:style style:name="gr77" style:family="graphic" style:parent-style-name="objectwithoutfill">
      <style:graphic-properties draw:marker-start="Circle" draw:marker-start-width="0.05cm" draw:marker-start-center="true" draw:fill="none" draw:textarea-vertical-align="middle"/>
    </style:style>
    <style:style style:name="gr78" style:family="graphic" style:parent-style-name="standard">
      <style:graphic-properties draw:stroke="none" svg:stroke-color="#000000" draw:fill="none" draw:fill-color="#ffffff" fo:min-height="0.417cm"/>
    </style:style>
    <style:style style:name="gr79" style:family="graphic" style:parent-style-name="objectwithoutfill">
      <style:graphic-properties draw:marker-end="Circle" draw:marker-end-width="0.05cm" draw:fill="none" draw:textarea-vertical-align="middle"/>
    </style:style>
    <style:style style:name="gr80" style:family="graphic" style:parent-style-name="standard">
      <style:graphic-properties draw:stroke="none" svg:stroke-color="#000000" draw:fill="none" draw:fill-color="#ffffff" fo:min-height="1.183cm"/>
    </style:style>
    <style:style style:name="gr81" style:family="graphic" style:parent-style-name="standard">
      <style:graphic-properties draw:stroke="none" svg:stroke-color="#000000" draw:fill="none" draw:fill-color="#ffffff" draw:auto-grow-width="true" fo:min-height="0.339cm" fo:min-width="5.71cm" fo:padding-top="0.1cm" fo:padding-bottom="0.1cm" fo:padding-left="0cm" fo:padding-right="0cm"/>
    </style:style>
    <style:style style:name="gr82" style:family="graphic" style:parent-style-name="objectwithoutfill">
      <style:graphic-properties draw:marker-start="Circle" draw:marker-start-width="0.05cm" draw:marker-start-center="true" draw:marker-end="" draw:marker-end-width="0.05cm" draw:marker-end-center="true" draw:fill="none" draw:textarea-vertical-align="middle"/>
    </style:style>
    <style:style style:name="gr83" style:family="graphic" style:parent-style-name="standard">
      <style:graphic-properties svg:stroke-color="#000000" draw:fill-color="#dddddd" draw:textarea-horizontal-align="justify" draw:textarea-vertical-align="middle" draw:auto-grow-height="false" fo:min-height="0.26cm" fo:min-width="0cm"/>
    </style:style>
    <style:style style:name="gr84" style:family="graphic" style:parent-style-name="objectwithoutfill">
      <style:graphic-properties draw:stroke="dash" draw:stroke-dash="Axe" draw:fill="none" draw:textarea-vertical-align="middle"/>
    </style:style>
    <style:style style:name="gr85" style:family="graphic" style:parent-style-name="standard">
      <style:graphic-properties svg:stroke-color="#000000" draw:fill-color="#b2b2b2" draw:textarea-horizontal-align="justify" draw:textarea-vertical-align="middle" draw:auto-grow-height="false" fo:min-height="0.337cm" fo:min-width="0cm"/>
    </style:style>
    <style:style style:name="gr86" style:family="graphic" style:parent-style-name="standard">
      <style:graphic-properties draw:stroke="solid" svg:stroke-color="#000000" draw:fill-color="#b2b2b2" draw:textarea-horizontal-align="justify" draw:textarea-vertical-align="middle" draw:auto-grow-height="false" fo:min-height="0cm" fo:min-width="0.763cm"/>
    </style:style>
    <style:style style:name="gr87" style:family="graphic" style:parent-style-name="standard">
      <style:graphic-properties draw:stroke="solid" svg:stroke-color="#000000" draw:fill-color="#b2b2b2" draw:textarea-horizontal-align="justify" draw:textarea-vertical-align="middle" draw:auto-grow-height="false" fo:min-height="0cm" fo:min-width="0cm"/>
    </style:style>
    <style:style style:name="gr88" style:family="graphic" style:parent-style-name="standard">
      <style:graphic-properties draw:stroke="none" svg:stroke-color="#000000" draw:fill-color="#b2b2b2" draw:textarea-horizontal-align="justify" draw:textarea-vertical-align="middle" draw:auto-grow-height="false" fo:min-height="0cm" fo:min-width="0.759cm"/>
    </style:style>
    <style:style style:name="gr89" style:family="graphic" style:parent-style-name="standard">
      <style:graphic-properties draw:stroke="none" svg:stroke-color="#000000" draw:fill-color="#b2b2b2" draw:textarea-horizontal-align="justify" draw:textarea-vertical-align="middle" draw:auto-grow-height="false" fo:min-height="0cm" fo:min-width="0cm"/>
    </style:style>
    <style:style style:name="gr90" style:family="graphic" style:parent-style-name="standard">
      <style:graphic-properties draw:stroke="none" svg:stroke-color="#000000" draw:fill-color="#ffffff" draw:textarea-horizontal-align="justify" draw:textarea-vertical-align="middle" draw:auto-grow-height="false" fo:min-height="0.164cm" fo:min-width="0cm"/>
    </style:style>
    <style:style style:name="gr91" style:family="graphic" style:parent-style-name="standard">
      <style:graphic-properties svg:stroke-color="#000000" draw:fill-color="#ff0000" draw:textarea-horizontal-align="justify" draw:textarea-vertical-align="middle" draw:auto-grow-height="false" fo:min-height="0cm" fo:min-width="0cm"/>
    </style:style>
    <style:style style:name="gr92" style:family="graphic" style:parent-style-name="standard">
      <style:graphic-properties svg:stroke-color="#000000" draw:fill-color="#ff6666" draw:textarea-horizontal-align="justify" draw:textarea-vertical-align="middle" draw:auto-grow-height="false" fo:min-height="0cm" fo:min-width="5.916cm"/>
    </style:style>
    <style:style style:name="gr93" style:family="graphic" style:parent-style-name="standard">
      <style:graphic-properties draw:stroke="solid" svg:stroke-color="#000000" draw:fill-color="#ffff99" draw:textarea-horizontal-align="justify" draw:textarea-vertical-align="middle" draw:auto-grow-height="false" fo:min-height="0.268cm" fo:min-width="0.484cm"/>
    </style:style>
    <style:style style:name="gr94" style:family="graphic" style:parent-style-name="standard">
      <style:graphic-properties svg:stroke-color="#000000" draw:fill-color="#b2b2b2" draw:textarea-horizontal-align="justify" draw:textarea-vertical-align="middle" draw:auto-grow-height="false" fo:min-height="0.91cm" fo:min-width="0.742cm"/>
    </style:style>
    <style:style style:name="gr95" style:family="graphic" style:parent-style-name="standard">
      <style:graphic-properties draw:stroke="solid" svg:stroke-color="#000000" draw:fill-color="#996600" draw:textarea-horizontal-align="justify" draw:textarea-vertical-align="middle" draw:auto-grow-height="false" fo:min-height="0.096cm" fo:min-width="0cm"/>
    </style:style>
    <style:style style:name="gr96" style:family="graphic" style:parent-style-name="standard">
      <style:graphic-properties draw:stroke="none" svg:stroke-color="#000000" draw:fill-color="#996600" draw:textarea-horizontal-align="justify" draw:textarea-vertical-align="middle" draw:auto-grow-height="false" fo:min-height="0cm" fo:min-width="0.244cm"/>
    </style:style>
    <style:style style:name="gr97" style:family="graphic" style:parent-style-name="standard">
      <style:graphic-properties draw:stroke="solid" svg:stroke-color="#000000" draw:fill-color="#ffcc00" draw:textarea-horizontal-align="justify" draw:textarea-vertical-align="middle" draw:auto-grow-height="false" fo:min-height="0cm" fo:min-width="0cm"/>
    </style:style>
    <style:style style:name="gr98" style:family="graphic" style:parent-style-name="standard">
      <style:graphic-properties draw:stroke="none" svg:stroke-color="#000000" draw:fill-color="#ffcc00" draw:textarea-horizontal-align="justify" draw:textarea-vertical-align="middle" draw:auto-grow-height="false" fo:min-height="0cm" fo:min-width="0cm"/>
    </style:style>
    <style:style style:name="gr99" style:family="graphic" style:parent-style-name="standard">
      <style:graphic-properties draw:stroke="solid" svg:stroke-color="#000000" draw:fill-color="#ffff99" draw:textarea-horizontal-align="justify" draw:textarea-vertical-align="middle" draw:auto-grow-height="false" fo:min-height="0.266cm" fo:min-width="0.483cm"/>
    </style:style>
    <style:style style:name="gr100" style:family="graphic" style:parent-style-name="standard">
      <style:graphic-properties svg:stroke-color="#000000" draw:fill-color="#b2b2b2" draw:textarea-horizontal-align="justify" draw:textarea-vertical-align="middle" draw:auto-grow-height="false" fo:min-height="0.201cm" fo:min-width="0.542cm"/>
    </style:style>
    <style:style style:name="gr101" style:family="graphic" style:parent-style-name="standard">
      <style:graphic-properties draw:textarea-horizontal-align="justify" draw:textarea-vertical-align="middle" draw:auto-grow-height="false" fo:min-height="0.009cm" fo:min-width="5.284cm"/>
    </style:style>
    <style:style style:name="gr102" style:family="graphic" style:parent-style-name="standard">
      <style:graphic-properties draw:fill-color="#ffffff" draw:textarea-horizontal-align="justify" draw:textarea-vertical-align="middle" draw:auto-grow-height="false" fo:min-height="0cm" fo:min-width="5.284cm"/>
    </style:style>
    <style:style style:name="gr103" style:family="graphic" style:parent-style-name="standard">
      <style:graphic-properties draw:stroke="none" svg:stroke-color="#000000" draw:fill="none" draw:fill-color="#ffffff" fo:min-height="0.418cm"/>
    </style:style>
    <style:style style:name="gr104" style:family="graphic" style:parent-style-name="objectwithoutfill">
      <style:graphic-properties draw:marker-end="Circle" draw:marker-end-width="0.04cm" draw:fill="none" draw:textarea-vertical-align="middle"/>
    </style:style>
    <style:style style:name="gr105" style:family="graphic" style:parent-style-name="standard">
      <style:graphic-properties draw:stroke="none" svg:stroke-color="#000000" draw:fill="none" draw:fill-color="#ffffff" fo:min-height="2.169cm"/>
    </style:style>
    <style:style style:name="gr106" style:family="graphic" style:parent-style-name="standard">
      <style:graphic-properties draw:stroke="none" svg:stroke-color="#000000" draw:fill="solid" draw:fill-color="#ffffff" fo:min-height="1.577cm" fo:padding-top="0.1cm" fo:padding-bottom="0.1cm" fo:padding-left="0.1cm" fo:padding-right="0.1cm"/>
    </style:style>
    <style:style style:name="gr107" style:family="graphic" style:parent-style-name="standard">
      <style:graphic-properties draw:stroke="none" svg:stroke-color="#000000" draw:fill="none" draw:fill-color="#ffffff" fo:min-height="0.417cm" fo:padding-top="0.1cm" fo:padding-bottom="0.1cm" fo:padding-left="0.1cm" fo:padding-right="0.1cm"/>
    </style:style>
    <style:style style:name="gr108" style:family="graphic" style:parent-style-name="standard">
      <style:graphic-properties draw:stroke="none" svg:stroke-color="#000000" draw:fill="solid" draw:fill-color="#ffffff" draw:auto-grow-width="true" fo:min-height="0.418cm" fo:min-width="1.422cm" fo:padding-top="0.1cm" fo:padding-bottom="0.1cm" fo:padding-left="0.1cm" fo:padding-right="0.1cm"/>
    </style:style>
    <style:style style:name="gr109" style:family="graphic" style:parent-style-name="standard">
      <style:graphic-properties draw:stroke="none" svg:stroke-color="#000000" draw:fill="solid" draw:fill-color="#ffffff" draw:auto-grow-width="true" fo:min-height="0.418cm" fo:min-width="1.312cm" fo:padding-top="0.1cm" fo:padding-bottom="0.1cm" fo:padding-left="0.1cm" fo:padding-right="0.1cm"/>
    </style:style>
    <style:style style:name="gr110" style:family="graphic" style:parent-style-name="standard">
      <style:graphic-properties draw:stroke="none" svg:stroke-color="#000000" draw:fill="none" draw:fill-color="#ffffff" fo:min-height="1.972cm"/>
    </style:style>
    <style:style style:name="gr111" style:family="graphic" style:parent-style-name="standard">
      <style:graphic-properties svg:stroke-color="#000000" draw:fill="none" draw:textarea-horizontal-align="justify" draw:textarea-vertical-align="middle" draw:auto-grow-height="false" fo:min-height="16.249cm" fo:min-width="14.2cm"/>
    </style:style>
    <style:style style:name="gr112" style:family="graphic" style:parent-style-name="standard">
      <style:graphic-properties draw:stroke="solid" svg:stroke-color="#000000" draw:fill-color="#eeeeee" draw:textarea-horizontal-align="justify" draw:textarea-vertical-align="middle" draw:auto-grow-height="false" fo:min-height="0cm" fo:min-width="0.743cm"/>
    </style:style>
    <style:style style:name="gr113" style:family="graphic" style:parent-style-name="standard">
      <style:graphic-properties draw:stroke="solid" svg:stroke-color="#000000" draw:fill-color="#ffff99" draw:textarea-horizontal-align="justify" draw:textarea-vertical-align="middle" draw:auto-grow-height="false" fo:min-height="0.46cm" fo:min-width="0.691cm"/>
    </style:style>
    <style:style style:name="gr114" style:family="graphic" style:parent-style-name="standard">
      <style:graphic-properties svg:stroke-color="#000000" draw:fill-color="#996600" draw:textarea-horizontal-align="justify" draw:textarea-vertical-align="middle" draw:auto-grow-height="false" fo:min-height="0.311cm" fo:min-width="0.062cm"/>
    </style:style>
    <style:style style:name="gr115" style:family="graphic" style:parent-style-name="standard">
      <style:graphic-properties svg:stroke-color="#000000" draw:fill-color="#ff0000" draw:textarea-horizontal-align="justify" draw:textarea-vertical-align="middle" draw:auto-grow-height="false" fo:min-height="0.171cm" fo:min-width="0cm"/>
    </style:style>
    <style:style style:name="gr116" style:family="graphic" style:parent-style-name="standard">
      <style:graphic-properties draw:stroke="none" svg:stroke-color="#000000" draw:fill-color="#ffffff" draw:textarea-horizontal-align="justify" draw:textarea-vertical-align="middle" draw:auto-grow-height="false" fo:min-height="0.326cm" fo:min-width="0.076cm"/>
    </style:style>
    <style:style style:name="gr117" style:family="graphic" style:parent-style-name="standard">
      <style:graphic-properties svg:stroke-color="#000000" draw:fill-color="#ffcc00" draw:textarea-horizontal-align="justify" draw:textarea-vertical-align="middle" draw:auto-grow-height="false" fo:min-height="0.313cm" fo:min-width="0.062cm"/>
    </style:style>
    <style:style style:name="gr118" style:family="graphic" style:parent-style-name="standard">
      <style:graphic-properties svg:stroke-color="#000000" draw:fill-color="#b2b2b2" draw:textarea-horizontal-align="justify" draw:textarea-vertical-align="middle" draw:auto-grow-height="false" fo:min-height="0.989cm" fo:min-width="0.915cm"/>
    </style:style>
    <style:style style:name="gr119" style:family="graphic" style:parent-style-name="standard">
      <style:graphic-properties svg:stroke-color="#000000" draw:fill-color="#dddddd" draw:textarea-horizontal-align="justify" draw:textarea-vertical-align="middle" draw:auto-grow-height="false" fo:min-height="0cm" fo:min-width="0.193cm"/>
    </style:style>
    <style:style style:name="gr120" style:family="graphic" style:parent-style-name="standard">
      <style:graphic-properties draw:textarea-horizontal-align="justify" draw:textarea-vertical-align="middle" draw:auto-grow-height="false" fo:min-height="0.102cm" fo:min-width="1.116cm"/>
    </style:style>
    <style:style style:name="gr121" style:family="graphic" style:parent-style-name="standard">
      <style:graphic-properties draw:fill-color="#ffffff" draw:textarea-horizontal-align="justify" draw:textarea-vertical-align="middle" draw:auto-grow-height="false" fo:min-height="0cm" fo:min-width="1.116cm"/>
    </style:style>
    <style:style style:name="gr122" style:family="graphic" style:parent-style-name="standard">
      <style:graphic-properties draw:stroke="none" draw:fill-color="#ffffff" draw:textarea-horizontal-align="justify" draw:textarea-vertical-align="middle" draw:auto-grow-height="false" fo:min-height="0.268cm" fo:min-width="0.951cm"/>
    </style:style>
    <style:style style:name="gr123" style:family="graphic" style:parent-style-name="standard">
      <style:graphic-properties draw:stroke="none" svg:stroke-color="#000000" draw:fill="none" draw:fill-color="#ffffff" fo:min-height="0.521cm"/>
    </style:style>
    <style:style style:name="gr124" style:family="graphic" style:parent-style-name="standard">
      <style:graphic-properties draw:stroke="none" svg:stroke-color="#000000" draw:fill-color="#ffffff" draw:textarea-horizontal-align="justify" draw:textarea-vertical-align="middle" draw:auto-grow-height="false" fo:min-height="0.326cm" fo:min-width="0.077cm"/>
    </style:style>
    <style:style style:name="gr125" style:family="graphic" style:parent-style-name="standard">
      <style:graphic-properties svg:stroke-color="#000000" draw:fill-color="#ffcc00" draw:textarea-horizontal-align="justify" draw:textarea-vertical-align="middle" draw:auto-grow-height="false" fo:min-height="0.313cm" fo:min-width="0.063cm"/>
    </style:style>
    <style:style style:name="gr126" style:family="graphic" style:parent-style-name="standard">
      <style:graphic-properties draw:stroke="none" svg:stroke-color="#000000" draw:fill-color="#ff0000" draw:textarea-horizontal-align="justify" draw:textarea-vertical-align="middle" draw:auto-grow-height="false" fo:min-height="0.172cm" fo:min-width="0cm"/>
    </style:style>
    <style:style style:name="gr127" style:family="graphic" style:parent-style-name="standard">
      <style:graphic-properties svg:stroke-color="#000000" draw:fill-color="#b2b2b2" draw:textarea-horizontal-align="justify" draw:textarea-vertical-align="middle" draw:auto-grow-height="false" fo:min-height="0.989cm" fo:min-width="0.917cm"/>
    </style:style>
    <style:style style:name="gr128" style:family="graphic" style:parent-style-name="standard">
      <style:graphic-properties draw:textarea-horizontal-align="justify" draw:textarea-vertical-align="middle" draw:auto-grow-height="false" fo:min-height="0.102cm" fo:min-width="1.118cm"/>
    </style:style>
    <style:style style:name="gr129" style:family="graphic" style:parent-style-name="standard">
      <style:graphic-properties draw:fill-color="#ffffff" draw:textarea-horizontal-align="justify" draw:textarea-vertical-align="middle" draw:auto-grow-height="false" fo:min-height="0cm" fo:min-width="1.118cm"/>
    </style:style>
    <style:style style:name="gr130" style:family="graphic" style:parent-style-name="standard">
      <style:graphic-properties draw:stroke="none" draw:fill-color="#ffffff" draw:textarea-horizontal-align="justify" draw:textarea-vertical-align="middle" draw:auto-grow-height="false" fo:min-height="0.183cm" fo:min-width="0.573cm"/>
    </style:style>
    <style:style style:name="gr131" style:family="graphic" style:parent-style-name="standard">
      <style:graphic-properties svg:stroke-color="#000000" draw:fill-color="#b2b2b2" draw:textarea-horizontal-align="justify" draw:textarea-vertical-align="middle" draw:auto-grow-height="false" fo:min-height="0.311cm" fo:min-width="0.062cm"/>
    </style:style>
    <style:style style:name="gr132" style:family="graphic" style:parent-style-name="standard">
      <style:graphic-properties svg:stroke-color="#000000" draw:fill-color="#ff0000" draw:textarea-horizontal-align="justify" draw:textarea-vertical-align="middle" draw:auto-grow-height="false" fo:min-height="0.172cm" fo:min-width="0cm"/>
    </style:style>
    <style:style style:name="gr133" style:family="graphic" style:parent-style-name="standard">
      <style:graphic-properties draw:stroke="none" svg:stroke-color="#000000" draw:fill-color="#ffffff" draw:textarea-horizontal-align="justify" draw:textarea-vertical-align="middle" draw:auto-grow-height="false" fo:min-height="0.326cm" fo:min-width="0.075cm"/>
    </style:style>
    <style:style style:name="gr134" style:family="graphic" style:parent-style-name="standard">
      <style:graphic-properties svg:stroke-color="#000000" draw:fill-color="#ffcc00" draw:textarea-horizontal-align="justify" draw:textarea-vertical-align="middle" draw:auto-grow-height="false" fo:min-height="0.312cm" fo:min-width="0.061cm"/>
    </style:style>
    <style:style style:name="gr135" style:family="graphic" style:parent-style-name="standard">
      <style:graphic-properties draw:fill-color="#ffffff" draw:textarea-horizontal-align="justify" draw:textarea-vertical-align="middle" draw:auto-grow-height="false" fo:min-height="0cm" fo:min-width="0cm"/>
    </style:style>
    <style:style style:name="gr136" style:family="graphic" style:parent-style-name="standard">
      <style:graphic-properties draw:stroke="none" draw:fill-color="#ffffff" draw:textarea-horizontal-align="justify" draw:textarea-vertical-align="middle" draw:auto-grow-height="false" fo:min-height="0cm" fo:min-width="0cm"/>
    </style:style>
    <style:style style:name="gr137" style:family="graphic" style:parent-style-name="standard">
      <style:graphic-properties draw:stroke="none" svg:stroke-color="#000000" draw:fill-color="#ff0000" draw:textarea-horizontal-align="justify" draw:textarea-vertical-align="middle" draw:auto-grow-height="false" fo:min-height="0cm" fo:min-width="0cm"/>
    </style:style>
    <style:style style:name="gr138" style:family="graphic" style:parent-style-name="standard">
      <style:graphic-properties svg:stroke-color="#000000" draw:fill-color="#b2b2b2" draw:textarea-horizontal-align="justify" draw:textarea-vertical-align="middle" draw:auto-grow-height="false" fo:min-height="0.972cm" fo:min-width="0.914cm"/>
    </style:style>
    <style:style style:name="gr139" style:family="graphic" style:parent-style-name="standard">
      <style:graphic-properties draw:textarea-horizontal-align="justify" draw:textarea-vertical-align="middle" draw:auto-grow-height="false" fo:min-height="0.102cm" fo:min-width="1.115cm"/>
    </style:style>
    <style:style style:name="gr140" style:family="graphic" style:parent-style-name="standard">
      <style:graphic-properties draw:fill-color="#ffffff" draw:textarea-horizontal-align="justify" draw:textarea-vertical-align="middle" draw:auto-grow-height="false" fo:min-height="0cm" fo:min-width="1.115cm"/>
    </style:style>
    <style:style style:name="gr141" style:family="graphic" style:parent-style-name="standard">
      <style:graphic-properties draw:stroke="none" draw:fill-color="#ffffff" draw:textarea-horizontal-align="justify" draw:textarea-vertical-align="middle" draw:auto-grow-height="false" fo:min-height="0.268cm" fo:min-width="0.95cm"/>
    </style:style>
    <style:style style:name="gr142" style:family="graphic" style:parent-style-name="standard">
      <style:graphic-properties draw:stroke="none" svg:stroke-color="#000000" draw:fill="none" draw:fill-color="#ffffff" fo:min-height="0.52cm"/>
    </style:style>
    <style:style style:name="gr143" style:family="graphic" style:parent-style-name="standard">
      <style:graphic-properties draw:stroke="none" svg:stroke-color="#000000" draw:fill="none" draw:fill-color="#ffffff" fo:min-height="0.934cm" fo:padding-top="0.1cm" fo:padding-bottom="0.1cm" fo:padding-left="0.1cm" fo:padding-right="0.1cm"/>
    </style:style>
    <style:style style:name="gr144" style:family="graphic" style:parent-style-name="standard">
      <style:graphic-properties draw:stroke="none" svg:stroke-color="#000000" draw:fill="none" draw:fill-color="#ffffff" fo:min-height="1.891cm" fo:padding-top="0.1cm" fo:padding-bottom="0.1cm" fo:padding-left="0.1cm" fo:padding-right="0.1cm"/>
    </style:style>
    <style:style style:name="gr145" style:family="graphic" style:parent-style-name="standard">
      <style:graphic-properties draw:stroke="none" draw:fill-color="#ffffff" draw:textarea-horizontal-align="justify" draw:textarea-vertical-align="middle" draw:auto-grow-height="false" fo:min-height="0.268cm" fo:min-width="0.782cm"/>
    </style:style>
    <style:style style:name="gr146" style:family="graphic" style:parent-style-name="standard">
      <style:graphic-properties draw:stroke="none" svg:stroke-color="#000000" draw:fill="none" draw:fill-color="#ffffff" draw:auto-grow-width="true" fo:min-height="0.319cm" fo:min-width="5.501cm" fo:padding-left="0cm" fo:padding-right="0cm"/>
    </style:style>
    <style:style style:name="gr147" style:family="graphic" style:parent-style-name="standard">
      <style:graphic-properties svg:stroke-color="#000000" draw:fill-color="#ffcc00" draw:textarea-horizontal-align="justify" draw:textarea-vertical-align="middle" draw:auto-grow-height="false" fo:min-height="0.312cm" fo:min-width="0.063cm"/>
    </style:style>
    <style:style style:name="gr148" style:family="graphic" style:parent-style-name="standard">
      <style:graphic-properties draw:textarea-horizontal-align="justify" draw:textarea-vertical-align="middle" draw:auto-grow-height="false" fo:min-height="0.101cm" fo:min-width="1.117cm"/>
    </style:style>
    <style:style style:name="gr149" style:family="graphic" style:parent-style-name="standard">
      <style:graphic-properties draw:fill-color="#ffffff" draw:textarea-horizontal-align="justify" draw:textarea-vertical-align="middle" draw:auto-grow-height="false" fo:min-height="0cm" fo:min-width="1.117cm"/>
    </style:style>
    <style:style style:name="gr150" style:family="graphic" style:parent-style-name="standard">
      <style:graphic-properties draw:stroke="none" draw:fill-color="#ffffff" draw:textarea-horizontal-align="justify" draw:textarea-vertical-align="middle" draw:auto-grow-height="false" fo:min-height="0.268cm" fo:min-width="0.525cm"/>
    </style:style>
    <style:style style:name="gr151" style:family="graphic" style:parent-style-name="standard">
      <style:graphic-properties svg:stroke-color="#000000" draw:fill-color="#999999" draw:textarea-horizontal-align="justify" draw:textarea-vertical-align="middle" draw:auto-grow-height="false" fo:min-height="0.311cm" fo:min-width="0.063cm"/>
    </style:style>
    <style:style style:name="gr152" style:family="graphic" style:parent-style-name="standard">
      <style:graphic-properties draw:stroke="none" svg:stroke-color="#000000" draw:fill-color="#999999" draw:textarea-horizontal-align="justify" draw:textarea-vertical-align="middle" draw:auto-grow-height="false" fo:min-height="0cm" fo:min-width="0cm"/>
    </style:style>
    <style:style style:name="gr153" style:family="graphic" style:parent-style-name="standard">
      <style:graphic-properties svg:stroke-color="#000000" draw:fill-color="#ff0000" draw:textarea-horizontal-align="justify" draw:textarea-vertical-align="middle" draw:auto-grow-height="false" fo:min-height="0.198cm" fo:min-width="0cm"/>
    </style:style>
    <style:style style:name="gr154" style:family="graphic" style:parent-style-name="standard">
      <style:graphic-properties draw:stroke="none" draw:fill-color="#ffffff" draw:textarea-horizontal-align="justify" draw:textarea-vertical-align="middle" draw:auto-grow-height="false" fo:min-height="0.115cm" fo:min-width="0cm"/>
    </style:style>
    <style:style style:name="gr155" style:family="graphic" style:parent-style-name="standard">
      <style:graphic-properties svg:stroke-color="#000000" draw:fill-color="#b2b2b2" draw:textarea-horizontal-align="justify" draw:textarea-vertical-align="middle" draw:auto-grow-height="false" fo:min-height="1.048cm" fo:min-width="0.915cm"/>
    </style:style>
    <style:style style:name="gr156" style:family="graphic" style:parent-style-name="standard">
      <style:graphic-properties svg:stroke-color="#000000" draw:fill-color="#dddddd" draw:textarea-horizontal-align="justify" draw:textarea-vertical-align="middle" draw:auto-grow-height="false" fo:min-height="0cm" fo:min-width="0.192cm"/>
    </style:style>
    <style:style style:name="gr157" style:family="graphic" style:parent-style-name="standard">
      <style:graphic-properties draw:textarea-horizontal-align="justify" draw:textarea-vertical-align="middle" draw:auto-grow-height="false" fo:min-height="0.102cm" fo:min-width="1.117cm"/>
    </style:style>
    <style:style style:name="gr158" style:family="graphic" style:parent-style-name="standard">
      <style:graphic-properties draw:stroke="none" draw:fill-color="#ffffff" draw:textarea-horizontal-align="justify" draw:textarea-vertical-align="middle" draw:auto-grow-height="false" fo:min-height="0.268cm" fo:min-width="0.954cm"/>
    </style:style>
    <style:style style:name="gr159" style:family="graphic" style:parent-style-name="standard">
      <style:graphic-properties svg:stroke-color="#000000" draw:fill-color="#b2b2b2" draw:textarea-horizontal-align="justify" draw:textarea-vertical-align="middle" draw:auto-grow-height="false" fo:min-height="1.048cm" fo:min-width="0.916cm"/>
    </style:style>
    <style:style style:name="gr160" style:family="graphic" style:parent-style-name="standard">
      <style:graphic-properties svg:stroke-color="#000000" draw:fill-color="#b2b2b2" draw:textarea-horizontal-align="justify" draw:textarea-vertical-align="middle" draw:auto-grow-height="false" fo:min-height="0.311cm" fo:min-width="0.063cm"/>
    </style:style>
    <style:style style:name="gr161" style:family="graphic" style:parent-style-name="standard">
      <style:graphic-properties svg:stroke-color="#000000" draw:fill-color="#dddddd" draw:textarea-horizontal-align="justify" draw:textarea-vertical-align="middle" draw:auto-grow-height="false" fo:min-height="0cm" fo:min-width="0.062cm"/>
    </style:style>
    <style:style style:name="gr162" style:family="graphic" style:parent-style-name="standard">
      <style:graphic-properties svg:stroke-color="#000000" draw:fill-color="#ff0000" draw:textarea-horizontal-align="justify" draw:textarea-vertical-align="middle" draw:auto-grow-height="false" fo:min-height="0.284cm" fo:min-width="0cm"/>
    </style:style>
    <style:style style:name="gr163" style:family="graphic" style:parent-style-name="standard">
      <style:graphic-properties draw:stroke="none" svg:stroke-color="#000000" draw:fill="none" draw:fill-color="#ffffff" fo:min-height="1.297cm" fo:padding-top="0.1cm" fo:padding-bottom="0.1cm" fo:padding-left="0.1cm" fo:padding-right="0.1cm"/>
    </style:style>
    <style:style style:name="gr164" style:family="graphic" style:parent-style-name="standard">
      <style:graphic-properties draw:stroke="none" svg:stroke-color="#000000" draw:fill="none" draw:fill-color="#ffffff" fo:min-height="2.228cm" fo:padding-top="0.1cm" fo:padding-bottom="0.1cm" fo:padding-left="0.1cm" fo:padding-right="0.1cm"/>
    </style:style>
    <style:style style:name="gr165" style:family="graphic" style:parent-style-name="objectwithoutfill">
      <style:graphic-properties draw:marker-end="Circle" draw:marker-end-width="0.05cm" draw:marker-end-center="true" draw:fill="none" draw:textarea-vertical-align="middle"/>
    </style:style>
    <style:style style:name="gr166" style:family="graphic" style:parent-style-name="standard">
      <style:graphic-properties draw:stroke="none" svg:stroke-color="#000000" draw:fill="none" draw:fill-color="#ffffff" fo:min-height="0.599cm"/>
    </style:style>
    <style:style style:name="gr167" style:family="graphic" style:parent-style-name="standard">
      <style:graphic-properties svg:stroke-color="#000000" draw:fill="none" draw:textarea-horizontal-align="justify" draw:textarea-vertical-align="middle" draw:auto-grow-height="false" fo:min-height="12.42cm" fo:min-width="8.65cm"/>
    </style:style>
    <style:style style:name="gr168" style:family="graphic" style:parent-style-name="standard">
      <style:graphic-properties svg:stroke-color="#000000" draw:fill-color="#b2b2b2" draw:textarea-horizontal-align="justify" draw:textarea-vertical-align="middle" draw:auto-grow-height="false" fo:min-height="0.859cm" fo:min-width="0.566cm"/>
    </style:style>
    <style:style style:name="gr169" style:family="graphic" style:parent-style-name="standard">
      <style:graphic-properties svg:stroke-color="#000000" draw:fill-color="#b2b2b2" draw:textarea-horizontal-align="justify" draw:textarea-vertical-align="middle" draw:auto-grow-height="false" fo:min-height="0.859cm" fo:min-width="0.741cm"/>
    </style:style>
    <style:style style:name="gr170" style:family="graphic" style:parent-style-name="standard">
      <style:graphic-properties svg:stroke-color="#000000" draw:fill-color="#996600" draw:textarea-horizontal-align="justify" draw:textarea-vertical-align="middle" draw:auto-grow-height="false" fo:min-height="0.173cm" fo:min-width="0cm"/>
    </style:style>
    <style:style style:name="gr171" style:family="graphic" style:parent-style-name="standard">
      <style:graphic-properties draw:stroke="none" svg:stroke-color="#000000" draw:fill-color="#ffffff" draw:textarea-horizontal-align="justify" draw:textarea-vertical-align="middle" draw:auto-grow-height="false" fo:min-height="0.185cm" fo:min-width="0cm"/>
    </style:style>
    <style:style style:name="gr172" style:family="graphic" style:parent-style-name="standard">
      <style:graphic-properties svg:stroke-color="#000000" draw:fill-color="#ffcc00" draw:textarea-horizontal-align="justify" draw:textarea-vertical-align="middle" draw:auto-grow-height="false" fo:min-height="0.174cm" fo:min-width="0cm"/>
    </style:style>
    <style:style style:name="gr173" style:family="graphic" style:parent-style-name="standard">
      <style:graphic-properties draw:textarea-horizontal-align="justify" draw:textarea-vertical-align="middle" draw:auto-grow-height="false" fo:min-height="0.014cm" fo:min-width="2.984cm"/>
    </style:style>
    <style:style style:name="gr174" style:family="graphic" style:parent-style-name="standard">
      <style:graphic-properties draw:fill-color="#ffffff" draw:textarea-horizontal-align="justify" draw:textarea-vertical-align="middle" draw:auto-grow-height="false" fo:min-height="0cm" fo:min-width="2.984cm"/>
    </style:style>
    <style:style style:name="gr175" style:family="graphic" style:parent-style-name="standard">
      <style:graphic-properties draw:stroke="none" svg:stroke-color="#000000" draw:fill="none" draw:fill-color="#ffffff" draw:auto-grow-width="true" fo:min-height="0.335cm" fo:min-width="5.66cm"/>
    </style:style>
    <style:style style:name="gr176" style:family="graphic" style:parent-style-name="standard">
      <style:graphic-properties draw:stroke="none" svg:stroke-color="#000000" draw:fill="none" draw:fill-color="#ffffff" fo:min-height="0.559cm"/>
    </style:style>
    <style:style style:name="gr177" style:family="graphic" style:parent-style-name="standard">
      <style:graphic-properties svg:stroke-width="0.01cm" svg:stroke-color="#000000" draw:marker-start-width="0.235cm" draw:marker-end-width="0.235cm" draw:fill-color="#b2b2b2" draw:auto-grow-height="false" fo:min-height="0cm" fo:min-width="0cm" fo:padding-top="0.13cm" fo:padding-bottom="0.13cm" fo:padding-left="0.255cm" fo:padding-right="0.255cm" fo:wrap-option="no-wrap"/>
    </style:style>
    <style:style style:name="gr17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179" style:family="graphic" style:parent-style-name="standard">
      <style:graphic-properties draw:textarea-horizontal-align="justify" draw:textarea-vertical-align="middle" draw:auto-grow-height="false" fo:min-height="0.014cm" fo:min-width="2.985cm"/>
    </style:style>
    <style:style style:name="gr180" style:family="graphic" style:parent-style-name="standard">
      <style:graphic-properties draw:fill-color="#ffffff" draw:textarea-horizontal-align="justify" draw:textarea-vertical-align="middle" draw:auto-grow-height="false" fo:min-height="0cm" fo:min-width="2.985cm"/>
    </style:style>
    <style:style style:name="gr181" style:family="graphic" style:parent-style-name="standard">
      <style:graphic-properties svg:stroke-color="#000000" draw:fill-color="#996600" draw:textarea-horizontal-align="justify" draw:textarea-vertical-align="middle" draw:auto-grow-height="false" fo:min-height="0.596cm" fo:min-width="0.339cm"/>
    </style:style>
    <style:style style:name="gr182" style:family="graphic" style:parent-style-name="standard">
      <style:graphic-properties draw:stroke="none" svg:stroke-color="#000000" draw:fill-color="#ffffff" draw:textarea-horizontal-align="justify" draw:textarea-vertical-align="middle" draw:auto-grow-height="false" fo:min-height="0.617cm" fo:min-width="0.361cm"/>
    </style:style>
    <style:style style:name="gr183" style:family="graphic" style:parent-style-name="standard">
      <style:graphic-properties svg:stroke-color="#000000" draw:fill-color="#ffcc00" draw:textarea-horizontal-align="justify" draw:textarea-vertical-align="middle" draw:auto-grow-height="false" fo:min-height="0.595cm" fo:min-width="0.34cm"/>
    </style:style>
    <style:style style:name="gr184" style:family="graphic" style:parent-style-name="standard">
      <style:graphic-properties draw:textarea-horizontal-align="justify" draw:textarea-vertical-align="middle" draw:auto-grow-height="false" fo:min-height="0.279cm" fo:min-width="1.304cm"/>
    </style:style>
    <style:style style:name="gr185" style:family="graphic" style:parent-style-name="standard">
      <style:graphic-properties draw:fill-color="#ffffff" draw:textarea-horizontal-align="justify" draw:textarea-vertical-align="middle" draw:auto-grow-height="false" fo:min-height="0.067cm" fo:min-width="1.304cm"/>
    </style:style>
    <style:style style:name="gr186" style:family="graphic" style:parent-style-name="standard">
      <style:graphic-properties svg:stroke-color="#000000" draw:fill-color="#996600" draw:textarea-horizontal-align="justify" draw:textarea-vertical-align="middle" draw:auto-grow-height="false" fo:min-height="0.596cm" fo:min-width="0.336cm"/>
    </style:style>
    <style:style style:name="gr187" style:family="graphic" style:parent-style-name="standard">
      <style:graphic-properties draw:stroke="none" svg:stroke-color="#000000" draw:fill-color="#ffffff" draw:textarea-horizontal-align="justify" draw:textarea-vertical-align="middle" draw:auto-grow-height="false" fo:min-height="0.617cm" fo:min-width="0.37cm"/>
    </style:style>
    <style:style style:name="gr188" style:family="graphic" style:parent-style-name="standard">
      <style:graphic-properties svg:stroke-color="#000000" draw:fill-color="#ffcc00" draw:textarea-horizontal-align="justify" draw:textarea-vertical-align="middle" draw:auto-grow-height="false" fo:min-height="0.595cm" fo:min-width="0.349cm"/>
    </style:style>
    <style:style style:name="gr189" style:family="graphic" style:parent-style-name="standard">
      <style:graphic-properties draw:textarea-horizontal-align="justify" draw:textarea-vertical-align="middle" draw:auto-grow-height="false" fo:min-height="0.279cm" fo:min-width="1.303cm"/>
    </style:style>
    <style:style style:name="gr190" style:family="graphic" style:parent-style-name="standard">
      <style:graphic-properties draw:fill-color="#ffffff" draw:textarea-horizontal-align="justify" draw:textarea-vertical-align="middle" draw:auto-grow-height="false" fo:min-height="0.067cm" fo:min-width="1.303cm"/>
    </style:style>
    <style:style style:name="gr191" style:family="graphic" style:parent-style-name="standard">
      <style:graphic-properties draw:stroke="none" draw:fill-color="#ffffff" draw:textarea-horizontal-align="justify" draw:textarea-vertical-align="middle" draw:auto-grow-height="false" fo:min-height="0.596cm" fo:min-width="0.346cm"/>
    </style:style>
    <style:style style:name="gr192" style:family="graphic" style:parent-style-name="standard">
      <style:graphic-properties draw:stroke="none" draw:fill-color="#ffffff" draw:textarea-horizontal-align="justify" draw:textarea-vertical-align="middle" draw:auto-grow-height="false" fo:min-height="0.092cm" fo:min-width="0cm"/>
    </style:style>
    <style:style style:name="gr193" style:family="graphic" style:parent-style-name="objectwithoutfill">
      <style:graphic-properties svg:stroke-width="0.02cm" svg:stroke-color="#ffffff" draw:marker-start-width="0.245cm" draw:marker-end-width="0.245cm" draw:fill="none" draw:textarea-vertical-align="middle" fo:padding-top="0.135cm" fo:padding-bottom="0.135cm" fo:padding-left="0.26cm" fo:padding-right="0.26cm"/>
    </style:style>
    <style:style style:name="gr194" style:family="graphic" style:parent-style-name="standard">
      <style:graphic-properties draw:stroke="none" svg:stroke-color="#000000" draw:fill="none" draw:fill-color="#ffffff" draw:auto-grow-width="true" fo:min-height="0.929cm" fo:min-width="6.343cm"/>
    </style:style>
    <style:style style:name="gr195" style:family="graphic" style:parent-style-name="standard">
      <style:graphic-properties draw:stroke="none" svg:stroke-color="#000000" draw:fill-color="#ffffff" draw:textarea-horizontal-align="justify" draw:textarea-vertical-align="middle" draw:auto-grow-height="false" fo:min-height="0.617cm" fo:min-width="0.36cm"/>
    </style:style>
    <style:style style:name="gr196" style:family="graphic" style:parent-style-name="standard">
      <style:graphic-properties draw:textarea-horizontal-align="justify" draw:textarea-vertical-align="middle" draw:auto-grow-height="false" fo:min-height="0.279cm" fo:min-width="1.305cm"/>
    </style:style>
    <style:style style:name="gr197" style:family="graphic" style:parent-style-name="standard">
      <style:graphic-properties draw:fill-color="#ffffff" draw:textarea-horizontal-align="justify" draw:textarea-vertical-align="middle" draw:auto-grow-height="false" fo:min-height="0.067cm" fo:min-width="1.305cm"/>
    </style:style>
    <style:style style:name="gr198" style:family="graphic" style:parent-style-name="standard">
      <style:graphic-properties svg:stroke-color="#000000" draw:fill-color="#996600" draw:textarea-horizontal-align="justify" draw:textarea-vertical-align="middle" draw:auto-grow-height="false" fo:min-height="0.596cm" fo:min-width="0.335cm"/>
    </style:style>
    <style:style style:name="gr199" style:family="graphic" style:parent-style-name="standard">
      <style:graphic-properties svg:stroke-color="#000000" draw:fill-color="#ffcc00" draw:textarea-horizontal-align="justify" draw:textarea-vertical-align="middle" draw:auto-grow-height="false" fo:min-height="0.595cm" fo:min-width="0.35cm"/>
    </style:style>
    <style:style style:name="gr200" style:family="graphic" style:parent-style-name="standard">
      <style:graphic-properties draw:stroke="none" draw:fill-color="#ffffff" draw:textarea-horizontal-align="justify" draw:textarea-vertical-align="middle" draw:auto-grow-height="false" fo:min-height="0.597cm" fo:min-width="0.082cm"/>
    </style:style>
    <style:style style:name="gr201" style:family="graphic" style:parent-style-name="standard">
      <style:graphic-properties draw:stroke="none" draw:fill-color="#ffffff" draw:textarea-horizontal-align="justify" draw:textarea-vertical-align="middle" draw:auto-grow-height="false" fo:min-height="0.224cm" fo:min-width="0cm"/>
    </style:style>
    <style:style style:name="gr202" style:family="graphic" style:parent-style-name="standard">
      <style:graphic-properties svg:stroke-width="0.01cm" svg:stroke-color="#000000" draw:marker-start-width="0.25cm" draw:marker-end-width="0.25cm" draw:fill-color="#663300" draw:textarea-horizontal-align="justify" draw:textarea-vertical-align="middle" draw:auto-grow-height="false" fo:min-height="0cm" fo:min-width="0cm" fo:padding-top="0.13cm" fo:padding-bottom="0.13cm" fo:padding-left="0.255cm" fo:padding-right="0.255cm"/>
    </style:style>
    <style:style style:name="gr203" style:family="graphic" style:parent-style-name="standard">
      <style:graphic-properties svg:stroke-width="0.01cm" svg:stroke-color="#000000" draw:marker-start-width="0.235cm" draw:marker-end-width="0.235cm" draw:fill-color="#663300" draw:auto-grow-height="false" fo:min-height="0.586cm" fo:min-width="0cm" fo:padding-top="0.13cm" fo:padding-bottom="0.13cm" fo:padding-left="0.255cm" fo:padding-right="0.255cm" fo:wrap-option="no-wrap"/>
    </style:style>
    <style:style style:name="gr204" style:family="graphic" style:parent-style-name="standard">
      <style:graphic-properties draw:stroke="none" svg:stroke-color="#000000" draw:fill="none" draw:fill-color="#ffffff" draw:auto-grow-width="true" fo:min-height="0.865cm" fo:min-width="5.847cm"/>
    </style:style>
    <style:style style:name="gr205" style:family="graphic" style:parent-style-name="standard">
      <style:graphic-properties svg:stroke-color="#000000" draw:fill-color="#996600" draw:textarea-horizontal-align="justify" draw:textarea-vertical-align="middle" draw:auto-grow-height="false" fo:min-height="0.596cm" fo:min-width="0.338cm"/>
    </style:style>
    <style:style style:name="gr206" style:family="graphic" style:parent-style-name="standard">
      <style:graphic-properties svg:stroke-color="#000000" draw:fill-color="#ffcc00" draw:textarea-horizontal-align="justify" draw:textarea-vertical-align="middle" draw:auto-grow-height="false" fo:min-height="0.597cm" fo:min-width="0.34cm"/>
    </style:style>
    <style:style style:name="gr207" style:family="graphic" style:parent-style-name="standard">
      <style:graphic-properties draw:textarea-horizontal-align="justify" draw:textarea-vertical-align="middle" draw:auto-grow-height="false" fo:min-height="0.28cm" fo:min-width="1.304cm"/>
    </style:style>
    <style:style style:name="gr208" style:family="graphic" style:parent-style-name="standard">
      <style:graphic-properties draw:fill-color="#ffffff" draw:textarea-horizontal-align="justify" draw:textarea-vertical-align="middle" draw:auto-grow-height="false" fo:min-height="0.068cm" fo:min-width="1.304cm"/>
    </style:style>
    <style:style style:name="gr209" style:family="graphic" style:parent-style-name="standard">
      <style:graphic-properties draw:stroke="none" svg:stroke-color="#000000" draw:fill-color="#ffffff" draw:textarea-horizontal-align="justify" draw:textarea-vertical-align="middle" draw:auto-grow-height="false" fo:min-height="0.617cm" fo:min-width="0.371cm"/>
    </style:style>
    <style:style style:name="gr210" style:family="graphic" style:parent-style-name="standard">
      <style:graphic-properties svg:stroke-color="#000000" draw:fill-color="#ffcc00" draw:textarea-horizontal-align="justify" draw:textarea-vertical-align="middle" draw:auto-grow-height="false" fo:min-height="0.597cm" fo:min-width="0.35cm"/>
    </style:style>
    <style:style style:name="gr211" style:family="graphic" style:parent-style-name="standard">
      <style:graphic-properties draw:stroke="none" draw:fill-color="#ffffff" draw:textarea-horizontal-align="justify" draw:textarea-vertical-align="middle" draw:auto-grow-height="false" fo:min-height="0.597cm" fo:min-width="0.348cm"/>
    </style:style>
    <style:style style:name="gr212" style:family="graphic" style:parent-style-name="standard">
      <style:graphic-properties draw:stroke="none" draw:fill-color="#ffffff" draw:textarea-horizontal-align="justify" draw:textarea-vertical-align="middle" draw:auto-grow-height="false" fo:min-height="0.225cm" fo:min-width="0cm"/>
    </style:style>
    <style:style style:name="gr213" style:family="graphic" style:parent-style-name="standard">
      <style:graphic-properties svg:stroke-width="0.01cm" svg:stroke-color="#000000" draw:marker-start-width="0.235cm" draw:marker-end-width="0.235cm" draw:fill-color="#b2b2b2" draw:auto-grow-height="false" fo:min-height="0.46cm" fo:min-width="0cm" fo:padding-top="0.13cm" fo:padding-bottom="0.13cm" fo:padding-left="0.255cm" fo:padding-right="0.255cm" fo:wrap-option="no-wrap"/>
    </style:style>
    <style:style style:name="gr214" style:family="graphic" style:parent-style-name="standard">
      <style:graphic-properties draw:stroke="none" svg:stroke-color="#000000" draw:fill="none" draw:fill-color="#ffffff" fo:min-height="0.929cm"/>
    </style:style>
    <style:style style:name="gr215" style:family="graphic" style:parent-style-name="standard">
      <style:graphic-properties svg:stroke-width="0.01cm" svg:stroke-color="#000000" draw:marker-start-width="0.235cm" draw:marker-end-width="0.235cm" draw:fill-color="#663300" draw:auto-grow-height="false" fo:min-height="0.587cm" fo:min-width="0cm" fo:padding-top="0.13cm" fo:padding-bottom="0.13cm" fo:padding-left="0.255cm" fo:padding-right="0.255cm" fo:wrap-option="no-wrap"/>
    </style:style>
    <style:style style:name="gr216" style:family="graphic" style:parent-style-name="standard">
      <style:graphic-properties svg:stroke-color="#000000" draw:fill-color="#996600" draw:textarea-horizontal-align="justify" draw:textarea-vertical-align="middle" draw:auto-grow-height="false" fo:min-height="0.597cm" fo:min-width="0.338cm"/>
    </style:style>
    <style:style style:name="gr217" style:family="graphic" style:parent-style-name="standard">
      <style:graphic-properties draw:stroke="none" svg:stroke-color="#000000" draw:fill-color="#ffffff" draw:textarea-horizontal-align="justify" draw:textarea-vertical-align="middle" draw:auto-grow-height="false" fo:min-height="0.619cm" fo:min-width="0.36cm"/>
    </style:style>
    <style:style style:name="gr218" style:family="graphic" style:parent-style-name="standard">
      <style:graphic-properties svg:stroke-color="#000000" draw:fill-color="#ffcc00" draw:textarea-horizontal-align="justify" draw:textarea-vertical-align="middle" draw:auto-grow-height="false" fo:min-height="0.598cm" fo:min-width="0.339cm"/>
    </style:style>
    <style:style style:name="gr219" style:family="graphic" style:parent-style-name="standard">
      <style:graphic-properties draw:textarea-horizontal-align="justify" draw:textarea-vertical-align="middle" draw:auto-grow-height="false" fo:min-height="0.281cm" fo:min-width="1.304cm"/>
    </style:style>
    <style:style style:name="gr220" style:family="graphic" style:parent-style-name="standard">
      <style:graphic-properties draw:fill-color="#ffffff" draw:textarea-horizontal-align="justify" draw:textarea-vertical-align="middle" draw:auto-grow-height="false" fo:min-height="0.069cm" fo:min-width="1.304cm"/>
    </style:style>
    <style:style style:name="gr221" style:family="graphic" style:parent-style-name="standard">
      <style:graphic-properties svg:stroke-color="#000000" draw:fill-color="#ffcc00" draw:textarea-horizontal-align="justify" draw:textarea-vertical-align="middle" draw:auto-grow-height="false" fo:min-height="0.597cm" fo:min-width="0.351cm"/>
    </style:style>
    <style:style style:name="gr222" style:family="graphic" style:parent-style-name="standard">
      <style:graphic-properties draw:fill-color="#ffffff" draw:textarea-horizontal-align="justify" draw:textarea-vertical-align="middle" draw:auto-grow-height="false" fo:min-height="0.069cm" fo:min-width="1.306cm"/>
    </style:style>
    <style:style style:name="gr223" style:family="graphic" style:parent-style-name="standard">
      <style:graphic-properties draw:stroke="none" draw:fill-color="#ffffff" draw:textarea-horizontal-align="justify" draw:textarea-vertical-align="middle" draw:auto-grow-height="false" fo:min-height="0.597cm" fo:min-width="0.346cm"/>
    </style:style>
    <style:style style:name="gr224" style:family="graphic" style:parent-style-name="standard">
      <style:graphic-properties draw:stroke="none" draw:fill-color="#ffffff" draw:textarea-horizontal-align="justify" draw:textarea-vertical-align="middle" draw:auto-grow-height="false" fo:min-height="0.598cm" fo:min-width="0.346cm"/>
    </style:style>
    <style:style style:name="gr225" style:family="graphic" style:parent-style-name="standard">
      <style:graphic-properties draw:stroke="none" svg:stroke-color="#000000" draw:fill="none" draw:fill-color="#ffffff" fo:min-height="0.93cm"/>
    </style:style>
    <style:style style:name="gr226" style:family="graphic" style:parent-style-name="standard">
      <style:graphic-properties svg:stroke-width="0.01cm" svg:stroke-color="#000000" draw:marker-start-width="0.235cm" draw:marker-end-width="0.235cm" draw:fill-color="#663300" draw:textarea-horizontal-align="justify" draw:textarea-vertical-align="middle" draw:auto-grow-height="false" fo:min-height="0.523cm" fo:min-width="0.181cm" fo:padding-top="0.13cm" fo:padding-bottom="0.13cm" fo:padding-left="0.255cm" fo:padding-right="0.255cm"/>
    </style:style>
    <style:style style:name="gr227"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366cm" fo:min-width="0.035cm" fo:padding-top="0.13cm" fo:padding-bottom="0.13cm" fo:padding-left="0.255cm" fo:padding-right="0.255cm"/>
    </style:style>
    <style:style style:name="gr228" style:family="graphic" style:parent-style-name="standard">
      <style:graphic-properties draw:stroke="none" svg:stroke-color="#000000" draw:fill="none" draw:fill-color="#ffffff" fo:min-height="0.473cm"/>
    </style:style>
    <style:style style:name="gr229" style:family="graphic" style:parent-style-name="standard">
      <style:graphic-properties svg:stroke-color="#000000" draw:fill-color="#996600" draw:textarea-horizontal-align="justify" draw:textarea-vertical-align="middle" draw:auto-grow-height="false" fo:min-height="0.597cm" fo:min-width="0.34cm"/>
    </style:style>
    <style:style style:name="gr230" style:family="graphic" style:parent-style-name="standard">
      <style:graphic-properties draw:stroke="none" svg:stroke-color="#000000" draw:fill-color="#ffffff" draw:textarea-horizontal-align="justify" draw:textarea-vertical-align="middle" draw:auto-grow-height="false" fo:min-height="0.618cm" fo:min-width="0.36cm"/>
    </style:style>
    <style:style style:name="gr231" style:family="graphic" style:parent-style-name="standard">
      <style:graphic-properties draw:textarea-horizontal-align="justify" draw:textarea-vertical-align="middle" draw:auto-grow-height="false" fo:min-height="0.28cm" fo:min-width="1.006cm"/>
    </style:style>
    <style:style style:name="gr232" style:family="graphic" style:parent-style-name="standard">
      <style:graphic-properties draw:fill-color="#ffffff" draw:textarea-horizontal-align="justify" draw:textarea-vertical-align="middle" draw:auto-grow-height="false" fo:min-height="0.069cm" fo:min-width="1.091cm"/>
    </style:style>
    <style:style style:name="gr233" style:family="graphic" style:parent-style-name="standard">
      <style:graphic-properties svg:stroke-width="0.01cm" svg:stroke-color="#000000" draw:marker-start-width="0.25cm" draw:marker-end-width="0.25cm" draw:fill-color="#663300" draw:auto-grow-height="false" fo:min-height="0.586cm" fo:min-width="0cm" fo:padding-top="0.13cm" fo:padding-bottom="0.13cm" fo:padding-left="0.255cm" fo:padding-right="0.255cm" fo:wrap-option="no-wrap"/>
    </style:style>
    <style:style style:name="gr234" style:family="graphic" style:parent-style-name="standard">
      <style:graphic-properties svg:stroke-width="0.01cm" svg:stroke-color="#000000" draw:marker-start-width="0.235cm" draw:marker-end-width="0.235cm" draw:fill-color="#663300" draw:textarea-horizontal-align="justify" draw:textarea-vertical-align="middle" draw:auto-grow-height="false" fo:min-height="0.589cm" fo:min-width="0.339cm" fo:padding-top="0.13cm" fo:padding-bottom="0.13cm" fo:padding-left="0.255cm" fo:padding-right="0.255cm"/>
    </style:style>
    <style:style style:name="gr235"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481cm" fo:min-width="0.232cm" fo:padding-top="0.13cm" fo:padding-bottom="0.13cm" fo:padding-left="0.255cm" fo:padding-right="0.255cm"/>
    </style:style>
    <style:style style:name="gr236" style:family="graphic" style:parent-style-name="standard">
      <style:graphic-properties svg:stroke-color="#000000" draw:fill-color="#996600" draw:textarea-horizontal-align="justify" draw:textarea-vertical-align="middle" draw:auto-grow-height="false" fo:min-height="0.598cm" fo:min-width="0.339cm"/>
    </style:style>
    <style:style style:name="gr237" style:family="graphic" style:parent-style-name="standard">
      <style:graphic-properties draw:stroke="none" svg:stroke-color="#000000" draw:fill-color="#ffffff" draw:textarea-horizontal-align="justify" draw:textarea-vertical-align="middle" draw:auto-grow-height="false" fo:min-height="0.619cm" fo:min-width="0.359cm"/>
    </style:style>
    <style:style style:name="gr238" style:family="graphic" style:parent-style-name="standard">
      <style:graphic-properties svg:stroke-color="#000000" draw:fill-color="#ffcc00" draw:textarea-horizontal-align="justify" draw:textarea-vertical-align="middle" draw:auto-grow-height="false" fo:min-height="0.598cm" fo:min-width="0.341cm"/>
    </style:style>
    <style:style style:name="gr239" style:family="graphic" style:parent-style-name="standard">
      <style:graphic-properties svg:stroke-width="0.01cm" svg:stroke-color="#000000" draw:marker-start-width="0.25cm" draw:marker-end-width="0.25cm" draw:fill-color="#663300" draw:auto-grow-height="false" fo:min-height="0.478cm" fo:min-width="0cm" fo:padding-top="0.13cm" fo:padding-bottom="0.13cm" fo:padding-left="0.255cm" fo:padding-right="0.255cm" fo:wrap-option="no-wrap"/>
    </style:style>
    <style:style style:name="gr240" style:family="graphic" style:parent-style-name="standard">
      <style:graphic-properties svg:stroke-width="0.01cm" svg:stroke-color="#000000" draw:marker-start-width="0.235cm" draw:marker-end-width="0.235cm" draw:fill-color="#663300" draw:textarea-horizontal-align="justify" draw:textarea-vertical-align="middle" draw:auto-grow-height="false" fo:min-height="0.34cm" fo:min-width="0.088cm" fo:padding-top="0.13cm" fo:padding-bottom="0.13cm" fo:padding-left="0.255cm" fo:padding-right="0.255cm"/>
    </style:style>
    <style:style style:name="gr241" style:family="graphic" style:parent-style-name="standard">
      <style:graphic-properties svg:stroke-width="0.01cm" svg:stroke-color="#000000" draw:marker-start-width="0.235cm" draw:marker-end-width="0.235cm" draw:fill-color="#ffffff" draw:textarea-horizontal-align="justify" draw:textarea-vertical-align="middle" draw:auto-grow-height="false" fo:min-height="0.266cm" fo:min-width="0.017cm" fo:padding-top="0.13cm" fo:padding-bottom="0.13cm" fo:padding-left="0.255cm" fo:padding-right="0.255cm"/>
    </style:style>
    <style:style style:name="gr242" style:family="graphic" style:parent-style-name="standard">
      <style:graphic-properties draw:stroke="none" draw:fill-color="#ffffff" draw:textarea-horizontal-align="justify" draw:textarea-vertical-align="middle" draw:auto-grow-height="false" fo:min-height="0.226cm" fo:min-width="0cm"/>
    </style:style>
    <style:style style:name="gr243" style:family="graphic" style:parent-style-name="standard">
      <style:graphic-properties draw:stroke="none" draw:fill-color="#ffffff" draw:textarea-horizontal-align="justify" draw:textarea-vertical-align="middle" draw:auto-grow-height="false" fo:min-height="0.491cm" fo:min-width="0.294cm"/>
    </style:style>
    <style:style style:name="gr244" style:family="graphic" style:parent-style-name="standard">
      <style:graphic-properties svg:stroke-color="#000000" draw:fill="none" draw:textarea-horizontal-align="justify" draw:textarea-vertical-align="middle" draw:auto-grow-height="false" fo:min-height="11.386cm" fo:min-width="12.032cm"/>
    </style:style>
    <style:style style:name="gr245" style:family="graphic" style:parent-style-name="standard">
      <style:graphic-properties svg:stroke-color="#000000" draw:fill-color="#996600" draw:textarea-horizontal-align="justify" draw:textarea-vertical-align="middle" draw:auto-grow-height="false" fo:min-height="0.239cm" fo:min-width="0cm"/>
    </style:style>
    <style:style style:name="gr246" style:family="graphic" style:parent-style-name="standard">
      <style:graphic-properties draw:stroke="none" svg:stroke-color="#000000" draw:fill-color="#ffffff" draw:textarea-horizontal-align="justify" draw:textarea-vertical-align="middle" draw:auto-grow-height="false" fo:min-height="0.252cm" fo:min-width="0cm"/>
    </style:style>
    <style:style style:name="gr247" style:family="graphic" style:parent-style-name="standard">
      <style:graphic-properties svg:stroke-color="#000000" draw:fill-color="#ffcc00" draw:textarea-horizontal-align="justify" draw:textarea-vertical-align="middle" draw:auto-grow-height="false" fo:min-height="0.237cm" fo:min-width="0cm"/>
    </style:style>
    <style:style style:name="gr248" style:family="graphic" style:parent-style-name="standard">
      <style:graphic-properties svg:stroke-color="#000000" draw:fill-color="#b2b2b2" draw:textarea-horizontal-align="justify" draw:textarea-vertical-align="middle" draw:auto-grow-height="false" fo:min-height="0.957cm" fo:min-width="0.832cm"/>
    </style:style>
    <style:style style:name="gr249" style:family="graphic" style:parent-style-name="standard">
      <style:graphic-properties svg:stroke-color="#000000" draw:fill-color="#b2b2b2" draw:textarea-horizontal-align="justify" draw:textarea-vertical-align="middle" draw:auto-grow-height="false" fo:min-height="0.956cm" fo:min-width="0.931cm"/>
    </style:style>
    <style:style style:name="gr250" style:family="graphic" style:parent-style-name="standard">
      <style:graphic-properties draw:stroke="solid" svg:stroke-color="#000000" draw:fill-color="#eeeeee" draw:textarea-horizontal-align="justify" draw:textarea-vertical-align="middle" draw:auto-grow-height="false" fo:min-height="0cm" fo:min-width="0.842cm"/>
    </style:style>
    <style:style style:name="gr251" style:family="graphic" style:parent-style-name="standard">
      <style:graphic-properties draw:stroke="solid" svg:stroke-color="#000000" draw:fill-color="#ffff99" draw:textarea-horizontal-align="justify" draw:textarea-vertical-align="middle" draw:auto-grow-height="false" fo:min-height="0.118cm" fo:min-width="0.782cm"/>
    </style:style>
    <style:style style:name="gr252" style:family="graphic" style:parent-style-name="standard">
      <style:graphic-properties svg:stroke-color="#000000" draw:fill-color="#996600" draw:textarea-horizontal-align="justify" draw:textarea-vertical-align="middle" draw:auto-grow-height="false" fo:min-height="0.238cm" fo:min-width="0cm"/>
    </style:style>
    <style:style style:name="gr253" style:family="graphic" style:parent-style-name="standard">
      <style:graphic-properties draw:stroke="none" svg:stroke-color="#000000" draw:fill-color="#ffffff" draw:textarea-horizontal-align="justify" draw:textarea-vertical-align="middle" draw:auto-grow-height="false" fo:min-height="0.252cm" fo:min-width="0.001cm"/>
    </style:style>
    <style:style style:name="gr254" style:family="graphic" style:parent-style-name="standard">
      <style:graphic-properties draw:stroke="solid" svg:stroke-color="#000000" draw:fill-color="#eeeeee" draw:textarea-horizontal-align="justify" draw:textarea-vertical-align="middle" draw:auto-grow-height="false" fo:min-height="0cm" fo:min-width="0.964cm"/>
    </style:style>
    <style:style style:name="gr255" style:family="graphic" style:parent-style-name="standard">
      <style:graphic-properties draw:stroke="solid" svg:stroke-color="#000000" draw:fill-color="#ffff99" draw:textarea-horizontal-align="justify" draw:textarea-vertical-align="middle" draw:auto-grow-height="false" fo:min-height="0.118cm" fo:min-width="0.902cm"/>
    </style:style>
    <style:style style:name="gr256" style:family="graphic" style:parent-style-name="standard">
      <style:graphic-properties draw:stroke="none" svg:stroke-color="#000000" draw:fill="none" draw:fill-color="#ffffff" fo:min-height="1.729cm"/>
    </style:style>
    <style:style style:name="gr257" style:family="graphic" style:parent-style-name="standard">
      <style:graphic-properties draw:stroke="none" svg:stroke-color="#000000" draw:fill="none" draw:fill-color="#ffffff" draw:auto-grow-width="true" fo:min-height="0.367cm" fo:min-width="5.501cm" fo:padding-top="0.1cm" fo:padding-bottom="0.05cm" fo:padding-left="0.1cm" fo:padding-right="0.1cm"/>
    </style:style>
    <style:style style:name="gr258" style:family="graphic" style:parent-style-name="standard">
      <style:graphic-properties draw:stroke="none" svg:stroke-color="#000000" draw:fill-color="#ffffff" draw:textarea-horizontal-align="justify" draw:textarea-vertical-align="middle" draw:auto-grow-height="false" fo:min-height="0.251cm" fo:min-width="0cm"/>
    </style:style>
    <style:style style:name="gr259" style:family="graphic" style:parent-style-name="standard">
      <style:graphic-properties draw:textarea-horizontal-align="justify" draw:textarea-vertical-align="middle" draw:auto-grow-height="false" fo:min-height="0.056cm" fo:min-width="3.032cm"/>
    </style:style>
    <style:style style:name="gr260" style:family="graphic" style:parent-style-name="standard">
      <style:graphic-properties draw:fill-color="#ffffff" draw:textarea-horizontal-align="justify" draw:textarea-vertical-align="middle" draw:auto-grow-height="false" fo:min-height="0cm" fo:min-width="3.032cm"/>
    </style:style>
    <style:style style:name="gr261" style:family="graphic" style:parent-style-name="standard">
      <style:graphic-properties svg:stroke-color="#000000" draw:fill-color="#dddddd" draw:textarea-horizontal-align="justify" draw:textarea-vertical-align="middle" draw:auto-grow-height="false" fo:min-height="0.352cm" fo:min-width="0cm"/>
    </style:style>
    <style:style style:name="gr262" style:family="graphic" style:parent-style-name="measure" style:list-style-name="L1">
      <style:graphic-properties draw:marker-start-width="0.1cm" draw:marker-end-width="0.1cm" draw:textarea-vertical-align="middle" draw:line-distance="0.442cm"/>
    </style:style>
    <style:style style:name="gr263" style:family="graphic" style:parent-style-name="standard">
      <style:graphic-properties svg:stroke-color="#000000" draw:fill-color="#996600" draw:textarea-horizontal-align="justify" draw:textarea-vertical-align="middle" draw:auto-grow-height="false" fo:min-height="0.237cm" fo:min-width="0cm"/>
    </style:style>
    <style:style style:name="gr264" style:family="graphic" style:parent-style-name="standard">
      <style:graphic-properties draw:stroke="none" svg:stroke-color="#000000" draw:fill-color="#ffffff" draw:textarea-horizontal-align="justify" draw:textarea-vertical-align="middle" draw:auto-grow-height="false" fo:min-height="0.252cm" fo:min-width="0.002cm"/>
    </style:style>
    <style:style style:name="gr265" style:family="graphic" style:parent-style-name="standard">
      <style:graphic-properties svg:stroke-color="#000000" draw:fill-color="#ffcc00" draw:textarea-horizontal-align="justify" draw:textarea-vertical-align="middle" draw:auto-grow-height="false" fo:min-height="0.24cm" fo:min-width="0cm"/>
    </style:style>
    <style:style style:name="gr266" style:family="graphic" style:parent-style-name="standard">
      <style:graphic-properties svg:stroke-color="#000000" draw:fill-color="#b2b2b2" draw:textarea-horizontal-align="justify" draw:textarea-vertical-align="middle" draw:auto-grow-height="false" fo:min-height="0.877cm" fo:min-width="0.833cm"/>
    </style:style>
    <style:style style:name="gr267" style:family="graphic" style:parent-style-name="standard">
      <style:graphic-properties svg:stroke-color="#000000" draw:fill-color="#b2b2b2" draw:textarea-horizontal-align="justify" draw:textarea-vertical-align="middle" draw:auto-grow-height="false" fo:min-height="0.877cm" fo:min-width="0.931cm"/>
    </style:style>
    <style:style style:name="gr268" style:family="graphic" style:parent-style-name="standard">
      <style:graphic-properties draw:stroke="solid" svg:stroke-color="#000000" draw:fill-color="#eeeeee" draw:textarea-horizontal-align="justify" draw:textarea-vertical-align="middle" draw:auto-grow-height="false" fo:min-height="0cm" fo:min-width="0.843cm"/>
    </style:style>
    <style:style style:name="gr269" style:family="graphic" style:parent-style-name="standard">
      <style:graphic-properties draw:stroke="solid" svg:stroke-color="#000000" draw:fill-color="#ffff99" draw:textarea-horizontal-align="justify" draw:textarea-vertical-align="middle" draw:auto-grow-height="false" fo:min-height="0.115cm" fo:min-width="0.783cm"/>
    </style:style>
    <style:style style:name="gr270" style:family="graphic" style:parent-style-name="standard">
      <style:graphic-properties draw:stroke="solid" svg:stroke-color="#000000" draw:fill-color="#eeeeee" draw:textarea-horizontal-align="justify" draw:textarea-vertical-align="middle" draw:auto-grow-height="false" fo:min-height="0cm" fo:min-width="0.965cm"/>
    </style:style>
    <style:style style:name="gr271" style:family="graphic" style:parent-style-name="standard">
      <style:graphic-properties draw:stroke="solid" svg:stroke-color="#000000" draw:fill-color="#ffff99" draw:textarea-horizontal-align="justify" draw:textarea-vertical-align="middle" draw:auto-grow-height="false" fo:min-height="0.115cm" fo:min-width="0.903cm"/>
    </style:style>
    <style:style style:name="gr272" style:family="graphic" style:parent-style-name="standard">
      <style:graphic-properties draw:stroke="none" svg:stroke-color="#000000" draw:fill="none" draw:fill-color="#ffffff" fo:min-height="1.602cm"/>
    </style:style>
    <style:style style:name="gr273" style:family="graphic" style:parent-style-name="standard">
      <style:graphic-properties draw:textarea-horizontal-align="justify" draw:textarea-vertical-align="middle" draw:auto-grow-height="false" fo:min-height="0.054cm" fo:min-width="3cm"/>
    </style:style>
    <style:style style:name="gr274" style:family="graphic" style:parent-style-name="standard">
      <style:graphic-properties draw:fill-color="#ffffff" draw:textarea-horizontal-align="justify" draw:textarea-vertical-align="middle" draw:auto-grow-height="false" fo:min-height="0cm" fo:min-width="3cm"/>
    </style:style>
    <style:style style:name="gr275" style:family="graphic" style:parent-style-name="measure" style:list-style-name="L1">
      <style:graphic-properties draw:marker-start-width="0.1cm" draw:marker-end-width="0.1cm" draw:textarea-vertical-align="middle" draw:line-distance="0.44cm"/>
    </style:style>
    <style:style style:name="gr276" style:family="graphic" style:parent-style-name="standard">
      <style:graphic-properties svg:stroke-color="#000000" draw:fill-color="#dddddd" draw:textarea-horizontal-align="justify" draw:textarea-vertical-align="middle" draw:auto-grow-height="false" fo:min-height="0.353cm" fo:min-width="0cm"/>
    </style:style>
    <style:style style:name="gr277" style:family="graphic" style:parent-style-name="standard">
      <style:graphic-properties draw:stroke="none" svg:stroke-color="#000000" draw:fill="none" draw:fill-color="#ffffff" fo:min-height="1.339cm"/>
    </style:style>
    <style:style style:name="gr278" style:family="graphic" style:parent-style-name="standard">
      <style:graphic-properties draw:stroke="none" svg:stroke-color="#000000" draw:fill="none" draw:fill-color="#ffffff" fo:min-height="1.999cm"/>
    </style:style>
    <style:style style:name="gr279" style:family="graphic" style:parent-style-name="standard">
      <style:graphic-properties svg:stroke-color="#000000" draw:fill-color="#996600" draw:textarea-horizontal-align="justify" draw:textarea-vertical-align="middle" draw:auto-grow-height="false" fo:min-height="0.236cm" fo:min-width="0cm"/>
    </style:style>
    <style:style style:name="gr280" style:family="graphic" style:parent-style-name="standard">
      <style:graphic-properties svg:stroke-color="#000000" draw:fill-color="#ffcc00" draw:textarea-horizontal-align="justify" draw:textarea-vertical-align="middle" draw:auto-grow-height="false" fo:min-height="0.239cm" fo:min-width="0cm"/>
    </style:style>
    <style:style style:name="gr281" style:family="graphic" style:parent-style-name="standard">
      <style:graphic-properties draw:stroke="none" svg:stroke-color="#000000" draw:fill="none" draw:fill-color="#ffffff" fo:min-height="0.449cm"/>
    </style:style>
    <style:style style:name="gr282" style:family="graphic" style:parent-style-name="standard">
      <style:graphic-properties draw:stroke="none" svg:stroke-color="#000000" draw:fill="none" draw:fill-color="#ffffff" fo:min-height="0.433cm"/>
    </style:style>
    <style:style style:name="gr283" style:family="graphic" style:parent-style-name="standard">
      <style:graphic-properties svg:stroke-color="#000000" draw:fill="none" draw:textarea-horizontal-align="justify" draw:textarea-vertical-align="middle" draw:auto-grow-height="false" fo:min-height="7.849cm" fo:min-width="11.55cm"/>
    </style:style>
    <style:style style:name="gr284" style:family="graphic" style:parent-style-name="standard">
      <style:graphic-properties draw:textarea-horizontal-align="justify" draw:textarea-vertical-align="middle" draw:auto-grow-height="false" fo:min-height="0.056cm" fo:min-width="3cm"/>
    </style:style>
    <style:style style:name="gr285" style:family="graphic" style:parent-style-name="standard">
      <style:graphic-properties draw:textarea-horizontal-align="justify" draw:textarea-vertical-align="middle" draw:auto-grow-height="false" fo:min-height="0.054cm" fo:min-width="2.95cm"/>
    </style:style>
    <style:style style:name="gr286" style:family="graphic" style:parent-style-name="standard">
      <style:graphic-properties draw:fill-color="#ffffff" draw:textarea-horizontal-align="justify" draw:textarea-vertical-align="middle" draw:auto-grow-height="false" fo:min-height="0cm" fo:min-width="2.95cm"/>
    </style:style>
    <style:style style:name="gr287" style:family="graphic" style:parent-style-name="standard">
      <style:graphic-properties svg:stroke-color="#000000" draw:fill-color="#b2b2b2" draw:textarea-horizontal-align="justify" draw:textarea-vertical-align="middle" draw:auto-grow-height="false" fo:min-height="0.724cm" fo:min-width="0.669cm"/>
    </style:style>
    <style:style style:name="gr288" style:family="graphic" style:parent-style-name="standard">
      <style:graphic-properties svg:stroke-color="#000000" draw:fill-color="#996600" draw:textarea-horizontal-align="justify" draw:textarea-vertical-align="middle" draw:auto-grow-height="false" fo:min-height="0.16cm" fo:min-width="0cm"/>
    </style:style>
    <style:style style:name="gr289" style:family="graphic" style:parent-style-name="standard">
      <style:graphic-properties draw:stroke="none" draw:fill-color="#729fcf" draw:textarea-horizontal-align="justify" draw:textarea-vertical-align="middle" draw:auto-grow-height="false" fo:min-height="0cm" fo:min-width="0cm"/>
    </style:style>
    <style:style style:name="gr290" style:family="graphic" style:parent-style-name="standard">
      <style:graphic-properties draw:stroke="solid" svg:stroke-color="#000000" draw:fill-color="#eeeeee" draw:textarea-horizontal-align="justify" draw:textarea-vertical-align="middle" draw:auto-grow-height="false" fo:min-height="0cm" fo:min-width="0.662cm"/>
    </style:style>
    <style:style style:name="gr291" style:family="graphic" style:parent-style-name="standard">
      <style:graphic-properties draw:stroke="solid" svg:stroke-color="#000000" draw:fill-color="#ffff99" draw:textarea-horizontal-align="justify" draw:textarea-vertical-align="middle" draw:auto-grow-height="false" fo:min-height="0.344cm" fo:min-width="0.604cm"/>
    </style:style>
    <style:style style:name="gr292" style:family="graphic" style:parent-style-name="standard">
      <style:graphic-properties svg:stroke-color="#000000" draw:fill-color="#009900" draw:textarea-horizontal-align="justify" draw:textarea-vertical-align="middle" draw:auto-grow-height="false" fo:min-height="0.832cm" fo:min-width="0cm"/>
    </style:style>
    <style:style style:name="gr293" style:family="graphic" style:parent-style-name="standard">
      <style:graphic-properties svg:stroke-color="#000000" draw:fill-color="#009900" draw:textarea-horizontal-align="justify" draw:textarea-vertical-align="middle" draw:auto-grow-height="false" fo:min-height="0.734cm" fo:min-width="0cm"/>
    </style:style>
    <style:style style:name="gr294" style:family="graphic" style:parent-style-name="standard">
      <style:graphic-properties svg:stroke-color="#000000" draw:fill-color="#009900" draw:textarea-horizontal-align="justify" draw:textarea-vertical-align="middle" draw:auto-grow-height="false" fo:min-height="0.774cm" fo:min-width="0cm"/>
    </style:style>
    <style:style style:name="gr295" style:family="graphic" style:parent-style-name="objectwithoutfill">
      <style:graphic-properties svg:stroke-width="0.02cm" svg:stroke-color="#336633" draw:marker-start-width="0.26cm" draw:marker-end-width="0.26cm" draw:fill="none" draw:textarea-vertical-align="middle" fo:padding-top="0.135cm" fo:padding-bottom="0.135cm" fo:padding-left="0.26cm" fo:padding-right="0.26cm"/>
    </style:style>
    <style:style style:name="gr296" style:family="graphic" style:parent-style-name="standard">
      <style:graphic-properties draw:stroke="none" draw:fill-color="#ffffff" draw:textarea-horizontal-align="justify" draw:textarea-vertical-align="middle" draw:auto-grow-height="false" fo:min-height="0.211cm" fo:min-width="2.92cm"/>
    </style:style>
    <style:style style:name="gr297" style:family="graphic" style:parent-style-name="standard">
      <style:graphic-properties draw:stroke="none" draw:fill-color="#ffffff" draw:textarea-horizontal-align="justify" draw:textarea-vertical-align="middle" draw:auto-grow-height="false" fo:min-height="2.048cm" fo:min-width="2.92cm"/>
    </style:style>
    <style:style style:name="gr298" style:family="graphic" style:parent-style-name="standard">
      <style:graphic-properties svg:stroke-color="#000000" draw:fill-color="#808080" draw:textarea-horizontal-align="justify" draw:textarea-vertical-align="middle" draw:auto-grow-height="false" fo:min-height="0cm" fo:min-width="0cm"/>
    </style:style>
    <style:style style:name="gr299" style:family="graphic" style:parent-style-name="standard">
      <style:graphic-properties svg:stroke-color="#000000" draw:fill-color="#b2b2b2" draw:textarea-horizontal-align="justify" draw:textarea-vertical-align="middle" draw:auto-grow-height="false" fo:min-height="0cm" fo:min-width="0cm"/>
    </style:style>
    <style:style style:name="gr300" style:family="graphic" style:parent-style-name="standard">
      <style:graphic-properties svg:stroke-color="#000000" draw:fill-color="#b2b2b2" draw:textarea-horizontal-align="justify" draw:textarea-vertical-align="middle" draw:auto-grow-height="false" fo:min-height="0.28cm" fo:min-width="0.036cm"/>
    </style:style>
    <style:style style:name="gr301" style:family="graphic" style:parent-style-name="standard">
      <style:graphic-properties svg:stroke-color="#000000" draw:fill-color="#808080" draw:textarea-horizontal-align="justify" draw:textarea-vertical-align="middle" draw:auto-grow-height="false" fo:min-height="0.301cm" fo:min-width="0cm"/>
    </style:style>
    <style:style style:name="gr302" style:family="graphic" style:parent-style-name="standard">
      <style:graphic-properties draw:stroke="none" svg:stroke-color="#3465a4" draw:fill-color="#ffffff" draw:textarea-horizontal-align="justify" draw:textarea-vertical-align="middle" draw:auto-grow-height="false" fo:min-height="0cm" fo:min-width="0cm"/>
    </style:style>
    <style:style style:name="gr303" style:family="graphic" style:parent-style-name="standard">
      <style:graphic-properties draw:stroke="none" svg:stroke-color="#000000" draw:fill-color="#808080" draw:textarea-horizontal-align="justify" draw:textarea-vertical-align="middle" draw:auto-grow-height="false" fo:min-height="0cm" fo:min-width="0cm"/>
    </style:style>
    <style:style style:name="gr304" style:family="graphic" style:parent-style-name="standard">
      <style:graphic-properties draw:textarea-horizontal-align="justify" draw:textarea-vertical-align="middle" draw:auto-grow-height="false" fo:min-height="0cm" fo:min-width="2.971cm"/>
    </style:style>
    <style:style style:name="gr305" style:family="graphic" style:parent-style-name="standard">
      <style:graphic-properties draw:fill-color="#ffffff" draw:textarea-horizontal-align="justify" draw:textarea-vertical-align="middle" draw:auto-grow-height="false" fo:min-height="0cm" fo:min-width="2.969cm"/>
    </style:style>
    <style:style style:name="gr306" style:family="graphic" style:parent-style-name="standard">
      <style:graphic-properties draw:stroke="solid" svg:stroke-color="#000000" draw:fill-color="#b2b2b2" draw:auto-grow-height="false" fo:min-height="0cm" fo:min-width="0cm" fo:wrap-option="no-wrap"/>
    </style:style>
    <style:style style:name="gr307" style:family="graphic" style:parent-style-name="standard">
      <style:graphic-properties svg:stroke-color="#000000" draw:fill-color="#b2b2b2" draw:textarea-horizontal-align="justify" draw:textarea-vertical-align="middle" draw:auto-grow-height="false" fo:min-height="1.02cm" fo:min-width="0.668cm"/>
    </style:style>
    <style:style style:name="gr308" style:family="graphic" style:parent-style-name="standard">
      <style:graphic-properties svg:stroke-color="#000000" draw:fill-color="#996600" draw:textarea-horizontal-align="justify" draw:textarea-vertical-align="middle" draw:auto-grow-height="false" fo:min-height="0.215cm" fo:min-width="0cm"/>
    </style:style>
    <style:style style:name="gr309" style:family="graphic" style:parent-style-name="standard">
      <style:graphic-properties draw:stroke="none" svg:stroke-color="#000000" draw:fill-color="#ffffff" draw:textarea-horizontal-align="justify" draw:textarea-vertical-align="middle" draw:auto-grow-height="false" fo:min-height="0.227cm" fo:min-width="0cm"/>
    </style:style>
    <style:style style:name="gr310" style:family="graphic" style:parent-style-name="standard">
      <style:graphic-properties svg:stroke-color="#000000" draw:fill-color="#ffcc00" draw:textarea-horizontal-align="justify" draw:textarea-vertical-align="middle" draw:auto-grow-height="false" fo:min-height="0.215cm" fo:min-width="0cm"/>
    </style:style>
    <style:style style:name="gr311" style:family="graphic" style:parent-style-name="standard">
      <style:graphic-properties svg:stroke-color="#000000" draw:fill-color="#0000cc" draw:textarea-horizontal-align="justify" draw:textarea-vertical-align="middle" draw:auto-grow-height="false" fo:min-height="0cm" fo:min-width="0.195cm"/>
    </style:style>
    <style:style style:name="gr312" style:family="graphic" style:parent-style-name="standard">
      <style:graphic-properties draw:textarea-horizontal-align="justify" draw:textarea-vertical-align="middle" draw:auto-grow-height="false" fo:min-height="0.04cm" fo:min-width="5.195cm"/>
    </style:style>
    <style:style style:name="gr313" style:family="graphic" style:parent-style-name="standard">
      <style:graphic-properties draw:fill-color="#ffffff" draw:textarea-horizontal-align="justify" draw:textarea-vertical-align="middle" draw:auto-grow-height="false" fo:min-height="0cm" fo:min-width="5.195cm"/>
    </style:style>
    <style:style style:name="gr314" style:family="graphic" style:parent-style-name="standard">
      <style:graphic-properties draw:stroke="none" draw:fill-color="#ffffff" draw:textarea-horizontal-align="justify" draw:textarea-vertical-align="middle" draw:auto-grow-height="false" fo:min-height="1.949cm" fo:min-width="5.601cm"/>
    </style:style>
    <style:style style:name="gr315" style:family="graphic" style:parent-style-name="standard">
      <style:graphic-properties draw:stroke="none" svg:stroke-color="#000000" draw:fill="none" draw:fill-color="#ffffff" fo:min-height="0.907cm" fo:padding-top="0.1cm" fo:padding-bottom="0.1cm" fo:padding-left="0.1cm" fo:padding-right="0.1cm"/>
    </style:style>
    <style:style style:name="gr316" style:family="graphic" style:parent-style-name="standard">
      <style:graphic-properties svg:stroke-color="#000000" draw:fill-color="#009900" draw:textarea-horizontal-align="justify" draw:textarea-vertical-align="middle" draw:auto-grow-height="false" fo:min-height="0.62cm" fo:min-width="0cm"/>
    </style:style>
    <style:style style:name="gr317" style:family="graphic" style:parent-style-name="standard">
      <style:graphic-properties svg:stroke-color="#000000" draw:fill-color="#009900" draw:textarea-horizontal-align="justify" draw:textarea-vertical-align="middle" draw:auto-grow-height="false" fo:min-height="0.504cm" fo:min-width="0cm"/>
    </style:style>
    <style:style style:name="gr318" style:family="graphic" style:parent-style-name="standard">
      <style:graphic-properties svg:stroke-color="#000000" draw:fill-color="#009900" draw:textarea-horizontal-align="justify" draw:textarea-vertical-align="middle" draw:auto-grow-height="false" fo:min-height="0.562cm" fo:min-width="0cm"/>
    </style:style>
    <style:style style:name="gr319" style:family="graphic" style:parent-style-name="standard">
      <style:graphic-properties svg:stroke-color="#000000" draw:fill-color="#996600" draw:textarea-horizontal-align="justify" draw:textarea-vertical-align="middle" draw:auto-grow-height="false" fo:min-height="0.213cm" fo:min-width="0cm"/>
    </style:style>
    <style:style style:name="gr320" style:family="graphic" style:parent-style-name="standard">
      <style:graphic-properties svg:stroke-color="#000000" draw:fill-color="#ffcc00" draw:textarea-horizontal-align="justify" draw:textarea-vertical-align="middle" draw:auto-grow-height="false" fo:min-height="0.214cm" fo:min-width="0cm"/>
    </style:style>
    <style:style style:name="gr321" style:family="graphic" style:parent-style-name="standard">
      <style:graphic-properties draw:stroke="solid" svg:stroke-color="#000000" draw:fill-color="#ffff99" draw:textarea-horizontal-align="justify" draw:textarea-vertical-align="middle" draw:auto-grow-height="false" fo:min-height="0.099cm" fo:min-width="0.604cm"/>
    </style:style>
    <style:style style:name="gr322" style:family="graphic" style:parent-style-name="standard">
      <style:graphic-properties draw:textarea-horizontal-align="justify" draw:textarea-vertical-align="middle" draw:auto-grow-height="false" fo:min-height="0.041cm" fo:min-width="1.847cm"/>
    </style:style>
    <style:style style:name="gr323" style:family="graphic" style:parent-style-name="standard">
      <style:graphic-properties draw:fill-color="#ffffff" draw:textarea-horizontal-align="justify" draw:textarea-vertical-align="middle" draw:auto-grow-height="false" fo:min-height="0cm" fo:min-width="1.067cm"/>
    </style:style>
    <style:style style:name="gr324" style:family="graphic" style:parent-style-name="standard">
      <style:graphic-properties svg:stroke-color="#000000" draw:fill-color="#009900" draw:textarea-horizontal-align="justify" draw:textarea-vertical-align="middle" draw:auto-grow-height="false" fo:min-height="0.674cm" fo:min-width="0cm"/>
    </style:style>
    <style:style style:name="gr325" style:family="graphic" style:parent-style-name="standard">
      <style:graphic-properties svg:stroke-color="#000000" draw:fill-color="#009900" draw:textarea-horizontal-align="justify" draw:textarea-vertical-align="middle" draw:auto-grow-height="false" fo:min-height="0.621cm" fo:min-width="0cm"/>
    </style:style>
    <style:style style:name="gr326" style:family="graphic" style:parent-style-name="standard">
      <style:graphic-properties svg:stroke-color="#000000" draw:fill-color="#009900" draw:textarea-horizontal-align="justify" draw:textarea-vertical-align="middle" draw:auto-grow-height="false" fo:min-height="0.505cm" fo:min-width="0cm"/>
    </style:style>
    <style:style style:name="gr327" style:family="graphic" style:parent-style-name="standard">
      <style:graphic-properties svg:stroke-color="#000000" draw:fill-color="#009900" draw:textarea-horizontal-align="justify" draw:textarea-vertical-align="middle" draw:auto-grow-height="false" fo:min-height="0.563cm" fo:min-width="0cm"/>
    </style:style>
    <style:style style:name="gr328" style:family="graphic" style:parent-style-name="standard">
      <style:graphic-properties draw:stroke="none" draw:fill-color="#ffffff" draw:textarea-horizontal-align="justify" draw:textarea-vertical-align="middle" draw:auto-grow-height="false" fo:min-height="1.931cm" fo:min-width="3.28cm"/>
    </style:style>
    <style:style style:name="gr329" style:family="graphic" style:parent-style-name="standard">
      <style:graphic-properties draw:stroke="none" svg:stroke-color="#000000" draw:fill="none" draw:fill-color="#ffffff" fo:min-height="1.74cm" fo:padding-top="0.1cm" fo:padding-bottom="0.1cm" fo:padding-left="0.1cm" fo:padding-right="0.1cm"/>
    </style:style>
    <style:style style:name="gr330" style:family="graphic" style:parent-style-name="standard">
      <style:graphic-properties draw:stroke="none" svg:stroke-color="#000000" draw:fill="none" draw:fill-color="#ffffff" fo:min-height="1.729cm" fo:padding-top="0.1cm" fo:padding-bottom="0cm" fo:padding-left="0.1cm" fo:padding-right="0.1cm"/>
    </style:style>
    <style:style style:name="gr331" style:family="graphic" style:parent-style-name="standard">
      <style:graphic-properties draw:stroke="none" svg:stroke-color="#000000" draw:fill="none" draw:fill-color="#ffffff" draw:auto-grow-width="true" fo:min-height="0.332cm" fo:min-width="5.64cm" fo:padding-top="0.1cm" fo:padding-bottom="0cm" fo:padding-left="0.1cm" fo:padding-right="0.1cm"/>
    </style:style>
    <style:style style:name="gr332" style:family="graphic" style:parent-style-name="standard">
      <style:graphic-properties svg:stroke-color="#000000" draw:fill-color="#b2b2b2" draw:textarea-horizontal-align="justify" draw:textarea-vertical-align="middle" draw:auto-grow-height="false" fo:min-height="0.594cm" fo:min-width="0cm"/>
    </style:style>
    <style:style style:name="gr333" style:family="graphic" style:parent-style-name="standard">
      <style:graphic-properties draw:stroke="solid" svg:stroke-color="#000000" draw:fill-color="#b2b2b2" draw:textarea-horizontal-align="justify" draw:textarea-vertical-align="middle" draw:auto-grow-height="false" fo:min-height="0cm" fo:min-width="0.802cm"/>
    </style:style>
    <style:style style:name="gr334" style:family="graphic" style:parent-style-name="standard">
      <style:graphic-properties draw:stroke="none" svg:stroke-color="#000000" draw:fill-color="#b2b2b2" draw:textarea-horizontal-align="justify" draw:textarea-vertical-align="middle" draw:auto-grow-height="false" fo:min-height="0cm" fo:min-width="0.795cm"/>
    </style:style>
    <style:style style:name="gr335" style:family="graphic" style:parent-style-name="standard">
      <style:graphic-properties svg:stroke-color="#000000" draw:fill-color="#996600" draw:textarea-horizontal-align="justify" draw:textarea-vertical-align="middle" draw:auto-grow-height="false" fo:min-height="0.223cm" fo:min-width="0cm"/>
    </style:style>
    <style:style style:name="gr336" style:family="graphic" style:parent-style-name="standard">
      <style:graphic-properties svg:stroke-color="#000000" draw:fill-color="#ffcc00" draw:textarea-horizontal-align="justify" draw:textarea-vertical-align="middle" draw:auto-grow-height="false" fo:min-height="0.225cm" fo:min-width="0cm"/>
    </style:style>
    <style:style style:name="gr337" style:family="graphic" style:parent-style-name="standard">
      <style:graphic-properties draw:stroke="solid" svg:stroke-color="#000000" draw:fill-color="#996600" draw:textarea-horizontal-align="justify" draw:textarea-vertical-align="middle" draw:auto-grow-height="false" fo:min-height="0.147cm" fo:min-width="0cm"/>
    </style:style>
    <style:style style:name="gr338" style:family="graphic" style:parent-style-name="standard">
      <style:graphic-properties draw:stroke="none" svg:stroke-color="#000000" draw:fill-color="#996600" draw:textarea-horizontal-align="justify" draw:textarea-vertical-align="middle" draw:auto-grow-height="false" fo:min-height="0cm" fo:min-width="0.357cm"/>
    </style:style>
    <style:style style:name="gr339" style:family="graphic" style:parent-style-name="standard">
      <style:graphic-properties draw:stroke="solid" svg:stroke-color="#000000" draw:fill-color="#eeeeee" draw:textarea-horizontal-align="justify" draw:textarea-vertical-align="middle" draw:auto-grow-height="false" fo:min-height="0cm" fo:min-width="0.691cm"/>
    </style:style>
    <style:style style:name="gr340" style:family="graphic" style:parent-style-name="standard">
      <style:graphic-properties draw:stroke="solid" svg:stroke-color="#000000" draw:fill-color="#ffff99" draw:textarea-horizontal-align="justify" draw:textarea-vertical-align="middle" draw:auto-grow-height="false" fo:min-height="0.152cm" fo:min-width="0.631cm"/>
    </style:style>
    <style:style style:name="gr341" style:family="graphic" style:parent-style-name="standard">
      <style:graphic-properties svg:stroke-color="#000000" draw:fill-color="#009900" draw:textarea-horizontal-align="justify" draw:textarea-vertical-align="middle" draw:auto-grow-height="false" fo:min-height="0cm" fo:min-width="3.598cm"/>
    </style:style>
    <style:style style:name="gr342" style:family="graphic" style:parent-style-name="standard">
      <style:graphic-properties svg:stroke-color="#000000" draw:fill-color="#009900" draw:textarea-horizontal-align="justify" draw:textarea-vertical-align="middle" draw:auto-grow-height="false" fo:min-height="0cm" fo:min-width="0cm"/>
    </style:style>
    <style:style style:name="gr343" style:family="graphic" style:parent-style-name="standard">
      <style:graphic-properties svg:stroke-color="#000000" draw:fill-color="#009900" draw:textarea-horizontal-align="justify" draw:textarea-vertical-align="middle" draw:auto-grow-height="false" fo:min-height="0.032cm" fo:min-width="0cm"/>
    </style:style>
    <style:style style:name="gr344" style:family="graphic" style:parent-style-name="standard">
      <style:graphic-properties svg:stroke-color="#000000" draw:fill-color="#009900" draw:textarea-horizontal-align="justify" draw:textarea-vertical-align="middle" draw:auto-grow-height="false" fo:min-height="0.03cm" fo:min-width="0cm"/>
    </style:style>
    <style:style style:name="gr345" style:family="graphic" style:parent-style-name="standard">
      <style:graphic-properties draw:textarea-horizontal-align="justify" draw:textarea-vertical-align="middle" draw:auto-grow-height="false" fo:min-height="0.048cm" fo:min-width="3.185cm"/>
    </style:style>
    <style:style style:name="gr346" style:family="graphic" style:parent-style-name="standard">
      <style:graphic-properties draw:fill-color="#ffffff" draw:textarea-horizontal-align="justify" draw:textarea-vertical-align="middle" draw:auto-grow-height="false" fo:min-height="0cm" fo:min-width="3.185cm"/>
    </style:style>
    <style:style style:name="gr347" style:family="graphic" style:parent-style-name="standard">
      <style:graphic-properties draw:stroke="none" draw:fill-color="#ffffff" draw:textarea-horizontal-align="justify" draw:textarea-vertical-align="middle" draw:auto-grow-height="false" fo:min-height="0.181cm" fo:min-width="0cm"/>
    </style:style>
    <style:style style:name="gr348" style:family="graphic" style:parent-style-name="standard">
      <style:graphic-properties svg:stroke-color="#000000" draw:fill-color="#b2b2b2" draw:textarea-horizontal-align="justify" draw:textarea-vertical-align="middle" draw:auto-grow-height="false" fo:min-height="0.34cm" fo:min-width="0.582cm"/>
    </style:style>
    <style:style style:name="gr349" style:family="graphic" style:parent-style-name="standard">
      <style:graphic-properties svg:stroke-color="#000000" draw:fill="none" draw:textarea-horizontal-align="justify" draw:textarea-vertical-align="middle" draw:auto-grow-height="false" fo:min-height="10.449cm" fo:min-width="10.38cm"/>
    </style:style>
    <style:style style:name="gr350" style:family="graphic" style:parent-style-name="standard">
      <style:graphic-properties svg:stroke-color="#000000" draw:fill-color="#996600" draw:textarea-horizontal-align="justify" draw:textarea-vertical-align="middle" draw:auto-grow-height="false" fo:min-height="0.249cm" fo:min-width="0cm"/>
    </style:style>
    <style:style style:name="gr351" style:family="graphic" style:parent-style-name="standard">
      <style:graphic-properties svg:stroke-color="#000000" draw:fill-color="#009900" draw:textarea-horizontal-align="justify" draw:textarea-vertical-align="middle" draw:auto-grow-height="false" fo:min-height="0cm" fo:min-width="3.99cm"/>
    </style:style>
    <style:style style:name="gr352" style:family="graphic" style:parent-style-name="standard">
      <style:graphic-properties draw:stroke="none" draw:fill-color="#ffffff" draw:textarea-horizontal-align="justify" draw:textarea-vertical-align="middle" draw:auto-grow-height="false" fo:min-height="0.15cm" fo:min-width="2.561cm"/>
    </style:style>
    <style:style style:name="gr353" style:family="graphic" style:parent-style-name="standard">
      <style:graphic-properties draw:stroke="none" svg:stroke-color="#000000" draw:fill="none" draw:fill-color="#ffffff" draw:auto-grow-width="true" fo:min-height="0.372cm" fo:min-width="5.501cm" fo:padding-top="0.1cm" fo:padding-bottom="0.05cm" fo:padding-left="0.1cm" fo:padding-right="0.1cm"/>
    </style:style>
    <style:style style:name="gr354" style:family="graphic" style:parent-style-name="standard">
      <style:graphic-properties svg:stroke-color="#000000" draw:fill-color="#996600" draw:textarea-horizontal-align="justify" draw:textarea-vertical-align="middle" draw:auto-grow-height="false" fo:min-height="0.186cm" fo:min-width="0cm"/>
    </style:style>
    <style:style style:name="gr355" style:family="graphic" style:parent-style-name="standard">
      <style:graphic-properties draw:stroke="none" svg:stroke-color="#000000" draw:fill-color="#ffffff" draw:textarea-horizontal-align="justify" draw:textarea-vertical-align="middle" draw:auto-grow-height="false" fo:min-height="0.188cm" fo:min-width="0cm"/>
    </style:style>
    <style:style style:name="gr356" style:family="graphic" style:parent-style-name="standard">
      <style:graphic-properties svg:stroke-color="#000000" draw:fill-color="#ff6666" draw:textarea-horizontal-align="justify" draw:textarea-vertical-align="middle" draw:auto-grow-height="false" fo:min-height="0cm" fo:min-width="6.276cm"/>
    </style:style>
    <style:style style:name="gr357" style:family="graphic" style:parent-style-name="standard">
      <style:graphic-properties svg:stroke-color="#000000" draw:fill-color="#ffcc00" draw:textarea-horizontal-align="justify" draw:textarea-vertical-align="middle" draw:auto-grow-height="false" fo:min-height="0.187cm" fo:min-width="0cm"/>
    </style:style>
    <style:style style:name="gr358" style:family="graphic" style:parent-style-name="standard">
      <style:graphic-properties draw:stroke="solid" svg:stroke-color="#000000" draw:fill-color="#eeeeee" draw:textarea-horizontal-align="justify" draw:textarea-vertical-align="middle" draw:auto-grow-height="false" fo:min-height="0cm" fo:min-width="0.975cm"/>
    </style:style>
    <style:style style:name="gr359" style:family="graphic" style:parent-style-name="standard">
      <style:graphic-properties draw:stroke="solid" svg:stroke-color="#000000" draw:fill-color="#ffff99" draw:textarea-horizontal-align="justify" draw:textarea-vertical-align="middle" draw:auto-grow-height="false" fo:min-height="0.296cm" fo:min-width="0.92cm"/>
    </style:style>
    <style:style style:name="gr360" style:family="graphic" style:parent-style-name="standard">
      <style:graphic-properties svg:stroke-color="#000000" draw:fill-color="#b2b2b2" draw:textarea-horizontal-align="justify" draw:textarea-vertical-align="middle" draw:auto-grow-height="false" fo:min-height="1.389cm" fo:min-width="0.798cm"/>
    </style:style>
    <style:style style:name="gr361" style:family="graphic" style:parent-style-name="standard">
      <style:graphic-properties draw:stroke="none" svg:stroke-color="#000000" draw:fill-color="#ffffff" draw:textarea-horizontal-align="justify" draw:textarea-vertical-align="middle" draw:auto-grow-height="false" fo:min-height="0.734cm" fo:min-width="0.579cm"/>
    </style:style>
    <style:style style:name="gr362" style:family="graphic" style:parent-style-name="standard">
      <style:graphic-properties svg:stroke-width="0.01cm" draw:marker-start-width="0.235cm" draw:marker-end-width="0.235cm" draw:fill-color="#ffffcc" draw:textarea-horizontal-align="justify" draw:textarea-vertical-align="middle" draw:auto-grow-height="false" fo:min-height="0.358cm" fo:min-width="0.118cm" fo:padding-top="0.13cm" fo:padding-bottom="0.13cm" fo:padding-left="0.255cm" fo:padding-right="0.255cm"/>
    </style:style>
    <style:style style:name="gr363" style:family="graphic" style:parent-style-name="standard">
      <style:graphic-properties svg:stroke-width="0.01cm" draw:marker-start-width="0.235cm" draw:marker-end-width="0.235cm" draw:fill-color="#ffffcc" draw:textarea-horizontal-align="justify" draw:textarea-vertical-align="middle" draw:auto-grow-height="false" fo:min-height="0cm" fo:min-width="0cm" fo:padding-top="0.13cm" fo:padding-bottom="0.13cm" fo:padding-left="0.255cm" fo:padding-right="0.255cm"/>
    </style:style>
    <style:style style:name="gr364" style:family="graphic" style:parent-style-name="standard">
      <style:graphic-properties svg:stroke-width="0.01cm" draw:marker-start-width="0.25cm" draw:marker-end-width="0.25cm" draw:fill-color="#ffffcc" draw:textarea-horizontal-align="justify" draw:textarea-vertical-align="middle" draw:auto-grow-height="false" fo:min-height="0cm" fo:min-width="0cm" fo:padding-top="0.13cm" fo:padding-bottom="0.13cm" fo:padding-left="0.255cm" fo:padding-right="0.255cm"/>
    </style:style>
    <style:style style:name="gr365" style:family="graphic" style:parent-style-name="standard">
      <style:graphic-properties draw:stroke="none" svg:stroke-color="#000000" draw:fill-color="#ffffff" draw:textarea-horizontal-align="justify" draw:textarea-vertical-align="middle" draw:auto-grow-height="false" fo:min-height="0.296cm" fo:min-width="0cm"/>
    </style:style>
    <style:style style:name="gr366" style:family="graphic" style:parent-style-name="standard">
      <style:graphic-properties svg:stroke-width="0.02cm" svg:stroke-color="#999999" draw:marker-start-width="0.275cm" draw:marker-end-width="0.275cm" draw:fill-color="#ffffff" draw:textarea-horizontal-align="justify" draw:textarea-vertical-align="middle" draw:auto-grow-height="false" fo:min-height="0cm" fo:min-width="0cm" fo:padding-top="0.135cm" fo:padding-bottom="0.135cm" fo:padding-left="0.26cm" fo:padding-right="0.26cm"/>
    </style:style>
    <style:style style:name="gr367" style:family="graphic" style:parent-style-name="standard">
      <style:graphic-properties draw:stroke="solid" svg:stroke-color="#000000" draw:fill-color="#996600" draw:textarea-horizontal-align="justify" draw:textarea-vertical-align="middle" draw:auto-grow-height="false" fo:min-height="0.116cm" fo:min-width="0cm"/>
    </style:style>
    <style:style style:name="gr368" style:family="graphic" style:parent-style-name="standard">
      <style:graphic-properties draw:stroke="none" svg:stroke-color="#000000" draw:fill-color="#996600" draw:textarea-horizontal-align="justify" draw:textarea-vertical-align="middle" draw:auto-grow-height="false" fo:min-height="0cm" fo:min-width="0.286cm"/>
    </style:style>
    <style:style style:name="gr369" style:family="graphic" style:parent-style-name="standard">
      <style:graphic-properties draw:stroke="none" svg:stroke-color="#000000" draw:fill-color="#ffffff" draw:textarea-horizontal-align="justify" draw:textarea-vertical-align="middle" draw:auto-grow-height="false" fo:min-height="0.187cm" fo:min-width="0cm"/>
    </style:style>
    <style:style style:name="gr370" style:family="graphic" style:parent-style-name="standard">
      <style:graphic-properties svg:stroke-color="#000000" draw:fill-color="#ffcc00" draw:textarea-horizontal-align="justify" draw:textarea-vertical-align="middle" draw:auto-grow-height="false" fo:min-height="0.188cm" fo:min-width="0cm"/>
    </style:style>
    <style:style style:name="gr371" style:family="graphic" style:parent-style-name="standard">
      <style:graphic-properties draw:stroke="solid" svg:stroke-color="#000000" draw:fill-color="#eeeeee" draw:textarea-horizontal-align="justify" draw:textarea-vertical-align="middle" draw:auto-grow-height="false" fo:min-height="0cm" fo:min-width="0.866cm"/>
    </style:style>
    <style:style style:name="gr372" style:family="graphic" style:parent-style-name="standard">
      <style:graphic-properties draw:stroke="solid" svg:stroke-color="#000000" draw:fill-color="#ffff99" draw:textarea-horizontal-align="justify" draw:textarea-vertical-align="middle" draw:auto-grow-height="false" fo:min-height="0.294cm" fo:min-width="0.593cm"/>
    </style:style>
    <style:style style:name="gr373" style:family="graphic" style:parent-style-name="standard">
      <style:graphic-properties svg:stroke-color="#000000" draw:fill-color="#ffcc00" draw:textarea-horizontal-align="justify" draw:textarea-vertical-align="middle" draw:auto-grow-height="false" fo:min-height="0.35cm" fo:min-width="0cm"/>
    </style:style>
    <style:style style:name="gr374" style:family="graphic" style:parent-style-name="standard">
      <style:graphic-properties draw:textarea-horizontal-align="justify" draw:textarea-vertical-align="middle" draw:auto-grow-height="false" fo:min-height="0.023cm" fo:min-width="5.608cm"/>
    </style:style>
    <style:style style:name="gr375" style:family="graphic" style:parent-style-name="standard">
      <style:graphic-properties draw:fill-color="#ffffff" draw:textarea-horizontal-align="justify" draw:textarea-vertical-align="middle" draw:auto-grow-height="false" fo:min-height="0cm" fo:min-width="5.608cm"/>
    </style:style>
    <style:style style:name="gr376" style:family="graphic" style:parent-style-name="objectwithoutfill">
      <style:graphic-properties svg:stroke-width="0.02cm" draw:marker-start-width="0.275cm" draw:marker-end-width="0.275cm" draw:fill="none" draw:textarea-vertical-align="middle" fo:padding-top="0.135cm" fo:padding-bottom="0.135cm" fo:padding-left="0.26cm" fo:padding-right="0.26cm"/>
    </style:style>
    <style:style style:name="gr377" style:family="graphic" style:parent-style-name="standard">
      <style:graphic-properties draw:stroke="none" svg:stroke-color="#000000" draw:fill="none" draw:fill-color="#ffffff" fo:min-height="0.481cm" fo:padding-top="0.1cm" fo:padding-bottom="0.1cm" fo:padding-left="0.1cm" fo:padding-right="0.1cm"/>
    </style:style>
    <style:style style:name="gr378" style:family="graphic" style:parent-style-name="standard">
      <style:graphic-properties draw:stroke="none" svg:stroke-color="#000000" draw:fill="solid" draw:fill-color="#ffffff" fo:min-height="3.889cm" fo:padding-top="0.1cm" fo:padding-bottom="0.1cm" fo:padding-left="0.1cm" fo:padding-right="0.1cm"/>
    </style:style>
    <style:style style:name="gr379" style:family="graphic" style:parent-style-name="standard">
      <style:graphic-properties draw:stroke="solid" svg:stroke-color="#000000" draw:fill-color="#ffff99" draw:textarea-horizontal-align="justify" draw:textarea-vertical-align="middle" draw:auto-grow-height="false" fo:min-height="0.079cm" fo:min-width="0.92cm"/>
    </style:style>
    <style:style style:name="gr380" style:family="graphic" style:parent-style-name="standard">
      <style:graphic-properties svg:stroke-color="#000000" draw:fill-color="#b2b2b2" draw:textarea-horizontal-align="justify" draw:textarea-vertical-align="middle" draw:auto-grow-height="false" fo:min-height="1.389cm" fo:min-width="0.649cm"/>
    </style:style>
    <style:style style:name="gr381" style:family="graphic" style:parent-style-name="standard">
      <style:graphic-properties draw:stroke="none" svg:stroke-color="#000000" draw:fill-color="#ffffff" draw:textarea-horizontal-align="justify" draw:textarea-vertical-align="middle" draw:auto-grow-height="false" fo:min-height="0.734cm" fo:min-width="0.43cm"/>
    </style:style>
    <style:style style:name="gr382" style:family="graphic" style:parent-style-name="standard">
      <style:graphic-properties svg:stroke-width="0.01cm" draw:marker-start-width="0.235cm" draw:marker-end-width="0.235cm" draw:fill-color="#ffffcc" draw:textarea-horizontal-align="justify" draw:textarea-vertical-align="middle" draw:auto-grow-height="false" fo:min-height="0.358cm" fo:min-width="0.108cm" fo:padding-top="0.13cm" fo:padding-bottom="0.13cm" fo:padding-left="0.255cm" fo:padding-right="0.255cm"/>
    </style:style>
    <style:style style:name="gr383" style:family="graphic" style:parent-style-name="standard">
      <style:graphic-properties draw:stroke="solid" svg:stroke-color="#000000" draw:fill-color="#996600" draw:textarea-horizontal-align="justify" draw:textarea-vertical-align="middle" draw:auto-grow-height="false" fo:min-height="0.115cm" fo:min-width="0cm"/>
    </style:style>
    <style:style style:name="gr384" style:family="graphic" style:parent-style-name="standard">
      <style:graphic-properties draw:stroke="none" svg:stroke-color="#000000" draw:fill-color="#996600" draw:textarea-horizontal-align="justify" draw:textarea-vertical-align="middle" draw:auto-grow-height="false" fo:min-height="0cm" fo:min-width="0.287cm"/>
    </style:style>
    <style:style style:name="gr385" style:family="graphic" style:parent-style-name="standard">
      <style:graphic-properties draw:stroke="solid" svg:stroke-color="#000000" draw:fill-color="#eeeeee" draw:textarea-horizontal-align="justify" draw:textarea-vertical-align="middle" draw:auto-grow-height="false" fo:min-height="0cm" fo:min-width="0.593cm"/>
    </style:style>
    <style:style style:name="gr386" style:family="graphic" style:parent-style-name="standard">
      <style:graphic-properties draw:stroke="solid" svg:stroke-color="#000000" draw:fill-color="#ffff99" draw:textarea-horizontal-align="justify" draw:textarea-vertical-align="middle" draw:auto-grow-height="false" fo:min-height="0.295cm" fo:min-width="0.538cm"/>
    </style:style>
    <style:style style:name="gr387" style:family="graphic" style:parent-style-name="standard">
      <style:graphic-properties svg:stroke-color="#000000" draw:fill-color="#b2b2b2" draw:textarea-horizontal-align="justify" draw:textarea-vertical-align="middle" draw:auto-grow-height="false" fo:min-height="0.355cm" fo:min-width="0.479cm"/>
    </style:style>
    <style:style style:name="gr388" style:family="graphic" style:parent-style-name="standard">
      <style:graphic-properties svg:stroke-color="#000000" draw:fill-color="#b2b2b2" draw:textarea-horizontal-align="justify" draw:textarea-vertical-align="middle" draw:auto-grow-height="false" fo:min-height="0.218cm" fo:min-width="0cm"/>
    </style:style>
    <style:style style:name="gr389" style:family="graphic" style:parent-style-name="standard">
      <style:graphic-properties draw:stroke="solid" svg:stroke-color="#000000" draw:fill-color="#b2b2b2" draw:textarea-horizontal-align="justify" draw:textarea-vertical-align="middle" draw:auto-grow-height="false" fo:min-height="0cm" fo:min-width="0.66cm"/>
    </style:style>
    <style:style style:name="gr390" style:family="graphic" style:parent-style-name="standard">
      <style:graphic-properties draw:stroke="none" svg:stroke-color="#000000" draw:fill-color="#b2b2b2" draw:textarea-horizontal-align="justify" draw:textarea-vertical-align="middle" draw:auto-grow-height="false" fo:min-height="0cm" fo:min-width="0.657cm"/>
    </style:style>
    <style:style style:name="gr391" style:family="graphic" style:parent-style-name="standard">
      <style:graphic-properties draw:stroke="none" svg:stroke-color="#000000" draw:fill="solid" draw:fill-color="#ffffff" fo:min-height="2.659cm" fo:padding-top="0.1cm" fo:padding-bottom="0.1cm" fo:padding-left="0.1cm" fo:padding-right="0.1cm"/>
    </style:style>
    <style:style style:name="gr392" style:family="graphic" style:parent-style-name="standard">
      <style:graphic-properties svg:stroke-color="#000000" draw:fill="none" draw:textarea-horizontal-align="justify" draw:textarea-vertical-align="middle" draw:auto-grow-height="false" fo:min-height="10.078cm" fo:min-width="10.65cm"/>
    </style:style>
    <style:style style:name="gr393" style:family="graphic" style:parent-style-name="standard">
      <style:graphic-properties draw:stroke="none" svg:stroke-color="#000000" draw:fill="none" draw:fill-color="#ffffff" draw:auto-grow-width="true" fo:min-height="0.319cm" fo:min-width="5.501cm"/>
    </style:style>
    <style:style style:name="gr394"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4.876cm" fo:min-width="7.482cm" fo:padding-top="0.3cm" fo:padding-bottom="0.3cm" fo:padding-left="0.425cm" fo:padding-right="0.425cm"/>
    </style:style>
    <style:style style:name="gr395"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59cm" fo:min-width="1.52cm" fo:padding-top="0.3cm" fo:padding-bottom="0.3cm" fo:padding-left="0.425cm" fo:padding-right="0.425cm"/>
    </style:style>
    <style:style style:name="gr396"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593cm" fo:min-width="3.524cm" fo:padding-top="0.285cm" fo:padding-bottom="0.285cm" fo:padding-left="0.41cm" fo:padding-right="0.41cm" draw:shadow-opacity="50%"/>
    </style:style>
    <style:style style:name="gr397" style:family="graphic" style:parent-style-name="objectwithoutfill">
      <style:graphic-properties svg:stroke-width="0.2cm" svg:stroke-color="#b2b2b2" draw:marker-start-width="0.8cm" draw:marker-end-width="0.8cm" svg:stroke-linecap="round" draw:fill="none" draw:textarea-vertical-align="middle" fo:padding-top="0.225cm" fo:padding-bottom="0.225cm" fo:padding-left="0.35cm" fo:padding-right="0.35cm"/>
    </style:style>
    <style:style style:name="gr398" style:family="graphic" style:parent-style-name="objectwithoutfill">
      <style:graphic-properties svg:stroke-width="0.12cm" svg:stroke-color="#b2b2b2" draw:marker-start-width="0.575cm" draw:marker-end-width="0.575cm" svg:stroke-linecap="round" draw:fill="none" draw:textarea-vertical-align="middle" fo:padding-top="0.185cm" fo:padding-bottom="0.185cm" fo:padding-left="0.31cm" fo:padding-right="0.31cm"/>
    </style:style>
    <style:style style:name="gr399" style:family="graphic" style:parent-style-name="standard">
      <style:graphic-properties svg:stroke-width="0.3cm" svg:stroke-color="#996600" draw:marker-start-width="1.1cm" draw:marker-end-width="1.1cm" draw:stroke-linejoin="miter" draw:fill="solid" draw:fill-color="#eeffff" draw:opacity="50%" draw:textarea-horizontal-align="justify" draw:textarea-vertical-align="middle" draw:auto-grow-height="false" fo:min-height="2.195cm" fo:min-width="6.97cm" fo:padding-top="0.275cm" fo:padding-bottom="0.275cm" fo:padding-left="0.4cm" fo:padding-right="0.4cm" draw:shadow-opacity="50%"/>
    </style:style>
    <style:style style:name="gr400"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2.083cm" fo:min-width="3.006cm" fo:padding-top="0.3cm" fo:padding-bottom="0.3cm" fo:padding-left="0.425cm" fo:padding-right="0.425cm"/>
    </style:style>
    <style:style style:name="gr401"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334cm" fo:min-width="2.618cm" fo:padding-top="0.285cm" fo:padding-bottom="0.285cm" fo:padding-left="0.41cm" fo:padding-right="0.41cm" draw:shadow-opacity="50%"/>
    </style:style>
    <style:style style:name="gr402" style:family="graphic" style:parent-style-name="standard">
      <style:graphic-properties draw:stroke="none" svg:stroke-color="#000000" draw:fill="none" draw:fill-color="#ffffff" fo:min-height="2.992cm"/>
    </style:style>
    <style:style style:name="gr403" style:family="graphic" style:parent-style-name="standard">
      <style:graphic-properties draw:stroke="none" svg:stroke-color="#000000" draw:fill="none" draw:fill-color="#ffffff" fo:min-height="0.548cm"/>
    </style:style>
    <style:style style:name="gr404" style:family="graphic" style:parent-style-name="standard">
      <style:graphic-properties draw:stroke="none" svg:stroke-color="#000000" draw:fill="none" draw:fill-color="#ffffff" draw:auto-grow-width="true" fo:min-height="0.475cm" fo:min-width="1.742cm"/>
    </style:style>
    <style:style style:name="gr405" style:family="graphic" style:parent-style-name="standard">
      <style:graphic-properties draw:stroke="none" svg:stroke-color="#000000" draw:fill="none" draw:fill-color="#ffffff" fo:min-height="0.53cm" fo:padding-top="0.1cm" fo:padding-bottom="0cm" fo:padding-left="0.1cm" fo:padding-right="0.1cm"/>
    </style:style>
    <style:style style:name="gr406" style:family="graphic" style:parent-style-name="standard">
      <style:graphic-properties svg:stroke-width="0.2cm" svg:stroke-color="#996600" draw:marker-start-width="0.8cm" draw:marker-end-width="0.8cm" draw:stroke-linejoin="miter" draw:fill="none" draw:textarea-horizontal-align="justify" draw:textarea-vertical-align="middle" draw:auto-grow-height="false" fo:min-height="5.028cm" fo:min-width="7.632cm" fo:padding-top="0.225cm" fo:padding-bottom="0.225cm" fo:padding-left="0.35cm" fo:padding-right="0.35cm"/>
    </style:style>
    <style:style style:name="gr407"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143cm" fo:min-width="6.854cm" fo:padding-top="0.285cm" fo:padding-bottom="0.285cm" fo:padding-left="0.41cm" fo:padding-right="0.41cm" draw:shadow-opacity="50%"/>
    </style:style>
    <style:style style:name="gr408" style:family="graphic" style:parent-style-name="standard">
      <style:graphic-properties draw:stroke="none" svg:stroke-width="0.4cm" svg:stroke-color="#996600" draw:marker-start-width="1.4cm" draw:marker-end-width="1.4cm" draw:stroke-linejoin="miter" draw:fill="solid" draw:fill-color="#dddddd" draw:opacity="100%" draw:textarea-horizontal-align="justify" draw:textarea-vertical-align="middle" draw:auto-grow-height="false" fo:min-height="2.668cm" fo:min-width="8.253cm" fo:padding-top="0.325cm" fo:padding-bottom="0.325cm" fo:padding-left="0.45cm" fo:padding-right="0.45cm" draw:shadow-opacity="100%"/>
    </style:style>
    <style:style style:name="gr409" style:family="graphic" style:parent-style-name="standard">
      <style:graphic-properties draw:stroke="none" svg:stroke-width="0.4cm" svg:stroke-color="#996600" draw:marker-start-width="1.4cm" draw:marker-end-width="1.4cm" draw:stroke-linejoin="miter" draw:fill="solid" draw:fill-color="#dddddd" draw:opacity="100%" draw:textarea-horizontal-align="justify" draw:textarea-vertical-align="middle" draw:auto-grow-height="false" fo:min-height="0.2cm" fo:min-width="7.917cm" fo:padding-top="0.325cm" fo:padding-bottom="0.325cm" fo:padding-left="0.45cm" fo:padding-right="0.45cm" draw:shadow-opacity="100%"/>
    </style:style>
    <style:style style:name="gr410" style:family="graphic" style:parent-style-name="standard">
      <style:graphic-properties draw:stroke="none" svg:stroke-width="0.4cm" svg:stroke-color="#996600" draw:marker-start-width="1.4cm" draw:marker-end-width="1.4cm" draw:stroke-linejoin="miter" draw:fill="solid" draw:fill-color="#dddddd" draw:opacity="100%" draw:textarea-horizontal-align="justify" draw:textarea-vertical-align="middle" draw:auto-grow-height="false" fo:min-height="2.671cm" fo:min-width="0.535cm" fo:padding-top="0.325cm" fo:padding-bottom="0.325cm" fo:padding-left="0.45cm" fo:padding-right="0.45cm" draw:shadow-opacity="100%"/>
    </style:style>
    <style:style style:name="gr411" style:family="graphic" style:parent-style-name="standard">
      <style:graphic-properties draw:stroke="none" svg:stroke-color="#000000" draw:fill="none" draw:fill-color="#ffffff" fo:min-height="0.53cm" fo:padding-top="0.1cm" fo:padding-bottom="0.1cm" fo:padding-left="0.1cm" fo:padding-right="0.1cm"/>
    </style:style>
    <style:style style:name="gr412" style:family="graphic" style:parent-style-name="standard">
      <style:graphic-properties draw:stroke="none" svg:stroke-color="#000000" draw:fill="none" draw:fill-color="#ffffff" draw:auto-grow-width="true" fo:min-height="0.529cm" fo:min-width="2.148cm"/>
    </style:style>
    <style:style style:name="gr413" style:family="graphic" style:parent-style-name="standard">
      <style:graphic-properties draw:stroke="none" svg:stroke-color="#000000" draw:fill="none" draw:fill-color="#ffffff" draw:auto-grow-width="true" fo:min-height="0.513cm" fo:min-width="6.223cm"/>
    </style:style>
    <style:style style:name="gr414"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3.427cm" fo:min-width="4.22cm" fo:padding-top="0.285cm" fo:padding-bottom="0.285cm" fo:padding-left="0.41cm" fo:padding-right="0.41cm" draw:shadow-opacity="50%"/>
    </style:style>
    <style:style style:name="gr415"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69cm" fo:min-width="4.854cm" fo:padding-top="0.3cm" fo:padding-bottom="0.3cm" fo:padding-left="0.425cm" fo:padding-right="0.425cm"/>
    </style:style>
    <style:style style:name="gr416" style:family="graphic" style:parent-style-name="standard">
      <style:graphic-properties draw:stroke="none" draw:fill-color="#ffffff" draw:textarea-horizontal-align="justify" draw:textarea-vertical-align="middle" draw:auto-grow-height="false" fo:min-height="5.827cm" fo:min-width="0.148cm"/>
    </style:style>
    <style:style style:name="gr417" style:family="graphic" style:parent-style-name="standard">
      <style:graphic-properties draw:stroke="none" svg:stroke-color="#000000" draw:fill="none" draw:fill-color="#ffffff" draw:auto-grow-width="true" fo:min-height="0.556cm" fo:min-width="6.403cm"/>
    </style:style>
    <style:style style:name="gr418"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82cm" fo:min-width="4.873cm" fo:padding-top="0.3cm" fo:padding-bottom="0.3cm" fo:padding-left="0.425cm" fo:padding-right="0.425cm"/>
    </style:style>
    <style:style style:name="gr419"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019cm" fo:min-width="4.188cm" fo:padding-top="0.285cm" fo:padding-bottom="0.285cm" fo:padding-left="0.41cm" fo:padding-right="0.41cm" draw:shadow-opacity="50%"/>
    </style:style>
    <style:style style:name="gr420"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702cm" fo:min-width="4.584cm" fo:padding-top="0.285cm" fo:padding-bottom="0.285cm" fo:padding-left="0.41cm" fo:padding-right="0.41cm" draw:shadow-opacity="50%"/>
    </style:style>
    <style:style style:name="gr421" style:family="graphic" style:parent-style-name="standard">
      <style:graphic-properties draw:stroke="none" svg:stroke-color="#000000" draw:fill="none" draw:fill-color="#ffffff" fo:min-height="0.529cm"/>
    </style:style>
    <style:style style:name="gr422" style:family="graphic" style:parent-style-name="standard">
      <style:graphic-properties draw:stroke="none" svg:stroke-color="#000000" draw:fill="none" draw:fill-color="#ffffff" fo:min-height="0.723cm"/>
    </style:style>
    <style:style style:name="gr423"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71cm" fo:min-width="4.855cm" fo:padding-top="0.3cm" fo:padding-bottom="0.3cm" fo:padding-left="0.425cm" fo:padding-right="0.425cm"/>
    </style:style>
    <style:style style:name="gr424"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016cm" fo:min-width="4.173cm" fo:padding-top="0.285cm" fo:padding-bottom="0.285cm" fo:padding-left="0.41cm" fo:padding-right="0.41cm" draw:shadow-opacity="50%"/>
    </style:style>
    <style:style style:name="gr425"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3.959cm" fo:min-width="2.197cm" fo:padding-top="0.285cm" fo:padding-bottom="0.285cm" fo:padding-left="0.41cm" fo:padding-right="0.41cm" draw:shadow-opacity="50%"/>
    </style:style>
    <style:style style:name="gr426"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143cm" fo:min-width="6.54cm" fo:padding-top="0.285cm" fo:padding-bottom="0.285cm" fo:padding-left="0.41cm" fo:padding-right="0.41cm" draw:shadow-opacity="50%"/>
    </style:style>
    <style:style style:name="gr427" style:family="graphic" style:parent-style-name="standard">
      <style:graphic-properties svg:stroke-color="#000000" draw:fill="none" draw:textarea-horizontal-align="justify" draw:textarea-vertical-align="middle" draw:auto-grow-height="false" fo:min-height="20.326cm" fo:min-width="14.09cm"/>
    </style:style>
    <style:style style:name="gr428" style:family="graphic" style:parent-style-name="standard">
      <style:graphic-properties svg:stroke-width="0.35cm" svg:stroke-color="#996600" draw:marker-start-width="1.255cm" draw:marker-end-width="1.255cm" draw:stroke-linejoin="miter" draw:fill="solid" draw:fill-color="#eeffff" draw:opacity="50%" draw:textarea-horizontal-align="justify" draw:textarea-vertical-align="middle" draw:auto-grow-height="false" fo:min-height="3.358cm" fo:min-width="1.52cm" fo:padding-top="0.3cm" fo:padding-bottom="0.3cm" fo:padding-left="0.425cm" fo:padding-right="0.425cm" draw:shadow-opacity="50%"/>
    </style:style>
    <style:style style:name="gr429" style:family="graphic" style:parent-style-name="standard">
      <style:graphic-properties draw:stroke="none" svg:stroke-color="#000000" draw:fill="none" draw:fill-color="#ffffff" draw:auto-grow-width="true" fo:min-height="0.475cm" fo:min-width="2.288cm"/>
    </style:style>
    <style:style style:name="gr430" style:family="graphic" style:parent-style-name="standard">
      <style:graphic-properties svg:stroke-width="0.35cm" svg:stroke-color="#996600" draw:marker-start-width="1.255cm" draw:marker-end-width="1.255cm" draw:stroke-linejoin="miter" draw:fill="solid" draw:fill-color="#eeffff" draw:opacity="50%" draw:textarea-horizontal-align="justify" draw:textarea-vertical-align="middle" draw:auto-grow-height="false" fo:min-height="3.383cm" fo:min-width="2.446cm" fo:padding-top="0.3cm" fo:padding-bottom="0.3cm" fo:padding-left="0.425cm" fo:padding-right="0.425cm" draw:shadow-opacity="50%"/>
    </style:style>
    <style:style style:name="gr431" style:family="graphic" style:parent-style-name="standard">
      <style:graphic-properties svg:stroke-width="0.3cm" svg:stroke-color="#ffcc00" draw:marker-start-width="1.115cm" draw:marker-end-width="1.115cm" draw:stroke-linejoin="miter" draw:fill="solid" draw:fill-color="#eeffff" draw:opacity="50%" draw:textarea-horizontal-align="justify" draw:textarea-vertical-align="middle" draw:auto-grow-height="false" fo:min-height="3.017cm" fo:min-width="1.783cm" fo:padding-top="0.275cm" fo:padding-bottom="0.275cm" fo:padding-left="0.4cm" fo:padding-right="0.4cm" draw:shadow-opacity="50%"/>
    </style:style>
    <style:style style:name="gr432"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83cm" fo:min-width="4.873cm" fo:padding-top="0.3cm" fo:padding-bottom="0.3cm" fo:padding-left="0.425cm" fo:padding-right="0.425cm"/>
    </style:style>
    <style:style style:name="gr433" style:family="graphic" style:parent-style-name="standard">
      <style:graphic-properties draw:stroke="none" svg:stroke-color="#000000" draw:fill="none" draw:fill-color="#ffffff" draw:auto-grow-width="true" fo:min-height="0.475cm" fo:min-width="2.055cm"/>
    </style:style>
    <style:style style:name="gr434" style:family="graphic" style:parent-style-name="standard">
      <style:graphic-properties draw:stroke="none" svg:stroke-color="#000000" draw:fill="none" draw:fill-color="#ffffff" fo:min-height="0.53cm"/>
    </style:style>
    <style:style style:name="gr435"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02cm" fo:min-width="4.188cm" fo:padding-top="0.285cm" fo:padding-bottom="0.285cm" fo:padding-left="0.41cm" fo:padding-right="0.41cm" draw:shadow-opacity="50%"/>
    </style:style>
    <style:style style:name="gr436"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703cm" fo:min-width="4.584cm" fo:padding-top="0.285cm" fo:padding-bottom="0.285cm" fo:padding-left="0.41cm" fo:padding-right="0.41cm" draw:shadow-opacity="50%"/>
    </style:style>
    <style:style style:name="gr437"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84cm" fo:min-width="4.873cm" fo:padding-top="0.3cm" fo:padding-bottom="0.3cm" fo:padding-left="0.425cm" fo:padding-right="0.425cm"/>
    </style:style>
    <style:style style:name="gr438" style:family="graphic" style:parent-style-name="standard">
      <style:graphic-properties draw:stroke="none" draw:fill-color="#ffffff" draw:textarea-horizontal-align="justify" draw:textarea-vertical-align="middle" draw:auto-grow-height="false" fo:min-height="0.024cm" fo:min-width="2.929cm"/>
    </style:style>
    <style:style style:name="gr439" style:family="graphic" style:parent-style-name="standard">
      <style:graphic-properties draw:stroke="none" draw:fill="none" fo:min-height="0.556cm"/>
    </style:style>
    <style:style style:name="gr440"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599cm" fo:min-width="4.533cm" fo:padding-top="0.285cm" fo:padding-bottom="0.285cm" fo:padding-left="0.41cm" fo:padding-right="0.41cm" draw:shadow-opacity="50%"/>
    </style:style>
    <style:style style:name="gr441" style:family="graphic" style:parent-style-name="objectwithoutfill">
      <style:graphic-properties svg:stroke-width="0.2cm" svg:stroke-color="#b2b2b2" draw:marker-start-width="0.8cm" draw:marker-end-width="0.8cm" svg:stroke-linecap="butt" draw:fill="none" draw:textarea-vertical-align="middle" fo:padding-top="0.225cm" fo:padding-bottom="0.225cm" fo:padding-left="0.35cm" fo:padding-right="0.35cm"/>
    </style:style>
    <style:style style:name="gr442" style:family="graphic" style:parent-style-name="objectwithoutfill">
      <style:graphic-properties svg:stroke-width="0.35cm" svg:stroke-color="#996600" draw:marker-start-width="1.555cm" draw:marker-end-width="1.555cm" draw:stroke-linejoin="miter" svg:stroke-linecap="butt" draw:fill="none" draw:textarea-vertical-align="middle" fo:padding-top="0.3cm" fo:padding-bottom="0.3cm" fo:padding-left="0.425cm" fo:padding-right="0.425cm"/>
    </style:style>
    <style:style style:name="gr443" style:family="graphic" style:parent-style-name="standard">
      <style:graphic-properties draw:stroke="none" draw:fill-color="#ffffff" draw:textarea-horizontal-align="justify" draw:textarea-vertical-align="middle" draw:auto-grow-height="false" fo:min-height="2.035cm" fo:min-width="0cm"/>
    </style:style>
    <style:style style:name="gr444" style:family="graphic" style:parent-style-name="standard">
      <style:graphic-properties draw:stroke="none" svg:stroke-color="#000000" draw:fill="none" draw:fill-color="#ffffff" fo:min-height="0.319cm" fo:padding-top="0.1cm" fo:padding-bottom="0cm" fo:padding-left="0.1cm" fo:padding-right="0.1cm"/>
    </style:style>
    <style:style style:name="gr445"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7cm" fo:min-width="4.853cm" fo:padding-top="0.3cm" fo:padding-bottom="0.3cm" fo:padding-left="0.425cm" fo:padding-right="0.425cm"/>
    </style:style>
    <style:style style:name="gr446"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3.706cm" fo:min-width="4.139cm" fo:padding-top="0.285cm" fo:padding-bottom="0.285cm" fo:padding-left="0.41cm" fo:padding-right="0.41cm" draw:shadow-opacity="50%"/>
    </style:style>
    <style:style style:name="gr447" style:family="graphic" style:parent-style-name="standard">
      <style:graphic-properties draw:stroke="none" svg:stroke-color="#000000" draw:fill="none" draw:fill-color="#ffffff" fo:min-height="0.475cm" fo:padding-top="0.1cm" fo:padding-bottom="0cm" fo:padding-left="0.1cm" fo:padding-right="0.1cm"/>
    </style:style>
    <style:style style:name="gr448"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849cm" fo:min-width="3.928cm" fo:padding-top="0.285cm" fo:padding-bottom="0.285cm" fo:padding-left="0.41cm" fo:padding-right="0.41cm" draw:shadow-opacity="50%"/>
    </style:style>
    <style:style style:name="gr449"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83cm" fo:min-width="4.874cm" fo:padding-top="0.3cm" fo:padding-bottom="0.3cm" fo:padding-left="0.425cm" fo:padding-right="0.425cm"/>
    </style:style>
    <style:style style:name="gr450"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852cm" fo:min-width="3.928cm" fo:padding-top="0.285cm" fo:padding-bottom="0.285cm" fo:padding-left="0.41cm" fo:padding-right="0.41cm" draw:shadow-opacity="50%"/>
    </style:style>
    <style:style style:name="gr451" style:family="graphic" style:parent-style-name="standard">
      <style:graphic-properties draw:stroke="none" draw:fill-color="#ffffff" draw:textarea-horizontal-align="justify" draw:textarea-vertical-align="middle" draw:auto-grow-height="false" fo:min-height="2.707cm" fo:min-width="0.43cm"/>
    </style:style>
    <style:style style:name="gr452" style:family="graphic" style:parent-style-name="standard">
      <style:graphic-properties draw:stroke="none" svg:stroke-color="#000000" draw:fill="none" draw:fill-color="#ffffff" draw:auto-grow-width="true" fo:min-height="0.475cm" fo:min-width="2.881cm"/>
    </style:style>
    <style:style style:name="gr453"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385cm" fo:min-width="4.873cm" fo:padding-top="0.3cm" fo:padding-bottom="0.3cm" fo:padding-left="0.425cm" fo:padding-right="0.425cm"/>
    </style:style>
    <style:style style:name="gr454"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2.59cm" fo:min-width="4.124cm" fo:padding-top="0.285cm" fo:padding-bottom="0.285cm" fo:padding-left="0.41cm" fo:padding-right="0.41cm" draw:shadow-opacity="50%"/>
    </style:style>
    <style:style style:name="gr455" style:family="graphic" style:parent-style-name="standard">
      <style:graphic-properties draw:stroke="none" draw:fill-color="#ffffff" draw:textarea-horizontal-align="justify" draw:textarea-vertical-align="middle" draw:auto-grow-height="false" fo:min-height="0.05cm" fo:min-width="3.397cm"/>
    </style:style>
    <style:style style:name="gr456" style:family="graphic" style:parent-style-name="standard">
      <style:graphic-properties draw:stroke="none" draw:fill-color="#996600" draw:textarea-horizontal-align="justify" draw:textarea-vertical-align="middle" draw:auto-grow-height="false" fo:min-height="0.069cm" fo:min-width="3.406cm"/>
    </style:style>
    <style:style style:name="gr457" style:family="graphic" style:parent-style-name="standard">
      <style:graphic-properties svg:stroke-color="#000000" draw:fill="none" draw:textarea-horizontal-align="justify" draw:textarea-vertical-align="middle" draw:auto-grow-height="false" fo:min-height="14.473cm" fo:min-width="14.535cm"/>
    </style:style>
    <style:style style:name="gr458" style:family="graphic" style:parent-style-name="standard">
      <style:graphic-properties draw:stroke="none" svg:stroke-color="#000000" draw:fill="none" draw:fill-color="#ffffff" fo:min-height="1.161cm"/>
    </style:style>
    <style:style style:name="gr459" style:family="graphic" style:parent-style-name="standard">
      <style:graphic-properties svg:stroke-width="0.053cm" svg:stroke-color="#000000" draw:marker-start-width="0.5cm" draw:marker-end-width="0.5cm" draw:fill="none" draw:textarea-horizontal-align="justify" draw:textarea-vertical-align="middle" draw:auto-grow-height="false" fo:min-height="2.716cm" fo:min-width="1.894cm" fo:padding-top="0.151cm" fo:padding-bottom="0.151cm" fo:padding-left="0.276cm" fo:padding-right="0.276cm"/>
    </style:style>
    <style:style style:name="gr460" style:family="graphic" style:parent-style-name="objectwithoutfill">
      <style:graphic-properties svg:stroke-width="0.035cm" svg:stroke-color="#000000" draw:marker-start-width="0.503cm" draw:marker-end-width="0.503cm" draw:fill="none" draw:textarea-vertical-align="middle" fo:padding-top="0.142cm" fo:padding-bottom="0.142cm" fo:padding-left="0.267cm" fo:padding-right="0.267cm"/>
    </style:style>
    <style:style style:name="gr461" style:family="graphic" style:parent-style-name="standard">
      <style:graphic-properties svg:stroke-width="0.053cm" svg:stroke-color="#000000" draw:marker-start-width="0.5cm" draw:marker-end-width="0.5cm" draw:fill="none" draw:textarea-horizontal-align="justify" draw:textarea-vertical-align="middle" draw:auto-grow-height="false" fo:min-height="2.952cm" fo:min-width="2.134cm" fo:padding-top="0.151cm" fo:padding-bottom="0.151cm" fo:padding-left="0.276cm" fo:padding-right="0.276cm"/>
    </style:style>
    <style:style style:name="gr462" style:family="graphic" style:parent-style-name="standard">
      <style:graphic-properties svg:stroke-width="0.053cm" svg:stroke-color="#000000" draw:marker-start-width="0.5cm" draw:marker-end-width="0.5cm" draw:fill="none" draw:textarea-horizontal-align="justify" draw:textarea-vertical-align="middle" draw:auto-grow-height="false" fo:min-height="3.281cm" fo:min-width="2.488cm" fo:padding-top="0.151cm" fo:padding-bottom="0.151cm" fo:padding-left="0.276cm" fo:padding-right="0.276cm"/>
    </style:style>
    <style:style style:name="gr463" style:family="graphic" style:parent-style-name="standard">
      <style:graphic-properties svg:stroke-width="0.053cm" svg:stroke-color="#000000" draw:marker-start-width="0.5cm" draw:marker-end-width="0.5cm" draw:fill="none" draw:textarea-horizontal-align="justify" draw:textarea-vertical-align="middle" draw:auto-grow-height="false" fo:min-height="3.158cm" fo:min-width="0.819cm" fo:padding-top="0.152cm" fo:padding-bottom="0.152cm" fo:padding-left="0.277cm" fo:padding-right="0.277cm"/>
    </style:style>
    <style:style style:name="gr464" style:family="graphic" style:parent-style-name="objectwithoutfill">
      <style:graphic-properties svg:stroke-width="0.035cm" svg:stroke-color="#000000" draw:marker-start-width="0cm" draw:marker-end-width="0cm" draw:fill="none" draw:textarea-vertical-align="middle" fo:padding-top="0.143cm" fo:padding-bottom="0.143cm" fo:padding-left="0.268cm" fo:padding-right="0.268cm"/>
    </style:style>
    <style:style style:name="gr465" style:family="graphic" style:parent-style-name="objectwithoutfill">
      <style:graphic-properties svg:stroke-width="0.035cm" svg:stroke-color="#000000" draw:marker-start-width="0.503cm" draw:marker-end-width="0.503cm" draw:fill="none" draw:textarea-vertical-align="middle" fo:padding-top="0.143cm" fo:padding-bottom="0.143cm" fo:padding-left="0.268cm" fo:padding-right="0.268cm"/>
    </style:style>
    <style:style style:name="gr466" style:family="graphic" style:parent-style-name="standard">
      <style:graphic-properties svg:stroke-width="0.053cm" svg:stroke-color="#000000" draw:marker-start-width="0.5cm" draw:marker-end-width="0.5cm" draw:fill="none" draw:textarea-horizontal-align="justify" draw:textarea-vertical-align="middle" draw:auto-grow-height="false" fo:min-height="3.381cm" fo:min-width="1.024cm" fo:padding-top="0.152cm" fo:padding-bottom="0.152cm" fo:padding-left="0.277cm" fo:padding-right="0.277cm"/>
    </style:style>
    <style:style style:name="gr467" style:family="graphic" style:parent-style-name="standard">
      <style:graphic-properties svg:stroke-width="0.053cm" svg:stroke-color="#000000" draw:marker-start-width="0.5cm" draw:marker-end-width="0.5cm" draw:fill="none" draw:textarea-horizontal-align="justify" draw:textarea-vertical-align="middle" draw:auto-grow-height="false" fo:min-height="3.748cm" fo:min-width="1.316cm" fo:padding-top="0.152cm" fo:padding-bottom="0.152cm" fo:padding-left="0.277cm" fo:padding-right="0.277cm"/>
    </style:style>
    <style:style style:name="gr468"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7cm" fo:min-width="1.071cm" fo:padding-top="0.152cm" fo:padding-bottom="0.152cm" fo:padding-left="0.277cm" fo:padding-right="0.277cm"/>
    </style:style>
    <style:style style:name="gr469" style:family="graphic" style:parent-style-name="standard">
      <style:graphic-properties svg:stroke-width="0.053cm" svg:stroke-color="#000000" draw:marker-start-width="0.5cm" draw:marker-end-width="0.5cm" draw:fill="none" draw:textarea-horizontal-align="justify" draw:textarea-vertical-align="middle" draw:auto-grow-height="false" fo:min-height="4.081cm" fo:min-width="1.301cm" fo:padding-top="0.152cm" fo:padding-bottom="0.152cm" fo:padding-left="0.277cm" fo:padding-right="0.277cm"/>
    </style:style>
    <style:style style:name="gr470" style:family="graphic" style:parent-style-name="objectwithoutfill">
      <style:graphic-properties svg:stroke-width="0.035cm" svg:stroke-color="#000000" draw:marker-start-width="0.003cm" draw:marker-end-width="0.003cm" draw:fill="none" draw:textarea-vertical-align="middle" fo:padding-top="0.143cm" fo:padding-bottom="0.143cm" fo:padding-left="0.268cm" fo:padding-right="0.268cm"/>
    </style:style>
    <style:style style:name="gr471" style:family="graphic" style:parent-style-name="standard">
      <style:graphic-properties svg:stroke-width="0.053cm" svg:stroke-color="#000000" draw:marker-start-width="0.5cm" draw:marker-end-width="0.5cm" draw:fill="none" draw:textarea-horizontal-align="justify" draw:textarea-vertical-align="middle" draw:auto-grow-height="false" fo:min-height="4.081cm" fo:min-width="1.3cm" fo:padding-top="0.152cm" fo:padding-bottom="0.152cm" fo:padding-left="0.277cm" fo:padding-right="0.277cm"/>
    </style:style>
    <style:style style:name="gr472" style:family="graphic" style:parent-style-name="standard">
      <style:graphic-properties svg:stroke-width="0.053cm" svg:stroke-color="#000000" draw:marker-start-width="0.5cm" draw:marker-end-width="0.5cm" draw:fill="none" draw:textarea-horizontal-align="justify" draw:textarea-vertical-align="middle" draw:auto-grow-height="false" fo:min-height="4.422cm" fo:min-width="3.498cm" fo:padding-top="0.152cm" fo:padding-bottom="0.152cm" fo:padding-left="0.277cm" fo:padding-right="0.277cm"/>
    </style:style>
    <style:style style:name="gr473" style:family="graphic" style:parent-style-name="standard">
      <style:graphic-properties svg:stroke-width="0.053cm" svg:stroke-color="#000000" draw:marker-start-width="0.5cm" draw:marker-end-width="0.5cm" draw:fill="none" draw:textarea-horizontal-align="justify" draw:textarea-vertical-align="middle" draw:auto-grow-height="false" fo:min-height="3.821cm" fo:min-width="1.081cm" fo:padding-top="0.152cm" fo:padding-bottom="0.152cm" fo:padding-left="0.277cm" fo:padding-right="0.277cm"/>
    </style:style>
    <style:style style:name="gr474"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7cm" fo:min-width="1.282cm" fo:padding-top="0.152cm" fo:padding-bottom="0.152cm" fo:padding-left="0.277cm" fo:padding-right="0.277cm"/>
    </style:style>
    <style:style style:name="gr475" style:family="graphic" style:parent-style-name="standard">
      <style:graphic-properties svg:stroke-width="0.053cm" svg:stroke-color="#000000" draw:marker-start-width="0.5cm" draw:marker-end-width="0.5cm" draw:fill="none" draw:textarea-horizontal-align="justify" draw:textarea-vertical-align="middle" draw:auto-grow-height="false" fo:min-height="4.081cm" fo:min-width="1.321cm" fo:padding-top="0.152cm" fo:padding-bottom="0.152cm" fo:padding-left="0.277cm" fo:padding-right="0.277cm"/>
    </style:style>
    <style:style style:name="gr476" style:family="graphic" style:parent-style-name="standard">
      <style:graphic-properties svg:stroke-width="0.053cm" svg:stroke-color="#000000" draw:marker-start-width="0.5cm" draw:marker-end-width="0.5cm" draw:fill="none" draw:textarea-horizontal-align="justify" draw:textarea-vertical-align="middle" draw:auto-grow-height="false" fo:min-height="4.422cm" fo:min-width="3.497cm" fo:padding-top="0.152cm" fo:padding-bottom="0.152cm" fo:padding-left="0.277cm" fo:padding-right="0.277cm"/>
    </style:style>
    <style:style style:name="gr477"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7cm" fo:min-width="2.451cm" fo:padding-top="0.152cm" fo:padding-bottom="0.152cm" fo:padding-left="0.277cm" fo:padding-right="0.277cm"/>
    </style:style>
    <style:style style:name="gr478" style:family="graphic" style:parent-style-name="standard">
      <style:graphic-properties svg:stroke-width="0.053cm" svg:stroke-color="#000000" draw:marker-start-width="0.5cm" draw:marker-end-width="0.5cm" draw:fill="none" draw:textarea-horizontal-align="justify" draw:textarea-vertical-align="middle" draw:auto-grow-height="false" fo:min-height="4.081cm" fo:min-width="2.735cm" fo:padding-top="0.152cm" fo:padding-bottom="0.152cm" fo:padding-left="0.277cm" fo:padding-right="0.277cm"/>
    </style:style>
    <style:style style:name="gr479" style:family="graphic" style:parent-style-name="objectwithoutfill">
      <style:graphic-properties draw:stroke="dash" draw:stroke-dash="Dashed_20__28_var_29_" svg:stroke-width="0.035cm" svg:stroke-color="#000000" draw:marker-start-width="0.503cm" draw:marker-end-width="0.503cm" draw:fill="none" draw:textarea-vertical-align="middle" fo:padding-top="0.143cm" fo:padding-bottom="0.143cm" fo:padding-left="0.268cm" fo:padding-right="0.268cm"/>
    </style:style>
    <style:style style:name="gr480" style:family="graphic" style:parent-style-name="standard">
      <style:graphic-properties draw:stroke="none" svg:stroke-width="0.053cm" draw:fill-color="#000000" draw:textarea-horizontal-align="justify" draw:textarea-vertical-align="middle" draw:auto-grow-height="false" fo:min-height="0cm" fo:min-width="0cm"/>
    </style:style>
    <style:style style:name="gr481" style:family="graphic" style:parent-style-name="standard">
      <style:graphic-properties svg:stroke-width="0.053cm" svg:stroke-color="#000000" draw:marker-start-width="0.5cm" draw:marker-end-width="0.5cm" draw:fill="none" draw:textarea-horizontal-align="justify" draw:textarea-vertical-align="middle" draw:auto-grow-height="false" fo:min-height="4.422cm" fo:min-width="3.077cm" fo:padding-top="0.152cm" fo:padding-bottom="0.152cm" fo:padding-left="0.277cm" fo:padding-right="0.277cm"/>
    </style:style>
    <style:style style:name="gr482" style:family="graphic" style:parent-style-name="standard">
      <style:graphic-properties svg:stroke-width="0.053cm" svg:stroke-color="#000000" draw:marker-start-width="0.5cm" draw:marker-end-width="0.5cm" draw:fill="none" draw:textarea-horizontal-align="justify" draw:textarea-vertical-align="middle" draw:auto-grow-height="false" fo:min-height="5.435cm" fo:min-width="1.102cm" fo:padding-top="0.152cm" fo:padding-bottom="0.152cm" fo:padding-left="0.277cm" fo:padding-right="0.277cm"/>
    </style:style>
    <style:style style:name="gr483" style:family="graphic" style:parent-style-name="standard">
      <style:graphic-properties svg:stroke-width="0.053cm" svg:stroke-color="#000000" draw:marker-start-width="0.5cm" draw:marker-end-width="0.5cm" draw:fill="none" draw:textarea-horizontal-align="justify" draw:textarea-vertical-align="middle" draw:auto-grow-height="false" fo:min-height="5.672cm" fo:min-width="1.301cm" fo:padding-top="0.152cm" fo:padding-bottom="0.152cm" fo:padding-left="0.277cm" fo:padding-right="0.277cm"/>
    </style:style>
    <style:style style:name="gr484" style:family="graphic" style:parent-style-name="standard">
      <style:graphic-properties svg:stroke-width="0.053cm" svg:stroke-color="#000000" draw:marker-start-width="0.5cm" draw:marker-end-width="0.5cm" draw:fill="none" draw:textarea-horizontal-align="justify" draw:textarea-vertical-align="middle" draw:auto-grow-height="false" fo:min-height="5.435cm" fo:min-width="1.071cm" fo:padding-top="0.152cm" fo:padding-bottom="0.152cm" fo:padding-left="0.277cm" fo:padding-right="0.277cm"/>
    </style:style>
    <style:style style:name="gr485" style:family="graphic" style:parent-style-name="standard">
      <style:graphic-properties draw:stroke="none" svg:stroke-width="0.053cm" draw:fill-color="#000000" draw:textarea-horizontal-align="justify" draw:textarea-vertical-align="middle" draw:auto-grow-height="false" fo:min-height="0cm" fo:min-width="0.17cm"/>
    </style:style>
    <style:style style:name="gr486" style:family="graphic" style:parent-style-name="standard">
      <style:graphic-properties svg:stroke-width="0.053cm" svg:stroke-color="#000000" draw:marker-start-width="0.5cm" draw:marker-end-width="0.5cm" draw:fill="none" draw:textarea-horizontal-align="justify" draw:textarea-vertical-align="middle" draw:auto-grow-height="false" fo:min-height="6.008cm" fo:min-width="3.498cm" fo:padding-top="0.152cm" fo:padding-bottom="0.152cm" fo:padding-left="0.277cm" fo:padding-right="0.277cm"/>
    </style:style>
    <style:style style:name="gr487" style:family="graphic" style:parent-style-name="objectwithoutfill">
      <style:graphic-properties svg:stroke-width="0.035cm" draw:marker-start-width="0.328cm" draw:marker-end-width="0.328cm" draw:fill="none" draw:textarea-vertical-align="middle" fo:padding-top="0.142cm" fo:padding-bottom="0.142cm" fo:padding-left="0.267cm" fo:padding-right="0.267cm"/>
    </style:style>
    <style:style style:name="gr488" style:family="graphic" style:parent-style-name="standard">
      <style:graphic-properties svg:stroke-width="0.053cm" svg:stroke-color="#000000" draw:marker-start-width="0.5cm" draw:marker-end-width="0.5cm" draw:fill="none" draw:textarea-horizontal-align="justify" draw:textarea-vertical-align="middle" draw:auto-grow-height="false" fo:min-height="3.382cm" fo:min-width="1.024cm" fo:padding-top="0.152cm" fo:padding-bottom="0.152cm" fo:padding-left="0.277cm" fo:padding-right="0.277cm"/>
    </style:style>
    <style:style style:name="gr489" style:family="graphic" style:parent-style-name="standard">
      <style:graphic-properties svg:stroke-width="0.053cm" svg:stroke-color="#000000" draw:marker-start-width="0.5cm" draw:marker-end-width="0.5cm" draw:fill="none" draw:textarea-horizontal-align="justify" draw:textarea-vertical-align="middle" draw:auto-grow-height="false" fo:min-height="3.748cm" fo:min-width="1.315cm" fo:padding-top="0.152cm" fo:padding-bottom="0.152cm" fo:padding-left="0.277cm" fo:padding-right="0.277cm"/>
    </style:style>
    <style:style style:name="gr490" style:family="graphic" style:parent-style-name="standard">
      <style:graphic-properties svg:stroke-width="0.053cm" svg:stroke-color="#000000" draw:marker-start-width="0.5cm" draw:marker-end-width="0.5cm" draw:fill="none" draw:textarea-horizontal-align="justify" draw:textarea-vertical-align="middle" draw:auto-grow-height="false" fo:min-height="6.009cm" fo:min-width="3.411cm" fo:padding-top="0.152cm" fo:padding-bottom="0.152cm" fo:padding-left="0.277cm" fo:padding-right="0.277cm"/>
    </style:style>
    <style:style style:name="gr491" style:family="graphic" style:parent-style-name="standard">
      <style:graphic-properties draw:stroke="none" svg:stroke-width="0.053cm" svg:stroke-color="#000000" draw:marker-start-width="0.279cm" draw:marker-end-width="0.279cm" draw:fill="none" draw:fill-color="#ffffff" fo:min-height="0.475cm"/>
    </style:style>
    <style:style style:name="gr492" style:family="graphic" style:parent-style-name="standard">
      <style:graphic-properties draw:stroke="none" svg:stroke-width="0.053cm" svg:stroke-color="#000000" draw:marker-start-width="0.279cm" draw:marker-end-width="0.279cm" draw:fill="none" draw:fill-color="#ffffff" draw:auto-grow-width="true" fo:min-height="0.475cm" fo:min-width="3.046cm"/>
    </style:style>
    <style:style style:name="gr493" style:family="graphic" style:parent-style-name="standard">
      <style:graphic-properties draw:stroke="none" svg:stroke-width="0.053cm" svg:stroke-color="#000000" draw:marker-start-width="0.279cm" draw:marker-end-width="0.279cm" draw:fill="none" draw:fill-color="#ffffff" fo:min-height="0.475cm" fo:padding-top="0.1cm" fo:padding-bottom="0cm" fo:padding-left="0.1cm" fo:padding-right="0.1cm"/>
    </style:style>
    <style:style style:name="gr494" style:family="graphic" style:parent-style-name="standard">
      <style:graphic-properties draw:stroke="none" svg:stroke-width="0.053cm" draw:marker-start-width="0.279cm" draw:marker-end-width="0.279cm" draw:fill-color="#ffffff" draw:textarea-horizontal-align="justify" draw:textarea-vertical-align="middle" draw:auto-grow-height="false" fo:min-height="5.995cm" fo:min-width="0.396cm"/>
    </style:style>
    <style:style style:name="gr495" style:family="graphic" style:parent-style-name="standard">
      <style:graphic-properties draw:stroke="none" svg:stroke-color="#000000" draw:fill="none" draw:fill-color="#ffffff" draw:auto-grow-width="true" fo:min-height="0.319cm" fo:min-width="5.501cm" fo:padding-top="0.1cm" fo:padding-bottom="0.05cm" fo:padding-left="0.1cm" fo:padding-right="0.1cm"/>
    </style:style>
    <style:style style:name="gr496" style:family="graphic" style:parent-style-name="standard">
      <style:graphic-properties svg:stroke-color="#000000" draw:fill="none" draw:textarea-horizontal-align="justify" draw:textarea-vertical-align="middle" draw:auto-grow-height="false" fo:min-height="17.2cm" fo:min-width="12.5cm"/>
    </style:style>
    <style:style style:name="gr497" style:family="graphic" style:parent-style-name="standard">
      <style:graphic-properties draw:stroke="none" svg:stroke-width="0.053cm" svg:stroke-color="#000000" draw:marker-start-width="0.279cm" draw:marker-end-width="0.279cm" draw:fill="none" draw:fill-color="#ffffff" fo:min-height="0.556cm" fo:padding-top="0.1cm" fo:padding-bottom="0cm" fo:padding-left="0.1cm" fo:padding-right="0.1cm"/>
    </style:style>
    <style:style style:name="gr498" style:family="graphic" style:parent-style-name="standard">
      <style:graphic-properties svg:stroke-width="0.053cm" svg:stroke-color="#000000" draw:marker-start-width="0.43cm" draw:marker-end-width="0.43cm" draw:fill="none" draw:textarea-horizontal-align="justify" draw:textarea-vertical-align="middle" draw:auto-grow-height="false" fo:min-height="4.419cm" fo:min-width="3.495cm" fo:padding-top="0.152cm" fo:padding-bottom="0.152cm" fo:padding-left="0.277cm" fo:padding-right="0.277cm"/>
    </style:style>
    <style:style style:name="gr499"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6cm" fo:min-width="2.917cm" fo:padding-top="0.152cm" fo:padding-bottom="0.152cm" fo:padding-left="0.277cm" fo:padding-right="0.277cm"/>
    </style:style>
    <style:style style:name="gr500"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7cm" fo:min-width="3.156cm" fo:padding-top="0.152cm" fo:padding-bottom="0.152cm" fo:padding-left="0.277cm" fo:padding-right="0.277cm"/>
    </style:style>
    <style:style style:name="gr501" style:family="graphic" style:parent-style-name="objectwithoutfill">
      <style:graphic-properties draw:stroke="dash" draw:stroke-dash="Dashed_20__28_var_29_" svg:stroke-width="0.035cm" svg:stroke-color="#000000" draw:marker-start-width="0.003cm" draw:marker-end-width="0.003cm" draw:fill="none" draw:textarea-vertical-align="middle" fo:padding-top="0.143cm" fo:padding-bottom="0.143cm" fo:padding-left="0.268cm" fo:padding-right="0.268cm"/>
    </style:style>
    <style:style style:name="gr502" style:family="graphic" style:parent-style-name="standard">
      <style:graphic-properties svg:stroke-width="0.053cm" svg:stroke-color="#000000" draw:marker-start-width="0.5cm" draw:marker-end-width="0.5cm" draw:fill="none" draw:textarea-horizontal-align="justify" draw:textarea-vertical-align="middle" draw:auto-grow-height="false" fo:min-height="4.419cm" fo:min-width="3.495cm" fo:padding-top="0.152cm" fo:padding-bottom="0.152cm" fo:padding-left="0.277cm" fo:padding-right="0.277cm"/>
    </style:style>
    <style:style style:name="gr503"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5cm" fo:min-width="2.449cm" fo:padding-top="0.152cm" fo:padding-bottom="0.152cm" fo:padding-left="0.277cm" fo:padding-right="0.277cm"/>
    </style:style>
    <style:style style:name="gr504"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7cm" fo:min-width="2.733cm" fo:padding-top="0.152cm" fo:padding-bottom="0.152cm" fo:padding-left="0.277cm" fo:padding-right="0.277cm"/>
    </style:style>
    <style:style style:name="gr505" style:family="graphic" style:parent-style-name="objectwithoutfill">
      <style:graphic-properties draw:stroke="solid" draw:stroke-dash="Dashed_20__28_var_29_" svg:stroke-width="0.035cm" svg:stroke-color="#000000" draw:marker-start-width="0.503cm" draw:marker-end-width="0.503cm" draw:fill="none" draw:textarea-vertical-align="middle" fo:padding-top="0.143cm" fo:padding-bottom="0.143cm" fo:padding-left="0.268cm" fo:padding-right="0.268cm"/>
    </style:style>
    <style:style style:name="gr506" style:family="graphic" style:parent-style-name="standard">
      <style:graphic-properties svg:stroke-width="0.053cm" svg:stroke-color="#000000" draw:marker-start-width="0.5cm" draw:marker-end-width="0.5cm" draw:fill="none" draw:textarea-horizontal-align="justify" draw:textarea-vertical-align="middle" draw:auto-grow-height="false" fo:min-height="4.419cm" fo:min-width="3.074cm" fo:padding-top="0.152cm" fo:padding-bottom="0.152cm" fo:padding-left="0.277cm" fo:padding-right="0.277cm"/>
    </style:style>
    <style:style style:name="gr507" style:family="graphic" style:parent-style-name="standard">
      <style:graphic-properties draw:stroke="none" svg:stroke-color="#000000" draw:fill="none" draw:fill-color="#ffffff" draw:auto-grow-width="true" fo:min-height="0.276cm" fo:min-width="4.752cm" fo:padding-top="0.1cm" fo:padding-bottom="0cm" fo:padding-left="0.1cm" fo:padding-right="0.1cm"/>
    </style:style>
    <style:style style:name="gr508"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8cm" fo:min-width="1.078cm" fo:padding-top="0.152cm" fo:padding-bottom="0.152cm" fo:padding-left="0.277cm" fo:padding-right="0.277cm"/>
    </style:style>
    <style:style style:name="gr509"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4cm" fo:min-width="1.282cm" fo:padding-top="0.152cm" fo:padding-bottom="0.152cm" fo:padding-left="0.277cm" fo:padding-right="0.277cm"/>
    </style:style>
    <style:style style:name="gr510"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5cm" fo:min-width="1.07cm" fo:padding-top="0.152cm" fo:padding-bottom="0.152cm" fo:padding-left="0.277cm" fo:padding-right="0.277cm"/>
    </style:style>
    <style:style style:name="gr511"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7cm" fo:min-width="1.32cm" fo:padding-top="0.152cm" fo:padding-bottom="0.152cm" fo:padding-left="0.277cm" fo:padding-right="0.277cm"/>
    </style:style>
    <style:style style:name="gr512" style:family="graphic" style:parent-style-name="standard">
      <style:graphic-properties svg:stroke-width="0.053cm" svg:stroke-color="#000000" draw:marker-start-width="0.5cm" draw:marker-end-width="0.5cm" draw:fill="none" draw:textarea-horizontal-align="justify" draw:textarea-vertical-align="middle" draw:auto-grow-height="false" fo:min-height="4.418cm" fo:min-width="3.495cm" fo:padding-top="0.152cm" fo:padding-bottom="0.152cm" fo:padding-left="0.277cm" fo:padding-right="0.277cm"/>
    </style:style>
    <style:style style:name="gr513" style:family="graphic" style:parent-style-name="standard">
      <style:graphic-properties svg:stroke-width="0.053cm" svg:stroke-color="#000000" draw:marker-start-width="0.5cm" draw:marker-end-width="0.5cm" draw:fill="none" draw:textarea-horizontal-align="justify" draw:textarea-vertical-align="middle" draw:auto-grow-height="false" fo:min-height="3.815cm" fo:min-width="2.448cm" fo:padding-top="0.152cm" fo:padding-bottom="0.152cm" fo:padding-left="0.277cm" fo:padding-right="0.277cm"/>
    </style:style>
    <style:style style:name="gr514" style:family="graphic" style:parent-style-name="standard">
      <style:graphic-properties svg:stroke-width="0.053cm" svg:stroke-color="#000000" draw:marker-start-width="0.5cm" draw:marker-end-width="0.5cm" draw:fill="none" draw:textarea-horizontal-align="justify" draw:textarea-vertical-align="middle" draw:auto-grow-height="false" fo:min-height="4.077cm" fo:min-width="3.155cm" fo:padding-top="0.152cm" fo:padding-bottom="0.152cm" fo:padding-left="0.277cm" fo:padding-right="0.277cm"/>
    </style:style>
    <style:style style:name="gr515" style:family="graphic" style:parent-style-name="standard">
      <style:graphic-properties svg:stroke-width="0.053cm" svg:stroke-color="#000000" draw:marker-start-width="0.5cm" draw:marker-end-width="0.5cm" draw:fill="none" draw:textarea-horizontal-align="justify" draw:textarea-vertical-align="middle" draw:auto-grow-height="false" fo:min-height="3.088cm" fo:min-width="1.402cm" fo:padding-top="0.152cm" fo:padding-bottom="0.152cm" fo:padding-left="0.277cm" fo:padding-right="0.277cm"/>
    </style:style>
    <style:style style:name="gr516" style:family="graphic" style:parent-style-name="standard">
      <style:graphic-properties svg:stroke-width="0.053cm" svg:stroke-color="#000000" draw:marker-start-width="0.5cm" draw:marker-end-width="0.5cm" draw:fill="none" draw:textarea-horizontal-align="justify" draw:textarea-vertical-align="middle" draw:auto-grow-height="false" fo:min-height="3.088cm" fo:min-width="1.388cm" fo:padding-top="0.152cm" fo:padding-bottom="0.152cm" fo:padding-left="0.277cm" fo:padding-right="0.277cm"/>
    </style:style>
    <style:style style:name="gr517" style:family="graphic" style:parent-style-name="standard">
      <style:graphic-properties svg:stroke-width="0.053cm" svg:stroke-color="#000000" draw:marker-start-width="0.5cm" draw:marker-end-width="0.5cm" draw:fill="none" draw:textarea-horizontal-align="justify" draw:textarea-vertical-align="middle" draw:auto-grow-height="false" fo:min-height="1.89cm" fo:min-width="3.156cm" fo:padding-top="0.152cm" fo:padding-bottom="0.152cm" fo:padding-left="0.277cm" fo:padding-right="0.277cm"/>
    </style:style>
    <style:style style:name="gr518" style:family="graphic" style:parent-style-name="standard">
      <style:graphic-properties svg:stroke-width="0.053cm" svg:stroke-color="#000000" draw:marker-start-width="0.43cm" draw:marker-end-width="0.43cm" draw:fill="none" draw:textarea-horizontal-align="justify" draw:textarea-vertical-align="middle" draw:auto-grow-height="false" fo:min-height="4.418cm" fo:min-width="3.495cm" fo:padding-top="0.152cm" fo:padding-bottom="0.152cm" fo:padding-left="0.277cm" fo:padding-right="0.277cm"/>
    </style:style>
    <style:style style:name="gr519" style:family="graphic" style:parent-style-name="standard">
      <style:graphic-properties svg:stroke-width="0.053cm" svg:stroke-color="#000000" draw:marker-start-width="0.5cm" draw:marker-end-width="0.5cm" draw:fill="none" draw:textarea-horizontal-align="justify" draw:textarea-vertical-align="middle" draw:auto-grow-height="false" fo:min-height="3.088cm" fo:min-width="1.389cm" fo:padding-top="0.152cm" fo:padding-bottom="0.152cm" fo:padding-left="0.277cm" fo:padding-right="0.277cm"/>
    </style:style>
    <style:style style:name="gr520" style:family="graphic" style:parent-style-name="standard">
      <style:graphic-properties draw:stroke="none" svg:stroke-width="0.053cm" draw:fill-color="#000000" draw:textarea-horizontal-align="justify" draw:textarea-vertical-align="middle" draw:auto-grow-height="false" fo:min-height="0.087cm" fo:min-width="0.276cm"/>
    </style:style>
    <style:style style:name="gr521" style:family="graphic" style:parent-style-name="standard">
      <style:graphic-properties svg:stroke-width="0.018cm" svg:stroke-color="#000000" draw:marker-start-width="0.227cm" draw:marker-end-width="0.227cm" draw:fill="none" draw:textarea-horizontal-align="justify" draw:textarea-vertical-align="middle" draw:auto-grow-height="false" fo:min-height="11.476cm" fo:min-width="12.472cm" fo:padding-top="0.134cm" fo:padding-bottom="0.134cm" fo:padding-left="0.259cm" fo:padding-right="0.259cm"/>
    </style:style>
    <style:style style:name="gr522" style:family="graphic" style:parent-style-name="standard">
      <style:graphic-properties svg:stroke-width="0.4cm" svg:stroke-color="#996600" draw:marker-start-width="1.4cm" draw:marker-end-width="1.4cm" draw:stroke-linejoin="miter" draw:fill="solid" draw:fill-color="#eeffff" draw:opacity="50%" draw:textarea-horizontal-align="justify" draw:textarea-vertical-align="middle" draw:auto-grow-height="false" fo:min-height="4.267cm" fo:min-width="1.213cm" fo:padding-top="0.325cm" fo:padding-bottom="0.325cm" fo:padding-left="0.45cm" fo:padding-right="0.45cm" draw:shadow-opacity="50%"/>
    </style:style>
    <style:style style:name="gr523" style:family="graphic" style:parent-style-name="standard">
      <style:graphic-properties svg:stroke-width="0.4cm" svg:stroke-color="#996600" draw:marker-start-width="1.4cm" draw:marker-end-width="1.4cm" draw:stroke-linejoin="miter" draw:fill="none" draw:textarea-horizontal-align="justify" draw:textarea-vertical-align="middle" draw:auto-grow-height="false" fo:min-height="4.267cm" fo:min-width="8.663cm" fo:padding-top="0.325cm" fo:padding-bottom="0.325cm" fo:padding-left="0.45cm" fo:padding-right="0.45cm"/>
    </style:style>
    <style:style style:name="gr524"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1.362cm" fo:min-width="7.862cm" fo:padding-top="0.3cm" fo:padding-bottom="0.3cm" fo:padding-left="0.425cm" fo:padding-right="0.425cm" draw:shadow-opacity="50%"/>
    </style:style>
    <style:style style:name="gr525"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0.971cm" fo:min-width="8.415cm" fo:padding-top="0.3cm" fo:padding-bottom="0.3cm" fo:padding-left="0.425cm" fo:padding-right="0.425cm" draw:shadow-opacity="50%"/>
    </style:style>
    <style:style style:name="gr526" style:family="graphic" style:parent-style-name="standard">
      <style:graphic-properties svg:stroke-width="0.35cm" svg:stroke-color="#ffcc00" draw:marker-start-width="1.255cm" draw:marker-end-width="1.255cm" draw:stroke-linejoin="miter" draw:fill="solid" draw:fill-color="#ff9900" draw:opacity="100%" draw:textarea-horizontal-align="justify" draw:textarea-vertical-align="middle" draw:auto-grow-height="false" fo:min-height="0.971cm" fo:min-width="2.265cm" fo:padding-top="0.3cm" fo:padding-bottom="0.3cm" fo:padding-left="0.425cm" fo:padding-right="0.425cm" draw:shadow-opacity="100%"/>
    </style:style>
    <style:style style:name="gr527" style:family="graphic" style:parent-style-name="standard">
      <style:graphic-properties svg:stroke-width="0.35cm" svg:stroke-color="#ffcc00" draw:marker-start-width="1.255cm" draw:marker-end-width="1.255cm" draw:stroke-linejoin="miter" draw:fill="solid" draw:fill-color="#ff9900" draw:opacity="100%" draw:textarea-horizontal-align="justify" draw:textarea-vertical-align="middle" draw:auto-grow-height="false" fo:min-height="1.362cm" fo:min-width="1.663cm" fo:padding-top="0.3cm" fo:padding-bottom="0.3cm" fo:padding-left="0.425cm" fo:padding-right="0.425cm" draw:shadow-opacity="100%"/>
    </style:style>
    <style:style style:name="gr528" style:family="graphic" style:parent-style-name="objectwithoutfill">
      <style:graphic-properties draw:marker-end="Circle" draw:marker-end-width="0.08cm" draw:fill="none" draw:textarea-vertical-align="middle"/>
    </style:style>
    <style:style style:name="gr529" style:family="graphic" style:parent-style-name="standard">
      <style:graphic-properties draw:stroke="none" svg:stroke-width="0.4cm" svg:stroke-color="#996600" draw:marker-start-width="1.4cm" draw:marker-end-width="1.4cm" draw:stroke-linejoin="miter" draw:fill="solid" draw:fill-color="#dddddd" draw:textarea-horizontal-align="justify" draw:textarea-vertical-align="middle" draw:auto-grow-height="false" fo:min-height="6.35cm" fo:min-width="9.35cm" fo:padding-top="0.325cm" fo:padding-bottom="0.325cm" fo:padding-left="0.45cm" fo:padding-right="0.45cm"/>
    </style:style>
    <style:style style:name="gr530" style:family="graphic" style:parent-style-name="standard">
      <style:graphic-properties svg:stroke-width="0.4cm" svg:stroke-color="#996600" draw:marker-start-width="1.4cm" draw:marker-end-width="1.4cm" draw:stroke-linejoin="miter" draw:fill="solid" draw:fill-color="#ffffff" draw:textarea-horizontal-align="justify" draw:textarea-vertical-align="middle" draw:auto-grow-height="false" fo:min-height="4.267cm" fo:min-width="6.163cm" fo:padding-top="0.325cm" fo:padding-bottom="0.325cm" fo:padding-left="0.45cm" fo:padding-right="0.45cm"/>
    </style:style>
    <style:style style:name="gr531"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1.362cm" fo:min-width="5.33cm" fo:padding-top="0.3cm" fo:padding-bottom="0.3cm" fo:padding-left="0.425cm" fo:padding-right="0.425cm" draw:shadow-opacity="50%"/>
    </style:style>
    <style:style style:name="gr532" style:family="graphic" style:parent-style-name="standard">
      <style:graphic-properties svg:stroke-width="0.35cm" svg:stroke-color="#ffcc00" draw:marker-start-width="1.255cm" draw:marker-end-width="1.255cm" draw:stroke-linejoin="miter" draw:fill="solid" draw:fill-color="#eeffff" draw:opacity="50%" draw:textarea-horizontal-align="justify" draw:textarea-vertical-align="middle" draw:auto-grow-height="false" fo:min-height="0.971cm" fo:min-width="5.82cm" fo:padding-top="0.3cm" fo:padding-bottom="0.3cm" fo:padding-left="0.425cm" fo:padding-right="0.425cm" draw:shadow-opacity="50%"/>
    </style:style>
    <style:style style:name="gr533" style:family="graphic" style:parent-style-name="standard">
      <style:graphic-properties draw:stroke="none" svg:stroke-width="0.4cm" svg:stroke-color="#996600" draw:marker-start-width="1.4cm" draw:marker-end-width="1.4cm" draw:stroke-linejoin="miter" draw:fill="solid" draw:fill-color="#663300" draw:textarea-horizontal-align="justify" draw:textarea-vertical-align="middle" draw:auto-grow-height="false" fo:min-height="0.315cm" fo:min-width="7.444cm" fo:padding-top="0.325cm" fo:padding-bottom="0.325cm" fo:padding-left="0.45cm" fo:padding-right="0.45cm"/>
    </style:style>
    <style:style style:name="gr534" style:family="graphic" style:parent-style-name="standard">
      <style:graphic-properties svg:stroke-color="#000000" draw:marker-start="Arrow" draw:marker-start-width="0.3cm" draw:marker-end="Arrow" draw:marker-end-width="0.3cm" draw:textarea-vertical-align="middle"/>
    </style:style>
    <style:style style:name="gr535" style:family="graphic" style:parent-style-name="objectwithoutfill">
      <style:graphic-properties svg:stroke-width="0.1cm" svg:stroke-color="#ffcc00" draw:marker-start-width="1.035cm" draw:marker-end-width="1.035cm" draw:stroke-linejoin="miter" draw:fill="solid" draw:fill-color="#eeffff" draw:opacity="50%" draw:textarea-vertical-align="middle" fo:padding-top="0.175cm" fo:padding-bottom="0.175cm" fo:padding-left="0.3cm" fo:padding-right="0.3cm" draw:shadow-opacity="50%"/>
    </style:style>
    <style:style style:name="gr536" style:family="graphic" style:parent-style-name="objectwithoutfill">
      <style:graphic-properties svg:stroke-width="0.1cm" svg:stroke-color="#ffcc00" draw:marker-start-width="1.185cm" draw:marker-end-width="1.185cm" draw:stroke-linejoin="miter" draw:fill="solid" draw:fill-color="#eeffff" draw:opacity="50%" draw:textarea-vertical-align="middle" fo:padding-top="0.175cm" fo:padding-bottom="0.175cm" fo:padding-left="0.3cm" fo:padding-right="0.3cm" draw:shadow-opacity="50%"/>
    </style:style>
    <style:style style:name="gr537" style:family="graphic" style:parent-style-name="standard">
      <style:graphic-properties draw:stroke="none" svg:stroke-color="#000000" draw:fill="none" draw:fill-color="#ffffff" draw:auto-grow-width="true" fo:min-height="0.884cm" fo:min-width="2.902cm"/>
    </style:style>
    <style:style style:name="gr538" style:family="graphic" style:parent-style-name="standard">
      <style:graphic-properties draw:stroke="none" svg:stroke-color="#000000" draw:fill="none" draw:fill-color="#ffffff" fo:min-height="0.433cm" fo:padding-top="0.1cm" fo:padding-bottom="0cm" fo:padding-left="0.1cm" fo:padding-right="0.1cm"/>
    </style:style>
    <style:style style:name="gr539" style:family="graphic" style:parent-style-name="standard">
      <style:graphic-properties draw:stroke="none" svg:stroke-color="#000000" draw:fill="none" draw:fill-color="#ffffff" fo:min-height="0.865cm" fo:padding-top="0.1cm" fo:padding-bottom="0cm" fo:padding-left="0.1cm" fo:padding-right="0.1cm"/>
    </style:style>
    <style:style style:name="gr540" style:family="graphic" style:parent-style-name="standard">
      <style:graphic-properties draw:stroke="none" svg:stroke-color="#000000" draw:fill="none" draw:fill-color="#ffffff" draw:auto-grow-width="true" fo:min-height="0.319cm" fo:min-width="5.501cm" fo:padding-top="0.1cm" fo:padding-bottom="0cm" fo:padding-left="0.1cm" fo:padding-right="0.1cm"/>
    </style:style>
    <style:style style:name="gr541" style:family="graphic" style:parent-style-name="standard">
      <style:graphic-properties svg:stroke-color="#000000" draw:fill="none" draw:textarea-horizontal-align="justify" draw:textarea-vertical-align="middle" draw:auto-grow-height="false" fo:min-height="12.4cm" fo:min-width="15.25cm"/>
    </style:style>
    <style:style style:name="gr542" style:family="graphic" style:parent-style-name="standard">
      <style:graphic-properties svg:stroke-color="#000000" draw:fill-color="#ffcc00" draw:auto-grow-height="false" fo:min-height="0.071cm" fo:min-width="0cm" fo:wrap-option="no-wrap"/>
    </style:style>
    <style:style style:name="gr543" style:family="graphic" style:parent-style-name="standard">
      <style:graphic-properties draw:fill-color="#cccccc" draw:textarea-horizontal-align="justify" draw:textarea-vertical-align="middle" draw:auto-grow-height="false" fo:min-height="0cm" fo:min-width="0cm"/>
    </style:style>
    <style:style style:name="gr544" style:family="graphic" style:parent-style-name="standard">
      <style:graphic-properties svg:stroke-color="#000000" draw:fill-color="#ffcc00" draw:textarea-horizontal-align="justify" draw:textarea-vertical-align="middle" draw:auto-grow-height="false" fo:min-height="0.23cm" fo:min-width="0cm"/>
    </style:style>
    <style:style style:name="gr545" style:family="graphic" style:parent-style-name="standard">
      <style:graphic-properties svg:stroke-color="#000000" draw:fill-color="#ffcc00" draw:textarea-horizontal-align="justify" draw:textarea-vertical-align="middle" draw:auto-grow-height="false" fo:min-height="0cm" fo:min-width="1.101cm"/>
    </style:style>
    <style:style style:name="gr546" style:family="graphic" style:parent-style-name="standard">
      <style:graphic-properties svg:stroke-color="#000000" draw:fill-color="#ffcc00" draw:auto-grow-height="false" fo:min-height="0cm" fo:min-width="0cm" fo:wrap-option="no-wrap"/>
    </style:style>
    <style:style style:name="gr547" style:family="graphic" style:parent-style-name="standard">
      <style:graphic-properties draw:fill-color="#b2b2b2" draw:textarea-horizontal-align="justify" draw:textarea-vertical-align="middle" draw:auto-grow-height="false" fo:min-height="0cm" fo:min-width="0cm"/>
    </style:style>
    <style:style style:name="gr548" style:family="graphic" style:parent-style-name="standard">
      <style:graphic-properties draw:stroke="none" svg:stroke-color="#000000" draw:fill="none" draw:fill-color="#ffffff" draw:auto-grow-width="true" fo:min-height="0.433cm" fo:min-width="3.473cm"/>
    </style:style>
    <style:style style:name="gr549" style:family="graphic" style:parent-style-name="standard">
      <style:graphic-properties svg:stroke-color="#000000" draw:fill="none" draw:textarea-horizontal-align="justify" draw:textarea-vertical-align="middle" draw:auto-grow-height="false" fo:min-height="1.327cm" fo:min-width="3.65cm"/>
    </style:style>
    <style:style style:name="gr550" style:family="graphic" style:parent-style-name="standard">
      <style:graphic-properties svg:stroke-color="#000000" draw:fill="none" draw:textarea-horizontal-align="justify" draw:textarea-vertical-align="middle" draw:auto-grow-height="false" fo:min-height="8.51cm" fo:min-width="7.26cm"/>
    </style:style>
    <style:style style:name="gr551" style:family="graphic" style:parent-style-name="standard">
      <style:graphic-properties svg:stroke-width="0.02cm" svg:stroke-color="#000000" draw:marker-start-width="0.275cm" draw:marker-end-width="0.275cm" draw:fill-color="#ffffff" draw:textarea-horizontal-align="justify" draw:textarea-vertical-align="middle" draw:auto-grow-height="false" fo:min-height="6.209cm" fo:min-width="5.144cm" fo:padding-top="0.135cm" fo:padding-bottom="0.135cm" fo:padding-left="0.26cm" fo:padding-right="0.26cm" draw:shadow="hidden"/>
    </style:style>
    <style:style style:name="gr552" style:family="graphic" style:parent-style-name="standard">
      <style:graphic-properties svg:stroke-width="0.02cm" svg:stroke-color="#000000" draw:marker-start-width="0.26cm" draw:marker-end-width="0.26cm" draw:fill-color="#dddddd" draw:auto-grow-height="false" fo:min-height="5.791cm" fo:min-width="4.656cm" fo:padding-top="0.135cm" fo:padding-bottom="0.135cm" fo:padding-left="0.26cm" fo:padding-right="0.26cm" fo:wrap-option="no-wrap"/>
    </style:style>
    <style:style style:name="gr553" style:family="graphic" style:parent-style-name="standard">
      <style:graphic-properties svg:stroke-width="0.02cm" svg:stroke-color="#000000" draw:marker-start-width="0.26cm" draw:marker-end-width="0.26cm" draw:fill-color="#dddddd" draw:textarea-horizontal-align="justify" draw:textarea-vertical-align="middle" draw:auto-grow-height="false" fo:min-height="0.015cm" fo:min-width="4.389cm" fo:padding-top="0.135cm" fo:padding-bottom="0.135cm" fo:padding-left="0.26cm" fo:padding-right="0.26cm"/>
    </style:style>
    <style:style style:name="gr554" style:family="graphic" style:parent-style-name="standard">
      <style:graphic-properties svg:stroke-width="0.02cm" svg:stroke-color="#000000" draw:marker-start-width="0.26cm" draw:marker-end-width="0.26cm" draw:fill-color="#dddddd" draw:textarea-horizontal-align="justify" draw:textarea-vertical-align="middle" draw:auto-grow-height="false" fo:min-height="0cm" fo:min-width="4.679cm" fo:padding-top="0.135cm" fo:padding-bottom="0.135cm" fo:padding-left="0.26cm" fo:padding-right="0.26cm"/>
    </style:style>
    <style:style style:name="gr555" style:family="graphic" style:parent-style-name="standard">
      <style:graphic-properties draw:stroke="none" svg:stroke-color="#000000" draw:fill-color="#dddddd" draw:textarea-horizontal-align="justify" draw:textarea-vertical-align="middle" draw:auto-grow-height="false" fo:min-height="7.76cm" fo:min-width="0.7cm"/>
    </style:style>
    <style:style style:name="gr556" style:family="graphic" style:parent-style-name="objectwithoutfill">
      <style:graphic-properties svg:stroke-width="0.02cm" draw:marker-start-width="0.26cm" draw:marker-end-width="0.26cm" draw:fill="none" draw:textarea-vertical-align="middle" fo:padding-top="0.135cm" fo:padding-bottom="0.135cm" fo:padding-left="0.26cm" fo:padding-right="0.26cm"/>
    </style:style>
    <style:style style:name="gr557" style:family="graphic" style:parent-style-name="standard">
      <style:graphic-properties draw:stroke="none" svg:stroke-color="#000000" draw:fill-color="#dddddd" draw:textarea-horizontal-align="justify" draw:textarea-vertical-align="middle" draw:auto-grow-height="false" fo:min-height="8.095cm" fo:min-width="0.392cm"/>
    </style:style>
    <style:style style:name="gr558" style:family="graphic" style:parent-style-name="standard">
      <style:graphic-properties draw:stroke="none" svg:stroke-color="#000000" draw:fill-color="#dddddd" draw:textarea-horizontal-align="justify" draw:textarea-vertical-align="middle" draw:auto-grow-height="false" fo:min-height="0.78cm" fo:min-width="7cm"/>
    </style:style>
    <style:style style:name="gr559" style:family="graphic" style:parent-style-name="standard">
      <style:graphic-properties draw:stroke="none" svg:stroke-color="#000000" draw:fill-color="#dddddd" draw:textarea-horizontal-align="justify" draw:textarea-vertical-align="middle" draw:auto-grow-height="false" fo:min-height="0.81cm" fo:min-width="7cm"/>
    </style:style>
    <style:style style:name="gr560" style:family="graphic" style:parent-style-name="standard">
      <style:graphic-properties draw:stroke="none" svg:stroke-color="#000000" draw:fill="none" draw:fill-color="#ffffff" draw:auto-grow-width="true" fo:min-height="0.537cm" fo:min-width="1.606cm"/>
    </style:style>
    <style:style style:name="gr561" style:family="graphic" style:parent-style-name="standard">
      <style:graphic-properties draw:stroke="none" svg:stroke-color="#000000" draw:fill="none" draw:fill-color="#ffffff" draw:auto-grow-width="true" fo:min-height="0.433cm" fo:min-width="0.675cm"/>
    </style:style>
    <style:style style:name="gr562" style:family="graphic" style:parent-style-name="objectwithoutfill">
      <style:graphic-properties draw:marker-end="Circle" draw:marker-end-width="0.12cm" draw:marker-end-center="true" draw:fill="none" draw:textarea-vertical-align="middle"/>
    </style:style>
    <style:style style:name="gr563" style:family="graphic" style:parent-style-name="standard">
      <style:graphic-properties svg:stroke-width="0.4cm" svg:stroke-color="#996600" draw:marker-start-width="1.4cm" draw:marker-end-width="1.4cm" draw:stroke-linejoin="miter" draw:fill="none" draw:textarea-horizontal-align="justify" draw:textarea-vertical-align="middle" draw:auto-grow-height="false" fo:min-height="2.996cm" fo:min-width="4.334cm" fo:padding-top="0.325cm" fo:padding-bottom="0.325cm" fo:padding-left="0.45cm" fo:padding-right="0.45cm"/>
    </style:style>
    <style:style style:name="gr564" style:family="graphic" style:parent-style-name="standard">
      <style:graphic-properties svg:stroke-width="0.35cm" svg:stroke-color="#ffcc00" draw:marker-start-width="1.18cm" draw:marker-end-width="1.18cm" draw:stroke-linejoin="miter" draw:fill="solid" draw:fill-color="#eeffff" draw:opacity="50%" draw:textarea-horizontal-align="justify" draw:textarea-vertical-align="middle" draw:auto-grow-height="false" fo:min-height="2.656cm" fo:min-width="3.825cm" fo:padding-top="0.3cm" fo:padding-bottom="0.3cm" fo:padding-left="0.425cm" fo:padding-right="0.425cm" draw:shadow-opacity="50%"/>
    </style:style>
    <style:style style:name="gr565" style:family="graphic" style:parent-style-name="objectwithoutfill">
      <style:graphic-properties svg:stroke-width="0.2cm" svg:stroke-color="#eeeeee" draw:marker-start-width="0.8cm" draw:marker-end-width="0.8cm" svg:stroke-linecap="round" draw:fill="none" draw:textarea-vertical-align="middle" fo:padding-top="0.225cm" fo:padding-bottom="0.225cm" fo:padding-left="0.35cm" fo:padding-right="0.35cm"/>
    </style:style>
    <style:style style:name="gr566" style:family="graphic" style:parent-style-name="standard">
      <style:graphic-properties draw:stroke="none" svg:stroke-color="#000000" draw:fill="none" draw:fill-color="#ffffff" fo:min-height="4.023cm" fo:padding-top="0.1cm" fo:padding-bottom="0cm" fo:padding-left="0.1cm" fo:padding-right="0.1cm"/>
    </style:style>
    <style:style style:name="gr567" style:family="graphic" style:parent-style-name="standard">
      <style:graphic-properties draw:stroke="none" svg:stroke-color="#000000" draw:fill="none" draw:fill-color="#ffffff" fo:min-height="3.546cm" fo:padding-top="0.1cm" fo:padding-bottom="0cm" fo:padding-left="0.1cm" fo:padding-right="0.1cm"/>
    </style:style>
    <style:style style:name="gr568" style:family="graphic" style:parent-style-name="standard">
      <style:graphic-properties draw:stroke="none" svg:stroke-color="#000000" draw:fill="none" draw:fill-color="#ffffff" fo:min-height="2.194cm"/>
    </style:style>
    <style:style style:name="gr569" style:family="graphic" style:parent-style-name="standard">
      <style:graphic-properties draw:stroke="none" svg:stroke-color="#000000" draw:fill="none" draw:fill-color="#ffffff" draw:auto-grow-width="true" fo:min-height="0.319cm" fo:min-width="5.501cm" fo:padding-top="0.1cm" fo:padding-bottom="0.1cm" fo:padding-left="0.1cm" fo:padding-right="0.1cm"/>
    </style:style>
    <style:style style:name="gr570" style:family="graphic" style:parent-style-name="standard">
      <style:graphic-properties svg:stroke-color="#000000" draw:fill="none" draw:textarea-horizontal-align="justify" draw:textarea-vertical-align="middle" draw:auto-grow-height="false" fo:min-height="8.8cm" fo:min-width="11.88cm"/>
    </style:style>
    <style:style style:name="gr571" style:family="graphic" style:parent-style-name="standard">
      <style:graphic-properties draw:stroke="none" svg:stroke-color="#000000" draw:fill="none" draw:fill-color="#ffffff" draw:auto-grow-width="true" fo:min-height="0.547cm" fo:min-width="3.509cm"/>
    </style:style>
    <style:style style:name="gr572" style:family="graphic" style:parent-style-name="standard">
      <style:graphic-properties draw:stroke="none" svg:stroke-color="#000000" draw:fill="none" draw:fill-color="#ffffff" draw:auto-grow-width="true" fo:min-height="0.319cm" fo:min-width="5.501cm" fo:padding-top="0.1cm" fo:padding-bottom="0.1cm" fo:padding-left="0.2cm" fo:padding-right="0.2cm"/>
    </style:style>
    <style:style style:name="gr573" style:family="graphic" style:parent-style-name="standard">
      <style:graphic-properties svg:stroke-color="#000000" draw:fill="none" draw:textarea-horizontal-align="justify" draw:textarea-vertical-align="middle" draw:auto-grow-height="false" fo:min-height="11.1cm" fo:min-width="7.3cm"/>
    </style:style>
    <style:style style:name="gr574" style:family="graphic" style:parent-style-name="standard">
      <style:graphic-properties svg:stroke-width="0.02cm" svg:stroke-color="#000000" draw:marker-start-width="0.26cm" draw:marker-end-width="0.26cm" draw:fill-color="#dddddd" draw:auto-grow-height="false" fo:min-height="6.01cm" fo:min-width="4.51cm" fo:padding-top="0.135cm" fo:padding-bottom="0.135cm" fo:padding-left="0.26cm" fo:padding-right="0.26cm" fo:wrap-option="no-wrap"/>
    </style:style>
    <style:style style:name="gr575" style:family="graphic" style:parent-style-name="standard">
      <style:graphic-properties draw:stroke="none" svg:stroke-color="#000000" draw:fill-color="#dddddd" draw:textarea-horizontal-align="justify" draw:textarea-vertical-align="middle" draw:auto-grow-height="false" fo:min-height="7.9cm" fo:min-width="0.489cm"/>
    </style:style>
    <style:style style:name="gr576" style:family="graphic" style:parent-style-name="standard">
      <style:graphic-properties draw:stroke="none" svg:stroke-color="#000000" draw:fill-color="#dddddd" draw:textarea-horizontal-align="justify" draw:textarea-vertical-align="middle" draw:auto-grow-height="false" fo:min-height="7.9cm" fo:min-width="0.049cm"/>
    </style:style>
    <style:style style:name="gr577" style:family="graphic" style:parent-style-name="standard">
      <style:graphic-properties draw:stroke="none" svg:stroke-color="#000000" draw:fill-color="#dddddd" draw:textarea-horizontal-align="justify" draw:textarea-vertical-align="middle" draw:auto-grow-height="false" fo:min-height="0.242cm" fo:min-width="6.4cm"/>
    </style:style>
    <style:style style:name="gr578" style:family="graphic" style:parent-style-name="standard">
      <style:graphic-properties draw:stroke="none" svg:stroke-color="#000000" draw:fill-color="#dddddd" draw:textarea-horizontal-align="justify" draw:textarea-vertical-align="middle" draw:auto-grow-height="false" fo:min-height="0.21cm" fo:min-width="6.4cm"/>
    </style:style>
    <style:style style:name="gr579" style:family="graphic" style:parent-style-name="standard">
      <style:graphic-properties svg:stroke-color="#000000" draw:fill-color="#000099" draw:auto-grow-height="false" fo:min-height="5.621cm" fo:min-width="4.173cm" fo:wrap-option="no-wrap"/>
    </style:style>
    <style:style style:name="gr580" style:family="graphic" style:parent-style-name="standard">
      <style:graphic-properties svg:stroke-color="#000000" draw:fill-color="#996600" draw:auto-grow-height="false" fo:min-height="4.991cm" fo:min-width="3.549cm" fo:wrap-option="no-wrap"/>
    </style:style>
    <style:style style:name="gr581" style:family="graphic" style:parent-style-name="measure" style:list-style-name="L1">
      <style:graphic-properties draw:marker-start-width="0.1cm" draw:marker-end-width="0.1cm" draw:textarea-vertical-align="middle" draw:line-distance="0.55cm" draw:guide-overhang="0.1cm"/>
    </style:style>
    <style:style style:name="gr582" style:family="graphic" style:parent-style-name="measure" style:list-style-name="L1">
      <style:graphic-properties draw:marker-start-width="0.1cm" draw:marker-end-width="0.1cm" draw:textarea-vertical-align="middle" draw:line-distance="0.75cm" draw:guide-overhang="0.1cm" draw:guide-distance="0.1cm" draw:placing="below"/>
    </style:style>
    <style:style style:name="gr583" style:family="graphic" style:parent-style-name="standard">
      <style:graphic-properties draw:stroke="none" svg:stroke-color="#000000" draw:fill="none" draw:fill-color="#ffffff" draw:auto-grow-width="false" fo:min-height="2.593cm" fo:min-width="19.144cm" fo:padding-top="0.1cm" fo:padding-bottom="0.1cm" fo:padding-left="0.2cm" fo:padding-right="0cm"/>
    </style:style>
    <style:style style:name="gr584" style:family="graphic" style:parent-style-name="measure" style:list-style-name="L1">
      <style:graphic-properties draw:marker-start-width="0.1cm" draw:marker-end-width="0.1cm" draw:textarea-vertical-align="middle" draw:line-distance="0.55cm" draw:guide-overhang="0.1cm"/>
    </style:style>
    <style:style style:name="gr585" style:family="graphic" style:parent-style-name="standard">
      <style:graphic-properties draw:stroke="none" svg:stroke-color="#000000" draw:fill="none" draw:fill-color="#ffffff" fo:min-height="0.395cm" fo:padding-left="0cm"/>
    </style:style>
    <style:style style:name="gr586" style:family="graphic" style:parent-style-name="measure" style:list-style-name="L1">
      <style:graphic-properties draw:marker-start-width="0.1cm" draw:marker-end-width="0.1cm" draw:textarea-vertical-align="middle" draw:line-distance="0.65cm" draw:guide-overhang="0.1cm" draw:placing="below"/>
    </style:style>
    <style:style style:name="gr587" style:family="graphic" style:parent-style-name="standard">
      <style:graphic-properties draw:stroke="none" svg:stroke-color="#000000" draw:fill="none" draw:fill-color="#ffffff" fo:min-height="0.395cm" fo:padding-top="0cm" fo:padding-bottom="0cm" fo:padding-left="0cm" fo:padding-right="0cm"/>
    </style:style>
    <style:style style:name="gr588" style:family="graphic" style:parent-style-name="standard">
      <style:graphic-properties svg:stroke-color="#000000" draw:fill="none" draw:textarea-horizontal-align="justify" draw:textarea-vertical-align="middle" draw:auto-grow-height="false" fo:min-height="9.2cm" fo:min-width="7.41cm"/>
    </style:style>
    <style:style style:name="gr589" style:family="graphic" style:parent-style-name="standard">
      <style:graphic-properties svg:stroke-width="0.02cm" svg:stroke-color="#000000" draw:marker-start-width="0.26cm" draw:marker-end-width="0.26cm" draw:fill-color="#dddddd" draw:auto-grow-height="false" fo:min-height="5.226cm" fo:min-width="3.976cm" fo:padding-top="0.135cm" fo:padding-bottom="0.135cm" fo:padding-left="0.26cm" fo:padding-right="0.26cm" fo:wrap-option="no-wrap"/>
    </style:style>
    <style:style style:name="gr590" style:family="graphic" style:parent-style-name="standard">
      <style:graphic-properties draw:stroke="none" svg:stroke-color="#000000" draw:fill-color="#dddddd" draw:textarea-horizontal-align="justify" draw:textarea-vertical-align="middle" draw:auto-grow-height="false" fo:min-height="6.83cm" fo:min-width="0.489cm"/>
    </style:style>
    <style:style style:name="gr591" style:family="graphic" style:parent-style-name="standard">
      <style:graphic-properties draw:stroke="none" svg:stroke-color="#000000" draw:fill-color="#dddddd" draw:textarea-horizontal-align="justify" draw:textarea-vertical-align="middle" draw:auto-grow-height="false" fo:min-height="6.77cm" fo:min-width="0.329cm"/>
    </style:style>
    <style:style style:name="gr592" style:family="graphic" style:parent-style-name="standard">
      <style:graphic-properties draw:stroke="none" svg:stroke-color="#000000" draw:fill-color="#dddddd" draw:textarea-horizontal-align="justify" draw:textarea-vertical-align="middle" draw:auto-grow-height="false" fo:min-height="0.652cm" fo:min-width="5.64cm"/>
    </style:style>
    <style:style style:name="gr593" style:family="graphic" style:parent-style-name="standard">
      <style:graphic-properties draw:stroke="none" svg:stroke-color="#000000" draw:fill-color="#dddddd" draw:textarea-horizontal-align="justify" draw:textarea-vertical-align="middle" draw:auto-grow-height="false" fo:min-height="0.25cm" fo:min-width="5.64cm"/>
    </style:style>
    <style:style style:name="gr594" style:family="graphic" style:parent-style-name="measure" style:list-style-name="L1">
      <style:graphic-properties draw:marker-start-width="0.1cm" draw:marker-end-width="0.1cm" draw:textarea-vertical-align="middle" draw:line-distance="0.31cm" draw:guide-overhang="0.1cm"/>
    </style:style>
    <style:style style:name="gr595" style:family="graphic" style:parent-style-name="standard">
      <style:graphic-properties draw:stroke="none" svg:stroke-color="#000000" draw:fill="none" draw:fill-color="#ffffff" draw:auto-grow-width="false" fo:min-height="0.433cm" fo:min-width="19.144cm" fo:padding-top="0.1cm" fo:padding-bottom="0.1cm" fo:padding-left="0.2cm" fo:padding-right="0cm"/>
    </style:style>
    <style:style style:name="gr596" style:family="graphic" style:parent-style-name="standard">
      <style:graphic-properties draw:stroke="none" svg:stroke-color="#000000" draw:fill-color="#dddddd" draw:textarea-horizontal-align="justify" draw:textarea-vertical-align="middle" draw:auto-grow-height="false" fo:min-height="6.97cm" fo:min-width="0.489cm"/>
    </style:style>
    <style:style style:name="gr597" style:family="graphic" style:parent-style-name="standard">
      <style:graphic-properties svg:stroke-color="#000000" draw:fill-color="#996600" draw:auto-grow-height="false" fo:min-height="5.493cm" fo:min-width="0cm" fo:wrap-option="no-wrap"/>
    </style:style>
    <style:style style:name="gr598" style:family="graphic" style:parent-style-name="measure" style:list-style-name="L1">
      <style:graphic-properties draw:marker-start-width="0.1cm" draw:marker-end-width="0.1cm" draw:textarea-vertical-align="middle" draw:line-distance="0.55cm" draw:guide-overhang="0.1cm"/>
    </style:style>
    <style:style style:name="gr599" style:family="graphic" style:parent-style-name="standard">
      <style:graphic-properties draw:stroke="none" svg:stroke-color="#000000" draw:fill="none" draw:fill-color="#ffffff" fo:min-height="0.789cm" fo:padding-left="0.1cm" fo:padding-right="0.1cm"/>
    </style:style>
    <style:style style:name="gr600" style:family="graphic" style:parent-style-name="standard">
      <style:graphic-properties draw:stroke="none" svg:stroke-color="#000000" draw:fill="none" draw:fill-color="#ffffff" fo:min-height="0.395cm" fo:padding-left="0cm" fo:padding-right="0.1cm"/>
    </style:style>
    <style:style style:name="gr601" style:family="graphic" style:parent-style-name="standard">
      <style:graphic-properties draw:stroke="none" svg:stroke-color="#000000" draw:fill="none" draw:fill-color="#ffffff" fo:min-height="0.971cm"/>
    </style:style>
    <style:style style:name="gr602" style:family="graphic" style:parent-style-name="measure" style:list-style-name="L1">
      <style:graphic-properties draw:marker-start-width="0.1cm" draw:marker-end-width="0.1cm" draw:textarea-vertical-align="middle" draw:line-distance="0.352cm" draw:guide-overhang="0.1cm"/>
    </style:style>
    <style:style style:name="gr603" style:family="graphic" style:parent-style-name="standard">
      <style:graphic-properties svg:stroke-color="#000000" draw:fill="none" draw:textarea-horizontal-align="justify" draw:textarea-vertical-align="middle" draw:auto-grow-height="false" fo:min-height="8.41cm" fo:min-width="6.15cm"/>
    </style:style>
    <style:style style:name="gr604" style:family="graphic" style:parent-style-name="standard">
      <style:graphic-properties svg:stroke-width="0.02cm" svg:stroke-color="#000000" draw:marker-start-width="0.26cm" draw:marker-end-width="0.26cm" draw:fill-color="#dddddd" draw:auto-grow-height="false" fo:min-height="5.286cm" fo:min-width="3.976cm" fo:padding-top="0.135cm" fo:padding-bottom="0.135cm" fo:padding-left="0.26cm" fo:padding-right="0.26cm" fo:wrap-option="no-wrap"/>
    </style:style>
    <style:style style:name="gr605" style:family="graphic" style:parent-style-name="standard">
      <style:graphic-properties draw:stroke="none" svg:stroke-color="#000000" draw:fill-color="#dddddd" draw:textarea-horizontal-align="justify" draw:textarea-vertical-align="middle" draw:auto-grow-height="false" fo:min-height="6.83cm" fo:min-width="0.54cm"/>
    </style:style>
    <style:style style:name="gr606" style:family="graphic" style:parent-style-name="standard">
      <style:graphic-properties draw:stroke="none" svg:stroke-color="#000000" draw:fill-color="#dddddd" draw:textarea-horizontal-align="justify" draw:textarea-vertical-align="middle" draw:auto-grow-height="false" fo:min-height="6.873cm" fo:min-width="0.62cm"/>
    </style:style>
    <style:style style:name="gr607" style:family="graphic" style:parent-style-name="standard">
      <style:graphic-properties draw:stroke="none" svg:stroke-color="#000000" draw:fill-color="#dddddd" draw:textarea-horizontal-align="justify" draw:textarea-vertical-align="middle" draw:auto-grow-height="false" fo:min-height="0.412cm" fo:min-width="5.64cm"/>
    </style:style>
    <style:style style:name="gr608" style:family="graphic" style:parent-style-name="standard">
      <style:graphic-properties draw:stroke="none" svg:stroke-color="#000000" draw:fill-color="#dddddd" draw:textarea-horizontal-align="justify" draw:textarea-vertical-align="middle" draw:auto-grow-height="false" fo:min-height="0.31cm" fo:min-width="5.64cm"/>
    </style:style>
    <style:style style:name="gr609" style:family="graphic" style:parent-style-name="standard">
      <style:graphic-properties draw:stroke="none" svg:stroke-color="#000000" draw:fill="none" draw:fill-color="#ffffff" draw:auto-grow-width="false" fo:min-height="0.433cm" fo:min-width="19.144cm" fo:padding-top="0.1cm" fo:padding-bottom="0.1cm" fo:padding-left="0cm" fo:padding-right="0cm"/>
    </style:style>
    <style:style style:name="gr610" style:family="graphic" style:parent-style-name="standard">
      <style:graphic-properties draw:stroke="none" svg:stroke-color="#000000" draw:fill="none" draw:fill-color="#ffffff" fo:min-height="0.416cm" fo:padding-left="0cm"/>
    </style:style>
    <style:style style:name="gr611" style:family="graphic" style:parent-style-name="standard">
      <style:graphic-properties svg:stroke-color="#000000" draw:fill-color="#996600" draw:textarea-horizontal-align="justify" draw:textarea-vertical-align="top" draw:auto-grow-height="false" fo:min-height="4.244cm" fo:min-width="3.332cm"/>
    </style:style>
    <style:style style:name="gr612" style:family="graphic" style:parent-style-name="standard">
      <style:graphic-properties svg:stroke-color="#000000" draw:fill="solid" draw:fill-color="#ffffff" draw:textarea-horizontal-align="justify" draw:textarea-vertical-align="top" draw:auto-grow-height="false" fo:min-height="3.714cm" fo:min-width="2.747cm"/>
    </style:style>
    <style:style style:name="gr613" style:family="graphic" style:parent-style-name="standard">
      <style:graphic-properties draw:stroke="none" svg:stroke-color="#000000" draw:fill="none" draw:fill-color="#ffffff" fo:min-height="0.943cm"/>
    </style:style>
    <style:style style:name="gr614" style:family="graphic" style:parent-style-name="measure" style:list-style-name="L1">
      <style:graphic-properties draw:marker-start-width="0.1cm" draw:marker-end-width="0.1cm" draw:textarea-vertical-align="middle" draw:line-distance="0.31cm" draw:guide-overhang="0.1cm"/>
    </style:style>
    <style:style style:name="gr615" style:family="graphic" style:parent-style-name="standard">
      <style:graphic-properties draw:stroke="none" svg:stroke-color="#000000" draw:fill="none" draw:fill-color="#ffffff" fo:min-height="1.331cm"/>
    </style:style>
    <style:style style:name="gr616" style:family="graphic" style:parent-style-name="standard">
      <style:graphic-properties draw:stroke="none" svg:stroke-color="#000000" draw:fill="none" draw:fill-color="#ffffff" draw:auto-grow-width="true" fo:min-height="0.319cm" fo:min-width="4.817cm" fo:padding-top="0.1cm" fo:padding-bottom="0.1cm" fo:padding-left="0.1cm" fo:padding-right="0.1cm"/>
    </style:style>
    <style:style style:name="gr617" style:family="graphic" style:parent-style-name="standard">
      <style:graphic-properties svg:stroke-color="#000000" draw:fill="none" draw:textarea-horizontal-align="justify" draw:textarea-vertical-align="middle" draw:auto-grow-height="false" fo:min-height="7.45cm" fo:min-width="5cm"/>
    </style:style>
    <style:style style:name="gr618" style:family="graphic" style:parent-style-name="standard">
      <style:graphic-properties svg:stroke-width="0.35cm" svg:stroke-color="#996600" draw:marker-start-width="1.255cm" draw:marker-end-width="1.255cm" draw:stroke-linejoin="miter" draw:fill="none" draw:textarea-horizontal-align="justify" draw:textarea-vertical-align="middle" draw:auto-grow-height="false" fo:min-height="3.825cm" fo:min-width="4.95cm" fo:padding-top="0.3cm" fo:padding-bottom="0.3cm" fo:padding-left="0.425cm" fo:padding-right="0.425cm"/>
    </style:style>
    <style:style style:name="gr619"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1.126cm" fo:min-width="4.948cm" fo:padding-top="0.285cm" fo:padding-bottom="0.285cm" fo:padding-left="0.41cm" fo:padding-right="0.41cm" draw:shadow-opacity="50%"/>
    </style:style>
    <style:style style:name="gr620" style:family="graphic" style:parent-style-name="standard">
      <style:graphic-properties svg:stroke-width="0.32cm" svg:stroke-color="#ffcc00" draw:marker-start-width="1.175cm" draw:marker-end-width="1.175cm" draw:stroke-linejoin="miter" draw:fill="solid" draw:fill-color="#eeffff" draw:opacity="50%" draw:textarea-horizontal-align="justify" draw:textarea-vertical-align="middle" draw:auto-grow-height="false" fo:min-height="0.97cm" fo:min-width="4.965cm" fo:padding-top="0.285cm" fo:padding-bottom="0.285cm" fo:padding-left="0.41cm" fo:padding-right="0.41cm" draw:shadow-opacity="50%"/>
    </style:style>
    <style:style style:name="gr621" style:family="graphic" style:parent-style-name="standard">
      <style:graphic-properties draw:stroke="none" svg:stroke-color="#000000" draw:fill="none" draw:fill-color="#ffffff" fo:min-height="0.789cm" fo:padding-top="0cm" fo:padding-bottom="0cm" fo:padding-left="0cm" fo:padding-right="0cm"/>
    </style:style>
    <style:style style:name="gr622" style:family="graphic" style:parent-style-name="measure" style:list-style-name="L1">
      <style:graphic-properties draw:marker-start-width="0.1cm" draw:marker-end-width="0.1cm" draw:textarea-vertical-align="middle" draw:line-distance="0.3cm" draw:guide-overhang="0.1cm" draw:guide-distance="0.1cm" draw:placing="below"/>
    </style:style>
    <style:style style:name="gr623" style:family="graphic" style:parent-style-name="measure" style:list-style-name="L1">
      <style:graphic-properties draw:marker-start-width="0.1cm" draw:marker-end-width="0.1cm" draw:textarea-vertical-align="middle" draw:line-distance="0.3cm" draw:guide-overhang="0.1cm" draw:guide-distance="0.1cm" draw:placing="above"/>
    </style:style>
    <style:style style:name="gr624" style:family="graphic" style:parent-style-name="standard">
      <style:graphic-properties draw:stroke="none" svg:stroke-color="#000000" draw:fill="solid" draw:fill-color="#ffffff" fo:min-height="1.183cm" fo:padding-top="0.1cm" fo:padding-bottom="0.1cm" fo:padding-left="0.1cm" fo:padding-right="0.1cm"/>
    </style:style>
    <style:style style:name="gr625" style:family="graphic" style:parent-style-name="measure" style:list-style-name="L1">
      <style:graphic-properties draw:marker-start-width="0.1cm" draw:marker-end-width="0.1cm" draw:textarea-vertical-align="middle" draw:line-distance="0.378cm" draw:guide-overhang="0.1cm" draw:guide-distance="0.1cm" draw:placing="below"/>
    </style:style>
    <style:style style:name="gr626" style:family="graphic" style:parent-style-name="standard">
      <style:graphic-properties draw:stroke="none" svg:stroke-color="#000000" draw:fill="none" draw:fill-color="#ffffff" draw:auto-grow-width="false" fo:min-height="1.045cm" fo:min-width="19.144cm" fo:padding-top="0.1cm" fo:padding-bottom="0.1cm" fo:padding-left="0.2cm" fo:padding-right="0cm"/>
    </style:style>
    <style:style style:name="gr627" style:family="graphic" style:parent-style-name="standard">
      <style:graphic-properties draw:stroke="none" svg:stroke-color="#000000" draw:fill="none" draw:fill-color="#ffffff" draw:auto-grow-width="false" fo:min-height="3.025cm" fo:min-width="19.144cm" fo:padding-top="0.1cm" fo:padding-bottom="0.1cm" fo:padding-left="0.2cm" fo:padding-right="0cm"/>
    </style:style>
    <style:style style:name="gr628" style:family="graphic" style:parent-style-name="standard">
      <style:graphic-properties svg:stroke-color="#000000" draw:fill-color="#b2b2b2" draw:textarea-horizontal-align="justify" draw:textarea-vertical-align="middle" draw:auto-grow-height="false" fo:min-height="1.272cm" fo:min-width="1.26cm"/>
    </style:style>
    <style:style style:name="gr629" style:family="graphic" style:parent-style-name="standard">
      <style:graphic-properties svg:stroke-color="#000000" draw:fill-color="#b2b2b2" draw:textarea-horizontal-align="justify" draw:textarea-vertical-align="middle" draw:auto-grow-height="false" fo:min-height="0.04cm" fo:min-width="0cm"/>
    </style:style>
    <style:style style:name="gr630" style:family="graphic" style:parent-style-name="standard">
      <style:graphic-properties svg:stroke-color="#000000" draw:fill-color="#b2b2b2" draw:textarea-horizontal-align="justify" draw:textarea-vertical-align="middle" draw:auto-grow-height="false" fo:min-height="0.87cm" fo:min-width="0.636cm"/>
    </style:style>
    <style:style style:name="gr631" style:family="graphic" style:parent-style-name="standard">
      <style:graphic-properties draw:stroke="none" draw:fill-color="#ffffff" draw:textarea-horizontal-align="justify" draw:textarea-vertical-align="middle" draw:auto-grow-height="false" fo:min-height="0.116cm" fo:min-width="0cm"/>
    </style:style>
    <style:style style:name="gr632" style:family="graphic" style:parent-style-name="standard">
      <style:graphic-properties draw:stroke="none" draw:fill-color="#ffffff" draw:textarea-horizontal-align="justify" draw:textarea-vertical-align="middle" draw:auto-grow-height="false" fo:min-height="0.014cm" fo:min-width="0cm"/>
    </style:style>
    <style:style style:name="gr633" style:family="graphic" style:parent-style-name="standard">
      <style:graphic-properties draw:stroke="none" draw:fill-color="#ffffff" draw:textarea-horizontal-align="justify" draw:textarea-vertical-align="middle" draw:auto-grow-height="false" fo:min-height="0cm" fo:min-width="0.148cm"/>
    </style:style>
    <style:style style:name="gr634" style:family="graphic" style:parent-style-name="standard">
      <style:graphic-properties draw:stroke="none" draw:fill-color="#ffffff" draw:textarea-horizontal-align="justify" draw:textarea-vertical-align="middle" draw:auto-grow-height="false" fo:min-height="0.148cm" fo:min-width="0cm"/>
    </style:style>
    <style:style style:name="gr635" style:family="graphic" style:parent-style-name="standard">
      <style:graphic-properties draw:stroke="none" draw:fill-color="#ffffff" draw:textarea-horizontal-align="justify" draw:textarea-vertical-align="middle" draw:auto-grow-height="false" fo:min-height="0.102cm" fo:min-width="0cm"/>
    </style:style>
    <style:style style:name="gr636" style:family="graphic" style:parent-style-name="standard">
      <style:graphic-properties svg:stroke-color="#000000" draw:fill-color="#dddddd" draw:textarea-horizontal-align="justify" draw:textarea-vertical-align="middle" draw:auto-grow-height="false" fo:min-height="0cm" fo:min-width="0.2cm"/>
    </style:style>
    <style:style style:name="gr637" style:family="graphic" style:parent-style-name="standard">
      <style:graphic-properties svg:stroke-color="#000000" draw:fill-color="#dddddd" draw:textarea-horizontal-align="justify" draw:textarea-vertical-align="middle" draw:auto-grow-height="false" fo:min-height="0cm" fo:min-width="0.29cm"/>
    </style:style>
    <style:style style:name="gr638" style:family="graphic" style:parent-style-name="standard">
      <style:graphic-properties svg:stroke-color="#000000" draw:fill-color="#000000" draw:textarea-horizontal-align="justify" draw:textarea-vertical-align="middle" draw:auto-grow-height="false" fo:min-height="0cm" fo:min-width="0.344cm"/>
    </style:style>
    <style:style style:name="gr639" style:family="graphic" style:parent-style-name="standard">
      <style:graphic-properties svg:stroke-color="#000000" draw:fill-color="#cccccc" draw:textarea-horizontal-align="justify" draw:textarea-vertical-align="middle" draw:auto-grow-height="false" fo:min-height="0.09cm" fo:min-width="0cm"/>
    </style:style>
    <style:style style:name="gr640" style:family="graphic" style:parent-style-name="standard">
      <style:graphic-properties svg:stroke-color="#000000" draw:fill-color="#808080" draw:textarea-horizontal-align="justify" draw:textarea-vertical-align="middle" draw:auto-grow-height="false" fo:min-height="0.91cm" fo:min-width="0.302cm"/>
    </style:style>
    <style:style style:name="gr641" style:family="graphic" style:parent-style-name="standard">
      <style:graphic-properties draw:stroke="none" draw:fill-color="#ffffff" draw:textarea-horizontal-align="justify" draw:textarea-vertical-align="middle" draw:auto-grow-height="false" fo:min-height="0cm" fo:min-width="0.242cm"/>
    </style:style>
    <style:style style:name="gr642" style:family="graphic" style:parent-style-name="standard">
      <style:graphic-properties draw:stroke="none" draw:fill-color="#ffffff" draw:textarea-horizontal-align="justify" draw:textarea-vertical-align="middle" draw:auto-grow-height="false" fo:min-height="0cm" fo:min-width="0.099cm"/>
    </style:style>
    <style:style style:name="gr643" style:family="graphic" style:parent-style-name="standard">
      <style:graphic-properties draw:stroke="none" svg:stroke-color="#000000" draw:fill-color="#ffffff" draw:textarea-horizontal-align="justify" draw:textarea-vertical-align="middle" draw:auto-grow-height="false" fo:min-height="0.022cm" fo:min-width="0cm"/>
    </style:style>
    <style:style style:name="gr644" style:family="graphic" style:parent-style-name="standard">
      <style:graphic-properties draw:stroke="none" draw:fill-color="#ffffff" draw:textarea-horizontal-align="justify" draw:textarea-vertical-align="middle" draw:auto-grow-height="false" fo:min-height="0.13cm" fo:min-width="0.12cm"/>
    </style:style>
    <style:style style:name="gr645" style:family="graphic" style:parent-style-name="standard">
      <style:graphic-properties draw:stroke="none" svg:stroke-color="#000000" draw:fill-color="#ffffff" draw:textarea-horizontal-align="justify" draw:textarea-vertical-align="middle" draw:auto-grow-height="false" fo:min-height="0.25cm" fo:min-width="0cm"/>
    </style:style>
    <style:style style:name="gr646" style:family="graphic" style:parent-style-name="standard">
      <style:graphic-properties svg:stroke-color="#000000" draw:fill-color="#b2b2b2" draw:textarea-horizontal-align="justify" draw:textarea-vertical-align="middle" draw:auto-grow-height="false" fo:min-height="1.566cm" fo:min-width="1.45cm"/>
    </style:style>
    <style:style style:name="gr647" style:family="graphic" style:parent-style-name="standard">
      <style:graphic-properties draw:stroke="solid" svg:stroke-color="#000000" draw:fill-color="#eeeeee" draw:textarea-horizontal-align="justify" draw:textarea-vertical-align="middle" draw:auto-grow-height="false" fo:min-height="0cm" fo:min-width="1.07cm"/>
    </style:style>
    <style:style style:name="gr648" style:family="graphic" style:parent-style-name="standard">
      <style:graphic-properties draw:stroke="solid" svg:stroke-color="#000000" draw:fill-color="#ffff99" draw:textarea-horizontal-align="justify" draw:textarea-vertical-align="middle" draw:auto-grow-height="false" fo:min-height="0.598cm" fo:min-width="0.92cm"/>
    </style:style>
    <style:style style:name="gr649" style:family="graphic" style:parent-style-name="standard">
      <style:graphic-properties draw:stroke="solid" svg:stroke-color="#000000" draw:fill-color="#eeeeee" draw:textarea-horizontal-align="justify" draw:textarea-vertical-align="middle" draw:auto-grow-height="false" fo:min-height="0cm" fo:min-width="1.201cm"/>
    </style:style>
    <style:style style:name="gr650" style:family="graphic" style:parent-style-name="standard">
      <style:graphic-properties draw:stroke="solid" svg:stroke-color="#000000" draw:fill-color="#ffff99" draw:textarea-horizontal-align="justify" draw:textarea-vertical-align="middle" draw:auto-grow-height="false" fo:min-height="0.598cm" fo:min-width="1.051cm"/>
    </style:style>
    <style:style style:name="gr651" style:family="graphic" style:parent-style-name="standard">
      <style:graphic-properties svg:stroke-color="#000000" draw:fill-color="#b2b2b2" draw:textarea-horizontal-align="justify" draw:textarea-vertical-align="middle" draw:auto-grow-height="false" fo:min-height="0.865cm" fo:min-width="0cm"/>
    </style:style>
    <style:style style:name="gr652" style:family="graphic" style:parent-style-name="standard">
      <style:graphic-properties draw:stroke="none" svg:stroke-color="#3465a4" draw:fill-color="#ffffff" draw:textarea-horizontal-align="justify" draw:textarea-vertical-align="middle" draw:auto-grow-height="false" fo:min-height="0.625cm" fo:min-width="0cm"/>
    </style:style>
    <style:style style:name="gr653" style:family="graphic" style:parent-style-name="standard">
      <style:graphic-properties draw:stroke="none" svg:stroke-color="#000000" draw:fill-color="#ffffff" draw:textarea-horizontal-align="justify" draw:textarea-vertical-align="middle" draw:auto-grow-height="false" fo:min-height="1.76cm" fo:min-width="0cm"/>
    </style:style>
    <style:style style:name="gr654" style:family="graphic" style:parent-style-name="standard">
      <style:graphic-properties svg:stroke-color="#000000" draw:fill-color="#808080" draw:textarea-horizontal-align="justify" draw:textarea-vertical-align="middle" draw:auto-grow-height="false" fo:min-height="0.016cm" fo:min-width="0.1cm"/>
    </style:style>
    <style:style style:name="gr655" style:family="graphic" style:parent-style-name="standard">
      <style:graphic-properties svg:stroke-color="#000000" draw:fill-color="#dddddd" draw:textarea-horizontal-align="justify" draw:textarea-vertical-align="middle" draw:auto-grow-height="false" fo:min-height="0cm" fo:min-width="0.32cm"/>
    </style:style>
    <style:style style:name="gr656" style:family="graphic" style:parent-style-name="standard">
      <style:graphic-properties svg:stroke-color="#000000" draw:fill-color="#cccccc" draw:textarea-horizontal-align="justify" draw:textarea-vertical-align="middle" draw:auto-grow-height="false" fo:min-height="0.094cm" fo:min-width="0cm"/>
    </style:style>
    <style:style style:name="gr657" style:family="graphic" style:parent-style-name="standard">
      <style:graphic-properties draw:textarea-horizontal-align="justify" draw:textarea-vertical-align="middle" draw:auto-grow-height="false" fo:min-height="0.26cm" fo:min-width="6.85cm"/>
    </style:style>
    <style:style style:name="gr658" style:family="graphic" style:parent-style-name="standard">
      <style:graphic-properties draw:fill-color="#ffffff" draw:textarea-horizontal-align="justify" draw:textarea-vertical-align="middle" draw:auto-grow-height="false" fo:min-height="0.06cm" fo:min-width="6.848cm"/>
    </style:style>
    <style:style style:name="gr659" style:family="graphic" style:parent-style-name="standard">
      <style:graphic-properties draw:stroke="none" draw:fill-color="#000000" draw:textarea-horizontal-align="justify" draw:textarea-vertical-align="middle" draw:auto-grow-height="false" fo:min-height="0.06cm" fo:min-width="0cm"/>
    </style:style>
    <style:style style:name="gr660" style:family="graphic" style:parent-style-name="standard">
      <style:graphic-properties draw:stroke="solid" svg:stroke-color="#000000" draw:fill-color="#b2b2b2" draw:auto-grow-height="false" fo:min-height="0.06cm" fo:min-width="0cm" fo:wrap-option="no-wrap"/>
    </style:style>
    <style:style style:name="gr661" style:family="graphic" style:parent-style-name="standard">
      <style:graphic-properties svg:stroke-color="#000000" draw:fill-color="#b2b2b2" draw:textarea-horizontal-align="justify" draw:textarea-vertical-align="middle" draw:auto-grow-height="false" fo:min-height="0.826cm" fo:min-width="0cm"/>
    </style:style>
    <style:style style:name="gr662" style:family="graphic" style:parent-style-name="standard">
      <style:graphic-properties draw:stroke="none" svg:stroke-color="#000000" draw:fill-color="#b2b2b2" draw:textarea-horizontal-align="justify" draw:textarea-vertical-align="middle" draw:auto-grow-height="false" fo:min-height="1.549cm" fo:min-width="0cm"/>
    </style:style>
    <style:style style:name="gr663" style:family="graphic" style:parent-style-name="standard">
      <style:graphic-properties svg:stroke-color="#000000" draw:fill="none" draw:textarea-horizontal-align="justify" draw:textarea-vertical-align="middle" draw:auto-grow-height="false" fo:min-height="12.5cm" fo:min-width="4.45cm"/>
    </style:style>
    <style:style style:name="gr664" style:family="graphic" style:parent-style-name="standard">
      <style:graphic-properties draw:stroke="none" svg:stroke-color="#000000" draw:fill="none" draw:fill-color="#ffffff" draw:auto-grow-width="true" fo:min-height="0.319cm" fo:min-width="4.817cm" fo:padding-top="0.1cm" fo:padding-bottom="0.1cm" fo:padding-left="0cm" fo:padding-right="0cm"/>
    </style:style>
    <style:style style:name="gr665" style:family="graphic" style:parent-style-name="standard">
      <style:graphic-properties svg:stroke-color="#000000" draw:fill-color="#996600" draw:textarea-horizontal-align="justify" draw:textarea-vertical-align="middle" draw:auto-grow-height="false" fo:min-height="1.11cm" fo:min-width="0.864cm"/>
    </style:style>
    <style:style style:name="gr666" style:family="graphic" style:parent-style-name="standard">
      <style:graphic-properties draw:stroke="solid" svg:stroke-color="#663300" draw:fill-color="#cc9900" draw:textarea-horizontal-align="justify" draw:textarea-vertical-align="middle" draw:auto-grow-height="false" fo:min-height="0cm" fo:min-width="0.265cm"/>
    </style:style>
    <style:style style:name="gr667" style:family="graphic" style:parent-style-name="standard">
      <style:graphic-properties draw:stroke="none" svg:stroke-color="#000000" draw:fill-color="#ffffff" draw:textarea-horizontal-align="justify" draw:textarea-vertical-align="middle" draw:auto-grow-height="false" fo:min-height="1.146cm" fo:min-width="0.896cm"/>
    </style:style>
    <style:style style:name="gr668" style:family="graphic" style:parent-style-name="standard">
      <style:graphic-properties svg:stroke-color="#000000" draw:fill-color="#ffcc00" draw:textarea-horizontal-align="justify" draw:textarea-vertical-align="middle" draw:auto-grow-height="false" fo:min-height="1.112cm" fo:min-width="0.864cm"/>
    </style:style>
    <style:style style:name="gr669" style:family="graphic" style:parent-style-name="standard">
      <style:graphic-properties draw:stroke="none" svg:stroke-color="#000000" draw:fill-color="#ffffff" draw:textarea-horizontal-align="justify" draw:textarea-vertical-align="middle" draw:auto-grow-height="false" fo:min-height="0.153cm" fo:min-width="0.2cm"/>
    </style:style>
    <style:style style:name="gr670" style:family="graphic" style:parent-style-name="standard">
      <style:graphic-properties draw:stroke="solid" svg:stroke-color="#cc9900" draw:fill-color="#ffff00" draw:textarea-horizontal-align="justify" draw:textarea-vertical-align="middle" draw:auto-grow-height="false" fo:min-height="1.192cm" fo:min-width="0cm"/>
    </style:style>
    <style:style style:name="gr671" style:family="graphic" style:parent-style-name="standard">
      <style:graphic-properties svg:stroke-color="#000000" draw:fill-color="#b2b2b2" draw:textarea-horizontal-align="justify" draw:textarea-vertical-align="middle" draw:auto-grow-height="false" fo:min-height="2.222cm" fo:min-width="2.574cm"/>
    </style:style>
    <style:style style:name="gr672" style:family="graphic" style:parent-style-name="standard">
      <style:graphic-properties draw:stroke="solid" svg:stroke-color="#000000" draw:fill-color="#eeeeee" draw:textarea-horizontal-align="justify" draw:textarea-vertical-align="middle" draw:auto-grow-height="false" fo:min-height="0cm" fo:min-width="2.121cm"/>
    </style:style>
    <style:style style:name="gr673" style:family="graphic" style:parent-style-name="standard">
      <style:graphic-properties draw:stroke="solid" svg:stroke-color="#000000" draw:fill-color="#ffff99" draw:textarea-horizontal-align="justify" draw:textarea-vertical-align="middle" draw:auto-grow-height="false" fo:min-height="0.887cm" fo:min-width="2.121cm"/>
    </style:style>
    <style:style style:name="gr674" style:family="graphic" style:parent-style-name="standard">
      <style:graphic-properties svg:stroke-color="#000000" draw:fill-color="#dddddd" draw:textarea-horizontal-align="justify" draw:textarea-vertical-align="middle" draw:auto-grow-height="false" fo:min-height="0cm" fo:min-width="0.35cm"/>
    </style:style>
    <style:style style:name="gr675" style:family="graphic" style:parent-style-name="standard">
      <style:graphic-properties svg:stroke-color="#000000" draw:fill-color="#dddddd" draw:textarea-horizontal-align="justify" draw:textarea-vertical-align="middle" draw:auto-grow-height="false" fo:min-height="0cm" fo:min-width="0.158cm"/>
    </style:style>
    <style:style style:name="gr676" style:family="graphic" style:parent-style-name="standard">
      <style:graphic-properties svg:stroke-color="#000000" draw:fill-color="#000000" draw:textarea-horizontal-align="justify" draw:textarea-vertical-align="middle" draw:auto-grow-height="false" fo:min-height="0cm" fo:min-width="0.52cm"/>
    </style:style>
    <style:style style:name="gr677" style:family="graphic" style:parent-style-name="standard">
      <style:graphic-properties svg:stroke-color="#000000" draw:fill-color="#000000" draw:textarea-horizontal-align="justify" draw:textarea-vertical-align="middle" draw:auto-grow-height="false" fo:min-height="0.024cm" fo:min-width="0cm"/>
    </style:style>
    <style:style style:name="gr678" style:family="graphic" style:parent-style-name="standard">
      <style:graphic-properties svg:stroke-color="#000000" draw:fill-color="#000000" draw:textarea-horizontal-align="justify" draw:textarea-vertical-align="middle" draw:auto-grow-height="false" fo:min-height="0cm" fo:min-width="0.046cm"/>
    </style:style>
    <style:style style:name="gr679" style:family="graphic" style:parent-style-name="standard">
      <style:graphic-properties svg:stroke-width="0.028cm" svg:stroke-color="#000000" draw:marker-start-width="0.242cm" draw:marker-end-width="0.242cm" draw:fill-color="#000000" draw:textarea-horizontal-align="justify" draw:textarea-vertical-align="middle" draw:auto-grow-height="false" fo:min-height="0cm" fo:min-width="0.018cm" fo:padding-top="0.139cm" fo:padding-bottom="0.139cm" fo:padding-left="0.264cm" fo:padding-right="0.264cm"/>
    </style:style>
    <style:style style:name="gr680" style:family="graphic" style:parent-style-name="standard">
      <style:graphic-properties svg:stroke-width="0.028cm" svg:stroke-color="#000000" draw:marker-start-width="0.242cm" draw:marker-end-width="0.242cm" draw:fill-color="#000000" draw:textarea-horizontal-align="justify" draw:textarea-vertical-align="middle" draw:auto-grow-height="false" fo:min-height="0cm" fo:min-width="0cm" fo:padding-top="0.139cm" fo:padding-bottom="0.139cm" fo:padding-left="0.264cm" fo:padding-right="0.264cm"/>
    </style:style>
    <style:style style:name="gr681" style:family="graphic" style:parent-style-name="standard">
      <style:graphic-properties draw:stroke="none" draw:textarea-horizontal-align="justify" draw:textarea-vertical-align="middle" draw:auto-grow-height="false" fo:min-height="0cm" fo:min-width="0cm"/>
    </style:style>
    <style:style style:name="gr682" style:family="graphic" style:parent-style-name="standard">
      <style:graphic-properties draw:stroke="none" svg:stroke-color="#000000" draw:fill="none" draw:fill-color="#ffffff" draw:auto-grow-width="false" fo:min-height="0.865cm" fo:min-width="19.144cm" fo:padding-top="0.1cm" fo:padding-bottom="0.1cm" fo:padding-left="0.2cm" fo:padding-right="0cm"/>
    </style:style>
    <style:style style:name="gr683" style:family="graphic" style:parent-style-name="standard">
      <style:graphic-properties draw:stroke="none" svg:stroke-color="#000000" draw:fill="none" draw:fill-color="#ffffff" draw:auto-grow-width="false" fo:min-height="0.496cm" fo:min-width="19.144cm" fo:padding-top="0.1cm" fo:padding-bottom="0.1cm" fo:padding-left="0.2cm" fo:padding-right="0cm"/>
    </style:style>
    <style:style style:name="gr684" style:family="graphic" style:parent-style-name="standard">
      <style:graphic-properties draw:stroke="none" draw:fill-color="#ffffff" draw:textarea-horizontal-align="justify" draw:textarea-vertical-align="middle" draw:auto-grow-height="false" fo:min-height="2.381cm" fo:min-width="0cm"/>
    </style:style>
    <style:style style:name="gr685" style:family="graphic" style:parent-style-name="measure" style:list-style-name="L1">
      <style:graphic-properties draw:marker-start-width="0.1cm" draw:marker-end-width="0.1cm" draw:textarea-vertical-align="middle" draw:line-distance="0.9cm" draw:guide-overhang="0.1cm" draw:guide-distance="0.1cm" draw:placing="below"/>
    </style:style>
    <style:style style:name="gr686" style:family="graphic" style:parent-style-name="standard">
      <style:graphic-properties draw:stroke="none" svg:stroke-color="#000000" draw:fill="none" draw:fill-color="#ffffff" draw:auto-grow-width="false" fo:min-height="0.962cm" fo:min-width="19.144cm" fo:padding-top="0.1cm" fo:padding-bottom="0.1cm" fo:padding-left="0.2cm" fo:padding-right="0cm"/>
    </style:style>
    <style:style style:name="gr687" style:family="graphic" style:parent-style-name="standard">
      <style:graphic-properties svg:stroke-color="#000000" draw:fill="none" draw:textarea-horizontal-align="justify" draw:textarea-vertical-align="middle" draw:auto-grow-height="false" fo:min-height="0.21cm" fo:min-width="0.278cm"/>
    </style:style>
    <style:style style:name="gr688" style:family="graphic" style:parent-style-name="standard">
      <style:graphic-properties svg:stroke-color="#000000" draw:fill="none" draw:textarea-horizontal-align="justify" draw:textarea-vertical-align="middle" draw:auto-grow-height="false" fo:min-height="1.2cm" fo:min-width="0.137cm"/>
    </style:style>
    <style:style style:name="gr689" style:family="graphic" style:parent-style-name="standard">
      <style:graphic-properties draw:stroke="none" svg:stroke-color="#000000" draw:fill="none" draw:fill-color="#ffffff" draw:auto-grow-width="false" fo:min-height="1.15cm" fo:min-width="19.144cm" fo:padding-top="0.1cm" fo:padding-bottom="0.1cm" fo:padding-left="0.2cm" fo:padding-right="0cm"/>
    </style:style>
    <style:style style:name="gr690" style:family="graphic" style:parent-style-name="objectwithoutfill">
      <style:graphic-properties draw:marker-end="" draw:marker-end-width="0.05cm" draw:fill="none" draw:textarea-vertical-align="middle"/>
    </style:style>
    <style:style style:name="gr691" style:family="graphic" style:parent-style-name="standard">
      <style:graphic-properties svg:stroke-color="#000000" draw:fill="none" draw:textarea-horizontal-align="justify" draw:textarea-vertical-align="middle" draw:auto-grow-height="false" fo:min-height="8.19cm" fo:min-width="8.038cm"/>
    </style:style>
    <style:style style:name="gr692" style:family="graphic" style:parent-style-name="standard">
      <style:graphic-properties draw:stroke="none" svg:stroke-color="#000000" draw:fill="none" draw:fill-color="#ffffff" draw:auto-grow-width="false" fo:min-height="2.161cm" fo:min-width="19.144cm" fo:padding-top="0.1cm" fo:padding-bottom="0.1cm" fo:padding-left="0.2cm" fo:padding-right="0cm"/>
    </style:style>
    <style:style style:name="gr693" style:family="graphic" style:parent-style-name="standard">
      <style:graphic-properties svg:stroke-color="#000000" draw:fill-color="#cccccc" draw:textarea-horizontal-align="justify" draw:textarea-vertical-align="middle" draw:auto-grow-height="false" fo:min-height="4.186cm" fo:min-width="2.488cm"/>
    </style:style>
    <style:style style:name="gr694" style:family="graphic" style:parent-style-name="standard">
      <style:graphic-properties svg:stroke-color="#000000" draw:fill="none" draw:textarea-horizontal-align="justify" draw:textarea-vertical-align="middle" draw:auto-grow-height="false" fo:min-height="7.43cm" fo:min-width="12.032cm"/>
    </style:style>
    <style:style style:name="gr695" style:family="graphic" style:parent-style-name="standard">
      <style:graphic-properties svg:stroke-color="#000000" draw:fill-color="#cccccc" draw:textarea-horizontal-align="justify" draw:textarea-vertical-align="middle" draw:auto-grow-height="false" fo:min-height="0.426cm" fo:min-width="1.248cm"/>
    </style:style>
    <style:style style:name="gr696" style:family="graphic" style:parent-style-name="standard">
      <style:graphic-properties draw:stroke="none" svg:stroke-color="#000000" draw:fill-color="#ffffff" draw:textarea-horizontal-align="justify" draw:textarea-vertical-align="middle" draw:auto-grow-height="false" fo:min-height="0.39cm" fo:min-width="0.14cm"/>
    </style:style>
    <style:style style:name="gr697" style:family="graphic" style:parent-style-name="standard">
      <style:graphic-properties draw:stroke="none" svg:stroke-color="#000000" draw:fill-color="#ffffff" draw:textarea-horizontal-align="justify" draw:textarea-vertical-align="middle" draw:auto-grow-height="false" fo:min-height="0.23cm" fo:min-width="0cm"/>
    </style:style>
    <style:style style:name="gr698" style:family="graphic" style:parent-style-name="standard">
      <style:graphic-properties draw:stroke="none" svg:stroke-color="#000000" draw:fill-color="#ffffff" draw:textarea-horizontal-align="justify" draw:textarea-vertical-align="middle" draw:auto-grow-height="false" fo:min-height="0.11cm" fo:min-width="0cm"/>
    </style:style>
    <style:style style:name="gr699" style:family="graphic" style:parent-style-name="standard">
      <style:graphic-properties draw:stroke="none" svg:stroke-color="#000000" draw:fill-color="#ffffff" draw:textarea-horizontal-align="justify" draw:textarea-vertical-align="middle" draw:auto-grow-height="false" fo:min-height="0.27cm" fo:min-width="0.272cm"/>
    </style:style>
    <style:style style:name="gr700" style:family="graphic" style:parent-style-name="standard">
      <style:graphic-properties draw:stroke="none" draw:fill-color="#000000" draw:textarea-horizontal-align="justify" draw:textarea-vertical-align="middle" draw:auto-grow-height="false" fo:min-height="0.16cm" fo:min-width="0cm"/>
    </style:style>
    <style:style style:name="gr701" style:family="graphic" style:parent-style-name="standard">
      <style:graphic-properties svg:stroke-color="#000000" draw:fill-color="#cccccc" draw:textarea-horizontal-align="justify" draw:textarea-vertical-align="middle" draw:auto-grow-height="false" fo:min-height="0.43cm" fo:min-width="0.276cm"/>
    </style:style>
    <style:style style:name="gr702" style:family="graphic" style:parent-style-name="standard">
      <style:graphic-properties draw:stroke="none" svg:stroke-color="#000000" draw:fill-color="#ffffff" draw:textarea-horizontal-align="justify" draw:textarea-vertical-align="middle" draw:auto-grow-height="false" fo:min-height="0.03cm" fo:min-width="0cm"/>
    </style:style>
    <style:style style:name="gr703" style:family="graphic" style:parent-style-name="standard">
      <style:graphic-properties draw:stroke="none" svg:stroke-color="#000000" draw:fill-color="#ffffff" draw:textarea-horizontal-align="justify" draw:textarea-vertical-align="middle" draw:auto-grow-height="false" fo:min-height="0.15cm" fo:min-width="0cm"/>
    </style:style>
    <style:style style:name="gr704" style:family="graphic" style:parent-style-name="standard">
      <style:graphic-properties svg:stroke-color="#000000" draw:fill-color="#99ff66" draw:textarea-horizontal-align="justify" draw:textarea-vertical-align="middle" draw:auto-grow-height="false" fo:min-height="0.254cm" fo:min-width="0cm"/>
    </style:style>
    <style:style style:name="gr705" style:family="graphic" style:parent-style-name="standard">
      <style:graphic-properties svg:stroke-color="#000000" draw:fill-color="#000000" draw:textarea-horizontal-align="justify" draw:textarea-vertical-align="middle" draw:auto-grow-height="false" fo:min-height="0cm" fo:min-width="1.176cm"/>
    </style:style>
    <style:style style:name="gr706" style:family="graphic" style:parent-style-name="standard">
      <style:graphic-properties svg:stroke-color="#000000" draw:fill-color="#808080" draw:textarea-horizontal-align="justify" draw:textarea-vertical-align="middle" draw:auto-grow-height="false" fo:min-height="0.51cm" fo:min-width="0.14cm"/>
    </style:style>
    <style:style style:name="gr707" style:family="graphic" style:parent-style-name="standard">
      <style:graphic-properties draw:stroke="none" svg:stroke-color="#000000" draw:fill-color="#808080" draw:textarea-horizontal-align="justify" draw:textarea-vertical-align="middle" draw:auto-grow-height="false" fo:min-height="0.754cm" fo:min-width="0cm"/>
    </style:style>
    <style:style style:name="gr708" style:family="graphic" style:parent-style-name="standard">
      <style:graphic-properties draw:stroke="none" draw:fill-color="#ffffff" draw:textarea-horizontal-align="justify" draw:textarea-vertical-align="middle" draw:auto-grow-height="false" fo:min-height="0.01cm" fo:min-width="0cm"/>
    </style:style>
    <style:style style:name="gr709" style:family="graphic" style:parent-style-name="standard">
      <style:graphic-properties draw:stroke="solid" svg:stroke-color="#000000" draw:fill-color="#729fcf" draw:textarea-horizontal-align="justify" draw:textarea-vertical-align="middle" draw:auto-grow-height="false" fo:min-height="0cm" fo:min-width="0cm"/>
    </style:style>
    <style:style style:name="gr710" style:family="graphic" style:parent-style-name="standard">
      <style:graphic-properties svg:stroke-color="#000000" draw:fill-color="#ffffff" draw:textarea-horizontal-align="justify" draw:textarea-vertical-align="middle" draw:auto-grow-height="false" fo:min-height="5.83cm" fo:min-width="0cm"/>
    </style:style>
    <style:style style:name="gr711" style:family="graphic" style:parent-style-name="standard">
      <style:graphic-properties draw:stroke="none" svg:stroke-color="#000000" draw:fill-color="#ffffff" draw:textarea-horizontal-align="justify" draw:textarea-vertical-align="middle" draw:auto-grow-height="false" fo:min-height="0.39cm" fo:min-width="0.1cm"/>
    </style:style>
    <style:style style:name="gr712" style:family="graphic" style:parent-style-name="standard">
      <style:graphic-properties draw:stroke="none" svg:stroke-color="#000000" draw:fill-color="#ffffff" draw:textarea-horizontal-align="justify" draw:textarea-vertical-align="middle" draw:auto-grow-height="false" fo:min-height="0.39cm" fo:min-width="0.128cm"/>
    </style:style>
    <style:style style:name="gr713" style:family="graphic" style:parent-style-name="standard">
      <style:graphic-properties svg:stroke-color="#000000" draw:fill-color="#cccccc" draw:textarea-horizontal-align="justify" draw:textarea-vertical-align="middle" draw:auto-grow-height="false" fo:min-height="0.15cm" fo:min-width="0cm"/>
    </style:style>
    <style:style style:name="gr714" style:family="graphic" style:parent-style-name="standard">
      <style:graphic-properties draw:stroke="none" svg:stroke-color="#000000" draw:fill-color="#cccccc" draw:textarea-horizontal-align="justify" draw:textarea-vertical-align="middle" draw:auto-grow-height="false" fo:min-height="0cm" fo:min-width="0cm"/>
    </style:style>
    <style:style style:name="gr715" style:family="graphic" style:parent-style-name="standard">
      <style:graphic-properties draw:stroke="none" draw:fill-color="#000000" draw:textarea-horizontal-align="justify" draw:textarea-vertical-align="middle" draw:auto-grow-height="false" fo:min-height="0.116cm" fo:min-width="0cm"/>
    </style:style>
    <style:style style:name="gr716" style:family="graphic" style:parent-style-name="objectwithoutfill">
      <style:graphic-properties draw:marker-end="Arrow" draw:marker-end-width="0.15cm" draw:fill="none" draw:textarea-vertical-align="middle"/>
    </style:style>
    <style:style style:name="gr717" style:family="graphic" style:parent-style-name="standard">
      <style:graphic-properties draw:stroke="none" svg:stroke-color="#000000" draw:fill="none" draw:fill-color="#ffffff" draw:auto-grow-width="false" fo:min-height="1.297cm" fo:min-width="19.144cm" fo:padding-top="0.1cm" fo:padding-bottom="0.1cm" fo:padding-left="0.2cm" fo:padding-right="0cm"/>
    </style:style>
    <style:style style:name="gr718" style:family="graphic" style:parent-style-name="standard">
      <style:graphic-properties draw:stroke="none" svg:stroke-color="#000000" draw:fill="none" draw:fill-color="#ffffff" draw:auto-grow-width="false" fo:min-height="0.479cm" fo:min-width="19.144cm" fo:padding-top="0.1cm" fo:padding-bottom="0.1cm" fo:padding-left="0.2cm" fo:padding-right="0cm"/>
    </style:style>
    <style:style style:name="gr719" style:family="graphic" style:parent-style-name="standard">
      <style:graphic-properties draw:stroke="none" svg:stroke-color="#000000" draw:fill="none" draw:fill-color="#ffffff" draw:auto-grow-width="true" fo:min-height="0.335cm" fo:min-width="5.66cm" fo:padding-top="0.1cm" fo:padding-bottom="0.1cm" fo:padding-left="0.1cm" fo:padding-right="0.1cm"/>
    </style:style>
    <style:style style:name="gr720" style:family="graphic" style:parent-style-name="standard">
      <style:graphic-properties svg:stroke-color="#000000" draw:fill="none" draw:textarea-horizontal-align="justify" draw:textarea-vertical-align="middle" draw:auto-grow-height="false" fo:min-height="9.03cm" fo:min-width="12.5cm"/>
    </style:style>
    <style:style style:name="gr721" style:family="graphic" style:parent-style-name="standard">
      <style:graphic-properties draw:stroke="none" svg:stroke-color="#000000" draw:fill="none" draw:fill-color="#ffffff" draw:auto-grow-width="false" fo:min-height="0.88cm" fo:min-width="19.144cm" fo:padding-top="0.1cm" fo:padding-bottom="0.1cm" fo:padding-left="0.2cm" fo:padding-right="0cm"/>
    </style:style>
    <style:style style:name="gr722" style:family="graphic" style:parent-style-name="standard">
      <style:graphic-properties draw:fill-color="#f6f60c" draw:textarea-horizontal-align="justify" draw:textarea-vertical-align="middle" draw:auto-grow-height="false" fo:min-height="0.359cm" fo:min-width="12.969cm"/>
    </style:style>
    <style:style style:name="gr723" style:family="graphic" style:parent-style-name="objectwithoutfill">
      <style:graphic-properties svg:stroke-width="0.053cm" svg:stroke-color="#999999" draw:marker-start-width="0.279cm" draw:marker-end-width="0.279cm" draw:fill="none" draw:textarea-vertical-align="middle" fo:padding-top="0.151cm" fo:padding-bottom="0.151cm" fo:padding-left="0.276cm" fo:padding-right="0.276cm"/>
    </style:style>
    <style:style style:name="gr724"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725" style:family="graphic" style:parent-style-name="standard">
      <style:graphic-properties draw:fill-color="#f6f60c" draw:textarea-horizontal-align="justify" draw:textarea-vertical-align="middle" draw:auto-grow-height="false" fo:min-height="0cm" fo:min-width="12.961cm"/>
    </style:style>
    <style:style style:name="gr726" style:family="graphic" style:parent-style-name="standard">
      <style:graphic-properties draw:fill-color="#cc0000" draw:textarea-horizontal-align="justify" draw:textarea-vertical-align="middle" draw:auto-grow-height="false" fo:min-height="0cm" fo:min-width="1.902cm"/>
    </style:style>
    <style:style style:name="gr727" style:family="graphic" style:parent-style-name="standard">
      <style:graphic-properties draw:fill-color="#cc0000" draw:textarea-horizontal-align="justify" draw:textarea-vertical-align="middle" draw:auto-grow-height="false" fo:min-height="0cm" fo:min-width="0cm"/>
    </style:style>
    <style:style style:name="gr728" style:family="graphic" style:parent-style-name="standard">
      <style:graphic-properties draw:fill-color="#cc0000" draw:textarea-horizontal-align="justify" draw:textarea-vertical-align="middle" draw:auto-grow-height="false" fo:min-height="0.437cm" fo:min-width="0.189cm"/>
    </style:style>
    <style:style style:name="gr729" style:family="graphic" style:parent-style-name="standard">
      <style:graphic-properties draw:fill-color="#cc0000" draw:textarea-horizontal-align="justify" draw:textarea-vertical-align="middle" draw:auto-grow-height="false" fo:min-height="0cm" fo:min-width="1.731cm"/>
    </style:style>
    <style:style style:name="gr730" style:family="graphic" style:parent-style-name="standard">
      <style:graphic-properties draw:fill-color="#f6f60c" draw:textarea-horizontal-align="justify" draw:textarea-vertical-align="middle" draw:auto-grow-height="false" fo:min-height="0cm" fo:min-width="0cm"/>
    </style:style>
    <style:style style:name="gr731" style:family="graphic" style:parent-style-name="standard">
      <style:graphic-properties draw:fill-color="#66ccff" draw:textarea-horizontal-align="justify" draw:textarea-vertical-align="middle" draw:auto-grow-height="false" fo:min-height="0cm" fo:min-width="0cm"/>
    </style:style>
    <style:style style:name="gr732" style:family="graphic" style:parent-style-name="standard">
      <style:graphic-properties draw:stroke="none" draw:fill-color="#66ccff" draw:textarea-horizontal-align="justify" draw:textarea-vertical-align="middle" draw:auto-grow-height="false" fo:min-height="0cm" fo:min-width="0cm"/>
    </style:style>
    <style:style style:name="gr733" style:family="graphic" style:parent-style-name="standard">
      <style:graphic-properties draw:stroke="none" draw:fill-color="#ffffff" draw:textarea-horizontal-align="justify" draw:textarea-vertical-align="middle" draw:auto-grow-height="false" fo:min-height="0.23cm" fo:min-width="0cm"/>
    </style:style>
    <style:style style:name="gr734" style:family="graphic" style:parent-style-name="standard">
      <style:graphic-properties draw:stroke="none" svg:stroke-color="#000000" draw:fill="none" draw:fill-color="#ffffff" fo:min-height="1cm"/>
    </style:style>
    <style:style style:name="gr735" style:family="graphic" style:parent-style-name="standard">
      <style:graphic-properties draw:stroke="none" svg:stroke-color="#000000" draw:fill="none" draw:fill-color="#ffffff" draw:auto-grow-width="false" fo:min-height="1.729cm" fo:min-width="19.144cm" fo:padding-top="0.1cm" fo:padding-bottom="0.1cm" fo:padding-left="0.2cm" fo:padding-right="0cm"/>
    </style:style>
    <style:style style:name="gr736" style:family="graphic" style:parent-style-name="standard">
      <style:graphic-properties draw:stroke="none" svg:stroke-color="#000000" draw:fill="none" draw:fill-color="#ffffff" draw:auto-grow-width="false" fo:min-height="0.44cm" fo:min-width="19.144cm" fo:padding-top="0.1cm" fo:padding-bottom="0.1cm" fo:padding-left="0.2cm" fo:padding-right="0cm"/>
    </style:style>
    <style:style style:name="gr737" style:family="graphic" style:parent-style-name="standard">
      <style:graphic-properties svg:stroke-color="#000000" draw:fill="none" draw:textarea-horizontal-align="justify" draw:textarea-vertical-align="middle" draw:auto-grow-height="false" fo:min-height="8.849cm" fo:min-width="12.5cm"/>
    </style:style>
    <style:style style:name="gr738" style:family="graphic" style:parent-style-name="standard">
      <style:graphic-properties draw:stroke="none" svg:stroke-color="#000000" draw:fill="none" draw:fill-color="#ffffff" fo:min-height="1.59cm"/>
    </style:style>
    <style:style style:name="gr739" style:family="graphic" style:parent-style-name="standard">
      <style:graphic-properties draw:stroke="none" draw:fill-color="#ffffff" draw:textarea-horizontal-align="justify" draw:textarea-vertical-align="middle" draw:auto-grow-height="false" fo:min-height="0.405cm" fo:min-width="0.978cm"/>
    </style:style>
    <style:style style:name="gr740" style:family="graphic" style:parent-style-name="standard">
      <style:graphic-properties svg:stroke-width="0.035cm" svg:stroke-color="#666666" draw:marker-start-width="0.304cm" draw:marker-end-width="0.304cm" draw:fill-color="#ffffff" draw:textarea-horizontal-align="justify" draw:textarea-vertical-align="middle" draw:auto-grow-height="false" fo:min-height="0.548cm" fo:min-width="5.701cm" fo:padding-top="0.142cm" fo:padding-bottom="0.142cm" fo:padding-left="0.267cm" fo:padding-right="0.267cm"/>
    </style:style>
    <style:style style:name="gr741" style:family="graphic" style:parent-style-name="standard">
      <style:graphic-properties svg:stroke-width="0.035cm" svg:stroke-color="#666666" draw:marker-start-width="0.252cm" draw:marker-end-width="0.252cm" draw:fill-color="#ffff99" draw:textarea-horizontal-align="justify" draw:textarea-vertical-align="middle" draw:auto-grow-height="false" fo:min-height="0.547cm" fo:min-width="0cm" fo:padding-top="0.142cm" fo:padding-bottom="0.142cm" fo:padding-left="0.267cm" fo:padding-right="0.267cm"/>
    </style:style>
    <style:style style:name="gr742" style:family="graphic" style:parent-style-name="standard">
      <style:graphic-properties svg:stroke-width="0.035cm" svg:stroke-color="#666666" draw:marker-start-width="0.252cm" draw:marker-end-width="0.252cm" draw:fill-color="#ffff99" draw:textarea-horizontal-align="justify" draw:textarea-vertical-align="middle" draw:auto-grow-height="false" fo:min-height="0.36cm" fo:min-width="0cm" fo:padding-top="0.142cm" fo:padding-bottom="0.142cm" fo:padding-left="0.267cm" fo:padding-right="0.267cm"/>
    </style:style>
    <style:style style:name="gr743" style:family="graphic" style:parent-style-name="standard">
      <style:graphic-properties draw:textarea-horizontal-align="justify" draw:textarea-vertical-align="middle" draw:auto-grow-height="false" fo:min-height="0.088cm" fo:min-width="4.389cm"/>
    </style:style>
    <style:style style:name="gr744" style:family="graphic" style:parent-style-name="standard">
      <style:graphic-properties draw:fill-color="#ffffff" draw:textarea-horizontal-align="justify" draw:textarea-vertical-align="middle" draw:auto-grow-height="false" fo:min-height="0cm" fo:min-width="4.389cm"/>
    </style:style>
    <style:style style:name="gr745" style:family="graphic" style:parent-style-name="objectwithoutfill">
      <style:graphic-properties svg:stroke-width="0.035cm" svg:stroke-color="#666666" draw:marker-start-width="0.252cm" draw:marker-end-width="0.252cm" draw:fill="none" draw:textarea-vertical-align="middle" fo:padding-top="0.142cm" fo:padding-bottom="0.142cm" fo:padding-left="0.267cm" fo:padding-right="0.267cm"/>
    </style:style>
    <style:style style:name="gr746" style:family="graphic" style:parent-style-name="standard">
      <style:graphic-properties svg:stroke-width="0.035cm" svg:stroke-color="#666666" draw:marker-start-width="0.252cm" draw:marker-end-width="0.252cm" draw:fill-color="#ffffff" draw:textarea-horizontal-align="justify" draw:textarea-vertical-align="middle" draw:auto-grow-height="false" fo:min-height="0cm" fo:min-width="0cm" fo:padding-top="0.142cm" fo:padding-bottom="0.142cm" fo:padding-left="0.267cm" fo:padding-right="0.267cm"/>
    </style:style>
    <style:style style:name="gr747" style:family="graphic" style:parent-style-name="standard">
      <style:graphic-properties draw:stroke="none" svg:stroke-color="#000000" draw:fill="none" draw:fill-color="#ffffff" draw:auto-grow-width="false" fo:min-height="3.457cm" fo:min-width="19.144cm" fo:padding-top="0.1cm" fo:padding-bottom="0.1cm" fo:padding-left="0.2cm" fo:padding-right="0cm"/>
    </style:style>
    <style:style style:name="gr748" style:family="graphic" style:parent-style-name="standard">
      <style:graphic-properties draw:fill-color="#f6f60c" draw:textarea-horizontal-align="justify" draw:textarea-vertical-align="middle" draw:auto-grow-height="false" fo:min-height="0cm" fo:min-width="9.466cm"/>
    </style:style>
    <style:style style:name="gr749" style:family="graphic" style:parent-style-name="standard">
      <style:graphic-properties svg:stroke-color="#000000" draw:fill="none" draw:textarea-horizontal-align="justify" draw:textarea-vertical-align="middle" draw:auto-grow-height="false" fo:min-height="8.869cm" fo:min-width="12.5cm"/>
    </style:style>
    <style:style style:name="gr750" style:family="graphic" style:parent-style-name="standard">
      <style:graphic-properties draw:stroke="none" svg:stroke-color="#000000" draw:fill="none" draw:fill-color="#ffffff" fo:min-height="1.07cm"/>
    </style:style>
    <style:style style:name="gr751" style:family="graphic" style:parent-style-name="standard">
      <style:graphic-properties draw:fill-color="#f6f60c" draw:textarea-horizontal-align="justify" draw:textarea-vertical-align="middle" draw:auto-grow-height="false" fo:min-height="0cm" fo:min-width="2.167cm"/>
    </style:style>
    <style:style style:name="gr752" style:family="graphic" style:parent-style-name="standard">
      <style:graphic-properties svg:stroke-width="0.035cm" svg:stroke-color="#666666" draw:marker-start-width="0.304cm" draw:marker-end-width="0.304cm" draw:fill-color="#ffffff" draw:textarea-horizontal-align="justify" draw:textarea-vertical-align="middle" draw:auto-grow-height="false" fo:min-height="0.559cm" fo:min-width="5.785cm" fo:padding-top="0.142cm" fo:padding-bottom="0.142cm" fo:padding-left="0.267cm" fo:padding-right="0.267cm"/>
    </style:style>
    <style:style style:name="gr753" style:family="graphic" style:parent-style-name="standard">
      <style:graphic-properties svg:stroke-width="0.035cm" svg:stroke-color="#666666" draw:marker-start-width="0.252cm" draw:marker-end-width="0.252cm" draw:fill-color="#ffff99" draw:textarea-horizontal-align="justify" draw:textarea-vertical-align="middle" draw:auto-grow-height="false" fo:min-height="0.559cm" fo:min-width="0cm" fo:padding-top="0.142cm" fo:padding-bottom="0.142cm" fo:padding-left="0.267cm" fo:padding-right="0.267cm"/>
    </style:style>
    <style:style style:name="gr754" style:family="graphic" style:parent-style-name="standard">
      <style:graphic-properties svg:stroke-width="0.035cm" svg:stroke-color="#666666" draw:marker-start-width="0.252cm" draw:marker-end-width="0.252cm" draw:fill-color="#ffff99" draw:textarea-horizontal-align="justify" draw:textarea-vertical-align="middle" draw:auto-grow-height="false" fo:min-height="0.558cm" fo:min-width="0cm" fo:padding-top="0.142cm" fo:padding-bottom="0.142cm" fo:padding-left="0.267cm" fo:padding-right="0.267cm"/>
    </style:style>
    <style:style style:name="gr755" style:family="graphic" style:parent-style-name="standard">
      <style:graphic-properties svg:stroke-width="0.035cm" svg:stroke-color="#666666" draw:marker-start-width="0.252cm" draw:marker-end-width="0.252cm" draw:fill-color="#ffff99" draw:textarea-horizontal-align="justify" draw:textarea-vertical-align="middle" draw:auto-grow-height="false" fo:min-height="0.368cm" fo:min-width="0cm" fo:padding-top="0.142cm" fo:padding-bottom="0.142cm" fo:padding-left="0.267cm" fo:padding-right="0.267cm"/>
    </style:style>
    <style:style style:name="gr756" style:family="graphic" style:parent-style-name="standard">
      <style:graphic-properties svg:stroke-width="0.035cm" svg:stroke-color="#666666" draw:marker-start-width="0.252cm" draw:marker-end-width="0.252cm" draw:fill-color="#ffff99" draw:textarea-horizontal-align="justify" draw:textarea-vertical-align="middle" draw:auto-grow-height="false" fo:min-height="0.369cm" fo:min-width="0cm" fo:padding-top="0.142cm" fo:padding-bottom="0.142cm" fo:padding-left="0.267cm" fo:padding-right="0.267cm"/>
    </style:style>
    <style:style style:name="gr757" style:family="graphic" style:parent-style-name="standard">
      <style:graphic-properties draw:textarea-horizontal-align="justify" draw:textarea-vertical-align="middle" draw:auto-grow-height="false" fo:min-height="0.094cm" fo:min-width="4.456cm"/>
    </style:style>
    <style:style style:name="gr758" style:family="graphic" style:parent-style-name="standard">
      <style:graphic-properties draw:fill-color="#ffffff" draw:textarea-horizontal-align="justify" draw:textarea-vertical-align="middle" draw:auto-grow-height="false" fo:min-height="0cm" fo:min-width="4.454cm"/>
    </style:style>
    <style:style style:name="gr759" style:family="graphic" style:parent-style-name="objectwithoutfill">
      <style:graphic-properties svg:stroke-width="0.028cm" svg:stroke-color="#ff3333" draw:marker-start-width="0.242cm" draw:marker-end-width="0.242cm" draw:fill="none" draw:textarea-vertical-align="middle" fo:padding-top="0.139cm" fo:padding-bottom="0.139cm" fo:padding-left="0.264cm" fo:padding-right="0.264cm"/>
    </style:style>
    <style:style style:name="gr760" style:family="graphic" style:parent-style-name="objectwithoutfill">
      <style:graphic-properties svg:stroke-width="0.035cm" svg:stroke-color="#999999" draw:marker-start-width="0.252cm" draw:marker-end-width="0.252cm" draw:fill="none" draw:textarea-vertical-align="middle" fo:padding-top="0.142cm" fo:padding-bottom="0.142cm" fo:padding-left="0.267cm" fo:padding-right="0.267cm"/>
    </style:style>
    <style:style style:name="gr761" style:family="graphic" style:parent-style-name="standard">
      <style:graphic-properties draw:stroke="none" svg:stroke-color="#000000" draw:fill="none" draw:fill-color="#ffffff" draw:auto-grow-width="false" fo:min-height="0.46cm" fo:min-width="19.144cm" fo:padding-top="0.1cm" fo:padding-bottom="0.1cm" fo:padding-left="0.2cm" fo:padding-right="0cm"/>
    </style:style>
    <style:style style:name="gr762" style:family="graphic" style:parent-style-name="standard">
      <style:graphic-properties svg:stroke-width="0.035cm" svg:stroke-color="#666666" draw:marker-start-width="0.304cm" draw:marker-end-width="0.304cm" draw:fill-color="#ffffff" draw:textarea-horizontal-align="justify" draw:textarea-vertical-align="middle" draw:auto-grow-height="false" fo:min-height="0.542cm" fo:min-width="5.689cm" fo:padding-top="0.142cm" fo:padding-bottom="0.142cm" fo:padding-left="0.267cm" fo:padding-right="0.267cm"/>
    </style:style>
    <style:style style:name="gr763" style:family="graphic" style:parent-style-name="standard">
      <style:graphic-properties svg:stroke-width="0.035cm" svg:stroke-color="#666666" draw:marker-start-width="0.252cm" draw:marker-end-width="0.252cm" draw:fill-color="#ffff99" draw:textarea-horizontal-align="justify" draw:textarea-vertical-align="middle" draw:auto-grow-height="false" fo:min-height="0.542cm" fo:min-width="0cm" fo:padding-top="0.142cm" fo:padding-bottom="0.142cm" fo:padding-left="0.267cm" fo:padding-right="0.267cm"/>
    </style:style>
    <style:style style:name="gr764" style:family="graphic" style:parent-style-name="standard">
      <style:graphic-properties svg:stroke-width="0.035cm" svg:stroke-color="#666666" draw:marker-start-width="0.252cm" draw:marker-end-width="0.252cm" draw:fill-color="#ffff99" draw:textarea-horizontal-align="justify" draw:textarea-vertical-align="middle" draw:auto-grow-height="false" fo:min-height="0.357cm" fo:min-width="0cm" fo:padding-top="0.142cm" fo:padding-bottom="0.142cm" fo:padding-left="0.267cm" fo:padding-right="0.267cm"/>
    </style:style>
    <style:style style:name="gr765" style:family="graphic" style:parent-style-name="standard">
      <style:graphic-properties draw:textarea-horizontal-align="justify" draw:textarea-vertical-align="middle" draw:auto-grow-height="false" fo:min-height="0.085cm" fo:min-width="4.381cm"/>
    </style:style>
    <style:style style:name="gr766" style:family="graphic" style:parent-style-name="standard">
      <style:graphic-properties draw:fill-color="#ffffff" draw:textarea-horizontal-align="justify" draw:textarea-vertical-align="middle" draw:auto-grow-height="false" fo:min-height="0cm" fo:min-width="4.38cm"/>
    </style:style>
    <style:style style:name="gr767" style:family="graphic" style:parent-style-name="standard">
      <style:graphic-properties draw:stroke="none" svg:stroke-color="#000000" draw:fill="none" draw:fill-color="#ffffff" fo:min-height="4.097cm"/>
    </style:style>
    <style:style style:name="P1" style:family="paragraph">
      <style:paragraph-properties fo:text-align="center"/>
      <style:text-properties style:text-line-through-style="none" style:text-line-through-type="none" fo:font-family="'Liberation Sans'" style:font-family-generic="swiss" style:font-pitch="variable" fo:font-size="12pt" fo:font-style="normal" style:text-underline-style="none" fo:font-weight="normal"/>
    </style:style>
    <style:style style:name="P2" style:family="paragraph">
      <loext:graphic-properties draw:fill="none" draw:fill-color="#ffffff"/>
      <style:text-properties fo:font-size="11pt" style:font-size-asian="10pt" style:font-size-complex="10pt"/>
    </style:style>
    <style:style style:name="P3" style:family="paragraph">
      <loext:graphic-properties draw:fill="none" draw:fill-color="#ffffff"/>
      <style:text-properties fo:font-size="13pt" style:font-size-asian="13pt" style:font-size-complex="13pt"/>
    </style:style>
    <style:style style:name="P4" style:family="paragraph">
      <loext:graphic-properties draw:fill="none" draw:fill-color="#ffffff"/>
      <style:text-properties fo:font-size="8pt" style:font-size-asian="6pt" style:font-size-complex="6pt"/>
    </style:style>
    <style:style style:name="P5" style:family="paragraph">
      <loext:graphic-properties draw:fill="bitmap" draw:fill-image-name="Marble"/>
      <style:paragraph-properties fo:text-align="center"/>
    </style:style>
    <style:style style:name="P6" style:family="paragraph">
      <loext:graphic-properties draw:fill-color="#996600"/>
      <style:paragraph-properties fo:text-align="center"/>
    </style:style>
    <style:style style:name="P7" style:family="paragraph">
      <loext:graphic-properties draw:fill-color="#000000"/>
      <style:paragraph-properties fo:text-align="center"/>
    </style:style>
    <style:style style:name="P8" style:family="paragraph">
      <loext:graphic-properties draw:fill-color="#b2b2b2"/>
      <style:paragraph-properties fo:text-align="center"/>
    </style:style>
    <style:style style:name="P9" style:family="paragraph">
      <loext:graphic-properties draw:fill="none"/>
      <style:paragraph-properties fo:text-align="center"/>
    </style:style>
    <style:style style:name="P10" style:family="paragraph">
      <loext:graphic-properties draw:fill-color="#eeeeee"/>
      <style:paragraph-properties fo:text-align="center"/>
    </style:style>
    <style:style style:name="P11" style:family="paragraph">
      <loext:graphic-properties draw:fill-color="#ffff99"/>
      <style:paragraph-properties fo:text-align="center"/>
    </style:style>
    <style:style style:name="P12" style:family="paragraph">
      <loext:graphic-properties draw:fill-color="#dddddd"/>
      <style:paragraph-properties fo:text-align="center"/>
    </style:style>
    <style:style style:name="P13" style:family="paragraph">
      <loext:graphic-properties draw:fill="bitmap" draw:fill-color="#ffffff" draw:fill-image-name="Marble"/>
      <style:paragraph-properties fo:text-align="center"/>
    </style:style>
    <style:style style:name="P14" style:family="paragraph">
      <loext:graphic-properties draw:fill-color="#ffcc00"/>
      <style:paragraph-properties fo:text-align="center"/>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color="#cccccc"/>
      <style:paragraph-properties fo:text-align="center"/>
    </style:style>
    <style:style style:name="P18" style:family="paragraph">
      <loext:graphic-properties draw:fill-color="#ff0000"/>
      <style:paragraph-properties fo:text-align="center"/>
    </style:style>
    <style:style style:name="P19" style:family="paragraph">
      <loext:graphic-properties draw:fill-color="#99ff66"/>
      <style:paragraph-properties fo:text-align="center"/>
    </style:style>
    <style:style style:name="P20" style:family="paragraph">
      <loext:graphic-properties draw:fill-color="#00cc00"/>
      <style:paragraph-properties fo:text-align="center"/>
    </style:style>
    <style:style style:name="P21" style:family="paragraph">
      <loext:graphic-properties draw:fill-color="#000099"/>
      <style:paragraph-properties fo:text-align="center"/>
    </style:style>
    <style:style style:name="P22" style:family="paragraph">
      <loext:graphic-properties draw:fill-color="#ffff00"/>
      <style:paragraph-properties fo:text-align="center"/>
    </style:style>
    <style:style style:name="P23" style:family="paragraph">
      <loext:graphic-properties draw:fill="none" draw:fill-color="#ffffff"/>
      <style:paragraph-properties fo:text-align="center"/>
      <style:text-properties fo:font-size="10pt" style:font-size-asian="10pt" style:font-size-complex="10pt"/>
    </style:style>
    <style:style style:name="P24" style:family="paragraph">
      <loext:graphic-properties draw:fill="none" draw:fill-color="#ffffff"/>
      <style:paragraph-properties fo:text-align="center"/>
      <style:text-properties fo:font-size="11pt" style:font-size-asian="10pt" style:font-size-complex="10pt"/>
    </style:style>
    <style:style style:name="P25" style:family="paragraph">
      <loext:graphic-properties draw:fill="none" draw:fill-color="#ffffff"/>
      <style:text-properties fo:font-size="10pt" style:font-size-asian="10pt" style:font-size-complex="10pt"/>
    </style:style>
    <style:style style:name="P26" style:family="paragraph">
      <loext:graphic-properties draw:fill="none" draw:fill-color="#ffffff"/>
      <style:paragraph-properties fo:text-align="center"/>
      <style:text-properties fo:font-size="10pt" style:font-size-asian="9pt" style:font-size-complex="9pt"/>
    </style:style>
    <style:style style:name="P27" style:family="paragraph">
      <loext:graphic-properties draw:fill="none" draw:fill-color="#ffffff"/>
      <style:text-properties fo:font-size="10pt" style:font-size-asian="8pt" style:font-size-complex="8pt"/>
    </style:style>
    <style:style style:name="P28" style:family="paragraph">
      <loext:graphic-properties draw:fill="none" draw:fill-color="#ffffff"/>
      <style:text-properties fo:font-size="8pt" style:font-size-asian="5pt" style:font-size-complex="5pt"/>
    </style:style>
    <style:style style:name="P29" style:family="paragraph">
      <loext:graphic-properties draw:fill-color="#b2b2b2"/>
      <style:paragraph-properties fo:text-align="center"/>
      <style:text-properties fo:font-size="10pt"/>
    </style:style>
    <style:style style:name="P30" style:family="paragraph">
      <loext:graphic-properties draw:fill-color="#996600"/>
      <style:paragraph-properties fo:text-align="center"/>
      <style:text-properties fo:font-size="10pt"/>
    </style:style>
    <style:style style:name="P31" style:family="paragraph">
      <loext:graphic-properties draw:fill-color="#000000"/>
      <style:paragraph-properties fo:text-align="center"/>
      <style:text-properties fo:font-size="10pt"/>
    </style:style>
    <style:style style:name="P32" style:family="paragraph">
      <loext:graphic-properties draw:fill-color="#ffffff"/>
      <style:paragraph-properties fo:text-align="center"/>
      <style:text-properties fo:font-size="10pt"/>
    </style:style>
    <style:style style:name="P33" style:family="paragraph">
      <loext:graphic-properties draw:fill-color="#ff0000"/>
      <style:paragraph-properties fo:text-align="center"/>
      <style:text-properties fo:font-size="10pt"/>
    </style:style>
    <style:style style:name="P34" style:family="paragraph">
      <loext:graphic-properties draw:fill-color="#ff6666"/>
      <style:paragraph-properties fo:text-align="center"/>
      <style:text-properties fo:font-size="10pt"/>
    </style:style>
    <style:style style:name="P35" style:family="paragraph">
      <loext:graphic-properties draw:fill-color="#ffcc00"/>
      <style:paragraph-properties fo:text-align="center"/>
      <style:text-properties fo:font-size="10pt"/>
    </style:style>
    <style:style style:name="P36" style:family="paragraph">
      <loext:graphic-properties draw:fill-color="#eeeeee"/>
      <style:paragraph-properties fo:text-align="center"/>
      <style:text-properties fo:font-size="10pt"/>
    </style:style>
    <style:style style:name="P37" style:family="paragraph">
      <loext:graphic-properties draw:fill-color="#ffff99"/>
      <style:paragraph-properties fo:text-align="center"/>
      <style:text-properties fo:font-size="10pt"/>
    </style:style>
    <style:style style:name="P38" style:family="paragraph">
      <loext:graphic-properties draw:fill="none"/>
      <style:paragraph-properties fo:text-align="center"/>
      <style:text-properties fo:font-size="10pt"/>
    </style:style>
    <style:style style:name="P39" style:family="paragraph">
      <style:paragraph-properties fo:text-align="center"/>
      <style:text-properties fo:font-size="10pt"/>
    </style:style>
    <style:style style:name="P40" style:family="paragraph">
      <loext:graphic-properties draw:fill="solid" draw:fill-color="#ffffff"/>
      <style:text-properties fo:font-size="10pt" style:font-size-asian="9pt" style:font-size-complex="9pt"/>
    </style:style>
    <style:style style:name="P41" style:family="paragraph">
      <loext:graphic-properties draw:fill="solid" draw:fill-color="#ffffff"/>
      <style:text-properties fo:font-size="10pt" style:font-size-asian="8pt" style:font-size-complex="8pt"/>
    </style:style>
    <style:style style:name="P42" style:family="paragraph">
      <style:paragraph-properties fo:text-align="start"/>
    </style:style>
    <style:style style:name="P43" style:family="paragraph">
      <loext:graphic-properties draw:fill="none" draw:fill-color="#ffffff"/>
      <style:paragraph-properties fo:text-align="start"/>
      <style:text-properties fo:font-size="12pt" style:font-size-asian="10pt" style:font-size-complex="10pt"/>
    </style:style>
    <style:style style:name="P44" style:family="paragraph">
      <loext:graphic-properties draw:fill="none" draw:fill-color="#ffffff"/>
      <style:text-properties fo:font-size="13pt" style:font-size-asian="12pt" style:font-size-complex="12pt"/>
    </style:style>
    <style:style style:name="P45" style:family="paragraph">
      <loext:graphic-properties draw:fill="none" draw:fill-color="#ffffff"/>
      <style:paragraph-properties fo:text-align="center"/>
      <style:text-properties fo:font-size="12pt" style:font-size-asian="10pt" style:font-size-complex="10pt"/>
    </style:style>
    <style:style style:name="P46" style:family="paragraph">
      <loext:graphic-properties draw:fill="none" draw:fill-color="#ffffff"/>
      <style:text-properties fo:font-size="11pt" style:font-size-asian="8pt" style:font-size-complex="8pt"/>
    </style:style>
    <style:style style:name="P47" style:family="paragraph">
      <loext:graphic-properties draw:fill="none" draw:fill-color="#ffffff"/>
      <style:text-properties fo:font-size="8pt" style:font-size-asian="4pt" style:font-size-complex="4pt"/>
    </style:style>
    <style:style style:name="P48" style:family="paragraph">
      <loext:graphic-properties draw:fill-color="#999999"/>
      <style:paragraph-properties fo:text-align="center"/>
    </style:style>
    <style:style style:name="P49" style:family="paragraph">
      <loext:graphic-properties draw:fill="none" draw:fill-color="#ffffff"/>
      <style:paragraph-properties fo:text-align="start"/>
      <style:text-properties fo:font-size="13pt" style:font-size-asian="12pt" style:font-size-complex="12pt"/>
    </style:style>
    <style:style style:name="P50" style:family="paragraph">
      <loext:graphic-properties draw:fill-color="#b2b2b2"/>
    </style:style>
    <style:style style:name="P51" style:family="paragraph">
      <loext:graphic-properties draw:fill="none" draw:fill-color="#ffffff"/>
      <style:paragraph-properties fo:text-align="center"/>
      <style:text-properties fo:font-size="11pt" style:font-size-asian="9pt" style:font-size-complex="9pt"/>
    </style:style>
    <style:style style:name="P52" style:family="paragraph">
      <loext:graphic-properties draw:fill-color="#663300"/>
      <style:paragraph-properties fo:text-align="start"/>
    </style:style>
    <style:style style:name="P53" style:family="paragraph">
      <loext:graphic-properties draw:fill-color="#663300"/>
    </style:style>
    <style:style style:name="P54" style:family="paragraph">
      <loext:graphic-properties draw:fill="none" draw:fill-color="#ffffff"/>
      <style:paragraph-properties fo:text-align="start"/>
      <style:text-properties fo:font-size="11pt" style:font-size-asian="9pt" style:font-size-complex="9pt"/>
    </style:style>
    <style:style style:name="P55" style:family="paragraph">
      <loext:graphic-properties draw:fill-color="#663300"/>
      <style:paragraph-properties fo:text-align="center"/>
    </style:style>
    <style:style style:name="P56" style:family="paragraph">
      <loext:graphic-properties draw:fill="none" draw:fill-color="#ffffff"/>
      <style:paragraph-properties fo:text-align="center"/>
      <style:text-properties fo:font-size="11pt" style:font-size-asian="8pt" style:font-size-complex="8pt"/>
    </style:style>
    <style:style style:name="P5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ffffff"/>
      <style:paragraph-properties fo:text-align="start"/>
      <style:text-properties fo:font-size="11pt" style:font-size-asian="8pt" style:font-size-complex="8pt"/>
    </style:style>
    <style:style style:name="P59" style:family="paragraph">
      <loext:graphic-properties draw:fill-color="#729fcf"/>
      <style:paragraph-properties fo:text-align="center"/>
    </style:style>
    <style:style style:name="P60" style:family="paragraph">
      <loext:graphic-properties draw:fill-color="#009900"/>
      <style:paragraph-properties fo:text-align="center"/>
    </style:style>
    <style:style style:name="P61" style:family="paragraph">
      <loext:graphic-properties draw:fill-color="#808080"/>
      <style:paragraph-properties fo:text-align="center"/>
    </style:style>
    <style:style style:name="P62" style:family="paragraph">
      <loext:graphic-properties draw:fill-color="#0000cc"/>
      <style:paragraph-properties fo:text-align="center"/>
    </style:style>
    <style:style style:name="P63" style:family="paragraph">
      <loext:graphic-properties draw:fill-color="#009900"/>
      <style:paragraph-properties fo:text-align="center"/>
      <style:text-properties fo:font-weight="normal"/>
    </style:style>
    <style:style style:name="P64" style:family="paragraph">
      <loext:graphic-properties draw:fill="none" draw:fill-color="#ffffff"/>
      <style:paragraph-properties fo:text-align="center"/>
      <style:text-properties fo:font-size="11pt" style:font-size-asian="11pt" style:font-size-complex="11pt"/>
    </style:style>
    <style:style style:name="P65" style:family="paragraph">
      <loext:graphic-properties draw:fill-color="#ff6666"/>
      <style:paragraph-properties fo:text-align="center"/>
    </style:style>
    <style:style style:name="P66" style:family="paragraph">
      <loext:graphic-properties draw:fill-color="#ffffcc"/>
      <style:paragraph-properties fo:text-align="center"/>
    </style:style>
    <style:style style:name="P67" style:family="paragraph">
      <loext:graphic-properties draw:fill="solid" draw:fill-color="#ffffff"/>
      <style:text-properties fo:font-size="11pt" style:font-size-asian="8pt" style:font-size-complex="8pt"/>
    </style:style>
    <style:style style:name="P68" style:family="paragraph">
      <loext:graphic-properties draw:fill="none"/>
      <style:paragraph-properties fo:text-align="center"/>
      <style:text-properties fo:font-size="12pt"/>
    </style:style>
    <style:style style:name="P69" style:family="paragraph">
      <loext:graphic-properties draw:fill="solid" draw:fill-color="#eeffff" draw:opacity="50%"/>
      <style:paragraph-properties fo:text-align="center"/>
    </style:style>
    <style:style style:name="P70" style:family="paragraph">
      <loext:graphic-properties draw:fill="solid" draw:fill-color="#eeffff" draw:opacity="50%"/>
      <style:paragraph-properties fo:text-align="center"/>
      <style:text-properties fo:font-size="12pt"/>
    </style:style>
    <style:style style:name="P71" style:family="paragraph">
      <loext:graphic-properties draw:fill="none" draw:fill-color="#ffffff"/>
      <style:text-properties fo:font-size="12pt"/>
    </style:style>
    <style:style style:name="P72" style:family="paragraph">
      <loext:graphic-properties draw:fill="solid" draw:fill-color="#dddddd" draw:opacity="100%"/>
      <style:paragraph-properties fo:text-align="center"/>
      <style:text-properties fo:font-size="12pt"/>
    </style:style>
    <style:style style:name="P73" style:family="paragraph">
      <style:paragraph-properties fo:text-align="center" style:writing-mode="lr-tb"/>
    </style:style>
    <style:style style:name="P74" style:family="paragraph">
      <loext:graphic-properties draw:fill="none" draw:fill-color="#ffffff"/>
      <style:paragraph-properties fo:text-align="center" style:writing-mode="lr-tb"/>
      <style:text-properties fo:font-size="13pt" fo:font-style="italic" style:font-style-asian="italic" style:font-style-complex="italic"/>
    </style:style>
    <style:style style:name="P75" style:family="paragraph">
      <loext:graphic-properties draw:fill-color="#ffffff"/>
      <style:paragraph-properties fo:text-align="center"/>
      <style:text-properties fo:font-size="12pt"/>
    </style:style>
    <style:style style:name="P76" style:family="paragraph">
      <loext:graphic-properties draw:fill="none" draw:fill-color="#ffffff"/>
      <style:paragraph-properties fo:text-align="center" style:writing-mode="lr-tb"/>
      <style:text-properties fo:font-size="14pt" fo:font-weight="bold" style:font-size-asian="18pt" style:font-weight-asian="bold" style:font-size-complex="18pt" style:font-weight-complex="bold"/>
    </style:style>
    <style:style style:name="P77" style:family="paragraph">
      <loext:graphic-properties draw:fill="none"/>
      <style:paragraph-properties fo:text-align="center" style:writing-mode="lr-tb"/>
      <style:text-properties fo:font-size="14pt" fo:font-weight="bold" style:font-size-asian="18pt" style:font-weight-asian="bold" style:font-size-complex="18pt" style:font-weight-complex="bold"/>
    </style:style>
    <style:style style:name="P78" style:family="paragraph">
      <loext:graphic-properties draw:fill-color="#996600"/>
      <style:paragraph-properties fo:text-align="center"/>
      <style:text-properties fo:font-size="12pt"/>
    </style:style>
    <style:style style:name="P79" style:family="paragraph">
      <loext:graphic-properties draw:fill-color="#000000"/>
      <style:paragraph-properties fo:text-align="center"/>
      <style:text-properties fo:font-size="12pt"/>
    </style:style>
    <style:style style:name="P80" style:family="paragraph">
      <loext:graphic-properties draw:fill="none" draw:fill-color="#ffffff"/>
      <style:text-properties fo:font-size="7pt" style:font-size-asian="6pt" style:font-size-complex="6pt"/>
    </style:style>
    <style:style style:name="P81" style:family="paragraph">
      <loext:graphic-properties draw:fill="solid" draw:fill-color="#ff9900" draw:opacity="100%"/>
      <style:paragraph-properties fo:text-align="center"/>
    </style:style>
    <style:style style:name="P82" style:family="paragraph">
      <loext:graphic-properties draw:fill="solid" draw:fill-color="#dddddd"/>
      <style:paragraph-properties fo:text-align="center"/>
    </style:style>
    <style:style style:name="P83" style:family="paragraph">
      <loext:graphic-properties draw:fill="solid" draw:fill-color="#ffffff"/>
      <style:paragraph-properties fo:text-align="center"/>
    </style:style>
    <style:style style:name="P84" style:family="paragraph">
      <loext:graphic-properties draw:fill="solid" draw:fill-color="#663300"/>
      <style:paragraph-properties fo:text-align="center"/>
    </style:style>
    <style:style style:name="P85" style:family="paragraph">
      <loext:graphic-properties draw:fill-color="#ffcc00"/>
      <style:paragraph-properties fo:text-align="center"/>
      <style:text-properties fo:font-weight="normal"/>
    </style:style>
    <style:style style:name="P86" style:family="paragraph">
      <loext:graphic-properties draw:fill-color="#cccccc"/>
      <style:paragraph-properties fo:text-align="center"/>
      <style:text-properties fo:font-weight="bold"/>
    </style:style>
    <style:style style:name="P87" style:family="paragraph">
      <loext:graphic-properties draw:fill-color="#b2b2b2"/>
      <style:paragraph-properties fo:text-align="center"/>
      <style:text-properties fo:font-weight="bold"/>
    </style:style>
    <style:style style:name="P88" style:family="paragraph">
      <loext:graphic-properties draw:fill="none"/>
      <style:paragraph-properties fo:text-align="center"/>
      <style:text-properties fo:font-weight="bold"/>
    </style:style>
    <style:style style:name="P89" style:family="paragraph">
      <loext:graphic-properties draw:fill-color="#dddddd"/>
    </style:style>
    <style:style style:name="P90" style:family="paragraph">
      <loext:graphic-properties draw:fill-color="#dddddd"/>
      <style:paragraph-properties fo:text-align="start"/>
    </style:style>
    <style:style style:name="P91" style:family="paragraph">
      <loext:graphic-properties draw:fill="none" draw:fill-color="#ffffff"/>
      <style:text-properties fo:font-size="12pt" style:font-size-asian="10pt" style:font-size-complex="10pt"/>
    </style:style>
    <style:style style:name="P92" style:family="paragraph">
      <loext:graphic-properties draw:fill="none" draw:fill-color="#ffffff"/>
      <style:text-properties fo:font-size="7pt" style:font-size-asian="4pt" style:font-size-complex="4pt"/>
    </style:style>
    <style:style style:name="P93" style:family="paragraph">
      <loext:graphic-properties draw:fill="none" draw:fill-color="#ffffff"/>
      <style:text-properties fo:font-size="11pt" style:font-size-asian="12pt" style:font-size-complex="12pt"/>
    </style:style>
    <style:style style:name="P94" style:family="paragraph">
      <loext:graphic-properties draw:fill="solid" draw:fill-color="#ffffff"/>
      <style:text-properties fo:font-size="10pt" style:font-size-asian="10pt" style:font-size-complex="10pt"/>
    </style:style>
    <style:style style:name="P95" style:family="paragraph">
      <loext:graphic-properties draw:fill="none" draw:fill-color="#ffffff"/>
      <style:text-properties fo:font-size="12pt" style:font-size-asian="12pt" style:font-size-complex="12pt"/>
    </style:style>
    <style:style style:name="P96" style:family="paragraph">
      <loext:graphic-properties draw:fill-color="#cc9900"/>
      <style:paragraph-properties fo:text-align="center"/>
    </style:style>
    <style:style style:name="P97" style:family="paragraph">
      <loext:graphic-properties draw:fill="none" draw:fill-color="#ffffff"/>
      <style:paragraph-properties fo:text-align="center"/>
      <style:text-properties fo:font-size="11pt" style:font-size-asian="12pt" style:font-size-complex="12pt"/>
    </style:style>
    <style:style style:name="P98" style:family="paragraph">
      <loext:graphic-properties draw:fill-color="#f6f60c"/>
      <style:paragraph-properties fo:text-align="center"/>
    </style:style>
    <style:style style:name="P99" style:family="paragraph">
      <loext:graphic-properties draw:fill-color="#cc0000"/>
      <style:paragraph-properties fo:text-align="center"/>
    </style:style>
    <style:style style:name="P100" style:family="paragraph">
      <loext:graphic-properties draw:fill-color="#66ccff"/>
      <style:paragraph-properties fo:text-align="center"/>
    </style:style>
    <style:style style:name="T1" style:family="text">
      <style:text-properties fo:font-size="11pt" style:font-size-asian="10pt" style:font-size-complex="10pt"/>
    </style:style>
    <style:style style:name="T2" style:family="text">
      <style:text-properties fo:font-size="11pt" fo:font-weight="bold" style:font-size-asian="10pt" style:font-weight-asian="bold" style:font-size-complex="10pt" style:font-weight-complex="bold"/>
    </style:style>
    <style:style style:name="T3" style:family="text">
      <style:text-properties fo:font-size="13pt" style:font-size-asian="13pt" style:font-size-complex="13pt"/>
    </style:style>
    <style:style style:name="T4" style:family="text">
      <style:text-properties fo:font-size="8pt" style:font-size-asian="6pt" style:font-size-complex="6pt"/>
    </style:style>
    <style:style style:name="T5" style:family="text">
      <style:text-properties fo:font-size="11pt" style:font-size-asian="11pt" style:font-size-complex="11pt"/>
    </style:style>
    <style:style style:name="T6" style:family="text">
      <style:text-properties fo:font-size="10pt" style:font-size-asian="9pt" style:font-size-complex="9pt"/>
    </style:style>
    <style:style style:name="T7" style:family="text">
      <style:text-properties fo:font-size="10pt" style:font-size-asian="10pt" style:font-size-complex="10pt"/>
    </style:style>
    <style:style style:name="T8" style:family="text">
      <style:text-properties fo:font-size="10pt" style:font-size-asian="8pt" style:font-size-complex="8pt"/>
    </style:style>
    <style:style style:name="T9" style:family="text">
      <style:text-properties fo:font-size="8pt" style:font-size-asian="5pt" style:font-size-complex="5pt"/>
    </style:style>
    <style:style style:name="T10" style:family="text">
      <style:text-properties fo:font-size="12pt" style:font-size-asian="10pt" style:font-size-complex="10pt"/>
    </style:style>
    <style:style style:name="T11" style:family="text">
      <style:text-properties fo:font-size="13pt" style:font-size-asian="12pt" style:font-size-complex="12pt"/>
    </style:style>
    <style:style style:name="T12" style:family="text">
      <style:text-properties fo:font-size="11pt" style:font-size-asian="8pt" style:font-size-complex="8pt"/>
    </style:style>
    <style:style style:name="T13" style:family="text">
      <style:text-properties fo:font-size="8pt" style:font-size-asian="4pt" style:font-size-complex="4pt"/>
    </style:style>
    <style:style style:name="T14" style:family="text">
      <style:text-properties fo:font-size="11pt" style:font-size-asian="9pt" style:font-size-complex="9pt"/>
    </style:style>
    <style:style style:name="T1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6" style:family="text">
      <style:text-properties fo:font-size="12pt"/>
    </style:style>
    <style:style style:name="T17" style:family="text">
      <style:text-properties fo:font-size="13pt" fo:font-style="italic" style:font-style-asian="italic" style:font-style-complex="italic"/>
    </style:style>
    <style:style style:name="T18" style:family="text">
      <style:text-properties fo:font-size="14pt" fo:font-weight="bold" style:font-size-asian="18pt" style:font-weight-asian="bold" style:font-size-complex="18pt" style:font-weight-complex="bold"/>
    </style:style>
    <style:style style:name="T19" style:family="text">
      <style:text-properties fo:font-size="7pt" style:font-size-asian="6pt" style:font-size-complex="6pt"/>
    </style:style>
    <style:style style:name="T20" style:family="text">
      <style:text-properties fo:font-size="11pt" fo:font-weight="normal" style:font-size-asian="10pt" style:font-weight-asian="normal" style:font-size-complex="10pt" style:font-weight-complex="normal"/>
    </style:style>
    <style:style style:name="T21" style:family="text">
      <style:text-properties fo:font-size="7pt" style:font-size-asian="4pt" style:font-size-complex="4pt"/>
    </style:style>
    <style:style style:name="T22" style:family="text">
      <style:text-properties fo:font-size="11pt" style:font-size-asian="12pt" style:font-size-complex="12pt"/>
    </style:style>
    <style:style style:name="T2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Export&#10;png" form:printable="false" office:target-frame="" form:delay-for-repeat="PT0.050000000S" form:image-position="center">
              <form:properties>
                <form:property form:property-name="DefaultControl" office:value-type="string" office:string-value="com.sun.star.form.control.CommandButton"/>
              </form:properties>
            </form:button>
            <form:button form:name="Bouton 1" form:control-implementation="ooo:com.sun.star.form.component.CommandButton" xml:id="control2" form:id="control2" form:label="Export&#10;jpg" form:printable="false" office:target-frame="" form:delay-for-repeat="PT0.050000000S" form:image-position="center">
              <form:properties>
                <form:property form:property-name="DefaultControl" office:value-type="string" office:string-value="com.sun.star.form.control.CommandButton"/>
              </form:properties>
            </form:button>
          </form:form>
        </office:forms>
        <draw:control draw:style-name="standard" draw:text-style-name="P1" draw:layer="layout" svg:width="1.466cm" svg:height="1.148cm" svg:x="1.2cm" svg:y="1.202cm" draw:control="control1"/>
        <draw:control draw:style-name="standard" draw:text-style-name="P1" draw:layer="layout" svg:width="1.45cm" svg:height="1.2cm" svg:x="8.5cm" svg:y="1.2cm" draw:control="control2"/>
        <draw:frame draw:style-name="gr1" draw:text-style-name="P2" draw:layer="French text" svg:width="5.616cm" svg:height="1.115cm" svg:x="2.801cm" svg:y="2.14cm">
          <draw:text-box>
            <text:p><text:span text:style-name="T1">Tirant droite </text:span></text:p>
            <text:p><text:span text:style-name="T1">(Extérieur poussant gauche)</text:span></text:p>
          </draw:text-box>
        </draw:frame>
        <draw:frame draw:style-name="gr2" draw:text-style-name="P2" draw:layer="French text" svg:width="8.554cm" svg:height="1.547cm" svg:x="1.296cm" svg:y="9.798cm">
          <draw:text-box>
            <text:p><text:span text:style-name="T2">Attention!</text:span><text:span text:style-name="T1"> Certains marchands de serrures définissent un sens inverse à celui des vendeurs de portes et fenêtres !</text:span></text:p>
          </draw:text-box>
        </draw:frame>
        <draw:frame draw:style-name="gr1" draw:text-style-name="P2" draw:layer="French text" svg:width="5.616cm" svg:height="1.115cm" svg:x="3.185cm" svg:y="6.151cm">
          <draw:text-box>
            <text:p><text:span text:style-name="T1">Tirant gauche</text:span></text:p>
            <text:p><text:span text:style-name="T1">(Extérieur poussant droite)</text:span></text:p>
          </draw:text-box>
        </draw:frame>
        <draw:frame draw:style-name="gr3" draw:text-style-name="P3" draw:layer="French text" svg:width="7.5cm" svg:height="0.763cm" svg:x="1.75cm" svg:y="1.2cm">
          <draw:text-box>
            <text:p><text:span text:style-name="T3">Sens d’ouverture des menuiseries</text:span></text:p>
          </draw:text-box>
        </draw:frame>
        <draw:frame draw:style-name="gr4" draw:text-style-name="P4" draw:layer="Copyright" svg:width="5.6cm" svg:height="0.569cm" svg:x="4.25cm" svg:y="11.313cm">
          <draw:text-box>
            <text:p><text:span text:style-name="T4">© Pierre ROUZEAU License CC <text:s/>BY-SA 3.0</text:span></text:p>
          </draw:text-box>
        </draw:frame>
        <draw:custom-shape draw:style-name="gr5" draw:text-style-name="P5" draw:layer="layout" svg:width="8.099cm" svg:height="2.499cm" svg:x="1.501cm" svg:y="3.201cm">
          <text:p/>
          <draw:enhanced-geometry svg:viewBox="0 0 21600 21600" draw:type="rectangle" draw:enhanced-path="M 0 0 L 21600 0 21600 21600 0 21600 0 0 Z N"/>
        </draw:custom-shape>
        <draw:custom-shape draw:style-name="gr6" draw:text-style-name="P6" draw:layer="layout" svg:width="0.4cm" svg:height="0.399cm" svg:x="2.501cm" svg:y="3.251cm">
          <text:p/>
          <draw:enhanced-geometry svg:viewBox="0 0 21600 21600" draw:type="rectangle" draw:enhanced-path="M 0 0 L 21600 0 21600 21600 0 21600 0 0 Z N"/>
        </draw:custom-shape>
        <draw:custom-shape draw:style-name="gr7" draw:text-style-name="P7" draw:layer="layout" svg:width="0.2cm" svg:height="0.05cm" svg:x="2.5cm" svg:y="3.20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5cm" svg:height="0.05cm" svg:x="2.4cm" svg:y="3.6cm">
          <text:p/>
          <draw:enhanced-geometry svg:viewBox="0 0 21600 21600" draw:type="rectangle" draw:enhanced-path="M 0 0 L 21600 0 21600 21600 0 21600 0 0 Z N"/>
        </draw:custom-shape>
        <draw:custom-shape draw:style-name="gr9" draw:text-style-name="P8" draw:layer="layout" svg:width="1.2cm" svg:height="1cm" svg:x="1.501cm" svg:y="2.20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draw:text-style-name="P8" draw:layer="layout" svg:width="1.4cm" svg:height="1cm" svg:x="8.201cm" svg:y="2.20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9" draw:layer="layout" svg:x1="2.701cm" svg:y1="2.201cm" svg:x2="8.201cm" svg:y2="2.201cm">
          <text:p/>
        </draw:line>
        <draw:custom-shape draw:style-name="gr12" draw:text-style-name="P10" draw:layer="layout" svg:width="1cm" svg:height="0.05cm" svg:x="1.5cm" svg:y="3.55cm">
          <text:p/>
          <draw:enhanced-geometry svg:viewBox="0 0 21600 21600" draw:type="rectangle" draw:enhanced-path="M 0 0 L 21600 0 21600 21600 0 21600 0 0 Z N"/>
        </draw:custom-shape>
        <draw:custom-shape draw:style-name="gr13" draw:text-style-name="P11" draw:layer="layout" svg:width="0.95cm" svg:height="0.3cm" svg:x="1.5cm" svg:y="3.25cm">
          <text:p/>
          <draw:enhanced-geometry svg:viewBox="0 0 21600 21600" draw:type="rectangle" draw:enhanced-path="M 0 0 L 21600 0 21600 21600 0 21600 0 0 Z N"/>
        </draw:custom-shape>
        <draw:custom-shape draw:style-name="gr6" draw:text-style-name="P6" draw:layer="layout" svg:width="0.4cm" svg:height="0.399cm" svg:x="7.999cm" svg:y="3.252cm">
          <text:p/>
          <draw:enhanced-geometry svg:viewBox="0 0 21600 21600" draw:mirror-horizontal="true" draw:type="rectangle" draw:enhanced-path="M 0 0 L 21600 0 21600 21600 0 21600 0 0 Z N"/>
        </draw:custom-shape>
        <draw:custom-shape draw:style-name="gr7" draw:text-style-name="P7" draw:layer="layout" svg:width="0.2cm" svg:height="0.05cm" svg:x="8.2cm" svg:y="3.202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5cm" svg:height="0.05cm" svg:x="8.35cm" svg:y="3.601cm">
          <text:p/>
          <draw:enhanced-geometry svg:viewBox="0 0 21600 21600" draw:mirror-horizontal="true" draw:type="rectangle" draw:enhanced-path="M 0 0 L 21600 0 21600 21600 0 21600 0 0 Z N"/>
        </draw:custom-shape>
        <draw:custom-shape draw:style-name="gr14" draw:text-style-name="P10" draw:layer="layout" svg:width="1.2cm" svg:height="0.05cm" svg:x="8.4cm" svg:y="3.55cm">
          <text:p/>
          <draw:enhanced-geometry svg:viewBox="0 0 21600 21600" draw:type="rectangle" draw:enhanced-path="M 0 0 L 21600 0 21600 21600 0 21600 0 0 Z N"/>
        </draw:custom-shape>
        <draw:custom-shape draw:style-name="gr15" draw:text-style-name="P11" draw:layer="layout" svg:width="1.15cm" svg:height="0.3cm" svg:x="8.45cm" svg:y="3.25cm">
          <text:p/>
          <draw:enhanced-geometry svg:viewBox="0 0 21600 21600" draw:type="rectangle" draw:enhanced-path="M 0 0 L 21600 0 21600 21600 0 21600 0 0 Z N"/>
        </draw:custom-shape>
        <draw:line draw:style-name="gr11" draw:text-style-name="P9" draw:layer="layout" svg:x1="2.7cm" svg:y1="3.2cm" svg:x2="8.2cm" svg:y2="3.2cm">
          <text:p/>
        </draw:line>
        <draw:g>
          <draw:custom-shape draw:style-name="gr16" draw:text-style-name="P12" draw:layer="layout" svg:width="0.25cm" svg:height="0.02cm" svg:x="2.145cm" svg:y="3.2cm">
            <text:p/>
            <draw:enhanced-geometry svg:viewBox="0 0 21600 21600" draw:type="rectangle" draw:enhanced-path="M 0 0 L 21600 0 21600 21600 0 21600 0 0 Z N"/>
          </draw:custom-shape>
          <draw:custom-shape draw:style-name="gr16" draw:text-style-name="P12" draw:layer="layout" svg:width="0.194cm" svg:height="0.02cm" draw:transform="rotate (1.5707963267949) translate (2.481cm 3.5cm)">
            <text:p/>
            <draw:enhanced-geometry svg:viewBox="0 0 21600 21600" draw:type="rectangle" draw:enhanced-path="M 0 0 L 21600 0 21600 21600 0 21600 0 0 Z N"/>
          </draw:custom-shape>
          <draw:custom-shape draw:style-name="gr16" draw:text-style-name="P12" draw:layer="layout" svg:width="0.15cm" svg:height="0.02cm" draw:transform="rotate (-0.785398163397449) translate (2.395cm 3.2cm)">
            <text:p/>
            <draw:enhanced-geometry svg:viewBox="0 0 21600 21600" draw:type="rectangle" draw:enhanced-path="M 0 0 L 21600 0 21600 21600 0 21600 0 0 Z N"/>
          </draw:custom-shape>
          <draw:g>
            <draw:custom-shape draw:style-name="gr17" draw:text-style-name="P7" draw:layer="layout" svg:width="0.3cm" svg:height="0.02cm" draw:transform="rotate (-1.5707963267949) translate (2.27cm 2.94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7cm" svg:height="0.08cm" draw:transform="rotate (-1.5707963267949) translate (2.3cm 3.22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cm" svg:height="0.03cm" svg:x="2.25cm" svg:y="2.91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1cm" svg:height="0.01cm" svg:x="2.448cm" svg:y="3.37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5cm" svg:height="0.044cm" svg:x="2.443cm" svg:y="3.35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2.634cm 3.3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1cm" svg:height="0.01cm" svg:x="2.448cm" svg:y="3.454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5cm" svg:height="0.044cm" svg:x="2.443cm" svg:y="3.43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2.634cm 3.46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6" draw:text-style-name="P12" draw:layer="layout" svg:width="0.25cm" svg:height="0.02cm" svg:x="8.501cm" svg:y="3.197cm">
            <text:p/>
            <draw:enhanced-geometry svg:viewBox="0 0 21600 21600" draw:mirror-horizontal="true" draw:type="rectangle" draw:enhanced-path="M 0 0 L 21600 0 21600 21600 0 21600 0 0 Z N"/>
          </draw:custom-shape>
          <draw:custom-shape draw:style-name="gr16" draw:text-style-name="P12" draw:layer="layout" svg:width="0.194cm" svg:height="0.02cm" draw:transform="rotate (1.5707963267949) translate (8.395cm 3.497cm)">
            <text:p/>
            <draw:enhanced-geometry svg:viewBox="0 0 21600 21600" draw:mirror-horizontal="true" draw:type="rectangle" draw:enhanced-path="M 0 0 L 21600 0 21600 21600 0 21600 0 0 Z N"/>
          </draw:custom-shape>
          <draw:custom-shape draw:style-name="gr16" draw:text-style-name="P12" draw:layer="layout" svg:width="0.15cm" svg:height="0.02cm" draw:transform="rotate (-0.785398163397449) translate (8.409cm 3.197cm)">
            <text:p/>
            <draw:enhanced-geometry svg:viewBox="0 0 21600 21600" draw:mirror-horizontal="true" draw:type="rectangle" draw:enhanced-path="M 0 0 L 21600 0 21600 21600 0 21600 0 0 Z N"/>
          </draw:custom-shape>
          <draw:g>
            <draw:custom-shape draw:style-name="gr17" draw:text-style-name="P7" draw:layer="layout" svg:width="0.3cm" svg:height="0.02cm" draw:transform="rotate (-1.5707963267949) translate (8.646cm 2.937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27cm" svg:height="0.08cm" draw:transform="rotate (-1.5707963267949) translate (8.676cm 3.21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cm" svg:height="0.03cm" svg:x="8.626cm" svg:y="2.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1cm" svg:height="0.01cm" svg:x="8.265cm" svg:y="3.367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5cm" svg:height="0.044cm" svg:x="8.416cm" svg:y="3.3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8.25cm 3.3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1cm" svg:height="0.01cm" svg:x="8.265cm" svg:y="3.451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5cm" svg:height="0.044cm" svg:x="8.416cm" svg:y="3.43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8.25cm 3.4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8" draw:text-style-name="P13" draw:layer="layout" svg:width="0.41cm" svg:height="0.41cm" svg:x="2.689cm" svg:y="3.39cm">
          <text:p/>
          <draw:enhanced-geometry svg:viewBox="0 0 21600 21600" draw:mirror-horizontal="false" draw:mirror-vertical="false" draw:type="rectangle" draw:enhanced-path="M 0 0 L 21600 0 21600 21600 0 21600 0 0 Z N"/>
        </draw:custom-shape>
        <draw:custom-shape draw:style-name="gr18" draw:text-style-name="P13" draw:layer="layout" svg:width="0.41cm" svg:height="0.41cm" svg:x="7.8cm" svg:y="3.39cm">
          <text:p/>
          <draw:enhanced-geometry svg:viewBox="0 0 21600 21600" draw:mirror-horizontal="false" draw:mirror-vertical="false" draw:type="rectangle" draw:enhanced-path="M 0 0 L 21600 0 21600 21600 0 21600 0 0 Z N"/>
        </draw:custom-shape>
        <draw:g>
          <draw:custom-shape draw:style-name="gr19" draw:text-style-name="P14" draw:layer="layout" svg:width="0.4cm" svg:height="0.4cm" draw:transform="rotate (0.261799387799149) translate (2.81cm 4.832cm)">
            <text:p/>
            <draw:enhanced-geometry svg:viewBox="0 0 21600 21600" draw:mirror-horizontal="false" draw:mirror-vertical="false" draw:type="rectangle" draw:enhanced-path="M 0 0 L 21600 0 21600 21600 0 21600 0 0 Z N"/>
          </draw:custom-shape>
          <draw:custom-shape draw:style-name="gr19" draw:text-style-name="P14" draw:layer="layout" svg:width="0.4cm" svg:height="0.4cm" draw:transform="rotate (-0.261799387799149) translate (7.838cm 3.41cm)">
            <text:p/>
            <draw:enhanced-geometry svg:viewBox="0 0 21600 21600" draw:mirror-horizontal="true" draw:mirror-vertical="false" draw:type="rectangle" draw:enhanced-path="M 0 0 L 21600 0 21600 21600 0 21600 0 0 Z N"/>
          </draw:custom-shape>
          <draw:custom-shape draw:style-name="gr20" draw:text-style-name="P15" draw:layer="layout" svg:width="4.9cm" svg:height="0.25cm" draw:transform="rotate (0.261799387799149) translate (3.125cm 4.851cm)">
            <text:p/>
            <draw:enhanced-geometry svg:viewBox="0 0 21600 21600" draw:type="rectangle" draw:enhanced-path="M 0 0 L 21600 0 21600 21600 0 21600 0 0 Z N"/>
          </draw:custom-shape>
          <draw:custom-shape draw:style-name="gr21" draw:text-style-name="P16" draw:layer="layout" svg:width="4.9cm" svg:height="0.15cm" draw:transform="rotate (0.261799387799149) translate (3.138cm 4.9cm)">
            <text:p/>
            <draw:enhanced-geometry svg:viewBox="0 0 21600 21600" draw:type="rectangle" draw:enhanced-path="M 0 0 L 21600 0 21600 21600 0 21600 0 0 Z N"/>
          </draw:custom-shape>
        </draw:g>
        <draw:g>
          <draw:custom-shape draw:style-name="gr22" draw:text-style-name="P17" draw:layer="layout" svg:width="0.1cm" svg:height="0.1cm" svg:x="8.2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cm" svg:height="0.04cm" svg:x="8.23cm" svg:y="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6" draw:text-style-name="P12" draw:layer="layout" svg:width="0.069cm" svg:height="0.099cm" draw:transform="rotate (1.83259571459405) translate (3.068cm 5.252cm)">
            <text:p/>
            <draw:enhanced-geometry svg:viewBox="0 0 21600 21600" draw:mirror-horizontal="false" draw:mirror-vertical="false" draw:type="rectangle" draw:enhanced-path="M 0 0 L 21600 0 21600 21600 0 21600 0 0 Z N"/>
          </draw:custom-shape>
          <draw:custom-shape draw:style-name="gr23" draw:text-style-name="P12" draw:layer="layout" svg:width="0.051cm" svg:height="0.493cm" draw:transform="rotate (1.83259571459405) translate (3.081cm 5.303cm)">
            <text:p/>
            <draw:enhanced-geometry svg:viewBox="0 0 21600 21600" draw:type="rectangle" draw:enhanced-path="M 0 0 L 21600 0 21600 21600 0 21600 0 0 Z N"/>
          </draw:custom-shape>
        </draw:g>
        <draw:custom-shape draw:style-name="gr24" draw:text-style-name="P5" draw:layer="layout" svg:width="8.099cm" svg:height="2.498cm" svg:x="1.469cm" svg:y="7.2cm">
          <text:p/>
          <draw:enhanced-geometry svg:viewBox="0 0 21600 21600" draw:mirror-horizontal="true" draw:type="rectangle" draw:enhanced-path="M 0 0 L 21600 0 21600 21600 0 21600 0 0 Z N"/>
        </draw:custom-shape>
        <draw:custom-shape draw:style-name="gr6" draw:text-style-name="P6" draw:layer="layout" svg:width="0.4cm" svg:height="0.399cm" svg:x="8.2cm" svg:y="7.252cm">
          <text:p/>
          <draw:enhanced-geometry svg:viewBox="0 0 21600 21600" draw:mirror-horizontal="true" draw:type="rectangle" draw:enhanced-path="M 0 0 L 21600 0 21600 21600 0 21600 0 0 Z N"/>
        </draw:custom-shape>
        <draw:custom-shape draw:style-name="gr7" draw:text-style-name="P7" draw:layer="layout" svg:width="0.2cm" svg:height="0.05cm" svg:x="8.401cm" svg:y="7.202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5cm" svg:height="0.05cm" svg:x="8.551cm" svg:y="7.601cm">
          <text:p/>
          <draw:enhanced-geometry svg:viewBox="0 0 21600 21600" draw:mirror-horizontal="true" draw:type="rectangle" draw:enhanced-path="M 0 0 L 21600 0 21600 21600 0 21600 0 0 Z N"/>
        </draw:custom-shape>
        <draw:custom-shape draw:style-name="gr25" draw:text-style-name="P8" draw:layer="layout" svg:width="1.2cm" svg:height="1cm" svg:x="8.4cm" svg:y="6.202cm">
          <text:p/>
          <draw:enhanced-geometry svg:viewBox="0 0 21600 21600" draw:mirror-horizont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 draw:text-style-name="P8" draw:layer="layout" svg:width="1.4cm" svg:height="1cm" svg:x="1.5cm" svg:y="6.202cm">
          <text:p/>
          <draw:enhanced-geometry svg:viewBox="0 0 21600 21600" draw:mirror-horizont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9" draw:layer="layout" svg:x1="8.4cm" svg:y1="6.202cm" svg:x2="2.9cm" svg:y2="6.202cm">
          <text:p/>
        </draw:line>
        <draw:custom-shape draw:style-name="gr12" draw:text-style-name="P10" draw:layer="layout" svg:width="1cm" svg:height="0.05cm" svg:x="8.601cm" svg:y="7.551cm">
          <text:p/>
          <draw:enhanced-geometry svg:viewBox="0 0 21600 21600" draw:mirror-horizontal="true" draw:type="rectangle" draw:enhanced-path="M 0 0 L 21600 0 21600 21600 0 21600 0 0 Z N"/>
        </draw:custom-shape>
        <draw:custom-shape draw:style-name="gr13" draw:text-style-name="P11" draw:layer="layout" svg:width="0.95cm" svg:height="0.3cm" svg:x="8.651cm" svg:y="7.251cm">
          <text:p/>
          <draw:enhanced-geometry svg:viewBox="0 0 21600 21600" draw:mirror-horizontal="true" draw:type="rectangle" draw:enhanced-path="M 0 0 L 21600 0 21600 21600 0 21600 0 0 Z N"/>
        </draw:custom-shape>
        <draw:custom-shape draw:style-name="gr6" draw:text-style-name="P6" draw:layer="layout" svg:width="0.4cm" svg:height="0.399cm" svg:x="2.702cm" svg:y="7.253cm">
          <text:p/>
          <draw:enhanced-geometry svg:viewBox="0 0 21600 21600" draw:mirror-horizontal="false" draw:type="rectangle" draw:enhanced-path="M 0 0 L 21600 0 21600 21600 0 21600 0 0 Z N"/>
        </draw:custom-shape>
        <draw:custom-shape draw:style-name="gr7" draw:text-style-name="P7" draw:layer="layout" svg:width="0.2cm" svg:height="0.05cm" svg:x="2.701cm" svg:y="7.203cm">
          <text:p/>
          <draw:enhanced-geometry svg:viewBox="0 0 21600 21600"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5cm" svg:height="0.05cm" svg:x="2.601cm" svg:y="7.602cm">
          <text:p/>
          <draw:enhanced-geometry svg:viewBox="0 0 21600 21600" draw:mirror-horizontal="false" draw:type="rectangle" draw:enhanced-path="M 0 0 L 21600 0 21600 21600 0 21600 0 0 Z N"/>
        </draw:custom-shape>
        <draw:custom-shape draw:style-name="gr14" draw:text-style-name="P10" draw:layer="layout" svg:width="1.2cm" svg:height="0.05cm" svg:x="1.501cm" svg:y="7.551cm">
          <text:p/>
          <draw:enhanced-geometry svg:viewBox="0 0 21600 21600" draw:mirror-horizontal="true" draw:type="rectangle" draw:enhanced-path="M 0 0 L 21600 0 21600 21600 0 21600 0 0 Z N"/>
        </draw:custom-shape>
        <draw:custom-shape draw:style-name="gr15" draw:text-style-name="P11" draw:layer="layout" svg:width="1.15cm" svg:height="0.3cm" svg:x="1.501cm" svg:y="7.251cm">
          <text:p/>
          <draw:enhanced-geometry svg:viewBox="0 0 21600 21600" draw:mirror-horizontal="true" draw:type="rectangle" draw:enhanced-path="M 0 0 L 21600 0 21600 21600 0 21600 0 0 Z N"/>
        </draw:custom-shape>
        <draw:line draw:style-name="gr11" draw:text-style-name="P9" draw:layer="layout" svg:x1="8.401cm" svg:y1="7.201cm" svg:x2="2.901cm" svg:y2="7.201cm">
          <text:p/>
        </draw:line>
        <draw:custom-shape draw:style-name="gr16" draw:text-style-name="P12" draw:layer="layout" svg:width="0.25cm" svg:height="0.02cm" svg:x="8.706cm" svg:y="7.201cm">
          <text:p/>
          <draw:enhanced-geometry svg:viewBox="0 0 21600 21600" draw:mirror-horizontal="true" draw:type="rectangle" draw:enhanced-path="M 0 0 L 21600 0 21600 21600 0 21600 0 0 Z N"/>
        </draw:custom-shape>
        <draw:custom-shape draw:style-name="gr16" draw:text-style-name="P12" draw:layer="layout" svg:width="0.194cm" svg:height="0.02cm" draw:transform="rotate (1.5707963267949) translate (8.6cm 7.501cm)">
          <text:p/>
          <draw:enhanced-geometry svg:viewBox="0 0 21600 21600" draw:mirror-horizontal="true" draw:type="rectangle" draw:enhanced-path="M 0 0 L 21600 0 21600 21600 0 21600 0 0 Z N"/>
        </draw:custom-shape>
        <draw:custom-shape draw:style-name="gr16" draw:text-style-name="P12" draw:layer="layout" svg:width="0.15cm" svg:height="0.02cm" draw:transform="rotate (-0.785398163397449) translate (8.614cm 7.201cm)">
          <text:p/>
          <draw:enhanced-geometry svg:viewBox="0 0 21600 21600" draw:mirror-horizontal="true" draw:type="rectangle" draw:enhanced-path="M 0 0 L 21600 0 21600 21600 0 21600 0 0 Z N"/>
        </draw:custom-shape>
        <draw:g>
          <draw:custom-shape draw:style-name="gr17" draw:text-style-name="P7" draw:layer="layout" svg:width="0.3cm" svg:height="0.02cm" draw:transform="rotate (-1.5707963267949) translate (8.851cm 6.941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27cm" svg:height="0.08cm" draw:transform="rotate (-1.5707963267949) translate (8.881cm 7.22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cm" svg:height="0.03cm" svg:x="8.831cm" svg:y="6.9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1cm" svg:height="0.01cm" svg:x="8.472cm" svg:y="7.371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5cm" svg:height="0.044cm" svg:x="8.623cm" svg:y="7.35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8.455cm 7.3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1cm" svg:height="0.01cm" svg:x="8.472cm" svg:y="7.455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5cm" svg:height="0.044cm" svg:x="8.623cm" svg:y="7.43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8.455cm 7.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6" draw:text-style-name="P12" draw:layer="layout" svg:width="0.25cm" svg:height="0.02cm" svg:x="2.35cm" svg:y="7.198cm">
          <text:p/>
          <draw:enhanced-geometry svg:viewBox="0 0 21600 21600" draw:mirror-horizontal="false" draw:type="rectangle" draw:enhanced-path="M 0 0 L 21600 0 21600 21600 0 21600 0 0 Z N"/>
        </draw:custom-shape>
        <draw:custom-shape draw:style-name="gr16" draw:text-style-name="P12" draw:layer="layout" svg:width="0.194cm" svg:height="0.02cm" draw:transform="rotate (1.5707963267949) translate (2.686cm 7.498cm)">
          <text:p/>
          <draw:enhanced-geometry svg:viewBox="0 0 21600 21600" draw:mirror-horizontal="false" draw:type="rectangle" draw:enhanced-path="M 0 0 L 21600 0 21600 21600 0 21600 0 0 Z N"/>
        </draw:custom-shape>
        <draw:custom-shape draw:style-name="gr16" draw:text-style-name="P12" draw:layer="layout" svg:width="0.15cm" svg:height="0.02cm" draw:transform="rotate (-0.785398163397449) translate (2.6cm 7.198cm)">
          <text:p/>
          <draw:enhanced-geometry svg:viewBox="0 0 21600 21600" draw:mirror-horizontal="false" draw:type="rectangle" draw:enhanced-path="M 0 0 L 21600 0 21600 21600 0 21600 0 0 Z N"/>
        </draw:custom-shape>
        <draw:g>
          <draw:custom-shape draw:style-name="gr17" draw:text-style-name="P7" draw:layer="layout" svg:width="0.3cm" svg:height="0.02cm" draw:transform="rotate (-1.5707963267949) translate (2.475cm 6.938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7cm" svg:height="0.08cm" draw:transform="rotate (-1.5707963267949) translate (2.505cm 7.2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cm" svg:height="0.03cm" svg:x="2.455cm" svg:y="6.91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1cm" svg:height="0.01cm" svg:x="2.648cm" svg:y="7.368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5cm" svg:height="0.044cm" svg:x="2.643cm" svg:y="7.35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2.834cm 7.37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1cm" svg:height="0.01cm" svg:x="2.648cm" svg:y="7.452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5cm" svg:height="0.044cm" svg:x="2.643cm" svg:y="7.43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2.834cm 7.46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8" draw:text-style-name="P13" draw:layer="layout" svg:width="0.41cm" svg:height="0.41cm" svg:x="8.002cm" svg:y="7.391cm">
          <text:p/>
          <draw:enhanced-geometry svg:viewBox="0 0 21600 21600" draw:mirror-horizontal="true" draw:mirror-vertical="false" draw:type="rectangle" draw:enhanced-path="M 0 0 L 21600 0 21600 21600 0 21600 0 0 Z N"/>
        </draw:custom-shape>
        <draw:custom-shape draw:style-name="gr18" draw:text-style-name="P13" draw:layer="layout" svg:width="0.41cm" svg:height="0.41cm" svg:x="2.891cm" svg:y="7.391cm">
          <text:p/>
          <draw:enhanced-geometry svg:viewBox="0 0 21600 21600" draw:mirror-horizontal="true" draw:mirror-vertical="false" draw:type="rectangle" draw:enhanced-path="M 0 0 L 21600 0 21600 21600 0 21600 0 0 Z N"/>
        </draw:custom-shape>
        <draw:custom-shape draw:style-name="gr27" draw:text-style-name="P14" draw:layer="layout" svg:width="0.4cm" svg:height="0.411cm" draw:transform="rotate (0.261799387799149) translate (7.725cm 8.833cm)">
          <text:p/>
          <draw:enhanced-geometry svg:viewBox="0 0 21600 21600" draw:mirror-horizontal="true" draw:mirror-vertical="false" draw:type="rectangle" draw:enhanced-path="M 0 0 L 21600 0 21600 21600 0 21600 0 0 Z N"/>
        </draw:custom-shape>
        <draw:custom-shape draw:style-name="gr28" draw:text-style-name="P14" draw:layer="layout" svg:width="0.4cm" svg:height="0.401cm" draw:transform="rotate (-0.261799387799149) translate (2.981cm 7.411cm)">
          <text:p/>
          <draw:enhanced-geometry svg:viewBox="0 0 21600 21600" draw:mirror-horizontal="false" draw:mirror-vertical="false" draw:type="rectangle" draw:enhanced-path="M 0 0 L 21600 0 21600 21600 0 21600 0 0 Z N"/>
        </draw:custom-shape>
        <draw:custom-shape draw:style-name="gr29" draw:text-style-name="P15" draw:layer="layout" svg:width="4.9cm" svg:height="0.253cm" draw:transform="rotate (0.261799387799149) translate (3.178cm 8.852cm)">
          <text:p/>
          <draw:enhanced-geometry svg:viewBox="0 0 21600 21600" draw:mirror-horizontal="true" draw:type="rectangle" draw:enhanced-path="M 0 0 L 21600 0 21600 21600 0 21600 0 0 Z N"/>
        </draw:custom-shape>
        <draw:custom-shape draw:style-name="gr21" draw:text-style-name="P16" draw:layer="layout" svg:width="4.9cm" svg:height="0.15cm" draw:transform="rotate (0.261799387799149) translate (3.191cm 8.901cm)">
          <text:p/>
          <draw:enhanced-geometry svg:viewBox="0 0 21600 21600" draw:mirror-horizontal="true" draw:type="rectangle" draw:enhanced-path="M 0 0 L 21600 0 21600 21600 0 21600 0 0 Z N"/>
        </draw:custom-shape>
        <draw:custom-shape draw:style-name="gr22" draw:text-style-name="P17" draw:layer="layout" svg:width="0.1cm" svg:height="0.1cm" svg:x="2.801cm" svg:y="7.65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cm" svg:height="0.04cm" svg:x="2.831cm" svg:y="7.6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6" draw:text-style-name="P12" draw:layer="layout" svg:width="0.069cm" svg:height="0.099cm" draw:transform="rotate (1.83259571459405) translate (7.955cm 9.253cm)">
          <text:p/>
          <draw:enhanced-geometry svg:viewBox="0 0 21600 21600" draw:mirror-horizontal="true" draw:mirror-vertical="false" draw:type="rectangle" draw:enhanced-path="M 0 0 L 21600 0 21600 21600 0 21600 0 0 Z N"/>
        </draw:custom-shape>
        <draw:custom-shape draw:style-name="gr23" draw:text-style-name="P12" draw:layer="layout" svg:width="0.051cm" svg:height="0.493cm" draw:transform="rotate (1.83259571459405) translate (7.476cm 9.304cm)">
          <text:p/>
          <draw:enhanced-geometry svg:viewBox="0 0 21600 21600" draw:mirror-horizontal="true" draw:type="rectangle" draw:enhanced-path="M 0 0 L 21600 0 21600 21600 0 21600 0 0 Z N"/>
        </draw:custom-shape>
        <draw:custom-shape draw:style-name="gr30" draw:text-style-name="P9" draw:layer="layout" svg:width="8.75cm" svg:height="10.145cm" svg:x="1.2cm" svg:y="1.2cm">
          <text:p/>
          <draw:enhanced-geometry svg:viewBox="0 0 21600 21600" draw:type="rectangle" draw:enhanced-path="M 0 0 L 21600 0 21600 21600 0 21600 0 0 Z N"/>
        </draw:custom-shape>
      </draw:page>
      <draw:page draw:name="page2" draw:style-name="dp1" draw:master-page-name="Standard">
        <office:forms form:automatic-focus="false" form:apply-design-mode="false"/>
        <draw:custom-shape draw:style-name="gr31" draw:text-style-name="P8" draw:layer="layout" svg:width="1.242cm" svg:height="1.245cm" svg:x="1.415cm" svg:y="14.65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 draw:text-style-name="P8" draw:layer="layout" svg:width="1.449cm" svg:height="1.245cm" svg:x="8.349cm" svg:y="14.654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3" draw:text-style-name="P6" draw:layer="layout" svg:width="0.414cm" svg:height="0.413cm" svg:x="8.14cm" svg:y="10.051cm">
            <text:p/>
            <draw:enhanced-geometry svg:viewBox="0 0 21600 21600" draw:mirror-horizontal="true" draw:type="rectangle" draw:enhanced-path="M 0 0 L 21600 0 21600 21600 0 21600 0 0 Z N"/>
          </draw:custom-shape>
          <draw:custom-shape draw:style-name="gr7" draw:text-style-name="P7" draw:layer="layout" svg:width="0.199cm" svg:height="0.05cm" svg:x="8.304cm" svg:y="9.588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56cm" svg:height="0.052cm" svg:x="8.503cm" svg:y="10.412cm">
            <text:p/>
            <draw:enhanced-geometry svg:viewBox="0 0 21600 21600" draw:mirror-horizontal="true" draw:type="rectangle" draw:enhanced-path="M 0 0 L 21600 0 21600 21600 0 21600 0 0 Z N"/>
          </draw:custom-shape>
          <draw:custom-shape draw:style-name="gr34" draw:text-style-name="P18" draw:layer="layout" svg:width="0.207cm" svg:height="0.411cm" svg:x="8.304cm" svg:y="9.638cm">
            <text:p/>
            <draw:enhanced-geometry svg:viewBox="0 0 21600 21600" draw:mirror-horizontal="true" draw:mirror-vertical="false" draw:type="rectangle" draw:enhanced-path="M 0 0 L 21600 0 21600 21600 0 21600 0 0 Z N"/>
          </draw:custom-shape>
          <draw:g>
            <draw:custom-shape draw:style-name="gr17" draw:text-style-name="P7" draw:layer="layout" svg:width="0.217cm" svg:height="0.014cm" draw:transform="skewX (-0.071383966406568) rotate (0.875980751575954) translate (8.379cm 10.126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21cm" svg:height="0.06cm" draw:transform="skewX (-0.0333357887130917) rotate (0.875980751575954) translate (8.492cm 9.95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3cm" svg:height="0.022cm" draw:transform="rotate (2.44677707837085) translate (8.377cm 10.1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5" draw:text-style-name="P16" draw:layer="layout" svg:width="0.425cm" svg:height="0.425cm" svg:x="7.89cm" svg:y="10.193cm">
            <text:p/>
            <draw:enhanced-geometry svg:viewBox="0 0 21600 21600" draw:mirror-horizontal="true" draw:mirror-vertical="false" draw:type="rectangle" draw:enhanced-path="M 0 0 L 21600 0 21600 21600 0 21600 0 0 Z N"/>
          </draw:custom-shape>
          <draw:custom-shape draw:style-name="gr36" draw:text-style-name="P14" draw:layer="layout" svg:width="0.414cm" svg:height="0.414cm" svg:x="7.933cm" svg:y="10.206cm">
            <text:p/>
            <draw:enhanced-geometry svg:viewBox="0 0 21600 21600" draw:mirror-horizontal="true" draw:mirror-vertical="false" draw:type="rectangle" draw:enhanced-path="M 0 0 L 21600 0 21600 21600 0 21600 0 0 Z N"/>
          </draw:custom-shape>
          <draw:g>
            <draw:custom-shape draw:style-name="gr22" draw:text-style-name="P17" draw:layer="layout" svg:width="0.104cm" svg:height="0.103cm" svg:x="8.349cm" svg:y="10.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2cm" svg:height="0.041cm" svg:x="8.38cm" svg:y="10.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33" draw:text-style-name="P6" draw:layer="layout" svg:width="0.414cm" svg:height="0.413cm" svg:x="2.448cm" svg:y="7.466cm">
            <text:p/>
            <draw:enhanced-geometry svg:viewBox="0 0 21600 21600" draw:type="rectangle" draw:enhanced-path="M 0 0 L 21600 0 21600 21600 0 21600 0 0 Z N"/>
          </draw:custom-shape>
          <draw:custom-shape draw:style-name="gr7" draw:text-style-name="P7" draw:layer="layout" svg:width="0.207cm" svg:height="0.052cm" svg:x="2.447cm" svg:y="7.41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55cm" svg:height="0.052cm" svg:x="2.344cm" svg:y="7.827cm">
            <text:p/>
            <draw:enhanced-geometry svg:viewBox="0 0 21600 21600" draw:type="rectangle" draw:enhanced-path="M 0 0 L 21600 0 21600 21600 0 21600 0 0 Z N"/>
          </draw:custom-shape>
          <draw:custom-shape draw:style-name="gr37" draw:text-style-name="P16" draw:layer="layout" svg:width="0.424cm" svg:height="0.424cm" svg:x="2.646cm" svg:y="7.61cm">
            <text:p/>
            <draw:enhanced-geometry svg:viewBox="0 0 21600 21600" draw:mirror-horizontal="false" draw:mirror-vertical="false" draw:type="rectangle" draw:enhanced-path="M 0 0 L 21600 0 21600 21600 0 21600 0 0 Z N"/>
          </draw:custom-shape>
          <draw:custom-shape draw:style-name="gr36" draw:text-style-name="P14" draw:layer="layout" svg:width="0.414cm" svg:height="0.414cm" svg:x="2.655cm" svg:y="7.621cm">
            <text:p/>
            <draw:enhanced-geometry svg:viewBox="0 0 21600 21600" draw:mirror-horizontal="false" draw:mirror-vertical="false" draw:type="rectangle" draw:enhanced-path="M 0 0 L 21600 0 21600 21600 0 21600 0 0 Z N"/>
          </draw:custom-shape>
        </draw:g>
        <draw:custom-shape draw:style-name="gr38" draw:text-style-name="P8" draw:layer="layout" svg:width="1.242cm" svg:height="1.449cm" svg:x="1.412cm" svg:y="2.34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 draw:text-style-name="P8" draw:layer="layout" svg:width="1.449cm" svg:height="1.449cm" svg:x="8.346cm" svg:y="2.34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40" draw:text-style-name="P6" draw:layer="layout" svg:width="0.414cm" svg:height="0.414cm" svg:x="7.887cm" svg:y="3.17cm">
              <text:p/>
              <draw:enhanced-geometry svg:viewBox="0 0 21600 21600" draw:mirror-horizontal="true" draw:type="rectangle" draw:enhanced-path="M 0 0 L 21600 0 21600 21600 0 21600 0 0 Z N"/>
            </draw:custom-shape>
            <draw:custom-shape draw:style-name="gr7" draw:text-style-name="P7" draw:layer="layout" svg:width="0.051cm" svg:height="0.149cm" svg:x="8.258cm" svg:y="3.176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9" draw:layer="layout" svg:width="0.051cm" svg:height="0.155cm" svg:x="8.301cm" svg:y="3.377cm">
              <text:p/>
              <draw:enhanced-geometry svg:viewBox="0 0 21600 21600" draw:type="rectangle" draw:enhanced-path="M 0 0 L 21600 0 21600 21600 0 21600 0 0 Z N"/>
            </draw:custom-shape>
            <draw:g>
              <draw:custom-shape draw:style-name="gr17" draw:text-style-name="P7" draw:layer="layout" svg:width="0.41cm" svg:height="0.027cm" svg:x="8.173cm" svg:y="3.437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8cm" svg:height="0.083cm" svg:x="8.104cm" svg:y="3.40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7cm" svg:height="0.028cm" draw:transform="rotate (1.5707963267949) translate (8.542cm 3.46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 draw:text-style-name="P9" draw:layer="layout" svg:x1="8.174cm" svg:y1="3.409cm" svg:x2="8.094cm" svg:y2="3.409cm">
                <text:p/>
              </draw:line>
              <draw:line draw:style-name="gr11" draw:text-style-name="P9" draw:layer="layout" svg:x1="8.173cm" svg:y1="3.492cm" svg:x2="8.093cm" svg:y2="3.492cm">
                <text:p/>
              </draw:line>
            </draw:g>
            <draw:custom-shape draw:style-name="gr37" draw:text-style-name="P16" draw:layer="layout" svg:width="0.424cm" svg:height="0.424cm" svg:x="7.68cm" svg:y="3.315cm">
              <text:p/>
              <draw:enhanced-geometry svg:viewBox="0 0 21600 21600" draw:mirror-horizontal="true" draw:mirror-vertical="false" draw:type="rectangle" draw:enhanced-path="M 0 0 L 21600 0 21600 21600 0 21600 0 0 Z N"/>
            </draw:custom-shape>
            <draw:custom-shape draw:style-name="gr36" draw:text-style-name="P14" draw:layer="layout" svg:width="0.414cm" svg:height="0.414cm" svg:x="7.68cm" svg:y="3.325cm">
              <text:p/>
              <draw:enhanced-geometry svg:viewBox="0 0 21600 21600" draw:mirror-horizontal="true" draw:mirror-vertical="false" draw:type="rectangle" draw:enhanced-path="M 0 0 L 21600 0 21600 21600 0 21600 0 0 Z N"/>
            </draw:custom-shape>
            <draw:g>
              <draw:custom-shape draw:style-name="gr22" draw:text-style-name="P17" draw:layer="layout" svg:width="0.103cm" svg:height="0.103cm" svg:x="8.094cm" svg:y="3.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1cm" svg:height="0.041cm" svg:x="8.125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40" draw:text-style-name="P6" draw:layer="layout" svg:width="0.414cm" svg:height="0.414cm" svg:x="2.712cm" svg:y="3.17cm">
              <text:p/>
              <draw:enhanced-geometry svg:viewBox="0 0 21600 21600" draw:mirror-horizontal="false" draw:type="rectangle" draw:enhanced-path="M 0 0 L 21600 0 21600 21600 0 21600 0 0 Z N"/>
            </draw:custom-shape>
            <draw:custom-shape draw:style-name="gr7" draw:text-style-name="P7" draw:layer="layout" svg:width="0.052cm" svg:height="0.149cm" svg:x="2.66cm" svg:y="3.176cm">
              <text:p/>
              <draw:enhanced-geometry svg:viewBox="0 0 21600 21600"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9" draw:layer="layout" svg:width="0.052cm" svg:height="0.155cm" svg:x="2.66cm" svg:y="3.377cm">
              <text:p/>
              <draw:enhanced-geometry svg:viewBox="0 0 21600 21600" draw:mirror-horizontal="true" draw:type="rectangle" draw:enhanced-path="M 0 0 L 21600 0 21600 21600 0 21600 0 0 Z N"/>
            </draw:custom-shape>
            <draw:g>
              <draw:custom-shape draw:style-name="gr17" draw:text-style-name="P7" draw:layer="layout" svg:width="0.409cm" svg:height="0.027cm" svg:x="2.43cm" svg:y="3.437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28cm" svg:height="0.083cm" svg:x="2.839cm" svg:y="3.40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7cm" svg:height="0.028cm" draw:transform="rotate (1.5707963267949) translate (2.402cm 3.4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 draw:text-style-name="P9" draw:layer="layout" svg:x1="2.839cm" svg:y1="3.409cm" svg:x2="2.919cm" svg:y2="3.409cm">
                <text:p/>
              </draw:line>
              <draw:line draw:style-name="gr11" draw:text-style-name="P9" draw:layer="layout" svg:x1="2.84cm" svg:y1="3.492cm" svg:x2="2.92cm" svg:y2="3.492cm">
                <text:p/>
              </draw:line>
            </draw:g>
            <draw:custom-shape draw:style-name="gr37" draw:text-style-name="P16" draw:layer="layout" svg:width="0.424cm" svg:height="0.424cm" svg:x="2.909cm" svg:y="3.315cm">
              <text:p/>
              <draw:enhanced-geometry svg:viewBox="0 0 21600 21600" draw:mirror-horizontal="false" draw:mirror-vertical="false" draw:type="rectangle" draw:enhanced-path="M 0 0 L 21600 0 21600 21600 0 21600 0 0 Z N"/>
            </draw:custom-shape>
            <draw:custom-shape draw:style-name="gr36" draw:text-style-name="P14" draw:layer="layout" svg:width="0.414cm" svg:height="0.414cm" svg:x="2.919cm" svg:y="3.325cm">
              <text:p/>
              <draw:enhanced-geometry svg:viewBox="0 0 21600 21600" draw:mirror-horizontal="false" draw:mirror-vertical="false" draw:type="rectangle" draw:enhanced-path="M 0 0 L 21600 0 21600 21600 0 21600 0 0 Z N"/>
            </draw:custom-shape>
          </draw:g>
          <draw:custom-shape draw:style-name="gr42" draw:text-style-name="P15" draw:layer="layout" svg:width="4.553cm" svg:height="0.258cm" svg:x="3.23cm" svg:y="3.429cm">
            <text:p/>
            <draw:enhanced-geometry svg:viewBox="0 0 21600 21600" draw:type="rectangle" draw:enhanced-path="M 0 0 L 21600 0 21600 21600 0 21600 0 0 Z N"/>
          </draw:custom-shape>
          <draw:custom-shape draw:style-name="gr43" draw:text-style-name="P16" draw:layer="layout" svg:width="4.553cm" svg:height="0.156cm" svg:x="3.23cm" svg:y="3.48cm">
            <text:p/>
            <draw:enhanced-geometry svg:viewBox="0 0 21600 21600" draw:type="rectangle" draw:enhanced-path="M 0 0 L 21600 0 21600 21600 0 21600 0 0 Z N"/>
          </draw:custom-shape>
        </draw:g>
        <draw:line draw:style-name="gr11" draw:text-style-name="P9" draw:layer="layout" svg:x1="2.654cm" svg:y1="2.342cm" svg:x2="8.346cm" svg:y2="2.342cm">
          <text:p/>
        </draw:line>
        <draw:line draw:style-name="gr11" draw:text-style-name="P9" draw:layer="layout" svg:x1="2.654cm" svg:y1="3.791cm" svg:x2="8.346cm" svg:y2="3.791cm">
          <text:p/>
        </draw:line>
        <draw:custom-shape draw:style-name="gr44" draw:text-style-name="P8" draw:layer="layout" svg:width="1.242cm" svg:height="1.035cm" svg:x="1.413cm" svg:y="6.37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5" draw:text-style-name="P8" draw:layer="layout" svg:width="1.449cm" svg:height="1.035cm" svg:x="8.347cm" svg:y="6.37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9" draw:layer="layout" svg:x1="2.655cm" svg:y1="6.379cm" svg:x2="8.347cm" svg:y2="6.379cm">
          <text:p/>
        </draw:line>
        <draw:custom-shape draw:style-name="gr46" draw:text-style-name="P10" draw:layer="layout" svg:width="1.035cm" svg:height="0.052cm" svg:x="1.412cm" svg:y="7.775cm">
          <text:p/>
          <draw:enhanced-geometry svg:viewBox="0 0 21600 21600" draw:type="rectangle" draw:enhanced-path="M 0 0 L 21600 0 21600 21600 0 21600 0 0 Z N"/>
        </draw:custom-shape>
        <draw:custom-shape draw:style-name="gr47" draw:text-style-name="P11" draw:layer="layout" svg:width="0.983cm" svg:height="0.31cm" svg:x="1.412cm" svg:y="7.465cm">
          <text:p/>
          <draw:enhanced-geometry svg:viewBox="0 0 21600 21600" draw:type="rectangle" draw:enhanced-path="M 0 0 L 21600 0 21600 21600 0 21600 0 0 Z N"/>
        </draw:custom-shape>
        <draw:g>
          <draw:custom-shape draw:style-name="gr33" draw:text-style-name="P6" draw:layer="layout" svg:width="0.414cm" svg:height="0.413cm" svg:x="8.138cm" svg:y="7.467cm">
            <text:p/>
            <draw:enhanced-geometry svg:viewBox="0 0 21600 21600" draw:mirror-horizontal="true" draw:type="rectangle" draw:enhanced-path="M 0 0 L 21600 0 21600 21600 0 21600 0 0 Z N"/>
          </draw:custom-shape>
          <draw:custom-shape draw:style-name="gr7" draw:text-style-name="P7" draw:layer="layout" svg:width="0.207cm" svg:height="0.052cm" svg:x="8.303cm" svg:y="7.415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56cm" svg:height="0.052cm" svg:x="8.501cm" svg:y="7.828cm">
            <text:p/>
            <draw:enhanced-geometry svg:viewBox="0 0 21600 21600" draw:mirror-horizontal="true" draw:type="rectangle" draw:enhanced-path="M 0 0 L 21600 0 21600 21600 0 21600 0 0 Z N"/>
          </draw:custom-shape>
          <draw:custom-shape draw:style-name="gr37" draw:text-style-name="P16" draw:layer="layout" svg:width="0.425cm" svg:height="0.424cm" svg:x="7.889cm" svg:y="7.61cm">
            <text:p/>
            <draw:enhanced-geometry svg:viewBox="0 0 21600 21600" draw:mirror-horizontal="true" draw:mirror-vertical="false" draw:type="rectangle" draw:enhanced-path="M 0 0 L 21600 0 21600 21600 0 21600 0 0 Z N"/>
          </draw:custom-shape>
          <draw:custom-shape draw:style-name="gr36" draw:text-style-name="P14" draw:layer="layout" svg:width="0.414cm" svg:height="0.414cm" svg:x="7.931cm" svg:y="7.622cm">
            <text:p/>
            <draw:enhanced-geometry svg:viewBox="0 0 21600 21600" draw:mirror-horizontal="true" draw:mirror-vertical="false" draw:type="rectangle" draw:enhanced-path="M 0 0 L 21600 0 21600 21600 0 21600 0 0 Z N"/>
          </draw:custom-shape>
          <draw:g>
            <draw:custom-shape draw:style-name="gr22" draw:text-style-name="P17" draw:layer="layout" svg:width="0.104cm" svg:height="0.103cm" svg:x="8.346cm" svg:y="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2cm" svg:height="0.041cm" svg:x="8.377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8" draw:text-style-name="P10" draw:layer="layout" svg:width="1.242cm" svg:height="0.052cm" svg:x="8.553cm" svg:y="7.775cm">
          <text:p/>
          <draw:enhanced-geometry svg:viewBox="0 0 21600 21600" draw:type="rectangle" draw:enhanced-path="M 0 0 L 21600 0 21600 21600 0 21600 0 0 Z N"/>
        </draw:custom-shape>
        <draw:custom-shape draw:style-name="gr49" draw:text-style-name="P11" draw:layer="layout" svg:width="1.19cm" svg:height="0.31cm" svg:x="8.605cm" svg:y="7.465cm">
          <text:p/>
          <draw:enhanced-geometry svg:viewBox="0 0 21600 21600" draw:type="rectangle" draw:enhanced-path="M 0 0 L 21600 0 21600 21600 0 21600 0 0 Z N"/>
        </draw:custom-shape>
        <draw:line draw:style-name="gr11" draw:text-style-name="P9" draw:layer="layout" svg:x1="2.654cm" svg:y1="7.413cm" svg:x2="8.346cm" svg:y2="7.413cm">
          <text:p/>
        </draw:line>
        <draw:custom-shape draw:style-name="gr50" draw:text-style-name="P15" draw:layer="layout" svg:width="5.071cm" svg:height="0.259cm" svg:x="2.965cm" svg:y="7.724cm">
          <text:p/>
          <draw:enhanced-geometry svg:viewBox="0 0 21600 21600" draw:type="rectangle" draw:enhanced-path="M 0 0 L 21600 0 21600 21600 0 21600 0 0 Z N"/>
        </draw:custom-shape>
        <draw:custom-shape draw:style-name="gr51" draw:text-style-name="P16" draw:layer="layout" svg:width="5.071cm" svg:height="0.155cm" svg:x="2.965cm" svg:y="7.776cm">
          <text:p/>
          <draw:enhanced-geometry svg:viewBox="0 0 21600 21600" draw:type="rectangle" draw:enhanced-path="M 0 0 L 21600 0 21600 21600 0 21600 0 0 Z N"/>
        </draw:custom-shape>
        <draw:g>
          <draw:custom-shape draw:style-name="gr33" draw:text-style-name="P6" draw:layer="layout" svg:width="0.414cm" svg:height="0.413cm" svg:x="2.449cm" svg:y="10.051cm">
            <text:p/>
            <draw:enhanced-geometry svg:viewBox="0 0 21600 21600" draw:type="rectangle" draw:enhanced-path="M 0 0 L 21600 0 21600 21600 0 21600 0 0 Z N"/>
          </draw:custom-shape>
          <draw:custom-shape draw:style-name="gr7" draw:text-style-name="P7" draw:layer="layout" svg:width="0.199cm" svg:height="0.05cm" svg:x="2.452cm" svg:y="9.58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55cm" svg:height="0.052cm" svg:x="2.345cm" svg:y="10.412cm">
            <text:p/>
            <draw:enhanced-geometry svg:viewBox="0 0 21600 21600" draw:type="rectangle" draw:enhanced-path="M 0 0 L 21600 0 21600 21600 0 21600 0 0 Z N"/>
          </draw:custom-shape>
          <draw:custom-shape draw:style-name="gr34" draw:text-style-name="P18" draw:layer="layout" svg:width="0.207cm" svg:height="0.411cm" svg:x="2.449cm" svg:y="9.638cm">
            <text:p/>
            <draw:enhanced-geometry svg:viewBox="0 0 21600 21600" draw:mirror-horizontal="false" draw:mirror-vertical="false" draw:type="rectangle" draw:enhanced-path="M 0 0 L 21600 0 21600 21600 0 21600 0 0 Z N"/>
          </draw:custom-shape>
          <draw:g>
            <draw:custom-shape draw:style-name="gr17" draw:text-style-name="P7" draw:layer="layout" svg:width="0.217cm" svg:height="0.013cm" draw:transform="rotate (0.875980751575954) translate (2.427cm 10.126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1cm" svg:height="0.066cm" draw:transform="skewX (-0.0755727566113545) rotate (0.875980751575954) translate (2.402cm 9.95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3cm" svg:height="0.021cm" draw:transform="rotate (2.44677707837085) translate (2.577cm 10.1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5" draw:text-style-name="P16" draw:layer="layout" svg:width="0.424cm" svg:height="0.425cm" svg:x="2.646cm" svg:y="10.193cm">
            <text:p/>
            <draw:enhanced-geometry svg:viewBox="0 0 21600 21600" draw:mirror-horizontal="false" draw:mirror-vertical="false" draw:type="rectangle" draw:enhanced-path="M 0 0 L 21600 0 21600 21600 0 21600 0 0 Z N"/>
          </draw:custom-shape>
          <draw:custom-shape draw:style-name="gr36" draw:text-style-name="P14" draw:layer="layout" svg:width="0.414cm" svg:height="0.414cm" svg:x="2.656cm" svg:y="10.206cm">
            <text:p/>
            <draw:enhanced-geometry svg:viewBox="0 0 21600 21600" draw:mirror-horizontal="false" draw:mirror-vertical="false" draw:type="rectangle" draw:enhanced-path="M 0 0 L 21600 0 21600 21600 0 21600 0 0 Z N"/>
          </draw:custom-shape>
        </draw:g>
        <draw:custom-shape draw:style-name="gr52" draw:text-style-name="P8" draw:layer="layout" svg:width="1.242cm" svg:height="1.14cm" svg:x="1.414cm" svg:y="8.44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8" draw:layer="layout" svg:width="1.449cm" svg:height="1.14cm" svg:x="8.348cm" svg:y="8.44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9" draw:layer="layout" svg:x1="2.656cm" svg:y1="8.45cm" svg:x2="8.348cm" svg:y2="8.45cm">
          <text:p/>
        </draw:line>
        <draw:line draw:style-name="gr11" draw:text-style-name="P9" draw:layer="layout" svg:x1="2.655cm" svg:y1="9.588cm" svg:x2="8.347cm" svg:y2="9.588cm">
          <text:p/>
        </draw:line>
        <draw:custom-shape draw:style-name="gr50" draw:text-style-name="P15" draw:layer="layout" svg:width="5.071cm" svg:height="0.259cm" svg:x="2.966cm" svg:y="10.309cm">
          <text:p/>
          <draw:enhanced-geometry svg:viewBox="0 0 21600 21600" draw:type="rectangle" draw:enhanced-path="M 0 0 L 21600 0 21600 21600 0 21600 0 0 Z N"/>
        </draw:custom-shape>
        <draw:custom-shape draw:style-name="gr51" draw:text-style-name="P16" draw:layer="layout" svg:width="5.071cm" svg:height="0.155cm" svg:x="2.966cm" svg:y="10.361cm">
          <text:p/>
          <draw:enhanced-geometry svg:viewBox="0 0 21600 21600" draw:type="rectangle" draw:enhanced-path="M 0 0 L 21600 0 21600 21600 0 21600 0 0 Z N"/>
        </draw:custom-shape>
        <draw:g>
          <draw:custom-shape draw:style-name="gr16" draw:text-style-name="P12" draw:layer="layout" svg:width="0.258cm" svg:height="0.021cm" svg:x="2.08cm" svg:y="7.413cm">
            <text:p/>
            <draw:enhanced-geometry svg:viewBox="0 0 21600 21600" draw:type="rectangle" draw:enhanced-path="M 0 0 L 21600 0 21600 21600 0 21600 0 0 Z N"/>
          </draw:custom-shape>
          <draw:custom-shape draw:style-name="gr16" draw:text-style-name="P12" draw:layer="layout" svg:width="0.2cm" svg:height="0.021cm" draw:transform="rotate (1.5707963267949) translate (2.427cm 7.723cm)">
            <text:p/>
            <draw:enhanced-geometry svg:viewBox="0 0 21600 21600" draw:type="rectangle" draw:enhanced-path="M 0 0 L 21600 0 21600 21600 0 21600 0 0 Z N"/>
          </draw:custom-shape>
          <draw:custom-shape draw:style-name="gr16" draw:text-style-name="P12" draw:layer="layout" svg:width="0.156cm" svg:height="0.02cm" draw:transform="rotate (-0.785398163397449) translate (2.338cm 7.413cm)">
            <text:p/>
            <draw:enhanced-geometry svg:viewBox="0 0 21600 21600" draw:type="rectangle" draw:enhanced-path="M 0 0 L 21600 0 21600 21600 0 21600 0 0 Z N"/>
          </draw:custom-shape>
          <draw:g>
            <draw:custom-shape draw:style-name="gr17" draw:text-style-name="P7" draw:layer="layout" svg:width="0.31cm" svg:height="0.021cm" draw:transform="rotate (-1.5707963267949) translate (2.166cm 7.144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8cm" svg:height="0.083cm" draw:transform="rotate (-1.5707963267949) translate (2.197cm 7.43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1cm" svg:height="0.031cm" svg:x="2.145cm" svg:y="7.11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6cm" svg:height="0.01cm" svg:x="2.418cm" svg:y="7.668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5cm" svg:height="0.046cm" svg:x="2.385cm" svg:y="7.6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2.584cm 7.67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Copyright" svg:width="0.166cm" svg:height="0.01cm" svg:x="2.418cm" svg:y="7.677cm">
              <text:p/>
              <draw:enhanced-geometry svg:viewBox="0 0 21600 21600" draw:mirror-horizontal="true" draw:mirror-vertical="false" draw:type="rectangle" draw:enhanced-path="M 0 0 L 21600 0 21600 21600 0 21600 0 0 Z N"/>
            </draw:custom-shape>
            <draw:custom-shape draw:style-name="gr17" draw:text-style-name="P7" draw:layer="Copyright" svg:width="0.015cm" svg:height="0.046cm" svg:x="2.385cm" svg:y="7.65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Copyright" svg:width="0.01cm" svg:height="0.016cm" draw:transform="rotate (1.5707963267949) translate (2.584cm 7.68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Copyright" svg:width="0.166cm" svg:height="0.01cm" svg:x="2.418cm" svg:y="7.577cm">
              <text:p/>
              <draw:enhanced-geometry svg:viewBox="0 0 21600 21600" draw:mirror-horizontal="true" draw:mirror-vertical="false" draw:type="rectangle" draw:enhanced-path="M 0 0 L 21600 0 21600 21600 0 21600 0 0 Z N"/>
            </draw:custom-shape>
            <draw:custom-shape draw:style-name="gr17" draw:text-style-name="P7" draw:layer="Copyright" svg:width="0.015cm" svg:height="0.046cm" svg:x="2.385cm" svg:y="7.55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Copyright" svg:width="0.01cm" svg:height="0.016cm" draw:transform="rotate (1.5707963267949) translate (2.584cm 7.58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Copyright" svg:width="0.166cm" svg:height="0.01cm" svg:x="2.418cm" svg:y="7.669cm">
              <text:p/>
              <draw:enhanced-geometry svg:viewBox="0 0 21600 21600" draw:mirror-horizontal="true" draw:mirror-vertical="false" draw:type="rectangle" draw:enhanced-path="M 0 0 L 21600 0 21600 21600 0 21600 0 0 Z N"/>
            </draw:custom-shape>
            <draw:custom-shape draw:style-name="gr17" draw:text-style-name="P7" draw:layer="Copyright" svg:width="0.015cm" svg:height="0.046cm" svg:x="2.385cm" svg:y="7.65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Copyright" svg:width="0.01cm" svg:height="0.016cm" draw:transform="rotate (1.5707963267949) translate (2.584cm 7.67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Copyright" svg:width="0.166cm" svg:height="0.01cm" svg:x="2.418cm" svg:y="7.669cm">
              <text:p/>
              <draw:enhanced-geometry svg:viewBox="0 0 21600 21600" draw:mirror-horizontal="true" draw:mirror-vertical="false" draw:type="rectangle" draw:enhanced-path="M 0 0 L 21600 0 21600 21600 0 21600 0 0 Z N"/>
            </draw:custom-shape>
            <draw:custom-shape draw:style-name="gr17" draw:text-style-name="P7" draw:layer="Copyright" svg:width="0.015cm" svg:height="0.046cm" svg:x="2.385cm" svg:y="7.65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Copyright" svg:width="0.01cm" svg:height="0.016cm" draw:transform="rotate (1.5707963267949) translate (2.584cm 7.67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6cm" svg:height="0.01cm" svg:x="2.418cm" svg:y="7.569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5cm" svg:height="0.046cm" svg:x="2.385cm" svg:y="7.55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2.584cm 7.57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6" draw:text-style-name="P12" draw:layer="layout" svg:width="0.258cm" svg:height="0.021cm" svg:x="8.658cm" svg:y="7.41cm">
            <text:p/>
            <draw:enhanced-geometry svg:viewBox="0 0 21600 21600" draw:mirror-horizontal="true" draw:type="rectangle" draw:enhanced-path="M 0 0 L 21600 0 21600 21600 0 21600 0 0 Z N"/>
          </draw:custom-shape>
          <draw:custom-shape draw:style-name="gr16" draw:text-style-name="P12" draw:layer="layout" svg:width="0.2cm" svg:height="0.021cm" draw:transform="rotate (1.5707963267949) translate (8.521cm 7.72cm)">
            <text:p/>
            <draw:enhanced-geometry svg:viewBox="0 0 21600 21600" draw:mirror-horizontal="true" draw:type="rectangle" draw:enhanced-path="M 0 0 L 21600 0 21600 21600 0 21600 0 0 Z N"/>
          </draw:custom-shape>
          <draw:custom-shape draw:style-name="gr16" draw:text-style-name="P12" draw:layer="layout" svg:width="0.156cm" svg:height="0.02cm" draw:transform="rotate (-0.785398163397449) translate (8.562cm 7.41cm)">
            <text:p/>
            <draw:enhanced-geometry svg:viewBox="0 0 21600 21600" draw:mirror-horizontal="true" draw:type="rectangle" draw:enhanced-path="M 0 0 L 21600 0 21600 21600 0 21600 0 0 Z N"/>
          </draw:custom-shape>
          <draw:g>
            <draw:custom-shape draw:style-name="gr17" draw:text-style-name="P7" draw:layer="layout" svg:width="0.31cm" svg:height="0.021cm" draw:transform="rotate (-1.5707963267949) translate (8.808cm 7.141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28cm" svg:height="0.083cm" draw:transform="rotate (-1.5707963267949) translate (8.839cm 7.43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1cm" svg:height="0.031cm" svg:x="8.787cm" svg:y="7.1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7cm" svg:height="0.01cm" svg:x="8.413cm" svg:y="7.586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5cm" svg:height="0.046cm" svg:x="8.57cm" svg:y="7.56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8.398cm 7.5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7cm" svg:height="0.01cm" svg:x="8.413cm" svg:y="7.673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5cm" svg:height="0.046cm" svg:x="8.57cm" svg:y="7.65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8.398cm 7.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6" draw:text-style-name="P10" draw:layer="layout" svg:width="1.035cm" svg:height="0.052cm" svg:x="1.413cm" svg:y="10.36cm">
            <text:p/>
            <draw:enhanced-geometry svg:viewBox="0 0 21600 21600" draw:type="rectangle" draw:enhanced-path="M 0 0 L 21600 0 21600 21600 0 21600 0 0 Z N"/>
          </draw:custom-shape>
          <draw:custom-shape draw:style-name="gr54" draw:text-style-name="P11" draw:layer="layout" svg:width="0.983cm" svg:height="0.71cm" svg:x="1.413cm" svg:y="9.65cm">
            <text:p/>
            <draw:enhanced-geometry svg:viewBox="0 0 21600 21600" draw:type="rectangle" draw:enhanced-path="M 0 0 L 21600 0 21600 21600 0 21600 0 0 Z N"/>
          </draw:custom-shape>
          <draw:g>
            <draw:custom-shape draw:style-name="gr16" draw:text-style-name="P12" draw:layer="layout" svg:width="0.259cm" svg:height="0.021cm" svg:x="2.081cm" svg:y="9.593cm">
              <text:p/>
              <draw:enhanced-geometry svg:viewBox="0 0 21600 21600" draw:type="rectangle" draw:enhanced-path="M 0 0 L 21600 0 21600 21600 0 21600 0 0 Z N"/>
            </draw:custom-shape>
            <draw:custom-shape draw:style-name="gr55" draw:text-style-name="P12" draw:layer="layout" svg:width="0.604cm" svg:height="0.02cm" draw:transform="rotate (1.5707963267949) translate (2.429cm 10.307cm)">
              <text:p/>
              <draw:enhanced-geometry svg:viewBox="0 0 21600 21600" draw:type="rectangle" draw:enhanced-path="M 0 0 L 21600 0 21600 21600 0 21600 0 0 Z N"/>
            </draw:custom-shape>
            <draw:custom-shape draw:style-name="gr16" draw:text-style-name="P12" draw:layer="layout" svg:width="0.155cm" svg:height="0.021cm" draw:transform="rotate (-0.785398163397449) translate (2.34cm 9.593cm)">
              <text:p/>
              <draw:enhanced-geometry svg:viewBox="0 0 21600 21600" draw:type="rectangle" draw:enhanced-path="M 0 0 L 21600 0 21600 21600 0 21600 0 0 Z N"/>
            </draw:custom-shape>
            <draw:g>
              <draw:custom-shape draw:style-name="gr17" draw:text-style-name="P7" draw:layer="layout" svg:width="0.311cm" svg:height="0.021cm" draw:transform="rotate (-1.5707963267949) translate (2.167cm 9.324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8cm" svg:height="0.083cm" draw:transform="rotate (-1.5707963267949) translate (2.198cm 9.61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1cm" svg:height="0.031cm" svg:x="2.146cm" svg:y="9.29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6cm" svg:height="0.01cm" svg:x="2.423cm" svg:y="10.261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5cm" svg:height="0.046cm" svg:x="2.375cm" svg:y="10.24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2.589cm 10.27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6cm" svg:height="0.01cm" svg:x="2.423cm" svg:y="10.162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5cm" svg:height="0.046cm" svg:x="2.375cm" svg:y="10.144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2.589cm 10.1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2" draw:text-style-name="P8" draw:layer="layout" svg:width="1.242cm" svg:height="1.14cm" svg:x="1.415cm" svg:y="11.7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8" draw:layer="layout" svg:width="1.449cm" svg:height="1.14cm" svg:x="8.349cm" svg:y="11.7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9" draw:layer="layout" svg:x1="2.657cm" svg:y1="11.762cm" svg:x2="8.349cm" svg:y2="11.762cm">
          <text:p/>
        </draw:line>
        <draw:line draw:style-name="gr11" draw:text-style-name="P9" draw:layer="layout" svg:x1="2.656cm" svg:y1="12.899cm" svg:x2="8.348cm" svg:y2="12.899cm">
          <text:p/>
        </draw:line>
        <draw:g>
          <draw:g>
            <draw:custom-shape draw:style-name="gr56" draw:text-style-name="P20" draw:layer="layout" svg:width="0.34cm" svg:height="0.124cm" svg:x="2.659cm" svg:y="12.471cm">
              <text:p/>
              <draw:enhanced-geometry svg:viewBox="0 0 21600 21600" draw:mirror-horizontal="true" draw:mirror-vertical="true" draw:type="rectangle" draw:enhanced-path="M 0 0 L 21600 0 21600 21600 0 21600 0 0 Z N"/>
            </draw:custom-shape>
            <draw:custom-shape draw:style-name="gr57" draw:text-style-name="P16" draw:layer="layout" svg:width="0.324cm" svg:height="0.156cm" svg:x="2.616cm" svg:y="12.491cm">
              <text:p/>
              <draw:enhanced-geometry svg:viewBox="0 0 21600 21600" draw:mirror-horizontal="true" draw:mirror-vertical="true" draw:type="rectangle" draw:enhanced-path="M 0 0 L 21600 0 21600 21600 0 21600 0 0 Z N"/>
            </draw:custom-shape>
          </draw:g>
          <draw:g>
            <draw:custom-shape draw:style-name="gr56" draw:text-style-name="P20" draw:layer="layout" svg:width="0.466cm" svg:height="0.117cm" svg:x="2.426cm" svg:y="12.905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476cm" svg:height="0.147cm" svg:x="2.447cm" svg:y="12.855cm">
              <text:p/>
              <draw:enhanced-geometry svg:viewBox="0 0 21600 21600" draw:mirror-horizontal="false" draw:mirror-vertical="false" draw:type="rectangle" draw:enhanced-path="M 0 0 L 21600 0 21600 21600 0 21600 0 0 Z N"/>
            </draw:custom-shape>
          </draw:g>
          <draw:custom-shape draw:style-name="gr7" draw:text-style-name="P7" draw:layer="layout" svg:width="0.199cm" svg:height="0.05cm" svg:x="3.282cm" svg:y="12.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1" draw:layer="layout" svg:width="0.411cm" svg:height="0.407cm" svg:x="2.45cm" svg:y="12.536cm">
            <text:p/>
            <draw:enhanced-geometry svg:viewBox="0 0 21600 21600" draw:mirror-horizontal="false" draw:mirror-vertical="false" draw:type="rectangle" draw:enhanced-path="M 0 0 L 21600 0 21600 21600 0 21600 0 0 Z N"/>
          </draw:custom-shape>
          <draw:custom-shape draw:style-name="gr59" draw:text-style-name="P16" draw:layer="layout" svg:width="0.214cm" svg:height="0.259cm" svg:x="2.706cm" svg:y="12.743cm">
            <text:p/>
            <draw:enhanced-geometry svg:viewBox="0 0 21600 21600" draw:mirror-horizontal="false" draw:mirror-vertical="false" draw:type="rectangle" draw:enhanced-path="M 0 0 L 21600 0 21600 21600 0 21600 0 0 Z N"/>
          </draw:custom-shape>
          <draw:custom-shape draw:style-name="gr40" draw:text-style-name="P6" draw:layer="layout" svg:width="0.424cm" svg:height="0.414cm" svg:x="2.903cm" svg:y="12.588cm">
            <text:p/>
            <draw:enhanced-geometry svg:viewBox="0 0 21600 21600" draw:type="rectangle" draw:enhanced-path="M 0 0 L 21600 0 21600 21600 0 21600 0 0 Z N"/>
          </draw:custom-shape>
          <draw:custom-shape draw:style-name="gr8" draw:text-style-name="P6" draw:layer="layout" svg:width="0.207cm" svg:height="0.052cm" svg:x="2.758cm" svg:y="12.95cm">
            <text:p/>
            <draw:enhanced-geometry svg:viewBox="0 0 21600 21600" draw:type="rectangle" draw:enhanced-path="M 0 0 L 21600 0 21600 21600 0 21600 0 0 Z N"/>
          </draw:custom-shape>
          <draw:custom-shape draw:style-name="gr35" draw:text-style-name="P16" draw:layer="layout" svg:width="0.425cm" svg:height="0.425cm" svg:x="3.109cm" svg:y="12.732cm">
            <text:p/>
            <draw:enhanced-geometry svg:viewBox="0 0 21600 21600" draw:mirror-horizontal="false" draw:mirror-vertical="false" draw:type="rectangle" draw:enhanced-path="M 0 0 L 21600 0 21600 21600 0 21600 0 0 Z N"/>
          </draw:custom-shape>
          <draw:custom-shape draw:style-name="gr36" draw:text-style-name="P14" draw:layer="layout" svg:width="0.414cm" svg:height="0.414cm" svg:x="3.12cm" svg:y="12.743cm">
            <text:p/>
            <draw:enhanced-geometry svg:viewBox="0 0 21600 21600" draw:mirror-horizontal="false" draw:mirror-vertical="false" draw:type="rectangle" draw:enhanced-path="M 0 0 L 21600 0 21600 21600 0 21600 0 0 Z N"/>
          </draw:custom-shape>
          <draw:custom-shape draw:style-name="gr60" draw:text-style-name="P22" draw:layer="layout" svg:width="0.152cm" svg:height="0.2cm" svg:x="2.706cm" svg:y="12.743cm">
            <text:p/>
            <draw:enhanced-geometry svg:viewBox="0 0 21600 21600" draw:mirror-horizontal="false" draw:mirror-vertical="false" draw:type="rectangle" draw:enhanced-path="M 0 0 L 21600 0 21600 21600 0 21600 0 0 Z N"/>
          </draw:custom-shape>
        </draw:g>
        <draw:g>
          <draw:g>
            <draw:custom-shape draw:style-name="gr56" draw:text-style-name="P20" draw:layer="layout" svg:width="0.339cm" svg:height="0.124cm" svg:x="8.012cm" svg:y="12.474cm">
              <text:p/>
              <draw:enhanced-geometry svg:viewBox="0 0 21600 21600" draw:mirror-horizontal="false" draw:mirror-vertical="true" draw:type="rectangle" draw:enhanced-path="M 0 0 L 21600 0 21600 21600 0 21600 0 0 Z N"/>
            </draw:custom-shape>
            <draw:custom-shape draw:style-name="gr57" draw:text-style-name="P16" draw:layer="layout" svg:width="0.323cm" svg:height="0.156cm" svg:x="8.03cm" svg:y="12.494cm">
              <text:p/>
              <draw:enhanced-geometry svg:viewBox="0 0 21600 21600" draw:mirror-horizontal="false" draw:mirror-vertical="true" draw:type="rectangle" draw:enhanced-path="M 0 0 L 21600 0 21600 21600 0 21600 0 0 Z N"/>
            </draw:custom-shape>
          </draw:g>
          <draw:g>
            <draw:custom-shape draw:style-name="gr56" draw:text-style-name="P20" draw:layer="layout" svg:width="0.465cm" svg:height="0.117cm" svg:x="8.076cm" svg:y="12.908cm">
              <text:p/>
              <draw:enhanced-geometry svg:viewBox="0 0 21600 21600" draw:mirror-horizontal="true" draw:mirror-vertical="false" draw:type="rectangle" draw:enhanced-path="M 0 0 L 21600 0 21600 21600 0 21600 0 0 Z N"/>
            </draw:custom-shape>
            <draw:custom-shape draw:style-name="gr57" draw:text-style-name="P16" draw:layer="layout" svg:width="0.477cm" svg:height="0.147cm" svg:x="8.044cm" svg:y="12.858cm">
              <text:p/>
              <draw:enhanced-geometry svg:viewBox="0 0 21600 21600" draw:mirror-horizontal="true" draw:mirror-vertical="false" draw:type="rectangle" draw:enhanced-path="M 0 0 L 21600 0 21600 21600 0 21600 0 0 Z N"/>
            </draw:custom-shape>
          </draw:g>
          <draw:custom-shape draw:style-name="gr7" draw:text-style-name="P7" draw:layer="layout" svg:width="0.198cm" svg:height="0.05cm" svg:x="7.53cm" svg:y="12.903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1" draw:layer="layout" svg:width="0.411cm" svg:height="0.407cm" svg:x="8.065cm" svg:y="12.539cm">
            <text:p/>
            <draw:enhanced-geometry svg:viewBox="0 0 21600 21600" draw:mirror-horizontal="true" draw:mirror-vertical="false" draw:type="rectangle" draw:enhanced-path="M 0 0 L 21600 0 21600 21600 0 21600 0 0 Z N"/>
          </draw:custom-shape>
          <draw:custom-shape draw:style-name="gr59" draw:text-style-name="P16" draw:layer="layout" svg:width="0.214cm" svg:height="0.259cm" svg:x="8.049cm" svg:y="12.746cm">
            <text:p/>
            <draw:enhanced-geometry svg:viewBox="0 0 21600 21600" draw:mirror-horizontal="true" draw:mirror-vertical="false" draw:type="rectangle" draw:enhanced-path="M 0 0 L 21600 0 21600 21600 0 21600 0 0 Z N"/>
          </draw:custom-shape>
          <draw:custom-shape draw:style-name="gr40" draw:text-style-name="P6" draw:layer="layout" svg:width="0.424cm" svg:height="0.414cm" svg:x="7.684cm" svg:y="12.591cm">
            <text:p/>
            <draw:enhanced-geometry svg:viewBox="0 0 21600 21600" draw:mirror-horizontal="true" draw:type="rectangle" draw:enhanced-path="M 0 0 L 21600 0 21600 21600 0 21600 0 0 Z N"/>
          </draw:custom-shape>
          <draw:custom-shape draw:style-name="gr8" draw:text-style-name="P6" draw:layer="layout" svg:width="0.207cm" svg:height="0.052cm" svg:x="8.003cm" svg:y="12.953cm">
            <text:p/>
            <draw:enhanced-geometry svg:viewBox="0 0 21600 21600" draw:mirror-horizontal="true" draw:type="rectangle" draw:enhanced-path="M 0 0 L 21600 0 21600 21600 0 21600 0 0 Z N"/>
          </draw:custom-shape>
          <draw:custom-shape draw:style-name="gr37" draw:text-style-name="P16" draw:layer="layout" svg:width="0.424cm" svg:height="0.424cm" svg:x="7.477cm" svg:y="12.736cm">
            <text:p/>
            <draw:enhanced-geometry svg:viewBox="0 0 21600 21600" draw:mirror-horizontal="true" draw:mirror-vertical="false" draw:type="rectangle" draw:enhanced-path="M 0 0 L 21600 0 21600 21600 0 21600 0 0 Z N"/>
          </draw:custom-shape>
          <draw:custom-shape draw:style-name="gr36" draw:text-style-name="P14" draw:layer="layout" svg:width="0.414cm" svg:height="0.414cm" svg:x="7.477cm" svg:y="12.746cm">
            <text:p/>
            <draw:enhanced-geometry svg:viewBox="0 0 21600 21600" draw:mirror-horizontal="true" draw:mirror-vertical="false" draw:type="rectangle" draw:enhanced-path="M 0 0 L 21600 0 21600 21600 0 21600 0 0 Z N"/>
          </draw:custom-shape>
          <draw:custom-shape draw:style-name="gr60" draw:text-style-name="P22" draw:layer="layout" svg:width="0.152cm" svg:height="0.2cm" svg:x="8.111cm" svg:y="12.746cm">
            <text:p/>
            <draw:enhanced-geometry svg:viewBox="0 0 21600 21600" draw:mirror-horizontal="true" draw:mirror-vertical="false" draw:type="rectangle" draw:enhanced-path="M 0 0 L 21600 0 21600 21600 0 21600 0 0 Z N"/>
          </draw:custom-shape>
        </draw:g>
        <draw:custom-shape draw:style-name="gr61" draw:text-style-name="P15" draw:layer="layout" svg:width="4.14cm" svg:height="0.258cm" svg:x="3.43cm" svg:y="12.858cm">
          <text:p/>
          <draw:enhanced-geometry svg:viewBox="0 0 21600 21600" draw:type="rectangle" draw:enhanced-path="M 0 0 L 21600 0 21600 21600 0 21600 0 0 Z N"/>
        </draw:custom-shape>
        <draw:custom-shape draw:style-name="gr62" draw:text-style-name="P16" draw:layer="layout" svg:width="4.14cm" svg:height="0.156cm" svg:x="3.43cm" svg:y="12.909cm">
          <text:p/>
          <draw:enhanced-geometry svg:viewBox="0 0 21600 21600" draw:type="rectangle" draw:enhanced-path="M 0 0 L 21600 0 21600 21600 0 21600 0 0 Z N"/>
        </draw:custom-shape>
        <draw:custom-shape draw:style-name="gr63" draw:text-style-name="P8" draw:layer="layout" svg:width="1.242cm" svg:height="1.141cm" svg:x="1.414cm" svg:y="4.30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4" draw:text-style-name="P8" draw:layer="layout" svg:width="1.449cm" svg:height="1.141cm" svg:x="8.348cm" svg:y="4.30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9" draw:layer="layout" svg:x1="2.656cm" svg:y1="4.31cm" svg:x2="8.348cm" svg:y2="4.31cm">
          <text:p/>
        </draw:line>
        <draw:line draw:style-name="gr11" draw:text-style-name="P9" draw:layer="layout" svg:x1="2.655cm" svg:y1="5.342cm" svg:x2="8.347cm" svg:y2="5.342cm">
          <text:p/>
        </draw:line>
        <draw:g>
          <draw:custom-shape draw:style-name="gr33" draw:text-style-name="P6" draw:layer="layout" svg:width="0.414cm" svg:height="0.413cm" svg:x="2.449cm" svg:y="5.084cm">
            <text:p/>
            <draw:enhanced-geometry svg:viewBox="0 0 21600 21600" draw:type="rectangle" draw:enhanced-path="M 0 0 L 21600 0 21600 21600 0 21600 0 0 Z N"/>
          </draw:custom-shape>
          <draw:custom-shape draw:style-name="gr35" draw:text-style-name="P16" draw:layer="layout" svg:width="0.424cm" svg:height="0.425cm" svg:x="2.646cm" svg:y="5.229cm">
            <text:p/>
            <draw:enhanced-geometry svg:viewBox="0 0 21600 21600" draw:mirror-horizontal="false" draw:mirror-vertical="false" draw:type="rectangle" draw:enhanced-path="M 0 0 L 21600 0 21600 21600 0 21600 0 0 Z N"/>
          </draw:custom-shape>
          <draw:custom-shape draw:style-name="gr36" draw:text-style-name="P14" draw:layer="layout" svg:width="0.414cm" svg:height="0.414cm" svg:x="2.656cm" svg:y="5.24cm">
            <text:p/>
            <draw:enhanced-geometry svg:viewBox="0 0 21600 21600" draw:mirror-horizontal="false" draw:mirror-vertical="false" draw:type="rectangle" draw:enhanced-path="M 0 0 L 21600 0 21600 21600 0 21600 0 0 Z N"/>
          </draw:custom-shape>
        </draw:g>
        <draw:g>
          <draw:custom-shape draw:style-name="gr16" draw:text-style-name="P12" draw:layer="layout" svg:width="0.265cm" svg:height="0.02cm" svg:x="2.187cm" svg:y="5.33cm">
            <text:p/>
            <draw:enhanced-geometry svg:viewBox="0 0 21600 21600" draw:mirror-horizontal="false" draw:type="rectangle" draw:enhanced-path="M 0 0 L 21600 0 21600 21600 0 21600 0 0 Z N"/>
          </draw:custom-shape>
          <draw:custom-shape draw:style-name="gr16" draw:text-style-name="P12" draw:layer="layout" svg:width="0.117cm" svg:height="0.02cm" draw:transform="rotate (1.5707963267949) translate (2.432cm 5.447cm)">
            <text:p/>
            <draw:enhanced-geometry svg:viewBox="0 0 21600 21600" draw:mirror-horizontal="false" draw:type="rectangle" draw:enhanced-path="M 0 0 L 21600 0 21600 21600 0 21600 0 0 Z N"/>
          </draw:custom-shape>
          <draw:g>
            <draw:custom-shape draw:style-name="gr17" draw:text-style-name="P7" draw:layer="layout" svg:width="0.166cm" svg:height="0.01cm" svg:x="2.379cm" svg:y="5.402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5cm" svg:height="0.045cm" svg:x="2.331cm" svg:y="5.38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2.586cm 5.41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3" draw:text-style-name="P6" draw:layer="layout" svg:width="0.414cm" svg:height="0.413cm" svg:x="8.139cm" svg:y="5.084cm">
            <text:p/>
            <draw:enhanced-geometry svg:viewBox="0 0 21600 21600" draw:mirror-horizontal="true" draw:type="rectangle" draw:enhanced-path="M 0 0 L 21600 0 21600 21600 0 21600 0 0 Z N"/>
          </draw:custom-shape>
          <draw:custom-shape draw:style-name="gr35" draw:text-style-name="P16" draw:layer="layout" svg:width="0.425cm" svg:height="0.425cm" svg:x="7.889cm" svg:y="5.229cm">
            <text:p/>
            <draw:enhanced-geometry svg:viewBox="0 0 21600 21600" draw:mirror-horizontal="true" draw:mirror-vertical="false" draw:type="rectangle" draw:enhanced-path="M 0 0 L 21600 0 21600 21600 0 21600 0 0 Z N"/>
          </draw:custom-shape>
          <draw:custom-shape draw:style-name="gr36" draw:text-style-name="P14" draw:layer="layout" svg:width="0.414cm" svg:height="0.414cm" svg:x="7.932cm" svg:y="5.24cm">
            <text:p/>
            <draw:enhanced-geometry svg:viewBox="0 0 21600 21600" draw:mirror-horizontal="true" draw:mirror-vertical="false" draw:type="rectangle" draw:enhanced-path="M 0 0 L 21600 0 21600 21600 0 21600 0 0 Z N"/>
          </draw:custom-shape>
          <draw:g>
            <draw:custom-shape draw:style-name="gr22" draw:text-style-name="P17" draw:layer="layout" svg:width="0.104cm" svg:height="0.104cm" svg:x="8.346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2cm" svg:height="0.042cm" svg:x="8.377cm" svg:y="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0" draw:text-style-name="P15" draw:layer="layout" svg:width="5.071cm" svg:height="0.259cm" svg:x="2.966cm" svg:y="5.343cm">
          <text:p/>
          <draw:enhanced-geometry svg:viewBox="0 0 21600 21600" draw:type="rectangle" draw:enhanced-path="M 0 0 L 21600 0 21600 21600 0 21600 0 0 Z N"/>
        </draw:custom-shape>
        <draw:custom-shape draw:style-name="gr51" draw:text-style-name="P16" draw:layer="layout" svg:width="5.071cm" svg:height="0.155cm" svg:x="2.966cm" svg:y="5.395cm">
          <text:p/>
          <draw:enhanced-geometry svg:viewBox="0 0 21600 21600" draw:type="rectangle" draw:enhanced-path="M 0 0 L 21600 0 21600 21600 0 21600 0 0 Z N"/>
        </draw:custom-shape>
        <draw:g>
          <draw:custom-shape draw:style-name="gr16" draw:text-style-name="P12" draw:layer="layout" svg:width="0.265cm" svg:height="0.02cm" svg:x="8.505cm" svg:y="5.332cm">
            <text:p/>
            <draw:enhanced-geometry svg:viewBox="0 0 21600 21600" draw:mirror-horizontal="true" draw:type="rectangle" draw:enhanced-path="M 0 0 L 21600 0 21600 21600 0 21600 0 0 Z N"/>
          </draw:custom-shape>
          <draw:custom-shape draw:style-name="gr16" draw:text-style-name="P12" draw:layer="layout" svg:width="0.117cm" svg:height="0.021cm" draw:transform="rotate (1.5707963267949) translate (8.505cm 5.449cm)">
            <text:p/>
            <draw:enhanced-geometry svg:viewBox="0 0 21600 21600" draw:mirror-horizontal="true" draw:type="rectangle" draw:enhanced-path="M 0 0 L 21600 0 21600 21600 0 21600 0 0 Z N"/>
          </draw:custom-shape>
          <draw:g>
            <draw:custom-shape draw:style-name="gr17" draw:text-style-name="P7" draw:layer="layout" svg:width="0.167cm" svg:height="0.011cm" svg:x="8.413cm" svg:y="5.404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5cm" svg:height="0.045cm" svg:x="8.57cm" svg:y="5.38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1cm" svg:height="0.016cm" draw:transform="rotate (1.5707963267949) translate (8.398cm 5.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65" draw:text-style-name="P23" draw:layer="French text" svg:width="6.323cm" svg:height="1.405cm" svg:x="2.344cm" svg:y="2.238cm">
          <draw:text-box>
            <text:p text:style-name="P15"><text:span text:style-name="T5">Pose en tunnel</text:span></text:p>
            <text:p text:style-name="P15"><text:span text:style-name="T6">Cales pour positionner le dormant</text:span></text:p>
          </draw:text-box>
        </draw:frame>
        <draw:frame draw:style-name="gr66" draw:text-style-name="P23" draw:layer="French text" svg:width="5.887cm" svg:height="1.601cm" svg:x="2.563cm" svg:y="4.308cm">
          <draw:text-box>
            <text:p text:style-name="P15"><text:span text:style-name="T5">Pose traditionnelle en feuillure</text:span></text:p>
            <text:p text:style-name="P15"><text:span text:style-name="T7">Pattes scellées</text:span></text:p>
          </draw:text-box>
        </draw:frame>
        <draw:frame draw:style-name="gr67" draw:text-style-name="P2" draw:layer="French text" svg:width="5.019cm" svg:height="0.931cm" svg:x="3.482cm" svg:y="6.482cm">
          <draw:text-box>
            <text:p><text:span text:style-name="T1">Pose en applique</text:span></text:p>
          </draw:text-box>
        </draw:frame>
        <draw:frame draw:style-name="gr1" draw:text-style-name="P24" draw:layer="French text" svg:width="5.019cm" svg:height="1.115cm" svg:x="2.965cm" svg:y="8.412cm">
          <draw:text-box>
            <text:p text:style-name="P15"><text:span text:style-name="T1">Pose en applique</text:span></text:p>
            <text:p text:style-name="P15"><text:span text:style-name="T1">avec tapées d’isolation</text:span></text:p>
          </draw:text-box>
        </draw:frame>
        <draw:frame draw:style-name="gr68" draw:text-style-name="P23" draw:layer="French text" svg:width="5.019cm" svg:height="1.075cm" svg:x="2.965cm" svg:y="11.761cm">
          <draw:text-box>
            <text:p text:style-name="P15"><text:span text:style-name="T7">Pose ‘en rénovation’</text:span></text:p>
            <text:p text:style-name="P15"><text:span text:style-name="T7">sur dormant existant</text:span></text:p>
          </draw:text-box>
        </draw:frame>
        <draw:frame draw:style-name="gr69" draw:text-style-name="P25" draw:layer="French text" svg:width="5.797cm" svg:height="0.645cm" svg:x="1.05cm" svg:y="13.56cm">
          <draw:text-box>
            <text:p><text:span text:style-name="T7">La largeur de fenêtre est réduite.</text:span></text:p>
          </draw:text-box>
        </draw:frame>
        <draw:line draw:style-name="gr11" draw:text-style-name="P9" draw:layer="layout" svg:x1="2.657cm" svg:y1="14.657cm" svg:x2="8.349cm" svg:y2="14.657cm">
          <text:p/>
        </draw:line>
        <draw:custom-shape draw:style-name="gr46" draw:text-style-name="P10" draw:layer="layout" svg:width="1.035cm" svg:height="0.051cm" svg:x="1.414cm" svg:y="16.364cm">
          <text:p/>
          <draw:enhanced-geometry svg:viewBox="0 0 21600 21600" draw:type="rectangle" draw:enhanced-path="M 0 0 L 21600 0 21600 21600 0 21600 0 0 Z N"/>
        </draw:custom-shape>
        <draw:custom-shape draw:style-name="gr70" draw:text-style-name="P11" draw:layer="layout" svg:width="0.983cm" svg:height="0.416cm" svg:x="1.414cm" svg:y="15.948cm">
          <text:p/>
          <draw:enhanced-geometry svg:viewBox="0 0 21600 21600" draw:type="rectangle" draw:enhanced-path="M 0 0 L 21600 0 21600 21600 0 21600 0 0 Z N"/>
        </draw:custom-shape>
        <draw:custom-shape draw:style-name="gr48" draw:text-style-name="P10" draw:layer="layout" svg:width="1.242cm" svg:height="0.051cm" svg:x="8.555cm" svg:y="16.364cm">
          <text:p/>
          <draw:enhanced-geometry svg:viewBox="0 0 21600 21600" draw:type="rectangle" draw:enhanced-path="M 0 0 L 21600 0 21600 21600 0 21600 0 0 Z N"/>
        </draw:custom-shape>
        <draw:custom-shape draw:style-name="gr71" draw:text-style-name="P11" draw:layer="layout" svg:width="1.19cm" svg:height="0.416cm" svg:x="8.607cm" svg:y="15.948cm">
          <text:p/>
          <draw:enhanced-geometry svg:viewBox="0 0 21600 21600" draw:type="rectangle" draw:enhanced-path="M 0 0 L 21600 0 21600 21600 0 21600 0 0 Z N"/>
        </draw:custom-shape>
        <draw:line draw:style-name="gr11" draw:text-style-name="P9" draw:layer="layout" svg:x1="2.656cm" svg:y1="15.899cm" svg:x2="8.348cm" svg:y2="15.899cm">
          <text:p/>
        </draw:line>
        <draw:g>
          <draw:g>
            <draw:custom-shape draw:style-name="gr33" draw:text-style-name="P6" draw:layer="layout" svg:width="0.414cm" svg:height="0.413cm" svg:x="2.45cm" svg:y="16.054cm">
              <text:p/>
              <draw:enhanced-geometry svg:viewBox="0 0 21600 21600" draw:type="rectangle" draw:enhanced-path="M 0 0 L 21600 0 21600 21600 0 21600 0 0 Z N"/>
            </draw:custom-shape>
            <draw:custom-shape draw:style-name="gr8" draw:text-style-name="P6" draw:layer="layout" svg:width="0.155cm" svg:height="0.052cm" svg:x="2.346cm" svg:y="16.415cm">
              <text:p/>
              <draw:enhanced-geometry svg:viewBox="0 0 21600 21600" draw:type="rectangle" draw:enhanced-path="M 0 0 L 21600 0 21600 21600 0 21600 0 0 Z N"/>
            </draw:custom-shape>
            <draw:custom-shape draw:style-name="gr37" draw:text-style-name="P16" draw:layer="layout" svg:width="0.424cm" svg:height="0.424cm" svg:x="2.647cm" svg:y="16.197cm">
              <text:p/>
              <draw:enhanced-geometry svg:viewBox="0 0 21600 21600" draw:mirror-horizontal="false" draw:mirror-vertical="false" draw:type="rectangle" draw:enhanced-path="M 0 0 L 21600 0 21600 21600 0 21600 0 0 Z N"/>
            </draw:custom-shape>
            <draw:custom-shape draw:style-name="gr36" draw:text-style-name="P14" draw:layer="layout" svg:width="0.414cm" svg:height="0.414cm" svg:x="2.657cm" svg:y="16.209cm">
              <text:p/>
              <draw:enhanced-geometry svg:viewBox="0 0 21600 21600" draw:mirror-horizontal="false" draw:mirror-vertical="false" draw:type="rectangle" draw:enhanced-path="M 0 0 L 21600 0 21600 21600 0 21600 0 0 Z N"/>
            </draw:custom-shape>
            <draw:custom-shape draw:style-name="gr59" draw:text-style-name="P16" draw:layer="layout" svg:width="0.256cm" svg:height="0.259cm" svg:x="2.426cm" svg:y="15.689cm">
              <text:p/>
              <draw:enhanced-geometry svg:viewBox="0 0 21600 21600" draw:mirror-horizontal="false" draw:mirror-vertical="false" draw:type="rectangle" draw:enhanced-path="M 0 0 L 21600 0 21600 21600 0 21600 0 0 Z N"/>
            </draw:custom-shape>
            <draw:custom-shape draw:style-name="gr7" draw:text-style-name="P7" draw:layer="layout" svg:width="0.199cm" svg:height="0.05cm" svg:x="2.453cm" svg:y="15.69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8" draw:layer="layout" svg:width="0.207cm" svg:height="0.31cm" svg:x="2.45cm" svg:y="15.742cm">
              <text:p/>
              <draw:enhanced-geometry svg:viewBox="0 0 21600 21600" draw:mirror-horizontal="false" draw:mirror-vertical="false" draw:type="rectangle" draw:enhanced-path="M 0 0 L 21600 0 21600 21600 0 21600 0 0 Z N"/>
            </draw:custom-shape>
            <draw:g>
              <draw:custom-shape draw:style-name="gr17" draw:text-style-name="P7" draw:layer="layout" svg:width="0.217cm" svg:height="0.013cm" draw:transform="rotate (0.875980751575954) translate (2.455cm 16.142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1cm" svg:height="0.063cm" draw:transform="skewX (-0.0317649923862968) rotate (0.875980751575954) translate (2.425cm 15.958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3cm" svg:height="0.021cm" draw:transform="rotate (2.44677707837085) translate (2.605cm 16.16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6" draw:text-style-name="P12" draw:layer="layout" svg:width="0.259cm" svg:height="0.021cm" svg:x="2.082cm" svg:y="15.898cm">
              <text:p/>
              <draw:enhanced-geometry svg:viewBox="0 0 21600 21600" draw:type="rectangle" draw:enhanced-path="M 0 0 L 21600 0 21600 21600 0 21600 0 0 Z N"/>
            </draw:custom-shape>
            <draw:custom-shape draw:style-name="gr16" draw:text-style-name="P12" draw:layer="layout" svg:width="0.303cm" svg:height="0.02cm" draw:transform="rotate (1.5707963267949) translate (2.43cm 16.311cm)">
              <text:p/>
              <draw:enhanced-geometry svg:viewBox="0 0 21600 21600" draw:type="rectangle" draw:enhanced-path="M 0 0 L 21600 0 21600 21600 0 21600 0 0 Z N"/>
            </draw:custom-shape>
            <draw:custom-shape draw:style-name="gr16" draw:text-style-name="P12" draw:layer="layout" svg:width="0.155cm" svg:height="0.021cm" draw:transform="skewX (0.0476474885794452) rotate (-0.785398163397449) translate (2.341cm 15.898cm)">
              <text:p/>
              <draw:enhanced-geometry svg:viewBox="0 0 21600 21600" draw:type="rectangle" draw:enhanced-path="M 0 0 L 21600 0 21600 21600 0 21600 0 0 Z N"/>
            </draw:custom-shape>
            <draw:g>
              <draw:custom-shape draw:style-name="gr17" draw:text-style-name="P7" draw:layer="layout" svg:width="0.31cm" svg:height="0.021cm" draw:transform="rotate (-1.5707963267949) translate (2.168cm 15.629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8cm" svg:height="0.083cm" draw:transform="rotate (-1.5707963267949) translate (2.199cm 15.92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1cm" svg:height="0.031cm" svg:x="2.147cm" svg:y="15.60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6cm" svg:height="0.011cm" svg:x="2.418cm" svg:y="16.264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5cm" svg:height="0.045cm" svg:x="2.385cm" svg:y="16.24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1cm" svg:height="0.016cm" draw:transform="rotate (1.5707963267949) translate (2.584cm 16.2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6cm" svg:height="0.011cm" svg:x="2.418cm" svg:y="16.164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5cm" svg:height="0.045cm" svg:x="2.385cm" svg:y="16.14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1cm" svg:height="0.016cm" draw:transform="rotate (1.5707963267949) translate (2.584cm 16.1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frame draw:style-name="gr73" draw:text-style-name="P23" draw:layer="French text" svg:width="6.157cm" svg:height="1.483cm" svg:x="2.447cm" svg:y="14.55cm">
          <draw:text-box>
            <text:p text:style-name="P15"><text:span text:style-name="T7">Pose ‘en neuf’ ou ‘dépose totale’</text:span></text:p>
            <text:p text:style-name="P15"><text:span text:style-name="T7">avec tapées d’isolation </text:span></text:p>
            <text:p text:style-name="P15"><text:span text:style-name="T7">sur feuillure existante</text:span></text:p>
          </draw:text-box>
        </draw:frame>
        <draw:g>
          <draw:g>
            <draw:custom-shape draw:style-name="gr33" draw:text-style-name="P6" draw:layer="layout" svg:width="0.414cm" svg:height="0.413cm" svg:x="8.139cm" svg:y="16.054cm">
              <text:p/>
              <draw:enhanced-geometry svg:viewBox="0 0 21600 21600" draw:mirror-horizontal="true" draw:type="rectangle" draw:enhanced-path="M 0 0 L 21600 0 21600 21600 0 21600 0 0 Z N"/>
            </draw:custom-shape>
            <draw:custom-shape draw:style-name="gr8" draw:text-style-name="P6" draw:layer="layout" svg:width="0.156cm" svg:height="0.052cm" svg:x="8.502cm" svg:y="16.415cm">
              <text:p/>
              <draw:enhanced-geometry svg:viewBox="0 0 21600 21600" draw:mirror-horizontal="true" draw:type="rectangle" draw:enhanced-path="M 0 0 L 21600 0 21600 21600 0 21600 0 0 Z N"/>
            </draw:custom-shape>
            <draw:custom-shape draw:style-name="gr37" draw:text-style-name="P16" draw:layer="layout" svg:width="0.425cm" svg:height="0.424cm" svg:x="7.889cm" svg:y="16.197cm">
              <text:p/>
              <draw:enhanced-geometry svg:viewBox="0 0 21600 21600" draw:mirror-horizontal="true" draw:mirror-vertical="false" draw:type="rectangle" draw:enhanced-path="M 0 0 L 21600 0 21600 21600 0 21600 0 0 Z N"/>
            </draw:custom-shape>
            <draw:custom-shape draw:style-name="gr36" draw:text-style-name="P14" draw:layer="layout" svg:width="0.414cm" svg:height="0.414cm" svg:x="7.932cm" svg:y="16.209cm">
              <text:p/>
              <draw:enhanced-geometry svg:viewBox="0 0 21600 21600" draw:mirror-horizontal="true" draw:mirror-vertical="false" draw:type="rectangle" draw:enhanced-path="M 0 0 L 21600 0 21600 21600 0 21600 0 0 Z N"/>
            </draw:custom-shape>
            <draw:custom-shape draw:style-name="gr59" draw:text-style-name="P16" draw:layer="layout" svg:width="0.256cm" svg:height="0.259cm" svg:x="8.28cm" svg:y="15.689cm">
              <text:p/>
              <draw:enhanced-geometry svg:viewBox="0 0 21600 21600" draw:mirror-horizontal="true" draw:mirror-vertical="false" draw:type="rectangle" draw:enhanced-path="M 0 0 L 21600 0 21600 21600 0 21600 0 0 Z N"/>
            </draw:custom-shape>
            <draw:custom-shape draw:style-name="gr7" draw:text-style-name="P7" draw:layer="layout" svg:width="0.199cm" svg:height="0.05cm" svg:x="8.308cm" svg:y="15.692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8" draw:layer="layout" svg:width="0.207cm" svg:height="0.31cm" svg:x="8.303cm" svg:y="15.742cm">
              <text:p/>
              <draw:enhanced-geometry svg:viewBox="0 0 21600 21600" draw:mirror-horizontal="true" draw:mirror-vertical="false" draw:type="rectangle" draw:enhanced-path="M 0 0 L 21600 0 21600 21600 0 21600 0 0 Z N"/>
            </draw:custom-shape>
            <draw:g>
              <draw:custom-shape draw:style-name="gr17" draw:text-style-name="P7" draw:layer="layout" svg:width="0.217cm" svg:height="0.014cm" draw:transform="skewX (-0.071383966406568) rotate (0.875980751575954) translate (8.378cm 16.13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22cm" svg:height="0.059cm" draw:transform="skewX (-0.0169296937443449) rotate (0.875980751575954) translate (8.491cm 15.9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3cm" svg:height="0.022cm" draw:transform="skewX (-0.0453785605518526) rotate (2.44677707837085) translate (8.376cm 16.1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6" draw:text-style-name="P12" draw:layer="layout" svg:width="0.259cm" svg:height="0.021cm" svg:x="8.62cm" svg:y="15.898cm">
              <text:p/>
              <draw:enhanced-geometry svg:viewBox="0 0 21600 21600" draw:mirror-horizontal="true" draw:type="rectangle" draw:enhanced-path="M 0 0 L 21600 0 21600 21600 0 21600 0 0 Z N"/>
            </draw:custom-shape>
            <draw:custom-shape draw:style-name="gr16" draw:text-style-name="P12" draw:layer="layout" svg:width="0.303cm" svg:height="0.021cm" draw:transform="rotate (1.5707963267949) translate (8.51cm 16.311cm)">
              <text:p/>
              <draw:enhanced-geometry svg:viewBox="0 0 21600 21600" draw:mirror-horizontal="true" draw:type="rectangle" draw:enhanced-path="M 0 0 L 21600 0 21600 21600 0 21600 0 0 Z N"/>
            </draw:custom-shape>
            <draw:custom-shape draw:style-name="gr16" draw:text-style-name="P12" draw:layer="layout" svg:width="0.156cm" svg:height="0.021cm" draw:transform="skewX (0.0476474885794452) rotate (-0.785398163397449) translate (8.569cm 15.898cm)">
              <text:p/>
              <draw:enhanced-geometry svg:viewBox="0 0 21600 21600" draw:mirror-horizontal="true" draw:type="rectangle" draw:enhanced-path="M 0 0 L 21600 0 21600 21600 0 21600 0 0 Z N"/>
            </draw:custom-shape>
            <draw:g>
              <draw:custom-shape draw:style-name="gr17" draw:text-style-name="P7" draw:layer="layout" svg:width="0.31cm" svg:height="0.021cm" draw:transform="rotate (-1.5707963267949) translate (8.813cm 15.629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28cm" svg:height="0.083cm" draw:transform="rotate (-1.5707963267949) translate (8.844cm 15.921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1cm" svg:height="0.031cm" svg:x="8.792cm" svg:y="15.6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6cm" svg:height="0.011cm" svg:x="8.419cm" svg:y="16.177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5cm" svg:height="0.045cm" svg:x="8.575cm" svg:y="16.1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1cm" svg:height="0.017cm" draw:transform="rotate (1.5707963267949) translate (8.403cm 16.1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6cm" svg:height="0.011cm" svg:x="8.419cm" svg:y="16.264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5cm" svg:height="0.045cm" svg:x="8.575cm" svg:y="16.24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1cm" svg:height="0.017cm" draw:transform="rotate (1.5707963267949) translate (8.403cm 16.2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50" draw:text-style-name="P15" draw:layer="layout" svg:width="5.071cm" svg:height="0.259cm" svg:x="2.967cm" svg:y="16.313cm">
          <text:p/>
          <draw:enhanced-geometry svg:viewBox="0 0 21600 21600" draw:type="rectangle" draw:enhanced-path="M 0 0 L 21600 0 21600 21600 0 21600 0 0 Z N"/>
        </draw:custom-shape>
        <draw:custom-shape draw:style-name="gr51" draw:text-style-name="P16" draw:layer="layout" svg:width="5.071cm" svg:height="0.155cm" svg:x="2.967cm" svg:y="16.365cm">
          <text:p/>
          <draw:enhanced-geometry svg:viewBox="0 0 21600 21600" draw:type="rectangle" draw:enhanced-path="M 0 0 L 21600 0 21600 21600 0 21600 0 0 Z N"/>
        </draw:custom-shape>
        <draw:frame draw:style-name="gr74" draw:text-style-name="P26" draw:layer="French text" svg:width="6.562cm" svg:height="1.039cm" svg:x="2.24cm" svg:y="16.517cm">
          <draw:text-box>
            <text:p text:style-name="P15"><text:span text:style-name="T6">Montage problématique </text:span></text:p>
            <text:p text:style-name="P15"><text:span text:style-name="T6">avec certaines tapées aluminium</text:span></text:p>
          </draw:text-box>
        </draw:frame>
        <draw:frame draw:style-name="gr75" draw:text-style-name="P27" draw:layer="French text" svg:width="1.759cm" svg:height="0.67cm" svg:x="3.793cm" svg:y="10.618cm">
          <draw:text-box>
            <text:p><text:span text:style-name="T8">Ouvrant</text:span></text:p>
          </draw:text-box>
        </draw:frame>
        <draw:frame draw:style-name="gr69" draw:text-style-name="P27" draw:layer="French text" svg:width="2.4cm" svg:height="0.645cm" svg:x="4.1cm" svg:y="9.8cm">
          <draw:text-box>
            <text:p><text:span text:style-name="T8">Dormant</text:span></text:p>
          </draw:text-box>
        </draw:frame>
        <draw:frame draw:style-name="gr69" draw:text-style-name="P27" draw:layer="French text" svg:width="3.241cm" svg:height="0.645cm" svg:x="3.379cm" svg:y="9.493cm">
          <draw:text-box>
            <text:p><text:span text:style-name="T8">Tapée d’isolation</text:span></text:p>
          </draw:text-box>
        </draw:frame>
        <draw:line draw:style-name="gr76" draw:text-style-name="P9" draw:layer="layout" svg:x1="2.758cm" svg:y1="10.138cm" svg:x2="4.308cm" svg:y2="10.192cm">
          <text:p/>
        </draw:line>
        <draw:line draw:style-name="gr77" draw:text-style-name="P9" draw:layer="layout" svg:x1="2.602cm" svg:y1="9.921cm" svg:x2="3.6cm" svg:y2="9.8cm">
          <text:p/>
        </draw:line>
        <draw:frame draw:style-name="gr78" draw:text-style-name="P27" draw:layer="French text" svg:width="2.743cm" svg:height="0.667cm" svg:x="1.05cm" svg:y="13.065cm">
          <draw:text-box>
            <text:p><text:span text:style-name="T8">Couvre-joints</text:span></text:p>
          </draw:text-box>
        </draw:frame>
        <draw:line draw:style-name="gr79" draw:text-style-name="P9" draw:layer="layout" svg:x1="2.066cm" svg:y1="13.157cm" svg:x2="2.587cm" svg:y2="13.017cm">
          <text:p/>
        </draw:line>
        <draw:line draw:style-name="gr11" draw:text-style-name="P9" draw:layer="layout" svg:x1="2.026cm" svg:y1="13.152cm" svg:x2="2.186cm" svg:y2="12.286cm">
          <text:p/>
        </draw:line>
        <draw:line draw:style-name="gr79" draw:text-style-name="P9" draw:layer="layout" svg:x1="2.182cm" svg:y1="12.287cm" svg:x2="2.864cm" svg:y2="12.47cm">
          <text:p/>
        </draw:line>
        <draw:frame draw:style-name="gr80" draw:text-style-name="P27" draw:layer="French text" svg:width="5.35cm" svg:height="1.433cm" svg:x="6.4cm" svg:y="13.157cm">
          <draw:text-box>
            <text:p><text:span text:style-name="T8">La feuillure du dormant d’origine est parfois comblée avec une latte bois.</text:span></text:p>
          </draw:text-box>
        </draw:frame>
        <draw:line draw:style-name="gr77" draw:text-style-name="P9" draw:layer="layout" svg:x1="8.244cm" svg:y1="12.858cm" svg:x2="8.362cm" svg:y2="13.27cm">
          <text:p/>
        </draw:line>
        <draw:frame draw:style-name="gr81" draw:text-style-name="P28" draw:layer="Copyright" svg:width="5.71cm" svg:height="0.539cm" svg:x="10.051cm" svg:y="17.554cm">
          <draw:text-box>
            <text:p><text:span text:style-name="T9">© Pierre ROUZEAU License CC <text:s/>BY-SA 3.0</text:span></text:p>
          </draw:text-box>
        </draw:frame>
        <draw:connector draw:style-name="gr82" draw:text-style-name="P9" xml:id="id1" draw:id="id1" draw:layer="layout" draw:type="line" svg:x1="3.427cm" svg:y1="10.456cm" svg:x2="3.97cm" svg:y2="10.875cm" svg:d="M3427 10456l543 419" svg:viewBox="0 0 544 420">
          <text:p/>
        </draw:connector>
        <draw:connector draw:style-name="gr82" draw:text-style-name="P9" draw:layer="layout" draw:type="line" svg:x1="2.794cm" svg:y1="10.547cm" svg:x2="3.97cm" svg:y2="10.875cm" draw:end-shape="id1" draw:end-glue-point="3" svg:d="M2794 10547l1176 328" svg:viewBox="0 0 1177 329">
          <text:p/>
        </draw:connector>
        <draw:g>
          <draw:custom-shape draw:style-name="gr16" draw:text-style-name="P12" draw:layer="layout" svg:width="0.071cm" svg:height="0.102cm" draw:transform="rotate (1.5707963267949) translate (2.794cm 10.692cm)">
            <text:p/>
            <draw:enhanced-geometry svg:viewBox="0 0 21600 21600" draw:mirror-horizontal="false" draw:mirror-vertical="false" draw:type="rectangle" draw:enhanced-path="M 0 0 L 21600 0 21600 21600 0 21600 0 0 Z N"/>
          </draw:custom-shape>
          <draw:custom-shape draw:style-name="gr83" draw:text-style-name="P12" draw:layer="layout" svg:width="0.053cm" svg:height="0.51cm" draw:transform="rotate (1.5707963267949) translate (2.794cm 10.746cm)">
            <text:p/>
            <draw:enhanced-geometry svg:viewBox="0 0 21600 21600" draw:type="rectangle" draw:enhanced-path="M 0 0 L 21600 0 21600 21600 0 21600 0 0 Z N"/>
          </draw:custom-shape>
          <draw:line draw:style-name="gr84" draw:text-style-name="P9" draw:layer="layout" svg:x1="2.847cm" svg:y1="10.621cm" svg:x2="2.847cm" svg:y2="10.362cm">
            <text:p/>
          </draw:line>
        </draw:g>
        <draw:g>
          <draw:g>
            <draw:g>
              <draw:custom-shape draw:style-name="gr85" draw:text-style-name="P29" draw:layer="layout" svg:width="0.362cm" svg:height="1.507cm" draw:transform="rotate (-1.5707963267949) translate (14.678cm 11.367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6" draw:text-style-name="P29" draw:layer="layout" svg:width="1.507cm" svg:height="0.157cm" svg:x="13.171cm" svg:y="11.57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29" draw:layer="layout" svg:width="0.218cm" svg:height="0.158cm" svg:x="14.461cm" svg:y="11.26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8" draw:text-style-name="P29" draw:layer="layout" svg:width="1.501cm" svg:height="0.073cm" svg:x="13.171cm" svg:y="11.521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29" draw:layer="layout" svg:width="0.218cm" svg:height="0.051cm" svg:x="14.455cm" svg:y="11.387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3" draw:text-style-name="P30" draw:layer="layout" svg:width="0.414cm" svg:height="0.413cm" draw:transform="rotate (1.5707963267949) translate (14.921cm 4.918cm)">
                  <text:p/>
                  <draw:enhanced-geometry svg:viewBox="0 0 21600 21600" draw:mirror-vertical="true" draw:mirror-horizontal="false" draw:type="rectangle" draw:enhanced-path="M 0 0 L 21600 0 21600 21600 0 21600 0 0 Z N"/>
                </draw:custom-shape>
                <draw:custom-shape draw:style-name="gr7" draw:text-style-name="P31" draw:layer="layout" svg:width="0.156cm" svg:height="0.031cm" draw:transform="rotate (1.5707963267949) translate (14.671cm 4.66cm)">
                  <text:p/>
                  <draw:enhanced-geometry svg:viewBox="0 0 21600 21600" draw:mirror-vertical="true"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32" draw:layer="layout" svg:width="0.414cm" svg:height="0.414cm" draw:transform="rotate (1.5707963267949) translate (15.064cm 5.115cm)">
                  <text:p/>
                  <draw:enhanced-geometry svg:viewBox="0 0 21600 21600" draw:mirror-horizontal="false" draw:mirror-vertical="true" draw:type="rectangle" draw:enhanced-path="M 0 0 L 21600 0 21600 21600 0 21600 0 0 Z N"/>
                </draw:custom-shape>
                <draw:custom-shape draw:style-name="gr8" draw:text-style-name="P30" draw:layer="layout" svg:width="0.155cm" svg:height="0.052cm" draw:transform="rotate (1.5707963267949) translate (15.282cm 4.512cm)">
                  <text:p/>
                  <draw:enhanced-geometry svg:viewBox="0 0 21600 21600" draw:mirror-vertical="true" draw:mirror-horizontal="false" draw:type="rectangle" draw:enhanced-path="M 0 0 L 21600 0 21600 21600 0 21600 0 0 Z N"/>
                </draw:custom-shape>
                <draw:custom-shape draw:style-name="gr91" draw:text-style-name="P33" draw:layer="layout" svg:width="0.156cm" svg:height="0.217cm" draw:transform="rotate (1.5707963267949) translate (14.702cm 4.66cm)">
                  <text:p/>
                  <draw:enhanced-geometry svg:viewBox="0 0 21600 21600" draw:mirror-vertical="true" draw:mirror-horizontal="false" draw:type="rectangle" draw:enhanced-path="M 0 0 L 21600 0 21600 21600 0 21600 0 0 Z N"/>
                </draw:custom-shape>
                <draw:custom-shape draw:style-name="gr92" draw:text-style-name="P34" draw:layer="layout" svg:width="6.416cm" svg:height="0.217cm" draw:transform="rotate (1.5707963267949) translate (14.702cm 11.076cm)">
                  <text:p/>
                  <draw:enhanced-geometry svg:viewBox="0 0 21600 21600" draw:mirror-vertical="true" draw:mirror-horizontal="false" draw:type="rectangle" draw:enhanced-path="M 0 0 L 21600 0 21600 21600 0 21600 0 0 Z N"/>
                </draw:custom-shape>
                <draw:custom-shape draw:style-name="gr36" draw:text-style-name="P35" draw:layer="layout" svg:width="0.414cm" svg:height="0.414cm" draw:transform="rotate (1.5707963267949) translate (15.074cm 5.125cm)">
                  <text:p/>
                  <draw:enhanced-geometry svg:viewBox="0 0 21600 21600" draw:mirror-horizontal="false" draw:mirror-vertical="true" draw:type="rectangle" draw:enhanced-path="M 0 0 L 21600 0 21600 21600 0 21600 0 0 Z N"/>
                </draw:custom-shape>
              </draw:g>
              <draw:custom-shape draw:style-name="gr46" draw:text-style-name="P36" draw:layer="layout" svg:width="1.035cm" svg:height="0.051cm" draw:transform="rotate (1.5707963267949) translate (15.231cm 4.46cm)">
                <text:p/>
                <draw:enhanced-geometry svg:viewBox="0 0 21600 21600" draw:mirror-vertical="true" draw:mirror-horizontal="false" draw:type="rectangle" draw:enhanced-path="M 0 0 L 21600 0 21600 21600 0 21600 0 0 Z N"/>
              </draw:custom-shape>
              <draw:custom-shape draw:style-name="gr93" draw:text-style-name="P37" draw:layer="layout" svg:width="0.984cm" svg:height="0.518cm" draw:transform="rotate (1.5707963267949) translate (14.712cm 4.453cm)">
                <text:p/>
                <draw:enhanced-geometry svg:viewBox="0 0 21600 21600" draw:mirror-vertical="true" draw:mirror-horizontal="false" draw:type="rectangle" draw:enhanced-path="M 0 0 L 21600 0 21600 21600 0 21600 0 0 Z N"/>
              </draw:custom-shape>
              <draw:custom-shape draw:style-name="gr94" draw:text-style-name="P29" draw:layer="layout" svg:width="1.242cm" svg:height="1.16cm" svg:x="13.431cm" svg:y="3.45cm">
                <text:p/>
                <draw:enhanced-geometry svg:viewBox="0 0 21600 21600" draw:mirror-vertical="true" draw:mirror-horizont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line draw:style-name="gr11" draw:text-style-name="P38" draw:layer="layout" svg:x1="13.431cm" svg:y1="4.61cm" svg:x2="13.431cm" svg:y2="11.49cm">
              <text:p/>
            </draw:line>
            <draw:line draw:style-name="gr11" draw:text-style-name="P38" draw:layer="layout" svg:x1="14.673cm" svg:y1="4.66cm" svg:x2="14.673cm" svg:y2="11.077cm">
              <text:p/>
            </draw:line>
            <draw:line draw:style-name="gr11" draw:text-style-name="P38" draw:layer="layout" svg:x1="14.921cm" svg:y1="4.918cm" svg:x2="14.921cm" svg:y2="10.816cm">
              <text:p/>
            </draw:line>
            <draw:line draw:style-name="gr11" draw:text-style-name="P38" draw:layer="layout" svg:x1="15.076cm" svg:y1="5.125cm" svg:x2="15.076cm" svg:y2="10.609cm">
              <text:p/>
            </draw:line>
            <draw:line draw:style-name="gr11" draw:text-style-name="P38" draw:layer="layout" svg:x1="15.49cm" svg:y1="5.125cm" svg:x2="15.49cm" svg:y2="10.609cm">
              <text:p/>
            </draw:line>
            <draw:line draw:style-name="gr11" draw:text-style-name="P38" draw:layer="layout" svg:x1="14.702cm" svg:y1="4.66cm" svg:x2="14.702cm" svg:y2="11.026cm">
              <text:p/>
            </draw:line>
            <draw:g>
              <draw:g>
                <draw:custom-shape draw:style-name="gr33" draw:text-style-name="P30" draw:layer="layout" svg:width="0.414cm" svg:height="0.413cm" draw:transform="rotate (1.5707963267949) translate (14.919cm 11.23cm)">
                  <text:p/>
                  <draw:enhanced-geometry svg:viewBox="0 0 21600 21600" draw:mirror-horizontal="false" draw:mirror-vertical="false" draw:type="rectangle" draw:enhanced-path="M 0 0 L 21600 0 21600 21600 0 21600 0 0 Z N"/>
                </draw:custom-shape>
                <draw:custom-shape draw:style-name="gr7" draw:text-style-name="P31" draw:layer="layout" svg:width="0.031cm" svg:height="0.207cm" draw:transform="rotate (1.5707963267949) translate (14.472cm 11.262cm)">
                  <text:p/>
                  <draw:enhanced-geometry svg:viewBox="0 0 21600 21600" draw:mirror-horizontal="false" draw:mirror-vertic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0" draw:layer="layout" svg:width="0.155cm" svg:height="0.052cm" draw:transform="rotate (1.5707963267949) translate (15.28cm 11.335cm)">
                  <text:p/>
                  <draw:enhanced-geometry svg:viewBox="0 0 21600 21600" draw:mirror-horizontal="false" draw:mirror-vertical="false" draw:type="rectangle" draw:enhanced-path="M 0 0 L 21600 0 21600 21600 0 21600 0 0 Z N"/>
                </draw:custom-shape>
                <draw:g>
                  <draw:custom-shape draw:style-name="gr95" draw:text-style-name="P30" draw:layer="layout" svg:width="0.208cm" svg:height="0.888cm" draw:transform="rotate (-1.5707963267949) translate (14.925cm 11.025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0" draw:layer="layout" svg:width="0.888cm" svg:height="0.09cm" svg:x="14.037cm" svg:y="11.14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30" draw:layer="layout" svg:width="0.061cm" svg:height="0.141cm" svg:x="14.037cm" svg:y="11.14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0" draw:text-style-name="P32" draw:layer="layout" svg:width="0.414cm" svg:height="0.414cm" draw:transform="rotate (1.5707963267949) translate (15.064cm 11.035cm)">
                  <text:p/>
                  <draw:enhanced-geometry svg:viewBox="0 0 21600 21600" draw:mirror-horizontal="false" draw:mirror-vertical="true" draw:type="rectangle" draw:enhanced-path="M 0 0 L 21600 0 21600 21600 0 21600 0 0 Z N"/>
                </draw:custom-shape>
                <draw:custom-shape draw:style-name="gr36" draw:text-style-name="P35" draw:layer="layout" svg:width="0.414cm" svg:height="0.414cm" draw:transform="rotate (1.5707963267949) translate (15.074cm 11.023cm)">
                  <text:p/>
                  <draw:enhanced-geometry svg:viewBox="0 0 21600 21600" draw:mirror-horizontal="false" draw:mirror-vertical="false" draw:type="rectangle" draw:enhanced-path="M 0 0 L 21600 0 21600 21600 0 21600 0 0 Z N"/>
                </draw:custom-shape>
                <draw:g>
                  <draw:custom-shape draw:style-name="gr97" draw:text-style-name="P35" draw:layer="layout" svg:width="0.159cm" svg:height="0.209cm" draw:transform="rotate (-1.5707963267949) translate (15.076cm 10.609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35" draw:layer="layout" svg:width="0.209cm" svg:height="0.07cm" svg:x="14.867cm" svg:y="10.69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35" draw:layer="layout" svg:width="0.052cm" svg:height="0.083cm" svg:x="14.867cm" svg:y="10.711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8" draw:text-style-name="P35" draw:layer="layout" svg:width="0.206cm" svg:height="0.072cm" svg:x="14.868cm" svg:y="10.68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46" draw:text-style-name="P36" draw:layer="layout" svg:width="1.035cm" svg:height="0.051cm" draw:transform="rotate (1.5707963267949) translate (15.229cm 12.266cm)">
                <text:p/>
                <draw:enhanced-geometry svg:viewBox="0 0 21600 21600" draw:mirror-horizontal="false" draw:mirror-vertical="false" draw:type="rectangle" draw:enhanced-path="M 0 0 L 21600 0 21600 21600 0 21600 0 0 Z N"/>
              </draw:custom-shape>
              <draw:custom-shape draw:style-name="gr99" draw:text-style-name="P37" draw:layer="layout" svg:width="0.983cm" svg:height="0.516cm" draw:transform="rotate (1.5707963267949) translate (14.712cm 12.266cm)">
                <text:p/>
                <draw:enhanced-geometry svg:viewBox="0 0 21600 21600" draw:mirror-horizontal="false" draw:mirror-vertical="false" draw:type="rectangle" draw:enhanced-path="M 0 0 L 21600 0 21600 21600 0 21600 0 0 Z N"/>
              </draw:custom-shape>
              <draw:custom-shape draw:style-name="gr100" draw:text-style-name="P29" draw:layer="layout" svg:width="1.242cm" svg:height="0.537cm" svg:x="13.436cm" svg:y="11.72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01" draw:text-style-name="P39" draw:layer="layout" svg:width="5.784cm" svg:height="0.259cm" draw:transform="rotate (1.5707963267949) translate (15.178cm 10.754cm)">
              <text:p/>
              <draw:enhanced-geometry svg:viewBox="0 0 21600 21600" draw:mirror-horizontal="false" draw:mirror-vertical="false" draw:type="rectangle" draw:enhanced-path="M 0 0 L 21600 0 21600 21600 0 21600 0 0 Z N"/>
            </draw:custom-shape>
            <draw:custom-shape draw:style-name="gr102" draw:text-style-name="P32" draw:layer="layout" svg:width="5.784cm" svg:height="0.155cm" draw:transform="rotate (1.5707963267949) translate (15.23cm 10.754cm)">
              <text:p/>
              <draw:enhanced-geometry svg:viewBox="0 0 21600 21600" draw:mirror-horizontal="false" draw:mirror-vertical="false" draw:type="rectangle" draw:enhanced-path="M 0 0 L 21600 0 21600 21600 0 21600 0 0 Z N"/>
            </draw:custom-shape>
          </draw:g>
          <draw:frame draw:style-name="gr78" draw:text-style-name="P27" draw:layer="layout" svg:width="1.811cm" svg:height="0.667cm" svg:x="11.556cm" svg:y="3.933cm">
            <draw:text-box>
              <text:p><text:span text:style-name="T8">Linteau</text:span></text:p>
            </draw:text-box>
          </draw:frame>
          <draw:frame draw:style-name="gr78" draw:text-style-name="P27" draw:layer="layout" svg:width="1.203cm" svg:height="0.667cm" svg:x="12.164cm" svg:y="7.119cm">
            <draw:text-box>
              <text:p><text:span text:style-name="T8">Mur</text:span></text:p>
            </draw:text-box>
          </draw:frame>
          <draw:frame draw:style-name="gr103" draw:text-style-name="P27" draw:layer="layout" svg:width="3.311cm" svg:height="0.668cm" svg:x="10.159cm" svg:y="11.645cm">
            <draw:text-box>
              <text:p><text:span text:style-name="T8">Appui de fenêtre</text:span></text:p>
            </draw:text-box>
          </draw:frame>
          <draw:frame draw:style-name="gr103" draw:text-style-name="P27" draw:layer="layout" svg:width="3.519cm" svg:height="0.668cm" svg:x="10.139cm" svg:y="11.031cm">
            <draw:text-box>
              <text:p><text:span text:style-name="T8">Rejingot (option)</text:span></text:p>
            </draw:text-box>
          </draw:frame>
          <draw:line draw:style-name="gr104" draw:text-style-name="P38" draw:layer="layout" svg:x1="13.053cm" svg:y1="4.309cm" svg:x2="13.853cm" svg:y2="4.4cm">
            <text:p/>
          </draw:line>
          <draw:line draw:style-name="gr79" draw:text-style-name="P38" draw:layer="layout" svg:x1="13.071cm" svg:y1="7.477cm" svg:x2="13.871cm" svg:y2="7.691cm">
            <text:p/>
          </draw:line>
          <draw:line draw:style-name="gr104" draw:text-style-name="P38" draw:layer="layout" svg:x1="13.053cm" svg:y1="11.35cm" svg:x2="14.536cm" svg:y2="11.32cm">
            <text:p/>
          </draw:line>
          <draw:line draw:style-name="gr104" draw:text-style-name="P38" draw:layer="layout" svg:x1="12.749cm" svg:y1="11.756cm" svg:x2="13.367cm" svg:y2="11.648cm">
            <text:p/>
          </draw:line>
          <draw:frame draw:style-name="gr105" draw:text-style-name="P25" draw:layer="layout" svg:width="3.415cm" svg:height="2.419cm" svg:x="9.952cm" svg:y="5.747cm">
            <draw:text-box>
              <text:p><text:span text:style-name="T7">L’ensemble murs,</text:span></text:p>
              <text:p><text:span text:style-name="T7">linteau et appui de fenêtre constitue le tableau.</text:span></text:p>
            </draw:text-box>
          </draw:frame>
          <draw:frame draw:style-name="gr106" draw:text-style-name="P40" draw:layer="French text" svg:width="4.6cm" svg:height="1.777cm" svg:x="11.103cm" svg:y="14.657cm">
            <draw:text-box>
              <text:p><text:span text:style-name="T6">La surface vitrée visible (au nu intérieur des profilés) est le ‘clair de jour’ ou </text:span></text:p>
              <text:p><text:span text:style-name="T6">‘</text:span><text:span text:style-name="T6">clair de vitrage’.</text:span></text:p>
            </draw:text-box>
          </draw:frame>
          <draw:frame draw:style-name="gr107" draw:text-style-name="P27" draw:layer="layout" svg:width="1.65cm" svg:height="0.617cm" svg:x="13.203cm" svg:y="2.873cm">
            <draw:text-box>
              <text:p><text:span text:style-name="T8">Isolation</text:span></text:p>
            </draw:text-box>
          </draw:frame>
          <draw:line draw:style-name="gr104" draw:text-style-name="P38" draw:layer="layout" svg:x1="14.653cm" svg:y1="3.25cm" svg:x2="14.956cm" svg:y2="3.705cm">
            <text:p/>
          </draw:line>
          <draw:frame draw:style-name="gr108" draw:text-style-name="P41" draw:layer="layout" svg:width="1.622cm" svg:height="0.618cm" svg:x="12.631cm" svg:y="4.76cm">
            <draw:text-box>
              <text:p><text:span text:style-name="T8">Dormant</text:span></text:p>
            </draw:text-box>
          </draw:frame>
          <draw:line draw:style-name="gr104" draw:text-style-name="P38" draw:layer="layout" svg:x1="14.203cm" svg:y1="5.05cm" svg:x2="15.003cm" svg:y2="4.75cm">
            <text:p/>
          </draw:line>
          <draw:frame draw:style-name="gr109" draw:text-style-name="P41" draw:layer="layout" svg:width="1.512cm" svg:height="0.618cm" svg:x="12.729cm" svg:y="5.285cm">
            <draw:text-box>
              <text:p><text:span text:style-name="T8">Ouvrant</text:span></text:p>
            </draw:text-box>
          </draw:frame>
          <draw:line draw:style-name="gr104" draw:text-style-name="P38" draw:layer="layout" svg:x1="14.241cm" svg:y1="5.6cm" svg:x2="15.203cm" svg:y2="4.828cm">
            <text:p/>
          </draw:line>
          <draw:line draw:style-name="gr104" draw:text-style-name="P38" draw:layer="layout" svg:x1="14.241cm" svg:y1="5.6cm" svg:x2="15.319cm" svg:y2="5.709cm">
            <text:p/>
          </draw:line>
          <draw:frame draw:style-name="gr103" draw:text-style-name="P27" draw:layer="layout" svg:width="2.277cm" svg:height="0.668cm" svg:x="11.297cm" svg:y="10.082cm">
            <draw:text-box>
              <text:p><text:span text:style-name="T8">Jet d’eau</text:span></text:p>
            </draw:text-box>
          </draw:frame>
          <draw:line draw:style-name="gr79" draw:text-style-name="P38" draw:layer="layout" svg:x1="13.108cm" svg:y1="10.45cm" svg:x2="15.023cm" svg:y2="10.708cm">
            <text:p/>
          </draw:line>
          <draw:frame draw:style-name="gr103" draw:text-style-name="P27" draw:layer="layout" svg:width="3.518cm" svg:height="0.668cm" svg:x="10.159cm" svg:y="9.615cm">
            <draw:text-box>
              <text:p><text:span text:style-name="T8">Tapée d’isolation</text:span></text:p>
            </draw:text-box>
          </draw:frame>
          <draw:line draw:style-name="gr79" draw:text-style-name="P38" draw:layer="layout" svg:x1="13.103cm" svg:y1="10cm" svg:x2="14.803cm" svg:y2="10.25cm">
            <text:p/>
          </draw:line>
          <draw:line draw:style-name="gr79" draw:text-style-name="P38" draw:layer="layout" svg:x1="13.153cm" svg:y1="10.85cm" svg:x2="14.505cm" svg:y2="11.144cm">
            <text:p/>
          </draw:line>
          <draw:frame draw:style-name="gr78" draw:text-style-name="P27" draw:layer="layout" svg:width="3.726cm" svg:height="0.667cm" svg:x="9.9cm" svg:y="10.552cm">
            <draw:text-box>
              <text:p><text:span text:style-name="T8">Pièce d’appui/seuil</text:span></text:p>
            </draw:text-box>
          </draw:frame>
          <draw:frame draw:style-name="gr110" draw:text-style-name="P43" draw:layer="French text" svg:width="4.088cm" svg:height="2.222cm" svg:x="10.411cm" svg:y="2.12cm">
            <draw:text-box>
              <text:p text:style-name="P42"><text:span text:style-name="T10">Pose en applique</text:span></text:p>
              <text:p text:style-name="P42"><text:span text:style-name="T10">avec tapées</text:span></text:p>
              <text:p text:style-name="P42"><text:span text:style-name="T10">d’isolation</text:span></text:p>
            </draw:text-box>
          </draw:frame>
        </draw:g>
        <draw:frame draw:style-name="gr3" draw:text-style-name="P44" draw:layer="French text" svg:width="10.401cm" svg:height="0.763cm" svg:x="1.257cm" svg:y="1.194cm">
          <draw:text-box>
            <text:p><text:span text:style-name="T11">Type de pose des portes et fenêtres</text:span></text:p>
          </draw:text-box>
        </draw:frame>
        <draw:custom-shape draw:style-name="gr111" draw:text-style-name="P9" draw:layer="layout" svg:width="14.7cm" svg:height="16.499cm" svg:x="1.05cm" svg:y="1.101cm">
          <text:p/>
          <draw:enhanced-geometry svg:viewBox="0 0 21600 21600" draw:type="rectangle" draw:enhanced-path="M 0 0 L 21600 0 21600 21600 0 21600 0 0 Z N"/>
        </draw:custom-shape>
        <draw:g>
          <draw:custom-shape draw:style-name="gr112" draw:text-style-name="P10" draw:layer="layout" svg:width="1.243cm" svg:height="0.052cm" svg:x="8.514cm" svg:y="10.36cm">
            <text:p/>
            <draw:enhanced-geometry svg:viewBox="0 0 21600 21600" draw:mirror-horizontal="true" draw:type="rectangle" draw:enhanced-path="M 0 0 L 21600 0 21600 21600 0 21600 0 0 Z N"/>
          </draw:custom-shape>
          <draw:custom-shape draw:style-name="gr113" draw:text-style-name="P11" draw:layer="layout" svg:width="1.191cm" svg:height="0.71cm" svg:x="8.566cm" svg:y="9.65cm">
            <text:p/>
            <draw:enhanced-geometry svg:viewBox="0 0 21600 21600" draw:mirror-horizontal="true" draw:type="rectangle" draw:enhanced-path="M 0 0 L 21600 0 21600 21600 0 21600 0 0 Z N"/>
          </draw:custom-shape>
          <draw:g>
            <draw:custom-shape draw:style-name="gr16" draw:text-style-name="P12" draw:layer="layout" svg:width="0.259cm" svg:height="0.021cm" svg:x="8.622cm" svg:y="9.593cm">
              <text:p/>
              <draw:enhanced-geometry svg:viewBox="0 0 21600 21600" draw:mirror-horizontal="true" draw:type="rectangle" draw:enhanced-path="M 0 0 L 21600 0 21600 21600 0 21600 0 0 Z N"/>
            </draw:custom-shape>
            <draw:custom-shape draw:style-name="gr55" draw:text-style-name="P12" draw:layer="layout" svg:width="0.604cm" svg:height="0.02cm" draw:transform="rotate (1.5707963267949) translate (8.556cm 10.307cm)">
              <text:p/>
              <draw:enhanced-geometry svg:viewBox="0 0 21600 21600" draw:mirror-horizontal="true" draw:type="rectangle" draw:enhanced-path="M 0 0 L 21600 0 21600 21600 0 21600 0 0 Z N"/>
            </draw:custom-shape>
            <draw:custom-shape draw:style-name="gr16" draw:text-style-name="P12" draw:layer="layout" svg:width="0.156cm" svg:height="0.021cm" draw:transform="rotate (-0.785398163397449) translate (8.529cm 9.593cm)">
              <text:p/>
              <draw:enhanced-geometry svg:viewBox="0 0 21600 21600" draw:mirror-horizontal="true" draw:type="rectangle" draw:enhanced-path="M 0 0 L 21600 0 21600 21600 0 21600 0 0 Z N"/>
            </draw:custom-shape>
            <draw:g>
              <draw:custom-shape draw:style-name="gr17" draw:text-style-name="P7" draw:layer="layout" svg:width="0.311cm" svg:height="0.021cm" draw:transform="rotate (-1.5707963267949) translate (8.816cm 9.324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28cm" svg:height="0.083cm" draw:transform="rotate (-1.5707963267949) translate (8.847cm 9.61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1cm" svg:height="0.031cm" svg:x="8.795cm" svg:y="9.2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6cm" svg:height="0.01cm" svg:x="8.416cm" svg:y="10.261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5cm" svg:height="0.046cm" svg:x="8.572cm" svg:y="10.24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8.4cm 10.2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66cm" svg:height="0.01cm" svg:x="8.416cm" svg:y="10.162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5cm" svg:height="0.046cm" svg:x="8.572cm" svg:y="10.14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16cm" draw:transform="rotate (1.5707963267949) translate (8.4cm 10.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page>
      <draw:page draw:name="page3" draw:style-name="dp1" draw:master-page-name="Standard">
        <office:forms form:automatic-focus="false" form:apply-design-mode="false"/>
        <draw:g>
          <draw:custom-shape draw:style-name="gr114" draw:text-style-name="P6" draw:layer="layout" svg:width="0.562cm" svg:height="0.561cm" svg:x="4.585cm" svg:y="4.569cm">
            <text:p/>
            <draw:enhanced-geometry svg:viewBox="0 0 21600 21600" draw:type="rectangle" draw:enhanced-path="M 0 0 L 21600 0 21600 21600 0 21600 0 0 Z N"/>
          </draw:custom-shape>
          <draw:custom-shape draw:style-name="gr7" draw:text-style-name="P7" draw:layer="layout" svg:width="0.271cm" svg:height="0.068cm" svg:x="4.589cm" svg:y="4.0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211cm" svg:height="0.071cm" svg:x="4.443cm" svg:y="5.059cm">
            <text:p/>
            <draw:enhanced-geometry svg:viewBox="0 0 21600 21600" draw:type="rectangle" draw:enhanced-path="M 0 0 L 21600 0 21600 21600 0 21600 0 0 Z N"/>
          </draw:custom-shape>
          <draw:custom-shape draw:style-name="gr115" draw:text-style-name="P18" draw:layer="layout" svg:width="0.281cm" svg:height="0.421cm" svg:x="4.585cm" svg:y="4.145cm">
            <text:p/>
            <draw:enhanced-geometry svg:viewBox="0 0 21600 21600" draw:mirror-horizontal="false" draw:mirror-vertical="false" draw:type="rectangle" draw:enhanced-path="M 0 0 L 21600 0 21600 21600 0 21600 0 0 Z N"/>
          </draw:custom-shape>
          <draw:g>
            <draw:custom-shape draw:style-name="gr17" draw:text-style-name="P7" draw:layer="layout" svg:width="0.295cm" svg:height="0.018cm" draw:transform="skewX (0.11065387457644) rotate (0.875980751575954) translate (4.598cm 4.672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9cm" svg:height="0.08cm" draw:transform="skewX (-0.0499164166070378) rotate (0.875980751575954) translate (4.5cm 4.44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8cm" svg:height="0.028cm" draw:transform="skewX (-0.0357792496658838) rotate (2.44677707837085) translate (4.727cm 4.70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6" draw:text-style-name="P16" draw:layer="layout" svg:width="0.576cm" svg:height="0.576cm" svg:x="4.852cm" svg:y="4.763cm">
            <text:p/>
            <draw:enhanced-geometry svg:viewBox="0 0 21600 21600" draw:mirror-horizontal="false" draw:mirror-vertical="false" draw:type="rectangle" draw:enhanced-path="M 0 0 L 21600 0 21600 21600 0 21600 0 0 Z N"/>
          </draw:custom-shape>
          <draw:custom-shape draw:style-name="gr117" draw:text-style-name="P14" draw:layer="layout" svg:width="0.562cm" svg:height="0.563cm" svg:x="4.866cm" svg:y="4.779cm">
            <text:p/>
            <draw:enhanced-geometry svg:viewBox="0 0 21600 21600" draw:mirror-horizontal="false" draw:mirror-vertical="false" draw:type="rectangle" draw:enhanced-path="M 0 0 L 21600 0 21600 21600 0 21600 0 0 Z N"/>
          </draw:custom-shape>
        </draw:g>
        <draw:custom-shape draw:style-name="gr118" draw:text-style-name="P8" draw:layer="layout" svg:width="1.687cm" svg:height="1.477cm" svg:x="3.179cm" svg:y="2.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6" draw:text-style-name="P12" draw:layer="layout" svg:width="0.353cm" svg:height="0.027cm" svg:x="4.084cm" svg:y="4.076cm">
            <text:p/>
            <draw:enhanced-geometry svg:viewBox="0 0 21600 21600" draw:type="rectangle" draw:enhanced-path="M 0 0 L 21600 0 21600 21600 0 21600 0 0 Z N"/>
          </draw:custom-shape>
          <draw:custom-shape draw:style-name="gr119" draw:text-style-name="P12" draw:layer="layout" svg:width="0.693cm" svg:height="0.028cm" draw:transform="rotate (1.5707963267949) translate (4.557cm 4.917cm)">
            <text:p/>
            <draw:enhanced-geometry svg:viewBox="0 0 21600 21600" draw:type="rectangle" draw:enhanced-path="M 0 0 L 21600 0 21600 21600 0 21600 0 0 Z N"/>
          </draw:custom-shape>
          <draw:custom-shape draw:style-name="gr16" draw:text-style-name="P12" draw:layer="layout" svg:width="0.209cm" svg:height="0.028cm" draw:transform="rotate (-0.785398163397448) translate (4.437cm 4.076cm)">
            <text:p/>
            <draw:enhanced-geometry svg:viewBox="0 0 21600 21600" draw:type="rectangle" draw:enhanced-path="M 0 0 L 21600 0 21600 21600 0 21600 0 0 Z N"/>
          </draw:custom-shape>
          <draw:g>
            <draw:custom-shape draw:style-name="gr17" draw:text-style-name="P7" draw:layer="layout" svg:width="0.422cm" svg:height="0.027cm" draw:transform="rotate (-1.5707963267949) translate (4.216cm 3.71cm)">
              <text:p/>
              <draw:enhanced-geometry svg:viewBox="0 0 21600 21600" draw:mirror-horizontal="true" draw:mirror-vertical="false" draw:type="rectangle" draw:enhanced-path="M 0 0 L 21600 0 21600 21600 0 21600 0 0 Z N"/>
            </draw:custom-shape>
            <draw:custom-shape draw:style-name="gr17" draw:text-style-name="P7" draw:layer="layout" svg:width="0.038cm" svg:height="0.113cm" draw:transform="rotate (-1.5707963267949) translate (4.259cm 4.10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7cm" svg:height="0.041cm" svg:x="4.189cm" svg:y="3.67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226cm" svg:height="0.014cm" svg:x="4.486cm" svg:y="4.736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1cm" svg:height="0.062cm" svg:x="4.438cm" svg:y="4.71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4cm" svg:height="0.022cm" draw:transform="rotate (1.5707963267949) translate (4.764cm 4.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226cm" svg:height="0.014cm" svg:x="4.486cm" svg:y="4.854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1cm" svg:height="0.061cm" svg:x="4.438cm" svg:y="4.83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4cm" svg:height="0.022cm" draw:transform="rotate (1.5707963267949) translate (4.764cm 4.86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0" draw:text-style-name="P15" draw:layer="layout" svg:width="1.616cm" svg:height="0.352cm" svg:x="5.285cm" svg:y="4.917cm">
          <text:p/>
          <draw:enhanced-geometry svg:viewBox="0 0 21600 21600" draw:type="rectangle" draw:enhanced-path="M 0 0 L 21600 0 21600 21600 0 21600 0 0 Z N"/>
        </draw:custom-shape>
        <draw:custom-shape draw:style-name="gr121" draw:text-style-name="P16" draw:layer="layout" svg:width="1.616cm" svg:height="0.211cm" svg:x="5.285cm" svg:y="4.988cm">
          <text:p/>
          <draw:enhanced-geometry svg:viewBox="0 0 21600 21600" draw:type="rectangle" draw:enhanced-path="M 0 0 L 21600 0 21600 21600 0 21600 0 0 Z N"/>
        </draw:custom-shape>
        <draw:custom-shape draw:style-name="gr122" draw:text-style-name="P16" draw:layer="layout" svg:width="1.967cm" svg:height="0.702cm" svg:x="5.918cm" svg:y="4.707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23" draw:text-style-name="P45" draw:layer="French text" svg:width="6.558cm" svg:height="0.771cm" svg:x="2.064cm" svg:y="1.872cm">
          <draw:text-box>
            <text:p text:style-name="P15"><text:span text:style-name="T10">Tapées d’isolation bois</text:span></text:p>
          </draw:text-box>
        </draw:frame>
        <draw:g>
          <draw:custom-shape draw:style-name="gr114" draw:text-style-name="P6" draw:layer="layout" svg:width="0.562cm" svg:height="0.561cm" svg:x="7.183cm" svg:y="4.569cm">
            <text:p/>
            <draw:enhanced-geometry svg:viewBox="0 0 21600 21600" draw:type="rectangle" draw:enhanced-path="M 0 0 L 21600 0 21600 21600 0 21600 0 0 Z N"/>
          </draw:custom-shape>
          <draw:custom-shape draw:style-name="gr7" draw:text-style-name="P7" draw:layer="layout" svg:width="0.271cm" svg:height="0.068cm" svg:x="7.116cm" svg:y="4.0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212cm" svg:height="0.071cm" svg:x="7.04cm" svg:y="5.059cm">
            <text:p/>
            <draw:enhanced-geometry svg:viewBox="0 0 21600 21600" draw:type="rectangle" draw:enhanced-path="M 0 0 L 21600 0 21600 21600 0 21600 0 0 Z N"/>
          </draw:custom-shape>
          <draw:custom-shape draw:style-name="gr115" draw:text-style-name="P18" draw:layer="layout" svg:width="0.28cm" svg:height="0.421cm" svg:x="7.113cm" svg:y="4.145cm">
            <text:p/>
            <draw:enhanced-geometry svg:viewBox="0 0 21600 21600" draw:mirror-horizontal="false" draw:mirror-vertical="false" draw:type="rectangle" draw:enhanced-path="M 0 0 L 21600 0 21600 21600 0 21600 0 0 Z N"/>
          </draw:custom-shape>
          <draw:custom-shape draw:style-name="gr124" draw:text-style-name="P16" draw:layer="layout" svg:width="0.577cm" svg:height="0.576cm" svg:x="7.45cm" svg:y="4.763cm">
            <text:p/>
            <draw:enhanced-geometry svg:viewBox="0 0 21600 21600" draw:mirror-horizontal="false" draw:mirror-vertical="false" draw:type="rectangle" draw:enhanced-path="M 0 0 L 21600 0 21600 21600 0 21600 0 0 Z N"/>
          </draw:custom-shape>
          <draw:custom-shape draw:style-name="gr125" draw:text-style-name="P14" draw:layer="layout" svg:width="0.563cm" svg:height="0.563cm" svg:x="7.464cm" svg:y="4.779cm">
            <text:p/>
            <draw:enhanced-geometry svg:viewBox="0 0 21600 21600" draw:mirror-horizontal="false" draw:mirror-vertical="false" draw:type="rectangle" draw:enhanced-path="M 0 0 L 21600 0 21600 21600 0 21600 0 0 Z N"/>
          </draw:custom-shape>
          <draw:custom-shape draw:style-name="gr126" draw:text-style-name="P18" draw:layer="layout" svg:width="0.07cm" svg:height="0.422cm" svg:x="7.113cm" svg:y="4.355cm">
            <text:p/>
            <draw:enhanced-geometry svg:viewBox="0 0 21600 21600" draw:mirror-horizontal="false" draw:mirror-vertical="false" draw:type="rectangle" draw:enhanced-path="M 0 0 L 21600 0 21600 21600 0 21600 0 0 Z N"/>
          </draw:custom-shape>
          <draw:g>
            <draw:custom-shape draw:style-name="gr17" draw:text-style-name="P7" draw:layer="layout" svg:width="0.296cm" svg:height="0.007cm" draw:transform="skewX (0.278380015693096) rotate (0.875980751575954) translate (7.119cm 4.672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9cm" svg:height="0.083cm" draw:transform="skewX (-0.0481710873550435) rotate (0.875980751575954) translate (7.02cm 4.44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8cm" svg:height="0.028cm" draw:transform="rotate (2.44677707837085) translate (7.295cm 4.70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7" draw:text-style-name="P8" draw:layer="layout" svg:width="1.689cm" svg:height="1.477cm" svg:x="5.709cm" svg:y="2.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6" draw:text-style-name="P12" draw:layer="layout" svg:width="0.351cm" svg:height="0.027cm" svg:x="6.616cm" svg:y="4.076cm">
            <text:p/>
            <draw:enhanced-geometry svg:viewBox="0 0 21600 21600" draw:type="rectangle" draw:enhanced-path="M 0 0 L 21600 0 21600 21600 0 21600 0 0 Z N"/>
          </draw:custom-shape>
          <draw:custom-shape draw:style-name="gr119" draw:text-style-name="P12" draw:layer="layout" svg:width="0.693cm" svg:height="0.028cm" draw:transform="rotate (1.5707963267949) translate (7.088cm 4.917cm)">
            <text:p/>
            <draw:enhanced-geometry svg:viewBox="0 0 21600 21600" draw:type="rectangle" draw:enhanced-path="M 0 0 L 21600 0 21600 21600 0 21600 0 0 Z N"/>
          </draw:custom-shape>
          <draw:custom-shape draw:style-name="gr16" draw:text-style-name="P12" draw:layer="layout" svg:width="0.21cm" svg:height="0.028cm" draw:transform="rotate (-0.785398163397449) translate (6.967cm 4.076cm)">
            <text:p/>
            <draw:enhanced-geometry svg:viewBox="0 0 21600 21600" draw:type="rectangle" draw:enhanced-path="M 0 0 L 21600 0 21600 21600 0 21600 0 0 Z N"/>
          </draw:custom-shape>
          <draw:g>
            <draw:custom-shape draw:style-name="gr17" draw:text-style-name="P7" draw:layer="layout" svg:width="0.422cm" svg:height="0.029cm" draw:transform="rotate (-1.5707963267949) translate (6.749cm 3.71cm)">
              <text:p/>
              <draw:enhanced-geometry svg:viewBox="0 0 21600 21600" draw:mirror-horizontal="true" draw:mirror-vertical="false" draw:type="rectangle" draw:enhanced-path="M 0 0 L 21600 0 21600 21600 0 21600 0 0 Z N"/>
            </draw:custom-shape>
            <draw:custom-shape draw:style-name="gr17" draw:text-style-name="P7" draw:layer="layout" svg:width="0.038cm" svg:height="0.113cm" draw:transform="rotate (-1.5707963267949) translate (6.791cm 4.10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9cm" svg:height="0.041cm" svg:x="6.72cm" svg:y="3.67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228cm" svg:height="0.014cm" svg:x="7.018cm" svg:y="4.736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1cm" svg:height="0.062cm" svg:x="6.969cm" svg:y="4.71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4cm" svg:height="0.022cm" draw:transform="rotate (1.5707963267949) translate (7.296cm 4.7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228cm" svg:height="0.014cm" svg:x="7.018cm" svg:y="4.854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1cm" svg:height="0.061cm" svg:x="6.969cm" svg:y="4.83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4cm" svg:height="0.022cm" draw:transform="rotate (1.5707963267949) translate (7.296cm 4.86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8" draw:text-style-name="P15" draw:layer="layout" svg:width="1.618cm" svg:height="0.352cm" svg:x="7.815cm" svg:y="4.917cm">
          <text:p/>
          <draw:enhanced-geometry svg:viewBox="0 0 21600 21600" draw:type="rectangle" draw:enhanced-path="M 0 0 L 21600 0 21600 21600 0 21600 0 0 Z N"/>
        </draw:custom-shape>
        <draw:custom-shape draw:style-name="gr129" draw:text-style-name="P16" draw:layer="layout" svg:width="1.618cm" svg:height="0.211cm" svg:x="7.815cm" svg:y="4.988cm">
          <text:p/>
          <draw:enhanced-geometry svg:viewBox="0 0 21600 21600" draw:type="rectangle" draw:enhanced-path="M 0 0 L 21600 0 21600 21600 0 21600 0 0 Z N"/>
        </draw:custom-shape>
        <draw:custom-shape draw:style-name="gr130" draw:text-style-name="P16" draw:layer="layout" svg:width="1.453cm" svg:height="0.585cm" svg:x="8.797cm" svg:y="4.776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31" draw:text-style-name="P8" draw:layer="layout" svg:width="0.562cm" svg:height="0.561cm" svg:x="4.632cm" svg:y="8.202cm">
            <text:p/>
            <draw:enhanced-geometry svg:viewBox="0 0 21600 21600" draw:type="rectangle" draw:enhanced-path="M 0 0 L 21600 0 21600 21600 0 21600 0 0 Z N"/>
          </draw:custom-shape>
          <draw:custom-shape draw:style-name="gr7" draw:text-style-name="P7" draw:layer="layout" svg:width="0.248cm" svg:height="0.068cm" svg:x="4.635cm" svg:y="7.7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8" draw:layer="layout" svg:width="0.21cm" svg:height="0.071cm" svg:x="4.49cm" svg:y="8.692cm">
            <text:p/>
            <draw:enhanced-geometry svg:viewBox="0 0 21600 21600" draw:type="rectangle" draw:enhanced-path="M 0 0 L 21600 0 21600 21600 0 21600 0 0 Z N"/>
          </draw:custom-shape>
          <draw:custom-shape draw:style-name="gr132" draw:text-style-name="P18" draw:layer="layout" svg:width="0.253cm" svg:height="0.422cm" svg:x="4.632cm" svg:y="7.776cm">
            <text:p/>
            <draw:enhanced-geometry svg:viewBox="0 0 21600 21600" draw:mirror-horizontal="false" draw:mirror-vertical="false" draw:type="rectangle" draw:enhanced-path="M 0 0 L 21600 0 21600 21600 0 21600 0 0 Z N"/>
          </draw:custom-shape>
          <draw:custom-shape draw:style-name="gr133" draw:text-style-name="P16" draw:layer="layout" svg:width="0.575cm" svg:height="0.576cm" svg:x="4.899cm" svg:y="8.396cm">
            <text:p/>
            <draw:enhanced-geometry svg:viewBox="0 0 21600 21600" draw:mirror-horizontal="false" draw:mirror-vertical="false" draw:type="rectangle" draw:enhanced-path="M 0 0 L 21600 0 21600 21600 0 21600 0 0 Z N"/>
          </draw:custom-shape>
          <draw:custom-shape draw:style-name="gr134" draw:text-style-name="P14" draw:layer="layout" svg:width="0.561cm" svg:height="0.562cm" svg:x="4.913cm" svg:y="8.412cm">
            <text:p/>
            <draw:enhanced-geometry svg:viewBox="0 0 21600 21600" draw:mirror-horizontal="false" draw:mirror-vertical="false" draw:type="rectangle" draw:enhanced-path="M 0 0 L 21600 0 21600 21600 0 21600 0 0 Z N"/>
          </draw:custom-shape>
          <draw:custom-shape draw:style-name="gr135" draw:text-style-name="P16" draw:layer="layout" svg:width="0.241cm" svg:height="0.101cm" svg:x="4.603cm" svg:y="8.033cm">
            <text:p/>
            <draw:enhanced-geometry svg:viewBox="0 0 21600 21600" draw:mirror-vertical="true" draw:mirror-horizontal="true" draw:glue-points="?f6 0 10800 ?f8 ?f11 10800 ?f9 21600 10800 ?f10 ?f5 10800" draw:text-areas="?f3 ?f3 ?f4 ?f4" draw:type="parallelogram" draw:modifiers="9988.4393063583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6" draw:text-style-name="P16" draw:layer="layout" svg:width="0.098cm" svg:height="0.097cm" svg:x="4.767cm" svg:y="8.078cm">
            <text:p/>
            <draw:enhanced-geometry svg:viewBox="0 0 21600 21600" draw:type="rectangle" draw:enhanced-path="M 0 0 L 21600 0 21600 21600 0 21600 0 0 Z N"/>
          </draw:custom-shape>
          <draw:custom-shape draw:style-name="gr136" draw:text-style-name="P16" draw:layer="layout" svg:width="0.225cm" svg:height="0.1cm" svg:x="4.66cm" svg:y="7.944cm">
            <text:p/>
            <draw:enhanced-geometry svg:viewBox="0 0 21600 21600" draw:mirror-vertical="true" draw:mirror-horizontal="false" draw:glue-points="?f6 0 10800 ?f8 ?f11 10800 ?f9 21600 10800 ?f10 ?f5 10800" draw:text-areas="?f3 ?f3 ?f4 ?f4" draw:type="parallelogram" draw:modifiers="10071.16564417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6" draw:text-style-name="P16" draw:layer="layout" svg:width="0.235cm" svg:height="0.223cm" svg:x="4.512cm" svg:y="7.9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6" draw:text-style-name="P16" draw:layer="layout" svg:width="0.098cm" svg:height="0.099cm" svg:x="4.767cm" svg:y="7.948cm">
            <text:p/>
            <draw:enhanced-geometry svg:viewBox="0 0 21600 21600" draw:type="rectangle" draw:enhanced-path="M 0 0 L 21600 0 21600 21600 0 21600 0 0 Z N"/>
          </draw:custom-shape>
          <draw:custom-shape draw:style-name="gr136" draw:text-style-name="P16" draw:layer="layout" svg:width="0.196cm" svg:height="0.127cm" svg:x="4.66cm" svg:y="7.797cm">
            <text:p/>
            <draw:enhanced-geometry svg:viewBox="0 0 21600 21600" draw:type="rectangle" draw:enhanced-path="M 0 0 L 21600 0 21600 21600 0 21600 0 0 Z N"/>
          </draw:custom-shape>
          <draw:custom-shape draw:style-name="gr136" draw:text-style-name="P16" draw:layer="layout" svg:width="0.031cm" svg:height="0.183cm" svg:x="4.66cm" svg:y="8.341cm">
            <text:p/>
            <draw:enhanced-geometry svg:viewBox="0 0 21600 21600" draw:type="rectangle" draw:enhanced-path="M 0 0 L 21600 0 21600 21600 0 21600 0 0 Z N"/>
          </draw:custom-shape>
          <draw:custom-shape draw:style-name="gr136" draw:text-style-name="P16" draw:layer="layout" svg:width="0.084cm" svg:height="0.132cm" svg:x="4.585cm" svg:y="8.363cm">
            <text:p/>
            <draw:enhanced-geometry svg:viewBox="0 0 21600 21600" draw:mirror-horizontal="false" draw:mirror-vertical="false" draw:type="rectangle" draw:enhanced-path="M 0 0 L 21600 0 21600 21600 0 21600 0 0 Z N"/>
          </draw:custom-shape>
          <draw:custom-shape draw:style-name="gr136" draw:text-style-name="P16" draw:layer="layout" svg:width="0.444cm" svg:height="0.13cm" svg:x="4.726cm" svg:y="8.236cm">
            <text:p/>
            <draw:enhanced-geometry svg:viewBox="0 0 21600 21600" draw:type="rectangle" draw:enhanced-path="M 0 0 L 21600 0 21600 21600 0 21600 0 0 Z N"/>
          </draw:custom-shape>
          <draw:custom-shape draw:style-name="gr136" draw:text-style-name="P16" draw:layer="layout" svg:width="0.444cm" svg:height="0.075cm" svg:x="4.661cm" svg:y="8.236cm">
            <text:p/>
            <draw:enhanced-geometry svg:viewBox="0 0 21600 21600" draw:type="rectangle" draw:enhanced-path="M 0 0 L 21600 0 21600 21600 0 21600 0 0 Z N"/>
          </draw:custom-shape>
          <draw:g>
            <draw:custom-shape draw:style-name="gr17" draw:text-style-name="P7" draw:layer="layout" svg:width="0.281cm" svg:height="0.018cm" draw:transform="rotate (0.875980751575954) translate (4.624cm 8.316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9cm" svg:height="0.081cm" draw:transform="skewX (-0.0123918376891597) rotate (0.825191670342919) translate (4.597cm 8.07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8cm" svg:height="0.029cm" draw:transform="rotate (2.44677707837085) translate (4.774cm 8.34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36" draw:text-style-name="P16" draw:layer="layout" svg:width="0.141cm" svg:height="0.132cm" svg:x="4.726cm" svg:y="8.391cm">
            <text:p/>
            <draw:enhanced-geometry svg:viewBox="0 0 21600 21600" draw:type="rectangle" draw:enhanced-path="M 0 0 L 21600 0 21600 21600 0 21600 0 0 Z N"/>
          </draw:custom-shape>
          <draw:custom-shape draw:style-name="gr136" draw:text-style-name="P16" draw:layer="layout" svg:width="0.205cm" svg:height="0.176cm" svg:x="4.662cm" svg:y="8.554cm">
            <text:p/>
            <draw:enhanced-geometry svg:viewBox="0 0 21600 21600" draw:type="rectangle" draw:enhanced-path="M 0 0 L 21600 0 21600 21600 0 21600 0 0 Z N"/>
          </draw:custom-shape>
          <draw:custom-shape draw:style-name="gr137" draw:text-style-name="P18" draw:layer="layout" svg:width="0.02cm" svg:height="0.234cm" svg:x="4.865cm" svg:y="7.964cm">
            <text:p/>
            <draw:enhanced-geometry svg:viewBox="0 0 21600 21600" draw:mirror-horizontal="false" draw:mirror-vertical="false" draw:type="rectangle" draw:enhanced-path="M 0 0 L 21600 0 21600 21600 0 21600 0 0 Z N"/>
          </draw:custom-shape>
        </draw:g>
        <draw:custom-shape draw:style-name="gr138" draw:text-style-name="P8" draw:layer="layout" svg:width="1.686cm" svg:height="1.458cm" svg:x="3.196cm" svg:y="6.25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6" draw:text-style-name="P12" draw:layer="layout" svg:width="0.35cm" svg:height="0.029cm" svg:x="4.129cm" svg:y="7.707cm">
            <text:p/>
            <draw:enhanced-geometry svg:viewBox="0 0 21600 21600" draw:type="rectangle" draw:enhanced-path="M 0 0 L 21600 0 21600 21600 0 21600 0 0 Z N"/>
          </draw:custom-shape>
          <draw:custom-shape draw:style-name="gr119" draw:text-style-name="P12" draw:layer="layout" svg:width="0.693cm" svg:height="0.028cm" draw:transform="rotate (1.5707963267949) translate (4.6cm 8.55cm)">
            <text:p/>
            <draw:enhanced-geometry svg:viewBox="0 0 21600 21600" draw:type="rectangle" draw:enhanced-path="M 0 0 L 21600 0 21600 21600 0 21600 0 0 Z N"/>
          </draw:custom-shape>
          <draw:custom-shape draw:style-name="gr16" draw:text-style-name="P12" draw:layer="layout" svg:width="0.211cm" svg:height="0.028cm" draw:transform="skewX (-0.0357792496658837) rotate (-0.785398163397449) translate (4.479cm 7.707cm)">
            <text:p/>
            <draw:enhanced-geometry svg:viewBox="0 0 21600 21600" draw:type="rectangle" draw:enhanced-path="M 0 0 L 21600 0 21600 21600 0 21600 0 0 Z N"/>
          </draw:custom-shape>
          <draw:g>
            <draw:custom-shape draw:style-name="gr17" draw:text-style-name="P7" draw:layer="layout" svg:width="0.422cm" svg:height="0.028cm" draw:transform="rotate (-1.5707963267949) translate (4.304cm 7.341cm)">
              <text:p/>
              <draw:enhanced-geometry svg:viewBox="0 0 21600 21600" draw:mirror-horizontal="true" draw:mirror-vertical="false" draw:type="rectangle" draw:enhanced-path="M 0 0 L 21600 0 21600 21600 0 21600 0 0 Z N"/>
            </draw:custom-shape>
            <draw:custom-shape draw:style-name="gr17" draw:text-style-name="P7" draw:layer="layout" svg:width="0.037cm" svg:height="0.112cm" draw:transform="rotate (-1.5707963267949) translate (4.346cm 7.7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8cm" svg:height="0.043cm" svg:x="4.276cm" svg:y="7.3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2" draw:text-style-name="P17" draw:layer="layout" svg:width="0.143cm" svg:height="0.052cm" svg:x="4.533cm" svg:y="8.405cm">
              <text:p/>
              <draw:enhanced-geometry svg:viewBox="0 0 21600 21600" draw:mirror-horizontal="false" draw:mirror-vertical="false" draw:type="rectangle" draw:enhanced-path="M 0 0 L 21600 0 21600 21600 0 21600 0 0 Z N"/>
            </draw:custom-shape>
            <draw:custom-shape draw:style-name="gr22" draw:text-style-name="P17" draw:layer="layout" svg:width="0.021cm" svg:height="0.172cm" svg:x="4.661cm" svg:y="8.34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6cm" svg:height="0.117cm" svg:x="4.543cm" svg:y="8.3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6cm" svg:height="0.063cm" svg:x="4.543cm" svg:y="8.39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6cm" svg:height="0.026cm" svg:x="4.543cm" svg:y="8.3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6cm" svg:height="0.026cm" svg:x="4.543cm" svg:y="8.46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9" draw:text-style-name="P15" draw:layer="layout" svg:width="1.615cm" svg:height="0.352cm" svg:x="5.299cm" svg:y="8.55cm">
          <text:p/>
          <draw:enhanced-geometry svg:viewBox="0 0 21600 21600" draw:type="rectangle" draw:enhanced-path="M 0 0 L 21600 0 21600 21600 0 21600 0 0 Z N"/>
        </draw:custom-shape>
        <draw:custom-shape draw:style-name="gr140" draw:text-style-name="P16" draw:layer="layout" svg:width="1.615cm" svg:height="0.211cm" svg:x="5.299cm" svg:y="8.621cm">
          <text:p/>
          <draw:enhanced-geometry svg:viewBox="0 0 21600 21600" draw:type="rectangle" draw:enhanced-path="M 0 0 L 21600 0 21600 21600 0 21600 0 0 Z N"/>
        </draw:custom-shape>
        <draw:custom-shape draw:style-name="gr141" draw:text-style-name="P16" draw:layer="layout" svg:width="1.964cm" svg:height="0.702cm" svg:x="5.934cm" svg:y="8.34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8" draw:text-style-name="P8" draw:layer="layout" svg:width="1.686cm" svg:height="1.458cm" svg:x="5.724cm" svg:y="6.25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42" draw:text-style-name="P45" draw:layer="French text" svg:width="6.557cm" svg:height="0.77cm" svg:x="1.947cm" svg:y="5.503cm">
          <draw:text-box>
            <text:p text:style-name="P15"><text:span text:style-name="T10">Tapées d’isolation PVC</text:span></text:p>
          </draw:text-box>
        </draw:frame>
        <draw:frame draw:style-name="gr143" draw:text-style-name="P46" draw:layer="French text" svg:width="3.405cm" svg:height="1.134cm" svg:x="1.307cm" svg:y="4.194cm">
          <draw:text-box>
            <text:p><text:span text:style-name="T12">Pattes vissées </text:span></text:p>
            <text:p><text:span text:style-name="T12">Dans le dormant</text:span></text:p>
          </draw:text-box>
        </draw:frame>
        <draw:frame draw:style-name="gr144" draw:text-style-name="P46" draw:layer="French text" svg:width="5.358cm" svg:height="2.091cm" svg:x="1.342cm" svg:y="8.134cm">
          <draw:text-box>
            <text:p><text:span text:style-name="T12">Pattes fixées sur</text:span></text:p>
            <text:p><text:span text:style-name="T12">des clameaux</text:span></text:p>
            <text:p><text:span text:style-name="T12">glissés dans le dormant</text:span></text:p>
          </draw:text-box>
        </draw:frame>
        <draw:custom-shape draw:style-name="gr145" draw:text-style-name="P16" draw:layer="layout" svg:width="1.738cm" svg:height="0.702cm" svg:x="8.462cm" svg:y="8.34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46" draw:text-style-name="P47" draw:layer="Copyright" svg:width="5.501cm" svg:height="0.569cm" svg:x="4.702cm" svg:y="13.837cm">
          <draw:text-box>
            <text:p><text:span text:style-name="T13">© Pierre ROUZEAU License CC <text:s/>BY-SA 3.0</text:span></text:p>
          </draw:text-box>
        </draw:frame>
        <draw:g>
          <draw:custom-shape draw:style-name="gr131" draw:text-style-name="P8" draw:layer="layout" svg:width="0.562cm" svg:height="0.561cm" svg:x="7.195cm" svg:y="8.202cm">
            <text:p/>
            <draw:enhanced-geometry svg:viewBox="0 0 21600 21600" draw:type="rectangle" draw:enhanced-path="M 0 0 L 21600 0 21600 21600 0 21600 0 0 Z N"/>
          </draw:custom-shape>
          <draw:custom-shape draw:style-name="gr7" draw:text-style-name="P7" draw:layer="layout" svg:width="0.269cm" svg:height="0.068cm" svg:x="7.134cm" svg:y="7.7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8" draw:layer="layout" svg:width="0.212cm" svg:height="0.071cm" svg:x="7.052cm" svg:y="8.692cm">
            <text:p/>
            <draw:enhanced-geometry svg:viewBox="0 0 21600 21600" draw:type="rectangle" draw:enhanced-path="M 0 0 L 21600 0 21600 21600 0 21600 0 0 Z N"/>
          </draw:custom-shape>
          <draw:custom-shape draw:style-name="gr124" draw:text-style-name="P16" draw:layer="layout" svg:width="0.577cm" svg:height="0.576cm" svg:x="7.461cm" svg:y="8.396cm">
            <text:p/>
            <draw:enhanced-geometry svg:viewBox="0 0 21600 21600" draw:mirror-horizontal="false" draw:mirror-vertical="false" draw:type="rectangle" draw:enhanced-path="M 0 0 L 21600 0 21600 21600 0 21600 0 0 Z N"/>
          </draw:custom-shape>
          <draw:custom-shape draw:style-name="gr147" draw:text-style-name="P14" draw:layer="layout" svg:width="0.563cm" svg:height="0.562cm" svg:x="7.475cm" svg:y="8.412cm">
            <text:p/>
            <draw:enhanced-geometry svg:viewBox="0 0 21600 21600" draw:mirror-horizontal="false" draw:mirror-vertical="false" draw:type="rectangle" draw:enhanced-path="M 0 0 L 21600 0 21600 21600 0 21600 0 0 Z N"/>
          </draw:custom-shape>
          <draw:custom-shape draw:style-name="gr136" draw:text-style-name="P16" draw:layer="layout" svg:width="0.031cm" svg:height="0.183cm" svg:x="7.222cm" svg:y="8.341cm">
            <text:p/>
            <draw:enhanced-geometry svg:viewBox="0 0 21600 21600" draw:type="rectangle" draw:enhanced-path="M 0 0 L 21600 0 21600 21600 0 21600 0 0 Z N"/>
          </draw:custom-shape>
          <draw:custom-shape draw:style-name="gr136" draw:text-style-name="P16" draw:layer="layout" svg:width="0.084cm" svg:height="0.132cm" svg:x="7.148cm" svg:y="8.363cm">
            <text:p/>
            <draw:enhanced-geometry svg:viewBox="0 0 21600 21600" draw:mirror-horizontal="false" draw:mirror-vertical="false" draw:type="rectangle" draw:enhanced-path="M 0 0 L 21600 0 21600 21600 0 21600 0 0 Z N"/>
          </draw:custom-shape>
          <draw:custom-shape draw:style-name="gr136" draw:text-style-name="P16" draw:layer="layout" svg:width="0.444cm" svg:height="0.13cm" svg:x="7.288cm" svg:y="8.236cm">
            <text:p/>
            <draw:enhanced-geometry svg:viewBox="0 0 21600 21600" draw:type="rectangle" draw:enhanced-path="M 0 0 L 21600 0 21600 21600 0 21600 0 0 Z N"/>
          </draw:custom-shape>
          <draw:custom-shape draw:style-name="gr136" draw:text-style-name="P16" draw:layer="layout" svg:width="0.444cm" svg:height="0.075cm" svg:x="7.223cm" svg:y="8.236cm">
            <text:p/>
            <draw:enhanced-geometry svg:viewBox="0 0 21600 21600" draw:type="rectangle" draw:enhanced-path="M 0 0 L 21600 0 21600 21600 0 21600 0 0 Z N"/>
          </draw:custom-shape>
          <draw:custom-shape draw:style-name="gr136" draw:text-style-name="P16" draw:layer="layout" svg:width="0.142cm" svg:height="0.132cm" svg:x="7.288cm" svg:y="8.391cm">
            <text:p/>
            <draw:enhanced-geometry svg:viewBox="0 0 21600 21600" draw:type="rectangle" draw:enhanced-path="M 0 0 L 21600 0 21600 21600 0 21600 0 0 Z N"/>
          </draw:custom-shape>
          <draw:custom-shape draw:style-name="gr136" draw:text-style-name="P16" draw:layer="layout" svg:width="0.204cm" svg:height="0.176cm" svg:x="7.226cm" svg:y="8.554cm">
            <text:p/>
            <draw:enhanced-geometry svg:viewBox="0 0 21600 21600" draw:type="rectangle" draw:enhanced-path="M 0 0 L 21600 0 21600 21600 0 21600 0 0 Z N"/>
          </draw:custom-shape>
          <draw:custom-shape draw:style-name="gr91" draw:text-style-name="P18" draw:layer="layout" svg:width="0.065cm" svg:height="0.23cm" svg:x="7.13cm" svg:y="8.18cm">
            <text:p/>
            <draw:enhanced-geometry svg:viewBox="0 0 21600 21600" draw:mirror-horizontal="false" draw:mirror-vertical="false" draw:type="rectangle" draw:enhanced-path="M 0 0 L 21600 0 21600 21600 0 21600 0 0 Z N"/>
          </draw:custom-shape>
          <draw:custom-shape draw:style-name="gr132" draw:text-style-name="P18" draw:layer="layout" svg:width="0.28cm" svg:height="0.422cm" svg:x="7.13cm" svg:y="7.776cm">
            <text:p/>
            <draw:enhanced-geometry svg:viewBox="0 0 21600 21600" draw:mirror-horizontal="false" draw:mirror-vertical="false" draw:type="rectangle" draw:enhanced-path="M 0 0 L 21600 0 21600 21600 0 21600 0 0 Z N"/>
          </draw:custom-shape>
          <draw:custom-shape draw:style-name="gr135" draw:text-style-name="P16" draw:layer="layout" svg:width="0.242cm" svg:height="0.101cm" svg:x="7.144cm" svg:y="8.033cm">
            <text:p/>
            <draw:enhanced-geometry svg:viewBox="0 0 21600 21600" draw:mirror-vertical="true" draw:mirror-horizontal="true" draw:glue-points="?f6 0 10800 ?f8 ?f11 10800 ?f9 21600 10800 ?f10 ?f5 10800" draw:text-areas="?f3 ?f3 ?f4 ?f4" draw:type="parallelogram" draw:modifiers="9988.4393063583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6" draw:text-style-name="P16" draw:layer="layout" svg:width="0.126cm" svg:height="0.102cm" svg:x="7.265cm" svg:y="8.078cm">
            <text:p/>
            <draw:enhanced-geometry svg:viewBox="0 0 21600 21600" draw:type="rectangle" draw:enhanced-path="M 0 0 L 21600 0 21600 21600 0 21600 0 0 Z N"/>
          </draw:custom-shape>
          <draw:custom-shape draw:style-name="gr136" draw:text-style-name="P16" draw:layer="layout" svg:width="0.227cm" svg:height="0.1cm" svg:x="7.159cm" svg:y="7.897cm">
            <text:p/>
            <draw:enhanced-geometry svg:viewBox="0 0 21600 21600" draw:mirror-vertical="true" draw:mirror-horizontal="false" draw:glue-points="?f6 0 10800 ?f8 ?f11 10800 ?f9 21600 10800 ?f10 ?f5 10800" draw:text-areas="?f3 ?f3 ?f4 ?f4" draw:type="parallelogram" draw:modifiers="10071.16564417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6" draw:text-style-name="P16" draw:layer="layout" svg:width="0.234cm" svg:height="0.223cm" svg:x="7.011cm" svg:y="7.9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6" draw:text-style-name="P16" draw:layer="layout" svg:width="0.126cm" svg:height="0.101cm" svg:x="7.265cm" svg:y="7.948cm">
            <text:p/>
            <draw:enhanced-geometry svg:viewBox="0 0 21600 21600" draw:type="rectangle" draw:enhanced-path="M 0 0 L 21600 0 21600 21600 0 21600 0 0 Z N"/>
          </draw:custom-shape>
          <draw:custom-shape draw:style-name="gr136" draw:text-style-name="P16" draw:layer="layout" svg:width="0.232cm" svg:height="0.132cm" svg:x="7.159cm" svg:y="7.797cm">
            <text:p/>
            <draw:enhanced-geometry svg:viewBox="0 0 21600 21600" draw:type="rectangle" draw:enhanced-path="M 0 0 L 21600 0 21600 21600 0 21600 0 0 Z N"/>
          </draw:custom-shape>
          <draw:g>
            <draw:custom-shape draw:style-name="gr17" draw:text-style-name="P7" draw:layer="layout" svg:width="0.278cm" svg:height="0.016cm" draw:transform="skewX (0.0624827872213971) rotate (0.875980751575954) translate (7.103cm 8.309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8cm" svg:height="0.084cm" draw:transform="skewX (-0.0476474885794453) rotate (0.802851455917392) translate (7.095cm 8.084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8cm" svg:height="0.028cm" draw:transform="skewX (0.0357792496658839) rotate (2.44677707837085) translate (7.277cm 8.34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36" draw:text-style-name="P16" draw:layer="layout" svg:width="0.029cm" svg:height="0.169cm" svg:x="7.152cm" svg:y="8.213cm">
            <text:p/>
            <draw:enhanced-geometry svg:viewBox="0 0 21600 21600" draw:type="rectangle" draw:enhanced-path="M 0 0 L 21600 0 21600 21600 0 21600 0 0 Z N"/>
          </draw:custom-shape>
        </draw:g>
        <draw:g>
          <draw:custom-shape draw:style-name="gr16" draw:text-style-name="P12" draw:layer="layout" svg:width="0.35cm" svg:height="0.029cm" svg:x="6.63cm" svg:y="7.707cm">
            <text:p/>
            <draw:enhanced-geometry svg:viewBox="0 0 21600 21600" draw:type="rectangle" draw:enhanced-path="M 0 0 L 21600 0 21600 21600 0 21600 0 0 Z N"/>
          </draw:custom-shape>
          <draw:custom-shape draw:style-name="gr119" draw:text-style-name="P12" draw:layer="layout" svg:width="0.693cm" svg:height="0.028cm" draw:transform="rotate (1.5707963267949) translate (7.102cm 8.55cm)">
            <text:p/>
            <draw:enhanced-geometry svg:viewBox="0 0 21600 21600" draw:type="rectangle" draw:enhanced-path="M 0 0 L 21600 0 21600 21600 0 21600 0 0 Z N"/>
          </draw:custom-shape>
          <draw:custom-shape draw:style-name="gr16" draw:text-style-name="P12" draw:layer="layout" svg:width="0.212cm" svg:height="0.028cm" draw:transform="skewX (-0.0357792496658838) rotate (-0.785398163397448) translate (6.98cm 7.707cm)">
            <text:p/>
            <draw:enhanced-geometry svg:viewBox="0 0 21600 21600" draw:type="rectangle" draw:enhanced-path="M 0 0 L 21600 0 21600 21600 0 21600 0 0 Z N"/>
          </draw:custom-shape>
          <draw:g>
            <draw:custom-shape draw:style-name="gr17" draw:text-style-name="P7" draw:layer="layout" svg:width="0.422cm" svg:height="0.029cm" draw:transform="rotate (-1.5707963267949) translate (6.762cm 7.341cm)">
              <text:p/>
              <draw:enhanced-geometry svg:viewBox="0 0 21600 21600" draw:mirror-horizontal="true" draw:mirror-vertical="false" draw:type="rectangle" draw:enhanced-path="M 0 0 L 21600 0 21600 21600 0 21600 0 0 Z N"/>
            </draw:custom-shape>
            <draw:custom-shape draw:style-name="gr17" draw:text-style-name="P7" draw:layer="layout" svg:width="0.037cm" svg:height="0.111cm" draw:transform="rotate (-1.5707963267949) translate (6.803cm 7.7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9cm" svg:height="0.043cm" svg:x="6.733cm" svg:y="7.3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2" draw:text-style-name="P17" draw:layer="layout" svg:width="0.188cm" svg:height="0.052cm" svg:x="7.034cm" svg:y="8.405cm">
              <text:p/>
              <draw:enhanced-geometry svg:viewBox="0 0 21600 21600" draw:mirror-horizontal="false" draw:mirror-vertical="false" draw:type="rectangle" draw:enhanced-path="M 0 0 L 21600 0 21600 21600 0 21600 0 0 Z N"/>
            </draw:custom-shape>
            <draw:custom-shape draw:style-name="gr22" draw:text-style-name="P17" draw:layer="layout" svg:width="0.022cm" svg:height="0.172cm" svg:x="7.222cm" svg:y="8.34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6cm" svg:height="0.117cm" svg:x="7.044cm" svg:y="8.3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6cm" svg:height="0.063cm" svg:x="7.044cm" svg:y="8.39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6cm" svg:height="0.026cm" svg:x="7.044cm" svg:y="8.37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6cm" svg:height="0.026cm" svg:x="7.044cm" svg:y="8.46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48" draw:text-style-name="P15" draw:layer="layout" svg:width="1.617cm" svg:height="0.351cm" svg:x="7.874cm" svg:y="8.537cm">
          <text:p/>
          <draw:enhanced-geometry svg:viewBox="0 0 21600 21600" draw:type="rectangle" draw:enhanced-path="M 0 0 L 21600 0 21600 21600 0 21600 0 0 Z N"/>
        </draw:custom-shape>
        <draw:custom-shape draw:style-name="gr149" draw:text-style-name="P16" draw:layer="layout" svg:width="1.617cm" svg:height="0.21cm" svg:x="7.874cm" svg:y="8.607cm">
          <text:p/>
          <draw:enhanced-geometry svg:viewBox="0 0 21600 21600" draw:type="rectangle" draw:enhanced-path="M 0 0 L 21600 0 21600 21600 0 21600 0 0 Z N"/>
        </draw:custom-shape>
        <draw:custom-shape draw:style-name="gr150" draw:text-style-name="P16" draw:layer="layout" svg:width="1.389cm" svg:height="0.702cm" svg:x="8.579cm" svg:y="8.34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51" draw:text-style-name="P48" draw:layer="layout" svg:width="0.563cm" svg:height="0.561cm" svg:x="4.618cm" svg:y="12.4cm">
            <text:p/>
            <draw:enhanced-geometry svg:viewBox="0 0 21600 21600" draw:type="rectangle" draw:enhanced-path="M 0 0 L 21600 0 21600 21600 0 21600 0 0 Z N"/>
          </draw:custom-shape>
          <draw:custom-shape draw:style-name="gr7" draw:text-style-name="P7" draw:layer="layout" svg:width="0.252cm" svg:height="0.042cm" svg:x="4.623cm" svg:y="11.9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48" draw:layer="layout" svg:width="0.211cm" svg:height="0.07cm" svg:x="4.476cm" svg:y="12.891cm">
            <text:p/>
            <draw:enhanced-geometry svg:viewBox="0 0 21600 21600" draw:type="rectangle" draw:enhanced-path="M 0 0 L 21600 0 21600 21600 0 21600 0 0 Z N"/>
          </draw:custom-shape>
          <draw:custom-shape draw:style-name="gr153" draw:text-style-name="P18" draw:layer="layout" svg:width="0.254cm" svg:height="0.448cm" svg:x="4.618cm" svg:y="11.95cm">
            <text:p/>
            <draw:enhanced-geometry svg:viewBox="0 0 21600 21600" draw:mirror-horizontal="false" draw:mirror-vertical="false" draw:type="rectangle" draw:enhanced-path="M 0 0 L 21600 0 21600 21600 0 21600 0 0 Z N"/>
          </draw:custom-shape>
          <draw:custom-shape draw:style-name="gr116" draw:text-style-name="P16" draw:layer="layout" svg:width="0.576cm" svg:height="0.576cm" svg:x="4.886cm" svg:y="12.594cm">
            <text:p/>
            <draw:enhanced-geometry svg:viewBox="0 0 21600 21600" draw:mirror-horizontal="false" draw:mirror-vertical="false" draw:type="rectangle" draw:enhanced-path="M 0 0 L 21600 0 21600 21600 0 21600 0 0 Z N"/>
          </draw:custom-shape>
          <draw:custom-shape draw:style-name="gr117" draw:text-style-name="P14" draw:layer="layout" svg:width="0.562cm" svg:height="0.563cm" svg:x="4.9cm" svg:y="12.61cm">
            <text:p/>
            <draw:enhanced-geometry svg:viewBox="0 0 21600 21600" draw:mirror-horizontal="false" draw:mirror-vertical="false" draw:type="rectangle" draw:enhanced-path="M 0 0 L 21600 0 21600 21600 0 21600 0 0 Z N"/>
          </draw:custom-shape>
          <draw:custom-shape draw:style-name="gr154" draw:text-style-name="P16" draw:layer="layout" svg:width="0.28cm" svg:height="0.365cm" svg:x="4.553cm" svg:y="11.989cm">
            <text:p/>
            <draw:enhanced-geometry svg:viewBox="0 0 21600 21600" draw:type="rectangle" draw:enhanced-path="M 0 0 L 21600 0 21600 21600 0 21600 0 0 Z N"/>
          </draw:custom-shape>
          <draw:custom-shape draw:style-name="gr136" draw:text-style-name="P16" draw:layer="layout" svg:width="0.032cm" svg:height="0.183cm" svg:x="4.646cm" svg:y="12.539cm">
            <text:p/>
            <draw:enhanced-geometry svg:viewBox="0 0 21600 21600" draw:type="rectangle" draw:enhanced-path="M 0 0 L 21600 0 21600 21600 0 21600 0 0 Z N"/>
          </draw:custom-shape>
          <draw:custom-shape draw:style-name="gr136" draw:text-style-name="P16" draw:layer="layout" svg:width="0.084cm" svg:height="0.133cm" svg:x="4.573cm" svg:y="12.561cm">
            <text:p/>
            <draw:enhanced-geometry svg:viewBox="0 0 21600 21600" draw:mirror-horizontal="false" draw:mirror-vertical="false" draw:type="rectangle" draw:enhanced-path="M 0 0 L 21600 0 21600 21600 0 21600 0 0 Z N"/>
          </draw:custom-shape>
          <draw:custom-shape draw:style-name="gr136" draw:text-style-name="P16" draw:layer="layout" svg:width="0.444cm" svg:height="0.13cm" svg:x="4.713cm" svg:y="12.434cm">
            <text:p/>
            <draw:enhanced-geometry svg:viewBox="0 0 21600 21600" draw:type="rectangle" draw:enhanced-path="M 0 0 L 21600 0 21600 21600 0 21600 0 0 Z N"/>
          </draw:custom-shape>
          <draw:custom-shape draw:style-name="gr136" draw:text-style-name="P16" draw:layer="layout" svg:width="0.444cm" svg:height="0.076cm" svg:x="4.648cm" svg:y="12.434cm">
            <text:p/>
            <draw:enhanced-geometry svg:viewBox="0 0 21600 21600" draw:type="rectangle" draw:enhanced-path="M 0 0 L 21600 0 21600 21600 0 21600 0 0 Z N"/>
          </draw:custom-shape>
          <draw:custom-shape draw:style-name="gr136" draw:text-style-name="P16" draw:layer="layout" svg:width="0.141cm" svg:height="0.131cm" svg:x="4.713cm" svg:y="12.59cm">
            <text:p/>
            <draw:enhanced-geometry svg:viewBox="0 0 21600 21600" draw:type="rectangle" draw:enhanced-path="M 0 0 L 21600 0 21600 21600 0 21600 0 0 Z N"/>
          </draw:custom-shape>
          <draw:custom-shape draw:style-name="gr136" draw:text-style-name="P16" draw:layer="layout" svg:width="0.205cm" svg:height="0.175cm" svg:x="4.649cm" svg:y="12.754cm">
            <text:p/>
            <draw:enhanced-geometry svg:viewBox="0 0 21600 21600" draw:type="rectangle" draw:enhanced-path="M 0 0 L 21600 0 21600 21600 0 21600 0 0 Z N"/>
          </draw:custom-shape>
        </draw:g>
        <draw:custom-shape draw:style-name="gr155" draw:text-style-name="P8" draw:layer="layout" svg:width="1.687cm" svg:height="1.548cm" svg:x="3.181cm" svg:y="10.3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6" draw:text-style-name="P12" draw:layer="layout" svg:width="0.351cm" svg:height="0.027cm" svg:x="4.115cm" svg:y="11.907cm">
            <text:p/>
            <draw:enhanced-geometry svg:viewBox="0 0 21600 21600" draw:type="rectangle" draw:enhanced-path="M 0 0 L 21600 0 21600 21600 0 21600 0 0 Z N"/>
          </draw:custom-shape>
          <draw:custom-shape draw:style-name="gr156" draw:text-style-name="P12" draw:layer="layout" svg:width="0.692cm" svg:height="0.027cm" draw:transform="rotate (1.5707963267949) translate (4.588cm 12.748cm)">
            <text:p/>
            <draw:enhanced-geometry svg:viewBox="0 0 21600 21600" draw:type="rectangle" draw:enhanced-path="M 0 0 L 21600 0 21600 21600 0 21600 0 0 Z N"/>
          </draw:custom-shape>
          <draw:custom-shape draw:style-name="gr16" draw:text-style-name="P12" draw:layer="layout" svg:width="0.211cm" svg:height="0.028cm" draw:transform="skewX (-0.0357792496658837) rotate (-0.785398163397449) translate (4.466cm 11.907cm)">
            <text:p/>
            <draw:enhanced-geometry svg:viewBox="0 0 21600 21600" draw:type="rectangle" draw:enhanced-path="M 0 0 L 21600 0 21600 21600 0 21600 0 0 Z N"/>
          </draw:custom-shape>
          <draw:g>
            <draw:custom-shape draw:style-name="gr17" draw:text-style-name="P7" draw:layer="layout" svg:width="0.422cm" svg:height="0.027cm" draw:transform="rotate (-1.5707963267949) translate (4.248cm 11.541cm)">
              <text:p/>
              <draw:enhanced-geometry svg:viewBox="0 0 21600 21600" draw:mirror-horizontal="true" draw:mirror-vertical="false" draw:type="rectangle" draw:enhanced-path="M 0 0 L 21600 0 21600 21600 0 21600 0 0 Z N"/>
            </draw:custom-shape>
            <draw:custom-shape draw:style-name="gr17" draw:text-style-name="P7" draw:layer="layout" svg:width="0.037cm" svg:height="0.113cm" draw:transform="rotate (-1.5707963267949) translate (4.291cm 11.9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7cm" svg:height="0.042cm" svg:x="4.221cm" svg:y="11.5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2" draw:text-style-name="P17" draw:layer="layout" svg:width="0.142cm" svg:height="0.052cm" svg:x="4.52cm" svg:y="12.604cm">
              <text:p/>
              <draw:enhanced-geometry svg:viewBox="0 0 21600 21600" draw:mirror-horizontal="false" draw:mirror-vertical="false" draw:type="rectangle" draw:enhanced-path="M 0 0 L 21600 0 21600 21600 0 21600 0 0 Z N"/>
            </draw:custom-shape>
            <draw:custom-shape draw:style-name="gr22" draw:text-style-name="P17" draw:layer="layout" svg:width="0.021cm" svg:height="0.171cm" svg:x="4.648cm" svg:y="12.54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7cm" svg:height="0.116cm" svg:x="4.53cm" svg:y="12.5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7cm" svg:height="0.066cm" svg:x="4.53cm" svg:y="12.59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7cm" svg:height="0.024cm" svg:x="4.53cm" svg:y="12.5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7cm" svg:height="0.025cm" svg:x="4.53cm" svg:y="12.66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7" draw:text-style-name="P15" draw:layer="layout" svg:width="1.617cm" svg:height="0.352cm" svg:x="5.287cm" svg:y="12.748cm">
          <text:p/>
          <draw:enhanced-geometry svg:viewBox="0 0 21600 21600" draw:type="rectangle" draw:enhanced-path="M 0 0 L 21600 0 21600 21600 0 21600 0 0 Z N"/>
        </draw:custom-shape>
        <draw:custom-shape draw:style-name="gr149" draw:text-style-name="P16" draw:layer="layout" svg:width="1.617cm" svg:height="0.211cm" svg:x="5.287cm" svg:y="12.819cm">
          <text:p/>
          <draw:enhanced-geometry svg:viewBox="0 0 21600 21600" draw:type="rectangle" draw:enhanced-path="M 0 0 L 21600 0 21600 21600 0 21600 0 0 Z N"/>
        </draw:custom-shape>
        <draw:custom-shape draw:style-name="gr158" draw:text-style-name="P16" draw:layer="layout" svg:width="1.97cm" svg:height="0.702cm" svg:x="5.92cm" svg:y="12.538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9" draw:text-style-name="P8" draw:layer="layout" svg:width="1.688cm" svg:height="1.548cm" svg:x="5.713cm" svg:y="10.36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23" draw:text-style-name="P45" draw:layer="French text" svg:width="6.558cm" svg:height="0.771cm" svg:x="2.165cm" svg:y="9.602cm">
          <draw:text-box>
            <text:p text:style-name="P15"><text:span text:style-name="T10">Tapées d’isolation aluminium</text:span></text:p>
          </draw:text-box>
        </draw:frame>
        <draw:custom-shape draw:style-name="gr122" draw:text-style-name="P16" draw:layer="layout" svg:width="1.967cm" svg:height="0.702cm" svg:x="8.336cm" svg:y="12.538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60" draw:text-style-name="P8" draw:layer="layout" svg:width="0.563cm" svg:height="0.561cm" svg:x="7.255cm" svg:y="12.4cm">
            <text:p/>
            <draw:enhanced-geometry svg:viewBox="0 0 21600 21600" draw:type="rectangle" draw:enhanced-path="M 0 0 L 21600 0 21600 21600 0 21600 0 0 Z N"/>
          </draw:custom-shape>
          <draw:custom-shape draw:style-name="gr7" draw:text-style-name="P7" draw:layer="layout" svg:width="0.21cm" svg:height="0.042cm" svg:x="7.114cm" svg:y="11.90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8" draw:layer="layout" svg:width="0.21cm" svg:height="0.07cm" svg:x="7.114cm" svg:y="12.891cm">
            <text:p/>
            <draw:enhanced-geometry svg:viewBox="0 0 21600 21600" draw:type="rectangle" draw:enhanced-path="M 0 0 L 21600 0 21600 21600 0 21600 0 0 Z N"/>
          </draw:custom-shape>
          <draw:custom-shape draw:style-name="gr124" draw:text-style-name="P16" draw:layer="layout" svg:width="0.577cm" svg:height="0.576cm" svg:x="7.523cm" svg:y="12.594cm">
            <text:p/>
            <draw:enhanced-geometry svg:viewBox="0 0 21600 21600" draw:mirror-horizontal="false" draw:mirror-vertical="false" draw:type="rectangle" draw:enhanced-path="M 0 0 L 21600 0 21600 21600 0 21600 0 0 Z N"/>
          </draw:custom-shape>
          <draw:custom-shape draw:style-name="gr125" draw:text-style-name="P14" draw:layer="layout" svg:width="0.563cm" svg:height="0.563cm" svg:x="7.537cm" svg:y="12.61cm">
            <text:p/>
            <draw:enhanced-geometry svg:viewBox="0 0 21600 21600" draw:mirror-horizontal="false" draw:mirror-vertical="false" draw:type="rectangle" draw:enhanced-path="M 0 0 L 21600 0 21600 21600 0 21600 0 0 Z N"/>
          </draw:custom-shape>
          <draw:custom-shape draw:style-name="gr136" draw:text-style-name="P16" draw:layer="layout" svg:width="0.031cm" svg:height="0.183cm" svg:x="7.284cm" svg:y="12.539cm">
            <text:p/>
            <draw:enhanced-geometry svg:viewBox="0 0 21600 21600" draw:type="rectangle" draw:enhanced-path="M 0 0 L 21600 0 21600 21600 0 21600 0 0 Z N"/>
          </draw:custom-shape>
          <draw:custom-shape draw:style-name="gr136" draw:text-style-name="P16" draw:layer="layout" svg:width="0.085cm" svg:height="0.133cm" svg:x="7.21cm" svg:y="12.561cm">
            <text:p/>
            <draw:enhanced-geometry svg:viewBox="0 0 21600 21600" draw:mirror-horizontal="false" draw:mirror-vertical="false" draw:type="rectangle" draw:enhanced-path="M 0 0 L 21600 0 21600 21600 0 21600 0 0 Z N"/>
          </draw:custom-shape>
          <draw:custom-shape draw:style-name="gr136" draw:text-style-name="P16" draw:layer="layout" svg:width="0.444cm" svg:height="0.13cm" svg:x="7.35cm" svg:y="12.434cm">
            <text:p/>
            <draw:enhanced-geometry svg:viewBox="0 0 21600 21600" draw:type="rectangle" draw:enhanced-path="M 0 0 L 21600 0 21600 21600 0 21600 0 0 Z N"/>
          </draw:custom-shape>
          <draw:custom-shape draw:style-name="gr136" draw:text-style-name="P16" draw:layer="layout" svg:width="0.445cm" svg:height="0.076cm" svg:x="7.285cm" svg:y="12.434cm">
            <text:p/>
            <draw:enhanced-geometry svg:viewBox="0 0 21600 21600" draw:type="rectangle" draw:enhanced-path="M 0 0 L 21600 0 21600 21600 0 21600 0 0 Z N"/>
          </draw:custom-shape>
          <draw:custom-shape draw:style-name="gr136" draw:text-style-name="P16" draw:layer="layout" svg:width="0.142cm" svg:height="0.131cm" svg:x="7.35cm" svg:y="12.59cm">
            <text:p/>
            <draw:enhanced-geometry svg:viewBox="0 0 21600 21600" draw:type="rectangle" draw:enhanced-path="M 0 0 L 21600 0 21600 21600 0 21600 0 0 Z N"/>
          </draw:custom-shape>
          <draw:custom-shape draw:style-name="gr136" draw:text-style-name="P16" draw:layer="layout" svg:width="0.205cm" svg:height="0.175cm" svg:x="7.287cm" svg:y="12.754cm">
            <text:p/>
            <draw:enhanced-geometry svg:viewBox="0 0 21600 21600" draw:type="rectangle" draw:enhanced-path="M 0 0 L 21600 0 21600 21600 0 21600 0 0 Z N"/>
          </draw:custom-shape>
        </draw:g>
        <draw:custom-shape draw:style-name="gr157" draw:text-style-name="P15" draw:layer="layout" svg:width="1.617cm" svg:height="0.352cm" svg:x="7.963cm" svg:y="12.747cm">
          <text:p/>
          <draw:enhanced-geometry svg:viewBox="0 0 21600 21600" draw:type="rectangle" draw:enhanced-path="M 0 0 L 21600 0 21600 21600 0 21600 0 0 Z N"/>
        </draw:custom-shape>
        <draw:custom-shape draw:style-name="gr149" draw:text-style-name="P16" draw:layer="layout" svg:width="1.617cm" svg:height="0.212cm" svg:x="7.963cm" svg:y="12.817cm">
          <text:p/>
          <draw:enhanced-geometry svg:viewBox="0 0 21600 21600" draw:type="rectangle" draw:enhanced-path="M 0 0 L 21600 0 21600 21600 0 21600 0 0 Z N"/>
        </draw:custom-shape>
        <draw:custom-shape draw:style-name="gr122" draw:text-style-name="P16" draw:layer="layout" svg:width="1.967cm" svg:height="0.702cm" svg:x="8.336cm" svg:y="12.538cm">
          <text:p/>
          <draw:enhanced-geometry svg:viewBox="0 0 21600 21600" draw:glue-points="?f6 0 10800 ?f8 ?f11 10800 ?f9 21600 10800 ?f10 ?f5 10800" draw:text-areas="?f3 ?f3 ?f4 ?f4" draw:type="parallelogram" draw:modifiers="2599.7837837837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7" draw:text-style-name="P7" draw:layer="layout" svg:width="0.16cm" svg:height="0.015cm" draw:transform="rotate (1.5707963267949) translate (4.686cm 12.514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1cm" svg:height="0.062cm" draw:transform="rotate (1.5707963267949) translate (4.703cm 12.368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5cm" svg:height="0.023cm" draw:transform="rotate (-3.14159265358979) translate (4.701cm 12.53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6" draw:text-style-name="P12" draw:layer="layout" svg:width="0.268cm" svg:height="0.027cm" svg:x="6.69cm" svg:y="11.907cm">
            <text:p/>
            <draw:enhanced-geometry svg:viewBox="0 0 21600 21600" draw:type="rectangle" draw:enhanced-path="M 0 0 L 21600 0 21600 21600 0 21600 0 0 Z N"/>
          </draw:custom-shape>
          <draw:custom-shape draw:style-name="gr161" draw:text-style-name="P12" draw:layer="layout" svg:width="0.562cm" svg:height="0.027cm" draw:transform="rotate (1.5707963267949) translate (7.227cm 12.776cm)">
            <text:p/>
            <draw:enhanced-geometry svg:viewBox="0 0 21600 21600" draw:type="rectangle" draw:enhanced-path="M 0 0 L 21600 0 21600 21600 0 21600 0 0 Z N"/>
          </draw:custom-shape>
          <draw:custom-shape draw:style-name="gr16" draw:text-style-name="P12" draw:layer="layout" svg:width="0.426cm" svg:height="0.03cm" draw:transform="skewX (0.0333357887130917) rotate (-0.785398163397448) translate (6.954cm 11.907cm)">
            <text:p/>
            <draw:enhanced-geometry svg:viewBox="0 0 21600 21600" draw:type="rectangle" draw:enhanced-path="M 0 0 L 21600 0 21600 21600 0 21600 0 0 Z N"/>
          </draw:custom-shape>
          <draw:g>
            <draw:custom-shape draw:style-name="gr17" draw:text-style-name="P7" draw:layer="layout" svg:width="0.422cm" svg:height="0.027cm" draw:transform="rotate (-1.5707963267949) translate (6.823cm 11.541cm)">
              <text:p/>
              <draw:enhanced-geometry svg:viewBox="0 0 21600 21600" draw:mirror-horizontal="true" draw:mirror-vertical="false" draw:type="rectangle" draw:enhanced-path="M 0 0 L 21600 0 21600 21600 0 21600 0 0 Z N"/>
            </draw:custom-shape>
            <draw:custom-shape draw:style-name="gr17" draw:text-style-name="P7" draw:layer="layout" svg:width="0.037cm" svg:height="0.114cm" draw:transform="rotate (-1.5707963267949) translate (6.907cm 11.93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7cm" svg:height="0.042cm" svg:x="6.796cm" svg:y="11.50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2" draw:text-style-name="P17" draw:layer="layout" svg:width="0.143cm" svg:height="0.042cm" svg:x="7.141cm" svg:y="12.607cm">
              <text:p/>
              <draw:enhanced-geometry svg:viewBox="0 0 21600 21600" draw:mirror-horizontal="false" draw:mirror-vertical="false" draw:type="rectangle" draw:enhanced-path="M 0 0 L 21600 0 21600 21600 0 21600 0 0 Z N"/>
            </draw:custom-shape>
            <draw:custom-shape draw:style-name="gr22" draw:text-style-name="P17" draw:layer="layout" svg:width="0.02cm" svg:height="0.171cm" svg:x="7.284cm" svg:y="12.54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7cm" svg:height="0.116cm" svg:x="7.17cm" svg:y="12.5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7cm" svg:height="0.066cm" svg:x="7.17cm" svg:y="12.596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7cm" svg:height="0.024cm" svg:x="7.17cm" svg:y="12.57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7cm" svg:height="0.025cm" svg:x="7.17cm" svg:y="12.663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62" draw:text-style-name="P18" draw:layer="layout" svg:width="0.043cm" svg:height="0.534cm" svg:x="7.338cm" svg:y="11.971cm">
          <text:p/>
          <draw:enhanced-geometry svg:viewBox="0 0 21600 21600" draw:mirror-horizontal="false" draw:mirror-vertical="false" draw:type="rectangle" draw:enhanced-path="M 0 0 L 21600 0 21600 21600 0 21600 0 0 Z N"/>
        </draw:custom-shape>
        <draw:custom-shape draw:style-name="gr91" draw:text-style-name="P18" draw:layer="layout" svg:width="0.352cm" svg:height="0.043cm" svg:x="7.029cm" svg:y="11.946cm">
          <text:p/>
          <draw:enhanced-geometry svg:viewBox="0 0 21600 21600" draw:mirror-horizontal="false" draw:mirror-vertical="false" draw:type="rectangle" draw:enhanced-path="M 0 0 L 21600 0 21600 21600 0 21600 0 0 Z N"/>
        </draw:custom-shape>
        <draw:frame draw:style-name="gr163" draw:text-style-name="P46" draw:layer="French text" svg:width="4.526cm" svg:height="1.497cm" svg:x="1.3cm" svg:y="12.331cm">
          <draw:text-box>
            <text:p><text:span text:style-name="T12">Pattes fixées sur</text:span></text:p>
            <text:p><text:span text:style-name="T12">des clameaux</text:span></text:p>
            <text:p><text:span text:style-name="T12">glissés dans le dormant</text:span></text:p>
          </draw:text-box>
        </draw:frame>
        <draw:frame draw:style-name="gr164" draw:text-style-name="P46" draw:layer="French text" svg:width="2.633cm" svg:height="2.428cm" svg:x="7.667cm" svg:y="10.125cm">
          <draw:text-box>
            <text:p><text:span text:style-name="T12">Attention ici, l’appui de la tapée est plus large que</text:span></text:p>
            <text:p><text:span text:style-name="T12">le dormant</text:span></text:p>
          </draw:text-box>
        </draw:frame>
        <draw:line draw:style-name="gr165" draw:text-style-name="P9" draw:layer="layout" svg:x1="7.684cm" svg:y1="11.354cm" svg:x2="7.042cm" svg:y2="11.989cm">
          <text:p/>
        </draw:line>
        <draw:frame draw:style-name="gr166" draw:text-style-name="P49" draw:layer="French text" svg:width="7.752cm" svg:height="0.849cm" svg:x="1.828cm" svg:y="1.167cm">
          <draw:text-box>
            <text:p text:style-name="P42"><text:span text:style-name="T11">Montage des tapées d’isolation</text:span></text:p>
          </draw:text-box>
        </draw:frame>
        <draw:custom-shape draw:style-name="gr167" draw:text-style-name="P9" draw:layer="layout" svg:width="9.15cm" svg:height="12.67cm" svg:x="1.15cm" svg:y="1.167cm">
          <text:p/>
          <draw:enhanced-geometry svg:viewBox="0 0 21600 21600" draw:mirror-horizontal="false" draw:mirror-vertical="false" draw:type="rectangle" draw:enhanced-path="M 0 0 L 21600 0 21600 21600 0 21600 0 0 Z N"/>
        </draw:custom-shape>
      </draw:page>
      <draw:page draw:name="page4" draw:style-name="dp1" draw:master-page-name="Standard">
        <office:forms form:automatic-focus="false" form:apply-design-mode="false"/>
        <draw:custom-shape draw:style-name="gr168" draw:text-style-name="P8" draw:layer="layout" svg:width="1.27cm" svg:height="1.323cm" svg:x="1.831cm" svg:y="2.46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9" draw:text-style-name="P8" draw:layer="layout" svg:width="1.481cm" svg:height="1.323cm" svg:x="12.358cm" svg:y="2.46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170" draw:text-style-name="P6" draw:layer="layout" svg:width="0.423cm" svg:height="0.423cm" svg:x="7.269cm" svg:y="2.991cm">
              <text:p/>
              <draw:enhanced-geometry svg:viewBox="0 0 21600 21600" draw:mirror-horizontal="true" draw:type="rectangle" draw:enhanced-path="M 0 0 L 21600 0 21600 21600 0 21600 0 0 Z N"/>
            </draw:custom-shape>
            <draw:custom-shape draw:style-name="gr171" draw:text-style-name="P16" draw:layer="layout" svg:width="0.434cm" svg:height="0.435cm" svg:x="7.1cm" svg:y="3.138cm">
              <text:p/>
              <draw:enhanced-geometry svg:viewBox="0 0 21600 21600" draw:mirror-horizontal="true" draw:mirror-vertical="false" draw:type="rectangle" draw:enhanced-path="M 0 0 L 21600 0 21600 21600 0 21600 0 0 Z N"/>
            </draw:custom-shape>
            <draw:custom-shape draw:style-name="gr172" draw:text-style-name="P14" draw:layer="layout" svg:width="0.424cm" svg:height="0.424cm" svg:x="7.1cm" svg:y="3.149cm">
              <text:p/>
              <draw:enhanced-geometry svg:viewBox="0 0 21600 21600" draw:mirror-horizontal="true" draw:mirror-vertical="false" draw:type="rectangle" draw:enhanced-path="M 0 0 L 21600 0 21600 21600 0 21600 0 0 Z N"/>
            </draw:custom-shape>
            <draw:g>
              <draw:custom-shape draw:style-name="gr22" draw:text-style-name="P17" draw:layer="layout" svg:width="0.105cm" svg:height="0.105cm" svg:x="7.524cm" svg:y="3.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3cm" svg:height="0.043cm" svg:x="7.555cm" svg:y="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70" draw:text-style-name="P6" draw:layer="layout" svg:width="0.423cm" svg:height="0.423cm" svg:x="3.186cm" svg:y="2.991cm">
              <text:p/>
              <draw:enhanced-geometry svg:viewBox="0 0 21600 21600" draw:mirror-horizontal="false" draw:type="rectangle" draw:enhanced-path="M 0 0 L 21600 0 21600 21600 0 21600 0 0 Z N"/>
            </draw:custom-shape>
            <draw:custom-shape draw:style-name="gr7" draw:text-style-name="P7" draw:layer="layout" svg:width="0.053cm" svg:height="0.152cm" svg:x="3.133cm" svg:y="2.997cm">
              <text:p/>
              <draw:enhanced-geometry svg:viewBox="0 0 21600 21600" draw:mirror-horizont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9" draw:layer="layout" svg:width="0.053cm" svg:height="0.159cm" svg:x="3.09cm" svg:y="3.202cm">
              <text:p/>
              <draw:enhanced-geometry svg:viewBox="0 0 21600 21600" draw:mirror-horizontal="true" draw:type="rectangle" draw:enhanced-path="M 0 0 L 21600 0 21600 21600 0 21600 0 0 Z N"/>
            </draw:custom-shape>
            <draw:g>
              <draw:custom-shape draw:style-name="gr17" draw:text-style-name="P7" draw:layer="layout" svg:width="0.419cm" svg:height="0.027cm" svg:x="2.897cm" svg:y="3.264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28cm" svg:height="0.084cm" svg:x="3.316cm" svg:y="3.23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7cm" svg:height="0.029cm" draw:transform="rotate (1.5707963267949) translate (2.868cm 3.2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 draw:text-style-name="P9" draw:layer="layout" svg:x1="3.316cm" svg:y1="3.235cm" svg:x2="3.397cm" svg:y2="3.235cm">
                <text:p/>
              </draw:line>
              <draw:line draw:style-name="gr11" draw:text-style-name="P9" draw:layer="layout" svg:x1="3.317cm" svg:y1="3.32cm" svg:x2="3.398cm" svg:y2="3.32cm">
                <text:p/>
              </draw:line>
            </draw:g>
            <draw:custom-shape draw:style-name="gr171" draw:text-style-name="P16" draw:layer="layout" svg:width="0.434cm" svg:height="0.435cm" svg:x="3.387cm" svg:y="3.138cm">
              <text:p/>
              <draw:enhanced-geometry svg:viewBox="0 0 21600 21600" draw:mirror-horizontal="false" draw:mirror-vertical="false" draw:type="rectangle" draw:enhanced-path="M 0 0 L 21600 0 21600 21600 0 21600 0 0 Z N"/>
            </draw:custom-shape>
            <draw:custom-shape draw:style-name="gr172" draw:text-style-name="P14" draw:layer="layout" svg:width="0.423cm" svg:height="0.424cm" svg:x="3.398cm" svg:y="3.149cm">
              <text:p/>
              <draw:enhanced-geometry svg:viewBox="0 0 21600 21600" draw:mirror-horizontal="false" draw:mirror-vertical="false" draw:type="rectangle" draw:enhanced-path="M 0 0 L 21600 0 21600 21600 0 21600 0 0 Z N"/>
            </draw:custom-shape>
          </draw:g>
          <draw:custom-shape draw:style-name="gr173" draw:text-style-name="P15" draw:layer="layout" svg:width="3.484cm" svg:height="0.264cm" svg:x="3.715cm" svg:y="3.255cm">
            <text:p/>
            <draw:enhanced-geometry svg:viewBox="0 0 21600 21600" draw:type="rectangle" draw:enhanced-path="M 0 0 L 21600 0 21600 21600 0 21600 0 0 Z N"/>
          </draw:custom-shape>
          <draw:custom-shape draw:style-name="gr174" draw:text-style-name="P16" draw:layer="layout" svg:width="3.484cm" svg:height="0.16cm" svg:x="3.715cm" svg:y="3.308cm">
            <text:p/>
            <draw:enhanced-geometry svg:viewBox="0 0 21600 21600" draw:type="rectangle" draw:enhanced-path="M 0 0 L 21600 0 21600 21600 0 21600 0 0 Z N"/>
          </draw:custom-shape>
        </draw:g>
        <draw:line draw:style-name="gr11" draw:text-style-name="P9" draw:layer="layout" svg:x1="3.101cm" svg:y1="2.462cm" svg:x2="12.411cm" svg:y2="2.462cm">
          <text:p/>
        </draw:line>
        <draw:line draw:style-name="gr11" draw:text-style-name="P9" draw:layer="layout" svg:x1="3.101cm" svg:y1="3.784cm" svg:x2="12.411cm" svg:y2="3.784cm">
          <text:p/>
        </draw:line>
        <draw:frame draw:style-name="gr175" draw:text-style-name="P4" draw:layer="Copyright" svg:width="6.16cm" svg:height="0.585cm" svg:x="8.01cm" svg:y="12.915cm">
          <draw:text-box>
            <text:p><text:span text:style-name="T4">© Pierre ROUZEAU License CC <text:s/>BY-SA 3.0</text:span></text:p>
          </draw:text-box>
        </draw:frame>
        <draw:frame draw:style-name="gr176" draw:text-style-name="P44" draw:layer="French text" svg:width="11.214cm" svg:height="0.809cm" svg:x="2.308cm" svg:y="1.369cm">
          <draw:text-box>
            <text:p><text:span text:style-name="T11">Ensemble menuisé avec accouplement de fenêtres</text:span></text:p>
          </draw:text-box>
        </draw:frame>
        <draw:g>
          <draw:g>
            <draw:custom-shape draw:style-name="gr170" draw:text-style-name="P6" draw:layer="layout" svg:width="0.423cm" svg:height="0.423cm" svg:x="11.835cm" svg:y="2.991cm">
              <text:p/>
              <draw:enhanced-geometry svg:viewBox="0 0 21600 21600" draw:mirror-horizontal="true" draw:type="rectangle" draw:enhanced-path="M 0 0 L 21600 0 21600 21600 0 21600 0 0 Z N"/>
            </draw:custom-shape>
            <draw:custom-shape draw:style-name="gr7" draw:text-style-name="P7" draw:layer="layout" svg:width="0.053cm" svg:height="0.152cm" svg:x="12.258cm" svg:y="2.997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9" draw:layer="layout" svg:width="0.053cm" svg:height="0.159cm" svg:x="12.301cm" svg:y="3.202cm">
              <text:p/>
              <draw:enhanced-geometry svg:viewBox="0 0 21600 21600" draw:type="rectangle" draw:enhanced-path="M 0 0 L 21600 0 21600 21600 0 21600 0 0 Z N"/>
            </draw:custom-shape>
            <draw:g>
              <draw:custom-shape draw:style-name="gr17" draw:text-style-name="P7" draw:layer="layout" svg:width="0.419cm" svg:height="0.027cm" svg:x="12.128cm" svg:y="3.264cm">
                <text:p/>
                <draw:enhanced-geometry svg:viewBox="0 0 21600 21600" draw:mirror-horizontal="true" draw:mirror-vertical="false" draw:type="rectangle" draw:enhanced-path="M 0 0 L 21600 0 21600 21600 0 21600 0 0 Z N"/>
              </draw:custom-shape>
              <draw:custom-shape draw:style-name="gr17" draw:text-style-name="P7" draw:layer="layout" svg:width="0.027cm" svg:height="0.084cm" svg:x="12.058cm" svg:y="3.23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7cm" svg:height="0.027cm" draw:transform="rotate (1.5707963267949) translate (12.505cm 3.29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 draw:text-style-name="P9" draw:layer="layout" svg:x1="12.17cm" svg:y1="3.235cm" svg:x2="12.089cm" svg:y2="3.235cm">
                <text:p/>
              </draw:line>
              <draw:line draw:style-name="gr11" draw:text-style-name="P9" draw:layer="layout" svg:x1="12.169cm" svg:y1="3.32cm" svg:x2="12.088cm" svg:y2="3.32cm">
                <text:p/>
              </draw:line>
            </draw:g>
            <draw:custom-shape draw:style-name="gr171" draw:text-style-name="P16" draw:layer="layout" svg:width="0.434cm" svg:height="0.435cm" svg:x="11.667cm" svg:y="3.138cm">
              <text:p/>
              <draw:enhanced-geometry svg:viewBox="0 0 21600 21600" draw:mirror-horizontal="true" draw:mirror-vertical="false" draw:type="rectangle" draw:enhanced-path="M 0 0 L 21600 0 21600 21600 0 21600 0 0 Z N"/>
            </draw:custom-shape>
            <draw:custom-shape draw:style-name="gr172" draw:text-style-name="P14" draw:layer="layout" svg:width="0.422cm" svg:height="0.424cm" svg:x="11.667cm" svg:y="3.149cm">
              <text:p/>
              <draw:enhanced-geometry svg:viewBox="0 0 21600 21600" draw:mirror-horizontal="true" draw:mirror-vertical="false" draw:type="rectangle" draw:enhanced-path="M 0 0 L 21600 0 21600 21600 0 21600 0 0 Z N"/>
            </draw:custom-shape>
            <draw:g>
              <draw:custom-shape draw:style-name="gr22" draw:text-style-name="P17" draw:layer="layout" svg:width="0.106cm" svg:height="0.105cm" svg:x="12.089cm" svg:y="3.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2cm" svg:height="0.043cm" svg:x="12.121cm" svg:y="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70" draw:text-style-name="P6" draw:layer="layout" svg:width="0.419cm" svg:height="0.423cm" svg:x="7.755cm" svg:y="2.991cm">
              <text:p/>
              <draw:enhanced-geometry svg:viewBox="0 0 21600 21600" draw:mirror-horizontal="false" draw:mirror-vertical="false" draw:type="rectangle" draw:enhanced-path="M 0 0 L 21600 0 21600 21600 0 21600 0 0 Z N"/>
            </draw:custom-shape>
            <draw:custom-shape draw:style-name="gr171" draw:text-style-name="P16" draw:layer="layout" svg:width="0.434cm" svg:height="0.435cm" svg:x="7.953cm" svg:y="3.138cm">
              <text:p/>
              <draw:enhanced-geometry svg:viewBox="0 0 21600 21600" draw:mirror-horizontal="false" draw:mirror-vertical="false" draw:type="rectangle" draw:enhanced-path="M 0 0 L 21600 0 21600 21600 0 21600 0 0 Z N"/>
            </draw:custom-shape>
            <draw:custom-shape draw:style-name="gr172" draw:text-style-name="P14" draw:layer="layout" svg:width="0.424cm" svg:height="0.424cm" svg:x="7.963cm" svg:y="3.149cm">
              <text:p/>
              <draw:enhanced-geometry svg:viewBox="0 0 21600 21600" draw:mirror-horizontal="false" draw:mirror-vertical="false" draw:type="rectangle" draw:enhanced-path="M 0 0 L 21600 0 21600 21600 0 21600 0 0 Z N"/>
            </draw:custom-shape>
            <draw:g>
              <draw:g>
                <draw:custom-shape draw:style-name="gr177" draw:text-style-name="P50" draw:layer="layout" svg:width="0.106cm" svg:height="0.108cm" svg:x="7.693cm" svg:y="2.95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6" draw:layer="layout" svg:width="0.064cm" svg:height="0.047cm" svg:x="7.714cm" svg:y="3.033cm">
                  <text:p/>
                  <draw:enhanced-geometry svg:viewBox="0 0 21600 21600" draw:mirror-horizontal="false" draw:mirror-vertical="false" draw:type="rectangle" draw:enhanced-path="M 0 0 L 21600 0 21600 21600 0 21600 0 0 Z N"/>
                </draw:custom-shape>
                <draw:line draw:style-name="gr11" draw:text-style-name="P9" draw:layer="layout" svg:x1="7.746cm" svg:y1="2.992cm" svg:x2="7.746cm" svg:y2="3.063cm">
                  <text:p/>
                </draw:line>
                <draw:line draw:style-name="gr178" draw:text-style-name="P9" draw:layer="layout" svg:x1="7.714cm" svg:y1="2.982cm" svg:x2="7.714cm" svg:y2="3.067cm">
                  <text:p/>
                </draw:line>
                <draw:line draw:style-name="gr178" draw:text-style-name="P9" draw:layer="layout" svg:x1="7.777cm" svg:y1="2.982cm" svg:x2="7.777cm" svg:y2="3.067cm">
                  <text:p/>
                </draw:line>
              </draw:g>
              <draw:g>
                <draw:custom-shape draw:style-name="gr177" draw:text-style-name="P50" draw:layer="layout" svg:width="0.106cm" svg:height="0.108cm" svg:x="7.693cm" svg:y="3.337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6" draw:layer="layout" svg:width="0.064cm" svg:height="0.048cm" svg:x="7.714cm" svg:y="3.324cm">
                  <text:p/>
                  <draw:enhanced-geometry svg:viewBox="0 0 21600 21600" draw:mirror-horizontal="false" draw:mirror-vertical="true" draw:type="rectangle" draw:enhanced-path="M 0 0 L 21600 0 21600 21600 0 21600 0 0 Z N"/>
                </draw:custom-shape>
                <draw:line draw:style-name="gr11" draw:text-style-name="P9" draw:layer="layout" svg:x1="7.746cm" svg:y1="3.414cm" svg:x2="7.746cm" svg:y2="3.343cm">
                  <text:p/>
                </draw:line>
                <draw:line draw:style-name="gr178" draw:text-style-name="P9" draw:layer="layout" svg:x1="7.714cm" svg:y1="3.424cm" svg:x2="7.714cm" svg:y2="3.339cm">
                  <text:p/>
                </draw:line>
                <draw:line draw:style-name="gr178" draw:text-style-name="P9" draw:layer="layout" svg:x1="7.777cm" svg:y1="3.424cm" svg:x2="7.777cm" svg:y2="3.339cm">
                  <text:p/>
                </draw:line>
              </draw:g>
            </draw:g>
          </draw:g>
          <draw:custom-shape draw:style-name="gr179" draw:text-style-name="P15" draw:layer="layout" svg:width="3.485cm" svg:height="0.264cm" svg:x="8.28cm" svg:y="3.255cm">
            <text:p/>
            <draw:enhanced-geometry svg:viewBox="0 0 21600 21600" draw:type="rectangle" draw:enhanced-path="M 0 0 L 21600 0 21600 21600 0 21600 0 0 Z N"/>
          </draw:custom-shape>
          <draw:custom-shape draw:style-name="gr180" draw:text-style-name="P16" draw:layer="layout" svg:width="3.485cm" svg:height="0.16cm" svg:x="8.28cm" svg:y="3.308cm">
            <text:p/>
            <draw:enhanced-geometry svg:viewBox="0 0 21600 21600" draw:type="rectangle" draw:enhanced-path="M 0 0 L 21600 0 21600 21600 0 21600 0 0 Z N"/>
          </draw:custom-shape>
        </draw:g>
        <draw:g>
          <draw:g>
            <draw:custom-shape draw:style-name="gr181" draw:text-style-name="P6" draw:layer="layout" svg:width="0.839cm" svg:height="0.846cm" svg:x="3.715cm" svg:y="5.106cm">
              <text:p/>
              <draw:enhanced-geometry svg:viewBox="0 0 21600 21600" draw:mirror-horizontal="true" draw:mirror-vertical="false" draw:type="rectangle" draw:enhanced-path="M 0 0 L 21600 0 21600 21600 0 21600 0 0 Z N"/>
            </draw:custom-shape>
            <draw:custom-shape draw:style-name="gr182" draw:text-style-name="P16" draw:layer="layout" svg:width="0.861cm" svg:height="0.867cm" svg:x="3.295cm" svg:y="5.402cm">
              <text:p/>
              <draw:enhanced-geometry svg:viewBox="0 0 21600 21600" draw:mirror-horizontal="true" draw:mirror-vertical="false" draw:type="rectangle" draw:enhanced-path="M 0 0 L 21600 0 21600 21600 0 21600 0 0 Z N"/>
            </draw:custom-shape>
            <draw:custom-shape draw:style-name="gr183" draw:text-style-name="P14" draw:layer="layout" svg:width="0.84cm" svg:height="0.845cm" svg:x="3.362cm" svg:y="5.424cm">
              <text:p/>
              <draw:enhanced-geometry svg:viewBox="0 0 21600 21600" draw:mirror-horizontal="true" draw:mirror-vertical="false" draw:type="rectangle" draw:enhanced-path="M 0 0 L 21600 0 21600 21600 0 21600 0 0 Z N"/>
            </draw:custom-shape>
          </draw:g>
          <draw:custom-shape draw:style-name="gr184" draw:text-style-name="P15" draw:layer="layout" svg:width="1.804cm" svg:height="0.529cm" svg:x="1.757cm" svg:y="5.635cm">
            <text:p/>
            <draw:enhanced-geometry svg:viewBox="0 0 21600 21600" draw:type="rectangle" draw:enhanced-path="M 0 0 L 21600 0 21600 21600 0 21600 0 0 Z N"/>
          </draw:custom-shape>
          <draw:custom-shape draw:style-name="gr185" draw:text-style-name="P16" draw:layer="layout" svg:width="1.804cm" svg:height="0.317cm" svg:x="1.757cm" svg:y="5.741cm">
            <text:p/>
            <draw:enhanced-geometry svg:viewBox="0 0 21600 21600" draw:type="rectangle" draw:enhanced-path="M 0 0 L 21600 0 21600 21600 0 21600 0 0 Z N"/>
          </draw:custom-shape>
        </draw:g>
        <draw:g>
          <draw:g>
            <draw:custom-shape draw:style-name="gr186" draw:text-style-name="P6" draw:layer="layout" svg:width="0.836cm" svg:height="0.846cm" svg:x="4.646cm" svg:y="5.106cm">
              <text:p/>
              <draw:enhanced-geometry svg:viewBox="0 0 21600 21600" draw:mirror-horizontal="false" draw:mirror-vertical="false" draw:type="rectangle" draw:enhanced-path="M 0 0 L 21600 0 21600 21600 0 21600 0 0 Z N"/>
            </draw:custom-shape>
            <draw:custom-shape draw:style-name="gr187" draw:text-style-name="P16" draw:layer="layout" svg:width="0.87cm" svg:height="0.867cm" svg:x="5.039cm" svg:y="5.402cm">
              <text:p/>
              <draw:enhanced-geometry svg:viewBox="0 0 21600 21600" draw:mirror-horizontal="false" draw:mirror-vertical="false" draw:type="rectangle" draw:enhanced-path="M 0 0 L 21600 0 21600 21600 0 21600 0 0 Z N"/>
            </draw:custom-shape>
            <draw:custom-shape draw:style-name="gr188" draw:text-style-name="P14" draw:layer="layout" svg:width="0.849cm" svg:height="0.845cm" svg:x="5.06cm" svg:y="5.424cm">
              <text:p/>
              <draw:enhanced-geometry svg:viewBox="0 0 21600 21600" draw:mirror-horizontal="false" draw:mirror-vertical="false" draw:type="rectangle" draw:enhanced-path="M 0 0 L 21600 0 21600 21600 0 21600 0 0 Z N"/>
            </draw:custom-shape>
          </draw:g>
          <draw:custom-shape draw:style-name="gr189" draw:text-style-name="P15" draw:layer="layout" svg:width="1.803cm" svg:height="0.529cm" svg:x="5.644cm" svg:y="5.635cm">
            <text:p/>
            <draw:enhanced-geometry svg:viewBox="0 0 21600 21600" draw:mirror-horizontal="true" draw:type="rectangle" draw:enhanced-path="M 0 0 L 21600 0 21600 21600 0 21600 0 0 Z N"/>
          </draw:custom-shape>
          <draw:custom-shape draw:style-name="gr190" draw:text-style-name="P16" draw:layer="layout" svg:width="1.803cm" svg:height="0.317cm" svg:x="5.644cm" svg:y="5.741cm">
            <text:p/>
            <draw:enhanced-geometry svg:viewBox="0 0 21600 21600" draw:mirror-horizontal="true" draw:type="rectangle" draw:enhanced-path="M 0 0 L 21600 0 21600 21600 0 21600 0 0 Z N"/>
          </draw:custom-shape>
        </draw:g>
        <draw:custom-shape draw:style-name="gr191" draw:text-style-name="P16" draw:layer="layout" svg:width="0.846cm" svg:height="0.846cm" svg:x="7.015cm" svg:y="5.52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2" draw:text-style-name="P16" draw:layer="layout" svg:width="0.425cm" svg:height="0.846cm" svg:x="1.62cm" svg:y="5.53cm">
          <text:p/>
          <draw:enhanced-geometry svg:viewBox="0 0 21600 21600" draw:mirror-vertical="false" draw:mirror-horizontal="false" draw:glue-points="?f6 10800 10800 21600 ?f5 10800 10800 0" draw:text-areas="?f3 ?f3 ?f4 ?f4" draw:type="trapezoid" draw:modifiers="8435.820895522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177" draw:text-style-name="P50" draw:layer="layout" svg:width="0.211cm" svg:height="0.215cm" svg:x="4.51cm" svg:y="5.0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6" draw:layer="layout" svg:width="0.127cm" svg:height="0.093cm" svg:x="4.551cm" svg:y="5.2cm">
              <text:p/>
              <draw:enhanced-geometry svg:viewBox="0 0 21600 21600" draw:mirror-horizontal="false" draw:mirror-vertical="false" draw:type="rectangle" draw:enhanced-path="M 0 0 L 21600 0 21600 21600 0 21600 0 0 Z N"/>
            </draw:custom-shape>
            <draw:line draw:style-name="gr11" draw:text-style-name="P9" draw:layer="layout" svg:x1="4.615cm" svg:y1="5.116cm" svg:x2="4.615cm" svg:y2="5.257cm">
              <text:p/>
            </draw:line>
            <draw:line draw:style-name="gr178" draw:text-style-name="P9" draw:layer="layout" svg:x1="4.552cm" svg:y1="5.097cm" svg:x2="4.552cm" svg:y2="5.265cm">
              <text:p/>
            </draw:line>
            <draw:line draw:style-name="gr178" draw:text-style-name="P9" draw:layer="layout" svg:x1="4.679cm" svg:y1="5.097cm" svg:x2="4.679cm" svg:y2="5.265cm">
              <text:p/>
            </draw:line>
          </draw:g>
          <draw:g>
            <draw:custom-shape draw:style-name="gr177" draw:text-style-name="P50" draw:layer="layout" svg:width="0.211cm" svg:height="0.215cm" svg:x="4.51cm" svg:y="5.764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4405.9701492537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6" draw:layer="layout" svg:width="0.127cm" svg:height="0.093cm" svg:x="4.551cm" svg:y="5.759cm">
              <text:p/>
              <draw:enhanced-geometry svg:viewBox="0 0 21600 21600" draw:mirror-horizontal="false" draw:mirror-vertical="true" draw:type="rectangle" draw:enhanced-path="M 0 0 L 21600 0 21600 21600 0 21600 0 0 Z N"/>
            </draw:custom-shape>
            <draw:line draw:style-name="gr11" draw:text-style-name="P9" draw:layer="layout" svg:x1="4.615cm" svg:y1="5.98cm" svg:x2="4.615cm" svg:y2="5.839cm">
              <text:p/>
            </draw:line>
            <draw:line draw:style-name="gr178" draw:text-style-name="P9" draw:layer="layout" svg:x1="4.552cm" svg:y1="5.963cm" svg:x2="4.552cm" svg:y2="5.795cm">
              <text:p/>
            </draw:line>
            <draw:line draw:style-name="gr178" draw:text-style-name="P9" draw:layer="layout" svg:x1="4.679cm" svg:y1="5.963cm" svg:x2="4.679cm" svg:y2="5.795cm">
              <text:p/>
            </draw:line>
          </draw:g>
        </draw:g>
        <draw:line draw:style-name="gr193" draw:text-style-name="P9" draw:layer="layout" svg:x1="4.615cm" svg:y1="5.106cm" svg:x2="4.615cm" svg:y2="5.952cm">
          <text:p/>
        </draw:line>
        <draw:frame draw:style-name="gr194" draw:text-style-name="P51" draw:layer="French text" svg:width="6.843cm" svg:height="1.179cm" svg:x="1.581cm" svg:y="3.915cm">
          <draw:text-box>
            <text:p text:style-name="P15"><text:span text:style-name="T14">Accouplement simple, </text:span></text:p>
            <text:p text:style-name="P15"><text:span text:style-name="T14">espace entre les huisseries minimal</text:span></text:p>
          </draw:text-box>
        </draw:frame>
        <draw:g>
          <draw:g>
            <draw:g>
              <draw:custom-shape draw:style-name="gr181" draw:text-style-name="P6" draw:layer="layout" svg:width="0.839cm" svg:height="0.846cm" svg:x="10.065cm" svg:y="5.13cm">
                <text:p/>
                <draw:enhanced-geometry svg:viewBox="0 0 21600 21600" draw:mirror-horizontal="true" draw:mirror-vertical="false" draw:type="rectangle" draw:enhanced-path="M 0 0 L 21600 0 21600 21600 0 21600 0 0 Z N"/>
              </draw:custom-shape>
              <draw:custom-shape draw:style-name="gr195" draw:text-style-name="P16" draw:layer="layout" svg:width="0.86cm" svg:height="0.867cm" svg:x="9.688cm" svg:y="5.426cm">
                <text:p/>
                <draw:enhanced-geometry svg:viewBox="0 0 21600 21600" draw:mirror-horizontal="true" draw:mirror-vertical="false" draw:type="rectangle" draw:enhanced-path="M 0 0 L 21600 0 21600 21600 0 21600 0 0 Z N"/>
              </draw:custom-shape>
              <draw:custom-shape draw:style-name="gr183" draw:text-style-name="P14" draw:layer="layout" svg:width="0.84cm" svg:height="0.845cm" svg:x="9.711cm" svg:y="5.448cm">
                <text:p/>
                <draw:enhanced-geometry svg:viewBox="0 0 21600 21600" draw:mirror-horizontal="true" draw:mirror-vertical="false" draw:type="rectangle" draw:enhanced-path="M 0 0 L 21600 0 21600 21600 0 21600 0 0 Z N"/>
              </draw:custom-shape>
            </draw:g>
            <draw:custom-shape draw:style-name="gr196" draw:text-style-name="P15" draw:layer="layout" svg:width="1.805cm" svg:height="0.529cm" svg:x="8.107cm" svg:y="5.659cm">
              <text:p/>
              <draw:enhanced-geometry svg:viewBox="0 0 21600 21600" draw:type="rectangle" draw:enhanced-path="M 0 0 L 21600 0 21600 21600 0 21600 0 0 Z N"/>
            </draw:custom-shape>
            <draw:custom-shape draw:style-name="gr197" draw:text-style-name="P16" draw:layer="layout" svg:width="1.805cm" svg:height="0.317cm" svg:x="8.107cm" svg:y="5.765cm">
              <text:p/>
              <draw:enhanced-geometry svg:viewBox="0 0 21600 21600" draw:type="rectangle" draw:enhanced-path="M 0 0 L 21600 0 21600 21600 0 21600 0 0 Z N"/>
            </draw:custom-shape>
          </draw:g>
          <draw:g>
            <draw:g>
              <draw:custom-shape draw:style-name="gr198" draw:text-style-name="P6" draw:layer="layout" svg:width="0.835cm" svg:height="0.846cm" svg:x="11.184cm" svg:y="5.13cm">
                <text:p/>
                <draw:enhanced-geometry svg:viewBox="0 0 21600 21600" draw:mirror-horizontal="false" draw:mirror-vertical="false" draw:type="rectangle" draw:enhanced-path="M 0 0 L 21600 0 21600 21600 0 21600 0 0 Z N"/>
              </draw:custom-shape>
              <draw:custom-shape draw:style-name="gr187" draw:text-style-name="P16" draw:layer="layout" svg:width="0.87cm" svg:height="0.867cm" svg:x="11.577cm" svg:y="5.426cm">
                <text:p/>
                <draw:enhanced-geometry svg:viewBox="0 0 21600 21600" draw:mirror-horizontal="false" draw:mirror-vertical="false" draw:type="rectangle" draw:enhanced-path="M 0 0 L 21600 0 21600 21600 0 21600 0 0 Z N"/>
              </draw:custom-shape>
              <draw:custom-shape draw:style-name="gr199" draw:text-style-name="P14" draw:layer="layout" svg:width="0.85cm" svg:height="0.845cm" svg:x="11.597cm" svg:y="5.448cm">
                <text:p/>
                <draw:enhanced-geometry svg:viewBox="0 0 21600 21600" draw:mirror-horizontal="false" draw:mirror-vertical="false" draw:type="rectangle" draw:enhanced-path="M 0 0 L 21600 0 21600 21600 0 21600 0 0 Z N"/>
              </draw:custom-shape>
            </draw:g>
            <draw:custom-shape draw:style-name="gr189" draw:text-style-name="P15" draw:layer="layout" svg:width="1.803cm" svg:height="0.529cm" svg:x="12.181cm" svg:y="5.659cm">
              <text:p/>
              <draw:enhanced-geometry svg:viewBox="0 0 21600 21600" draw:mirror-horizontal="true" draw:type="rectangle" draw:enhanced-path="M 0 0 L 21600 0 21600 21600 0 21600 0 0 Z N"/>
            </draw:custom-shape>
            <draw:custom-shape draw:style-name="gr190" draw:text-style-name="P16" draw:layer="layout" svg:width="1.803cm" svg:height="0.317cm" svg:x="12.181cm" svg:y="5.765cm">
              <text:p/>
              <draw:enhanced-geometry svg:viewBox="0 0 21600 21600" draw:mirror-horizontal="true" draw:type="rectangle" draw:enhanced-path="M 0 0 L 21600 0 21600 21600 0 21600 0 0 Z N"/>
            </draw:custom-shape>
          </draw:g>
          <draw:custom-shape draw:style-name="gr200" draw:text-style-name="P16" draw:layer="layout" svg:width="0.582cm" svg:height="0.847cm" svg:x="13.598cm" svg:y="5.354cm">
            <text:p/>
            <draw:enhanced-geometry svg:viewBox="0 0 21600 21600" draw:mirror-vertical="true" draw:glue-points="?f6 10800 10800 21600 ?f5 10800 10800 0" draw:text-areas="?f3 ?f3 ?f4 ?f4" draw:type="trapezoid" draw:modifiers="7213.0671506352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01" draw:text-style-name="P16" draw:layer="layout" svg:width="0.847cm" svg:height="0.846cm" svg:x="7.547cm" svg:y="5.554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02" draw:text-style-name="P52" draw:layer="layout" svg:width="0.318cm" svg:height="0.041cm" svg:x="10.9cm" svg:y="5.83cm">
              <text:p/>
              <draw:enhanced-geometry svg:viewBox="0 0 21600 21600" draw:mirror-horizontal="false" draw:mirror-vertical="false" draw:type="rectangle" draw:enhanced-path="M 0 0 L 21600 0 21600 21600 0 21600 0 0 Z N"/>
            </draw:custom-shape>
            <draw:custom-shape draw:style-name="gr202" draw:text-style-name="P52" draw:layer="layout" svg:width="0.318cm" svg:height="0.043cm" svg:x="10.9cm" svg:y="5.247cm">
              <text:p/>
              <draw:enhanced-geometry svg:viewBox="0 0 21600 21600" draw:mirror-horizontal="false" draw:mirror-vertical="false" draw:type="rectangle" draw:enhanced-path="M 0 0 L 21600 0 21600 21600 0 21600 0 0 Z N"/>
            </draw:custom-shape>
            <draw:custom-shape draw:style-name="gr203" draw:text-style-name="P53" draw:layer="layout" svg:width="0.158cm" svg:height="0.846cm" svg:x="10.98cm" svg:y="5.136cm">
              <text:p/>
              <draw:enhanced-geometry svg:viewBox="0 0 21600 21600" draw:mirror-vertical="true" draw:mirror-horizontal="false" draw:extrusion-origin="0 0" draw:extrusion-viewpoint="(0cm 0cm 25cm)" draw:extrusion-skew="0 0" dr3d:projection="perspective" draw:extrusion-depth="2.5cm 0" draw:text-areas="?f4 ?f6 ?f5 ?f7" draw:glue-point-type="segments" draw:path-stretchpoint-x="10800" draw:path-stretchpoint-y="10800" draw:type="frame" draw:modifiers="5864.9006622516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frame draw:style-name="gr204" draw:text-style-name="P51" draw:layer="French text" svg:width="6.347cm" svg:height="1.115cm" svg:x="7.753cm" svg:y="3.941cm">
            <draw:text-box>
              <text:p text:style-name="P15"><text:span text:style-name="T14">Accouplement avec intercalaire, </text:span></text:p>
              <text:p text:style-name="P15"><text:span text:style-name="T14">espace entre les huisseries</text:span></text:p>
            </draw:text-box>
          </draw:frame>
        </draw:g>
        <draw:g>
          <draw:g>
            <draw:g>
              <draw:custom-shape draw:style-name="gr205" draw:text-style-name="P6" draw:layer="layout" svg:width="0.838cm" svg:height="0.846cm" svg:x="6.301cm" svg:y="7.748cm">
                <text:p/>
                <draw:enhanced-geometry svg:viewBox="0 0 21600 21600" draw:mirror-horizontal="true" draw:mirror-vertical="false" draw:type="rectangle" draw:enhanced-path="M 0 0 L 21600 0 21600 21600 0 21600 0 0 Z N"/>
              </draw:custom-shape>
              <draw:custom-shape draw:style-name="gr195" draw:text-style-name="P16" draw:layer="layout" svg:width="0.86cm" svg:height="0.867cm" svg:x="5.881cm" svg:y="8.045cm">
                <text:p/>
                <draw:enhanced-geometry svg:viewBox="0 0 21600 21600" draw:mirror-horizontal="true" draw:mirror-vertical="false" draw:type="rectangle" draw:enhanced-path="M 0 0 L 21600 0 21600 21600 0 21600 0 0 Z N"/>
              </draw:custom-shape>
              <draw:custom-shape draw:style-name="gr206" draw:text-style-name="P14" draw:layer="layout" svg:width="0.84cm" svg:height="0.847cm" svg:x="5.904cm" svg:y="8.065cm">
                <text:p/>
                <draw:enhanced-geometry svg:viewBox="0 0 21600 21600" draw:mirror-horizontal="true" draw:mirror-vertical="false" draw:type="rectangle" draw:enhanced-path="M 0 0 L 21600 0 21600 21600 0 21600 0 0 Z N"/>
              </draw:custom-shape>
            </draw:g>
            <draw:custom-shape draw:style-name="gr207" draw:text-style-name="P15" draw:layer="layout" svg:width="1.804cm" svg:height="0.53cm" svg:x="4.3cm" svg:y="8.276cm">
              <text:p/>
              <draw:enhanced-geometry svg:viewBox="0 0 21600 21600" draw:type="rectangle" draw:enhanced-path="M 0 0 L 21600 0 21600 21600 0 21600 0 0 Z N"/>
            </draw:custom-shape>
            <draw:custom-shape draw:style-name="gr208" draw:text-style-name="P16" draw:layer="layout" svg:width="1.804cm" svg:height="0.318cm" svg:x="4.3cm" svg:y="8.382cm">
              <text:p/>
              <draw:enhanced-geometry svg:viewBox="0 0 21600 21600" draw:type="rectangle" draw:enhanced-path="M 0 0 L 21600 0 21600 21600 0 21600 0 0 Z N"/>
            </draw:custom-shape>
          </draw:g>
          <draw:g>
            <draw:g>
              <draw:custom-shape draw:style-name="gr186" draw:text-style-name="P6" draw:layer="layout" svg:width="0.836cm" svg:height="0.846cm" svg:x="7.5cm" svg:y="7.75cm">
                <text:p/>
                <draw:enhanced-geometry svg:viewBox="0 0 21600 21600" draw:mirror-horizontal="false" draw:mirror-vertical="false" draw:type="rectangle" draw:enhanced-path="M 0 0 L 21600 0 21600 21600 0 21600 0 0 Z N"/>
              </draw:custom-shape>
              <draw:custom-shape draw:style-name="gr209" draw:text-style-name="P16" draw:layer="layout" svg:width="0.871cm" svg:height="0.867cm" svg:x="7.893cm" svg:y="8.047cm">
                <text:p/>
                <draw:enhanced-geometry svg:viewBox="0 0 21600 21600" draw:mirror-horizontal="false" draw:mirror-vertical="false" draw:type="rectangle" draw:enhanced-path="M 0 0 L 21600 0 21600 21600 0 21600 0 0 Z N"/>
              </draw:custom-shape>
              <draw:custom-shape draw:style-name="gr210" draw:text-style-name="P14" draw:layer="layout" svg:width="0.85cm" svg:height="0.847cm" svg:x="7.914cm" svg:y="8.067cm">
                <text:p/>
                <draw:enhanced-geometry svg:viewBox="0 0 21600 21600" draw:mirror-horizontal="false" draw:mirror-vertical="false" draw:type="rectangle" draw:enhanced-path="M 0 0 L 21600 0 21600 21600 0 21600 0 0 Z N"/>
              </draw:custom-shape>
            </draw:g>
            <draw:custom-shape draw:style-name="gr207" draw:text-style-name="P15" draw:layer="layout" svg:width="1.804cm" svg:height="0.53cm" svg:x="8.54cm" svg:y="8.278cm">
              <text:p/>
              <draw:enhanced-geometry svg:viewBox="0 0 21600 21600" draw:mirror-horizontal="true" draw:type="rectangle" draw:enhanced-path="M 0 0 L 21600 0 21600 21600 0 21600 0 0 Z N"/>
            </draw:custom-shape>
            <draw:custom-shape draw:style-name="gr208" draw:text-style-name="P16" draw:layer="layout" svg:width="1.804cm" svg:height="0.318cm" svg:x="8.54cm" svg:y="8.384cm">
              <text:p/>
              <draw:enhanced-geometry svg:viewBox="0 0 21600 21600" draw:mirror-horizontal="true" draw:type="rectangle" draw:enhanced-path="M 0 0 L 21600 0 21600 21600 0 21600 0 0 Z N"/>
            </draw:custom-shape>
          </draw:g>
          <draw:custom-shape draw:style-name="gr211" draw:text-style-name="P16" draw:layer="layout" svg:width="0.848cm" svg:height="0.847cm" svg:x="9.874cm" svg:y="8.128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2" draw:text-style-name="P16" draw:layer="layout" svg:width="0.846cm" svg:height="0.847cm" svg:x="3.846cm" svg:y="8.172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13" draw:text-style-name="P50" draw:layer="layout" svg:width="0.191cm" svg:height="0.72cm" svg:x="7.226cm" svg:y="7.816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3116.4179104477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frame draw:style-name="gr214" draw:text-style-name="P51" draw:layer="French text" svg:width="9.309cm" svg:height="1.179cm" svg:x="2.837cm" svg:y="6.641cm">
            <draw:text-box>
              <text:p text:style-name="P15"><text:span text:style-name="T14">Accouplement avec profil de renforcement, </text:span></text:p>
              <text:p text:style-name="P15"><text:span text:style-name="T14">espace entre les huisseries augmenté</text:span></text:p>
            </draw:text-box>
          </draw:frame>
          <draw:custom-shape draw:style-name="gr202" draw:text-style-name="P52" draw:layer="layout" svg:width="0.106cm" svg:height="0.042cm" svg:x="7.1cm" svg:y="8.445cm">
            <text:p/>
            <draw:enhanced-geometry svg:viewBox="0 0 21600 21600" draw:mirror-horizontal="false" draw:mirror-vertical="false" draw:type="rectangle" draw:enhanced-path="M 0 0 L 21600 0 21600 21600 0 21600 0 0 Z N"/>
          </draw:custom-shape>
          <draw:custom-shape draw:style-name="gr202" draw:text-style-name="P52" draw:layer="layout" svg:width="0.106cm" svg:height="0.042cm" svg:x="7.1cm" svg:y="7.874cm">
            <text:p/>
            <draw:enhanced-geometry svg:viewBox="0 0 21600 21600" draw:mirror-horizontal="false" draw:mirror-vertical="false" draw:type="rectangle" draw:enhanced-path="M 0 0 L 21600 0 21600 21600 0 21600 0 0 Z N"/>
          </draw:custom-shape>
          <draw:custom-shape draw:style-name="gr202" draw:text-style-name="P52" draw:layer="layout" svg:width="0.107cm" svg:height="0.043cm" svg:x="7.437cm" svg:y="8.45cm">
            <text:p/>
            <draw:enhanced-geometry svg:viewBox="0 0 21600 21600" draw:mirror-horizontal="false" draw:mirror-vertical="false" draw:type="rectangle" draw:enhanced-path="M 0 0 L 21600 0 21600 21600 0 21600 0 0 Z N"/>
          </draw:custom-shape>
          <draw:custom-shape draw:style-name="gr202" draw:text-style-name="P52" draw:layer="layout" svg:width="0.107cm" svg:height="0.042cm" svg:x="7.437cm" svg:y="7.88cm">
            <text:p/>
            <draw:enhanced-geometry svg:viewBox="0 0 21600 21600" draw:mirror-horizontal="false" draw:mirror-vertical="false" draw:type="rectangle" draw:enhanced-path="M 0 0 L 21600 0 21600 21600 0 21600 0 0 Z N"/>
          </draw:custom-shape>
          <draw:g>
            <draw:custom-shape draw:style-name="gr215" draw:text-style-name="P53" draw:layer="layout" svg:width="0.307cm" svg:height="0.847cm" svg:x="7.169cm" svg:y="7.709cm">
              <text:p/>
              <draw:enhanced-geometry svg:viewBox="0 0 21600 21600"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511.6279069767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g>
          <draw:g>
            <draw:g>
              <draw:custom-shape draw:style-name="gr216" draw:text-style-name="P6" draw:layer="layout" svg:width="0.838cm" svg:height="0.847cm" svg:x="4.21cm" svg:y="9.87cm">
                <text:p/>
                <draw:enhanced-geometry svg:viewBox="0 0 21600 21600" draw:mirror-horizontal="false" draw:mirror-vertical="false" draw:type="rectangle" draw:enhanced-path="M 0 0 L 21600 0 21600 21600 0 21600 0 0 Z N"/>
              </draw:custom-shape>
              <draw:custom-shape draw:style-name="gr217" draw:text-style-name="P16" draw:layer="layout" svg:width="0.86cm" svg:height="0.869cm" svg:x="4.608cm" svg:y="10.167cm">
                <text:p/>
                <draw:enhanced-geometry svg:viewBox="0 0 21600 21600" draw:mirror-horizontal="false" draw:mirror-vertical="false" draw:type="rectangle" draw:enhanced-path="M 0 0 L 21600 0 21600 21600 0 21600 0 0 Z N"/>
              </draw:custom-shape>
              <draw:custom-shape draw:style-name="gr218" draw:text-style-name="P14" draw:layer="layout" svg:width="0.839cm" svg:height="0.848cm" svg:x="4.629cm" svg:y="10.188cm">
                <text:p/>
                <draw:enhanced-geometry svg:viewBox="0 0 21600 21600" draw:mirror-horizontal="false" draw:mirror-vertical="false" draw:type="rectangle" draw:enhanced-path="M 0 0 L 21600 0 21600 21600 0 21600 0 0 Z N"/>
              </draw:custom-shape>
            </draw:g>
            <draw:custom-shape draw:style-name="gr219" draw:text-style-name="P15" draw:layer="layout" svg:width="1.804cm" svg:height="0.531cm" svg:x="5.245cm" svg:y="10.399cm">
              <text:p/>
              <draw:enhanced-geometry svg:viewBox="0 0 21600 21600" draw:mirror-horizontal="true" draw:type="rectangle" draw:enhanced-path="M 0 0 L 21600 0 21600 21600 0 21600 0 0 Z N"/>
            </draw:custom-shape>
            <draw:custom-shape draw:style-name="gr220" draw:text-style-name="P16" draw:layer="layout" svg:width="1.804cm" svg:height="0.319cm" svg:x="5.245cm" svg:y="10.505cm">
              <text:p/>
              <draw:enhanced-geometry svg:viewBox="0 0 21600 21600" draw:mirror-horizontal="true" draw:type="rectangle" draw:enhanced-path="M 0 0 L 21600 0 21600 21600 0 21600 0 0 Z N"/>
            </draw:custom-shape>
          </draw:g>
          <draw:g>
            <draw:g>
              <draw:custom-shape draw:style-name="gr198" draw:text-style-name="P6" draw:layer="layout" svg:width="0.834cm" svg:height="0.846cm" draw:transform="skewX (-0.00122173047639611) rotate (-0.785398163397448) translate (3.505cm 10.132cm)">
                <text:p/>
                <draw:enhanced-geometry svg:viewBox="0 0 21600 21600" draw:mirror-horizontal="true" draw:mirror-vertical="false" draw:type="rectangle" draw:enhanced-path="M 0 0 L 21600 0 21600 21600 0 21600 0 0 Z N"/>
              </draw:custom-shape>
              <draw:custom-shape draw:style-name="gr187" draw:text-style-name="P16" draw:layer="layout" svg:width="0.87cm" svg:height="0.867cm" draw:transform="rotate (-0.785398163397448) translate (3.494cm 10.619cm)">
                <text:p/>
                <draw:enhanced-geometry svg:viewBox="0 0 21600 21600" draw:mirror-horizontal="true" draw:mirror-vertical="false" draw:type="rectangle" draw:enhanced-path="M 0 0 L 21600 0 21600 21600 0 21600 0 0 Z N"/>
              </draw:custom-shape>
              <draw:custom-shape draw:style-name="gr221" draw:text-style-name="P14" draw:layer="layout" svg:width="0.851cm" svg:height="0.846cm" draw:transform="skewX (0.00122173047639585) rotate (-0.785398163397448) translate (3.431cm 10.649cm)">
                <text:p/>
                <draw:enhanced-geometry svg:viewBox="0 0 21600 21600" draw:mirror-horizontal="true" draw:mirror-vertical="false" draw:type="rectangle" draw:enhanced-path="M 0 0 L 21600 0 21600 21600 0 21600 0 0 Z N"/>
              </draw:custom-shape>
            </draw:g>
            <draw:custom-shape draw:style-name="gr196" draw:text-style-name="P15" draw:layer="layout" svg:width="1.805cm" svg:height="0.529cm" draw:transform="rotate (0.785398163397448) translate (1.912cm 12.533cm)">
              <text:p/>
              <draw:enhanced-geometry svg:viewBox="0 0 21600 21600" draw:mirror-horizontal="false" draw:type="rectangle" draw:enhanced-path="M 0 0 L 21600 0 21600 21600 0 21600 0 0 Z N"/>
            </draw:custom-shape>
            <draw:custom-shape draw:style-name="gr222" draw:text-style-name="P16" draw:layer="layout" svg:width="1.806cm" svg:height="0.319cm" draw:transform="skewX (0.00314159265358969) rotate (0.785398163397448) translate (1.985cm 12.608cm)">
              <text:p/>
              <draw:enhanced-geometry svg:viewBox="0 0 21600 21600" draw:mirror-horizontal="false" draw:type="rectangle" draw:enhanced-path="M 0 0 L 21600 0 21600 21600 0 21600 0 0 Z N"/>
            </draw:custom-shape>
          </draw:g>
          <draw:custom-shape draw:style-name="gr223" draw:text-style-name="P16" draw:layer="layout" svg:width="0.846cm" svg:height="0.847cm" svg:x="1.674cm" svg:y="12.046cm">
            <text:p/>
            <draw:enhanced-geometry svg:viewBox="0 0 21600 21600" draw:mirror-vertical="true" draw:mirror-horizontal="tru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4" draw:text-style-name="P16" draw:layer="layout" svg:width="0.846cm" svg:height="0.848cm" svg:x="6.805cm" svg:y="10.289cm">
            <text:p/>
            <draw:enhanced-geometry svg:viewBox="0 0 21600 21600" draw:mirror-vertical="false"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5" draw:text-style-name="P54" draw:layer="French text" svg:width="6.244cm" svg:height="1.18cm" svg:x="1.616cm" svg:y="9.185cm">
            <draw:text-box>
              <text:p text:style-name="P42"><text:span text:style-name="T14">Accouplement d’angle de valeur fixée</text:span></text:p>
            </draw:text-box>
          </draw:frame>
          <draw:g>
            <draw:custom-shape draw:style-name="gr202" draw:text-style-name="P52" draw:layer="layout" svg:width="0.105cm" svg:height="0.044cm" svg:x="4.17cm" svg:y="10.565cm">
              <text:p/>
              <draw:enhanced-geometry svg:viewBox="0 0 21600 21600" draw:mirror-horizontal="false" draw:mirror-vertical="false" draw:type="rectangle" draw:enhanced-path="M 0 0 L 21600 0 21600 21600 0 21600 0 0 Z N"/>
            </draw:custom-shape>
            <draw:custom-shape draw:style-name="gr202" draw:text-style-name="P52" draw:layer="layout" svg:width="0.105cm" svg:height="0.041cm" svg:x="4.17cm" svg:y="9.995cm">
              <text:p/>
              <draw:enhanced-geometry svg:viewBox="0 0 21600 21600" draw:mirror-horizontal="false" draw:mirror-vertical="false" draw:type="rectangle" draw:enhanced-path="M 0 0 L 21600 0 21600 21600 0 21600 0 0 Z N"/>
            </draw:custom-shape>
          </draw:g>
          <draw:g>
            <draw:custom-shape draw:style-name="gr202" draw:text-style-name="P52" draw:layer="layout" svg:width="0.107cm" svg:height="0.042cm" draw:transform="rotate (-0.785398163397449) translate (4cm 10.588cm)">
              <text:p/>
              <draw:enhanced-geometry svg:viewBox="0 0 21600 21600" draw:mirror-horizontal="true" draw:mirror-vertical="false" draw:type="rectangle" draw:enhanced-path="M 0 0 L 21600 0 21600 21600 0 21600 0 0 Z N"/>
            </draw:custom-shape>
            <draw:custom-shape draw:style-name="gr202" draw:text-style-name="P52" draw:layer="layout" svg:width="0.107cm" svg:height="0.04cm" draw:transform="skewX (0.0249582083035189) rotate (-0.785398163397449) translate (3.595cm 10.184cm)">
              <text:p/>
              <draw:enhanced-geometry svg:viewBox="0 0 21600 21600" draw:mirror-horizontal="true" draw:mirror-vertical="false" draw:type="rectangle" draw:enhanced-path="M 0 0 L 21600 0 21600 21600 0 21600 0 0 Z N"/>
            </draw:custom-shape>
          </draw:g>
          <draw:custom-shape draw:style-name="gr226" draw:text-style-name="P55" draw:layer="layout" svg:width="0.69cm" svg:height="0.782cm" draw:transform="rotate (-0.392699081698724) translate (3.846cm 9.856cm)">
            <text:p/>
            <draw:enhanced-geometry svg:viewBox="0 0 21600 21600" draw:mirror-horizontal="true" draw:glue-points="?f6 10800 10800 21600 ?f5 10800 10800 0" draw:text-areas="?f3 ?f3 ?f4 ?f4" draw:type="trapezoid" draw:modifiers="10172.47706422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7" draw:text-style-name="P16" draw:layer="layout" svg:width="0.546cm" svg:height="0.626cm" draw:transform="skewX (-0.00157079632679479) rotate (-0.392699081698724) translate (3.839cm 9.93cm)">
            <text:p/>
            <draw:enhanced-geometry svg:viewBox="0 0 21600 21600" draw:mirror-horizontal="true" draw:glue-points="?f6 10800 10800 21600 ?f5 10800 10800 0" draw:text-areas="?f3 ?f3 ?f4 ?f4" draw:type="trapezoid" draw:modifiers="10381.395348837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223" draw:text-style-name="P16" draw:layer="layout" svg:width="0.846cm" svg:height="0.847cm" svg:x="13.046cm" svg:y="12.047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28" draw:text-style-name="P51" draw:layer="French text" svg:width="6.559cm" svg:height="0.723cm" svg:x="7.492cm" svg:y="9.179cm">
            <draw:text-box>
              <text:p text:style-name="P15"><text:span text:style-name="T14">Accouplement d’angle réglable</text:span></text:p>
            </draw:text-box>
          </draw:frame>
          <draw:g>
            <draw:g>
              <draw:g>
                <draw:g>
                  <draw:custom-shape draw:style-name="gr229" draw:text-style-name="P6" draw:layer="layout" svg:width="0.84cm" svg:height="0.847cm" draw:transform="rotate (-0.785398163397449) translate (12.467cm 10.347cm)">
                    <text:p/>
                    <draw:enhanced-geometry svg:viewBox="0 0 21600 21600" draw:mirror-horizontal="false" draw:mirror-vertical="false" draw:type="rectangle" draw:enhanced-path="M 0 0 L 21600 0 21600 21600 0 21600 0 0 Z N"/>
                  </draw:custom-shape>
                  <draw:custom-shape draw:style-name="gr230" draw:text-style-name="P16" draw:layer="layout" svg:width="0.86cm" svg:height="0.868cm" draw:transform="rotate (-0.785398163397449) translate (12.54cm 10.839cm)">
                    <text:p/>
                    <draw:enhanced-geometry svg:viewBox="0 0 21600 21600" draw:mirror-horizontal="false" draw:mirror-vertical="false" draw:type="rectangle" draw:enhanced-path="M 0 0 L 21600 0 21600 21600 0 21600 0 0 Z N"/>
                  </draw:custom-shape>
                  <draw:custom-shape draw:style-name="gr206" draw:text-style-name="P14" draw:layer="layout" svg:width="0.84cm" svg:height="0.847cm" draw:transform="rotate (-0.785398163397449) translate (12.539cm 10.868cm)">
                    <text:p/>
                    <draw:enhanced-geometry svg:viewBox="0 0 21600 21600" draw:mirror-horizontal="false" draw:mirror-vertical="false" draw:type="rectangle" draw:enhanced-path="M 0 0 L 21600 0 21600 21600 0 21600 0 0 Z N"/>
                  </draw:custom-shape>
                </draw:g>
                <draw:custom-shape draw:style-name="gr231" draw:text-style-name="P15" draw:layer="layout" svg:width="1.506cm" svg:height="0.53cm" draw:transform="skewX (-0.00191986217719376) rotate (0.785398163397448) translate (12.445cm 12.536cm)">
                  <text:p/>
                  <draw:enhanced-geometry svg:viewBox="0 0 21600 21600" draw:mirror-horizontal="true" draw:mirror-vertical="false" draw:type="rectangle" draw:enhanced-path="M 0 0 L 21600 0 21600 21600 0 21600 0 0 Z N"/>
                </draw:custom-shape>
                <draw:custom-shape draw:style-name="gr232" draw:text-style-name="P16" draw:layer="layout" svg:width="1.591cm" svg:height="0.319cm" draw:transform="skewX (-0.00314159265358977) rotate (0.785398163397448) translate (12.519cm 12.67cm)">
                  <text:p/>
                  <draw:enhanced-geometry svg:viewBox="0 0 21600 21600" draw:mirror-horizontal="true" draw:mirror-vertical="false" draw:type="rectangle" draw:enhanced-path="M 0 0 L 21600 0 21600 21600 0 21600 0 0 Z N"/>
                </draw:custom-shape>
              </draw:g>
              <draw:g>
                <draw:custom-shape draw:style-name="gr202" draw:text-style-name="P52" draw:layer="layout" svg:width="0.107cm" svg:height="0.042cm" draw:transform="skewX (0.0237364778271228) rotate (0.785398163397448) translate (11.867cm 10.857cm)">
                  <text:p/>
                  <draw:enhanced-geometry svg:viewBox="0 0 21600 21600" draw:mirror-horizontal="true" draw:mirror-vertical="false" draw:type="rectangle" draw:enhanced-path="M 0 0 L 21600 0 21600 21600 0 21600 0 0 Z N"/>
                </draw:custom-shape>
                <draw:custom-shape draw:style-name="gr202" draw:text-style-name="P52" draw:layer="layout" svg:width="0.107cm" svg:height="0.04cm" draw:transform="skewX (-0.0249582083035189) rotate (0.785398163397448) translate (12.248cm 10.452cm)">
                  <text:p/>
                  <draw:enhanced-geometry svg:viewBox="0 0 21600 21600" draw:mirror-horizontal="true" draw:mirror-vertical="false" draw:type="rectangle" draw:enhanced-path="M 0 0 L 21600 0 21600 21600 0 21600 0 0 Z N"/>
                </draw:custom-shape>
              </draw:g>
              <draw:g>
                <draw:custom-shape draw:style-name="gr233" draw:text-style-name="P55" draw:layer="layout" svg:width="0.317cm" svg:height="0.846cm" draw:transform="skewX (0.00122173047639592) rotate (0.785398163397448) translate (11.609cm 10.336cm)">
                  <text:p/>
                  <draw:enhanced-geometry svg:viewBox="0 0 21600 21600" draw:mirror-horizontal="tru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731.5614617940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34" draw:text-style-name="P55" draw:layer="layout" svg:width="0.849cm" svg:height="0.849cm" draw:transform="skewX (0.00122173047639601) rotate (0.785398163397448) translate (11.174cm 1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16" draw:layer="layout" svg:width="0.742cm" svg:height="0.741cm" draw:transform="rotate (0.785398163397448) translate (11.25cm 10.29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g>
                <draw:g>
                  <draw:custom-shape draw:style-name="gr236" draw:text-style-name="P6" draw:layer="layout" svg:width="0.839cm" svg:height="0.848cm" svg:x="10.431cm" svg:y="9.866cm">
                    <text:p/>
                    <draw:enhanced-geometry svg:viewBox="0 0 21600 21600" draw:mirror-horizontal="true" draw:mirror-vertical="false" draw:type="rectangle" draw:enhanced-path="M 0 0 L 21600 0 21600 21600 0 21600 0 0 Z N"/>
                  </draw:custom-shape>
                  <draw:custom-shape draw:style-name="gr237" draw:text-style-name="P16" draw:layer="layout" svg:width="0.859cm" svg:height="0.869cm" svg:x="10.011cm" svg:y="10.163cm">
                    <text:p/>
                    <draw:enhanced-geometry svg:viewBox="0 0 21600 21600" draw:mirror-horizontal="true" draw:mirror-vertical="false" draw:type="rectangle" draw:enhanced-path="M 0 0 L 21600 0 21600 21600 0 21600 0 0 Z N"/>
                  </draw:custom-shape>
                  <draw:custom-shape draw:style-name="gr238" draw:text-style-name="P14" draw:layer="layout" svg:width="0.841cm" svg:height="0.848cm" svg:x="10.033cm" svg:y="10.184cm">
                    <text:p/>
                    <draw:enhanced-geometry svg:viewBox="0 0 21600 21600" draw:mirror-horizontal="true" draw:mirror-vertical="false" draw:type="rectangle" draw:enhanced-path="M 0 0 L 21600 0 21600 21600 0 21600 0 0 Z N"/>
                  </draw:custom-shape>
                </draw:g>
                <draw:custom-shape draw:style-name="gr219" draw:text-style-name="P15" draw:layer="layout" svg:width="1.804cm" svg:height="0.531cm" svg:x="8.473cm" svg:y="10.395cm">
                  <text:p/>
                  <draw:enhanced-geometry svg:viewBox="0 0 21600 21600" draw:mirror-horizontal="false" draw:mirror-vertical="false" draw:type="rectangle" draw:enhanced-path="M 0 0 L 21600 0 21600 21600 0 21600 0 0 Z N"/>
                </draw:custom-shape>
                <draw:custom-shape draw:style-name="gr220" draw:text-style-name="P16" draw:layer="layout" svg:width="1.804cm" svg:height="0.319cm" svg:x="8.473cm" svg:y="10.501cm">
                  <text:p/>
                  <draw:enhanced-geometry svg:viewBox="0 0 21600 21600" draw:mirror-horizontal="false" draw:mirror-vertical="false" draw:type="rectangle" draw:enhanced-path="M 0 0 L 21600 0 21600 21600 0 21600 0 0 Z N"/>
                </draw:custom-shape>
              </draw:g>
              <draw:g>
                <draw:custom-shape draw:style-name="gr202" draw:text-style-name="P52" draw:layer="layout" svg:width="0.105cm" svg:height="0.041cm" svg:x="11.229cm" svg:y="10.549cm">
                  <text:p/>
                  <draw:enhanced-geometry svg:viewBox="0 0 21600 21600" draw:mirror-horizontal="true" draw:mirror-vertical="false" draw:type="rectangle" draw:enhanced-path="M 0 0 L 21600 0 21600 21600 0 21600 0 0 Z N"/>
                </draw:custom-shape>
                <draw:custom-shape draw:style-name="gr202" draw:text-style-name="P52" draw:layer="layout" svg:width="0.105cm" svg:height="0.043cm" svg:x="11.229cm" svg:y="9.976cm">
                  <text:p/>
                  <draw:enhanced-geometry svg:viewBox="0 0 21600 21600" draw:mirror-horizontal="true" draw:mirror-vertical="false" draw:type="rectangle" draw:enhanced-path="M 0 0 L 21600 0 21600 21600 0 21600 0 0 Z N"/>
                </draw:custom-shape>
              </draw:g>
              <draw:g>
                <draw:custom-shape draw:style-name="gr239" draw:text-style-name="P55" draw:layer="layout" svg:width="0.318cm" svg:height="0.848cm" svg:x="11.324cm" svg:y="9.87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731.5614617940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40" draw:text-style-name="P55" draw:layer="layout" svg:width="0.846cm" svg:height="0.848cm" svg:x="11.377cm" svg:y="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16" draw:layer="layout" svg:width="0.743cm" svg:height="0.742cm" svg:x="11.43cm" svg:y="9.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42" draw:text-style-name="P16" draw:layer="layout" svg:width="0.846cm" svg:height="0.848cm" svg:x="7.914cm" svg:y="10.29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3" draw:text-style-name="P16" draw:layer="layout" svg:width="0.794cm" svg:height="0.741cm" svg:x="13.416cm" svg:y="12.164cm">
            <text:p/>
            <draw:enhanced-geometry svg:viewBox="0 0 21600 21600" draw:mirror-vertical="tru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44" draw:text-style-name="P9" draw:layer="layout" svg:width="12.532cm" svg:height="11.636cm" svg:x="1.568cm" svg:y="1.3cm">
          <text:p/>
          <draw:enhanced-geometry svg:viewBox="0 0 21600 21600" draw:mirror-horizontal="false" draw:mirror-vertical="false" draw:type="rectangle" draw:enhanced-path="M 0 0 L 21600 0 21600 21600 0 21600 0 0 Z N"/>
        </draw:custom-shape>
      </draw:page>
      <draw:page draw:name="page5" draw:style-name="dp1" draw:master-page-name="Standard">
        <office:forms form:automatic-focus="false" form:apply-design-mode="false"/>
        <draw:g>
          <draw:custom-shape draw:style-name="gr245" draw:text-style-name="P6" draw:layer="layout" svg:width="0.488cm" svg:height="0.489cm" svg:x="2.708cm" svg:y="2.748cm">
            <text:p/>
            <draw:enhanced-geometry svg:viewBox="0 0 21600 21600" draw:type="rectangle" draw:enhanced-path="M 0 0 L 21600 0 21600 21600 0 21600 0 0 Z N"/>
          </draw:custom-shape>
          <draw:custom-shape draw:style-name="gr7" draw:text-style-name="P7" draw:layer="layout" svg:width="0.245cm" svg:height="0.059cm" svg:x="2.707cm" svg:y="2.68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83cm" svg:height="0.062cm" svg:x="2.586cm" svg:y="3.175cm">
            <text:p/>
            <draw:enhanced-geometry svg:viewBox="0 0 21600 21600" draw:type="rectangle" draw:enhanced-path="M 0 0 L 21600 0 21600 21600 0 21600 0 0 Z N"/>
          </draw:custom-shape>
          <draw:custom-shape draw:style-name="gr246" draw:text-style-name="P16" draw:layer="layout" svg:width="0.499cm" svg:height="0.502cm" svg:x="2.942cm" svg:y="2.918cm">
            <text:p/>
            <draw:enhanced-geometry svg:viewBox="0 0 21600 21600" draw:mirror-horizontal="false" draw:mirror-vertical="false" draw:type="rectangle" draw:enhanced-path="M 0 0 L 21600 0 21600 21600 0 21600 0 0 Z N"/>
          </draw:custom-shape>
          <draw:custom-shape draw:style-name="gr247" draw:text-style-name="P14" draw:layer="layout" svg:width="0.486cm" svg:height="0.487cm" svg:x="2.953cm" svg:y="2.934cm">
            <text:p/>
            <draw:enhanced-geometry svg:viewBox="0 0 21600 21600" draw:mirror-horizontal="false" draw:mirror-vertical="false" draw:type="rectangle" draw:enhanced-path="M 0 0 L 21600 0 21600 21600 0 21600 0 0 Z N"/>
          </draw:custom-shape>
        </draw:g>
        <draw:custom-shape draw:style-name="gr248" draw:text-style-name="P8" draw:layer="layout" svg:width="1.588cm" svg:height="1.439cm" svg:x="1.365cm" svg:y="1.25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9" draw:text-style-name="P8" draw:layer="layout" svg:width="1.707cm" svg:height="1.438cm" svg:x="11.124cm" svg:y="1.247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9" draw:layer="layout" svg:x1="2.953cm" svg:y1="1.25cm" svg:x2="12.354cm" svg:y2="1.25cm">
          <text:p/>
        </draw:line>
        <draw:custom-shape draw:style-name="gr250" draw:text-style-name="P10" draw:layer="layout" svg:width="1.342cm" svg:height="0.06cm" svg:x="1.365cm" svg:y="3.115cm">
          <text:p/>
          <draw:enhanced-geometry svg:viewBox="0 0 21600 21600" draw:type="rectangle" draw:enhanced-path="M 0 0 L 21600 0 21600 21600 0 21600 0 0 Z N"/>
        </draw:custom-shape>
        <draw:custom-shape draw:style-name="gr251" draw:text-style-name="P11" draw:layer="layout" svg:width="1.282cm" svg:height="0.368cm" svg:x="1.365cm" svg:y="2.747cm">
          <text:p/>
          <draw:enhanced-geometry svg:viewBox="0 0 21600 21600" draw:type="rectangle" draw:enhanced-path="M 0 0 L 21600 0 21600 21600 0 21600 0 0 Z N"/>
        </draw:custom-shape>
        <draw:g>
          <draw:custom-shape draw:style-name="gr252" draw:text-style-name="P6" draw:layer="layout" svg:width="0.488cm" svg:height="0.488cm" svg:x="10.876cm" svg:y="2.747cm">
            <text:p/>
            <draw:enhanced-geometry svg:viewBox="0 0 21600 21600" draw:mirror-horizontal="true" draw:type="rectangle" draw:enhanced-path="M 0 0 L 21600 0 21600 21600 0 21600 0 0 Z N"/>
          </draw:custom-shape>
          <draw:custom-shape draw:style-name="gr7" draw:text-style-name="P7" draw:layer="layout" svg:width="0.242cm" svg:height="0.06cm" svg:x="11.123cm" svg:y="2.687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83cm" svg:height="0.062cm" svg:x="11.262cm" svg:y="3.173cm">
            <text:p/>
            <draw:enhanced-geometry svg:viewBox="0 0 21600 21600" draw:mirror-horizontal="true" draw:type="rectangle" draw:enhanced-path="M 0 0 L 21600 0 21600 21600 0 21600 0 0 Z N"/>
          </draw:custom-shape>
          <draw:custom-shape draw:style-name="gr253" draw:text-style-name="P16" draw:layer="layout" svg:width="0.501cm" svg:height="0.502cm" svg:x="10.632cm" svg:y="2.915cm">
            <text:p/>
            <draw:enhanced-geometry svg:viewBox="0 0 21600 21600" draw:mirror-horizontal="false" draw:mirror-vertical="false" draw:type="rectangle" draw:enhanced-path="M 0 0 L 21600 0 21600 21600 0 21600 0 0 Z N"/>
          </draw:custom-shape>
          <draw:custom-shape draw:style-name="gr247" draw:text-style-name="P14" draw:layer="layout" svg:width="0.49cm" svg:height="0.487cm" svg:x="10.631cm" svg:y="2.932cm">
            <text:p/>
            <draw:enhanced-geometry svg:viewBox="0 0 21600 21600" draw:mirror-horizontal="true" draw:mirror-vertical="false" draw:type="rectangle" draw:enhanced-path="M 0 0 L 21600 0 21600 21600 0 21600 0 0 Z N"/>
          </draw:custom-shape>
          <draw:g>
            <draw:custom-shape draw:style-name="gr22" draw:text-style-name="P17" draw:layer="layout" svg:width="0.122cm" svg:height="0.122cm" svg:x="11.125cm" svg:y="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8cm" svg:height="0.049cm" svg:x="11.161cm" svg:y="3.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54" draw:text-style-name="P10" draw:layer="layout" svg:width="1.464cm" svg:height="0.06cm" svg:x="11.365cm" svg:y="3.112cm">
          <text:p/>
          <draw:enhanced-geometry svg:viewBox="0 0 21600 21600" draw:type="rectangle" draw:enhanced-path="M 0 0 L 21600 0 21600 21600 0 21600 0 0 Z N"/>
        </draw:custom-shape>
        <draw:custom-shape draw:style-name="gr255" draw:text-style-name="P11" draw:layer="layout" svg:width="1.402cm" svg:height="0.368cm" svg:x="11.427cm" svg:y="2.744cm">
          <text:p/>
          <draw:enhanced-geometry svg:viewBox="0 0 21600 21600" draw:type="rectangle" draw:enhanced-path="M 0 0 L 21600 0 21600 21600 0 21600 0 0 Z N"/>
        </draw:custom-shape>
        <draw:line draw:style-name="gr11" draw:text-style-name="P9" draw:layer="layout" svg:x1="2.951cm" svg:y1="2.687cm" svg:x2="12.351cm" svg:y2="2.688cm">
          <text:p/>
        </draw:line>
        <draw:g>
          <draw:custom-shape draw:style-name="gr16" draw:text-style-name="P12" draw:layer="layout" svg:width="0.305cm" svg:height="0.023cm" svg:x="2.273cm" svg:y="2.688cm">
            <text:p/>
            <draw:enhanced-geometry svg:viewBox="0 0 21600 21600" draw:type="rectangle" draw:enhanced-path="M 0 0 L 21600 0 21600 21600 0 21600 0 0 Z N"/>
          </draw:custom-shape>
          <draw:custom-shape draw:style-name="gr16" draw:text-style-name="P12" draw:layer="layout" svg:width="0.236cm" svg:height="0.024cm" draw:transform="rotate (1.5707963267949) translate (2.684cm 3.053cm)">
            <text:p/>
            <draw:enhanced-geometry svg:viewBox="0 0 21600 21600" draw:type="rectangle" draw:enhanced-path="M 0 0 L 21600 0 21600 21600 0 21600 0 0 Z N"/>
          </draw:custom-shape>
          <draw:custom-shape draw:style-name="gr16" draw:text-style-name="P12" draw:layer="layout" svg:width="0.183cm" svg:height="0.022cm" draw:transform="skewX (0.0453785605518525) rotate (-0.785398163397448) translate (2.578cm 2.688cm)">
            <text:p/>
            <draw:enhanced-geometry svg:viewBox="0 0 21600 21600" draw:type="rectangle" draw:enhanced-path="M 0 0 L 21600 0 21600 21600 0 21600 0 0 Z N"/>
          </draw:custom-shape>
          <draw:g>
            <draw:custom-shape draw:style-name="gr17" draw:text-style-name="P7" draw:layer="layout" svg:width="0.366cm" svg:height="0.025cm" draw:transform="rotate (-1.5707963267949) translate (2.384cm 2.37cm)">
              <text:p/>
              <draw:enhanced-geometry svg:viewBox="0 0 21600 21600" draw:mirror-horizontal="true" draw:mirror-vertical="false" draw:type="rectangle" draw:enhanced-path="M 0 0 L 21600 0 21600 21600 0 21600 0 0 Z N"/>
            </draw:custom-shape>
            <draw:custom-shape draw:style-name="gr17" draw:text-style-name="P7" draw:layer="layout" svg:width="0.031cm" svg:height="0.1cm" draw:transform="rotate (-1.5707963267949) translate (2.464cm 2.71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5cm" svg:height="0.038cm" svg:x="2.359cm" svg:y="2.33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96cm" svg:height="0.012cm" svg:x="2.622cm" svg:y="2.895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9cm" svg:height="0.053cm" svg:x="2.572cm" svg:y="2.87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21cm" draw:transform="rotate (1.5707963267949) translate (2.823cm 2.90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96cm" svg:height="0.012cm" svg:x="2.622cm" svg:y="2.996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9cm" svg:height="0.053cm" svg:x="2.572cm" svg:y="2.97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21cm" draw:transform="rotate (1.5707963267949) translate (2.823cm 3.008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6" draw:text-style-name="P12" draw:layer="layout" svg:width="0.304cm" svg:height="0.023cm" svg:x="11.489cm" svg:y="2.681cm">
            <text:p/>
            <draw:enhanced-geometry svg:viewBox="0 0 21600 21600" draw:mirror-horizontal="true" draw:type="rectangle" draw:enhanced-path="M 0 0 L 21600 0 21600 21600 0 21600 0 0 Z N"/>
          </draw:custom-shape>
          <draw:custom-shape draw:style-name="gr16" draw:text-style-name="P12" draw:layer="layout" svg:width="0.237cm" svg:height="0.025cm" draw:transform="rotate (1.5707963267949) translate (11.315cm 3.047cm)">
            <text:p/>
            <draw:enhanced-geometry svg:viewBox="0 0 21600 21600" draw:mirror-horizontal="true" draw:type="rectangle" draw:enhanced-path="M 0 0 L 21600 0 21600 21600 0 21600 0 0 Z N"/>
          </draw:custom-shape>
          <draw:custom-shape draw:style-name="gr16" draw:text-style-name="P12" draw:layer="layout" svg:width="0.184cm" svg:height="0.025cm" draw:transform="skewX (0.158650429006285) rotate (-0.785398163397448) translate (11.335cm 2.681cm)">
            <text:p/>
            <draw:enhanced-geometry svg:viewBox="0 0 21600 21600" draw:mirror-horizontal="true" draw:type="rectangle" draw:enhanced-path="M 0 0 L 21600 0 21600 21600 0 21600 0 0 Z N"/>
          </draw:custom-shape>
          <draw:g>
            <draw:custom-shape draw:style-name="gr17" draw:text-style-name="P7" draw:layer="layout" svg:width="0.367cm" svg:height="0.022cm" draw:transform="rotate (-1.5707963267949) translate (11.664cm 2.361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33cm" svg:height="0.098cm" draw:transform="rotate (-1.5707963267949) translate (11.703cm 2.70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2cm" svg:height="0.037cm" svg:x="11.642cm" svg:y="2.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98cm" svg:height="0.012cm" svg:x="11.199cm" svg:y="2.889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9cm" svg:height="0.053cm" svg:x="11.384cm" svg:y="2.86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2cm" draw:transform="rotate (1.5707963267949) translate (11.182cm 2.9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98cm" svg:height="0.012cm" svg:x="11.199cm" svg:y="2.99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9cm" svg:height="0.054cm" svg:x="11.384cm" svg:y="2.9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2cm" draw:transform="rotate (1.5707963267949) translate (11.182cm 3.0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256" draw:text-style-name="P56" draw:layer="layout" svg:width="4.26cm" svg:height="1.979cm" svg:x="2.84cm" svg:y="1.211cm">
          <draw:text-box>
            <text:p text:style-name="P15"><text:span text:style-name="T12">Poignée intérieure</text:span></text:p>
            <text:p text:style-name="P15"><text:span text:style-name="T12"><text:s/></text:span><text:span text:style-name="T12">seule, </text:span></text:p>
            <text:p text:style-name="P15"><text:span text:style-name="T12">battement étroit.</text:span></text:p>
            <text:p><text:span text:style-name="T12"/></text:p>
          </draw:text-box>
        </draw:frame>
        <draw:frame draw:style-name="gr257" draw:text-style-name="P28" draw:layer="Copyright" svg:width="5.701cm" svg:height="0.517cm" svg:x="7.391cm" svg:y="9.175cm">
          <draw:text-box>
            <text:p><text:span text:style-name="T9">© Pierre ROUZEAU License CC <text:s/>BY-SA 3.0</text:span></text:p>
          </draw:text-box>
        </draw:frame>
        <draw:custom-shape draw:style-name="gr247" draw:text-style-name="P14" draw:layer="layout" svg:width="0.252cm" svg:height="0.487cm" svg:x="6.738cm" svg:y="2.935cm">
          <text:p/>
          <draw:enhanced-geometry svg:viewBox="0 0 21600 21600" draw:mirror-horizontal="false" draw:mirror-vertical="false" draw:type="rectangle" draw:enhanced-path="M 0 0 L 21600 0 21600 21600 0 21600 0 0 Z N"/>
        </draw:custom-shape>
        <draw:custom-shape draw:style-name="gr258" draw:text-style-name="P16" draw:layer="layout" svg:width="0.439cm" svg:height="0.501cm" svg:x="7.039cm" svg:y="2.921cm">
          <text:p/>
          <draw:enhanced-geometry svg:viewBox="0 0 21600 21600" draw:mirror-horizontal="false" draw:mirror-vertical="false" draw:type="rectangle" draw:enhanced-path="M 0 0 L 21600 0 21600 21600 0 21600 0 0 Z N"/>
        </draw:custom-shape>
        <draw:custom-shape draw:style-name="gr247" draw:text-style-name="P14" draw:layer="layout" svg:width="0.354cm" svg:height="0.487cm" svg:x="7.001cm" svg:y="2.935cm">
          <text:p/>
          <draw:enhanced-geometry svg:viewBox="0 0 21600 21600" draw:mirror-horizontal="false" draw:mirror-vertical="false" draw:type="rectangle" draw:enhanced-path="M 0 0 L 21600 0 21600 21600 0 21600 0 0 Z N"/>
        </draw:custom-shape>
        <draw:custom-shape draw:style-name="gr259" draw:text-style-name="P15" draw:layer="layout" svg:width="3.532cm" svg:height="0.306cm" svg:x="3.318cm" svg:y="3.054cm">
          <text:p/>
          <draw:enhanced-geometry svg:viewBox="0 0 21600 21600" draw:mirror-horizontal="false" draw:mirror-vertical="false" draw:type="rectangle" draw:enhanced-path="M 0 0 L 21600 0 21600 21600 0 21600 0 0 Z N"/>
        </draw:custom-shape>
        <draw:custom-shape draw:style-name="gr260" draw:text-style-name="P16" draw:layer="layout" svg:width="3.532cm" svg:height="0.18cm" svg:x="3.318cm" svg:y="3.116cm">
          <text:p/>
          <draw:enhanced-geometry svg:viewBox="0 0 21600 21600" draw:type="rectangle" draw:enhanced-path="M 0 0 L 21600 0 21600 21600 0 21600 0 0 Z N"/>
        </draw:custom-shape>
        <draw:custom-shape draw:style-name="gr57" draw:text-style-name="P16" draw:layer="layout" svg:width="0.133cm" svg:height="0.134cm" svg:x="6.99cm" svg:y="2.932cm">
          <text:p/>
          <draw:enhanced-geometry svg:viewBox="0 0 21600 21600" draw:mirror-horizontal="false" draw:mirror-vertical="false" draw:type="rectangle" draw:enhanced-path="M 0 0 L 21600 0 21600 21600 0 21600 0 0 Z N"/>
        </draw:custom-shape>
        <draw:custom-shape draw:style-name="gr97" draw:text-style-name="P14" draw:layer="layout" svg:width="0.129cm" svg:height="0.116cm" svg:x="6.984cm" svg:y="2.935cm">
          <text:p/>
          <draw:enhanced-geometry svg:viewBox="0 0 21600 21600" draw:mirror-horizontal="false" draw:mirror-vertical="false" draw:type="rectangle" draw:enhanced-path="M 0 0 L 21600 0 21600 21600 0 21600 0 0 Z N"/>
        </draw:custom-shape>
        <draw:g>
          <draw:custom-shape draw:style-name="gr16" draw:text-style-name="P12" draw:layer="layout" svg:width="0.084cm" svg:height="0.122cm" draw:transform="rotate (1.5707963267949) translate (7.072cm 3.506cm)">
            <text:p/>
            <draw:enhanced-geometry svg:viewBox="0 0 21600 21600" draw:mirror-horizontal="false" draw:mirror-vertical="false" draw:type="rectangle" draw:enhanced-path="M 0 0 L 21600 0 21600 21600 0 21600 0 0 Z N"/>
          </draw:custom-shape>
          <draw:custom-shape draw:style-name="gr261" draw:text-style-name="P12" draw:layer="layout" svg:width="0.062cm" svg:height="0.602cm" draw:transform="rotate (1.5707963267949) translate (7.072cm 3.569cm)">
            <text:p/>
            <draw:enhanced-geometry svg:viewBox="0 0 21600 21600" draw:type="rectangle" draw:enhanced-path="M 0 0 L 21600 0 21600 21600 0 21600 0 0 Z N"/>
          </draw:custom-shape>
          <draw:custom-shape draw:style-name="gr16" draw:text-style-name="P12" draw:layer="layout" svg:width="0.025cm" svg:height="0.246cm" draw:transform="rotate (1.5707963267949) translate (7.232cm 2.81cm)">
            <text:p/>
            <draw:enhanced-geometry svg:viewBox="0 0 21600 21600" draw:type="rectangle" draw:enhanced-path="M 0 0 L 21600 0 21600 21600 0 21600 0 0 Z N"/>
          </draw:custom-shape>
          <draw:custom-shape draw:style-name="gr16" draw:text-style-name="P12" draw:layer="layout" svg:width="0.122cm" svg:height="0.026cm" draw:transform="rotate (1.5707963267949) translate (7.232cm 2.932cm)">
            <text:p/>
            <draw:enhanced-geometry svg:viewBox="0 0 21600 21600" draw:type="rectangle" draw:enhanced-path="M 0 0 L 21600 0 21600 21600 0 21600 0 0 Z N"/>
          </draw:custom-shape>
          <draw:custom-shape draw:style-name="gr16" draw:text-style-name="P12" draw:layer="layout" svg:width="0.025cm" svg:height="0.063cm" draw:transform="rotate (1.5707963267949) translate (7.232cm 2.932cm)">
            <text:p/>
            <draw:enhanced-geometry svg:viewBox="0 0 21600 21600" draw:type="rectangle" draw:enhanced-path="M 0 0 L 21600 0 21600 21600 0 21600 0 0 Z N"/>
          </draw:custom-shape>
          <draw:custom-shape draw:style-name="gr16" draw:text-style-name="P12" draw:layer="layout" svg:width="0.061cm" svg:height="0.025cm" draw:transform="rotate (1.5707963267949) translate (7.453cm 2.846cm)">
            <text:p/>
            <draw:enhanced-geometry svg:viewBox="0 0 21600 21600" draw:mirror-horizontal="false" draw:mirror-vertical="false" draw:type="rectangle" draw:enhanced-path="M 0 0 L 21600 0 21600 21600 0 21600 0 0 Z N"/>
          </draw:custom-shape>
          <draw:line draw:style-name="gr84" draw:text-style-name="P9" draw:layer="layout" svg:x1="7.134cm" svg:y1="3.422cm" svg:x2="7.134cm" svg:y2="3.117cm">
            <text:p/>
          </draw:line>
        </draw:g>
        <draw:measure draw:style-name="gr262" draw:text-style-name="P57" draw:layer="measurelines" svg:x1="6.738cm" svg:y1="2.992cm" svg:x2="7.355cm" svg:y2="2.992cm">
          <text:p text:style-name="P57"/>
          <text:p text:style-name="P57"><text:span text:style-name="T15"/></text:p>
        </draw:measure>
        <draw:custom-shape draw:style-name="gr98" draw:text-style-name="P14" draw:layer="layout" svg:width="0.062cm" svg:height="0.111cm" svg:x="6.957cm" svg:y="2.94cm">
          <text:p/>
          <draw:enhanced-geometry svg:viewBox="0 0 21600 21600" draw:mirror-horizontal="false" draw:mirror-vertical="false" draw:type="rectangle" draw:enhanced-path="M 0 0 L 21600 0 21600 21600 0 21600 0 0 Z N"/>
        </draw:custom-shape>
        <draw:g>
          <draw:custom-shape draw:style-name="gr263" draw:text-style-name="P6" draw:layer="layout" svg:width="0.489cm" svg:height="0.487cm" svg:x="2.709cm" svg:y="7.733cm">
            <text:p/>
            <draw:enhanced-geometry svg:viewBox="0 0 21600 21600" draw:type="rectangle" draw:enhanced-path="M 0 0 L 21600 0 21600 21600 0 21600 0 0 Z N"/>
          </draw:custom-shape>
          <draw:custom-shape draw:style-name="gr7" draw:text-style-name="P7" draw:layer="layout" svg:width="0.245cm" svg:height="0.063cm" svg:x="2.708cm" svg:y="7.6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84cm" svg:height="0.06cm" svg:x="2.587cm" svg:y="8.16cm">
            <text:p/>
            <draw:enhanced-geometry svg:viewBox="0 0 21600 21600" draw:type="rectangle" draw:enhanced-path="M 0 0 L 21600 0 21600 21600 0 21600 0 0 Z N"/>
          </draw:custom-shape>
          <draw:custom-shape draw:style-name="gr264" draw:text-style-name="P16" draw:layer="layout" svg:width="0.502cm" svg:height="0.502cm" svg:x="2.943cm" svg:y="7.903cm">
            <text:p/>
            <draw:enhanced-geometry svg:viewBox="0 0 21600 21600" draw:mirror-horizontal="false" draw:mirror-vertical="false" draw:type="rectangle" draw:enhanced-path="M 0 0 L 21600 0 21600 21600 0 21600 0 0 Z N"/>
          </draw:custom-shape>
          <draw:custom-shape draw:style-name="gr265" draw:text-style-name="P14" draw:layer="layout" svg:width="0.487cm" svg:height="0.49cm" svg:x="2.954cm" svg:y="7.916cm">
            <text:p/>
            <draw:enhanced-geometry svg:viewBox="0 0 21600 21600" draw:mirror-horizontal="false" draw:mirror-vertical="false" draw:type="rectangle" draw:enhanced-path="M 0 0 L 21600 0 21600 21600 0 21600 0 0 Z N"/>
          </draw:custom-shape>
        </draw:g>
        <draw:custom-shape draw:style-name="gr266" draw:text-style-name="P8" draw:layer="layout" svg:width="1.589cm" svg:height="1.343cm" svg:x="1.365cm" svg:y="6.327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7" draw:text-style-name="P8" draw:layer="layout" svg:width="1.707cm" svg:height="1.343cm" svg:x="11.125cm" svg:y="6.324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9" draw:layer="layout" svg:x1="2.954cm" svg:y1="6.327cm" svg:x2="12.354cm" svg:y2="6.327cm">
          <text:p/>
        </draw:line>
        <draw:custom-shape draw:style-name="gr268" draw:text-style-name="P10" draw:layer="layout" svg:width="1.343cm" svg:height="0.063cm" svg:x="1.365cm" svg:y="8.097cm">
          <text:p/>
          <draw:enhanced-geometry svg:viewBox="0 0 21600 21600" draw:type="rectangle" draw:enhanced-path="M 0 0 L 21600 0 21600 21600 0 21600 0 0 Z N"/>
        </draw:custom-shape>
        <draw:custom-shape draw:style-name="gr269" draw:text-style-name="P11" draw:layer="layout" svg:width="1.283cm" svg:height="0.365cm" svg:x="1.365cm" svg:y="7.732cm">
          <text:p/>
          <draw:enhanced-geometry svg:viewBox="0 0 21600 21600" draw:type="rectangle" draw:enhanced-path="M 0 0 L 21600 0 21600 21600 0 21600 0 0 Z N"/>
        </draw:custom-shape>
        <draw:custom-shape draw:style-name="gr270" draw:text-style-name="P10" draw:layer="layout" svg:width="1.465cm" svg:height="0.063cm" svg:x="11.366cm" svg:y="8.094cm">
          <text:p/>
          <draw:enhanced-geometry svg:viewBox="0 0 21600 21600" draw:type="rectangle" draw:enhanced-path="M 0 0 L 21600 0 21600 21600 0 21600 0 0 Z N"/>
        </draw:custom-shape>
        <draw:custom-shape draw:style-name="gr271" draw:text-style-name="P11" draw:layer="layout" svg:width="1.403cm" svg:height="0.365cm" svg:x="11.428cm" svg:y="7.729cm">
          <text:p/>
          <draw:enhanced-geometry svg:viewBox="0 0 21600 21600" draw:type="rectangle" draw:enhanced-path="M 0 0 L 21600 0 21600 21600 0 21600 0 0 Z N"/>
        </draw:custom-shape>
        <draw:line draw:style-name="gr11" draw:text-style-name="P9" draw:layer="layout" svg:x1="2.954cm" svg:y1="7.671cm" svg:x2="12.354cm" svg:y2="7.672cm">
          <text:p/>
        </draw:line>
        <draw:g>
          <draw:custom-shape draw:style-name="gr16" draw:text-style-name="P12" draw:layer="layout" svg:width="0.305cm" svg:height="0.026cm" svg:x="2.274cm" svg:y="7.669cm">
            <text:p/>
            <draw:enhanced-geometry svg:viewBox="0 0 21600 21600" draw:type="rectangle" draw:enhanced-path="M 0 0 L 21600 0 21600 21600 0 21600 0 0 Z N"/>
          </draw:custom-shape>
          <draw:custom-shape draw:style-name="gr16" draw:text-style-name="P12" draw:layer="layout" svg:width="0.234cm" svg:height="0.024cm" draw:transform="rotate (1.5707963267949) translate (2.685cm 8.036cm)">
            <text:p/>
            <draw:enhanced-geometry svg:viewBox="0 0 21600 21600" draw:type="rectangle" draw:enhanced-path="M 0 0 L 21600 0 21600 21600 0 21600 0 0 Z N"/>
          </draw:custom-shape>
          <draw:custom-shape draw:style-name="gr16" draw:text-style-name="P12" draw:layer="layout" svg:width="0.186cm" svg:height="0.025cm" draw:transform="skewX (-0.0797615468161409) rotate (-0.785398163397448) translate (2.579cm 7.669cm)">
            <text:p/>
            <draw:enhanced-geometry svg:viewBox="0 0 21600 21600" draw:type="rectangle" draw:enhanced-path="M 0 0 L 21600 0 21600 21600 0 21600 0 0 Z N"/>
          </draw:custom-shape>
          <draw:g>
            <draw:custom-shape draw:style-name="gr17" draw:text-style-name="P7" draw:layer="layout" svg:width="0.367cm" svg:height="0.025cm" draw:transform="rotate (-1.5707963267949) translate (2.385cm 7.353cm)">
              <text:p/>
              <draw:enhanced-geometry svg:viewBox="0 0 21600 21600" draw:mirror-horizontal="true" draw:mirror-vertical="false" draw:type="rectangle" draw:enhanced-path="M 0 0 L 21600 0 21600 21600 0 21600 0 0 Z N"/>
            </draw:custom-shape>
            <draw:custom-shape draw:style-name="gr17" draw:text-style-name="P7" draw:layer="layout" svg:width="0.034cm" svg:height="0.1cm" draw:transform="rotate (-1.5707963267949) translate (2.465cm 7.69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5cm" svg:height="0.036cm" svg:x="2.36cm" svg:y="7.3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97cm" svg:height="0.014cm" svg:x="2.58cm" svg:y="7.878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9cm" svg:height="0.052cm" svg:x="2.573cm" svg:y="7.85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4cm" svg:height="0.021cm" draw:transform="rotate (1.5707963267949) translate (2.824cm 7.89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97cm" svg:height="0.012cm" svg:x="2.58cm" svg:y="7.982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9cm" svg:height="0.054cm" svg:x="2.573cm" svg:y="7.96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21cm" draw:transform="rotate (1.5707963267949) translate (2.824cm 7.99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6" draw:text-style-name="P12" draw:layer="layout" svg:width="0.304cm" svg:height="0.026cm" svg:x="11.49cm" svg:y="7.663cm">
            <text:p/>
            <draw:enhanced-geometry svg:viewBox="0 0 21600 21600" draw:mirror-horizontal="true" draw:type="rectangle" draw:enhanced-path="M 0 0 L 21600 0 21600 21600 0 21600 0 0 Z N"/>
          </draw:custom-shape>
          <draw:custom-shape draw:style-name="gr16" draw:text-style-name="P12" draw:layer="layout" svg:width="0.236cm" svg:height="0.025cm" draw:transform="rotate (1.5707963267949) translate (11.316cm 8.03cm)">
            <text:p/>
            <draw:enhanced-geometry svg:viewBox="0 0 21600 21600" draw:mirror-horizontal="true" draw:type="rectangle" draw:enhanced-path="M 0 0 L 21600 0 21600 21600 0 21600 0 0 Z N"/>
          </draw:custom-shape>
          <draw:custom-shape draw:style-name="gr16" draw:text-style-name="P12" draw:layer="layout" svg:width="0.185cm" svg:height="0.025cm" draw:transform="skewX (0.0399680398706702) rotate (-0.785398163397449) translate (11.356cm 7.663cm)">
            <text:p/>
            <draw:enhanced-geometry svg:viewBox="0 0 21600 21600" draw:mirror-horizontal="true" draw:type="rectangle" draw:enhanced-path="M 0 0 L 21600 0 21600 21600 0 21600 0 0 Z N"/>
          </draw:custom-shape>
          <draw:g>
            <draw:custom-shape draw:style-name="gr17" draw:text-style-name="P7" draw:layer="layout" svg:width="0.367cm" svg:height="0.022cm" draw:transform="rotate (-1.5707963267949) translate (11.665cm 7.347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34cm" svg:height="0.098cm" draw:transform="rotate (-1.5707963267949) translate (11.704cm 7.691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2cm" svg:height="0.036cm" svg:x="11.643cm" svg:y="7.3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96cm" svg:height="0.01cm" svg:x="11.202cm" svg:y="7.872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7cm" svg:height="0.054cm" svg:x="11.387cm" svg:y="7.851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cm" svg:height="0.02cm" draw:transform="rotate (1.5707963267949) translate (11.183cm 7.88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96cm" svg:height="0.013cm" svg:x="11.202cm" svg:y="7.975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7cm" svg:height="0.053cm" svg:x="11.387cm" svg:y="7.95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3cm" svg:height="0.02cm" draw:transform="rotate (1.5707963267949) translate (11.183cm 7.9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272" draw:text-style-name="P56" draw:layer="French text" svg:width="9.987cm" svg:height="1.852cm" svg:x="2.878cm" svg:y="6.27cm">
          <draw:text-box>
            <text:p text:style-name="P42"><text:span text:style-name="T12">Poignée intérieure et extérieure </text:span></text:p>
            <text:p text:style-name="P42"><text:span text:style-name="T12">(double béquillage), <text:s text:c="2"/>battement élargi</text:span></text:p>
          </draw:text-box>
        </draw:frame>
        <draw:custom-shape draw:style-name="gr265" draw:text-style-name="P14" draw:layer="layout" svg:width="0.252cm" svg:height="0.49cm" svg:x="6.685cm" svg:y="7.921cm">
          <text:p/>
          <draw:enhanced-geometry svg:viewBox="0 0 21600 21600" draw:mirror-horizontal="false" draw:mirror-vertical="false" draw:type="rectangle" draw:enhanced-path="M 0 0 L 21600 0 21600 21600 0 21600 0 0 Z N"/>
        </draw:custom-shape>
        <draw:custom-shape draw:style-name="gr246" draw:text-style-name="P16" draw:layer="layout" svg:width="0.439cm" svg:height="0.502cm" svg:x="6.986cm" svg:y="7.909cm">
          <text:p/>
          <draw:enhanced-geometry svg:viewBox="0 0 21600 21600" draw:mirror-horizontal="false" draw:mirror-vertical="false" draw:type="rectangle" draw:enhanced-path="M 0 0 L 21600 0 21600 21600 0 21600 0 0 Z N"/>
        </draw:custom-shape>
        <draw:custom-shape draw:style-name="gr265" draw:text-style-name="P14" draw:layer="layout" svg:width="0.469cm" svg:height="0.49cm" svg:x="6.949cm" svg:y="7.921cm">
          <text:p/>
          <draw:enhanced-geometry svg:viewBox="0 0 21600 21600" draw:mirror-horizontal="false" draw:mirror-vertical="false" draw:type="rectangle" draw:enhanced-path="M 0 0 L 21600 0 21600 21600 0 21600 0 0 Z N"/>
        </draw:custom-shape>
        <draw:custom-shape draw:style-name="gr273" draw:text-style-name="P15" draw:layer="layout" svg:width="3.5cm" svg:height="0.304cm" svg:x="3.318cm" svg:y="8.039cm">
          <text:p/>
          <draw:enhanced-geometry svg:viewBox="0 0 21600 21600" draw:mirror-horizontal="false" draw:mirror-vertical="false" draw:type="rectangle" draw:enhanced-path="M 0 0 L 21600 0 21600 21600 0 21600 0 0 Z N"/>
        </draw:custom-shape>
        <draw:custom-shape draw:style-name="gr274" draw:text-style-name="P16" draw:layer="layout" svg:width="3.5cm" svg:height="0.19cm" svg:x="3.318cm" svg:y="8.098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134cm" svg:height="0.133cm" svg:x="6.937cm" svg:y="7.919cm">
          <text:p/>
          <draw:enhanced-geometry svg:viewBox="0 0 21600 21600" draw:mirror-horizontal="false" draw:mirror-vertical="false" draw:type="rectangle" draw:enhanced-path="M 0 0 L 21600 0 21600 21600 0 21600 0 0 Z N"/>
        </draw:custom-shape>
        <draw:custom-shape draw:style-name="gr97" draw:text-style-name="P14" draw:layer="layout" svg:width="0.129cm" svg:height="0.118cm" svg:x="6.93cm" svg:y="7.921cm">
          <text:p/>
          <draw:enhanced-geometry svg:viewBox="0 0 21600 21600" draw:mirror-horizontal="false" draw:mirror-vertical="false" draw:type="rectangle" draw:enhanced-path="M 0 0 L 21600 0 21600 21600 0 21600 0 0 Z N"/>
        </draw:custom-shape>
        <draw:measure draw:style-name="gr275" draw:text-style-name="P57" draw:layer="layout" svg:x1="6.685cm" svg:y1="7.977cm" svg:x2="7.418cm" svg:y2="7.977cm">
          <text:p text:style-name="P57"/>
          <text:p text:style-name="P57"><text:span text:style-name="T15"/></text:p>
        </draw:measure>
        <draw:custom-shape draw:style-name="gr98" draw:text-style-name="P14" draw:layer="layout" svg:width="0.061cm" svg:height="0.112cm" svg:x="6.903cm" svg:y="7.927cm">
          <text:p/>
          <draw:enhanced-geometry svg:viewBox="0 0 21600 21600" draw:mirror-horizontal="false" draw:mirror-vertical="false" draw:type="rectangle" draw:enhanced-path="M 0 0 L 21600 0 21600 21600 0 21600 0 0 Z N"/>
        </draw:custom-shape>
        <draw:g>
          <draw:custom-shape draw:style-name="gr16" draw:text-style-name="P12" xml:id="id3" draw:id="id3" draw:layer="layout" svg:width="0.083cm" svg:height="0.122cm" draw:transform="rotate (1.5707963267949) translate (7.139cm 8.494cm)">
            <text:p/>
            <draw:enhanced-geometry svg:viewBox="0 0 21600 21600" draw:mirror-horizontal="false" draw:mirror-vertical="false" draw:type="rectangle" draw:enhanced-path="M 0 0 L 21600 0 21600 21600 0 21600 0 0 Z N"/>
          </draw:custom-shape>
          <draw:custom-shape draw:style-name="gr276" draw:text-style-name="P12" draw:layer="layout" svg:width="0.062cm" svg:height="0.603cm" draw:transform="rotate (1.5707963267949) translate (7.139cm 8.557cm)">
            <text:p/>
            <draw:enhanced-geometry svg:viewBox="0 0 21600 21600" draw:type="rectangle" draw:enhanced-path="M 0 0 L 21600 0 21600 21600 0 21600 0 0 Z N"/>
          </draw:custom-shape>
          <draw:custom-shape draw:style-name="gr16" draw:text-style-name="P12" xml:id="id2" draw:id="id2" draw:layer="layout" svg:width="0.085cm" svg:height="0.122cm" draw:transform="rotate (1.5707963267949) translate (7.139cm 7.866cm)">
            <text:p/>
            <draw:enhanced-geometry svg:viewBox="0 0 21600 21600" draw:mirror-horizontal="false" draw:mirror-vertical="true" draw:type="rectangle" draw:enhanced-path="M 0 0 L 21600 0 21600 21600 0 21600 0 0 Z N"/>
          </draw:custom-shape>
          <draw:custom-shape draw:style-name="gr276" draw:text-style-name="P12" draw:layer="layout" svg:width="0.061cm" svg:height="0.603cm" draw:transform="rotate (1.5707963267949) translate (7.139cm 7.78cm)">
            <text:p/>
            <draw:enhanced-geometry svg:viewBox="0 0 21600 21600" draw:mirror-vertical="true" draw:type="rectangle" draw:enhanced-path="M 0 0 L 21600 0 21600 21600 0 21600 0 0 Z N"/>
          </draw:custom-shape>
          <draw:connector draw:style-name="gr84" draw:text-style-name="P9" draw:layer="layout" draw:type="line" svg:x1="7.2cm" svg:y1="7.867cm" svg:x2="7.2cm" svg:y2="8.411cm" draw:start-shape="id2" draw:start-glue-point="3" draw:end-shape="id3" draw:end-glue-point="1" svg:d="M7200 7867v544" svg:viewBox="0 0 1 545">
            <text:p/>
          </draw:connector>
        </draw:g>
        <draw:frame draw:style-name="gr277" draw:text-style-name="P58" draw:layer="layout" svg:width="4.6cm" svg:height="1.589cm" svg:x="6.85cm" svg:y="1.211cm">
          <draw:text-box>
            <text:p text:style-name="P42"><text:span text:style-name="T12">Poignée de tirage</text:span></text:p>
            <text:p text:style-name="P42"><text:span text:style-name="T12">(pas disponible chez</text:span></text:p>
            <text:p text:style-name="P42"><text:span text:style-name="T12"><text:s text:c="3"/></text:span><text:span text:style-name="T12">tous les fournisseurs)</text:span></text:p>
          </draw:text-box>
        </draw:frame>
        <draw:line draw:style-name="gr77" draw:text-style-name="P9" draw:layer="layout" svg:x1="7.4cm" svg:y1="2.8cm" svg:x2="7.65cm" svg:y2="2.6cm">
          <text:p/>
        </draw:line>
        <draw:frame draw:style-name="gr278" draw:text-style-name="P58" draw:layer="French text" svg:width="11.968cm" svg:height="2.249cm" svg:x="1.182cm" svg:y="4.2cm">
          <draw:text-box>
            <text:p text:style-name="P42"><text:span text:style-name="T12">Une poignée de tirage est accompagnée d’un système de loqueteau à ressort (a bille ou a galet) maintenant la porte fermée sans verrouillage (s’il n’y a pas trop de vent) souvent désigné par le nom de son principal fournisseur : Schnäpper.</text:span></text:p>
          </draw:text-box>
        </draw:frame>
        <draw:g>
          <draw:custom-shape draw:style-name="gr22" draw:text-style-name="P17" draw:layer="layout" svg:width="0.123cm" svg:height="0.122cm" svg:x="2.831cm" svg:y="3.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7cm" svg:height="0.049cm" svg:x="2.869cm" svg:y="3.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17" draw:layer="layout" svg:width="0.123cm" svg:height="0.122cm" svg:x="2.832cm" svg:y="8.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8cm" svg:height="0.048cm" svg:x="2.87cm" svg:y="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79" draw:text-style-name="P6" draw:layer="layout" svg:width="0.488cm" svg:height="0.486cm" svg:x="10.876cm" svg:y="7.732cm">
            <text:p/>
            <draw:enhanced-geometry svg:viewBox="0 0 21600 21600" draw:mirror-horizontal="true" draw:type="rectangle" draw:enhanced-path="M 0 0 L 21600 0 21600 21600 0 21600 0 0 Z N"/>
          </draw:custom-shape>
          <draw:custom-shape draw:style-name="gr7" draw:text-style-name="P7" draw:layer="layout" svg:width="0.242cm" svg:height="0.059cm" svg:x="11.123cm" svg:y="7.673cm">
            <text:p/>
            <draw:enhanced-geometry svg:viewBox="0 0 21600 21600" draw:mirror-horizont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83cm" svg:height="0.06cm" svg:x="11.262cm" svg:y="8.158cm">
            <text:p/>
            <draw:enhanced-geometry svg:viewBox="0 0 21600 21600" draw:mirror-horizontal="true" draw:type="rectangle" draw:enhanced-path="M 0 0 L 21600 0 21600 21600 0 21600 0 0 Z N"/>
          </draw:custom-shape>
          <draw:custom-shape draw:style-name="gr253" draw:text-style-name="P16" draw:layer="layout" svg:width="0.501cm" svg:height="0.502cm" svg:x="10.632cm" svg:y="7.9cm">
            <text:p/>
            <draw:enhanced-geometry svg:viewBox="0 0 21600 21600" draw:mirror-horizontal="false" draw:mirror-vertical="false" draw:type="rectangle" draw:enhanced-path="M 0 0 L 21600 0 21600 21600 0 21600 0 0 Z N"/>
          </draw:custom-shape>
          <draw:custom-shape draw:style-name="gr280" draw:text-style-name="P14" draw:layer="layout" svg:width="0.49cm" svg:height="0.489cm" svg:x="10.631cm" svg:y="7.915cm">
            <text:p/>
            <draw:enhanced-geometry svg:viewBox="0 0 21600 21600" draw:mirror-horizontal="true" draw:mirror-vertical="false" draw:type="rectangle" draw:enhanced-path="M 0 0 L 21600 0 21600 21600 0 21600 0 0 Z N"/>
          </draw:custom-shape>
          <draw:g>
            <draw:custom-shape draw:style-name="gr22" draw:text-style-name="P17" draw:layer="layout" svg:width="0.122cm" svg:height="0.122cm" svg:x="11.125cm" svg:y="8.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48cm" svg:height="0.048cm" svg:x="11.161cm" svg:y="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281" draw:text-style-name="P46" draw:layer="French text" svg:width="5.893cm" svg:height="0.699cm" svg:x="3.05cm" svg:y="8.5cm">
          <draw:text-box>
            <text:p><text:span text:style-name="T12">Canon de serrure standard</text:span></text:p>
          </draw:text-box>
        </draw:frame>
        <draw:frame draw:style-name="gr282" draw:text-style-name="P46" draw:layer="layout" svg:width="6.053cm" svg:height="0.683cm" svg:x="2.647cm" svg:y="3.46cm">
          <draw:text-box>
            <text:p><text:span text:style-name="T12">Serrure en option (spécifique)</text:span></text:p>
          </draw:text-box>
        </draw:frame>
        <draw:custom-shape draw:style-name="gr283" draw:text-style-name="P9" draw:layer="layout" svg:width="12.05cm" svg:height="8.099cm" svg:x="1.1cm" svg:y="1.1cm">
          <text:p/>
          <draw:enhanced-geometry svg:viewBox="0 0 21600 21600" draw:type="rectangle" draw:enhanced-path="M 0 0 L 21600 0 21600 21600 0 21600 0 0 Z N"/>
        </draw:custom-shape>
        <draw:custom-shape draw:style-name="gr284" draw:text-style-name="P15" draw:layer="layout" svg:width="3.5cm" svg:height="0.306cm" svg:x="7.25cm" svg:y="3.055cm">
          <text:p/>
          <draw:enhanced-geometry svg:viewBox="0 0 21600 21600" draw:mirror-horizontal="false" draw:mirror-vertical="false" draw:type="rectangle" draw:enhanced-path="M 0 0 L 21600 0 21600 21600 0 21600 0 0 Z N"/>
        </draw:custom-shape>
        <draw:custom-shape draw:style-name="gr274" draw:text-style-name="P16" draw:layer="layout" svg:width="3.5cm" svg:height="0.18cm" svg:x="7.25cm" svg:y="3.117cm">
          <text:p/>
          <draw:enhanced-geometry svg:viewBox="0 0 21600 21600" draw:type="rectangle" draw:enhanced-path="M 0 0 L 21600 0 21600 21600 0 21600 0 0 Z N"/>
        </draw:custom-shape>
        <draw:custom-shape draw:style-name="gr285" draw:text-style-name="P15" draw:layer="layout" svg:width="3.45cm" svg:height="0.304cm" svg:x="7.3cm" svg:y="8.04cm">
          <text:p/>
          <draw:enhanced-geometry svg:viewBox="0 0 21600 21600" draw:mirror-horizontal="false" draw:mirror-vertical="false" draw:type="rectangle" draw:enhanced-path="M 0 0 L 21600 0 21600 21600 0 21600 0 0 Z N"/>
        </draw:custom-shape>
        <draw:custom-shape draw:style-name="gr286" draw:text-style-name="P16" draw:layer="layout" svg:width="3.45cm" svg:height="0.19cm" svg:x="7.3cm" svg:y="8.099cm">
          <text:p/>
          <draw:enhanced-geometry svg:viewBox="0 0 21600 21600" draw:mirror-horizontal="false" draw:mirror-vertical="false" draw:type="rectangle" draw:enhanced-path="M 0 0 L 21600 0 21600 21600 0 21600 0 0 Z N"/>
        </draw:custom-shape>
      </draw:page>
      <draw:page draw:name="page6" draw:style-name="dp1" draw:master-page-name="Standard">
        <office:forms form:automatic-focus="false" form:apply-design-mode="false"/>
        <draw:g>
          <draw:custom-shape draw:style-name="gr287" draw:text-style-name="P8" draw:layer="layout" svg:width="1.395cm" svg:height="1.162cm" svg:x="1.451cm" svg:y="6.008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88" draw:text-style-name="P6" draw:layer="layout" svg:width="0.227cm" svg:height="0.41cm" svg:x="2.619cm" svg:y="6.96cm">
              <text:p/>
              <draw:enhanced-geometry svg:viewBox="0 0 21600 21600" draw:type="rectangle" draw:enhanced-path="M 0 0 L 21600 0 21600 21600 0 21600 0 0 Z N"/>
            </draw:custom-shape>
            <draw:custom-shape draw:style-name="gr289" draw:text-style-name="P59" draw:layer="layout" svg:width="0.227cm" svg:height="0.02cm" svg:x="2.619cm" svg:y="6.9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 draw:text-style-name="P9" draw:layer="layout" svg:x1="2.846cm" svg:y1="6.008cm" svg:x2="4.72cm" svg:y2="6.008cm">
            <text:p/>
          </draw:line>
          <draw:custom-shape draw:style-name="gr290" draw:text-style-name="P10" draw:layer="layout" svg:width="1.162cm" svg:height="0.057cm" svg:x="1.45cm" svg:y="7.834cm">
            <text:p/>
            <draw:enhanced-geometry svg:viewBox="0 0 21600 21600" draw:type="rectangle" draw:enhanced-path="M 0 0 L 21600 0 21600 21600 0 21600 0 0 Z N"/>
          </draw:custom-shape>
          <draw:custom-shape draw:style-name="gr291" draw:text-style-name="P11" draw:layer="layout" svg:width="1.104cm" svg:height="0.594cm" svg:x="1.45cm" svg:y="7.24cm">
            <text:p/>
            <draw:enhanced-geometry svg:viewBox="0 0 21600 21600" draw:type="rectangle" draw:enhanced-path="M 0 0 L 21600 0 21600 21600 0 21600 0 0 Z N"/>
          </draw:custom-shape>
          <draw:line draw:style-name="gr11" draw:text-style-name="P9" draw:layer="layout" svg:x1="2.844cm" svg:y1="7.17cm" svg:x2="4.38cm" svg:y2="7.17cm">
            <text:p/>
          </draw:line>
          <draw:g>
            <draw:custom-shape draw:style-name="gr16" draw:text-style-name="P12" draw:layer="layout" svg:width="0.291cm" svg:height="0.024cm" svg:x="2.199cm" svg:y="7.169cm">
              <text:p/>
              <draw:enhanced-geometry svg:viewBox="0 0 21600 21600" draw:type="rectangle" draw:enhanced-path="M 0 0 L 21600 0 21600 21600 0 21600 0 0 Z N"/>
            </draw:custom-shape>
            <draw:custom-shape draw:style-name="gr16" draw:text-style-name="P12" draw:layer="layout" svg:width="0.388cm" svg:height="0.023cm" draw:transform="rotate (1.5707963267949) translate (2.59cm 7.68cm)">
              <text:p/>
              <draw:enhanced-geometry svg:viewBox="0 0 21600 21600" draw:mirror-horizontal="false" draw:mirror-vertical="false" draw:type="rectangle" draw:enhanced-path="M 0 0 L 21600 0 21600 21600 0 21600 0 0 Z N"/>
            </draw:custom-shape>
            <draw:custom-shape draw:style-name="gr16" draw:text-style-name="P12" draw:layer="layout" svg:width="0.174cm" svg:height="0.024cm" draw:transform="rotate (-0.785398163397448) translate (2.49cm 7.169cm)">
              <text:p/>
              <draw:enhanced-geometry svg:viewBox="0 0 21600 21600" draw:type="rectangle" draw:enhanced-path="M 0 0 L 21600 0 21600 21600 0 21600 0 0 Z N"/>
            </draw:custom-shape>
            <draw:g>
              <draw:custom-shape draw:style-name="gr17" draw:text-style-name="P7" draw:layer="layout" svg:width="0.349cm" svg:height="0.023cm" draw:transform="rotate (-1.5707963267949) translate (2.302cm 6.867cm)">
                <text:p/>
                <draw:enhanced-geometry svg:viewBox="0 0 21600 21600" draw:mirror-horizontal="true" draw:mirror-vertical="false" draw:type="rectangle" draw:enhanced-path="M 0 0 L 21600 0 21600 21600 0 21600 0 0 Z N"/>
              </draw:custom-shape>
              <draw:custom-shape draw:style-name="gr17" draw:text-style-name="P7" draw:layer="layout" svg:width="0.031cm" svg:height="0.093cm" draw:transform="rotate (-1.5707963267949) translate (2.337cm 7.19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3cm" svg:height="0.035cm" svg:x="2.279cm" svg:y="6.83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292" draw:text-style-name="P60" draw:layer="layout" svg:width="0.055cm" svg:height="1.082cm" svg:x="3.115cm" svg:y="6.1cm">
              <text:p/>
              <draw:enhanced-geometry svg:viewBox="0 0 21600 21600" draw:mirror-vertical="true" draw:mirror-horizontal="true" draw:type="rectangle" draw:enhanced-path="M 0 0 L 21600 0 21600 21600 0 21600 0 0 Z N"/>
            </draw:custom-shape>
            <draw:custom-shape draw:style-name="gr293" draw:text-style-name="P60" draw:layer="layout" svg:width="0.056cm" svg:height="0.984cm" svg:x="3.015cm" svg:y="6.14cm">
              <text:p/>
              <draw:enhanced-geometry svg:viewBox="0 0 21600 21600" draw:mirror-vertical="true" draw:mirror-horizontal="true" draw:type="rectangle" draw:enhanced-path="M 0 0 L 21600 0 21600 21600 0 21600 0 0 Z N"/>
            </draw:custom-shape>
            <draw:custom-shape draw:style-name="gr294" draw:text-style-name="P60" draw:layer="layout" svg:width="0.054cm" svg:height="1.024cm" svg:x="2.9cm" svg:y="6.1cm">
              <text:p/>
              <draw:enhanced-geometry svg:viewBox="0 0 21600 21600" draw:mirror-vertical="true" draw:mirror-horizontal="true" draw:type="rectangle" draw:enhanced-path="M 0 0 L 21600 0 21600 21600 0 21600 0 0 Z N"/>
            </draw:custom-shape>
            <draw:line draw:style-name="gr295" draw:text-style-name="P9" draw:layer="layout" svg:x1="3.187cm" svg:y1="6.088cm" svg:x2="2.9cm" svg:y2="6.088cm">
              <text:p/>
            </draw:line>
            <draw:g>
              <draw:custom-shape draw:style-name="gr22" draw:text-style-name="P17" draw:layer="layout" svg:width="0.057cm" svg:height="0.058cm" svg:x="3.003cm" svg:y="6.05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24cm" svg:height="0.024cm" svg:x="3.037cm" svg:y="6.07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295" draw:text-style-name="P9" draw:layer="layout" svg:x1="3.07cm" svg:y1="7.124cm" svg:x2="2.9cm" svg:y2="7.124cm">
              <text:p/>
            </draw:line>
            <draw:g>
              <draw:custom-shape draw:style-name="gr22" draw:text-style-name="P17" draw:layer="layout" svg:width="0.059cm" svg:height="0.058cm" svg:x="2.944cm" svg:y="7.08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23cm" svg:height="0.023cm" svg:x="2.962cm" svg:y="7.09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295" draw:text-style-name="P9" draw:layer="layout" svg:x1="2.855cm" svg:y1="7.344cm" svg:x2="2.855cm" svg:y2="7.229cm">
              <text:p/>
            </draw:line>
            <draw:line draw:style-name="gr295" draw:text-style-name="P9" draw:layer="layout" svg:x1="3.194cm" svg:y1="7.195cm" svg:x2="3.194cm" svg:y2="7.08cm">
              <text:p/>
            </draw:line>
            <draw:line draw:style-name="gr295" draw:text-style-name="P9" draw:layer="layout" svg:x1="2.855cm" svg:y1="7.235cm" svg:x2="3.2cm" svg:y2="7.235cm">
              <text:p/>
            </draw:line>
            <draw:g>
              <draw:custom-shape draw:style-name="gr22" draw:text-style-name="P17" draw:layer="layout" svg:width="0.059cm" svg:height="0.058cm" svg:x="3.17cm" svg:y="7.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23cm" svg:height="0.022cm" svg:x="3.188cm" svg:y="7.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7" draw:layer="layout" svg:width="0.187cm" svg:height="0.012cm" svg:x="2.689cm" svg:y="7.271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8cm" svg:height="0.051cm" svg:x="2.864cm" svg:y="7.25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2cm" draw:transform="rotate (1.5707963267949) translate (2.668cm 7.2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6" draw:text-style-name="P16" draw:layer="layout" svg:width="3.42cm" svg:height="0.461cm" svg:x="3.68cm" svg:y="5.922cm">
            <text:p/>
            <draw:enhanced-geometry svg:viewBox="0 0 21600 21600" draw:mirror-vertical="true" draw:glue-points="?f6 0 10800 ?f8 ?f11 10800 ?f9 21600 10800 ?f10 ?f5 10800" draw:text-areas="?f3 ?f3 ?f4 ?f4" draw:type="parallelogram" draw:modifiers="201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77" draw:text-style-name="P9" draw:layer="layout" svg:x1="3.02cm" svg:y1="7.235cm" svg:x2="3.28cm" svg:y2="7.3cm">
            <text:p/>
          </draw:line>
          <draw:custom-shape draw:style-name="gr297" draw:text-style-name="P16" draw:layer="layout" svg:width="3.42cm" svg:height="2.298cm" svg:x="3.48cm" svg:y="5.88cm">
            <text:p/>
            <draw:enhanced-geometry svg:viewBox="0 0 21600 21600" draw:mirror-vertical="true" draw:glue-points="?f6 0 10800 ?f8 ?f11 10800 ?f9 21600 10800 ?f10 ?f5 10800" draw:text-areas="?f3 ?f3 ?f4 ?f4" draw:type="parallelogram" draw:modifiers="3889.3890675241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282" draw:text-style-name="P46" draw:layer="French text" svg:width="3.131cm" svg:height="0.683cm" svg:x="3.66cm" svg:y="7.04cm">
            <draw:text-box>
              <text:p><text:span text:style-name="T12">Cadre bois dur</text:span></text:p>
            </draw:text-box>
          </draw:frame>
          <draw:frame draw:style-name="gr282" draw:text-style-name="P46" draw:layer="French text" svg:width="4.111cm" svg:height="0.683cm" svg:x="3.188cm" svg:y="6.461cm">
            <draw:text-box>
              <text:p><text:span text:style-name="T12">Tapée de volet acier</text:span></text:p>
            </draw:text-box>
          </draw:frame>
          <draw:line draw:style-name="gr77" draw:text-style-name="P9" draw:layer="layout" svg:x1="2.808cm" svg:y1="7.324cm" svg:x2="3.8cm" svg:y2="7.4cm">
            <text:p/>
          </draw:line>
          <draw:line draw:style-name="gr11" draw:text-style-name="P9" draw:layer="layout" svg:x1="3.46cm" svg:y1="6.84cm" svg:x2="3.28cm" svg:y2="7.3cm">
            <text:p/>
          </draw:line>
        </draw:g>
        <draw:g>
          <draw:g>
            <draw:custom-shape draw:style-name="gr298" draw:text-style-name="P61" draw:layer="layout" svg:width="0.283cm" svg:height="0.126cm" svg:x="2.71cm" svg:y="7.962cm">
              <text:p/>
              <draw:enhanced-geometry svg:viewBox="0 0 21600 21600" draw:mirror-vertical="fals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99" draw:text-style-name="P8" draw:layer="layout" svg:width="0.236cm" svg:height="0.137cm" svg:x="3.018cm" svg:y="7.393cm">
              <text:p/>
              <draw:enhanced-geometry svg:viewBox="0 0 21600 21600" draw:mirror-vertical="tru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8" draw:layer="layout" svg:width="0.197cm" svg:height="0.036cm" svg:x="2.49cm" svg:y="7.9cm">
              <text:p/>
              <draw:enhanced-geometry svg:viewBox="0 0 21600 21600" draw:type="rectangle" draw:enhanced-path="M 0 0 L 21600 0 21600 21600 0 21600 0 0 Z N"/>
            </draw:custom-shape>
            <draw:custom-shape draw:style-name="gr300" draw:text-style-name="P8" draw:layer="layout" svg:width="0.536cm" svg:height="0.53cm" svg:x="2.613cm" svg:y="7.406cm">
              <text:p/>
              <draw:enhanced-geometry svg:viewBox="0 0 21600 21600" draw:type="rectangle" draw:enhanced-path="M 0 0 L 21600 0 21600 21600 0 21600 0 0 Z N"/>
            </draw:custom-shape>
            <draw:custom-shape draw:style-name="gr7" draw:text-style-name="P7" draw:layer="layout" svg:width="0.184cm" svg:height="0.036cm" svg:x="2.624cm" svg:y="7.3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16" draw:layer="layout" svg:width="0.029cm" svg:height="0.172cm" svg:x="2.651cm" svg:y="7.536cm">
              <text:p/>
              <draw:enhanced-geometry svg:viewBox="0 0 21600 21600" draw:type="rectangle" draw:enhanced-path="M 0 0 L 21600 0 21600 21600 0 21600 0 0 Z N"/>
            </draw:custom-shape>
            <draw:custom-shape draw:style-name="gr136" draw:text-style-name="P16" draw:layer="layout" svg:width="0.079cm" svg:height="0.125cm" svg:x="2.58cm" svg:y="7.556cm">
              <text:p/>
              <draw:enhanced-geometry svg:viewBox="0 0 21600 21600" draw:mirror-horizontal="false" draw:mirror-vertical="false" draw:type="rectangle" draw:enhanced-path="M 0 0 L 21600 0 21600 21600 0 21600 0 0 Z N"/>
            </draw:custom-shape>
            <draw:custom-shape draw:style-name="gr136" draw:text-style-name="P16" draw:layer="layout" svg:width="0.305cm" svg:height="0.047cm" svg:x="2.83cm" svg:y="7.436cm">
              <text:p/>
              <draw:enhanced-geometry svg:viewBox="0 0 21600 21600" draw:type="rectangle" draw:enhanced-path="M 0 0 L 21600 0 21600 21600 0 21600 0 0 Z N"/>
            </draw:custom-shape>
            <draw:custom-shape draw:style-name="gr136" draw:text-style-name="P16" draw:layer="layout" svg:width="0.131cm" svg:height="0.059cm" svg:x="2.651cm" svg:y="7.436cm">
              <text:p/>
              <draw:enhanced-geometry svg:viewBox="0 0 21600 21600" draw:type="rectangle" draw:enhanced-path="M 0 0 L 21600 0 21600 21600 0 21600 0 0 Z N"/>
            </draw:custom-shape>
            <draw:custom-shape draw:style-name="gr136" draw:text-style-name="P16" draw:layer="layout" svg:width="0.069cm" svg:height="0.189cm" svg:x="2.713cm" svg:y="7.518cm">
              <text:p/>
              <draw:enhanced-geometry svg:viewBox="0 0 21600 21600" draw:type="rectangle" draw:enhanced-path="M 0 0 L 21600 0 21600 21600 0 21600 0 0 Z N"/>
            </draw:custom-shape>
            <draw:custom-shape draw:style-name="gr136" draw:text-style-name="P16" draw:layer="layout" svg:width="0.13cm" svg:height="0.168cm" svg:x="2.652cm" svg:y="7.736cm">
              <text:p/>
              <draw:enhanced-geometry svg:viewBox="0 0 21600 21600" draw:type="rectangle" draw:enhanced-path="M 0 0 L 21600 0 21600 21600 0 21600 0 0 Z N"/>
            </draw:custom-shape>
            <draw:custom-shape draw:style-name="gr16" draw:text-style-name="P12" draw:layer="layout" svg:width="0.486cm" svg:height="0.023cm" draw:transform="rotate (1.5707963267949) translate (2.59cm 7.78cm)">
              <text:p/>
              <draw:enhanced-geometry svg:viewBox="0 0 21600 21600" draw:type="rectangle" draw:enhanced-path="M 0 0 L 21600 0 21600 21600 0 21600 0 0 Z N"/>
            </draw:custom-shape>
            <draw:g>
              <draw:custom-shape draw:style-name="gr22" draw:text-style-name="P17" draw:layer="layout" svg:width="0.137cm" svg:height="0.05cm" svg:x="2.529cm" svg:y="7.595cm">
                <text:p/>
                <draw:enhanced-geometry svg:viewBox="0 0 21600 21600" draw:mirror-horizontal="false" draw:mirror-vertical="false" draw:type="rectangle" draw:enhanced-path="M 0 0 L 21600 0 21600 21600 0 21600 0 0 Z N"/>
              </draw:custom-shape>
              <draw:custom-shape draw:style-name="gr22" draw:text-style-name="P17" draw:layer="layout" svg:width="0.02cm" svg:height="0.163cm" svg:x="2.651cm" svg:y="7.5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3cm" svg:height="0.111cm" svg:x="2.54cm" svg:y="7.56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3cm" svg:height="0.062cm" svg:x="2.54cm" svg:y="7.59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3cm" svg:height="0.025cm" svg:x="2.54cm" svg:y="7.565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053cm" svg:height="0.024cm" svg:x="2.54cm" svg:y="7.652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6" draw:text-style-name="P16" draw:layer="layout" svg:width="0.19cm" svg:height="0.01cm" svg:x="2.687cm" svg:y="7.936cm">
              <text:p/>
              <draw:enhanced-geometry svg:viewBox="0 0 21600 21600" draw:type="rectangle" draw:enhanced-path="M 0 0 L 21600 0 21600 21600 0 21600 0 0 Z N"/>
            </draw:custom-shape>
            <draw:custom-shape draw:style-name="gr301" draw:text-style-name="P61" draw:layer="layout" svg:width="0.38cm" svg:height="0.551cm" svg:x="2.875cm" svg:y="7.537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142cm" svg:height="0.029cm" svg:x="2.828cm" svg:y="7.799cm">
              <text:p/>
              <draw:enhanced-geometry svg:viewBox="0 0 21600 21600" draw:mirror-horizontal="false" draw:mirror-vertical="false" draw:type="rectangle" draw:enhanced-path="M 0 0 L 21600 0 21600 21600 0 21600 0 0 Z N"/>
            </draw:custom-shape>
            <draw:custom-shape draw:style-name="gr136" draw:text-style-name="P16" draw:layer="layout" svg:width="0.35cm" svg:height="0.028cm" svg:x="2.828cm" svg:y="7.509cm">
              <text:p/>
              <draw:enhanced-geometry svg:viewBox="0 0 21600 21600" draw:type="rectangle" draw:enhanced-path="M 0 0 L 21600 0 21600 21600 0 21600 0 0 Z N"/>
            </draw:custom-shape>
            <draw:custom-shape draw:style-name="gr136" draw:text-style-name="P16" draw:layer="layout" svg:width="0.281cm" svg:height="0.01cm" svg:x="3.161cm" svg:y="7.32cm">
              <text:p/>
              <draw:enhanced-geometry svg:viewBox="0 0 21600 21600" draw:type="rectangle" draw:enhanced-path="M 0 0 L 21600 0 21600 21600 0 21600 0 0 Z N"/>
            </draw:custom-shape>
            <draw:custom-shape draw:style-name="gr136" draw:text-style-name="P16" draw:layer="layout" svg:width="0.095cm" svg:height="0.029cm" svg:x="3.169cm" svg:y="7.537cm">
              <text:p/>
              <draw:enhanced-geometry svg:viewBox="0 0 21600 21600" draw:type="rectangle" draw:enhanced-path="M 0 0 L 21600 0 21600 21600 0 21600 0 0 Z N"/>
            </draw:custom-shape>
            <draw:custom-shape draw:style-name="gr57" draw:text-style-name="P16" draw:layer="layout" svg:width="0.047cm" svg:height="0.128cm" svg:x="2.828cm" svg:y="7.828cm">
              <text:p/>
              <draw:enhanced-geometry svg:viewBox="0 0 21600 21600" draw:mirror-horizontal="false" draw:mirror-vertical="false" draw:type="rectangle" draw:enhanced-path="M 0 0 L 21600 0 21600 21600 0 21600 0 0 Z N"/>
            </draw:custom-shape>
            <draw:custom-shape draw:style-name="gr136" draw:text-style-name="P16" draw:layer="layout" svg:width="0.293cm" svg:height="0.181cm" svg:x="2.923cm" svg:y="7.874cm">
              <text:p/>
              <draw:enhanced-geometry svg:viewBox="0 0 21600 21600" draw:type="rectangle" draw:enhanced-path="M 0 0 L 21600 0 21600 21600 0 21600 0 0 Z N"/>
            </draw:custom-shape>
            <draw:custom-shape draw:style-name="gr302" draw:text-style-name="P16" draw:layer="layout" svg:width="0.036cm" svg:height="0.028cm" svg:x="3.161cm" svg:y="7.509cm">
              <text:p/>
              <draw:enhanced-geometry svg:viewBox="0 0 21600 21600" draw:mirror-vertical="tru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3" draw:text-style-name="P61" draw:layer="layout" svg:width="0.02cm" svg:height="0.118cm" svg:x="2.861cm" svg:y="7.965cm">
              <text:p/>
              <draw:enhanced-geometry svg:viewBox="0 0 21600 21600" draw:type="rectangle" draw:enhanced-path="M 0 0 L 21600 0 21600 21600 0 21600 0 0 Z N"/>
            </draw:custom-shape>
            <draw:custom-shape draw:style-name="gr89" draw:text-style-name="P8" draw:layer="layout" svg:width="0.02cm" svg:height="0.103cm" svg:x="3.141cm" svg:y="7.406cm">
              <text:p/>
              <draw:enhanced-geometry svg:viewBox="0 0 21600 21600" draw:type="rectangle" draw:enhanced-path="M 0 0 L 21600 0 21600 21600 0 21600 0 0 Z N"/>
            </draw:custom-shape>
            <draw:custom-shape draw:style-name="gr7" draw:text-style-name="P7" draw:layer="layout" svg:width="0.032cm" svg:height="0.037cm" svg:x="3.208cm" svg:y="7.529cm">
              <text:p/>
              <draw:enhanced-geometry svg:viewBox="0 0 21600 21600" draw:glue-points="?f6 10800 10800 21600 ?f5 10800 10800 0" draw:text-areas="?f3 ?f3 ?f4 ?f4" draw:type="trapezoid" draw:modifiers="8518.3098591549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7" draw:layer="layout" svg:width="0.032cm" svg:height="0.038cm" svg:x="2.758cm" svg:y="7.936cm">
              <text:p/>
              <draw:enhanced-geometry svg:viewBox="0 0 21600 21600" draw:mirror-horizontal="false" draw:mirror-vertical="true" draw:glue-points="?f6 10800 10800 21600 ?f5 10800 10800 0" draw:text-areas="?f3 ?f3 ?f4 ?f4" draw:type="trapezoid" draw:modifiers="8518.3098591549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6" draw:text-style-name="P16" draw:layer="layout" svg:width="0.047cm" svg:height="0.056cm" svg:x="2.828cm" svg:y="7.999cm">
              <text:p/>
              <draw:enhanced-geometry svg:viewBox="0 0 21600 21600" draw:mirror-horizontal="false" draw:mirror-vertical="false" draw:type="rectangle" draw:enhanced-path="M 0 0 L 21600 0 21600 21600 0 21600 0 0 Z N"/>
            </draw:custom-shape>
            <draw:custom-shape draw:style-name="gr302" draw:text-style-name="P16" draw:layer="layout" svg:width="0.1cm" svg:height="0.056cm" svg:x="2.775cm" svg:y="7.999cm">
              <text:p/>
              <draw:enhanced-geometry svg:viewBox="0 0 21600 21600" draw:mirror-vertical="fals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7" draw:text-style-name="P16" draw:layer="layout" svg:width="0.144cm" svg:height="0.238cm" svg:x="2.828cm" svg:y="7.518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026cm" svg:height="0.12cm" svg:x="2.946cm" svg:y="7.708cm">
              <text:p/>
              <draw:enhanced-geometry svg:viewBox="0 0 21600 21600" draw:mirror-horizontal="false" draw:mirror-vertical="false" draw:type="rectangle" draw:enhanced-path="M 0 0 L 21600 0 21600 21600 0 21600 0 0 Z N"/>
            </draw:custom-shape>
            <draw:custom-shape draw:style-name="gr7" draw:text-style-name="P7" draw:layer="layout" svg:width="0.033cm" svg:height="0.038cm" svg:x="2.899cm" svg:y="7.799cm">
              <text:p/>
              <draw:enhanced-geometry svg:viewBox="0 0 21600 21600" draw:mirror-horizontal="false" draw:mirror-vertical="true" draw:glue-points="?f6 10800 10800 21600 ?f5 10800 10800 0" draw:text-areas="?f3 ?f3 ?f4 ?f4" draw:type="trapezoid" draw:modifiers="8214.084507042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8" draw:layer="layout" svg:width="0.093cm" svg:height="0.043cm" svg:x="2.853cm" svg:y="7.756cm">
              <text:p/>
              <draw:enhanced-geometry svg:viewBox="0 0 21600 21600" draw:type="rectangle" draw:enhanced-path="M 0 0 L 21600 0 21600 21600 0 21600 0 0 Z N"/>
            </draw:custom-shape>
            <draw:custom-shape draw:style-name="gr303" draw:text-style-name="P61" draw:layer="layout" svg:width="0.1cm" svg:height="0.055cm" draw:transform="rotate (-1.5707963267949) translate (3.215cm 8.011cm)">
              <text:p/>
              <draw:enhanced-geometry svg:viewBox="0 0 21600 21600" draw:mirror-vertical="tru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2" draw:text-style-name="P16" draw:layer="layout" svg:width="0.194cm" svg:height="0.107cm" draw:transform="rotate (-1.5707963267949) translate (3.267cm 8.016cm)">
              <text:p/>
              <draw:enhanced-geometry svg:viewBox="0 0 21600 21600" draw:mirror-vertical="tru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04" draw:text-style-name="P15" draw:layer="layout" svg:width="3.471cm" svg:height="0.242cm" svg:x="3.019cm" svg:y="7.566cm">
              <text:p/>
              <draw:enhanced-geometry svg:viewBox="0 0 21600 21600" draw:type="rectangle" draw:enhanced-path="M 0 0 L 21600 0 21600 21600 0 21600 0 0 Z N"/>
            </draw:custom-shape>
            <draw:custom-shape draw:style-name="gr305" draw:text-style-name="P16" draw:layer="layout" svg:width="3.469cm" svg:height="0.147cm" svg:x="3.018cm" svg:y="7.613cm">
              <text:p/>
              <draw:enhanced-geometry svg:viewBox="0 0 21600 21600" draw:type="rectangle" draw:enhanced-path="M 0 0 L 21600 0 21600 21600 0 21600 0 0 Z N"/>
            </draw:custom-shape>
            <draw:custom-shape draw:style-name="gr306" draw:text-style-name="P50" draw:layer="layout" svg:width="0.072cm" svg:height="0.147cm" svg:x="3.04cm" svg:y="7.61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434.4370860927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7" draw:layer="layout" svg:width="0.022cm" svg:height="0.147cm" svg:x="3.018cm" svg:y="7.613cm">
              <text:p/>
              <draw:enhanced-geometry svg:viewBox="0 0 21600 21600" draw:type="rectangle" draw:enhanced-path="M 0 0 L 21600 0 21600 21600 0 21600 0 0 Z N"/>
            </draw:custom-shape>
            <draw:custom-shape draw:style-name="gr306" draw:text-style-name="P50" draw:layer="layout" svg:width="0.073cm" svg:height="0.147cm" svg:x="6.377cm" svg:y="7.614cm">
              <text:p/>
              <draw:enhanced-geometry svg:viewBox="0 0 21600 21600" draw:mirror-horizontal="true" draw:extrusion-origin="0 0" draw:extrusion-viewpoint="(0cm 0cm 25cm)" draw:extrusion-skew="0 0" dr3d:projection="perspective" draw:extrusion-depth="2.5cm 0" draw:text-areas="?f4 ?f6 ?f5 ?f7" draw:glue-point-type="segments" draw:path-stretchpoint-x="10800" draw:path-stretchpoint-y="10800" draw:type="frame" draw:modifiers="3836.8421052631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7" draw:layer="layout" svg:width="0.022cm" svg:height="0.147cm" svg:x="6.467cm" svg:y="7.614cm">
              <text:p/>
              <draw:enhanced-geometry svg:viewBox="0 0 21600 21600" draw:mirror-horizontal="true" draw:type="rectangle" draw:enhanced-path="M 0 0 L 21600 0 21600 21600 0 21600 0 0 Z N"/>
            </draw:custom-shape>
          </draw:g>
        </draw:g>
        <draw:custom-shape draw:style-name="gr307" draw:text-style-name="P8" draw:layer="layout" svg:width="1.394cm" svg:height="1.514cm" svg:x="1.453cm" svg:y="1.649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9" draw:layer="layout" svg:x1="2.847cm" svg:y1="1.649cm" svg:x2="5.8cm" svg:y2="1.649cm">
          <text:p/>
        </draw:line>
        <draw:line draw:style-name="gr11" draw:text-style-name="P9" draw:layer="layout" svg:x1="2.846cm" svg:y1="3.043cm" svg:x2="9.238cm" svg:y2="3.043cm">
          <text:p/>
        </draw:line>
        <draw:g>
          <draw:custom-shape draw:style-name="gr308" draw:text-style-name="P6" draw:layer="layout" svg:width="0.466cm" svg:height="0.465cm" svg:x="2.614cm" svg:y="2.752cm">
            <text:p/>
            <draw:enhanced-geometry svg:viewBox="0 0 21600 21600" draw:type="rectangle" draw:enhanced-path="M 0 0 L 21600 0 21600 21600 0 21600 0 0 Z N"/>
          </draw:custom-shape>
          <draw:custom-shape draw:style-name="gr309" draw:text-style-name="P16" draw:layer="layout" svg:width="0.477cm" svg:height="0.477cm" svg:x="2.835cm" svg:y="2.916cm">
            <text:p/>
            <draw:enhanced-geometry svg:viewBox="0 0 21600 21600" draw:mirror-horizontal="false" draw:mirror-vertical="false" draw:type="rectangle" draw:enhanced-path="M 0 0 L 21600 0 21600 21600 0 21600 0 0 Z N"/>
          </draw:custom-shape>
          <draw:custom-shape draw:style-name="gr310" draw:text-style-name="P14" draw:layer="layout" svg:width="0.493cm" svg:height="0.465cm" svg:x="2.847cm" svg:y="2.928cm">
            <text:p/>
            <draw:enhanced-geometry svg:viewBox="0 0 21600 21600" draw:mirror-horizontal="false" draw:mirror-vertical="false" draw:type="rectangle" draw:enhanced-path="M 0 0 L 21600 0 21600 21600 0 21600 0 0 Z N"/>
          </draw:custom-shape>
          <draw:custom-shape draw:style-name="gr311" draw:text-style-name="P62" draw:layer="layout" svg:width="0.695cm" svg:height="0.114cm" svg:x="2.614cm" svg:y="2.637cm">
            <text:p/>
            <draw:enhanced-geometry svg:viewBox="0 0 21600 21600" draw:type="rectangle" draw:enhanced-path="M 0 0 L 21600 0 21600 21600 0 21600 0 0 Z N"/>
          </draw:custom-shape>
        </draw:g>
        <draw:g>
          <draw:custom-shape draw:style-name="gr16" draw:text-style-name="P12" draw:layer="layout" svg:width="0.297cm" svg:height="0.022cm" svg:x="2.321cm" svg:y="3.029cm">
            <text:p/>
            <draw:enhanced-geometry svg:viewBox="0 0 21600 21600" draw:mirror-horizontal="false" draw:type="rectangle" draw:enhanced-path="M 0 0 L 21600 0 21600 21600 0 21600 0 0 Z N"/>
          </draw:custom-shape>
          <draw:custom-shape draw:style-name="gr16" draw:text-style-name="P12" draw:layer="layout" svg:width="0.132cm" svg:height="0.023cm" draw:transform="rotate (1.5707963267949) translate (2.595cm 3.161cm)">
            <text:p/>
            <draw:enhanced-geometry svg:viewBox="0 0 21600 21600" draw:mirror-horizontal="false" draw:type="rectangle" draw:enhanced-path="M 0 0 L 21600 0 21600 21600 0 21600 0 0 Z N"/>
          </draw:custom-shape>
          <draw:g>
            <draw:custom-shape draw:style-name="gr17" draw:text-style-name="P7" draw:layer="layout" svg:width="0.188cm" svg:height="0.012cm" svg:x="2.535cm" svg:y="3.109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9cm" svg:height="0.05cm" svg:x="2.486cm" svg:y="3.09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18cm" draw:transform="rotate (1.5707963267949) translate (2.768cm 3.12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12" draw:text-style-name="P15" draw:layer="layout" svg:width="5.695cm" svg:height="0.29cm" svg:x="3.194cm" svg:y="3.044cm">
          <text:p/>
          <draw:enhanced-geometry svg:viewBox="0 0 21600 21600" draw:type="rectangle" draw:enhanced-path="M 0 0 L 21600 0 21600 21600 0 21600 0 0 Z N"/>
        </draw:custom-shape>
        <draw:custom-shape draw:style-name="gr313" draw:text-style-name="P16" draw:layer="layout" svg:width="5.695cm" svg:height="0.174cm" svg:x="3.194cm" svg:y="3.102cm">
          <text:p/>
          <draw:enhanced-geometry svg:viewBox="0 0 21600 21600" draw:type="rectangle" draw:enhanced-path="M 0 0 L 21600 0 21600 21600 0 21600 0 0 Z N"/>
        </draw:custom-shape>
        <draw:custom-shape draw:style-name="gr314" draw:text-style-name="P16" draw:layer="layout" svg:width="6.101cm" svg:height="2.199cm" svg:x="3.657cm" svg:y="1.383cm">
          <text:p/>
          <draw:enhanced-geometry svg:viewBox="0 0 21600 21600" draw:mirror-vertical="true" draw:glue-points="?f6 0 10800 ?f8 ?f11 10800 ?f9 21600 10800 ?f10 ?f5 10800" draw:text-areas="?f3 ?f3 ?f4 ?f4" draw:type="parallelogram" draw:modifiers="3393.639306798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315" draw:text-style-name="P24" draw:layer="French text" svg:width="8.157cm" svg:height="1.107cm" svg:x="3.024cm" svg:y="1.328cm">
          <draw:text-box>
            <text:p text:style-name="P15"><text:span text:style-name="T5">Pose traditionnelle</text:span></text:p>
            <text:p text:style-name="P15"><text:span text:style-name="T14">avec volets pliants acier <text:s/>(‘persiennes’)</text:span></text:p>
          </draw:text-box>
        </draw:frame>
        <draw:g>
          <draw:custom-shape draw:style-name="gr316" draw:text-style-name="P60" draw:layer="layout" svg:width="0.055cm" svg:height="0.87cm" svg:x="3.257cm" svg:y="1.708cm">
            <text:p/>
            <draw:enhanced-geometry svg:viewBox="0 0 21600 21600" draw:type="rectangle" draw:enhanced-path="M 0 0 L 21600 0 21600 21600 0 21600 0 0 Z N"/>
          </draw:custom-shape>
          <draw:custom-shape draw:style-name="gr316" draw:text-style-name="P60" draw:layer="layout" svg:width="0.054cm" svg:height="0.87cm" svg:x="2.909cm" svg:y="1.708cm">
            <text:p/>
            <draw:enhanced-geometry svg:viewBox="0 0 21600 21600" draw:type="rectangle" draw:enhanced-path="M 0 0 L 21600 0 21600 21600 0 21600 0 0 Z N"/>
          </draw:custom-shape>
          <draw:custom-shape draw:style-name="gr317" draw:text-style-name="P60" draw:layer="layout" svg:width="0.056cm" svg:height="0.754cm" svg:x="3.024cm" svg:y="1.766cm">
            <text:p/>
            <draw:enhanced-geometry svg:viewBox="0 0 21600 21600" draw:type="rectangle" draw:enhanced-path="M 0 0 L 21600 0 21600 21600 0 21600 0 0 Z N"/>
          </draw:custom-shape>
          <draw:custom-shape draw:style-name="gr318" draw:text-style-name="P60" draw:layer="layout" svg:width="0.054cm" svg:height="0.812cm" svg:x="3.141cm" svg:y="1.766cm">
            <text:p/>
            <draw:enhanced-geometry svg:viewBox="0 0 21600 21600" draw:type="rectangle" draw:enhanced-path="M 0 0 L 21600 0 21600 21600 0 21600 0 0 Z N"/>
          </draw:custom-shape>
          <draw:line draw:style-name="gr295" draw:text-style-name="P9" draw:layer="layout" svg:x1="2.908cm" svg:y1="1.707cm" svg:x2="3.075cm" svg:y2="1.707cm">
            <text:p/>
          </draw:line>
          <draw:line draw:style-name="gr295" draw:text-style-name="P9" draw:layer="layout" svg:x1="3.312cm" svg:y1="1.707cm" svg:x2="3.134cm" svg:y2="1.707cm">
            <text:p/>
          </draw:line>
          <draw:g>
            <draw:custom-shape draw:style-name="gr22" draw:text-style-name="P17" draw:layer="layout" svg:width="0.058cm" svg:height="0.058cm" svg:x="3.076cm" svg:y="1.6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24cm" svg:height="0.024cm" svg:x="3.093cm" svg:y="1.6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5" draw:text-style-name="P9" draw:layer="layout" svg:x1="2.908cm" svg:y1="2.579cm" svg:x2="3.195cm" svg:y2="2.579cm">
            <text:p/>
          </draw:line>
          <draw:g>
            <draw:custom-shape draw:style-name="gr22" draw:text-style-name="P17" draw:layer="layout" svg:width="0.059cm" svg:height="0.058cm" svg:x="3.017cm" svg:y="2.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23cm" svg:height="0.024cm" svg:x="3.035cm" svg:y="2.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5" draw:text-style-name="P9" draw:layer="layout" svg:x1="3.025cm" svg:y1="1.765cm" svg:x2="3.195cm" svg:y2="1.765cm">
            <text:p/>
          </draw:line>
          <draw:g>
            <draw:custom-shape draw:style-name="gr22" draw:text-style-name="P17" draw:layer="layout" svg:width="0.058cm" svg:height="0.058cm" svg:x="3.076cm" svg:y="1.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24cm" svg:height="0.023cm" svg:x="3.093cm" svg:y="1.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17" draw:layer="layout" svg:width="0.059cm" svg:height="0.059cm" svg:x="3.285cm" svg:y="2.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23cm" svg:height="0.022cm" svg:x="3.302cm" svg:y="2.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5" draw:text-style-name="P9" draw:layer="layout" svg:x1="3.308cm" svg:y1="2.752cm" svg:x2="3.308cm" svg:y2="2.637cm">
            <text:p/>
          </draw:line>
          <draw:line draw:style-name="gr295" draw:text-style-name="P9" draw:layer="layout" svg:x1="3.308cm" svg:y1="2.579cm" svg:x2="3.308cm" svg:y2="2.464cm">
            <text:p/>
          </draw:line>
        </draw:g>
        <draw:frame draw:style-name="gr282" draw:text-style-name="P46" draw:layer="French text" svg:width="4.147cm" svg:height="0.683cm" svg:x="3.806cm" svg:y="2.359cm">
          <draw:text-box>
            <text:p><text:span text:style-name="T12">Tapée de volet bois</text:span></text:p>
          </draw:text-box>
        </draw:frame>
        <draw:line draw:style-name="gr11" draw:text-style-name="P9" draw:layer="layout" svg:x1="3.312cm" svg:y1="2.695cm" svg:x2="4.009cm" svg:y2="2.718cm">
          <text:p/>
        </draw:line>
        <draw:g>
          <draw:g>
            <draw:custom-shape draw:style-name="gr319" draw:text-style-name="P6" draw:layer="layout" svg:width="0.466cm" svg:height="0.463cm" svg:x="2.613cm" svg:y="5.084cm">
              <text:p/>
              <draw:enhanced-geometry svg:viewBox="0 0 21600 21600" draw:type="rectangle" draw:enhanced-path="M 0 0 L 21600 0 21600 21600 0 21600 0 0 Z N"/>
            </draw:custom-shape>
            <draw:custom-shape draw:style-name="gr7" draw:text-style-name="P7" draw:layer="layout" svg:width="0.232cm" svg:height="0.059cm" svg:x="2.612cm" svg:y="5.02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0" draw:text-style-name="P14" draw:layer="layout" svg:width="0.494cm" svg:height="0.464cm" svg:x="2.846cm" svg:y="5.258cm">
              <text:p/>
              <draw:enhanced-geometry svg:viewBox="0 0 21600 21600" draw:mirror-horizontal="false" draw:mirror-vertical="false" draw:type="rectangle" draw:enhanced-path="M 0 0 L 21600 0 21600 21600 0 21600 0 0 Z N"/>
            </draw:custom-shape>
            <draw:custom-shape draw:style-name="gr8" draw:text-style-name="P6" draw:layer="layout" svg:width="0.174cm" svg:height="0.058cm" svg:x="2.495cm" svg:y="5.489cm">
              <text:p/>
              <draw:enhanced-geometry svg:viewBox="0 0 21600 21600" draw:type="rectangle" draw:enhanced-path="M 0 0 L 21600 0 21600 21600 0 21600 0 0 Z N"/>
            </draw:custom-shape>
          </draw:g>
          <draw:custom-shape draw:style-name="gr287" draw:text-style-name="P8" draw:layer="layout" svg:width="1.395cm" svg:height="1.162cm" svg:x="1.451cm" svg:y="3.863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9" draw:layer="layout" svg:x1="2.846cm" svg:y1="3.863cm" svg:x2="4.98cm" svg:y2="3.863cm">
            <text:p/>
          </draw:line>
          <draw:custom-shape draw:style-name="gr290" draw:text-style-name="P10" draw:layer="layout" svg:width="1.162cm" svg:height="0.057cm" svg:x="1.45cm" svg:y="5.432cm">
            <text:p/>
            <draw:enhanced-geometry svg:viewBox="0 0 21600 21600" draw:type="rectangle" draw:enhanced-path="M 0 0 L 21600 0 21600 21600 0 21600 0 0 Z N"/>
          </draw:custom-shape>
          <draw:custom-shape draw:style-name="gr321" draw:text-style-name="P11" draw:layer="layout" svg:width="1.104cm" svg:height="0.349cm" svg:x="1.45cm" svg:y="5.083cm">
            <text:p/>
            <draw:enhanced-geometry svg:viewBox="0 0 21600 21600" draw:type="rectangle" draw:enhanced-path="M 0 0 L 21600 0 21600 21600 0 21600 0 0 Z N"/>
          </draw:custom-shape>
          <draw:line draw:style-name="gr11" draw:text-style-name="P9" draw:layer="layout" svg:x1="2.844cm" svg:y1="5.024cm" svg:x2="6.28cm" svg:y2="5.024cm">
            <text:p/>
          </draw:line>
          <draw:custom-shape draw:style-name="gr322" draw:text-style-name="P15" draw:layer="layout" svg:width="2.347cm" svg:height="0.291cm" svg:x="3.193cm" svg:y="5.374cm">
            <text:p/>
            <draw:enhanced-geometry svg:viewBox="0 0 21600 21600" draw:type="rectangle" draw:enhanced-path="M 0 0 L 21600 0 21600 21600 0 21600 0 0 Z N"/>
          </draw:custom-shape>
          <draw:custom-shape draw:style-name="gr323" draw:text-style-name="P16" draw:layer="layout" svg:width="1.567cm" svg:height="0.174cm" svg:x="3.193cm" svg:y="5.433cm">
            <text:p/>
            <draw:enhanced-geometry svg:viewBox="0 0 21600 21600" draw:type="rectangle" draw:enhanced-path="M 0 0 L 21600 0 21600 21600 0 21600 0 0 Z N"/>
          </draw:custom-shape>
          <draw:g>
            <draw:custom-shape draw:style-name="gr16" draw:text-style-name="P12" draw:layer="layout" svg:width="0.291cm" svg:height="0.024cm" svg:x="2.199cm" svg:y="5.024cm">
              <text:p/>
              <draw:enhanced-geometry svg:viewBox="0 0 21600 21600" draw:type="rectangle" draw:enhanced-path="M 0 0 L 21600 0 21600 21600 0 21600 0 0 Z N"/>
            </draw:custom-shape>
            <draw:custom-shape draw:style-name="gr16" draw:text-style-name="P12" draw:layer="layout" svg:width="0.226cm" svg:height="0.023cm" draw:transform="rotate (1.5707963267949) translate (2.59cm 5.373cm)">
              <text:p/>
              <draw:enhanced-geometry svg:viewBox="0 0 21600 21600" draw:type="rectangle" draw:enhanced-path="M 0 0 L 21600 0 21600 21600 0 21600 0 0 Z N"/>
            </draw:custom-shape>
            <draw:custom-shape draw:style-name="gr16" draw:text-style-name="P12" draw:layer="layout" svg:width="0.174cm" svg:height="0.024cm" draw:transform="rotate (-0.785398163397448) translate (2.49cm 5.024cm)">
              <text:p/>
              <draw:enhanced-geometry svg:viewBox="0 0 21600 21600" draw:type="rectangle" draw:enhanced-path="M 0 0 L 21600 0 21600 21600 0 21600 0 0 Z N"/>
            </draw:custom-shape>
            <draw:g>
              <draw:custom-shape draw:style-name="gr17" draw:text-style-name="P7" draw:layer="layout" svg:width="0.349cm" svg:height="0.023cm" draw:transform="rotate (-1.5707963267949) translate (2.302cm 4.722cm)">
                <text:p/>
                <draw:enhanced-geometry svg:viewBox="0 0 21600 21600" draw:mirror-horizontal="true" draw:mirror-vertical="false" draw:type="rectangle" draw:enhanced-path="M 0 0 L 21600 0 21600 21600 0 21600 0 0 Z N"/>
              </draw:custom-shape>
              <draw:custom-shape draw:style-name="gr17" draw:text-style-name="P7" draw:layer="layout" svg:width="0.031cm" svg:height="0.093cm" draw:transform="rotate (-1.5707963267949) translate (2.337cm 5.0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23cm" svg:height="0.035cm" svg:x="2.279cm" svg:y="4.69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88cm" svg:height="0.012cm" svg:x="2.53cm" svg:y="5.222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8cm" svg:height="0.051cm" svg:x="2.525cm" svg:y="5.20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19cm" draw:transform="rotate (1.5707963267949) translate (2.72cm 5.23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7" draw:text-style-name="P7" draw:layer="layout" svg:width="0.188cm" svg:height="0.012cm" svg:x="2.53cm" svg:y="5.319cm">
                <text:p/>
                <draw:enhanced-geometry svg:viewBox="0 0 21600 21600" draw:mirror-horizontal="true" draw:mirror-vertical="false" draw:type="rectangle" draw:enhanced-path="M 0 0 L 21600 0 21600 21600 0 21600 0 0 Z N"/>
              </draw:custom-shape>
              <draw:custom-shape draw:style-name="gr17" draw:text-style-name="P7" draw:layer="layout" svg:width="0.018cm" svg:height="0.051cm" svg:x="2.525cm" svg:y="5.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19cm" draw:transform="rotate (1.5707963267949) translate (2.72cm 5.33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24" draw:text-style-name="P60" draw:layer="layout" svg:width="0.054cm" svg:height="0.924cm" svg:x="3.251cm" svg:y="3.931cm">
              <text:p/>
              <draw:enhanced-geometry svg:viewBox="0 0 21600 21600" draw:type="rectangle" draw:enhanced-path="M 0 0 L 21600 0 21600 21600 0 21600 0 0 Z N"/>
            </draw:custom-shape>
            <draw:custom-shape draw:style-name="gr325" draw:text-style-name="P60" draw:layer="layout" svg:width="0.055cm" svg:height="0.871cm" svg:x="2.901cm" svg:y="3.931cm">
              <text:p/>
              <draw:enhanced-geometry svg:viewBox="0 0 21600 21600" draw:type="rectangle" draw:enhanced-path="M 0 0 L 21600 0 21600 21600 0 21600 0 0 Z N"/>
            </draw:custom-shape>
            <draw:custom-shape draw:style-name="gr326" draw:text-style-name="P60" draw:layer="layout" svg:width="0.056cm" svg:height="0.755cm" svg:x="3.017cm" svg:y="3.989cm">
              <text:p/>
              <draw:enhanced-geometry svg:viewBox="0 0 21600 21600" draw:type="rectangle" draw:enhanced-path="M 0 0 L 21600 0 21600 21600 0 21600 0 0 Z N"/>
            </draw:custom-shape>
            <draw:custom-shape draw:style-name="gr327" draw:text-style-name="P60" draw:layer="layout" svg:width="0.054cm" svg:height="0.813cm" svg:x="3.134cm" svg:y="3.989cm">
              <text:p/>
              <draw:enhanced-geometry svg:viewBox="0 0 21600 21600" draw:type="rectangle" draw:enhanced-path="M 0 0 L 21600 0 21600 21600 0 21600 0 0 Z N"/>
            </draw:custom-shape>
            <draw:line draw:style-name="gr295" draw:text-style-name="P9" draw:layer="layout" svg:x1="2.901cm" svg:y1="3.931cm" svg:x2="3.068cm" svg:y2="3.931cm">
              <text:p/>
            </draw:line>
            <draw:line draw:style-name="gr295" draw:text-style-name="P9" draw:layer="layout" svg:x1="3.305cm" svg:y1="3.931cm" svg:x2="3.127cm" svg:y2="3.931cm">
              <text:p/>
            </draw:line>
            <draw:g>
              <draw:custom-shape draw:style-name="gr22" draw:text-style-name="P17" draw:layer="layout" svg:width="0.059cm" svg:height="0.058cm" svg:x="3.068cm" svg:y="3.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23cm" svg:height="0.024cm" svg:x="3.086cm" svg:y="3.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5" draw:text-style-name="P9" draw:layer="layout" svg:x1="2.901cm" svg:y1="4.802cm" svg:x2="3.188cm" svg:y2="4.802cm">
              <text:p/>
            </draw:line>
            <draw:g>
              <draw:custom-shape draw:style-name="gr22" draw:text-style-name="P17" draw:layer="layout" svg:width="0.057cm" svg:height="0.058cm" svg:x="3.011cm" svg:y="4.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24cm" svg:height="0.024cm" svg:x="3.027cm" svg:y="4.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5" draw:text-style-name="P9" draw:layer="layout" svg:x1="3.018cm" svg:y1="3.989cm" svg:x2="3.188cm" svg:y2="3.989cm">
              <text:p/>
            </draw:line>
            <draw:g>
              <draw:custom-shape draw:style-name="gr22" draw:text-style-name="P17" draw:layer="layout" svg:width="0.059cm" svg:height="0.058cm" svg:x="3.068cm" svg:y="3.9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23cm" svg:height="0.023cm" svg:x="3.086cm" svg:y="3.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95" draw:text-style-name="P9" draw:layer="layout" svg:x1="2.855cm" svg:y1="4.999cm" svg:x2="2.855cm" svg:y2="4.884cm">
              <text:p/>
            </draw:line>
            <draw:line draw:style-name="gr295" draw:text-style-name="P9" draw:layer="layout" svg:x1="3.306cm" svg:y1="4.853cm" svg:x2="3.306cm" svg:y2="4.738cm">
              <text:p/>
            </draw:line>
            <draw:line draw:style-name="gr295" draw:text-style-name="P9" draw:layer="layout" svg:x1="2.855cm" svg:y1="4.89cm" svg:x2="3.308cm" svg:y2="4.89cm">
              <text:p/>
            </draw:line>
            <draw:g>
              <draw:custom-shape draw:style-name="gr22" draw:text-style-name="P17" draw:layer="layout" svg:width="0.059cm" svg:height="0.058cm" svg:x="3.282cm" svg:y="4.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7" draw:layer="layout" svg:width="0.023cm" svg:height="0.022cm" svg:x="3.3cm" svg:y="4.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7" draw:layer="layout" svg:width="0.187cm" svg:height="0.012cm" svg:x="2.689cm" svg:y="4.926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8cm" svg:height="0.051cm" svg:x="2.864cm" svg:y="4.907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2cm" draw:transform="rotate (1.5707963267949) translate (2.668cm 4.9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7" draw:text-style-name="P9" draw:layer="layout" svg:x1="3.1cm" svg:y1="4.89cm" svg:x2="3.38cm" svg:y2="4.975cm">
            <text:p/>
          </draw:line>
          <draw:line draw:style-name="gr11" draw:text-style-name="P9" draw:layer="layout" svg:x1="3.38cm" svg:y1="4.975cm" svg:x2="3.8cm" svg:y2="4.795cm">
            <text:p/>
          </draw:line>
          <draw:custom-shape draw:style-name="gr328" draw:text-style-name="P16" draw:layer="layout" svg:width="3.78cm" svg:height="2.181cm" svg:x="3.72cm" svg:y="3.557cm">
            <text:p/>
            <draw:enhanced-geometry svg:viewBox="0 0 21600 21600" draw:mirror-vertical="true" draw:glue-points="?f6 0 10800 ?f8 ?f11 10800 ?f9 21600 10800 ?f10 ?f5 10800" draw:text-areas="?f3 ?f3 ?f4 ?f4" draw:type="parallelogram" draw:modifiers="4227.4530547474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282" draw:text-style-name="P46" draw:layer="French text" svg:width="4.111cm" svg:height="0.683cm" svg:x="3.589cm" svg:y="4.392cm">
            <draw:text-box>
              <text:p><text:span text:style-name="T12">Tapée de volet acier</text:span></text:p>
            </draw:text-box>
          </draw:frame>
        </draw:g>
        <draw:frame draw:style-name="gr329" draw:text-style-name="P46" draw:layer="French text" svg:width="10.583cm" svg:height="1.94cm" svg:x="1.237cm" svg:y="8.24cm">
          <draw:text-box>
            <text:p><text:span text:style-name="T12">Attention à la résistance des ancrages de volet. Une distance minimum entre le dormant et la tapée est imposée.</text:span></text:p>
            <text:p><text:span text:style-name="T12">Attacher les tapées de volets sur des tapées d’isolation nécessite des précautions.</text:span></text:p>
          </draw:text-box>
        </draw:frame>
        <draw:frame draw:style-name="gr330" draw:text-style-name="P46" draw:layer="French text" svg:width="10.663cm" svg:height="1.829cm" svg:x="1.237cm" svg:y="10.118cm">
          <draw:text-box>
            <text:p><text:span text:style-name="T12">Sur un montage avec isolation, Le bas du volet doit généralement passer au dessus de la pièce d’appui de la fenêtre, attention à la hauteur du volet et à l’attache du verrouillage sur la pièce d’appui.</text:span></text:p>
          </draw:text-box>
        </draw:frame>
        <draw:frame draw:style-name="gr331" draw:text-style-name="P28" draw:layer="Copyright" svg:width="5.84cm" svg:height="0.432cm" svg:x="6.1cm" svg:y="12cm">
          <draw:text-box>
            <text:p><text:span text:style-name="T9">© Pierre ROUZEAU License CC <text:s/>BY-SA 3.0</text:span></text:p>
          </draw:text-box>
        </draw:frame>
        <draw:g>
          <draw:g>
            <draw:g>
              <draw:custom-shape draw:style-name="gr332" draw:text-style-name="P8" draw:layer="layout" svg:width="0.33cm" svg:height="1.552cm" draw:transform="rotate (-1.5707963267949) translate (8.892cm 7.03cm)">
                <text:p/>
                <draw:enhanced-geometry svg:viewBox="0 0 21600 21600" draw:mirror-horizontal="false" draw:mirror-vertical="false" draw:glue-points="?f6 10800 10800 21600 ?f5 10800 10800 0" draw:text-areas="?f3 ?f3 ?f4 ?f4" draw:type="trapezoid" draw:modifiers="5735.8851674641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3" draw:text-style-name="P8" draw:layer="layout" svg:width="1.552cm" svg:height="0.181cm" svg:x="7.34cm" svg:y="7.1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8" draw:layer="layout" svg:width="0.249cm" svg:height="0.18cm" svg:x="8.644cm" svg:y="6.911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4" draw:text-style-name="P8" draw:layer="layout" svg:width="1.545cm" svg:height="0.084cm" svg:x="7.34cm" svg:y="7.156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8" draw:layer="layout" svg:width="0.253cm" svg:height="0.06cm" svg:x="8.634cm" svg:y="7.05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35" draw:text-style-name="P6" draw:layer="layout" svg:width="0.475cm" svg:height="0.473cm" draw:transform="rotate (1.5707963267949) translate (9.007cm 6.872cm)">
                <text:p/>
                <draw:enhanced-geometry svg:viewBox="0 0 21600 21600" draw:type="rectangle" draw:enhanced-path="M 0 0 L 21600 0 21600 21600 0 21600 0 0 Z N"/>
              </draw:custom-shape>
              <draw:custom-shape draw:style-name="gr7" draw:text-style-name="P7" draw:layer="layout" svg:width="0.036cm" svg:height="0.237cm" draw:transform="rotate (1.5707963267949) translate (8.648cm 6.91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6" draw:text-style-name="P14" draw:layer="layout" svg:width="0.476cm" svg:height="0.475cm" draw:transform="rotate (1.5707963267949) translate (9.185cm 6.634cm)">
                <text:p/>
                <draw:enhanced-geometry svg:viewBox="0 0 21600 21600" draw:mirror-horizontal="false" draw:mirror-vertical="false" draw:type="rectangle" draw:enhanced-path="M 0 0 L 21600 0 21600 21600 0 21600 0 0 Z N"/>
              </draw:custom-shape>
              <draw:custom-shape draw:style-name="gr8" draw:text-style-name="P6" draw:layer="layout" svg:width="0.179cm" svg:height="0.059cm" draw:transform="rotate (1.5707963267949) translate (9.421cm 6.993cm)">
                <text:p/>
                <draw:enhanced-geometry svg:viewBox="0 0 21600 21600" draw:type="rectangle" draw:enhanced-path="M 0 0 L 21600 0 21600 21600 0 21600 0 0 Z N"/>
              </draw:custom-shape>
              <draw:g>
                <draw:custom-shape draw:style-name="gr337" draw:text-style-name="P6" draw:layer="layout" svg:width="0.238cm" svg:height="1.021cm" draw:transform="rotate (-1.5707963267949) translate (9.014cm 6.638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8" draw:text-style-name="P6" draw:layer="layout" svg:width="1.021cm" svg:height="0.103cm" svg:x="7.993cm" svg:y="6.77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6" draw:layer="layout" svg:width="0.069cm" svg:height="0.162cm" svg:x="7.993cm" svg:y="6.77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39" draw:text-style-name="P10" draw:layer="layout" svg:width="1.191cm" svg:height="0.059cm" draw:transform="rotate (1.5707963267949) translate (9.362cm 8.064cm)">
              <text:p/>
              <draw:enhanced-geometry svg:viewBox="0 0 21600 21600" draw:type="rectangle" draw:enhanced-path="M 0 0 L 21600 0 21600 21600 0 21600 0 0 Z N"/>
            </draw:custom-shape>
            <draw:custom-shape draw:style-name="gr340" draw:text-style-name="P11" draw:layer="layout" svg:width="1.131cm" svg:height="0.402cm" draw:transform="rotate (1.5707963267949) translate (8.96cm 8.064cm)">
              <text:p/>
              <draw:enhanced-geometry svg:viewBox="0 0 21600 21600" draw:type="rectangle" draw:enhanced-path="M 0 0 L 21600 0 21600 21600 0 21600 0 0 Z N"/>
            </draw:custom-shape>
            <draw:g>
              <draw:custom-shape draw:style-name="gr341" draw:text-style-name="P60" draw:layer="layout" svg:width="4.098cm" svg:height="0.06cm" draw:transform="rotate (1.5707963267949) translate (8.79cm 6.638cm)">
                <text:p/>
                <draw:enhanced-geometry svg:viewBox="0 0 21600 21600" draw:mirror-horizontal="false" draw:mirror-vertical="false" draw:type="rectangle" draw:enhanced-path="M 0 0 L 21600 0 21600 21600 0 21600 0 0 Z N"/>
              </draw:custom-shape>
              <draw:line draw:style-name="gr295" draw:text-style-name="P9" draw:layer="layout" svg:x1="8.984cm" svg:y1="6.647cm" svg:x2="8.866cm" svg:y2="6.647cm">
                <text:p/>
              </draw:line>
              <draw:line draw:style-name="gr295" draw:text-style-name="P9" draw:layer="layout" svg:x1="8.872cm" svg:y1="6.647cm" svg:x2="8.872cm" svg:y2="6.54cm">
                <text:p/>
              </draw:line>
              <draw:g>
                <draw:custom-shape draw:style-name="gr17" draw:text-style-name="P7" draw:layer="layout" svg:width="0.192cm" svg:height="0.012cm" draw:transform="rotate (1.5707963267949) translate (8.91cm 6.817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9cm" svg:height="0.053cm" draw:transform="rotate (1.5707963267949) translate (8.89cm 6.63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2cm" draw:transform="rotate (-3.14159265358979) translate (8.922cm 6.8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42" draw:text-style-name="P60" draw:layer="layout" svg:width="0.238cm" svg:height="0.061cm" draw:transform="rotate (1.5707963267949) translate (8.729cm 6.113cm)">
                  <text:p/>
                  <draw:enhanced-geometry svg:viewBox="0 0 21600 21600" draw:mirror-horizontal="false" draw:mirror-vertical="false" draw:type="rectangle" draw:enhanced-path="M 0 0 L 21600 0 21600 21600 0 21600 0 0 Z N"/>
                </draw:custom-shape>
                <draw:custom-shape draw:style-name="gr343" draw:text-style-name="P63" draw:layer="layout" svg:width="0.059cm" svg:height="0.298cm" svg:x="8.67cm" svg:y="5.845cm">
                  <text:p/>
                  <draw:enhanced-geometry svg:viewBox="0 0 21600 21600"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42" draw:text-style-name="P60" draw:layer="layout" svg:width="0.238cm" svg:height="0.061cm" draw:transform="rotate (1.5707963267949) translate (8.729cm 4.329cm)">
                  <text:p/>
                  <draw:enhanced-geometry svg:viewBox="0 0 21600 21600" draw:mirror-horizontal="false" draw:mirror-vertical="false" draw:type="rectangle" draw:enhanced-path="M 0 0 L 21600 0 21600 21600 0 21600 0 0 Z N"/>
                </draw:custom-shape>
                <draw:custom-shape draw:style-name="gr344" draw:text-style-name="P63" draw:layer="layout" svg:width="0.059cm" svg:height="0.296cm" svg:x="8.67cm" svg:y="4.062cm">
                  <text:p/>
                  <draw:enhanced-geometry svg:viewBox="0 0 21600 21600"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45" draw:text-style-name="P15" draw:layer="layout" svg:width="3.685cm" svg:height="0.298cm" draw:transform="rotate (1.5707963267949) translate (9.301cm 6.325cm)">
              <text:p/>
              <draw:enhanced-geometry svg:viewBox="0 0 21600 21600" draw:type="rectangle" draw:enhanced-path="M 0 0 L 21600 0 21600 21600 0 21600 0 0 Z N"/>
            </draw:custom-shape>
            <draw:custom-shape draw:style-name="gr346" draw:text-style-name="P16" draw:layer="layout" svg:width="3.685cm" svg:height="0.179cm" draw:transform="rotate (1.5707963267949) translate (9.361cm 6.325cm)">
              <text:p/>
              <draw:enhanced-geometry svg:viewBox="0 0 21600 21600" draw:type="rectangle" draw:enhanced-path="M 0 0 L 21600 0 21600 21600 0 21600 0 0 Z N"/>
            </draw:custom-shape>
            <draw:custom-shape draw:style-name="gr347" draw:text-style-name="P16" draw:layer="layout" svg:width="0.346cm" svg:height="0.929cm" draw:transform="rotate (1.5707963267949) translate (8.706cm 2.78cm)">
              <text:p/>
              <draw:enhanced-geometry svg:viewBox="0 0 21600 21600" draw:mirror-horizontal="false" draw:mirror-vertical="false" draw:glue-points="?f6 0 10800 ?f8 ?f11 10800 ?f9 21600 10800 ?f10 ?f5 10800" draw:text-areas="?f3 ?f3 ?f4 ?f4" draw:type="parallelogram" draw:modifiers="9723.711340206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48" draw:text-style-name="P8" draw:layer="layout" svg:width="1.29cm" svg:height="0.704cm" svg:x="7.6cm" svg:y="7.36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49" draw:text-style-name="P9" draw:layer="layout" svg:width="10.88cm" svg:height="10.699cm" svg:x="1.1cm" svg:y="1.301cm">
          <text:p/>
          <draw:enhanced-geometry svg:viewBox="0 0 21600 21600" draw:type="rectangle" draw:enhanced-path="M 0 0 L 21600 0 21600 21600 0 21600 0 0 Z N"/>
        </draw:custom-shape>
        <draw:frame draw:style-name="gr2" draw:text-style-name="P64" draw:layer="French text" svg:width="5.86cm" svg:height="1.547cm" svg:x="3.24cm" svg:y="3.273cm">
          <draw:text-box>
            <text:p text:style-name="P15"><text:span text:style-name="T5">Pose de volets pliants acier </text:span></text:p>
            <text:p text:style-name="P15"><text:span text:style-name="T5">sur tapées acier</text:span></text:p>
          </draw:text-box>
        </draw:frame>
        <draw:g>
          <draw:g>
            <draw:g>
              <draw:custom-shape draw:style-name="gr332" draw:text-style-name="P8" draw:layer="layout" svg:width="0.33cm" svg:height="1.552cm" draw:transform="rotate (-1.5707963267949) translate (11.391cm 7.031cm)">
                <text:p/>
                <draw:enhanced-geometry svg:viewBox="0 0 21600 21600" draw:mirror-horizontal="false" draw:mirror-vertical="false" draw:glue-points="?f6 10800 10800 21600 ?f5 10800 10800 0" draw:text-areas="?f3 ?f3 ?f4 ?f4" draw:type="trapezoid" draw:modifiers="5735.8851674641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3" draw:text-style-name="P8" draw:layer="layout" svg:width="1.552cm" svg:height="0.181cm" svg:x="9.839cm" svg:y="7.181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8" draw:layer="layout" svg:width="0.249cm" svg:height="0.18cm" svg:x="11.143cm" svg:y="6.912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4" draw:text-style-name="P8" draw:layer="layout" svg:width="1.545cm" svg:height="0.084cm" svg:x="9.839cm" svg:y="7.157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8" draw:layer="layout" svg:width="0.253cm" svg:height="0.06cm" svg:x="11.133cm" svg:y="7.05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50" draw:text-style-name="P6" draw:layer="layout" svg:width="0.475cm" svg:height="0.499cm" draw:transform="rotate (1.5707963267949) translate (10.98cm 6.873cm)">
                <text:p/>
                <draw:enhanced-geometry svg:viewBox="0 0 21600 21600" draw:mirror-horizontal="false" draw:mirror-vertical="false" draw:type="rectangle" draw:enhanced-path="M 0 0 L 21600 0 21600 21600 0 21600 0 0 Z N"/>
              </draw:custom-shape>
              <draw:custom-shape draw:style-name="gr7" draw:text-style-name="P7" draw:layer="layout" svg:width="0.036cm" svg:height="0.237cm" draw:transform="rotate (1.5707963267949) translate (11.147cm 6.913cm)">
                <text:p/>
                <draw:enhanced-geometry svg:viewBox="0 0 21600 21600" draw:mirror-horizontal="false" draw:mirror-vertical="fals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6" draw:text-style-name="P14" draw:layer="layout" svg:width="0.476cm" svg:height="0.475cm" draw:transform="rotate (1.5707963267949) translate (11.184cm 6.635cm)">
                <text:p/>
                <draw:enhanced-geometry svg:viewBox="0 0 21600 21600" draw:mirror-horizontal="false" draw:mirror-vertical="false" draw:type="rectangle" draw:enhanced-path="M 0 0 L 21600 0 21600 21600 0 21600 0 0 Z N"/>
              </draw:custom-shape>
              <draw:custom-shape draw:style-name="gr8" draw:text-style-name="P6" draw:layer="layout" svg:width="0.179cm" svg:height="0.059cm" draw:transform="rotate (1.5707963267949) translate (11.42cm 6.994cm)">
                <text:p/>
                <draw:enhanced-geometry svg:viewBox="0 0 21600 21600" draw:mirror-horizontal="false" draw:mirror-vertical="false" draw:type="rectangle" draw:enhanced-path="M 0 0 L 21600 0 21600 21600 0 21600 0 0 Z N"/>
              </draw:custom-shape>
            </draw:g>
            <draw:g>
              <draw:custom-shape draw:style-name="gr351" draw:text-style-name="P60" draw:layer="layout" svg:width="4.49cm" svg:height="0.06cm" draw:transform="rotate (1.5707963267949) translate (10.889cm 7.031cm)">
                <text:p/>
                <draw:enhanced-geometry svg:viewBox="0 0 21600 21600" draw:mirror-horizontal="false" draw:mirror-vertical="false" draw:type="rectangle" draw:enhanced-path="M 0 0 L 21600 0 21600 21600 0 21600 0 0 Z N"/>
              </draw:custom-shape>
              <draw:line draw:style-name="gr295" draw:text-style-name="P9" draw:layer="layout" svg:x1="11.08cm" svg:y1="6.387cm" svg:x2="10.962cm" svg:y2="6.387cm">
                <text:p/>
              </draw:line>
              <draw:line draw:style-name="gr295" draw:text-style-name="P9" draw:layer="layout" svg:x1="10.968cm" svg:y1="6.387cm" svg:x2="10.968cm" svg:y2="6.28cm">
                <text:p/>
              </draw:line>
              <draw:g>
                <draw:custom-shape draw:style-name="gr17" draw:text-style-name="P7" draw:layer="layout" svg:width="0.192cm" svg:height="0.012cm" draw:transform="rotate (1.5707963267949) translate (11.026cm 6.557cm)">
                  <text:p/>
                  <draw:enhanced-geometry svg:viewBox="0 0 21600 21600" draw:mirror-horizontal="false" draw:mirror-vertical="false" draw:type="rectangle" draw:enhanced-path="M 0 0 L 21600 0 21600 21600 0 21600 0 0 Z N"/>
                </draw:custom-shape>
                <draw:custom-shape draw:style-name="gr17" draw:text-style-name="P7" draw:layer="layout" svg:width="0.019cm" svg:height="0.053cm" draw:transform="rotate (1.5707963267949) translate (11.006cm 6.3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12cm" svg:height="0.02cm" draw:transform="rotate (-3.14159265358979) translate (11.038cm 6.5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42" draw:text-style-name="P60" draw:layer="layout" svg:width="0.238cm" svg:height="0.061cm" draw:transform="rotate (1.5707963267949) translate (10.828cm 6.614cm)">
                  <text:p/>
                  <draw:enhanced-geometry svg:viewBox="0 0 21600 21600" draw:mirror-horizontal="false" draw:mirror-vertical="false" draw:type="rectangle" draw:enhanced-path="M 0 0 L 21600 0 21600 21600 0 21600 0 0 Z N"/>
                </draw:custom-shape>
                <draw:custom-shape draw:style-name="gr343" draw:text-style-name="P63" draw:layer="layout" svg:width="0.059cm" svg:height="0.298cm" svg:x="10.769cm" svg:y="6.346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42" draw:text-style-name="P60" draw:layer="layout" svg:width="0.238cm" svg:height="0.061cm" draw:transform="rotate (1.5707963267949) translate (10.828cm 4.83cm)">
                  <text:p/>
                  <draw:enhanced-geometry svg:viewBox="0 0 21600 21600" draw:mirror-horizontal="false" draw:mirror-vertical="false" draw:type="rectangle" draw:enhanced-path="M 0 0 L 21600 0 21600 21600 0 21600 0 0 Z N"/>
                </draw:custom-shape>
                <draw:custom-shape draw:style-name="gr344" draw:text-style-name="P63" draw:layer="layout" svg:width="0.059cm" svg:height="0.296cm" svg:x="10.769cm" svg:y="4.563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42" draw:text-style-name="P60" draw:layer="layout" svg:width="0.238cm" svg:height="0.061cm" draw:transform="rotate (1.5707963267949) translate (10.827cm 3.031cm)">
                  <text:p/>
                  <draw:enhanced-geometry svg:viewBox="0 0 21600 21600" draw:mirror-horizontal="false" draw:mirror-vertical="false" draw:type="rectangle" draw:enhanced-path="M 0 0 L 21600 0 21600 21600 0 21600 0 0 Z N"/>
                </draw:custom-shape>
                <draw:custom-shape draw:style-name="gr344" draw:text-style-name="P63" draw:layer="layout" svg:width="0.059cm" svg:height="0.296cm" svg:x="10.768cm" svg:y="2.764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45" draw:text-style-name="P15" draw:layer="layout" svg:width="3.685cm" svg:height="0.298cm" draw:transform="rotate (1.5707963267949) translate (11.3cm 6.326cm)">
              <text:p/>
              <draw:enhanced-geometry svg:viewBox="0 0 21600 21600" draw:mirror-horizontal="false" draw:mirror-vertical="false" draw:type="rectangle" draw:enhanced-path="M 0 0 L 21600 0 21600 21600 0 21600 0 0 Z N"/>
            </draw:custom-shape>
            <draw:custom-shape draw:style-name="gr346" draw:text-style-name="P16" draw:layer="layout" svg:width="3.685cm" svg:height="0.179cm" draw:transform="rotate (1.5707963267949) translate (11.36cm 6.326cm)">
              <text:p/>
              <draw:enhanced-geometry svg:viewBox="0 0 21600 21600" draw:mirror-horizontal="false" draw:mirror-vertical="false" draw:type="rectangle" draw:enhanced-path="M 0 0 L 21600 0 21600 21600 0 21600 0 0 Z N"/>
            </draw:custom-shape>
            <draw:custom-shape draw:style-name="gr347" draw:text-style-name="P16" draw:layer="layout" svg:width="0.346cm" svg:height="0.929cm" draw:transform="rotate (1.5707963267949) translate (10.705cm 2.781cm)">
              <text:p/>
              <draw:enhanced-geometry svg:viewBox="0 0 21600 21600" draw:mirror-horizontal="false" draw:mirror-vertical="false" draw:glue-points="?f6 0 10800 ?f8 ?f11 10800 ?f9 21600 10800 ?f10 ?f5 10800" draw:text-areas="?f3 ?f3 ?f4 ?f4" draw:type="parallelogram" draw:modifiers="9723.711340206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48" draw:text-style-name="P8" draw:layer="layout" svg:width="1.29cm" svg:height="0.704cm" svg:x="10.1cm" svg:y="7.36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52" draw:text-style-name="P16" draw:layer="layout" svg:width="3.061cm" svg:height="0.4cm" svg:x="3.92cm" svg:y="7.54cm">
          <text:p/>
          <draw:enhanced-geometry svg:viewBox="0 0 21600 21600" draw:mirror-vertical="true" draw:glue-points="?f6 0 10800 ?f8 ?f11 10800 ?f9 21600 10800 ?f10 ?f5 10800" draw:text-areas="?f3 ?f3 ?f4 ?f4" draw:type="parallelogram" draw:modifiers="924.10189418680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ge>
      <draw:page draw:name="page7" draw:style-name="dp1" draw:master-page-name="Standard">
        <office:forms form:automatic-focus="false" form:apply-design-mode="false"/>
        <draw:frame draw:style-name="gr353" draw:text-style-name="P28" draw:layer="Copyright" svg:width="5.701cm" svg:height="0.522cm" svg:x="7.249cm" svg:y="11.428cm">
          <draw:text-box>
            <text:p><text:span text:style-name="T9">© Pierre ROUZEAU License CC <text:s/>BY-SA 3.0</text:span></text:p>
          </draw:text-box>
        </draw:frame>
        <draw:g>
          <draw:g>
            <draw:g>
              <draw:custom-shape draw:style-name="gr354" draw:text-style-name="P6" draw:layer="layout" svg:width="0.437cm" svg:height="0.436cm" draw:transform="rotate (1.5707963267949) translate (7.223cm 3.188cm)">
                <text:p/>
                <draw:enhanced-geometry svg:viewBox="0 0 21600 21600" draw:mirror-vertical="true" draw:type="rectangle" draw:enhanced-path="M 0 0 L 21600 0 21600 21600 0 21600 0 0 Z N"/>
              </draw:custom-shape>
              <draw:custom-shape draw:style-name="gr7" draw:text-style-name="P7" draw:layer="layout" svg:width="0.164cm" svg:height="0.033cm" draw:transform="rotate (1.5707963267949) translate (6.958cm 2.958cm)">
                <text:p/>
                <draw:enhanced-geometry svg:viewBox="0 0 21600 21600" draw:mirror-vertic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5" draw:text-style-name="P16" draw:layer="layout" svg:width="0.437cm" svg:height="0.438cm" draw:transform="rotate (1.5707963267949) translate (7.373cm 3.396cm)">
                <text:p/>
                <draw:enhanced-geometry svg:viewBox="0 0 21600 21600" draw:mirror-horizontal="false" draw:mirror-vertical="true" draw:type="rectangle" draw:enhanced-path="M 0 0 L 21600 0 21600 21600 0 21600 0 0 Z N"/>
              </draw:custom-shape>
              <draw:custom-shape draw:style-name="gr8" draw:text-style-name="P6" draw:layer="layout" svg:width="0.164cm" svg:height="0.055cm" draw:transform="rotate (1.5707963267949) translate (7.604cm 2.848cm)">
                <text:p/>
                <draw:enhanced-geometry svg:viewBox="0 0 21600 21600" draw:mirror-vertical="true" draw:type="rectangle" draw:enhanced-path="M 0 0 L 21600 0 21600 21600 0 21600 0 0 Z N"/>
              </draw:custom-shape>
              <draw:custom-shape draw:style-name="gr91" draw:text-style-name="P18" draw:layer="layout" svg:width="0.164cm" svg:height="0.229cm" draw:transform="rotate (1.5707963267949) translate (6.991cm 2.958cm)">
                <text:p/>
                <draw:enhanced-geometry svg:viewBox="0 0 21600 21600" draw:mirror-vertical="true" draw:type="rectangle" draw:enhanced-path="M 0 0 L 21600 0 21600 21600 0 21600 0 0 Z N"/>
              </draw:custom-shape>
              <draw:custom-shape draw:style-name="gr356" draw:text-style-name="P65" draw:layer="layout" svg:width="6.776cm" svg:height="0.229cm" draw:transform="rotate (1.5707963267949) translate (6.991cm 9.734cm)">
                <text:p/>
                <draw:enhanced-geometry svg:viewBox="0 0 21600 21600" draw:mirror-vertical="true" draw:mirror-horizontal="false" draw:type="rectangle" draw:enhanced-path="M 0 0 L 21600 0 21600 21600 0 21600 0 0 Z N"/>
              </draw:custom-shape>
              <draw:custom-shape draw:style-name="gr357" draw:text-style-name="P14" draw:layer="layout" svg:width="0.437cm" svg:height="0.437cm" draw:transform="rotate (1.5707963267949) translate (7.384cm 3.407cm)">
                <text:p/>
                <draw:enhanced-geometry svg:viewBox="0 0 21600 21600" draw:mirror-horizontal="false" draw:mirror-vertical="true" draw:type="rectangle" draw:enhanced-path="M 0 0 L 21600 0 21600 21600 0 21600 0 0 Z N"/>
              </draw:custom-shape>
            </draw:g>
            <draw:custom-shape draw:style-name="gr358" draw:text-style-name="P10" draw:layer="layout" svg:width="1.475cm" svg:height="0.055cm" draw:transform="rotate (1.5707963267949) translate (7.549cm 2.711cm)">
              <text:p/>
              <draw:enhanced-geometry svg:viewBox="0 0 21600 21600" draw:mirror-vertical="true" draw:type="rectangle" draw:enhanced-path="M 0 0 L 21600 0 21600 21600 0 21600 0 0 Z N"/>
            </draw:custom-shape>
            <draw:custom-shape draw:style-name="gr359" draw:text-style-name="P11" draw:layer="layout" svg:width="1.42cm" svg:height="0.546cm" draw:transform="rotate (1.5707963267949) translate (7.002cm 2.739cm)">
              <text:p/>
              <draw:enhanced-geometry svg:viewBox="0 0 21600 21600" draw:mirror-vertical="true" draw:type="rectangle" draw:enhanced-path="M 0 0 L 21600 0 21600 21600 0 21600 0 0 Z N"/>
            </draw:custom-shape>
            <draw:custom-shape draw:style-name="gr360" draw:text-style-name="P8" draw:layer="layout" svg:width="1.298cm" svg:height="1.639cm" svg:x="5.649cm" svg:y="1.276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1" draw:text-style-name="P16" draw:layer="layout" svg:width="1.079cm" svg:height="0.984cm" svg:x="5.868cm" svg:y="1.701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2" draw:text-style-name="P66" draw:layer="layout" svg:width="0.886cm" svg:height="0.874cm" svg:x="5.926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63" draw:text-style-name="P66" draw:layer="layout" svg:width="0.054cm" svg:height="0.218cm" svg:x="6.791cm" svg:y="3.16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2cm" svg:y="3.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6.79cm" svg:y="3.41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6.801cm" svg:y="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6.791cm" svg:y="3.66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2cm" svg:x="6.802cm" svg:y="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6.791cm" svg:y="3.9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2cm" svg:y="3.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6.792cm" svg:y="4.17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3cm" svg:y="4.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6.79cm" svg:y="4.42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2cm" svg:x="6.801cm" svg:y="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6.791cm" svg:y="4.67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2cm" svg:y="4.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6.791cm" svg:y="4.92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2cm" svg:y="4.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8cm" svg:x="6.792cm" svg:y="5.1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3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6.791cm" svg:y="5.42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2cm" svg:y="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6.792cm" svg:y="5.67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2cm" svg:x="6.803cm" svg:y="5.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8cm" svg:x="6.792cm" svg:y="5.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3cm" svg:y="5.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6.793cm" svg:y="6.18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4cm" svg:y="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6.79cm" svg:y="6.43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2cm" svg:x="6.8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6.791cm" svg:y="6.68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2cm" svg:y="6.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6.791cm" svg:y="6.93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2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8cm" svg:x="6.792cm" svg:y="7.18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3cm" svg:y="7.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6.791cm" svg:y="7.43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2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6.792cm" svg:y="7.6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2cm" svg:x="6.803cm" svg:y="7.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8cm" svg:x="6.792cm" svg:y="7.94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3cm" svg:y="7.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6.793cm" svg:y="8.19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4cm" svg:y="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6.791cm" svg:y="8.44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2cm" svg:x="6.802cm" svg:y="8.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8cm" svg:x="6.792cm" svg:y="8.69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3cm" svg:y="8.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6.792cm" svg:y="8.94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3cm" svg:y="8.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8cm" svg:x="6.793cm" svg:y="9.19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4cm" svg:y="9.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6.792cm" svg:y="9.4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3cm" svg:y="9.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6.793cm" svg:y="9.70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2cm" svg:x="6.804cm" svg:y="9.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8cm" svg:x="6.793cm" svg:y="9.95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4cm" svg:y="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6.794cm" svg:y="10.20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5cm" svg:y="10.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6.793cm" svg:y="10.45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2cm" svg:x="6.804cm" svg:y="10.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8cm" svg:x="6.794cm" svg:y="10.70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5cm" svg:y="10.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6.794cm" svg:y="10.95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6.805cm" svg:y="10.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4cm" draw:transform="skewX (-0.193731546971371) translate (6.748cm 2.16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draw:transform="skewX (-0.179768912955416) translate (6.753cm 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65" draw:text-style-name="P16" draw:layer="layout" svg:width="0.218cm" svg:height="0.546cm" svg:x="6.729cm" svg:y="2.521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63" draw:text-style-name="P66" draw:layer="layout" svg:width="0.054cm" svg:height="0.218cm" svg:x="6.789cm" svg:y="2.41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6.8cm" svg:y="2.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6.79cm" svg:y="2.66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6.801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6.79cm" svg:y="2.91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6.801cm" svg:y="2.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66" draw:text-style-name="P16" draw:layer="layout" svg:width="0.175cm" svg:height="0.175cm" svg:x="6.291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 draw:text-style-name="P9" draw:layer="layout" svg:x1="5.649cm" svg:y1="2.958cm" svg:x2="5.649cm" svg:y2="11.264cm">
            <text:p/>
          </draw:line>
          <draw:line draw:style-name="gr11" draw:text-style-name="P9" draw:layer="layout" svg:x1="6.96cm" svg:y1="2.958cm" svg:x2="6.96cm" svg:y2="9.734cm">
            <text:p/>
          </draw:line>
          <draw:line draw:style-name="gr11" draw:text-style-name="P9" draw:layer="layout" svg:x1="7.223cm" svg:y1="3.231cm" svg:x2="7.223cm" svg:y2="9.46cm">
            <text:p/>
          </draw:line>
          <draw:line draw:style-name="gr11" draw:text-style-name="P9" draw:layer="layout" svg:x1="7.386cm" svg:y1="3.45cm" svg:x2="7.386cm" svg:y2="9.241cm">
            <text:p/>
          </draw:line>
          <draw:line draw:style-name="gr11" draw:text-style-name="P9" draw:layer="layout" svg:x1="7.824cm" svg:y1="3.45cm" svg:x2="7.824cm" svg:y2="9.241cm">
            <text:p/>
          </draw:line>
          <draw:line draw:style-name="gr11" draw:text-style-name="P9" draw:layer="layout" svg:x1="6.991cm" svg:y1="2.958cm" svg:x2="6.991cm" svg:y2="9.681cm">
            <text:p/>
          </draw:line>
          <draw:g>
            <draw:g>
              <draw:custom-shape draw:style-name="gr354" draw:text-style-name="P6" draw:layer="layout" svg:width="0.437cm" svg:height="0.436cm" draw:transform="rotate (1.5707963267949) translate (7.223cm 9.897cm)">
                <text:p/>
                <draw:enhanced-geometry svg:viewBox="0 0 21600 21600" draw:type="rectangle" draw:enhanced-path="M 0 0 L 21600 0 21600 21600 0 21600 0 0 Z N"/>
              </draw:custom-shape>
              <draw:custom-shape draw:style-name="gr7" draw:text-style-name="P7" draw:layer="layout" svg:width="0.033cm" svg:height="0.218cm" draw:transform="rotate (1.5707963267949) translate (7.297cm 9.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64cm" svg:height="0.055cm" draw:transform="rotate (1.5707963267949) translate (7.604cm 10.007cm)">
                <text:p/>
                <draw:enhanced-geometry svg:viewBox="0 0 21600 21600" draw:type="rectangle" draw:enhanced-path="M 0 0 L 21600 0 21600 21600 0 21600 0 0 Z N"/>
              </draw:custom-shape>
              <draw:g>
                <draw:custom-shape draw:style-name="gr367" draw:text-style-name="P6" draw:layer="layout" svg:width="0.219cm" svg:height="0.938cm" draw:transform="rotate (-1.5707963267949) translate (7.229cm 9.68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8" draw:text-style-name="P6" draw:layer="layout" svg:width="0.938cm" svg:height="0.095cm" svg:x="6.291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6" draw:layer="layout" svg:width="0.065cm" svg:height="0.149cm" svg:x="6.291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69" draw:text-style-name="P16" draw:layer="layout" svg:width="0.437cm" svg:height="0.437cm" draw:transform="rotate (1.5707963267949) translate (7.376cm 9.647cm)">
                <text:p/>
                <draw:enhanced-geometry svg:viewBox="0 0 21600 21600" draw:mirror-horizontal="false" draw:mirror-vertical="true" draw:type="rectangle" draw:enhanced-path="M 0 0 L 21600 0 21600 21600 0 21600 0 0 Z N"/>
              </draw:custom-shape>
              <draw:custom-shape draw:style-name="gr370" draw:text-style-name="P14" draw:layer="layout" svg:width="0.437cm" svg:height="0.438cm" draw:transform="rotate (1.5707963267949) translate (7.386cm 9.678cm)">
                <text:p/>
                <draw:enhanced-geometry svg:viewBox="0 0 21600 21600" draw:mirror-horizontal="false" draw:mirror-vertical="false" draw:type="rectangle" draw:enhanced-path="M 0 0 L 21600 0 21600 21600 0 21600 0 0 Z N"/>
              </draw:custom-shape>
              <draw:g>
                <draw:custom-shape draw:style-name="gr97" draw:text-style-name="P14" draw:layer="layout" svg:width="0.167cm" svg:height="0.221cm" draw:transform="rotate (-1.5707963267949) translate (7.389cm 9.24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14" draw:layer="layout" svg:width="0.221cm" svg:height="0.073cm" svg:x="7.168cm" svg:y="9.33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14" draw:layer="layout" svg:width="0.055cm" svg:height="0.088cm" svg:x="7.168cm" svg:y="9.34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8" draw:text-style-name="P14" draw:layer="layout" svg:width="0.217cm" svg:height="0.077cm" svg:x="7.169cm" svg:y="9.32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71" draw:text-style-name="P10" draw:layer="layout" svg:width="1.366cm" svg:height="0.055cm" draw:transform="rotate (1.5707963267949) translate (7.547cm 11.264cm)">
              <text:p/>
              <draw:enhanced-geometry svg:viewBox="0 0 21600 21600" draw:type="rectangle" draw:enhanced-path="M 0 0 L 21600 0 21600 21600 0 21600 0 0 Z N"/>
            </draw:custom-shape>
            <draw:custom-shape draw:style-name="gr372" draw:text-style-name="P11" draw:layer="layout" svg:width="1.093cm" svg:height="0.544cm" draw:transform="rotate (1.5707963267949) translate (7.002cm 11.264cm)">
              <text:p/>
              <draw:enhanced-geometry svg:viewBox="0 0 21600 21600" draw:type="rectangle" draw:enhanced-path="M 0 0 L 21600 0 21600 21600 0 21600 0 0 Z N"/>
            </draw:custom-shape>
            <draw:custom-shape draw:style-name="gr371" draw:text-style-name="P10" draw:layer="layout" svg:width="1.366cm" svg:height="0.055cm" draw:transform="rotate (1.5707963267949) translate (6.891cm 11.264cm)">
              <text:p/>
              <draw:enhanced-geometry svg:viewBox="0 0 21600 21600" draw:type="rectangle" draw:enhanced-path="M 0 0 L 21600 0 21600 21600 0 21600 0 0 Z N"/>
            </draw:custom-shape>
            <draw:custom-shape draw:style-name="gr373" draw:text-style-name="P14" draw:layer="layout" svg:width="0.219cm" svg:height="0.6cm" draw:transform="rotate (1.5707963267949) translate (6.947cm 10.15cm)">
              <text:p/>
              <draw:enhanced-geometry svg:viewBox="0 0 21600 21600" draw:mirror-horizontal="false" draw:mirror-vertical="false" draw:type="rectangle" draw:enhanced-path="M 0 0 L 21600 0 21600 21600 0 21600 0 0 Z N"/>
            </draw:custom-shape>
          </draw:g>
          <draw:custom-shape draw:style-name="gr374" draw:text-style-name="P15" draw:layer="layout" svg:width="6.108cm" svg:height="0.273cm" draw:transform="rotate (1.5707963267949) translate (7.494cm 9.394cm)">
            <text:p/>
            <draw:enhanced-geometry svg:viewBox="0 0 21600 21600" draw:type="rectangle" draw:enhanced-path="M 0 0 L 21600 0 21600 21600 0 21600 0 0 Z N"/>
          </draw:custom-shape>
          <draw:custom-shape draw:style-name="gr375" draw:text-style-name="P16" draw:layer="layout" svg:width="6.108cm" svg:height="0.164cm" draw:transform="rotate (1.5707963267949) translate (7.548cm 9.394cm)">
            <text:p/>
            <draw:enhanced-geometry svg:viewBox="0 0 21600 21600" draw:type="rectangle" draw:enhanced-path="M 0 0 L 21600 0 21600 21600 0 21600 0 0 Z N"/>
          </draw:custom-shape>
          <draw:line draw:style-name="gr376" draw:text-style-name="P9" draw:layer="layout" svg:x1="6.346cm" svg:y1="9.57cm" svg:x2="6.838cm" svg:y2="10.062cm">
            <text:p/>
          </draw:line>
          <draw:line draw:style-name="gr376" draw:text-style-name="P9" draw:layer="layout" svg:x1="6.838cm" svg:y1="9.57cm" svg:x2="6.346cm" svg:y2="10.062cm">
            <text:p/>
          </draw:line>
        </draw:g>
        <draw:line draw:style-name="gr79" draw:text-style-name="P9" draw:layer="layout" svg:x1="5.5cm" svg:y1="9.35cm" svg:x2="6.51cm" svg:y2="9.844cm">
          <text:p/>
        </draw:line>
        <draw:frame draw:style-name="gr377" draw:text-style-name="P46" draw:layer="French text" svg:width="3.575cm" svg:height="0.681cm" svg:x="2.1cm" svg:y="8.969cm">
          <draw:text-box>
            <text:p><text:span text:style-name="T12">Pièce d’appui/seuil</text:span></text:p>
          </draw:text-box>
        </draw:frame>
        <draw:frame draw:style-name="gr378" draw:text-style-name="P67" draw:layer="French text" svg:width="4.45cm" svg:height="4.089cm" svg:x="2cm" svg:y="3.915cm">
          <draw:text-box>
            <text:p><text:span text:style-name="T12">S’il y a une composition d’huisseries dans un même tableau avec un volet roulant, la pièce d’appui devra être réduite ou déclipsable, ce qui n’est pas toujours possible pour certaines fabrications.</text:span></text:p>
          </draw:text-box>
        </draw:frame>
        <draw:g>
          <draw:g>
            <draw:g>
              <draw:custom-shape draw:style-name="gr354" draw:text-style-name="P6" draw:layer="layout" svg:width="0.437cm" svg:height="0.436cm" draw:transform="rotate (1.5707963267949) translate (12.051cm 3.188cm)">
                <text:p/>
                <draw:enhanced-geometry svg:viewBox="0 0 21600 21600" draw:mirror-vertical="true" draw:type="rectangle" draw:enhanced-path="M 0 0 L 21600 0 21600 21600 0 21600 0 0 Z N"/>
              </draw:custom-shape>
              <draw:custom-shape draw:style-name="gr7" draw:text-style-name="P7" draw:layer="layout" svg:width="0.164cm" svg:height="0.032cm" draw:transform="rotate (1.5707963267949) translate (11.787cm 2.958cm)">
                <text:p/>
                <draw:enhanced-geometry svg:viewBox="0 0 21600 21600" draw:mirror-vertic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9" draw:text-style-name="P16" draw:layer="layout" svg:width="0.437cm" svg:height="0.437cm" draw:transform="rotate (1.5707963267949) translate (12.202cm 3.396cm)">
                <text:p/>
                <draw:enhanced-geometry svg:viewBox="0 0 21600 21600" draw:mirror-horizontal="false" draw:mirror-vertical="true" draw:type="rectangle" draw:enhanced-path="M 0 0 L 21600 0 21600 21600 0 21600 0 0 Z N"/>
              </draw:custom-shape>
              <draw:custom-shape draw:style-name="gr8" draw:text-style-name="P6" draw:layer="layout" svg:width="0.164cm" svg:height="0.054cm" draw:transform="rotate (1.5707963267949) translate (12.433cm 2.848cm)">
                <text:p/>
                <draw:enhanced-geometry svg:viewBox="0 0 21600 21600" draw:mirror-vertical="true" draw:type="rectangle" draw:enhanced-path="M 0 0 L 21600 0 21600 21600 0 21600 0 0 Z N"/>
              </draw:custom-shape>
              <draw:custom-shape draw:style-name="gr356" draw:text-style-name="P65" draw:layer="layout" svg:width="6.776cm" svg:height="0.23cm" draw:transform="rotate (1.5707963267949) translate (11.819cm 9.734cm)">
                <text:p/>
                <draw:enhanced-geometry svg:viewBox="0 0 21600 21600" draw:mirror-vertical="true" draw:mirror-horizontal="false" draw:type="rectangle" draw:enhanced-path="M 0 0 L 21600 0 21600 21600 0 21600 0 0 Z N"/>
              </draw:custom-shape>
              <draw:custom-shape draw:style-name="gr357" draw:text-style-name="P14" draw:layer="layout" svg:width="0.437cm" svg:height="0.437cm" draw:transform="rotate (1.5707963267949) translate (12.213cm 3.407cm)">
                <text:p/>
                <draw:enhanced-geometry svg:viewBox="0 0 21600 21600" draw:mirror-horizontal="false" draw:mirror-vertical="true" draw:type="rectangle" draw:enhanced-path="M 0 0 L 21600 0 21600 21600 0 21600 0 0 Z N"/>
              </draw:custom-shape>
            </draw:g>
            <draw:custom-shape draw:style-name="gr358" draw:text-style-name="P10" draw:layer="layout" svg:width="1.475cm" svg:height="0.055cm" draw:transform="rotate (1.5707963267949) translate (12.378cm 2.711cm)">
              <text:p/>
              <draw:enhanced-geometry svg:viewBox="0 0 21600 21600" draw:mirror-vertical="true" draw:type="rectangle" draw:enhanced-path="M 0 0 L 21600 0 21600 21600 0 21600 0 0 Z N"/>
            </draw:custom-shape>
            <draw:custom-shape draw:style-name="gr379" draw:text-style-name="P11" draw:layer="layout" svg:width="1.42cm" svg:height="0.329cm" draw:transform="rotate (1.5707963267949) translate (12.048cm 2.739cm)">
              <text:p/>
              <draw:enhanced-geometry svg:viewBox="0 0 21600 21600" draw:mirror-vertical="true" draw:type="rectangle" draw:enhanced-path="M 0 0 L 21600 0 21600 21600 0 21600 0 0 Z N"/>
            </draw:custom-shape>
            <draw:custom-shape draw:style-name="gr380" draw:text-style-name="P8" draw:layer="layout" svg:width="1.149cm" svg:height="1.639cm" svg:x="10.627cm" svg:y="1.276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1" draw:text-style-name="P16" draw:layer="layout" svg:width="0.93cm" svg:height="0.984cm" svg:x="10.846cm" svg:y="1.701cm">
              <text:p/>
              <draw:enhanced-geometry svg:viewBox="0 0 21600 21600" draw:mirror-vertic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2" draw:text-style-name="P66" draw:layer="layout" svg:width="0.874cm" svg:height="0.874cm" svg:x="11.01cm" svg:y="1.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11.892cm" svg:y="3.16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02cm" svg:y="3.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11.89cm" svg:y="3.41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01cm" svg:y="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2cm" svg:y="3.66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2cm" svg:x="11.902cm" svg:y="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11.892cm" svg:y="3.9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02cm" svg:y="3.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3cm" svg:y="4.17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11.904cm" svg:y="4.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11.89cm" svg:y="4.42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2cm" svg:x="11.901cm" svg:y="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11.892cm" svg:y="4.67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02cm" svg:y="4.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2cm" svg:y="4.92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02cm" svg:y="4.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11.893cm" svg:y="5.17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11.904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2cm" svg:y="5.42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02cm" svg:y="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3cm" svg:y="5.67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2cm" svg:x="11.904cm" svg:y="5.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11.893cm" svg:y="5.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11.904cm" svg:y="5.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4cm" svg:y="6.18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11.905cm" svg:y="6.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11.89cm" svg:y="6.43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2cm" svg:x="11.9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11.892cm" svg:y="6.68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02cm" svg:y="6.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2cm" svg:y="6.93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02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11.893cm" svg:y="7.188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11.904cm" svg:y="7.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2cm" svg:y="7.43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02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3cm" svg:y="7.6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2cm" svg:x="11.904cm" svg:y="7.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11.893cm" svg:y="7.94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11.904cm" svg:y="7.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4cm" svg:y="8.19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11.905cm" svg:y="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2cm" svg:y="8.44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2cm" svg:x="11.902cm" svg:y="8.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11.893cm" svg:y="8.696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11.904cm" svg:y="8.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3cm" svg:y="8.947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11.904cm" svg:y="8.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8cm" svg:x="11.894cm" svg:y="9.199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11.905cm" svg:y="9.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4cm" svg:height="0.219cm" svg:x="11.893cm" svg:y="9.4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2cm" svg:height="0.033cm" svg:x="11.904cm" svg:y="9.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4cm" draw:transform="skewX (-0.189368223841385) translate (11.849cm 2.165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draw:transform="skewX (-0.209090444388921) translate (11.853cm 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8cm" svg:x="11.889cm" svg:y="2.41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cm" svg:y="2.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8cm" svg:x="11.89cm" svg:y="2.66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01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3" draw:text-style-name="P66" draw:layer="layout" svg:width="0.055cm" svg:height="0.219cm" svg:x="11.89cm" svg:y="2.914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66" draw:layer="layout" svg:width="0.033cm" svg:height="0.033cm" svg:x="11.901cm" svg:y="2.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66" draw:text-style-name="P16" draw:layer="layout" svg:width="0.175cm" svg:height="0.175cm" svg:x="11.359cm" svg:y="2.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 draw:text-style-name="P9" draw:layer="layout" svg:x1="10.627cm" svg:y1="2.958cm" svg:x2="10.627cm" svg:y2="10.718cm">
            <text:p/>
          </draw:line>
          <draw:line draw:style-name="gr11" draw:text-style-name="P9" draw:layer="layout" svg:x1="11.789cm" svg:y1="2.958cm" svg:x2="11.789cm" svg:y2="9.734cm">
            <text:p/>
          </draw:line>
          <draw:line draw:style-name="gr11" draw:text-style-name="P9" draw:layer="layout" svg:x1="12.051cm" svg:y1="3.231cm" svg:x2="12.051cm" svg:y2="9.46cm">
            <text:p/>
          </draw:line>
          <draw:line draw:style-name="gr11" draw:text-style-name="P9" draw:layer="layout" svg:x1="12.215cm" svg:y1="3.45cm" svg:x2="12.215cm" svg:y2="9.241cm">
            <text:p/>
          </draw:line>
          <draw:line draw:style-name="gr11" draw:text-style-name="P9" draw:layer="layout" svg:x1="12.652cm" svg:y1="3.45cm" svg:x2="12.652cm" svg:y2="9.241cm">
            <text:p/>
          </draw:line>
          <draw:line draw:style-name="gr11" draw:text-style-name="P9" draw:layer="layout" svg:x1="11.819cm" svg:y1="2.958cm" svg:x2="11.819cm" svg:y2="9.681cm">
            <text:p/>
          </draw:line>
          <draw:g>
            <draw:g>
              <draw:custom-shape draw:style-name="gr354" draw:text-style-name="P6" draw:layer="layout" svg:width="0.437cm" svg:height="0.436cm" draw:transform="rotate (1.5707963267949) translate (12.049cm 9.897cm)">
                <text:p/>
                <draw:enhanced-geometry svg:viewBox="0 0 21600 21600" draw:type="rectangle" draw:enhanced-path="M 0 0 L 21600 0 21600 21600 0 21600 0 0 Z N"/>
              </draw:custom-shape>
              <draw:custom-shape draw:style-name="gr7" draw:text-style-name="P7" draw:layer="layout" svg:width="0.033cm" svg:height="0.218cm" draw:transform="rotate (1.5707963267949) translate (11.577cm 9.931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0.164cm" svg:height="0.055cm" draw:transform="rotate (1.5707963267949) translate (12.43cm 10.007cm)">
                <text:p/>
                <draw:enhanced-geometry svg:viewBox="0 0 21600 21600" draw:type="rectangle" draw:enhanced-path="M 0 0 L 21600 0 21600 21600 0 21600 0 0 Z N"/>
              </draw:custom-shape>
              <draw:g>
                <draw:custom-shape draw:style-name="gr383" draw:text-style-name="P6" draw:layer="layout" svg:width="0.219cm" svg:height="0.937cm" draw:transform="rotate (-1.5707963267949) translate (12.055cm 9.68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4" draw:text-style-name="P6" draw:layer="layout" svg:width="0.937cm" svg:height="0.095cm" svg:x="11.118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6" draw:layer="layout" svg:width="0.064cm" svg:height="0.149cm" svg:x="11.118cm" svg:y="9.80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69" draw:text-style-name="P16" draw:layer="layout" svg:width="0.437cm" svg:height="0.437cm" draw:transform="rotate (1.5707963267949) translate (12.202cm 9.647cm)">
                <text:p/>
                <draw:enhanced-geometry svg:viewBox="0 0 21600 21600" draw:mirror-horizontal="false" draw:mirror-vertical="true" draw:type="rectangle" draw:enhanced-path="M 0 0 L 21600 0 21600 21600 0 21600 0 0 Z N"/>
              </draw:custom-shape>
              <draw:custom-shape draw:style-name="gr357" draw:text-style-name="P14" draw:layer="layout" svg:width="0.437cm" svg:height="0.437cm" draw:transform="rotate (1.5707963267949) translate (12.213cm 9.678cm)">
                <text:p/>
                <draw:enhanced-geometry svg:viewBox="0 0 21600 21600" draw:mirror-horizontal="false" draw:mirror-vertical="false" draw:type="rectangle" draw:enhanced-path="M 0 0 L 21600 0 21600 21600 0 21600 0 0 Z N"/>
              </draw:custom-shape>
              <draw:g>
                <draw:custom-shape draw:style-name="gr97" draw:text-style-name="P14" draw:layer="layout" svg:width="0.167cm" svg:height="0.221cm" draw:transform="rotate (-1.5707963267949) translate (12.215cm 9.241cm)">
                  <text:p/>
                  <draw:enhanced-geometry svg:viewBox="0 0 21600 21600" draw:mirror-horizontal="false" draw:mirror-vertical="false"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14" draw:layer="layout" svg:width="0.221cm" svg:height="0.073cm" svg:x="11.994cm" svg:y="9.335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7" draw:text-style-name="P14" draw:layer="layout" svg:width="0.055cm" svg:height="0.088cm" svg:x="11.994cm" svg:y="9.34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8" draw:text-style-name="P14" draw:layer="layout" svg:width="0.218cm" svg:height="0.077cm" svg:x="11.995cm" svg:y="9.324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85" draw:text-style-name="P10" draw:layer="layout" svg:width="1.093cm" svg:height="0.054cm" draw:transform="rotate (1.5707963267949) translate (12.376cm 10.991cm)">
              <text:p/>
              <draw:enhanced-geometry svg:viewBox="0 0 21600 21600" draw:type="rectangle" draw:enhanced-path="M 0 0 L 21600 0 21600 21600 0 21600 0 0 Z N"/>
            </draw:custom-shape>
            <draw:custom-shape draw:style-name="gr386" draw:text-style-name="P11" draw:layer="layout" svg:width="1.038cm" svg:height="0.545cm" draw:transform="rotate (1.5707963267949) translate (11.83cm 10.991cm)">
              <text:p/>
              <draw:enhanced-geometry svg:viewBox="0 0 21600 21600" draw:type="rectangle" draw:enhanced-path="M 0 0 L 21600 0 21600 21600 0 21600 0 0 Z N"/>
            </draw:custom-shape>
            <draw:custom-shape draw:style-name="gr387" draw:text-style-name="P8" draw:layer="layout" svg:width="1.167cm" svg:height="0.721cm" svg:x="10.627cm" svg:y="10.264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388" draw:text-style-name="P8" draw:layer="layout" svg:width="0.333cm" svg:height="1.202cm" draw:transform="rotate (-1.5707963267949) translate (11.613cm 9.931cm)">
                <text:p/>
                <draw:enhanced-geometry svg:viewBox="0 0 21600 21600" draw:glue-points="?f6 10800 10800 21600 ?f5 10800 10800 0" draw:text-areas="?f3 ?f3 ?f4 ?f4" draw:type="trapezoid" draw:modifiers="8733.4442595673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89" draw:text-style-name="P8" draw:layer="layout" svg:width="1.384cm" svg:height="0.145cm" svg:x="10.411cm" svg:y="10.119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90" draw:text-style-name="P8" draw:layer="layout" svg:width="1.379cm" svg:height="0.067cm" svg:x="10.411cm" svg:y="10.073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7" draw:text-style-name="P8" draw:layer="layout" svg:width="0.184cm" svg:height="0.199cm" svg:x="11.611cm" svg:y="9.932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8" draw:layer="layout" svg:width="0.195cm" svg:height="0.207cm" svg:x="11.599cm" svg:y="9.931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374" draw:text-style-name="P15" draw:layer="layout" svg:width="6.108cm" svg:height="0.273cm" draw:transform="rotate (1.5707963267949) translate (12.322cm 9.394cm)">
            <text:p/>
            <draw:enhanced-geometry svg:viewBox="0 0 21600 21600" draw:type="rectangle" draw:enhanced-path="M 0 0 L 21600 0 21600 21600 0 21600 0 0 Z N"/>
          </draw:custom-shape>
          <draw:custom-shape draw:style-name="gr375" draw:text-style-name="P16" draw:layer="layout" svg:width="6.108cm" svg:height="0.164cm" draw:transform="rotate (1.5707963267949) translate (12.377cm 9.394cm)">
            <text:p/>
            <draw:enhanced-geometry svg:viewBox="0 0 21600 21600" draw:type="rectangle" draw:enhanced-path="M 0 0 L 21600 0 21600 21600 0 21600 0 0 Z N"/>
          </draw:custom-shape>
        </draw:g>
        <draw:frame draw:style-name="gr391" draw:text-style-name="P67" draw:layer="French text" svg:width="3.55cm" svg:height="2.859cm" svg:x="8.15cm" svg:y="4.2cm">
          <draw:text-box>
            <text:p><text:span text:style-name="T12">Dans certains cas, il est possible de monter les glissières de volets roulant sur les tapées d’isolation.</text:span></text:p>
          </draw:text-box>
        </draw:frame>
        <draw:custom-shape draw:style-name="gr392" draw:text-style-name="P9" draw:layer="layout" svg:width="11.15cm" svg:height="10.328cm" svg:x="1.85cm" svg:y="1.1cm">
          <text:p/>
          <draw:enhanced-geometry svg:viewBox="0 0 21600 21600" draw:type="rectangle" draw:enhanced-path="M 0 0 L 21600 0 21600 21600 0 21600 0 0 Z N"/>
        </draw:custom-shape>
      </draw:page>
      <draw:page draw:name="page8" draw:style-name="dp1" draw:master-page-name="Standard">
        <office:forms form:automatic-focus="false" form:apply-design-mode="false"/>
        <draw:frame draw:style-name="gr393" draw:text-style-name="P4" draw:layer="Copyright" svg:width="6.001cm" svg:height="0.569cm" svg:x="10.107cm" svg:y="21.586cm">
          <draw:text-box>
            <text:p><text:span text:style-name="T4">© Pierre ROUZEAU License CC <text:s/>BY-SA 3.0</text:span></text:p>
          </draw:text-box>
        </draw:frame>
        <draw:g>
          <draw:custom-shape draw:style-name="gr394" draw:text-style-name="P68" draw:layer="layout" svg:width="8.332cm" svg:height="5.476cm" draw:transform="rotate (1.5707963267949) translate (2.078cm 21.198cm)">
            <text:p/>
            <draw:enhanced-geometry svg:viewBox="0 0 21600 21600" draw:mirror-horizontal="true" draw:mirror-vertical="false" draw:glue-points="?f6 0 10800 ?f8 ?f11 10800 ?f9 21600 10800 ?f10 ?f5 10800" draw:text-areas="?f3 ?f3 ?f4 ?f4" draw:type="parallelogram" draw:modifiers="1999.5332555425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95" draw:text-style-name="P9" draw:layer="layout" svg:width="2.37cm" svg:height="3.959cm" draw:transform="rotate (1.5707963267949) translate (11.147cm 4.479cm)">
              <text:p/>
              <draw:enhanced-geometry svg:viewBox="0 0 21600 21600" draw:mirror-horizontal="true" draw:mirror-vertical="false" draw:glue-points="?f6 0 10800 ?f8 ?f11 10800 ?f9 21600 10800 ?f10 ?f5 10800" draw:text-areas="?f3 ?f3 ?f4 ?f4" draw:type="parallelogram" draw:modifiers="5081.50616461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6" draw:text-style-name="P69" draw:layer="layout" svg:width="4.344cm" svg:height="1.147cm" draw:transform="rotate (-3.00196631343025) translate (15.641cm 3.663cm)">
              <text:p/>
              <draw:enhanced-geometry svg:viewBox="0 0 21600 21600" draw:mirror-horizontal="true" draw:mirror-vertical="true" draw:glue-points="?f6 0 10800 ?f8 ?f11 10800 ?f9 21600 10800 ?f10 ?f5 10800" draw:text-areas="?f3 ?f3 ?f4 ?f4" draw:type="parallelogram" draw:modifiers="2905.184955889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9" draw:layer="layout" svg:x1="13.257cm" svg:y1="2.894cm" svg:x2="13.726cm" svg:y2="2.827cm">
              <text:p/>
            </draw:line>
            <draw:line draw:style-name="gr398" draw:text-style-name="P9" draw:layer="layout" svg:x1="11.564cm" svg:y1="4.429cm" svg:x2="12.033cm" svg:y2="4.362cm">
              <text:p/>
            </draw:line>
            <draw:line draw:style-name="gr398" draw:text-style-name="P9" draw:layer="layout" svg:x1="14.407cm" svg:y1="4.034cm" svg:x2="14.876cm" svg:y2="3.967cm">
              <text:p/>
            </draw:line>
          </draw:g>
          <draw:custom-shape draw:style-name="gr399" draw:text-style-name="P70" draw:layer="layout" svg:width="7.77cm" svg:height="2.745cm" draw:transform="rotate (1.5707963267949) translate (2.124cm 21.111cm)">
            <text:p/>
            <draw:enhanced-geometry svg:viewBox="0 0 21600 21600" draw:mirror-horizontal="true" draw:mirror-vertical="false" draw:glue-points="?f6 0 10800 ?f8 ?f11 10800 ?f9 21600 10800 ?f10 ?f5 10800" draw:text-areas="?f3 ?f3 ?f4 ?f4" draw:type="parallelogram" draw:modifiers="1103.3882499222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400" draw:text-style-name="P9" draw:layer="layout" svg:width="3.856cm" svg:height="2.683cm" draw:transform="rotate (1.5707963267949) translate (1.625cm 5.69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1" draw:text-style-name="P69" draw:layer="layout" svg:width="3.438cm" svg:height="1.904cm" draw:transform="rotate (1.5707963267949) translate (1.854cm 5.81cm)">
              <text:p/>
              <draw:enhanced-geometry svg:viewBox="0 0 21600 21600" draw:mirror-horizontal="true" draw:mirror-vertical="true" draw:glue-points="?f6 0 10800 ?f8 ?f11 10800 ?f9 21600 10800 ?f10 ?f5 10800" draw:text-areas="?f3 ?f3 ?f4 ?f4" draw:type="parallelogram" draw:modifiers="1379.110950487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9" draw:layer="layout" svg:x1="3.294cm" svg:y1="4.31cm" svg:x2="3.776cm" svg:y2="4.378cm">
              <text:p/>
            </draw:line>
            <draw:line draw:style-name="gr398" draw:text-style-name="P9" draw:layer="layout" svg:x1="1.693cm" svg:y1="3.168cm" svg:x2="1.693cm" svg:y2="2.682cm">
              <text:p/>
            </draw:line>
            <draw:line draw:style-name="gr398" draw:text-style-name="P9" draw:layer="layout" svg:x1="1.693cm" svg:y1="5.33cm" svg:x2="1.693cm" svg:y2="4.844cm">
              <text:p/>
            </draw:line>
          </draw:g>
          <draw:frame draw:style-name="gr402" draw:text-style-name="P71" draw:layer="layout" svg:width="3.239cm" svg:height="3.242cm" svg:x="1.977cm" svg:y="12.176cm">
            <draw:text-box>
              <text:p/>
            </draw:text-box>
          </draw:frame>
          <draw:frame draw:style-name="gr403" draw:text-style-name="P71" draw:layer="French text" svg:width="4.252cm" svg:height="0.798cm" svg:x="1.369cm" svg:y="5.95cm">
            <draw:text-box>
              <text:p><text:span text:style-name="T16">A battant simple</text:span></text:p>
            </draw:text-box>
          </draw:frame>
          <draw:frame draw:style-name="gr404" draw:text-style-name="P71" draw:layer="French text" svg:width="2.242cm" svg:height="0.725cm" svg:x="12.598cm" svg:y="4.379cm">
            <draw:text-box>
              <text:p><text:span text:style-name="T16">A soufflet</text:span></text:p>
            </draw:text-box>
          </draw:frame>
          <draw:frame draw:style-name="gr405" draw:text-style-name="P71" draw:layer="French text" svg:width="3.026cm" svg:height="0.63cm" svg:x="5.228cm" svg:y="20.887cm">
            <draw:text-box>
              <text:p><text:span text:style-name="T16">A coulissant</text:span></text:p>
            </draw:text-box>
          </draw:frame>
          <draw:custom-shape draw:style-name="gr406" draw:text-style-name="P68" draw:layer="layout" svg:width="8.332cm" svg:height="5.478cm" draw:transform="rotate (1.5707963267949) translate (9.024cm 20.887cm)">
            <text:p/>
            <draw:enhanced-geometry svg:viewBox="0 0 21600 21600" draw:mirror-horizontal="true" draw:mirror-vertical="false" draw:glue-points="?f6 0 10800 ?f8 ?f11 10800 ?f9 21600 10800 ?f10 ?f5 10800" draw:text-areas="?f3 ?f3 ?f4 ?f4" draw:type="parallelogram" draw:modifiers="1999.5332555425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7" draw:text-style-name="P70" draw:layer="layout" svg:width="7.674cm" svg:height="2.713cm" draw:transform="rotate (1.5707963267949) translate (10.437cm 20.693cm)">
            <text:p/>
            <draw:enhanced-geometry svg:viewBox="0 0 21600 21600" draw:mirror-horizontal="true" draw:mirror-vertical="false" draw:glue-points="?f6 0 10800 ?f8 ?f11 10800 ?f9 21600 10800 ?f10 ?f5 10800" draw:text-areas="?f3 ?f3 ?f4 ?f4" draw:type="parallelogram" draw:modifiers="1119.6790540540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8" draw:text-style-name="P72" draw:layer="layout" svg:width="9.153cm" svg:height="3.318cm" draw:transform="rotate (1.5707963267949) translate (8.439cm 21.211cm)">
            <text:p/>
            <draw:enhanced-geometry svg:viewBox="0 0 21600 21600" draw:mirror-horizontal="true" draw:mirror-vertical="false" draw:glue-points="?f6 0 10800 ?f8 ?f11 10800 ?f9 21600 10800 ?f10 ?f5 10800" draw:text-areas="?f3 ?f3 ?f4 ?f4" draw:type="parallelogram" draw:modifiers="1103.3882499222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9" draw:text-style-name="P72" draw:layer="layout" svg:width="8.817cm" svg:height="0.85cm" draw:transform="rotate (1.5707963267949) translate (14.53cm 20.361cm)">
            <text:p/>
            <draw:enhanced-geometry svg:viewBox="0 0 21600 21600" draw:mirror-horizontal="true" draw:mirror-vertical="false" draw:glue-points="?f6 0 10800 ?f8 ?f11 10800 ?f9 21600 10800 ?f10 ?f5 10800" draw:text-areas="?f3 ?f3 ?f4 ?f4" draw:type="parallelogram" draw:modifiers="303.1648472617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0" draw:text-style-name="P72" draw:layer="layout" svg:width="1.435cm" svg:height="3.321cm" draw:transform="rotate (1.5707963267949) translate (11.188cm 13.101cm)">
            <text:p/>
            <draw:enhanced-geometry svg:viewBox="0 0 21600 21600" draw:mirror-horizontal="true" draw:mirror-vertical="false" draw:glue-points="?f6 0 10800 ?f8 ?f11 10800 ?f9 21600 10800 ?f10 ?f5 10800" draw:text-areas="?f3 ?f3 ?f4 ?f4" draw:type="parallelogram" draw:modifiers="7074.6067415730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411" draw:text-style-name="P71" draw:layer="French text" svg:width="2.841cm" svg:height="0.73cm" svg:x="11.509cm" svg:y="20.693cm">
            <draw:text-box>
              <text:p><text:span text:style-name="T16">A galandage</text:span></text:p>
            </draw:text-box>
          </draw:frame>
          <draw:frame draw:style-name="gr412" draw:text-style-name="P71" draw:layer="French text" svg:width="2.648cm" svg:height="0.779cm" svg:x="12.017cm" svg:y="10.912cm">
            <draw:text-box>
              <text:p><text:span text:style-name="T16">A l’italienne</text:span></text:p>
            </draw:text-box>
          </draw:frame>
          <draw:frame draw:style-name="gr413" draw:text-style-name="P74" draw:layer="French text" svg:width="6.723cm" svg:height="0.763cm" svg:x="4.709cm" svg:y="1.887cm">
            <draw:text-box>
              <text:p text:style-name="P73"><text:span text:style-name="T17">Vues de l’intérieur de la pièce</text:span></text:p>
            </draw:text-box>
          </draw:frame>
          <draw:g>
            <draw:g>
              <draw:custom-shape draw:style-name="gr414" draw:text-style-name="P70" draw:layer="layout" svg:width="5.04cm" svg:height="4.018cm" draw:transform="skewX (-0.00157079632679489) rotate (-3.00196631343025) translate (15.571cm 9.504cm)">
                <text:p/>
                <draw:enhanced-geometry svg:viewBox="0 0 21600 21600" draw:mirror-horizontal="true" draw:mirror-vertical="true" draw:glue-points="?f6 0 10800 ?f8 ?f11 10800 ?f9 21600 10800 ?f10 ?f5 10800" draw:text-areas="?f3 ?f3 ?f4 ?f4" draw:type="parallelogram" draw:modifiers="5809.566383549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68" draw:layer="layout" svg:x1="12.223cm" svg:y1="10.011cm" svg:x2="12.729cm" svg:y2="9.94cm">
                <text:p/>
              </draw:line>
              <draw:custom-shape draw:style-name="gr415" draw:text-style-name="P68" draw:layer="layout" svg:width="5.704cm" svg:height="3.969cm" draw:transform="rotate (1.5707963267949) translate (11.246cm 10.872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416" draw:text-style-name="P75" draw:layer="layout" svg:width="0.648cm" svg:height="6.077cm" svg:x="10.49cm" svg:y="5.346cm">
              <text:p/>
              <draw:enhanced-geometry svg:viewBox="0 0 21600 21600" draw:mirror-horizontal="false" draw:mirror-vertical="false" draw:type="rectangle" draw:enhanced-path="M 0 0 L 21600 0 21600 21600 0 21600 0 0 Z N"/>
            </draw:custom-shape>
          </draw:g>
          <draw:frame draw:style-name="gr417" draw:text-style-name="P76" draw:layer="French text" svg:width="6.903cm" svg:height="0.806cm" svg:x="5.115cm" svg:y="1.088cm">
            <draw:text-box>
              <text:p text:style-name="P73"><text:span text:style-name="T18">Types de fenêtres courants</text:span></text:p>
            </draw:text-box>
          </draw:frame>
          <draw:g>
            <draw:custom-shape draw:style-name="gr418" draw:text-style-name="P68" draw:layer="layout" svg:width="5.723cm" svg:height="3.982cm" draw:transform="rotate (1.5707963267949) translate (1.688cm 12.298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9" draw:text-style-name="P70" draw:layer="layout" svg:width="5.008cm" svg:height="1.589cm" draw:transform="rotate (1.5707963267949) translate (1.863cm 12.327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8" draw:text-style-name="P68" draw:layer="layout" svg:x1="1.725cm" svg:y1="8.155cm" svg:x2="1.725cm" svg:y2="7.678cm">
              <text:p/>
            </draw:line>
            <draw:line draw:style-name="gr398" draw:text-style-name="P68" draw:layer="layout" svg:x1="1.725cm" svg:y1="11.724cm" svg:x2="1.725cm" svg:y2="11.247cm">
              <text:p/>
            </draw:line>
            <draw:line draw:style-name="gr398" draw:text-style-name="P68" draw:layer="layout" svg:x1="5.698cm" svg:y1="7.599cm" svg:x2="5.698cm" svg:y2="7.122cm">
              <text:p/>
            </draw:line>
            <draw:line draw:style-name="gr398" draw:text-style-name="P68" draw:layer="layout" svg:x1="5.699cm" svg:y1="11.105cm" svg:x2="5.699cm" svg:y2="10.628cm">
              <text:p/>
            </draw:line>
            <draw:custom-shape draw:style-name="gr420" draw:text-style-name="P70" draw:layer="layout" svg:width="5.404cm" svg:height="1.272cm" draw:transform="rotate (1.5707963267949) translate (4.254cm 12.218cm)">
              <text:p/>
              <draw:enhanced-geometry svg:viewBox="0 0 21600 21600" draw:mirror-horizontal="true" draw:mirror-vertical="false" draw:glue-points="?f6 0 10800 ?f8 ?f11 10800 ?f9 21600 10800 ?f10 ?f5 10800" draw:text-areas="?f3 ?f3 ?f4 ?f4" draw:type="parallelogram" draw:modifiers="2449.744562837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68" draw:layer="layout" svg:x1="4.274cm" svg:y1="10.318cm" svg:x2="4.695cm" svg:y2="10.094cm">
              <text:p/>
            </draw:line>
          </draw:g>
          <draw:frame draw:style-name="gr421" draw:text-style-name="P71" draw:layer="French text" svg:width="3.765cm" svg:height="0.779cm" svg:x="1.451cm" svg:y="12.473cm">
            <draw:text-box>
              <text:p><text:span text:style-name="T16">A la Française</text:span></text:p>
            </draw:text-box>
          </draw:frame>
          <draw:frame draw:style-name="gr422" draw:text-style-name="P71" draw:layer="French text" svg:width="4.941cm" svg:height="0.973cm" svg:x="6.676cm" svg:y="11.666cm">
            <draw:text-box>
              <text:p><text:span text:style-name="T16">Oscilllo-battante</text:span></text:p>
            </draw:text-box>
          </draw:frame>
          <draw:g>
            <draw:custom-shape draw:style-name="gr423" draw:text-style-name="P68" draw:layer="layout" svg:width="5.705cm" svg:height="3.971cm" draw:transform="rotate (1.5707963267949) translate (6.447cm 11.573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4" draw:text-style-name="P70" draw:layer="layout" svg:width="4.993cm" svg:height="1.586cm" draw:transform="rotate (1.5707963267949) translate (6.649cm 11.582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8" draw:text-style-name="P68" draw:layer="layout" svg:x1="6.503cm" svg:y1="7.443cm" svg:x2="6.503cm" svg:y2="6.968cm">
              <text:p/>
            </draw:line>
            <draw:line draw:style-name="gr398" draw:text-style-name="P68" draw:layer="layout" svg:x1="6.503cm" svg:y1="11.001cm" svg:x2="6.503cm" svg:y2="10.526cm">
              <text:p/>
            </draw:line>
            <draw:line draw:style-name="gr398" draw:text-style-name="P68" draw:layer="layout" svg:x1="10.989cm" svg:y1="6.887cm" svg:x2="11.047cm" svg:y2="6.414cm">
              <text:p/>
            </draw:line>
            <draw:line draw:style-name="gr398" draw:text-style-name="P68" draw:layer="layout" svg:x1="10.466cm" svg:y1="10.384cm" svg:x2="10.466cm" svg:y2="9.909cm">
              <text:p/>
            </draw:line>
            <draw:line draw:style-name="gr398" draw:text-style-name="P68" draw:layer="layout" svg:x1="10.533cm" svg:y1="10.612cm" svg:x2="10.591cm" svg:y2="10.139cm">
              <text:p/>
            </draw:line>
            <draw:line draw:style-name="gr398" draw:text-style-name="P68" draw:layer="layout" svg:x1="8.688cm" svg:y1="11.259cm" svg:x2="9.159cm" svg:y2="11.192cm">
              <text:p/>
            </draw:line>
            <draw:line draw:style-name="gr398" draw:text-style-name="P68" draw:layer="layout" svg:x1="9.876cm" svg:y1="11.1cm" svg:x2="10.347cm" svg:y2="11.033cm">
              <text:p/>
            </draw:line>
            <draw:custom-shape draw:style-name="gr425" draw:text-style-name="P70" draw:layer="layout" svg:width="3.017cm" svg:height="4.529cm" draw:transform="skewX (0.00401425727958697) rotate (-3.00196631343025) translate (11.548cm 10.683cm)">
              <text:p/>
              <draw:enhanced-geometry svg:viewBox="0 0 21600 21600" draw:mirror-horizontal="true" draw:mirror-vertical="true" draw:glue-points="?f6 0 10800 ?f8 ?f11 10800 ?f9 21600 10800 ?f10 ?f5 10800" draw:text-areas="?f3 ?f3 ?f4 ?f4" draw:type="parallelogram" draw:modifiers="8709.499489274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68" draw:layer="layout" svg:x1="8.777cm" svg:y1="9.726cm" svg:x2="8.844cm" svg:y2="9.255cm">
              <text:p/>
            </draw:line>
          </draw:g>
          <draw:custom-shape draw:style-name="gr426" draw:text-style-name="P70" draw:layer="layout" svg:width="7.36cm" svg:height="2.713cm" draw:transform="rotate (1.5707963267949) translate (3.729cm 20.679cm)">
            <text:p/>
            <draw:enhanced-geometry svg:viewBox="0 0 21600 21600" draw:mirror-horizontal="true" draw:mirror-vertical="false" draw:glue-points="?f6 0 10800 ?f8 ?f11 10800 ?f9 21600 10800 ?f10 ?f5 10800" draw:text-areas="?f3 ?f3 ?f4 ?f4" draw:type="parallelogram" draw:modifiers="1136.466703357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7" draw:text-style-name="P9" draw:layer="layout" svg:width="14.59cm" svg:height="20.576cm" svg:x="1.237cm" svg:y="1cm">
            <text:p/>
            <draw:enhanced-geometry svg:viewBox="0 0 21600 21600" draw:mirror-horizontal="false" draw:mirror-vertical="false" draw:type="rectangle" draw:enhanced-path="M 0 0 L 21600 0 21600 21600 0 21600 0 0 Z N"/>
          </draw:custom-shape>
          <draw:g>
            <draw:custom-shape draw:style-name="gr428" draw:text-style-name="P69" draw:layer="layout" svg:width="2.37cm" svg:height="3.958cm" draw:transform="rotate (1.5707963267949) translate (6.459cm 5.148cm)">
              <text:p/>
              <draw:enhanced-geometry svg:viewBox="0 0 21600 21600" draw:mirror-horizontal="true" draw:mirror-vertical="false" draw:glue-points="?f6 0 10800 ?f8 ?f11 10800 ?f9 21600 10800 ?f10 ?f5 10800" draw:text-areas="?f3 ?f3 ?f4 ?f4" draw:type="parallelogram" draw:modifiers="5081.50616461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429" draw:text-style-name="P71" draw:layer="French text" svg:width="2.788cm" svg:height="0.725cm" svg:x="7.48cm" svg:y="5.103cm">
            <draw:text-box>
              <text:p><text:span text:style-name="T16">Châssis fixe</text:span></text:p>
            </draw:text-box>
          </draw:frame>
        </draw:g>
      </draw:page>
      <draw:page draw:name="page9" draw:style-name="dp1" draw:master-page-name="Standard">
        <office:forms form:automatic-focus="false" form:apply-design-mode="false"/>
        <draw:g>
          <draw:custom-shape draw:style-name="gr430" draw:text-style-name="P69" draw:layer="layout" svg:width="3.296cm" svg:height="3.983cm" draw:transform="rotate (1.5707963267949) translate (1.463cm 6.314cm)">
            <text:p/>
            <draw:enhanced-geometry svg:viewBox="0 0 21600 21600" draw:mirror-horizontal="true" draw:mirror-vertical="false" draw:glue-points="?f6 0 10800 ?f8 ?f11 10800 ?f9 21600 10800 ?f10 ?f5 10800" draw:text-areas="?f3 ?f3 ?f4 ?f4" draw:type="parallelogram" draw:modifiers="3642.477876106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1" draw:text-style-name="P69" draw:layer="layout" svg:width="2.583cm" svg:height="3.567cm" draw:transform="rotate (1.5707963267949) translate (1.674cm 7.174cm)">
            <text:p/>
            <draw:enhanced-geometry svg:viewBox="0 0 21600 21600" draw:mirror-horizontal="true" draw:mirror-vertical="false" draw:glue-points="?f6 0 10800 ?f8 ?f11 10800 ?f9 21600 10800 ?f10 ?f5 10800" draw:text-areas="?f3 ?f3 ?f4 ?f4" draw:type="parallelogram" draw:modifiers="4158.795860771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2" draw:text-style-name="P9" draw:layer="layout" svg:width="5.723cm" svg:height="3.983cm" draw:transform="rotate (1.5707963267949) translate (1.463cm 8.732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433" draw:text-style-name="P71" draw:layer="French text" svg:width="2.555cm" svg:height="0.725cm" svg:x="2.526cm" svg:y="8.718cm">
          <draw:text-box>
            <text:p><text:span text:style-name="T16">A guillotine</text:span></text:p>
          </draw:text-box>
        </draw:frame>
        <draw:frame draw:style-name="gr434" draw:text-style-name="P71" draw:layer="French text" svg:width="3.605cm" svg:height="0.78cm" svg:x="12.109cm" svg:y="7.325cm">
          <draw:text-box>
            <text:p><text:span text:style-name="T16">A l’anglaise</text:span></text:p>
          </draw:text-box>
        </draw:frame>
        <draw:g>
          <draw:g>
            <draw:custom-shape draw:style-name="gr435" draw:text-style-name="P69" draw:layer="layout" svg:width="5.008cm" svg:height="1.59cm" draw:transform="rotate (1.5707963267949) translate (13.493cm 6.6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8" draw:text-style-name="P9" draw:layer="layout" svg:x1="11.299cm" svg:y1="3.158cm" svg:x2="11.299cm" svg:y2="2.681cm">
              <text:p/>
            </draw:line>
            <draw:line draw:style-name="gr398" draw:text-style-name="P9" draw:layer="layout" svg:x1="11.299cm" svg:y1="6.727cm" svg:x2="11.299cm" svg:y2="6.25cm">
              <text:p/>
            </draw:line>
            <draw:line draw:style-name="gr398" draw:text-style-name="P9" draw:layer="layout" svg:x1="15.274cm" svg:y1="2.6cm" svg:x2="15.274cm" svg:y2="2.123cm">
              <text:p/>
            </draw:line>
            <draw:line draw:style-name="gr398" draw:text-style-name="P9" draw:layer="layout" svg:x1="15.275cm" svg:y1="6.108cm" svg:x2="15.275cm" svg:y2="5.631cm">
              <text:p/>
            </draw:line>
            <draw:custom-shape draw:style-name="gr436" draw:text-style-name="P69" draw:layer="layout" svg:width="5.404cm" svg:height="1.273cm" draw:transform="rotate (1.5707963267949) translate (11.401cm 7.126cm)">
              <text:p/>
              <draw:enhanced-geometry svg:viewBox="0 0 21600 21600" draw:mirror-horizontal="true" draw:mirror-vertical="false" draw:glue-points="?f6 0 10800 ?f8 ?f11 10800 ?f9 21600 10800 ?f10 ?f5 10800" draw:text-areas="?f3 ?f3 ?f4 ?f4" draw:type="parallelogram" draw:modifiers="2449.744562837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9" draw:layer="layout" svg:x1="12.321cm" svg:y1="4.615cm" svg:x2="12.742cm" svg:y2="4.391cm">
              <text:p/>
            </draw:line>
            <draw:custom-shape draw:style-name="gr437" draw:text-style-name="P9" draw:layer="layout" svg:width="5.723cm" svg:height="3.984cm" draw:transform="rotate (1.5707963267949) translate (11.273cm 7.3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438" draw:text-style-name="P16" draw:layer="layout" svg:width="3.429cm" svg:height="0.274cm" draw:transform="rotate (0.139626340159546) translate (11.355cm 1.689cm)">
            <text:p/>
            <draw:enhanced-geometry svg:viewBox="0 0 21600 21600" draw:type="rectangle" draw:enhanced-path="M 0 0 L 21600 0 21600 21600 0 21600 0 0 Z N"/>
          </draw:custom-shape>
        </draw:g>
        <draw:frame draw:style-name="gr439" draw:text-style-name="P77" draw:layer="French text" svg:width="7.053cm" svg:height="0.806cm" svg:x="2.27cm" svg:y="1.337cm">
          <draw:text-box>
            <text:p text:style-name="P73"><text:span text:style-name="T18">Autres types de fenêtres </text:span></text:p>
          </draw:text-box>
        </draw:frame>
        <draw:g>
          <draw:line draw:style-name="gr398" draw:text-style-name="P9" draw:layer="layout" svg:x1="6.352cm" svg:y1="3.892cm" svg:x2="6.352cm" svg:y2="3.415cm">
            <text:p/>
          </draw:line>
          <draw:line draw:style-name="gr398" draw:text-style-name="P9" draw:layer="layout" svg:x1="6.352cm" svg:y1="7.461cm" svg:x2="6.352cm" svg:y2="6.984cm">
            <text:p/>
          </draw:line>
          <draw:line draw:style-name="gr398" draw:text-style-name="P9" draw:layer="layout" svg:x1="10.326cm" svg:y1="3.335cm" svg:x2="10.326cm" svg:y2="2.858cm">
            <text:p/>
          </draw:line>
          <draw:line draw:style-name="gr398" draw:text-style-name="P9" draw:layer="layout" svg:x1="10.327cm" svg:y1="6.842cm" svg:x2="10.327cm" svg:y2="6.365cm">
            <text:p/>
          </draw:line>
          <draw:custom-shape draw:style-name="gr432" draw:text-style-name="P9" draw:layer="layout" svg:width="5.723cm" svg:height="3.983cm" draw:transform="rotate (1.5707963267949) translate (6.284cm 8.034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0" draw:text-style-name="P69" draw:layer="layout" svg:width="5.353cm" svg:height="3.169cm" draw:transform="skewX (0.000698131700797718) rotate (-3.00196631343025) translate (11.3cm 6.258cm)">
            <text:p/>
            <draw:enhanced-geometry svg:viewBox="0 0 21600 21600" draw:mirror-horizontal="true" draw:mirror-vertical="true" draw:glue-points="?f6 0 10800 ?f8 ?f11 10800 ?f9 21600 10800 ?f10 ?f5 10800" draw:text-areas="?f3 ?f3 ?f4 ?f4" draw:type="parallelogram" draw:modifiers="7261.3669890181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9" draw:layer="layout" svg:x1="8.892cm" svg:y1="3.465cm" svg:x2="9.365cm" svg:y2="3.398cm">
            <text:p/>
          </draw:line>
          <draw:line draw:style-name="gr441" draw:text-style-name="P9" draw:layer="layout" svg:x1="10.139cm" svg:y1="5.133cm" svg:x2="10.3cm" svg:y2="5.133cm">
            <text:p/>
          </draw:line>
          <draw:line draw:style-name="gr442" draw:text-style-name="P9" draw:layer="layout" svg:x1="6.289cm" svg:y1="5.376cm" svg:x2="6.289cm" svg:y2="7.199cm">
            <text:p/>
          </draw:line>
          <draw:line draw:style-name="gr441" draw:text-style-name="P9" draw:layer="layout" svg:x1="6.411cm" svg:y1="5.579cm" svg:x2="6.572cm" svg:y2="5.579cm">
            <text:p/>
          </draw:line>
          <draw:custom-shape draw:style-name="gr443" draw:text-style-name="P16" draw:layer="layout" svg:width="0.414cm" svg:height="2.285cm" svg:x="5.692cm" svg:y="5.92cm">
            <text:p/>
            <draw:enhanced-geometry svg:viewBox="0 0 21600 21600" draw:type="rectangle" draw:enhanced-path="M 0 0 L 21600 0 21600 21600 0 21600 0 0 Z N"/>
          </draw:custom-shape>
        </draw:g>
        <draw:frame draw:style-name="gr434" draw:text-style-name="P71" draw:layer="French text" svg:width="3.2cm" svg:height="0.78cm" svg:x="7.532cm" svg:y="7.986cm">
          <draw:text-box>
            <text:p><text:span text:style-name="T16">Basculante</text:span></text:p>
          </draw:text-box>
        </draw:frame>
        <draw:frame draw:style-name="gr434" draw:text-style-name="P71" draw:layer="French text" svg:width="2.552cm" svg:height="0.78cm" svg:x="7.325cm" svg:y="14.684cm">
          <draw:text-box>
            <text:p><text:span text:style-name="T16">Pivotante</text:span></text:p>
          </draw:text-box>
        </draw:frame>
        <draw:frame draw:style-name="gr444" draw:text-style-name="P4" draw:layer="Copyright" svg:width="6.076cm" svg:height="0.419cm" svg:x="10.05cm" svg:y="15.873cm">
          <draw:text-box>
            <text:p><text:span text:style-name="T4">© Pierre ROUZEAU License CC <text:s/>BY-SA 3.0</text:span></text:p>
          </draw:text-box>
        </draw:frame>
        <draw:g>
          <draw:custom-shape draw:style-name="gr445" draw:text-style-name="P68" draw:layer="layout" svg:width="5.703cm" svg:height="3.97cm" draw:transform="rotate (1.5707963267949) translate (1.508cm 15.27cm)">
            <text:p/>
            <draw:enhanced-geometry svg:viewBox="0 0 21600 21600" draw:mirror-horizontal="true" draw:mirror-vertical="false" draw:glue-points="?f6 0 10800 ?f8 ?f11 10800 ?f9 21600 10800 ?f10 ?f5 10800" draw:text-areas="?f3 ?f3 ?f4 ?f4" draw:type="parallelogram" draw:modifiers="2113.977272727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6" draw:text-style-name="P70" draw:layer="layout" svg:width="4.959cm" svg:height="4.276cm" draw:transform="skewX (0.000872664625997174) rotate (-3.00196631343025) translate (6.596cm 13.994cm)">
            <text:p/>
            <draw:enhanced-geometry svg:viewBox="0 0 21600 21600" draw:mirror-horizontal="true" draw:mirror-vertical="true" draw:glue-points="?f6 0 10800 ?f8 ?f11 10800 ?f9 21600 10800 ?f10 ?f5 10800" draw:text-areas="?f3 ?f3 ?f4 ?f4" draw:type="parallelogram" draw:modifiers="5511.053984575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68" draw:layer="layout" svg:x1="3.211cm" svg:y1="14.522cm" svg:x2="3.717cm" svg:y2="14.451cm">
            <text:p/>
          </draw:line>
        </draw:g>
        <draw:frame draw:style-name="gr447" draw:text-style-name="P71" draw:layer="French text" svg:width="4.173cm" svg:height="0.575cm" svg:x="2.301cm" svg:y="15.298cm">
          <draw:text-box>
            <text:p><text:span text:style-name="T16">A la Canadienne</text:span></text:p>
          </draw:text-box>
        </draw:frame>
        <draw:g>
          <draw:custom-shape draw:style-name="gr448" draw:text-style-name="P70" draw:layer="layout" svg:width="4.748cm" svg:height="1.423cm" draw:transform="skewX (0.00279252680319088) rotate (-3.00196631343025) translate (14.911cm 10.225cm)">
            <text:p/>
            <draw:enhanced-geometry svg:viewBox="0 0 21600 21600" draw:mirror-horizontal="true" draw:mirror-vertical="true" draw:glue-points="?f6 0 10800 ?f8 ?f11 10800 ?f9 21600 10800 ?f10 ?f5 10800" draw:text-areas="?f3 ?f3 ?f4 ?f4" draw:type="parallelogram" draw:modifiers="5586.31961259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8" draw:text-style-name="P68" draw:layer="layout" svg:x1="11.037cm" svg:y1="9.793cm" svg:x2="11.037cm" svg:y2="9.316cm">
            <text:p/>
          </draw:line>
          <draw:line draw:style-name="gr398" draw:text-style-name="P68" draw:layer="layout" svg:x1="11.037cm" svg:y1="13.363cm" svg:x2="11.037cm" svg:y2="12.886cm">
            <text:p/>
          </draw:line>
          <draw:line draw:style-name="gr398" draw:text-style-name="P68" draw:layer="layout" svg:x1="15.011cm" svg:y1="9.237cm" svg:x2="15.011cm" svg:y2="8.76cm">
            <text:p/>
          </draw:line>
          <draw:line draw:style-name="gr398" draw:text-style-name="P68" draw:layer="layout" svg:x1="15.012cm" svg:y1="12.744cm" svg:x2="15.012cm" svg:y2="12.267cm">
            <text:p/>
          </draw:line>
          <draw:custom-shape draw:style-name="gr449" draw:text-style-name="P68" draw:layer="layout" svg:width="5.724cm" svg:height="3.983cm" draw:transform="rotate (1.5707963267949) translate (10.969cm 13.937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50" draw:text-style-name="P70" draw:layer="layout" svg:width="4.748cm" svg:height="1.422cm" draw:transform="rotate (-3.00196631343025) translate (15.984cm 12.62cm)">
            <text:p/>
            <draw:enhanced-geometry svg:viewBox="0 0 21600 21600" draw:mirror-horizontal="true" draw:mirror-vertical="true" draw:glue-points="?f6 0 10800 ?f8 ?f11 10800 ?f9 21600 10800 ?f10 ?f5 10800" draw:text-areas="?f3 ?f3 ?f4 ?f4" draw:type="parallelogram" draw:modifiers="5586.31961259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51" draw:text-style-name="P75" draw:layer="layout" svg:width="0.93cm" svg:height="2.957cm" svg:x="9.917cm" svg:y="9.698cm">
            <text:p/>
            <draw:enhanced-geometry svg:viewBox="0 0 21600 21600" draw:type="rectangle" draw:enhanced-path="M 0 0 L 21600 0 21600 21600 0 21600 0 0 Z N"/>
          </draw:custom-shape>
          <draw:line draw:style-name="gr397" draw:text-style-name="P68" draw:layer="layout" svg:x1="12.915cm" svg:y1="13.122cm" svg:x2="13.388cm" svg:y2="13.055cm">
            <text:p/>
          </draw:line>
        </draw:g>
        <draw:frame draw:style-name="gr452" draw:text-style-name="P71" draw:layer="French text" svg:width="3.381cm" svg:height="0.725cm" svg:x="11.482cm" svg:y="14.055cm">
          <draw:text-box>
            <text:p><text:span text:style-name="T16">A l’australienne</text:span></text:p>
          </draw:text-box>
        </draw:frame>
        <draw:g>
          <draw:line draw:style-name="gr398" draw:text-style-name="P68" draw:layer="layout" svg:x1="6.437cm" svg:y1="10.451cm" svg:x2="6.437cm" svg:y2="9.974cm">
            <text:p/>
          </draw:line>
          <draw:line draw:style-name="gr398" draw:text-style-name="P68" draw:layer="layout" svg:x1="6.437cm" svg:y1="14.02cm" svg:x2="6.437cm" svg:y2="13.543cm">
            <text:p/>
          </draw:line>
          <draw:line draw:style-name="gr398" draw:text-style-name="P68" draw:layer="layout" svg:x1="10.413cm" svg:y1="9.894cm" svg:x2="10.413cm" svg:y2="9.417cm">
            <text:p/>
          </draw:line>
          <draw:line draw:style-name="gr398" draw:text-style-name="P68" draw:layer="layout" svg:x1="10.414cm" svg:y1="13.402cm" svg:x2="10.414cm" svg:y2="12.925cm">
            <text:p/>
          </draw:line>
          <draw:custom-shape draw:style-name="gr453" draw:text-style-name="P68" draw:layer="layout" svg:width="5.723cm" svg:height="3.985cm" draw:transform="rotate (1.5707963267949) translate (6.38cm 14.594cm)">
            <text:p/>
            <draw:enhanced-geometry svg:viewBox="0 0 21600 21600" draw:mirror-horizontal="true" draw:mirror-vertical="false" draw:glue-points="?f6 0 10800 ?f8 ?f11 10800 ?f9 21600 10800 ?f10 ?f5 10800" draw:text-areas="?f3 ?f3 ?f4 ?f4" draw:type="parallelogram" draw:modifiers="2143.4881087202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54" draw:text-style-name="P70" draw:layer="layout" svg:width="4.944cm" svg:height="3.16cm" draw:transform="rotate (1.5707963267949) translate (6.834cm 14.206cm)">
            <text:p/>
            <draw:enhanced-geometry svg:viewBox="0 0 21600 21600" draw:mirror-horizontal="true" draw:mirror-vertical="true" draw:glue-points="?f6 0 10800 ?f8 ?f11 10800 ?f9 21600 10800 ?f10 ?f5 10800" draw:text-areas="?f3 ?f3 ?f4 ?f4" draw:type="parallelogram" draw:modifiers="1367.772037993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68" draw:layer="layout" svg:x1="9.519cm" svg:y1="12.283cm" svg:x2="9.993cm" svg:y2="12.342cm">
            <text:p/>
          </draw:line>
          <draw:custom-shape draw:style-name="gr455" draw:text-style-name="P75" draw:layer="layout" svg:width="3.897cm" svg:height="0.3cm" draw:transform="skewX (0.00331612557878922) rotate (0.139626340159546) translate (6.339cm 8.986cm)">
            <text:p/>
            <draw:enhanced-geometry svg:viewBox="0 0 21600 21600" draw:type="rectangle" draw:enhanced-path="M 0 0 L 21600 0 21600 21600 0 21600 0 0 Z N"/>
          </draw:custom-shape>
          <draw:custom-shape draw:style-name="gr456" draw:text-style-name="P78" draw:layer="layout" svg:width="3.906cm" svg:height="0.319cm" draw:transform="skewX (0.015707963267949) rotate (0.139626340159546) translate (6.285cm 9.294cm)">
            <text:p/>
            <draw:enhanced-geometry svg:viewBox="0 0 21600 21600" draw:type="rectangle" draw:enhanced-path="M 0 0 L 21600 0 21600 21600 0 21600 0 0 Z N"/>
          </draw:custom-shape>
          <draw:line draw:style-name="gr441" draw:text-style-name="P68" draw:layer="layout" svg:x1="8.36cm" svg:y1="9.395cm" svg:x2="8.36cm" svg:y2="9.234cm">
            <text:p/>
          </draw:line>
          <draw:line draw:style-name="gr441" draw:text-style-name="P68" draw:layer="layout" svg:x1="8.36cm" svg:y1="14.257cm" svg:x2="8.36cm" svg:y2="14.096cm">
            <text:p/>
          </draw:line>
        </draw:g>
        <draw:custom-shape draw:style-name="gr457" draw:text-style-name="P9" draw:layer="layout" svg:width="15.035cm" svg:height="14.723cm" svg:x="1.099cm" svg:y="1.15cm">
          <text:p/>
          <draw:enhanced-geometry svg:viewBox="0 0 21600 21600" draw:type="rectangle" draw:enhanced-path="M 0 0 L 21600 0 21600 21600 0 21600 0 0 Z N"/>
        </draw:custom-shape>
      </draw:page>
      <draw:page draw:name="page10" draw:style-name="dp1" draw:master-page-name="Standard">
        <office:forms form:automatic-focus="false" form:apply-design-mode="false"/>
        <draw:frame draw:style-name="gr458" draw:text-style-name="P76" draw:layer="French text" svg:width="8.61cm" svg:height="1.411cm" svg:x="4.63cm" svg:y="1.213cm">
          <draw:text-box>
            <text:p text:style-name="P73"><text:span text:style-name="T18">Représentation symbolique</text:span></text:p>
            <text:p text:style-name="P73"><text:span text:style-name="T18">de l’ouverture</text:span></text:p>
          </draw:text-box>
        </draw:frame>
        <draw:g>
          <draw:custom-shape draw:style-name="gr459" draw:text-style-name="P9" draw:layer="layout" svg:width="2.446cm" svg:height="3.018cm" svg:x="1.582cm" svg:y="1.733cm">
            <text:p/>
            <draw:enhanced-geometry svg:viewBox="0 0 21600 21600" draw:type="rectangle" draw:enhanced-path="M 0 0 L 21600 0 21600 21600 0 21600 0 0 Z N"/>
          </draw:custom-shape>
          <draw:line draw:style-name="gr460" draw:text-style-name="P9" draw:layer="layout" svg:x1="1.582cm" svg:y1="4.743cm" svg:x2="4.011cm" svg:y2="3.255cm">
            <text:p/>
          </draw:line>
          <draw:line draw:style-name="gr460" draw:text-style-name="P9" draw:layer="layout" svg:x1="1.576cm" svg:y1="1.734cm" svg:x2="4.005cm" svg:y2="3.223cm">
            <text:p/>
          </draw:line>
          <draw:custom-shape draw:style-name="gr461" draw:text-style-name="P9" draw:layer="layout" svg:width="2.686cm" svg:height="3.254cm" svg:x="1.463cm" svg:y="1.615cm">
            <text:p/>
            <draw:enhanced-geometry svg:viewBox="0 0 21600 21600" draw:type="rectangle" draw:enhanced-path="M 0 0 L 21600 0 21600 21600 0 21600 0 0 Z N"/>
          </draw:custom-shape>
          <draw:custom-shape draw:style-name="gr462" draw:text-style-name="P9" draw:layer="layout" svg:width="3.04cm" svg:height="3.583cm" svg:x="1.287cm" svg:y="1.438cm">
            <text:p/>
            <draw:enhanced-geometry svg:viewBox="0 0 21600 21600" draw:type="rectangle" draw:enhanced-path="M 0 0 L 21600 0 21600 21600 0 21600 0 0 Z N"/>
          </draw:custom-shape>
        </draw:g>
        <draw:g>
          <draw:custom-shape draw:style-name="gr463" draw:text-style-name="P9" draw:layer="layout" svg:width="1.373cm" svg:height="3.462cm" draw:transform="rotate (1.5707963267949) translate (10.076cm 4.743cm)">
            <text:p/>
            <draw:enhanced-geometry svg:viewBox="0 0 21600 21600" draw:type="rectangle" draw:enhanced-path="M 0 0 L 21600 0 21600 21600 0 21600 0 0 Z N"/>
          </draw:custom-shape>
          <draw:line draw:style-name="gr464" draw:text-style-name="P9" draw:layer="layout" svg:x1="13.537cm" svg:y1="4.737cm" svg:x2="11.814cm" svg:y2="3.38cm">
            <text:p/>
          </draw:line>
          <draw:line draw:style-name="gr465" draw:text-style-name="P9" draw:layer="layout" svg:x1="10.083cm" svg:y1="4.742cm" svg:x2="11.782cm" svg:y2="3.376cm">
            <text:p/>
          </draw:line>
          <draw:custom-shape draw:style-name="gr466" draw:text-style-name="P9" draw:layer="layout" svg:width="1.578cm" svg:height="3.685cm" draw:transform="rotate (1.5707963267949) translate (9.965cm 4.841cm)">
            <text:p/>
            <draw:enhanced-geometry svg:viewBox="0 0 21600 21600" draw:type="rectangle" draw:enhanced-path="M 0 0 L 21600 0 21600 21600 0 21600 0 0 Z N"/>
          </draw:custom-shape>
          <draw:custom-shape draw:style-name="gr467" draw:text-style-name="P9" draw:layer="layout" svg:width="1.87cm" svg:height="4.052cm" draw:transform="rotate (1.5707963267949) translate (9.795cm 4.987cm)">
            <text:p/>
            <draw:enhanced-geometry svg:viewBox="0 0 21600 21600" draw:type="rectangle" draw:enhanced-path="M 0 0 L 21600 0 21600 21600 0 21600 0 0 Z N"/>
          </draw:custom-shape>
        </draw:g>
        <draw:g>
          <draw:g>
            <draw:custom-shape draw:style-name="gr468" draw:text-style-name="P9" draw:layer="layout" svg:width="1.625cm" svg:height="4.121cm" svg:x="10.064cm" svg:y="6.236cm">
              <text:p/>
              <draw:enhanced-geometry svg:viewBox="0 0 21600 21600" draw:type="rectangle" draw:enhanced-path="M 0 0 L 21600 0 21600 21600 0 21600 0 0 Z N"/>
            </draw:custom-shape>
            <draw:line draw:style-name="gr465" draw:text-style-name="P9" draw:layer="layout" svg:x1="10.073cm" svg:y1="10.356cm" svg:x2="11.683cm" svg:y2="8.307cm">
              <text:p/>
            </draw:line>
            <draw:line draw:style-name="gr465" draw:text-style-name="P9" draw:layer="layout" svg:x1="10.064cm" svg:y1="6.243cm" svg:x2="11.682cm" svg:y2="8.267cm">
              <text:p/>
            </draw:line>
            <draw:custom-shape draw:style-name="gr469" draw:text-style-name="P9" draw:layer="layout" svg:width="1.855cm" svg:height="4.385cm" svg:x="9.95cm" svg:y="6.101cm">
              <text:p/>
              <draw:enhanced-geometry svg:viewBox="0 0 21600 21600" draw:type="rectangle" draw:enhanced-path="M 0 0 L 21600 0 21600 21600 0 21600 0 0 Z N"/>
            </draw:custom-shape>
          </draw:g>
          <draw:g>
            <draw:custom-shape draw:style-name="gr468" draw:text-style-name="P9" draw:layer="layout" svg:width="1.625cm" svg:height="4.121cm" svg:x="11.88cm" svg:y="6.236cm">
              <text:p/>
              <draw:enhanced-geometry svg:viewBox="0 0 21600 21600" draw:mirror-horizontal="true" draw:type="rectangle" draw:enhanced-path="M 0 0 L 21600 0 21600 21600 0 21600 0 0 Z N"/>
            </draw:custom-shape>
            <draw:line draw:style-name="gr470" draw:text-style-name="P9" draw:layer="layout" svg:x1="13.54cm" svg:y1="10.356cm" svg:x2="11.93cm" svg:y2="8.307cm">
              <text:p/>
            </draw:line>
            <draw:line draw:style-name="gr470" draw:text-style-name="P9" draw:layer="layout" svg:x1="13.547cm" svg:y1="6.243cm" svg:x2="11.929cm" svg:y2="8.267cm">
              <text:p/>
            </draw:line>
            <draw:custom-shape draw:style-name="gr471" draw:text-style-name="P9" draw:layer="layout" svg:width="1.854cm" svg:height="4.385cm" svg:x="11.789cm" svg:y="6.101cm">
              <text:p/>
              <draw:enhanced-geometry svg:viewBox="0 0 21600 21600" draw:mirror-horizontal="true" draw:type="rectangle" draw:enhanced-path="M 0 0 L 21600 0 21600 21600 0 21600 0 0 Z N"/>
            </draw:custom-shape>
            <draw:line draw:style-name="gr470" draw:text-style-name="P9" draw:layer="layout" svg:x1="11.924cm" svg:y1="10.358cm" svg:x2="12.708cm" svg:y2="6.234cm">
              <text:p/>
            </draw:line>
            <draw:line draw:style-name="gr470" draw:text-style-name="P9" draw:layer="layout" svg:x1="13.524cm" svg:y1="10.362cm" svg:x2="12.725cm" svg:y2="6.241cm">
              <text:p/>
            </draw:line>
          </draw:g>
          <draw:custom-shape draw:style-name="gr472" draw:text-style-name="P9" draw:layer="layout" svg:width="4.052cm" svg:height="4.726cm" svg:x="9.777cm" svg:y="5.927cm">
            <text:p/>
            <draw:enhanced-geometry svg:viewBox="0 0 21600 21600" draw:type="rectangle" draw:enhanced-path="M 0 0 L 21600 0 21600 21600 0 21600 0 0 Z N"/>
          </draw:custom-shape>
        </draw:g>
        <draw:g>
          <draw:g>
            <draw:custom-shape draw:style-name="gr473" draw:text-style-name="P9" draw:layer="layout" svg:width="1.635cm" svg:height="4.125cm" svg:x="5.607cm" svg:y="6.236cm">
              <text:p/>
              <draw:enhanced-geometry svg:viewBox="0 0 21600 21600" draw:type="rectangle" draw:enhanced-path="M 0 0 L 21600 0 21600 21600 0 21600 0 0 Z N"/>
            </draw:custom-shape>
            <draw:line draw:style-name="gr465" draw:text-style-name="P9" draw:layer="layout" svg:x1="5.615cm" svg:y1="10.356cm" svg:x2="7.225cm" svg:y2="8.307cm">
              <text:p/>
            </draw:line>
            <draw:line draw:style-name="gr465" draw:text-style-name="P9" draw:layer="layout" svg:x1="5.608cm" svg:y1="6.243cm" svg:x2="7.226cm" svg:y2="8.267cm">
              <text:p/>
            </draw:line>
            <draw:custom-shape draw:style-name="gr474" draw:text-style-name="P9" draw:layer="layout" svg:width="1.836cm" svg:height="4.381cm" svg:x="5.493cm" svg:y="6.101cm">
              <text:p/>
              <draw:enhanced-geometry svg:viewBox="0 0 21600 21600" draw:type="rectangle" draw:enhanced-path="M 0 0 L 21600 0 21600 21600 0 21600 0 0 Z N"/>
            </draw:custom-shape>
          </draw:g>
          <draw:g>
            <draw:custom-shape draw:style-name="gr468" draw:text-style-name="P9" draw:layer="layout" svg:width="1.625cm" svg:height="4.121cm" svg:x="7.423cm" svg:y="6.236cm">
              <text:p/>
              <draw:enhanced-geometry svg:viewBox="0 0 21600 21600" draw:mirror-horizontal="true" draw:type="rectangle" draw:enhanced-path="M 0 0 L 21600 0 21600 21600 0 21600 0 0 Z N"/>
            </draw:custom-shape>
            <draw:line draw:style-name="gr470" draw:text-style-name="P9" draw:layer="layout" svg:x1="9.083cm" svg:y1="10.356cm" svg:x2="7.473cm" svg:y2="8.307cm">
              <text:p/>
            </draw:line>
            <draw:line draw:style-name="gr470" draw:text-style-name="P9" draw:layer="layout" svg:x1="9.09cm" svg:y1="6.243cm" svg:x2="7.472cm" svg:y2="8.267cm">
              <text:p/>
            </draw:line>
            <draw:custom-shape draw:style-name="gr475" draw:text-style-name="P9" draw:layer="layout" svg:width="1.875cm" svg:height="4.385cm" svg:x="7.289cm" svg:y="6.101cm">
              <text:p/>
              <draw:enhanced-geometry svg:viewBox="0 0 21600 21600" draw:mirror-horizontal="true" draw:type="rectangle" draw:enhanced-path="M 0 0 L 21600 0 21600 21600 0 21600 0 0 Z N"/>
            </draw:custom-shape>
          </draw:g>
          <draw:custom-shape draw:style-name="gr476" draw:text-style-name="P9" draw:layer="layout" svg:width="4.051cm" svg:height="4.726cm" svg:x="5.32cm" svg:y="5.927cm">
            <text:p/>
            <draw:enhanced-geometry svg:viewBox="0 0 21600 21600" draw:type="rectangle" draw:enhanced-path="M 0 0 L 21600 0 21600 21600 0 21600 0 0 Z N"/>
          </draw:custom-shape>
        </draw:g>
        <draw:g>
          <draw:g>
            <draw:custom-shape draw:style-name="gr477" draw:text-style-name="P9" draw:layer="layout" svg:width="3.005cm" svg:height="4.121cm" svg:x="1.609cm" svg:y="6.236cm">
              <text:p/>
              <draw:enhanced-geometry svg:viewBox="0 0 21600 21600" draw:type="rectangle" draw:enhanced-path="M 0 0 L 21600 0 21600 21600 0 21600 0 0 Z N"/>
            </draw:custom-shape>
            <draw:custom-shape draw:style-name="gr478" draw:text-style-name="P9" draw:layer="layout" svg:width="3.289cm" svg:height="4.385cm" svg:x="1.46cm" svg:y="6.101cm">
              <text:p/>
              <draw:enhanced-geometry svg:viewBox="0 0 21600 21600" draw:type="rectangle" draw:enhanced-path="M 0 0 L 21600 0 21600 21600 0 21600 0 0 Z N"/>
            </draw:custom-shape>
            <draw:line draw:style-name="gr479" draw:text-style-name="P9" draw:layer="layout" svg:x1="4.595cm" svg:y1="6.771cm" svg:x2="3.108cm" svg:y2="10.369cm">
              <text:p/>
            </draw:line>
            <draw:custom-shape draw:style-name="gr480" draw:text-style-name="P7" draw:layer="layout" svg:width="0.362cm" svg:height="0.216cm" draw:transform="rotate (1.5707963267949) translate (2.995cm 6.636cm)">
              <text:p/>
              <draw:enhanced-geometry svg:viewBox="0 0 21600 21600"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79" draw:text-style-name="P9" draw:layer="layout" svg:x1="1.623cm" svg:y1="6.772cm" svg:x2="3.11cm" svg:y2="10.37cm">
              <text:p/>
            </draw:line>
          </draw:g>
          <draw:custom-shape draw:style-name="gr481" draw:text-style-name="P9" draw:layer="layout" svg:width="3.631cm" svg:height="4.726cm" svg:x="1.287cm" svg:y="5.927cm">
            <text:p/>
            <draw:enhanced-geometry svg:viewBox="0 0 21600 21600" draw:type="rectangle" draw:enhanced-path="M 0 0 L 21600 0 21600 21600 0 21600 0 0 Z N"/>
          </draw:custom-shape>
        </draw:g>
        <draw:g>
          <draw:g>
            <draw:custom-shape draw:style-name="gr482" draw:text-style-name="P9" draw:layer="layout" svg:width="1.656cm" svg:height="5.739cm" svg:x="2.366cm" svg:y="11.834cm">
              <text:p/>
              <draw:enhanced-geometry svg:viewBox="0 0 21600 21600" draw:mirror-horizontal="false" draw:mirror-vertical="false" draw:type="rectangle" draw:enhanced-path="M 0 0 L 21600 0 21600 21600 0 21600 0 0 Z N"/>
            </draw:custom-shape>
            <draw:custom-shape draw:style-name="gr483" draw:text-style-name="P9" draw:layer="layout" svg:width="1.855cm" svg:height="5.976cm" svg:x="2.251cm" svg:y="11.699cm">
              <text:p/>
              <draw:enhanced-geometry svg:viewBox="0 0 21600 21600" draw:type="rectangle" draw:enhanced-path="M 0 0 L 21600 0 21600 21600 0 21600 0 0 Z N"/>
            </draw:custom-shape>
          </draw:g>
          <draw:g>
            <draw:custom-shape draw:style-name="gr484" draw:text-style-name="P9" draw:layer="layout" svg:width="1.625cm" svg:height="5.739cm" svg:x="4.174cm" svg:y="11.834cm">
              <text:p/>
              <draw:enhanced-geometry svg:viewBox="0 0 21600 21600" draw:mirror-horizontal="true" draw:type="rectangle" draw:enhanced-path="M 0 0 L 21600 0 21600 21600 0 21600 0 0 Z N"/>
            </draw:custom-shape>
            <draw:custom-shape draw:style-name="gr483" draw:text-style-name="P9" draw:layer="layout" svg:width="1.855cm" svg:height="5.976cm" svg:x="4.059cm" svg:y="11.699cm">
              <text:p/>
              <draw:enhanced-geometry svg:viewBox="0 0 21600 21600" draw:mirror-horizontal="true" draw:type="rectangle" draw:enhanced-path="M 0 0 L 21600 0 21600 21600 0 21600 0 0 Z N"/>
            </draw:custom-shape>
            <draw:custom-shape draw:style-name="gr485" draw:text-style-name="P7" draw:layer="layout" svg:width="0.777cm" svg:height="0.337cm" svg:x="4.258cm" svg:y="14.535cm">
              <text:p/>
              <draw:enhanced-geometry svg:viewBox="0 0 21600 21600"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86" draw:text-style-name="P9" draw:layer="layout" svg:width="4.052cm" svg:height="6.312cm" svg:x="2.078cm" svg:y="11.531cm">
            <text:p/>
            <draw:enhanced-geometry svg:viewBox="0 0 21600 21600" draw:type="rectangle" draw:enhanced-path="M 0 0 L 21600 0 21600 21600 0 21600 0 0 Z N"/>
          </draw:custom-shape>
          <draw:line draw:style-name="gr487" draw:text-style-name="P9" draw:layer="layout" svg:x1="3.177cm" svg:y1="13.961cm" svg:x2="3.177cm" svg:y2="15.244cm">
            <text:p/>
          </draw:line>
          <draw:line draw:style-name="gr487" draw:text-style-name="P9" draw:layer="layout" svg:x1="2.941cm" svg:y1="14.602cm" svg:x2="3.414cm" svg:y2="14.602cm">
            <text:p/>
          </draw:line>
        </draw:g>
        <draw:g>
          <draw:custom-shape draw:style-name="gr488" draw:text-style-name="P9" draw:layer="layout" svg:width="1.578cm" svg:height="3.686cm" draw:transform="rotate (1.5707963267949) translate (5.507cm 4.842cm)">
            <text:p/>
            <draw:enhanced-geometry svg:viewBox="0 0 21600 21600" draw:type="rectangle" draw:enhanced-path="M 0 0 L 21600 0 21600 21600 0 21600 0 0 Z N"/>
          </draw:custom-shape>
          <draw:custom-shape draw:style-name="gr489" draw:text-style-name="P9" draw:layer="layout" svg:width="1.869cm" svg:height="4.052cm" draw:transform="rotate (1.5707963267949) translate (5.338cm 4.987cm)">
            <text:p/>
            <draw:enhanced-geometry svg:viewBox="0 0 21600 21600" draw:type="rectangle" draw:enhanced-path="M 0 0 L 21600 0 21600 21600 0 21600 0 0 Z N"/>
          </draw:custom-shape>
          <draw:line draw:style-name="gr487" draw:text-style-name="P9" draw:layer="layout" svg:x1="6.723cm" svg:y1="4.037cm" svg:x2="8.006cm" svg:y2="4.037cm">
            <text:p/>
          </draw:line>
          <draw:line draw:style-name="gr487" draw:text-style-name="P9" draw:layer="layout" svg:x1="7.365cm" svg:y1="4.273cm" svg:x2="7.365cm" svg:y2="3.8cm">
            <text:p/>
          </draw:line>
        </draw:g>
        <draw:g>
          <draw:g>
            <draw:custom-shape draw:style-name="gr484" draw:text-style-name="P9" draw:layer="layout" svg:width="1.625cm" svg:height="5.739cm" svg:x="9.922cm" svg:y="11.868cm">
              <text:p/>
              <draw:enhanced-geometry svg:viewBox="0 0 21600 21600" draw:mirror-horizontal="true" draw:mirror-vertical="false" draw:type="rectangle" draw:enhanced-path="M 0 0 L 21600 0 21600 21600 0 21600 0 0 Z N"/>
            </draw:custom-shape>
            <draw:custom-shape draw:style-name="gr483" draw:text-style-name="P9" draw:layer="layout" svg:width="1.855cm" svg:height="5.976cm" svg:x="9.799cm" svg:y="11.733cm">
              <text:p/>
              <draw:enhanced-geometry svg:viewBox="0 0 21600 21600" draw:mirror-horizontal="true" draw:mirror-vertical="false" draw:type="rectangle" draw:enhanced-path="M 0 0 L 21600 0 21600 21600 0 21600 0 0 Z N"/>
            </draw:custom-shape>
            <draw:custom-shape draw:style-name="gr485" draw:text-style-name="P7" draw:layer="layout" svg:width="0.777cm" svg:height="0.337cm" svg:x="9.998cm" svg:y="14.569cm">
              <text:p/>
              <draw:enhanced-geometry svg:viewBox="0 0 21600 21600" draw:mirror-horizontal="false" draw:mirror-vertical="fals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90" draw:text-style-name="P9" draw:layer="layout" svg:width="3.965cm" svg:height="6.313cm" svg:x="7.905cm" svg:y="11.564cm">
            <text:p/>
            <draw:enhanced-geometry svg:viewBox="0 0 21600 21600" draw:mirror-horizontal="false" draw:mirror-vertical="false" draw:type="rectangle" draw:enhanced-path="M 0 0 L 21600 0 21600 21600 0 21600 0 0 Z N"/>
          </draw:custom-shape>
        </draw:g>
        <draw:frame draw:style-name="gr491" draw:text-style-name="P71" draw:layer="French text" svg:width="3.343cm" svg:height="0.725cm" svg:x="5.71cm" svg:y="10.651cm">
          <draw:text-box>
            <text:p><text:span text:style-name="T16">A la Française</text:span></text:p>
          </draw:text-box>
        </draw:frame>
        <draw:frame draw:style-name="gr492" draw:text-style-name="P71" draw:layer="French text" svg:width="3.546cm" svg:height="0.725cm" svg:x="10.184cm" svg:y="10.627cm">
          <draw:text-box>
            <text:p><text:span text:style-name="T16">Oscilllo-battante</text:span></text:p>
          </draw:text-box>
        </draw:frame>
        <draw:frame draw:style-name="gr491" draw:text-style-name="P71" draw:layer="French text" svg:width="3.545cm" svg:height="0.725cm" svg:x="1.152cm" svg:y="4.994cm">
          <draw:text-box>
            <text:p><text:span text:style-name="T16">A battant simple</text:span></text:p>
          </draw:text-box>
        </draw:frame>
        <draw:frame draw:style-name="gr491" draw:text-style-name="P71" draw:layer="French text" svg:width="2.68cm" svg:height="0.725cm" svg:x="10.4cm" svg:y="4.987cm">
          <draw:text-box>
            <text:p><text:span text:style-name="T16">A soufflet</text:span></text:p>
          </draw:text-box>
        </draw:frame>
        <draw:frame draw:style-name="gr491" draw:text-style-name="P71" draw:layer="French text" svg:width="3.005cm" svg:height="0.725cm" svg:x="2.03cm" svg:y="10.653cm">
          <draw:text-box>
            <text:p><text:span text:style-name="T16">A l’italienne</text:span></text:p>
          </draw:text-box>
        </draw:frame>
        <draw:frame draw:style-name="gr491" draw:text-style-name="P71" draw:layer="French text" svg:width="3.005cm" svg:height="0.725cm" svg:x="6.073cm" svg:y="4.987cm">
          <draw:text-box>
            <text:p><text:span text:style-name="T16">Châssis fixe</text:span></text:p>
          </draw:text-box>
        </draw:frame>
        <draw:frame draw:style-name="gr493" draw:text-style-name="P71" draw:layer="French text" svg:width="4.688cm" svg:height="0.575cm" svg:x="2.012cm" svg:y="17.843cm">
          <draw:text-box>
            <text:p><text:span text:style-name="T16">A coulissant simple</text:span></text:p>
          </draw:text-box>
        </draw:frame>
        <draw:frame draw:style-name="gr491" draw:text-style-name="P71" draw:layer="French text" svg:width="3.006cm" svg:height="0.725cm" svg:x="8.647cm" svg:y="17.843cm">
          <draw:text-box>
            <text:p><text:span text:style-name="T16">A galandage</text:span></text:p>
          </draw:text-box>
        </draw:frame>
        <draw:custom-shape draw:style-name="gr494" draw:text-style-name="P16" draw:layer="layout" svg:width="0.896cm" svg:height="6.245cm" svg:x="7.751cm" svg:y="11.598cm">
          <text:p/>
          <draw:enhanced-geometry svg:viewBox="0 0 21600 21600" draw:type="rectangle" draw:enhanced-path="M 0 0 L 21600 0 21600 21600 0 21600 0 0 Z N"/>
        </draw:custom-shape>
        <draw:frame draw:style-name="gr495" draw:text-style-name="P4" draw:layer="Copyright" svg:width="5.701cm" svg:height="0.469cm" svg:x="8.286cm" svg:y="18.528cm">
          <draw:text-box>
            <text:p><text:span text:style-name="T4">© Pierre ROUZEAU License CC <text:s/>BY-SA 3.0</text:span></text:p>
          </draw:text-box>
        </draw:frame>
        <draw:custom-shape draw:style-name="gr496" draw:text-style-name="P9" draw:layer="layout" svg:width="13cm" svg:height="17.45cm" svg:x="1.05cm" svg:y="1.1cm">
          <text:p/>
          <draw:enhanced-geometry svg:viewBox="0 0 21600 21600" draw:type="rectangle" draw:enhanced-path="M 0 0 L 21600 0 21600 21600 0 21600 0 0 Z N"/>
        </draw:custom-shape>
      </draw:page>
      <draw:page draw:name="page11" draw:style-name="dp1" draw:master-page-name="Standard">
        <office:forms form:automatic-focus="false" form:apply-design-mode="false"/>
        <draw:frame draw:style-name="gr497" draw:text-style-name="P76" draw:layer="French text" svg:width="11.694cm" svg:height="0.656cm" svg:x="1.68cm" svg:y="1.366cm">
          <draw:text-box>
            <text:p text:style-name="P73"><text:span text:style-name="T18">Représentation symbolique de l’ouverture</text:span></text:p>
          </draw:text-box>
        </draw:frame>
        <draw:g>
          <draw:custom-shape draw:style-name="gr498" draw:text-style-name="P68" draw:layer="layout" svg:width="4.049cm" svg:height="4.723cm" svg:x="9.771cm" svg:y="7.742cm">
            <text:p/>
            <draw:enhanced-geometry svg:viewBox="0 0 21600 21600" draw:type="rectangle" draw:enhanced-path="M 0 0 L 21600 0 21600 21600 0 21600 0 0 Z N"/>
          </draw:custom-shape>
        </draw:g>
        <draw:g>
          <draw:g>
            <draw:custom-shape draw:style-name="gr499" draw:text-style-name="P68" draw:layer="layout" svg:width="3.471cm" svg:height="4.12cm" svg:x="5.557cm" svg:y="8.05cm">
              <text:p/>
              <draw:enhanced-geometry svg:viewBox="0 0 21600 21600" draw:mirror-horizontal="true" draw:mirror-vertical="false" draw:type="rectangle" draw:enhanced-path="M 0 0 L 21600 0 21600 21600 0 21600 0 0 Z N"/>
            </draw:custom-shape>
            <draw:g>
              <draw:line draw:style-name="gr470" draw:text-style-name="P68" draw:layer="layout" svg:x1="7.366cm" svg:y1="12.167cm" svg:x2="9.082cm" svg:y2="10.103cm">
                <text:p/>
              </draw:line>
              <draw:line draw:style-name="gr470" draw:text-style-name="P68" draw:layer="layout" svg:x1="7.359cm" svg:y1="8.058cm" svg:x2="9.084cm" svg:y2="10.103cm">
                <text:p/>
              </draw:line>
            </draw:g>
            <draw:custom-shape draw:style-name="gr500" draw:text-style-name="P68" draw:layer="layout" svg:width="3.71cm" svg:height="4.381cm" svg:x="5.476cm" svg:y="7.916cm">
              <text:p/>
              <draw:enhanced-geometry svg:viewBox="0 0 21600 21600" draw:mirror-horizontal="true" draw:mirror-vertical="false" draw:type="rectangle" draw:enhanced-path="M 0 0 L 21600 0 21600 21600 0 21600 0 0 Z N"/>
            </draw:custom-shape>
            <draw:g>
              <draw:line draw:style-name="gr501" draw:text-style-name="P68" draw:layer="layout" svg:x1="7.322cm" svg:y1="12.168cm" svg:x2="5.606cm" svg:y2="10.104cm">
                <text:p/>
              </draw:line>
              <draw:line draw:style-name="gr501" draw:text-style-name="P68" draw:layer="layout" svg:x1="7.331cm" svg:y1="8.059cm" svg:x2="5.606cm" svg:y2="10.104cm">
                <text:p/>
              </draw:line>
            </draw:g>
          </draw:g>
          <draw:custom-shape draw:style-name="gr502" draw:text-style-name="P68" draw:layer="layout" svg:width="4.049cm" svg:height="4.723cm" svg:x="5.317cm" svg:y="7.742cm">
            <text:p/>
            <draw:enhanced-geometry svg:viewBox="0 0 21600 21600" draw:type="rectangle" draw:enhanced-path="M 0 0 L 21600 0 21600 21600 0 21600 0 0 Z N"/>
          </draw:custom-shape>
        </draw:g>
        <draw:g>
          <draw:g>
            <draw:custom-shape draw:style-name="gr503" draw:text-style-name="P68" draw:layer="layout" svg:width="3.003cm" svg:height="4.119cm" svg:x="1.608cm" svg:y="8.006cm">
              <text:p/>
              <draw:enhanced-geometry svg:viewBox="0 0 21600 21600" draw:mirror-vertical="true" draw:type="rectangle" draw:enhanced-path="M 0 0 L 21600 0 21600 21600 0 21600 0 0 Z N"/>
            </draw:custom-shape>
            <draw:custom-shape draw:style-name="gr504" draw:text-style-name="P68" draw:layer="layout" svg:width="3.287cm" svg:height="4.381cm" svg:x="1.459cm" svg:y="7.867cm">
              <text:p/>
              <draw:enhanced-geometry svg:viewBox="0 0 21600 21600" draw:mirror-vertical="true" draw:type="rectangle" draw:enhanced-path="M 0 0 L 21600 0 21600 21600 0 21600 0 0 Z N"/>
            </draw:custom-shape>
            <draw:line draw:style-name="gr505" draw:text-style-name="P68" draw:layer="layout" svg:x1="4.592cm" svg:y1="11.621cm" svg:x2="3.106cm" svg:y2="8.026cm">
              <text:p/>
            </draw:line>
            <draw:custom-shape draw:style-name="gr480" draw:text-style-name="P79" draw:layer="layout" svg:width="0.361cm" svg:height="0.216cm" draw:transform="rotate (1.5707963267949) translate (2.993cm 12.086cm)">
              <text:p/>
              <draw:enhanced-geometry svg:viewBox="0 0 21600 21600" draw:mirror-vertical="tru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05" draw:text-style-name="P68" draw:layer="layout" svg:x1="1.622cm" svg:y1="11.62cm" svg:x2="3.108cm" svg:y2="8.025cm">
              <text:p/>
            </draw:line>
          </draw:g>
          <draw:custom-shape draw:style-name="gr506" draw:text-style-name="P68" draw:layer="layout" svg:width="3.628cm" svg:height="4.723cm" svg:x="1.287cm" svg:y="7.7cm">
            <text:p/>
            <draw:enhanced-geometry svg:viewBox="0 0 21600 21600" draw:mirror-vertical="true" draw:type="rectangle" draw:enhanced-path="M 0 0 L 21600 0 21600 21600 0 21600 0 0 Z N"/>
          </draw:custom-shape>
        </draw:g>
        <draw:frame draw:style-name="gr493" draw:text-style-name="P71" draw:layer="French text" svg:width="2.293cm" svg:height="0.575cm" svg:x="6.314cm" svg:y="12.465cm">
          <draw:text-box>
            <text:p><text:span text:style-name="T16">Pivotante</text:span></text:p>
          </draw:text-box>
        </draw:frame>
        <draw:frame draw:style-name="gr493" draw:text-style-name="P71" draw:layer="French text" svg:width="3.574cm" svg:height="0.575cm" svg:x="10.126cm" svg:y="12.465cm">
          <draw:text-box>
            <text:p><text:span text:style-name="T16">A l’Australienne</text:span></text:p>
          </draw:text-box>
        </draw:frame>
        <draw:frame draw:style-name="gr493" draw:text-style-name="P71" draw:layer="French text" svg:width="3.645cm" svg:height="0.575cm" svg:x="1.387cm" svg:y="12.428cm">
          <draw:text-box>
            <text:p><text:span text:style-name="T16">A la Canadienne</text:span></text:p>
          </draw:text-box>
        </draw:frame>
        <draw:frame draw:style-name="gr507" draw:text-style-name="P80" draw:layer="Copyright" svg:width="4.952cm" svg:height="0.376cm" svg:x="9.012cm" svg:y="13.084cm">
          <draw:text-box>
            <text:p><text:span text:style-name="T19">© Pierre ROUZEAU License CC <text:s/>BY-SA 3.0</text:span></text:p>
          </draw:text-box>
        </draw:frame>
        <draw:g>
          <draw:g>
            <draw:custom-shape draw:style-name="gr508" draw:text-style-name="P68" draw:layer="layout" svg:width="1.632cm" svg:height="4.122cm" svg:x="5.605cm" svg:y="2.501cm">
              <text:p/>
              <draw:enhanced-geometry svg:viewBox="0 0 21600 21600" draw:type="rectangle" draw:enhanced-path="M 0 0 L 21600 0 21600 21600 0 21600 0 0 Z N"/>
            </draw:custom-shape>
            <draw:line draw:style-name="gr479" draw:text-style-name="P68" draw:layer="layout" svg:x1="5.612cm" svg:y1="6.619cm" svg:x2="7.22cm" svg:y2="4.571cm">
              <text:p/>
            </draw:line>
            <draw:line draw:style-name="gr479" draw:text-style-name="P68" draw:layer="layout" svg:x1="5.605cm" svg:y1="2.509cm" svg:x2="7.222cm" svg:y2="4.532cm">
              <text:p/>
            </draw:line>
            <draw:custom-shape draw:style-name="gr509" draw:text-style-name="P68" draw:layer="layout" svg:width="1.836cm" svg:height="4.378cm" svg:x="5.489cm" svg:y="2.367cm">
              <text:p/>
              <draw:enhanced-geometry svg:viewBox="0 0 21600 21600" draw:type="rectangle" draw:enhanced-path="M 0 0 L 21600 0 21600 21600 0 21600 0 0 Z N"/>
            </draw:custom-shape>
          </draw:g>
          <draw:g>
            <draw:custom-shape draw:style-name="gr510" draw:text-style-name="P68" draw:layer="layout" svg:width="1.624cm" svg:height="4.119cm" svg:x="7.449cm" svg:y="2.501cm">
              <text:p/>
              <draw:enhanced-geometry svg:viewBox="0 0 21600 21600" draw:mirror-horizontal="true" draw:type="rectangle" draw:enhanced-path="M 0 0 L 21600 0 21600 21600 0 21600 0 0 Z N"/>
            </draw:custom-shape>
            <draw:line draw:style-name="gr501" draw:text-style-name="P68" draw:layer="layout" svg:x1="9.076cm" svg:y1="6.619cm" svg:x2="7.468cm" svg:y2="4.571cm">
              <text:p/>
            </draw:line>
            <draw:line draw:style-name="gr501" draw:text-style-name="P68" draw:layer="layout" svg:x1="9.084cm" svg:y1="2.509cm" svg:x2="7.467cm" svg:y2="4.532cm">
              <text:p/>
            </draw:line>
            <draw:custom-shape draw:style-name="gr511" draw:text-style-name="P68" draw:layer="layout" svg:width="1.874cm" svg:height="4.381cm" svg:x="7.315cm" svg:y="2.367cm">
              <text:p/>
              <draw:enhanced-geometry svg:viewBox="0 0 21600 21600" draw:mirror-horizontal="true" draw:type="rectangle" draw:enhanced-path="M 0 0 L 21600 0 21600 21600 0 21600 0 0 Z N"/>
            </draw:custom-shape>
          </draw:g>
          <draw:custom-shape draw:style-name="gr512" draw:text-style-name="P68" draw:layer="layout" svg:width="4.049cm" svg:height="4.722cm" svg:x="5.317cm" svg:y="2.193cm">
            <text:p/>
            <draw:enhanced-geometry svg:viewBox="0 0 21600 21600" draw:type="rectangle" draw:enhanced-path="M 0 0 L 21600 0 21600 21600 0 21600 0 0 Z N"/>
          </draw:custom-shape>
        </draw:g>
        <draw:frame draw:style-name="gr491" draw:text-style-name="P71" draw:layer="French text" svg:width="2.889cm" svg:height="0.725cm" svg:x="6.111cm" svg:y="6.93cm">
          <draw:text-box>
            <text:p><text:span text:style-name="T16">A l’Anglaise</text:span></text:p>
          </draw:text-box>
        </draw:frame>
        <draw:g>
          <draw:g>
            <draw:custom-shape draw:style-name="gr513" draw:text-style-name="P68" draw:layer="layout" svg:width="3.002cm" svg:height="4.119cm" svg:x="1.592cm" svg:y="2.502cm">
              <text:p/>
              <draw:enhanced-geometry svg:viewBox="0 0 21600 21600" draw:type="rectangle" draw:enhanced-path="M 0 0 L 21600 0 21600 21600 0 21600 0 0 Z N"/>
            </draw:custom-shape>
            <draw:custom-shape draw:style-name="gr504" draw:text-style-name="P68" draw:layer="layout" svg:width="3.287cm" svg:height="4.381cm" svg:x="1.442cm" svg:y="2.368cm">
              <text:p/>
              <draw:enhanced-geometry svg:viewBox="0 0 21600 21600" draw:type="rectangle" draw:enhanced-path="M 0 0 L 21600 0 21600 21600 0 21600 0 0 Z N"/>
            </draw:custom-shape>
            <draw:g>
              <draw:line draw:style-name="gr479" draw:text-style-name="P68" draw:layer="layout" svg:x1="4.582cm" svg:y1="4.589cm" svg:x2="3.108cm" svg:y2="6.607cm">
                <text:p/>
              </draw:line>
              <draw:line draw:style-name="gr479" draw:text-style-name="P68" draw:layer="layout" svg:x1="1.603cm" svg:y1="4.591cm" svg:x2="3.087cm" svg:y2="6.615cm">
                <text:p/>
              </draw:line>
            </draw:g>
            <draw:g>
              <draw:line draw:style-name="gr505" draw:text-style-name="P68" draw:layer="layout" svg:x1="4.583cm" svg:y1="4.524cm" svg:x2="3.109cm" svg:y2="2.506cm">
                <text:p/>
              </draw:line>
              <draw:line draw:style-name="gr505" draw:text-style-name="P68" draw:layer="layout" svg:x1="1.604cm" svg:y1="4.521cm" svg:x2="3.088cm" svg:y2="2.497cm">
                <text:p/>
              </draw:line>
            </draw:g>
          </draw:g>
          <draw:custom-shape draw:style-name="gr506" draw:text-style-name="P68" draw:layer="layout" svg:width="3.628cm" svg:height="4.723cm" svg:x="1.27cm" svg:y="2.193cm">
            <text:p/>
            <draw:enhanced-geometry svg:viewBox="0 0 21600 21600" draw:type="rectangle" draw:enhanced-path="M 0 0 L 21600 0 21600 21600 0 21600 0 0 Z N"/>
          </draw:custom-shape>
        </draw:g>
        <draw:frame draw:style-name="gr493" draw:text-style-name="P71" draw:layer="French text" svg:width="2.691cm" svg:height="0.575cm" svg:x="1.95cm" svg:y="6.883cm">
          <draw:text-box>
            <text:p><text:span text:style-name="T16">Basculante</text:span></text:p>
          </draw:text-box>
        </draw:frame>
        <draw:g>
          <draw:custom-shape draw:style-name="gr514" draw:text-style-name="P68" draw:layer="layout" svg:width="3.709cm" svg:height="4.381cm" svg:x="9.889cm" svg:y="7.916cm">
            <text:p/>
            <draw:enhanced-geometry svg:viewBox="0 0 21600 21600" draw:mirror-horizontal="true" draw:mirror-vertical="false" draw:type="rectangle" draw:enhanced-path="M 0 0 L 21600 0 21600 21600 0 21600 0 0 Z N"/>
          </draw:custom-shape>
          <draw:g>
            <draw:g>
              <draw:custom-shape draw:style-name="gr515" draw:text-style-name="P68" draw:layer="layout" svg:width="1.956cm" svg:height="3.392cm" draw:transform="rotate (-1.5707963267949) translate (13.472cm 8.046cm)">
                <text:p/>
                <draw:enhanced-geometry svg:viewBox="0 0 21600 21600" draw:mirror-horizontal="true" draw:mirror-vertical="false" draw:type="rectangle" draw:enhanced-path="M 0 0 L 21600 0 21600 21600 0 21600 0 0 Z N"/>
              </draw:custom-shape>
              <draw:g>
                <draw:line draw:style-name="gr501" draw:text-style-name="P68" draw:layer="layout" svg:x1="13.496cm" svg:y1="8.255cm" svg:x2="11.796cm" svg:y2="9.968cm">
                  <text:p/>
                </draw:line>
                <draw:line draw:style-name="gr501" draw:text-style-name="P68" draw:layer="layout" svg:x1="10.112cm" svg:y1="8.248cm" svg:x2="11.796cm" svg:y2="9.969cm">
                  <text:p/>
                </draw:line>
              </draw:g>
              <draw:custom-shape draw:style-name="gr480" draw:text-style-name="P79" draw:layer="layout" svg:width="0.361cm" svg:height="0.216cm" draw:transform="rotate (1.5707963267949) translate (11.699cm 8.407cm)">
                <text:p/>
                <draw:enhanced-geometry svg:viewBox="0 0 21600 21600" draw:mirror-vertical="fals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516" draw:text-style-name="P68" draw:layer="layout" svg:width="1.942cm" svg:height="3.392cm" draw:transform="rotate (-1.5707963267949) translate (13.474cm 10.239cm)">
                <text:p/>
                <draw:enhanced-geometry svg:viewBox="0 0 21600 21600" draw:mirror-horizontal="true" draw:mirror-vertical="false" draw:type="rectangle" draw:enhanced-path="M 0 0 L 21600 0 21600 21600 0 21600 0 0 Z N"/>
              </draw:custom-shape>
              <draw:g>
                <draw:line draw:style-name="gr470" draw:text-style-name="P68" draw:layer="layout" svg:x1="13.495cm" svg:y1="11.993cm" svg:x2="11.797cm" svg:y2="10.272cm">
                  <text:p/>
                </draw:line>
                <draw:line draw:style-name="gr470" draw:text-style-name="P68" draw:layer="layout" svg:x1="10.103cm" svg:y1="11.993cm" svg:x2="11.796cm" svg:y2="10.272cm">
                  <text:p/>
                </draw:line>
              </draw:g>
            </draw:g>
            <draw:custom-shape draw:style-name="gr517" draw:text-style-name="P68" draw:layer="layout" svg:width="3.71cm" svg:height="2.194cm" svg:x="9.931cm" svg:y="10.103cm">
              <text:p/>
              <draw:enhanced-geometry svg:viewBox="0 0 21600 21600" draw:mirror-horizontal="true" draw:mirror-vertical="false" draw:type="rectangle" draw:enhanced-path="M 0 0 L 21600 0 21600 21600 0 21600 0 0 Z N"/>
            </draw:custom-shape>
            <draw:custom-shape draw:style-name="gr480" draw:text-style-name="P79" draw:layer="layout" svg:width="0.362cm" svg:height="0.216cm" draw:transform="rotate (1.5707963267949) translate (11.699cm 12.152cm)">
              <text:p/>
              <draw:enhanced-geometry svg:viewBox="0 0 21600 21600" draw:mirror-vertical="tru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custom-shape draw:style-name="gr518" draw:text-style-name="P68" draw:layer="layout" svg:width="4.049cm" svg:height="4.722cm" svg:x="9.771cm" svg:y="2.193cm">
            <text:p/>
            <draw:enhanced-geometry svg:viewBox="0 0 21600 21600" draw:type="rectangle" draw:enhanced-path="M 0 0 L 21600 0 21600 21600 0 21600 0 0 Z N"/>
          </draw:custom-shape>
        </draw:g>
        <draw:frame draw:style-name="gr493" draw:text-style-name="P71" draw:layer="French text" svg:width="2.747cm" svg:height="0.575cm" svg:x="10.513cm" svg:y="6.915cm">
          <draw:text-box>
            <text:p><text:span text:style-name="T16">A Guillotine</text:span></text:p>
          </draw:text-box>
        </draw:frame>
        <draw:g>
          <draw:custom-shape draw:style-name="gr514" draw:text-style-name="P68" draw:layer="layout" svg:width="3.709cm" svg:height="4.381cm" svg:x="9.889cm" svg:y="2.367cm">
            <text:p/>
            <draw:enhanced-geometry svg:viewBox="0 0 21600 21600" draw:mirror-horizontal="true" draw:mirror-vertical="false" draw:type="rectangle" draw:enhanced-path="M 0 0 L 21600 0 21600 21600 0 21600 0 0 Z N"/>
          </draw:custom-shape>
          <draw:g>
            <draw:g>
              <draw:custom-shape draw:style-name="gr515" draw:text-style-name="P68" draw:layer="layout" svg:width="1.956cm" svg:height="3.392cm" draw:transform="rotate (-1.5707963267949) translate (13.472cm 2.497cm)">
                <text:p/>
                <draw:enhanced-geometry svg:viewBox="0 0 21600 21600" draw:mirror-horizontal="true" draw:mirror-vertical="false" draw:type="rectangle" draw:enhanced-path="M 0 0 L 21600 0 21600 21600 0 21600 0 0 Z N"/>
              </draw:custom-shape>
            </draw:g>
            <draw:g>
              <draw:custom-shape draw:style-name="gr519" draw:text-style-name="P68" draw:layer="layout" svg:width="1.943cm" svg:height="3.392cm" draw:transform="rotate (-1.5707963267949) translate (13.474cm 4.689cm)">
                <text:p/>
                <draw:enhanced-geometry svg:viewBox="0 0 21600 21600" draw:mirror-horizontal="true" draw:mirror-vertical="false" draw:type="rectangle" draw:enhanced-path="M 0 0 L 21600 0 21600 21600 0 21600 0 0 Z N"/>
              </draw:custom-shape>
            </draw:g>
            <draw:custom-shape draw:style-name="gr517" draw:text-style-name="P68" draw:layer="layout" svg:width="3.71cm" svg:height="2.194cm" svg:x="9.931cm" svg:y="4.554cm">
              <text:p/>
              <draw:enhanced-geometry svg:viewBox="0 0 21600 21600" draw:mirror-horizontal="true" draw:mirror-vertical="false" draw:type="rectangle" draw:enhanced-path="M 0 0 L 21600 0 21600 21600 0 21600 0 0 Z N"/>
            </draw:custom-shape>
            <draw:custom-shape draw:style-name="gr520" draw:text-style-name="P79" draw:layer="layout" svg:width="0.776cm" svg:height="0.337cm" draw:transform="rotate (-1.5707963267949) translate (12.035cm 3.65cm)">
              <text:p/>
              <draw:enhanced-geometry svg:viewBox="0 0 21600 21600" draw:mirror-horizontal="false" draw:mirror-vertical="tru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85" draw:text-style-name="P79" draw:layer="layout" svg:width="0.776cm" svg:height="0.337cm" draw:transform="rotate (-1.5707963267949) translate (12.035cm 4.74cm)">
            <text:p/>
            <draw:enhanced-geometry svg:viewBox="0 0 21600 21600" draw:mirror-horizontal="false" draw:mirror-vertical="false" draw:text-areas="?f7 ?f0 21600 ?f2" draw:type="left-arrow" draw:modifiers="7690.71680376028 6584.615384615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521" draw:text-style-name="P68" draw:layer="layout" svg:width="12.99cm" svg:height="11.744cm" svg:x="1.05cm" svg:y="1.366cm">
          <text:p/>
          <draw:enhanced-geometry svg:viewBox="0 0 21600 21600" draw:type="rectangle" draw:enhanced-path="M 0 0 L 21600 0 21600 21600 0 21600 0 0 Z N"/>
        </draw:custom-shape>
      </draw:page>
      <draw:page draw:name="page12" draw:style-name="dp1" draw:master-page-name="Standard">
        <office:forms form:automatic-focus="false" form:apply-design-mode="false"/>
        <draw:g>
          <draw:custom-shape draw:style-name="gr522" draw:text-style-name="P69" draw:layer="layout" svg:width="2.113cm" svg:height="4.917cm" draw:transform="rotate (1.5707963267949) translate (1.61cm 4.05cm)">
            <text:p/>
            <draw:enhanced-geometry svg:viewBox="0 0 21600 21600" draw:mirror-horizontal="true" draw:mirror-vertical="false" draw:glue-points="?f6 0 10800 ?f8 ?f11 10800 ?f9 21600 10800 ?f10 ?f5 10800" draw:text-areas="?f3 ?f3 ?f4 ?f4" draw:type="parallelogram" draw:modifiers="7479.280983916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23" draw:text-style-name="P9" draw:layer="layout" svg:width="9.563cm" svg:height="4.917cm" draw:transform="rotate (1.5707963267949) translate (1.61cm 13.313cm)">
            <text:p/>
            <draw:enhanced-geometry svg:viewBox="0 0 21600 21600" draw:mirror-horizontal="true" draw:mirror-vertical="false" draw:glue-points="?f6 0 10800 ?f8 ?f11 10800 ?f9 21600 10800 ?f10 ?f5 10800" draw:text-areas="?f3 ?f3 ?f4 ?f4" draw:type="parallelogram" draw:modifiers="1628.3563362609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24" draw:text-style-name="P69" draw:layer="layout" svg:width="8.712cm" svg:height="1.962cm" draw:transform="rotate (1.5707963267949) translate (1.894cm 13.362cm)">
            <text:p/>
            <draw:enhanced-geometry svg:viewBox="0 0 21600 21600" draw:mirror-horizontal="true" draw:mirror-vertical="true" draw:glue-points="?f6 0 10800 ?f8 ?f11 10800 ?f9 21600 10800 ?f10 ?f5 10800" draw:text-areas="?f3 ?f3 ?f4 ?f4" draw:type="parallelogram" draw:modifiers="632.43751960681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8" draw:text-style-name="P9" draw:layer="layout" svg:x1="1.685cm" svg:y1="9.201cm" svg:x2="1.685cm" svg:y2="8.612cm">
            <text:p/>
          </draw:line>
          <draw:line draw:style-name="gr398" draw:text-style-name="P9" draw:layer="layout" svg:x1="1.685cm" svg:y1="12.606cm" svg:x2="1.685cm" svg:y2="12.017cm">
            <text:p/>
          </draw:line>
          <draw:line draw:style-name="gr398" draw:text-style-name="P9" draw:layer="layout" svg:x1="6.591cm" svg:y1="8.414cm" svg:x2="6.591cm" svg:y2="7.825cm">
            <text:p/>
          </draw:line>
          <draw:line draw:style-name="gr398" draw:text-style-name="P9" draw:layer="layout" svg:x1="6.592cm" svg:y1="11.942cm" svg:x2="6.592cm" svg:y2="11.353cm">
            <text:p/>
          </draw:line>
          <draw:line draw:style-name="gr398" draw:text-style-name="P9" draw:layer="layout" svg:x1="6.591cm" svg:y1="4.815cm" svg:x2="6.591cm" svg:y2="4.226cm">
            <text:p/>
          </draw:line>
          <draw:line draw:style-name="gr398" draw:text-style-name="P9" draw:layer="layout" svg:x1="1.685cm" svg:y1="5.502cm" svg:x2="1.685cm" svg:y2="4.913cm">
            <text:p/>
          </draw:line>
          <draw:custom-shape draw:style-name="gr525" draw:text-style-name="P69" draw:layer="layout" svg:width="9.265cm" svg:height="1.571cm" draw:transform="rotate (1.5707963267949) translate (4.765cm 13.215cm)">
            <text:p/>
            <draw:enhanced-geometry svg:viewBox="0 0 21600 21600" draw:mirror-horizontal="true" draw:mirror-vertical="false" draw:glue-points="?f6 0 10800 ?f8 ?f11 10800 ?f9 21600 10800 ?f10 ?f5 10800" draw:text-areas="?f3 ?f3 ?f4 ?f4" draw:type="parallelogram" draw:modifiers="1664.856230031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9" draw:layer="layout" svg:x1="4.832cm" svg:y1="9.171cm" svg:x2="5.352cm" svg:y2="8.894cm">
            <text:p/>
          </draw:line>
          <draw:custom-shape draw:style-name="gr526" draw:text-style-name="P81" draw:layer="layout" svg:width="3.115cm" svg:height="1.571cm" draw:transform="rotate (1.5707963267949) translate (4.765cm 13.215cm)">
            <text:p/>
            <draw:enhanced-geometry svg:viewBox="0 0 21600 21600" draw:mirror-horizontal="true" draw:mirror-vertical="false" draw:glue-points="?f6 0 10800 ?f8 ?f11 10800 ?f9 21600 10800 ?f10 ?f5 10800" draw:text-areas="?f3 ?f3 ?f4 ?f4" draw:type="parallelogram" draw:modifiers="5427.7278562259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27" draw:text-style-name="P81" draw:layer="layout" svg:width="2.513cm" svg:height="1.962cm" draw:transform="rotate (1.5707963267949) translate (1.894cm 13.304cm)">
            <text:p/>
            <draw:enhanced-geometry svg:viewBox="0 0 21600 21600" draw:mirror-horizontal="true" draw:mirror-vertical="true" draw:glue-points="?f6 0 10800 ?f8 ?f11 10800 ?f9 21600 10800 ?f10 ?f5 10800" draw:text-areas="?f3 ?f3 ?f4 ?f4" draw:type="parallelogram" draw:modifiers="2336.9928400954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1" draw:text-style-name="P2" draw:layer="layout" svg:width="3.35cm" svg:height="1.115cm" svg:x="6.7cm" svg:y="12.45cm">
          <draw:text-box>
            <text:p><text:span text:style-name="T1">Soubassement</text:span></text:p>
            <text:p><text:span text:style-name="T1">(parfois allège)</text:span></text:p>
          </draw:text-box>
        </draw:frame>
        <draw:line draw:style-name="gr528" draw:text-style-name="P9" draw:layer="layout" svg:x1="6.8cm" svg:y1="13.05cm" svg:x2="5.5cm" svg:y2="12.15cm">
          <text:p/>
        </draw:line>
        <draw:g>
          <draw:custom-shape draw:style-name="gr529" draw:text-style-name="P82" draw:layer="layout" svg:width="10.25cm" svg:height="7cm" draw:transform="rotate (1.5707963267949) translate (7.55cm 11.6cm)">
            <text:p/>
            <draw:enhanced-geometry svg:viewBox="0 0 21600 21600" draw:mirror-horizontal="true" draw:mirror-vertical="false" draw:glue-points="?f6 0 10800 ?f8 ?f11 10800 ?f9 21600 10800 ?f10 ?f5 10800" draw:text-areas="?f3 ?f3 ?f4 ?f4" draw:type="parallelogram" draw:modifiers="2132.3968393327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30" draw:text-style-name="P83" draw:layer="layout" svg:width="7.063cm" svg:height="4.917cm" draw:transform="rotate (1.5707963267949) translate (8.511cm 9.112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31" draw:text-style-name="P69" draw:layer="layout" svg:width="6.18cm" svg:height="1.962cm" draw:transform="rotate (1.5707963267949) translate (8.795cm 9.161cm)">
            <text:p/>
            <draw:enhanced-geometry svg:viewBox="0 0 21600 21600" draw:mirror-horizontal="true" draw:mirror-vertical="true" draw:glue-points="?f6 0 10800 ?f8 ?f11 10800 ?f9 21600 10800 ?f10 ?f5 10800" draw:text-areas="?f3 ?f3 ?f4 ?f4" draw:type="parallelogram" draw:modifiers="874.14696079987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8" draw:text-style-name="P9" draw:layer="layout" svg:x1="13.492cm" svg:y1="3.313cm" svg:x2="13.492cm" svg:y2="2.724cm">
            <text:p/>
          </draw:line>
          <draw:line draw:style-name="gr398" draw:text-style-name="P9" draw:layer="layout" svg:x1="13.493cm" svg:y1="7.641cm" svg:x2="13.493cm" svg:y2="7.052cm">
            <text:p/>
          </draw:line>
          <draw:custom-shape draw:style-name="gr532" draw:text-style-name="P69" draw:layer="layout" svg:width="6.67cm" svg:height="1.571cm" draw:transform="rotate (1.5707963267949) translate (11.666cm 9.014cm)">
            <text:p/>
            <draw:enhanced-geometry svg:viewBox="0 0 21600 21600" draw:mirror-horizontal="true" draw:mirror-vertical="false" draw:glue-points="?f6 0 10800 ?f8 ?f11 10800 ?f9 21600 10800 ?f10 ?f5 10800" draw:text-areas="?f3 ?f3 ?f4 ?f4" draw:type="parallelogram" draw:modifiers="2449.744562837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9" draw:layer="layout" svg:x1="11.733cm" svg:y1="6.67cm" svg:x2="12.253cm" svg:y2="6.393cm">
            <text:p/>
          </draw:line>
          <draw:custom-shape draw:style-name="gr533" draw:text-style-name="P84" draw:layer="layout" svg:width="8.344cm" svg:height="0.965cm" draw:transform="rotate (-0.143640597439134) translate (7.685cm 10.389cm)">
            <text:p/>
            <draw:enhanced-geometry svg:viewBox="0 0 21600 21600" draw:mirror-horizontal="true" draw:mirror-vertical="false" draw:glue-points="?f6 0 10800 ?f8 ?f11 10800 ?f9 21600 10800 ?f10 ?f5 10800" draw:text-areas="?f3 ?f3 ?f4 ?f4" draw:type="parallelogram" draw:modifiers="3313.1216297183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534" draw:text-style-name="P15" draw:layer="layout" svg:x1="9.051cm" svg:y1="9.249cm" svg:x2="9.051cm" svg:y2="11.399cm">
            <text:p/>
          </draw:line>
          <draw:frame draw:style-name="gr282" draw:text-style-name="P2" draw:layer="layout" svg:width="1.949cm" svg:height="0.683cm" svg:x="9.051cm" svg:y="9.965cm">
            <draw:text-box>
              <text:p><text:span text:style-name="T1">Allège</text:span></text:p>
            </draw:text-box>
          </draw:frame>
          <draw:g>
            <draw:line draw:style-name="gr535" draw:text-style-name="P69" draw:layer="layout" svg:x1="9.801cm" svg:y1="3.099cm" svg:x2="9.801cm" svg:y2="9.112cm">
              <text:p/>
            </draw:line>
            <draw:line draw:style-name="gr536" draw:text-style-name="P69" draw:layer="layout" svg:x1="8.909cm" svg:y1="4.749cm" svg:x2="10.793cm" svg:y2="4.999cm">
              <text:p/>
            </draw:line>
            <draw:line draw:style-name="gr536" draw:text-style-name="P69" draw:layer="layout" svg:x1="8.909cm" svg:y1="7.249cm" svg:x2="10.793cm" svg:y2="7.499cm">
              <text:p/>
            </draw:line>
          </draw:g>
          <draw:g>
            <draw:line draw:style-name="gr535" draw:text-style-name="P69" draw:layer="layout" svg:x1="12.501cm" svg:y1="2.6cm" svg:x2="12.501cm" svg:y2="8.613cm">
              <text:p/>
            </draw:line>
            <draw:line draw:style-name="gr536" draw:text-style-name="P69" draw:layer="layout" svg:x1="11.688cm" svg:y1="4.935cm" svg:x2="13.273cm" svg:y2="4.175cm">
              <text:p/>
            </draw:line>
            <draw:line draw:style-name="gr536" draw:text-style-name="P69" draw:layer="layout" svg:x1="11.689cm" svg:y1="7.336cm" svg:x2="13.274cm" svg:y2="6.576cm">
              <text:p/>
            </draw:line>
          </draw:g>
          <draw:g>
            <draw:line draw:style-name="gr398" draw:text-style-name="P9" draw:layer="layout" svg:x1="8.6cm" svg:y1="8.411cm" svg:x2="8.6cm" svg:y2="7.811cm">
              <text:p/>
            </draw:line>
            <draw:line draw:style-name="gr11" draw:text-style-name="P9" draw:layer="layout" svg:x1="8.54cm" svg:y1="8.13cm" svg:x2="8.66cm" svg:y2="8.13cm">
              <text:p/>
            </draw:line>
          </draw:g>
          <draw:g>
            <draw:line draw:style-name="gr398" draw:text-style-name="P9" draw:layer="layout" svg:x1="8.6cm" svg:y1="4.011cm" svg:x2="8.6cm" svg:y2="3.411cm">
              <text:p/>
            </draw:line>
            <draw:line draw:style-name="gr11" draw:text-style-name="P9" draw:layer="layout" svg:x1="8.54cm" svg:y1="3.73cm" svg:x2="8.66cm" svg:y2="3.73cm">
              <text:p/>
            </draw:line>
          </draw:g>
        </draw:g>
        <draw:frame draw:style-name="gr537" draw:text-style-name="P24" draw:layer="layout" svg:width="3.402cm" svg:height="1.134cm" svg:x="1.15cm" svg:y="1.1cm">
          <draw:text-box>
            <text:p text:style-name="P15"><text:span text:style-name="T1">Imposte</text:span></text:p>
            <text:p text:style-name="P15"><text:span text:style-name="T1">(pleine ou vitrée)</text:span></text:p>
          </draw:text-box>
        </draw:frame>
        <draw:line draw:style-name="gr528" draw:text-style-name="P9" draw:layer="layout" svg:x1="2.657cm" svg:y1="2.098cm" svg:x2="3.367cm" svg:y2="2.96cm">
          <text:p/>
        </draw:line>
        <draw:line draw:style-name="gr528" draw:text-style-name="P9" draw:layer="layout" svg:x1="14.725cm" svg:y1="5.6cm" svg:x2="12.75cm" svg:y2="4.45cm">
          <text:p/>
        </draw:line>
        <draw:frame draw:style-name="gr538" draw:text-style-name="P2" draw:layer="layout" svg:width="2.075cm" svg:height="0.533cm" svg:x="14.725cm" svg:y="5.266cm">
          <draw:text-box>
            <text:p><text:span text:style-name="T1">Petits bois</text:span></text:p>
          </draw:text-box>
        </draw:frame>
        <draw:line draw:style-name="gr528" draw:text-style-name="P9" draw:layer="layout" svg:x1="14.725cm" svg:y1="5.6cm" svg:x2="12.501cm" svg:y2="6.576cm">
          <text:p/>
        </draw:line>
        <draw:line draw:style-name="gr528" draw:text-style-name="P9" draw:layer="layout" svg:x1="14.8cm" svg:y1="7.85cm" svg:x2="13.493cm" svg:y2="7.4cm">
          <text:p/>
        </draw:line>
        <draw:frame draw:style-name="gr539" draw:text-style-name="P2" draw:layer="layout" svg:width="2.175cm" svg:height="0.965cm" svg:x="14.725cm" svg:y="7.335cm">
          <draw:text-box>
            <text:p><text:span text:style-name="T1">Gonds ou</text:span></text:p>
            <text:p><text:span text:style-name="T1">Paumelles</text:span></text:p>
          </draw:text-box>
        </draw:frame>
        <draw:frame draw:style-name="gr540" draw:text-style-name="P4" draw:layer="Copyright" svg:width="5.701cm" svg:height="0.419cm" svg:x="11.149cm" svg:y="13.731cm">
          <draw:text-box>
            <text:p><text:span text:style-name="T4">© Pierre ROUZEAU License CC <text:s/>BY-SA 3.0</text:span></text:p>
          </draw:text-box>
        </draw:frame>
        <draw:custom-shape draw:style-name="gr541" draw:text-style-name="P9" draw:layer="layout" svg:width="15.75cm" svg:height="12.65cm" svg:x="1.15cm" svg:y="1.1cm">
          <text:p/>
          <draw:enhanced-geometry svg:viewBox="0 0 21600 21600" draw:type="rectangle" draw:enhanced-path="M 0 0 L 21600 0 21600 21600 0 21600 0 0 Z N"/>
        </draw:custom-shape>
      </draw:page>
      <draw:page draw:name="page13" draw:style-name="dp1" draw:master-page-name="Standard">
        <office:forms form:automatic-focus="false" form:apply-design-mode="false"/>
        <draw:g>
          <draw:g>
            <draw:custom-shape draw:style-name="gr542" draw:text-style-name="P85" draw:layer="layout" svg:width="0.436cm" svg:height="0.321cm" svg:x="3.343cm" svg:y="1.947cm">
              <text:p/>
              <draw:enhanced-geometry svg:viewBox="0 0 21600 21600" draw:mirror-horizontal="tru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58.2089552238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543" draw:text-style-name="P86" draw:layer="layout" svg:width="0.031cm" svg:height="0.16cm" draw:transform="skewX (0.0186750229963393) rotate (-0.31415926535898) translate (3.686cm 2.025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6" draw:layer="layout" svg:width="0.033cm" svg:height="0.161cm" draw:transform="skewX (0.0434586983746588) rotate (-0.31415926535898) translate (3.658cm 2.025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43" draw:text-style-name="P86" draw:layer="layout" svg:width="0.033cm" svg:height="0.16cm" draw:transform="rotate (-0.31415926535898) translate (3.601cm 2.026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6" draw:layer="layout" svg:width="0.031cm" svg:height="0.153cm" draw:transform="skewX (-0.0130899693899575) rotate (-0.31415926535898) translate (3.567cm 2.026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43" draw:text-style-name="P86" draw:layer="layout" svg:width="0.03cm" svg:height="0.159cm" draw:transform="skewX (0.0188495559215387) rotate (-0.31415926535898) translate (3.519cm 2.024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6" draw:layer="layout" svg:width="0.032cm" svg:height="0.16cm" draw:transform="skewX (0.0312413936106985) rotate (-0.31415926535898) translate (3.485cm 2.024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544" draw:text-style-name="P14" draw:layer="layout" svg:width="0.16cm" svg:height="0.48cm" svg:x="3.169cm" svg:y="1.998cm">
            <text:p/>
            <draw:enhanced-geometry svg:viewBox="0 0 21600 21600" draw:mirror-horizontal="false" draw:mirror-vertical="false" draw:type="rectangle" draw:enhanced-path="M 0 0 L 21600 0 21600 21600 0 21600 0 0 Z N"/>
          </draw:custom-shape>
          <draw:custom-shape draw:style-name="gr545" draw:text-style-name="P14" draw:layer="layout" svg:width="1.601cm" svg:height="0.163cm" svg:x="2.449cm" svg:y="2.319cm">
            <text:p/>
            <draw:enhanced-geometry svg:viewBox="0 0 21600 21600" draw:mirror-horizontal="false" draw:mirror-vertical="false" draw:type="rectangle" draw:enhanced-path="M 0 0 L 21600 0 21600 21600 0 21600 0 0 Z N"/>
          </draw:custom-shape>
          <draw:custom-shape draw:style-name="gr545" draw:text-style-name="P14" draw:layer="layout" svg:width="1.601cm" svg:height="0.162cm" svg:x="2.449cm" svg:y="1.787cm">
            <text:p/>
            <draw:enhanced-geometry svg:viewBox="0 0 21600 21600" draw:mirror-horizontal="false" draw:mirror-vertical="false" draw:type="rectangle" draw:enhanced-path="M 0 0 L 21600 0 21600 21600 0 21600 0 0 Z N"/>
          </draw:custom-shape>
          <draw:g>
            <draw:custom-shape draw:style-name="gr546" draw:text-style-name="P85" draw:layer="layout" svg:width="0.434cm" svg:height="0.32cm" svg:x="2.72cm" svg:y="1.949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58.2089552238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custom-shape draw:style-name="gr543" draw:text-style-name="P86" draw:layer="layout" svg:width="0.031cm" svg:height="0.153cm" draw:transform="skewX (-0.0130899693899575) rotate (-0.31415926535898) translate (2.806cm 2.026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6" draw:layer="layout" svg:width="0.031cm" svg:height="0.16cm" draw:transform="skewX (-0.0062831853071796) rotate (-0.31415926535898) translate (2.837cm 2.026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43" draw:text-style-name="P86" draw:layer="layout" svg:width="0.034cm" svg:height="0.143cm" draw:transform="rotate (-0.31415926535898) translate (2.916cm 2.027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6" draw:layer="layout" svg:width="0.032cm" svg:height="0.16cm" draw:transform="skewX (-0.0062831853071796) rotate (-0.31415926535898) translate (2.922cm 2.027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43" draw:text-style-name="P86" draw:layer="layout" svg:width="0.03cm" svg:height="0.159cm" draw:transform="rotate (-0.31415926535898) translate (2.956cm 2.025cm)">
                  <text:p/>
                  <draw:enhanced-geometry svg:viewBox="0 0 21600 21600" draw:mirror-horizontal="tru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6" draw:layer="layout" svg:width="0.031cm" svg:height="0.16cm" draw:transform="skewX (0.024958208303519) rotate (-0.31415926535898) translate (3.005cm 2.025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47" draw:text-style-name="P87" draw:layer="layout" svg:width="0.16cm" svg:height="0.159cm" svg:x="3.025cm" svg:y="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8" draw:text-style-name="P14" draw:layer="layout" svg:width="0.427cm" svg:height="0.129cm" svg:x="3.345cm" svg:y="1.868cm">
            <text:p/>
            <draw:enhanced-geometry svg:viewBox="0 0 21600 21600" draw:mirror-horizontal="false" draw:mirror-vertical="false" draw:type="rectangle" draw:enhanced-path="M 0 0 L 21600 0 21600 21600 0 21600 0 0 Z N"/>
          </draw:custom-shape>
          <draw:custom-shape draw:style-name="gr98" draw:text-style-name="P14" draw:layer="layout" svg:width="0.427cm" svg:height="0.129cm" svg:x="2.72cm" svg:y="1.869cm">
            <text:p/>
            <draw:enhanced-geometry svg:viewBox="0 0 21600 21600" draw:mirror-horizontal="false" draw:mirror-vertical="false" draw:type="rectangle" draw:enhanced-path="M 0 0 L 21600 0 21600 21600 0 21600 0 0 Z N"/>
          </draw:custom-shape>
          <draw:custom-shape draw:style-name="gr98" draw:text-style-name="P14" draw:layer="layout" svg:width="0.153cm" svg:height="0.127cm" svg:x="3.176cm" svg:y="2.289cm">
            <text:p/>
            <draw:enhanced-geometry svg:viewBox="0 0 21600 21600" draw:mirror-horizontal="false" draw:mirror-vertical="false" draw:type="rectangle" draw:enhanced-path="M 0 0 L 21600 0 21600 21600 0 21600 0 0 Z N"/>
          </draw:custom-shape>
          <draw:line draw:style-name="gr11" draw:text-style-name="P88" draw:layer="layout" svg:x1="2.609cm" svg:y1="1.71cm" svg:x2="2.609cm" svg:y2="2.03cm">
            <text:p/>
          </draw:line>
          <draw:line draw:style-name="gr11" draw:text-style-name="P88" draw:layer="layout" svg:x1="3.889cm" svg:y1="1.71cm" svg:x2="3.889cm" svg:y2="2.03cm">
            <text:p/>
          </draw:line>
          <draw:line draw:style-name="gr11" draw:text-style-name="P88" draw:layer="layout" svg:x1="3.889cm" svg:y1="2.27cm" svg:x2="3.889cm" svg:y2="2.59cm">
            <text:p/>
          </draw:line>
          <draw:line draw:style-name="gr11" draw:text-style-name="P88" draw:layer="layout" svg:x1="2.609cm" svg:y1="2.27cm" svg:x2="2.609cm" svg:y2="2.59cm">
            <text:p/>
          </draw:line>
          <draw:custom-shape draw:style-name="gr547" draw:text-style-name="P87" draw:layer="layout" svg:width="0.159cm" svg:height="0.16cm" svg:x="3.271cm" svg:y="2.0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548" draw:text-style-name="P58" draw:layer="layout" svg:width="3.973cm" svg:height="0.683cm" svg:x="1.288cm" svg:y="1.082cm">
          <draw:text-box>
            <text:p text:style-name="P42"><text:span text:style-name="T12">Loqueteau à ressort</text:span></text:p>
          </draw:text-box>
        </draw:frame>
        <draw:custom-shape draw:style-name="gr549" draw:text-style-name="P9" draw:layer="layout" svg:width="4.15cm" svg:height="1.577cm" svg:x="1.25cm" svg:y="1.1cm">
          <text:p/>
          <draw:enhanced-geometry svg:viewBox="0 0 21600 21600" draw:mirror-horizontal="false" draw:mirror-vertical="false" draw:type="rectangle" draw:enhanced-path="M 0 0 L 21600 0 21600 21600 0 21600 0 0 Z N"/>
        </draw:custom-shape>
      </draw:page>
      <draw:page draw:name="page14" draw:style-name="dp1" draw:master-page-name="Standard">
        <office:forms form:automatic-focus="false" form:apply-design-mode="false"/>
        <draw:frame draw:style-name="gr393" draw:text-style-name="P47" draw:layer="Copyright" svg:width="6.001cm" svg:height="0.569cm" svg:x="3.733cm" svg:y="13.2cm">
          <draw:text-box>
            <text:p><text:span text:style-name="T13">© Pierre ROUZEAU License CC <text:s/>BY-SA 3.0</text:span></text:p>
          </draw:text-box>
        </draw:frame>
        <draw:g>
          <draw:custom-shape draw:style-name="gr550" draw:text-style-name="P9" draw:layer="layout" svg:width="7.76cm" svg:height="8.76cm" svg:x="1.58cm" svg:y="1.52cm">
            <text:p/>
            <draw:enhanced-geometry svg:viewBox="0 0 21600 21600" draw:type="rectangle" draw:enhanced-path="M 0 0 L 21600 0 21600 21600 0 21600 0 0 Z N"/>
          </draw:custom-shape>
          <draw:custom-shape draw:style-name="gr551" draw:text-style-name="P16" draw:layer="layout" svg:width="5.664cm" svg:height="6.479cm" svg:x="2.89cm" svg:y="2.213cm">
            <text:p/>
            <draw:enhanced-geometry svg:viewBox="0 0 21600 21600" draw:mirror-vertical="true" draw:mirror-horizontal="true" draw:glue-points="?f7 0 ?f6 ?f1 0 ?f10 ?f6 21600 ?f4 ?f10 21600 ?f9" draw:path-stretchpoint-x="10800" draw:path-stretchpoint-y="10800" draw:text-areas="0 ?f1 ?f4 ?f12" draw:type="cube" draw:modifiers="2202.689743889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2" draw:text-style-name="P89" draw:layer="layout" svg:width="7.42cm" svg:height="8.305cm" svg:x="1.76cm" svg:y="1.7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266.0842754367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53" draw:text-style-name="P12" draw:layer="layout" svg:width="5.003cm" svg:height="0.379cm" svg:x="3.386cm" svg:y="7.79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4" draw:text-style-name="P12" draw:layer="layout" svg:width="5.879cm" svg:height="0.871cm" svg:x="2.709cm" svg:y="8.133cm">
            <text:p/>
            <draw:enhanced-geometry svg:viewBox="0 0 21600 21600" draw:mirror-horizontal="false" draw:mirror-vertical="false" draw:glue-points="?f7 0 ?f6 ?f1 0 ?f10 ?f6 21600 ?f4 ?f10 21600 ?f9" draw:path-stretchpoint-x="10800" draw:path-stretchpoint-y="10800" draw:text-areas="0 ?f1 ?f4 ?f12" draw:type="cube" draw:modifiers="1684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5" draw:text-style-name="P90" draw:layer="layout" svg:width="1.2cm" svg:height="8.01cm" svg:x="8cm" svg:y="1.8cm">
            <text:p/>
            <draw:enhanced-geometry svg:viewBox="0 0 21600 21600" draw:mirror-horizontal="false" draw:mirror-vertical="false" draw:type="rectangle" draw:enhanced-path="M 0 0 L 21600 0 21600 21600 0 21600 0 0 Z N"/>
          </draw:custom-shape>
          <draw:line draw:style-name="gr556" draw:text-style-name="P9" draw:layer="layout" svg:x1="8.011cm" svg:y1="2.82cm" svg:x2="8.004cm" svg:y2="8.928cm">
            <text:p/>
          </draw:line>
          <draw:custom-shape draw:style-name="gr557" draw:text-style-name="P90" draw:layer="layout" svg:width="0.892cm" svg:height="8.345cm" svg:x="1.7cm" svg:y="1.76cm">
            <text:p/>
            <draw:enhanced-geometry svg:viewBox="0 0 21600 21600" draw:mirror-horizontal="false" draw:mirror-vertical="false" draw:type="rectangle" draw:enhanced-path="M 0 0 L 21600 0 21600 21600 0 21600 0 0 Z N"/>
          </draw:custom-shape>
          <draw:custom-shape draw:style-name="gr558" draw:text-style-name="P90" draw:layer="layout" svg:width="7.5cm" svg:height="1.03cm" svg:x="1.7cm" svg:y="9.1cm">
            <text:p/>
            <draw:enhanced-geometry svg:viewBox="0 0 21600 21600" draw:mirror-horizontal="false" draw:mirror-vertical="false" draw:type="rectangle" draw:enhanced-path="M 0 0 L 21600 0 21600 21600 0 21600 0 0 Z N"/>
          </draw:custom-shape>
          <draw:custom-shape draw:style-name="gr559" draw:text-style-name="P90" draw:layer="layout" svg:width="7.5cm" svg:height="1.06cm" svg:x="1.7cm" svg:y="1.64cm">
            <text:p/>
            <draw:enhanced-geometry svg:viewBox="0 0 21600 21600" draw:mirror-horizontal="false" draw:mirror-vertical="false" draw:type="rectangle" draw:enhanced-path="M 0 0 L 21600 0 21600 21600 0 21600 0 0 Z N"/>
          </draw:custom-shape>
          <draw:frame draw:style-name="gr560" draw:text-style-name="P44" draw:layer="layout" svg:width="2.106cm" svg:height="0.787cm" svg:x="4.607cm" svg:y="5.33cm">
            <draw:text-box>
              <text:p><text:span text:style-name="T11">Tableau</text:span></text:p>
            </draw:text-box>
          </draw:frame>
          <draw:frame draw:style-name="gr282" draw:text-style-name="P2" draw:layer="layout" svg:width="3.704cm" svg:height="0.683cm" svg:x="3.596cm" svg:y="8.17cm">
            <draw:text-box>
              <text:p><text:span text:style-name="T1">Appui de fenêtre</text:span></text:p>
            </draw:text-box>
          </draw:frame>
          <draw:frame draw:style-name="gr282" draw:text-style-name="P2" draw:layer="layout" svg:width="2.423cm" svg:height="0.683cm" svg:x="4.047cm" svg:y="7.062cm">
            <draw:text-box>
              <text:p><text:span text:style-name="T1">Rejingot</text:span></text:p>
            </draw:text-box>
          </draw:frame>
          <draw:frame draw:style-name="gr282" draw:text-style-name="P2" draw:layer="layout" svg:width="2.423cm" svg:height="0.683cm" svg:x="4.748cm" svg:y="2.16cm">
            <draw:text-box>
              <text:p><text:span text:style-name="T1">Linteau</text:span></text:p>
            </draw:text-box>
          </draw:frame>
          <draw:frame draw:style-name="gr561" draw:text-style-name="P2" draw:layer="layout" svg:width="1.175cm" svg:height="0.683cm" svg:x="2.495cm" svg:y="5.998cm">
            <draw:text-box>
              <text:p><text:span text:style-name="T1">Mur</text:span></text:p>
            </draw:text-box>
          </draw:frame>
          <draw:line draw:style-name="gr562" draw:text-style-name="P9" draw:layer="layout" svg:x1="5.367cm" svg:y1="7.678cm" svg:x2="5.519cm" svg:y2="7.83cm">
            <text:p/>
          </draw:line>
        </draw:g>
      </draw:page>
      <draw:page draw:name="page15" draw:style-name="dp1" draw:master-page-name="Standard">
        <office:forms form:automatic-focus="false" form:apply-design-mode="false"/>
        <draw:g>
          <draw:custom-shape draw:style-name="gr563" draw:text-style-name="P9" draw:layer="layout" svg:width="5.234cm" svg:height="3.646cm" draw:transform="rotate (1.5707963267949) translate (2.035cm 7.775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8" draw:text-style-name="P9" draw:layer="layout" svg:x1="2.07cm" svg:y1="4.352cm" svg:x2="2.07cm" svg:y2="3.692cm">
            <text:p/>
          </draw:line>
          <draw:line draw:style-name="gr398" draw:text-style-name="P9" draw:layer="layout" svg:x1="2.07cm" svg:y1="7.287cm" svg:x2="2.07cm" svg:y2="6.627cm">
            <text:p/>
          </draw:line>
          <draw:custom-shape draw:style-name="gr564" draw:text-style-name="P69" draw:layer="layout" svg:width="4.675cm" svg:height="3.256cm" draw:transform="rotate (1.5707963267949) translate (2.277cm 7.491cm)">
            <text:p/>
            <draw:enhanced-geometry svg:viewBox="0 0 21600 21600" draw:mirror-horizontal="true" draw:mirror-vertical="false" draw:glue-points="?f6 0 10800 ?f8 ?f11 10800 ?f9 21600 10800 ?f10 ?f5 10800" draw:text-areas="?f3 ?f3 ?f4 ?f4" draw:type="parallelogram" draw:modifiers="2189.6958755728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9" draw:layer="layout" svg:x1="4.854cm" svg:y1="5.366cm" svg:x2="5.512cm" svg:y2="5.309cm">
            <text:p/>
          </draw:line>
          <draw:line draw:style-name="gr565" draw:text-style-name="P9" draw:layer="layout" svg:x1="3.383cm" svg:y1="3.133cm" svg:x2="4.557cm" svg:y2="2.966cm">
            <text:p/>
          </draw:line>
          <draw:line draw:style-name="gr11" draw:text-style-name="P9" draw:layer="layout" svg:x1="3.383cm" svg:y1="3.066cm" svg:x2="4.501cm" svg:y2="2.91cm">
            <text:p/>
          </draw:line>
          <draw:line draw:style-name="gr11" draw:text-style-name="P9" draw:layer="layout" svg:x1="3.383cm" svg:y1="3.178cm" svg:x2="4.501cm" svg:y2="3.022cm">
            <text:p/>
          </draw:line>
          <draw:line draw:style-name="gr11" draw:text-style-name="P9" draw:layer="layout" svg:x1="3.388cm" svg:y1="3.122cm" svg:x2="4.506cm" svg:y2="2.966cm">
            <text:p/>
          </draw:line>
          <draw:line draw:style-name="gr11" draw:text-style-name="P9" draw:layer="layout" svg:x1="4.546cm" svg:y1="2.96cm" svg:x2="6.197cm" svg:y2="2.96cm">
            <text:p/>
          </draw:line>
        </draw:g>
        <draw:frame draw:style-name="gr566" draw:text-style-name="P2" draw:layer="layout" svg:width="7.218cm" svg:height="4.123cm" svg:x="6.332cm" svg:y="1.828cm">
          <draw:text-box>
            <text:p><text:span text:style-name="T1">Pour une VMC simple flux, il faut prévoir une entrée d’air sur l’ouvrant ou le dormant qui doivent être mortaisés spécialement en usine. </text:span></text:p>
            <text:p><text:span text:style-name="T1">Ces entrées sont :</text:span></text:p>
            <text:p><text:span text:style-name="T1">- Simple pour les anciennes VMC </text:span></text:p>
            <text:p><text:span text:style-name="T1">- </text:span><text:span text:style-name="T2">Auto</text:span><text:span text:style-name="T1">réglable <text:s/>ou <text:s/>a</text:span><text:span text:style-name="T20">uto</text:span><text:span text:style-name="T1">réglable </text:span></text:p>
            <text:p><text:span text:style-name="T1"><text:s text:c="2"/></text:span><text:span text:style-name="T1">acoustique pour une VMC hygro ‘A’</text:span></text:p>
            <text:p><text:span text:style-name="T1">- </text:span><text:span text:style-name="T2">Hygro</text:span><text:span text:style-name="T1">réglable pour une VMC hygro ‘B’</text:span></text:p>
          </draw:text-box>
        </draw:frame>
        <draw:frame draw:style-name="gr567" draw:text-style-name="P2" draw:layer="layout" svg:width="7.263cm" svg:height="3.646cm" svg:x="6.417cm" svg:y="6.181cm">
          <draw:text-box>
            <text:p><text:span text:style-name="T1">Entrées d’air à prévoir uniquement dans les pièces ‘sèches’ (salon, salle à manger, chambres), la VMC aspire l’air dans les pièces humides (WC, salle d’eau, cuisine) qui passe sous les portes depuis les pièces ‘sèches’. 10 a 15mm d’espace sont à prévoir sous les portes pour la circulation de l’air.</text:span></text:p>
          </draw:text-box>
        </draw:frame>
        <draw:frame draw:style-name="gr568" draw:text-style-name="P2" draw:layer="layout" svg:width="5.117cm" svg:height="2.444cm" svg:x="1.565cm" svg:y="8.096cm">
          <draw:text-box>
            <text:p><text:span text:style-name="T1">Il est possible de prévoir les entrées d’air sur les caissons de volets roulant ou sur le bâti au lieu des fenêtres.</text:span></text:p>
          </draw:text-box>
        </draw:frame>
        <draw:frame draw:style-name="gr569" draw:text-style-name="P28" draw:layer="Copyright" svg:width="5.701cm" svg:height="0.519cm" svg:x="8.039cm" svg:y="10.701cm">
          <draw:text-box>
            <text:p><text:span text:style-name="T9">© Pierre ROUZEAU License CC <text:s/>BY-SA 3.0</text:span></text:p>
          </draw:text-box>
        </draw:frame>
        <draw:custom-shape draw:style-name="gr570" draw:text-style-name="P9" draw:layer="layout" svg:width="12.38cm" svg:height="9.05cm" svg:x="1.4cm" svg:y="1.651cm">
          <text:p/>
          <draw:enhanced-geometry svg:viewBox="0 0 21600 21600" draw:type="rectangle" draw:enhanced-path="M 0 0 L 21600 0 21600 21600 0 21600 0 0 Z N"/>
        </draw:custom-shape>
        <draw:frame draw:style-name="gr538" draw:text-style-name="P2" draw:layer="layout" svg:width="8.309cm" svg:height="0.533cm" svg:x="4.991cm" svg:y="10.088cm">
          <draw:text-box>
            <text:p><text:span text:style-name="T1">Pas d’entrée d’air pour les VMC double flux.</text:span></text:p>
          </draw:text-box>
        </draw:frame>
        <draw:frame draw:style-name="gr571" draw:text-style-name="P91" draw:layer="layout" svg:width="4.009cm" svg:height="0.797cm" svg:x="1.628cm" svg:y="1.651cm">
          <draw:text-box>
            <text:p><text:span text:style-name="T10">Les entrées d’air</text:span></text:p>
          </draw:text-box>
        </draw:frame>
      </draw:page>
      <draw:page draw:name="page16" draw:style-name="dp1" draw:master-page-name="Standard">
        <office:forms form:automatic-focus="false" form:apply-design-mode="false"/>
        <draw:frame draw:style-name="gr572" draw:text-style-name="P92" draw:layer="Copyright" svg:width="5.901cm" svg:height="0.519cm" svg:x="2.1cm" svg:y="12.4cm">
          <draw:text-box>
            <text:p><text:span text:style-name="T21">© Pierre ROUZEAU License CC <text:s/>BY-SA 3.0</text:span></text:p>
          </draw:text-box>
        </draw:frame>
        <draw:custom-shape draw:style-name="gr573" draw:text-style-name="P9" draw:layer="layout" svg:width="7.8cm" svg:height="11.35cm" svg:x="1.25cm" svg:y="1.05cm">
          <text:p/>
          <draw:enhanced-geometry svg:viewBox="0 0 21600 21600" draw:type="rectangle" draw:enhanced-path="M 0 0 L 21600 0 21600 21600 0 21600 0 0 Z N"/>
        </draw:custom-shape>
        <draw:custom-shape draw:style-name="gr574" draw:text-style-name="P89" draw:layer="Copyright" svg:width="6.6cm" svg:height="7.85cm" svg:x="1.6cm" svg:y="1.5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569.6969696969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75" draw:text-style-name="P90" draw:layer="Copyright" svg:width="0.989cm" svg:height="8.15cm" svg:x="7.411cm" svg:y="1.3cm">
          <text:p/>
          <draw:enhanced-geometry svg:viewBox="0 0 21600 21600" draw:mirror-horizontal="false" draw:mirror-vertical="false" draw:type="rectangle" draw:enhanced-path="M 0 0 L 21600 0 21600 21600 0 21600 0 0 Z N"/>
        </draw:custom-shape>
        <draw:line draw:style-name="gr556" draw:text-style-name="P9" draw:layer="Copyright" svg:x1="7.411cm" svg:y1="2.291cm" svg:x2="7.404cm" svg:y2="8.428cm">
          <text:p/>
        </draw:line>
        <draw:custom-shape draw:style-name="gr576" draw:text-style-name="P90" draw:layer="Copyright" svg:width="0.549cm" svg:height="8.15cm" svg:x="1.5cm" svg:y="1.3cm">
          <text:p/>
          <draw:enhanced-geometry svg:viewBox="0 0 21600 21600" draw:mirror-horizontal="false" draw:mirror-vertical="false" draw:type="rectangle" draw:enhanced-path="M 0 0 L 21600 0 21600 21600 0 21600 0 0 Z N"/>
        </draw:custom-shape>
        <draw:custom-shape draw:style-name="gr577" draw:text-style-name="P90" draw:layer="Copyright" svg:width="6.9cm" svg:height="0.492cm" svg:x="1.5cm" svg:y="8.958cm">
          <text:p/>
          <draw:enhanced-geometry svg:viewBox="0 0 21600 21600" draw:mirror-horizontal="false" draw:mirror-vertical="false" draw:type="rectangle" draw:enhanced-path="M 0 0 L 21600 0 21600 21600 0 21600 0 0 Z N"/>
        </draw:custom-shape>
        <draw:custom-shape draw:style-name="gr578" draw:text-style-name="P90" draw:layer="Copyright" svg:width="6.9cm" svg:height="0.46cm" svg:x="1.5cm" svg:y="1.3cm">
          <text:p/>
          <draw:enhanced-geometry svg:viewBox="0 0 21600 21600" draw:mirror-horizontal="false" draw:mirror-vertical="false" draw:type="rectangle" draw:enhanced-path="M 0 0 L 21600 0 21600 21600 0 21600 0 0 Z N"/>
        </draw:custom-shape>
        <draw:custom-shape draw:style-name="gr579" draw:text-style-name="P21" draw:layer="layout" svg:width="5.253cm" svg:height="6.451cm" draw:transform="rotate (-0.0174532925199433) translate (2.304cm 2.15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192.4823805794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80" draw:text-style-name="P6" draw:layer="layout" svg:width="4.551cm" svg:height="5.743cm" svg:x="2.599cm" svg:y="2.5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192.4823805794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measure draw:style-name="gr581" draw:text-style-name="P57" draw:layer="layout" svg:x1="7.15cm" svg:y1="2.55cm" svg:x2="7.25cm" svg:y2="2.55cm">
          <text:p text:style-name="P57"/>
          <text:p text:style-name="P57"><text:span text:style-name="T15"/></text:p>
        </draw:measure>
        <draw:measure draw:style-name="gr582" draw:text-style-name="P57" draw:layer="layout" svg:x1="2.501cm" svg:y1="8.15cm" svg:x2="2.601cm" svg:y2="8.15cm">
          <text:p text:style-name="P57"/>
          <text:p text:style-name="P57"><text:span text:style-name="T15"/></text:p>
        </draw:measure>
        <draw:frame draw:style-name="gr69" draw:text-style-name="P25" draw:layer="layout" svg:width="0.999cm" svg:height="0.645cm" svg:x="6.851cm" svg:y="1.317cm">
          <draw:text-box>
            <text:p><text:span text:style-name="T7">l2</text:span></text:p>
          </draw:text-box>
        </draw:frame>
        <draw:frame draw:style-name="gr69" draw:text-style-name="P25" draw:layer="layout" svg:width="0.999cm" svg:height="0.645cm" svg:x="2.252cm" svg:y="8.918cm">
          <draw:text-box>
            <text:p><text:span text:style-name="T7">l1</text:span></text:p>
          </draw:text-box>
        </draw:frame>
        <draw:frame draw:style-name="gr583" draw:text-style-name="P93" draw:layer="layout" svg:width="7.65cm" svg:height="2.793cm" svg:x="1.3cm" svg:y="9.607cm">
          <draw:text-box>
            <text:p><text:span text:style-name="T22">En cas de problème de verticalité, pour une pose en tunnel ou en rénovation, il est important de réduire les dimensions de la menuiserie.</text:span></text:p>
            <text:p><text:span text:style-name="T22">Largeur = Largeur passage -l1-l2</text:span></text:p>
            <text:p><text:span text:style-name="T22">Hauteur = Hauteur passage -h1-h2</text:span></text:p>
          </draw:text-box>
        </draw:frame>
        <draw:measure draw:style-name="gr584" draw:text-style-name="P57" draw:layer="layout" svg:x1="2.7cm" svg:y1="2.549cm" svg:x2="2.7cm" svg:y2="2.449cm">
          <text:p text:style-name="P57"/>
          <text:p text:style-name="P57"><text:span text:style-name="T15"/></text:p>
        </draw:measure>
        <draw:frame draw:style-name="gr585" draw:text-style-name="P25" draw:layer="layout" svg:width="0.999cm" svg:height="0.645cm" svg:x="1.6cm" svg:y="2.156cm">
          <draw:text-box>
            <text:p><text:span text:style-name="T7">h2</text:span></text:p>
          </draw:text-box>
        </draw:frame>
        <draw:measure draw:style-name="gr586" draw:text-style-name="P57" draw:layer="layout" svg:x1="7cm" svg:y1="8.399cm" svg:x2="7cm" svg:y2="8.299cm">
          <text:p text:style-name="P57"/>
          <text:p text:style-name="P57"><text:span text:style-name="T15"/></text:p>
        </draw:measure>
        <draw:frame draw:style-name="gr587" draw:text-style-name="P25" draw:layer="layout" svg:width="0.5cm" svg:height="0.395cm" svg:x="7.8cm" svg:y="8.119cm">
          <draw:text-box>
            <text:p><text:span text:style-name="T7">h1</text:span></text:p>
          </draw:text-box>
        </draw:frame>
      </draw:page>
      <draw:page draw:name="page17" draw:style-name="dp1" draw:master-page-name="Standard">
        <draw:frame draw:style-name="gr572" draw:text-style-name="P92" draw:layer="Copyright" svg:width="5.901cm" svg:height="0.519cm" svg:x="1.7cm" svg:y="10.5cm">
          <draw:text-box>
            <text:p><text:span text:style-name="T21">© Pierre ROUZEAU License CC <text:s/>BY-SA 3.0</text:span></text:p>
          </draw:text-box>
        </draw:frame>
        <draw:custom-shape draw:style-name="gr588" draw:text-style-name="P9" draw:layer="layout" svg:width="7.91cm" svg:height="9.45cm" svg:x="1.25cm" svg:y="1.05cm">
          <text:p/>
          <draw:enhanced-geometry svg:viewBox="0 0 21600 21600" draw:type="rectangle" draw:enhanced-path="M 0 0 L 21600 0 21600 21600 0 21600 0 0 Z N"/>
        </draw:custom-shape>
        <draw:custom-shape draw:style-name="gr589" draw:text-style-name="P89" draw:layer="Copyright" svg:width="5.9cm" svg:height="6.9cm" svg:x="1.54cm" svg:y="2.1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569.6969696969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590" draw:text-style-name="P90" draw:layer="Copyright" svg:width="0.989cm" svg:height="7.08cm" svg:x="6.611cm" svg:y="2.04cm">
          <text:p/>
          <draw:enhanced-geometry svg:viewBox="0 0 21600 21600" draw:mirror-horizontal="false" draw:mirror-vertical="false" draw:type="rectangle" draw:enhanced-path="M 0 0 L 21600 0 21600 21600 0 21600 0 0 Z N"/>
        </draw:custom-shape>
        <draw:custom-shape draw:style-name="gr591" draw:text-style-name="P90" draw:layer="Copyright" svg:width="0.829cm" svg:height="7.02cm" svg:x="1.46cm" svg:y="2.1cm">
          <text:p/>
          <draw:enhanced-geometry svg:viewBox="0 0 21600 21600" draw:mirror-horizontal="false" draw:mirror-vertical="false" draw:type="rectangle" draw:enhanced-path="M 0 0 L 21600 0 21600 21600 0 21600 0 0 Z N"/>
        </draw:custom-shape>
        <draw:custom-shape draw:style-name="gr592" draw:text-style-name="P90" draw:layer="Copyright" svg:width="6.14cm" svg:height="0.902cm" svg:x="1.46cm" svg:y="8.458cm">
          <text:p/>
          <draw:enhanced-geometry svg:viewBox="0 0 21600 21600" draw:mirror-horizontal="false" draw:mirror-vertical="false" draw:type="rectangle" draw:enhanced-path="M 0 0 L 21600 0 21600 21600 0 21600 0 0 Z N"/>
        </draw:custom-shape>
        <draw:custom-shape draw:style-name="gr593" draw:text-style-name="P90" draw:layer="Copyright" svg:width="6.14cm" svg:height="0.5cm" svg:x="1.46cm" svg:y="2.04cm">
          <text:p/>
          <draw:enhanced-geometry svg:viewBox="0 0 21600 21600" draw:mirror-horizontal="false" draw:mirror-vertical="false" draw:type="rectangle" draw:enhanced-path="M 0 0 L 21600 0 21600 21600 0 21600 0 0 Z N"/>
        </draw:custom-shape>
        <draw:custom-shape draw:style-name="gr580" draw:text-style-name="P6" draw:layer="layout" svg:width="4.551cm" svg:height="5.743cm" draw:transform="rotate (0.0349065850398866) translate (2.1cm 2.73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192.48238057948"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measure draw:style-name="gr594" draw:text-style-name="P57" draw:layer="layout" svg:x1="6.75cm" svg:y1="8.321cm" svg:x2="6.75cm" svg:y2="8.466cm">
          <text:p text:style-name="P57"/>
          <text:p text:style-name="P57"><text:span text:style-name="T15"/></text:p>
        </draw:measure>
        <draw:frame draw:style-name="gr595" draw:text-style-name="P93" draw:layer="layout" svg:width="7.65cm" svg:height="0.633cm" svg:x="1.3cm" svg:y="9.907cm">
          <draw:text-box>
            <text:p><text:span text:style-name="T22">Tolérance de poses suivant DTU36.5</text:span></text:p>
          </draw:text-box>
        </draw:frame>
        <draw:custom-shape draw:style-name="gr596" draw:text-style-name="P90" draw:layer="layout" svg:width="0.989cm" svg:height="7.22cm" svg:x="7.911cm" svg:y="2.12cm">
          <text:p/>
          <draw:enhanced-geometry svg:viewBox="0 0 21600 21600" draw:mirror-horizontal="false" draw:mirror-vertical="false" draw:type="rectangle" draw:enhanced-path="M 0 0 L 21600 0 21600 21600 0 21600 0 0 Z N"/>
        </draw:custom-shape>
        <draw:custom-shape draw:style-name="gr597" draw:text-style-name="P6" draw:layer="layout" svg:width="0.29cm" svg:height="5.743cm" draw:transform="rotate (0.0349065850398866) translate (8.166cm 2.75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8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measure draw:style-name="gr598" draw:text-style-name="P57" draw:layer="layout" svg:x1="8.46cm" svg:y1="2.85cm" svg:x2="8.656cm" svg:y2="2.85cm">
          <text:p text:style-name="P57"/>
          <text:p text:style-name="P57"><text:span text:style-name="T15"/></text:p>
        </draw:measure>
        <draw:line draw:style-name="gr11" draw:text-style-name="P9" draw:layer="layout" svg:x1="8.656cm" svg:y1="2.75cm" svg:x2="8.656cm" svg:y2="8.497cm">
          <text:p/>
        </draw:line>
        <draw:frame draw:style-name="gr599" draw:text-style-name="P25" draw:layer="layout" svg:width="1.42cm" svg:height="1.039cm" svg:x="7.72cm" svg:y="1.118cm">
          <draw:text-box>
            <text:p><text:span text:style-name="T7">2mm/m</text:span></text:p>
            <text:p><text:span text:style-name="T7">maxi</text:span></text:p>
          </draw:text-box>
        </draw:frame>
        <draw:frame draw:style-name="gr600" draw:text-style-name="P25" draw:layer="layout" svg:width="1.38cm" svg:height="0.645cm" svg:x="7.78cm" svg:y="9.34cm">
          <draw:text-box>
            <text:p><text:span text:style-name="T7">Aplomb</text:span></text:p>
          </draw:text-box>
        </draw:frame>
        <draw:line draw:style-name="gr11" draw:text-style-name="P9" draw:layer="layout" svg:x1="2.32cm" svg:y1="8.466cm" svg:x2="6.849cm" svg:y2="8.466cm">
          <text:p/>
        </draw:line>
        <draw:frame draw:style-name="gr601" draw:text-style-name="P25" draw:layer="layout" svg:width="4.24cm" svg:height="1.221cm" svg:x="3.02cm" svg:y="8.419cm">
          <draw:text-box>
            <text:p><text:span text:style-name="T7">2mm maxi si L &lt;= 1,5m</text:span></text:p>
            <text:p><text:span text:style-name="T7">3mm maxi si L &gt; 1,5m</text:span></text:p>
          </draw:text-box>
        </draw:frame>
        <draw:frame draw:style-name="gr585" draw:text-style-name="P25" draw:layer="layout" svg:width="4.62cm" svg:height="0.645cm" svg:x="1.72cm" svg:y="9.341cm">
          <draw:text-box>
            <text:p><text:span text:style-name="T7">Niveau et verticalité</text:span></text:p>
          </draw:text-box>
        </draw:frame>
        <draw:measure draw:style-name="gr602" draw:text-style-name="P57" draw:layer="layout" svg:x1="6.639cm" svg:y1="2.632cm" svg:x2="6.835cm" svg:y2="2.632cm">
          <text:p text:style-name="P57"/>
          <text:p text:style-name="P57"><text:span text:style-name="T15"/></text:p>
        </draw:measure>
        <draw:line draw:style-name="gr11" draw:text-style-name="P9" draw:layer="layout" svg:x1="6.835cm" svg:y1="2.532cm" svg:x2="6.835cm" svg:y2="8.279cm">
          <text:p/>
        </draw:line>
        <draw:frame draw:style-name="gr599" draw:text-style-name="P25" draw:layer="layout" svg:width="1.42cm" svg:height="1.039cm" svg:x="5.999cm" svg:y="1.1cm">
          <draw:text-box>
            <text:p><text:span text:style-name="T7">2mm/m</text:span></text:p>
            <text:p><text:span text:style-name="T7">maxi</text:span></text:p>
          </draw:text-box>
        </draw:frame>
      </draw:page>
      <draw:page draw:name="page18" draw:style-name="dp1" draw:master-page-name="Standard">
        <draw:frame draw:style-name="gr572" draw:text-style-name="P92" draw:layer="Copyright" svg:width="5.901cm" svg:height="0.519cm" svg:x="1.7cm" svg:y="10.4cm">
          <draw:text-box>
            <text:p><text:span text:style-name="T21">© Pierre ROUZEAU License CC <text:s/>BY-SA 3.0</text:span></text:p>
          </draw:text-box>
        </draw:frame>
        <draw:custom-shape draw:style-name="gr603" draw:text-style-name="P9" draw:layer="layout" svg:width="6.65cm" svg:height="8.66cm" svg:x="1.25cm" svg:y="1.76cm">
          <text:p/>
          <draw:enhanced-geometry svg:viewBox="0 0 21600 21600" draw:type="rectangle" draw:enhanced-path="M 0 0 L 21600 0 21600 21600 0 21600 0 0 Z N"/>
        </draw:custom-shape>
        <draw:custom-shape draw:style-name="gr604" draw:text-style-name="P89" draw:layer="Copyright" svg:width="5.9cm" svg:height="6.96cm" svg:x="1.54cm" svg:y="2.04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569.6969696969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05" draw:text-style-name="P90" draw:layer="Copyright" svg:width="1.04cm" svg:height="7.08cm" svg:x="6.56cm" svg:y="2.04cm">
          <text:p/>
          <draw:enhanced-geometry svg:viewBox="0 0 21600 21600" draw:mirror-horizontal="false" draw:mirror-vertical="false" draw:type="rectangle" draw:enhanced-path="M 0 0 L 21600 0 21600 21600 0 21600 0 0 Z N"/>
        </draw:custom-shape>
        <draw:custom-shape draw:style-name="gr606" draw:text-style-name="P90" draw:layer="Copyright" svg:width="1.12cm" svg:height="7.123cm" svg:x="1.46cm" svg:y="1.997cm">
          <text:p/>
          <draw:enhanced-geometry svg:viewBox="0 0 21600 21600" draw:mirror-horizontal="false" draw:mirror-vertical="false" draw:type="rectangle" draw:enhanced-path="M 0 0 L 21600 0 21600 21600 0 21600 0 0 Z N"/>
        </draw:custom-shape>
        <draw:custom-shape draw:style-name="gr607" draw:text-style-name="P90" draw:layer="Copyright" svg:width="6.14cm" svg:height="0.662cm" svg:x="1.46cm" svg:y="8.458cm">
          <text:p/>
          <draw:enhanced-geometry svg:viewBox="0 0 21600 21600" draw:mirror-horizontal="false" draw:mirror-vertical="false" draw:type="rectangle" draw:enhanced-path="M 0 0 L 21600 0 21600 21600 0 21600 0 0 Z N"/>
        </draw:custom-shape>
        <draw:custom-shape draw:style-name="gr608" draw:text-style-name="P90" draw:layer="Copyright" svg:width="6.14cm" svg:height="0.56cm" svg:x="1.46cm" svg:y="1.98cm">
          <text:p/>
          <draw:enhanced-geometry svg:viewBox="0 0 21600 21600" draw:mirror-horizontal="false" draw:mirror-vertical="false" draw:type="rectangle" draw:enhanced-path="M 0 0 L 21600 0 21600 21600 0 21600 0 0 Z N"/>
        </draw:custom-shape>
        <draw:frame draw:style-name="gr609" draw:text-style-name="P93" draw:layer="layout" svg:width="6.54cm" svg:height="0.633cm" svg:x="1.4cm" svg:y="9.707cm">
          <draw:text-box>
            <text:p><text:span text:style-name="T22">Tolérance de poses suivant DTU36.5</text:span></text:p>
          </draw:text-box>
        </draw:frame>
        <draw:frame draw:style-name="gr610" draw:text-style-name="P25" draw:layer="layout" svg:width="2.08cm" svg:height="0.666cm" svg:x="1.82cm" svg:y="9.041cm">
          <draw:text-box>
            <text:p><text:span text:style-name="T7">Équerrage</text:span></text:p>
          </draw:text-box>
        </draw:frame>
        <draw:custom-shape draw:style-name="gr611" draw:text-style-name="P6" draw:layer="layout" svg:width="4.98cm" svg:height="5.84cm" svg:x="2cm" svg:y="2.62cm">
          <text:p/>
          <draw:enhanced-geometry svg:viewBox="0 0 21600 21600" draw:glue-points="?f6 0 10800 ?f8 ?f11 10800 ?f9 21600 10800 ?f10 ?f5 10800" draw:text-areas="?f3 ?f3 ?f4 ?f4" draw:type="parallelogram" draw:modifiers="1781.8665652917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2" draw:text-style-name="P83" draw:layer="layout" svg:width="4.241cm" svg:height="5.18cm" svg:x="2.346cm" svg:y="2.934cm">
          <text:p/>
          <draw:enhanced-geometry svg:viewBox="0 0 21600 21600" draw:glue-points="?f6 0 10800 ?f8 ?f11 10800 ?f9 21600 10800 ?f10 ?f5 10800" draw:text-areas="?f3 ?f3 ?f4 ?f4" draw:type="parallelogram" draw:modifiers="1885.272914521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9" draw:layer="layout" svg:x1="6.214cm" svg:y1="5.12cm" svg:x2="6.214cm" svg:y2="8.114cm">
          <text:p/>
        </draw:line>
        <draw:frame draw:style-name="gr613" draw:text-style-name="P25" draw:layer="layout" svg:width="2.311cm" svg:height="1.193cm" svg:x="4.458cm" svg:y="4.247cm">
          <draw:text-box>
            <text:p><text:span text:style-name="T7">2mm/0,5m</text:span></text:p>
            <text:p><text:span text:style-name="T7">maxi</text:span></text:p>
          </draw:text-box>
        </draw:frame>
        <draw:measure draw:style-name="gr614" draw:text-style-name="P57" draw:layer="layout" svg:x1="6.214cm" svg:y1="5.23cm" svg:x2="6.42cm" svg:y2="5.23cm">
          <text:p text:style-name="P57"/>
          <text:p text:style-name="P57"><text:span text:style-name="T15"/></text:p>
        </draw:measure>
        <draw:path draw:style-name="gr11" draw:text-style-name="P9" draw:layer="layout" svg:width="0.366cm" svg:height="0.1cm" draw:transform="rotate (0.842470429937663) translate (5.89003984934918cm 8.05688222211186cm)" svg:viewBox="0 0 367 101" svg:d="M0 80c216-192 367 21 367 21">
          <text:p/>
        </draw:path>
        <draw:frame draw:style-name="gr615" draw:text-style-name="P25" draw:layer="layout" svg:width="3.828cm" svg:height="1.581cm" svg:x="2.359cm" svg:y="5.799cm">
          <draw:text-box>
            <text:p><text:span text:style-name="T7">Difference longueur diagonales = </text:span></text:p>
            <text:p><text:span text:style-name="T7">2mm/m de diagonale</text:span></text:p>
          </draw:text-box>
        </draw:frame>
      </draw:page>
      <draw:page draw:name="page19" draw:style-name="dp1" draw:master-page-name="Standard">
        <draw:frame draw:style-name="gr616" draw:text-style-name="P92" draw:layer="Copyright" svg:width="5.017cm" svg:height="0.519cm" svg:x="2.083cm" svg:y="8.8cm">
          <draw:text-box>
            <text:p><text:span text:style-name="T21">© Pierre ROUZEAU License CC <text:s/>BY-SA 3.0</text:span></text:p>
          </draw:text-box>
        </draw:frame>
        <draw:custom-shape draw:style-name="gr617" draw:text-style-name="P9" draw:layer="layout" svg:width="5.5cm" svg:height="7.7cm" svg:x="1.6cm" svg:y="1.15cm">
          <text:p/>
          <draw:enhanced-geometry svg:viewBox="0 0 21600 21600" draw:type="rectangle" draw:enhanced-path="M 0 0 L 21600 0 21600 21600 0 21600 0 0 Z N"/>
        </draw:custom-shape>
        <draw:g>
          <draw:custom-shape draw:style-name="gr618" draw:text-style-name="P68" draw:layer="layout" svg:width="5.8cm" svg:height="4.444cm" draw:transform="rotate (1.58824961931484) translate (2.148cm 7.538cm)">
            <text:p text:style-name="P15"><text:span text:style-name="T16"/></text:p>
            <text:p text:style-name="P15"><text:span text:style-name="T16"/></text:p>
            <draw:enhanced-geometry svg:viewBox="0 0 21600 21600" draw:mirror-horizontal="true" draw:mirror-vertical="false" draw:glue-points="?f6 0 10800 ?f8 ?f11 10800 ?f9 21600 10800 ?f10 ?f5 10800" draw:text-areas="?f3 ?f3 ?f4 ?f4" draw:type="parallelogram" draw:modifiers="10.36634138537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9" draw:text-style-name="P70" draw:layer="layout" svg:width="5.768cm" svg:height="1.659cm" draw:transform="rotate (1.55334303427495) translate (2.303cm 7.659cm)">
            <text:p/>
            <draw:enhanced-geometry svg:viewBox="0 0 21600 21600" draw:mirror-horizontal="true" draw:mirror-vertical="true" draw:glue-points="?f6 0 10800 ?f8 ?f11 10800 ?f9 21600 10800 ?f10 ?f5 10800" draw:text-areas="?f3 ?f3 ?f4 ?f4" draw:type="parallelogram" draw:modifiers="1451.9051042415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8" draw:text-style-name="P68" draw:layer="layout" svg:x1="2.199cm" svg:y1="2.817cm" svg:x2="2.208cm" svg:y2="2.287cm">
            <text:p/>
          </draw:line>
          <draw:line draw:style-name="gr398" draw:text-style-name="P68" draw:layer="layout" svg:x1="2.13cm" svg:y1="6.781cm" svg:x2="2.139cm" svg:y2="6.251cm">
            <text:p/>
          </draw:line>
          <draw:line draw:style-name="gr398" draw:text-style-name="P68" draw:layer="layout" svg:x1="6.614cm" svg:y1="2.876cm" svg:x2="6.623cm" svg:y2="2.346cm">
            <text:p/>
          </draw:line>
          <draw:line draw:style-name="gr398" draw:text-style-name="P68" draw:layer="layout" svg:x1="6.545cm" svg:y1="6.871cm" svg:x2="6.554cm" svg:y2="6.341cm">
            <text:p/>
          </draw:line>
          <draw:custom-shape draw:style-name="gr620" draw:text-style-name="P70" draw:layer="layout" svg:width="5.785cm" svg:height="1.54cm" draw:transform="rotate (1.58824961931484) translate (4.861cm 7.785cm)">
            <text:p/>
            <draw:enhanced-geometry svg:viewBox="0 0 21600 21600" draw:mirror-horizontal="true" draw:mirror-vertical="false" draw:glue-points="?f6 0 10800 ?f8 ?f11 10800 ?f9 21600 10800 ?f10 ?f5 10800" draw:text-areas="?f3 ?f3 ?f4 ?f4" draw:type="parallelogram" draw:modifiers="1705.263157894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97" draw:text-style-name="P68" draw:layer="layout" svg:x1="4.915cm" svg:y1="5.734cm" svg:x2="5.386cm" svg:y2="5.568cm">
            <text:p/>
          </draw:line>
        </draw:g>
        <draw:frame draw:style-name="gr621" draw:text-style-name="P25" draw:layer="layout" svg:width="2.48cm" svg:height="0.789cm" svg:x="4.62cm" svg:y="7.986cm">
          <draw:text-box>
            <text:p><text:span text:style-name="T7">Écart verticalité </text:span></text:p>
            <text:p><text:span text:style-name="T7">gonds</text:span></text:p>
          </draw:text-box>
        </draw:frame>
        <draw:g>
          <draw:line draw:style-name="gr11" draw:text-style-name="P9" draw:layer="layout" svg:x1="6.636cm" svg:y1="2.6cm" svg:x2="6.636cm" svg:y2="7.9cm">
            <text:p/>
          </draw:line>
          <draw:measure draw:style-name="gr622" draw:text-style-name="P57" draw:layer="layout" svg:x1="6.537cm" svg:y1="7.55cm" svg:x2="6.637cm" svg:y2="7.55cm">
            <text:p text:style-name="P57"/>
            <text:p text:style-name="P57"><text:span text:style-name="T15"/></text:p>
          </draw:measure>
          <draw:line draw:style-name="gr11" draw:text-style-name="P9" draw:layer="layout" svg:x1="6.627cm" svg:y1="2.6cm" svg:x2="6.536cm" svg:y2="7.899cm">
            <text:p/>
          </draw:line>
        </draw:g>
        <draw:g>
          <draw:line draw:style-name="gr11" draw:text-style-name="P9" draw:layer="layout" svg:x1="2.216cm" svg:y1="2.55cm" svg:x2="2.216cm" svg:y2="7.85cm">
            <text:p/>
          </draw:line>
          <draw:measure draw:style-name="gr623" draw:text-style-name="P57" draw:layer="layout" svg:x1="2.216cm" svg:y1="7.5cm" svg:x2="2.119cm" svg:y2="7.5cm">
            <text:p text:style-name="P57"/>
            <text:p text:style-name="P57"><text:span text:style-name="T15"/></text:p>
          </draw:measure>
          <draw:line draw:style-name="gr11" draw:text-style-name="P9" draw:layer="layout" svg:x1="2.207cm" svg:y1="2.55cm" svg:x2="2.116cm" svg:y2="7.849cm">
            <text:p/>
          </draw:line>
        </draw:g>
        <draw:frame draw:style-name="gr624" draw:text-style-name="P94" draw:layer="layout" svg:width="1.898cm" svg:height="1.383cm" svg:x="5.052cm" svg:y="3.75cm">
          <draw:text-box>
            <text:p><text:span text:style-name="T7">Ce battant s’ouvre seul</text:span></text:p>
          </draw:text-box>
        </draw:frame>
        <draw:frame draw:style-name="gr624" draw:text-style-name="P94" draw:layer="layout" svg:width="1.9cm" svg:height="1.383cm" svg:x="2cm" svg:y="3.751cm">
          <draw:text-box>
            <text:p><text:span text:style-name="T7">Ce battant se ferme seul</text:span></text:p>
          </draw:text-box>
        </draw:frame>
        <draw:g>
          <draw:line draw:style-name="gr11" draw:text-style-name="P9" draw:layer="layout" svg:x1="1.896cm" svg:y1="7.6cm" svg:x2="1.896cm" svg:y2="1.58cm">
            <text:p/>
          </draw:line>
          <draw:measure draw:style-name="gr625" draw:text-style-name="P57" draw:layer="layout" svg:x1="2.009cm" svg:y1="1.778cm" svg:x2="1.899cm" svg:y2="1.778cm">
            <text:p text:style-name="P57"/>
            <text:p text:style-name="P57"><text:span text:style-name="T15"/></text:p>
          </draw:measure>
          <draw:line draw:style-name="gr11" draw:text-style-name="P9" draw:layer="layout" svg:x1="1.907cm" svg:y1="7.6cm" svg:x2="2.01cm" svg:y2="1.581cm">
            <text:p/>
          </draw:line>
        </draw:g>
      </draw:page>
      <draw:page draw:name="page20" draw:style-name="dp1" draw:master-page-name="Standard">
        <draw:frame draw:style-name="gr626" draw:text-style-name="P95" draw:layer="layout" svg:width="3.1cm" svg:height="1.245cm" svg:x="3.15cm" svg:y="4.755cm">
          <draw:text-box>
            <text:p><text:span text:style-name="T23">Menuiserie à </text:span></text:p>
            <text:p><text:span text:style-name="T23">ouvrant caché.</text:span></text:p>
          </draw:text-box>
        </draw:frame>
        <draw:frame draw:style-name="gr627" draw:text-style-name="P93" draw:layer="layout" svg:width="3.5cm" svg:height="3.225cm" svg:x="3cm" svg:y="6.007cm">
          <draw:text-box>
            <text:p><text:span text:style-name="T22">Quand on regarde de l’extérieur, l’ouvrant est caché par le dormant.</text:span></text:p>
            <text:p><text:span text:style-name="T22"/></text:p>
            <text:p><text:span text:style-name="T22">Ceci augmente le clair <text:s/>de jour.</text:span></text:p>
          </draw:text-box>
        </draw:frame>
        <draw:g>
          <draw:custom-shape draw:style-name="gr628" draw:text-style-name="P8" draw:layer="layout" svg:width="2.1cm" svg:height="1.816cm" draw:transform="rotate (-1.5707963267949) translate (5.316cm 1.65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98" draw:text-style-name="P61" draw:layer="layout" svg:width="0.6cm" svg:height="0.266cm" draw:transform="rotate (-1.5707963267949) translate (2.216cm 3.5cm)">
              <text:p/>
              <draw:enhanced-geometry svg:viewBox="0 0 21600 21600" draw:mirror-vertical="fals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29" draw:text-style-name="P8" draw:layer="layout" svg:width="0.5cm" svg:height="0.29cm" draw:transform="rotate (1.5707963267949) translate (3.09cm 4.65cm)">
              <text:p/>
              <draw:enhanced-geometry svg:viewBox="0 0 21600 21600" draw:mirror-vertical="tru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30" draw:text-style-name="P8" draw:layer="layout" svg:width="1.136cm" svg:height="1.12cm" draw:transform="rotate (-1.5707963267949) translate (3.39cm 3.292cm)">
              <text:p/>
              <draw:enhanced-geometry svg:viewBox="0 0 21600 21600" draw:type="rectangle" draw:enhanced-path="M 0 0 L 21600 0 21600 21600 0 21600 0 0 Z N"/>
            </draw:custom-shape>
            <draw:custom-shape draw:style-name="gr7" draw:text-style-name="P7" draw:layer="layout" svg:width="0.35cm" svg:height="0.12cm" draw:transform="rotate (-1.5707963267949) translate (3.5cm 3.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8" draw:layer="layout" svg:width="0.419cm" svg:height="0.078cm" draw:transform="rotate (-1.5707963267949) translate (2.35cm 3.033cm)">
              <text:p/>
              <draw:enhanced-geometry svg:viewBox="0 0 21600 21600" draw:type="rectangle" draw:enhanced-path="M 0 0 L 21600 0 21600 21600 0 21600 0 0 Z N"/>
            </draw:custom-shape>
            <draw:custom-shape draw:style-name="gr631" draw:text-style-name="P16" draw:layer="layout" svg:width="0.062cm" svg:height="0.366cm" draw:transform="rotate (-1.5707963267949) translate (3.116cm 3.372cm)">
              <text:p/>
              <draw:enhanced-geometry svg:viewBox="0 0 21600 21600" draw:type="rectangle" draw:enhanced-path="M 0 0 L 21600 0 21600 21600 0 21600 0 0 Z N"/>
            </draw:custom-shape>
            <draw:custom-shape draw:style-name="gr632" draw:text-style-name="P16" draw:layer="layout" svg:width="0.168cm" svg:height="0.264cm" draw:transform="rotate (-1.5707963267949) translate (3.072cm 3.222cm)">
              <text:p/>
              <draw:enhanced-geometry svg:viewBox="0 0 21600 21600" draw:mirror-horizontal="false" draw:mirror-vertical="false" draw:type="rectangle" draw:enhanced-path="M 0 0 L 21600 0 21600 21600 0 21600 0 0 Z N"/>
            </draw:custom-shape>
            <draw:custom-shape draw:style-name="gr633" draw:text-style-name="P16" draw:layer="layout" svg:width="0.648cm" svg:height="0.1cm" draw:transform="rotate (-1.5707963267949) translate (3.326cm 3.752cm)">
              <text:p/>
              <draw:enhanced-geometry svg:viewBox="0 0 21600 21600" draw:type="rectangle" draw:enhanced-path="M 0 0 L 21600 0 21600 21600 0 21600 0 0 Z N"/>
            </draw:custom-shape>
            <draw:custom-shape draw:style-name="gr136" draw:text-style-name="P16" draw:layer="layout" svg:width="0.278cm" svg:height="0.126cm" draw:transform="rotate (-1.5707963267949) translate (3.326cm 3.374cm)">
              <text:p/>
              <draw:enhanced-geometry svg:viewBox="0 0 21600 21600" draw:type="rectangle" draw:enhanced-path="M 0 0 L 21600 0 21600 21600 0 21600 0 0 Z N"/>
            </draw:custom-shape>
            <draw:custom-shape draw:style-name="gr634" draw:text-style-name="P16" draw:layer="layout" svg:width="0.148cm" svg:height="0.398cm" draw:transform="rotate (-1.5707963267949) translate (3.15cm 3.504cm)">
              <text:p/>
              <draw:enhanced-geometry svg:viewBox="0 0 21600 21600" draw:type="rectangle" draw:enhanced-path="M 0 0 L 21600 0 21600 21600 0 21600 0 0 Z N"/>
            </draw:custom-shape>
            <draw:custom-shape draw:style-name="gr635" draw:text-style-name="P16" draw:layer="layout" svg:width="0.276cm" svg:height="0.352cm" draw:transform="rotate (-1.5707963267949) translate (2.69cm 3.376cm)">
              <text:p/>
              <draw:enhanced-geometry svg:viewBox="0 0 21600 21600" draw:type="rectangle" draw:enhanced-path="M 0 0 L 21600 0 21600 21600 0 21600 0 0 Z N"/>
            </draw:custom-shape>
            <draw:custom-shape draw:style-name="gr636" draw:text-style-name="P12" draw:layer="layout" svg:width="0.7cm" svg:height="0.05cm" draw:transform="rotate (-1.5707963267949) translate (3.5cm 2.31cm)">
              <text:p/>
              <draw:enhanced-geometry svg:viewBox="0 0 21600 21600" draw:type="rectangle" draw:enhanced-path="M 0 0 L 21600 0 21600 21600 0 21600 0 0 Z N"/>
            </draw:custom-shape>
            <draw:custom-shape draw:style-name="gr637" draw:text-style-name="P12" draw:layer="layout" svg:width="0.79cm" svg:height="0.05cm" svg:x="2.43cm" svg:y="3.24cm">
              <text:p/>
              <draw:enhanced-geometry svg:viewBox="0 0 21600 21600" draw:type="rectangle" draw:enhanced-path="M 0 0 L 21600 0 21600 21600 0 21600 0 0 Z N"/>
            </draw:custom-shape>
            <draw:custom-shape draw:style-name="gr16" draw:text-style-name="P12" draw:layer="layout" svg:width="0.406cm" svg:height="0.053cm" draw:transform="skewX (-0.0376991118430776) rotate (-2.35619449019234) translate (3.505cm 3.006cm)">
              <text:p/>
              <draw:enhanced-geometry svg:viewBox="0 0 21600 21600" draw:type="rectangle" draw:enhanced-path="M 0 0 L 21600 0 21600 21600 0 21600 0 0 Z N"/>
            </draw:custom-shape>
            <draw:g>
              <draw:custom-shape draw:style-name="gr638" draw:text-style-name="P7" draw:layer="layout" svg:width="0.844cm" svg:height="0.056cm" svg:x="3.406cm" svg:y="2.604cm">
                <text:p/>
                <draw:enhanced-geometry svg:viewBox="0 0 21600 21600" draw:mirror-horizontal="true" draw:mirror-vertical="false" draw:type="rectangle" draw:enhanced-path="M 0 0 L 21600 0 21600 21600 0 21600 0 0 Z N"/>
              </draw:custom-shape>
              <draw:custom-shape draw:style-name="gr17" draw:text-style-name="P7" draw:layer="layout" svg:width="0.074cm" svg:height="0.224cm" svg:x="3.38cm" svg:y="2.5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56cm" svg:height="0.086cm" draw:transform="rotate (1.5707963267949) translate (4.238cm 2.6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2" draw:text-style-name="P17" draw:layer="layout" svg:width="0.286cm" svg:height="0.104cm" draw:transform="rotate (-1.5707963267949) translate (2.988cm 3.118cm)">
                <text:p/>
                <draw:enhanced-geometry svg:viewBox="0 0 21600 21600" draw:mirror-horizontal="false" draw:mirror-vertical="false" draw:type="rectangle" draw:enhanced-path="M 0 0 L 21600 0 21600 21600 0 21600 0 0 Z N"/>
              </draw:custom-shape>
              <draw:custom-shape draw:style-name="gr639" draw:text-style-name="P17" draw:layer="layout" svg:width="0.042cm" svg:height="0.344cm" draw:transform="rotate (-1.5707963267949) translate (3.106cm 3.374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112cm" svg:height="0.234cm" draw:transform="rotate (-1.5707963267949) translate (3.052cm 3.13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112cm" svg:height="0.126cm" draw:transform="rotate (-1.5707963267949) translate (3cm 3.13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112cm" svg:height="0.052cm" draw:transform="rotate (-1.5707963267949) translate (3.052cm 3.13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112cm" svg:height="0.052cm" draw:transform="rotate (-1.5707963267949) translate (2.87cm 3.138cm)">
                <text:p/>
                <draw:enhanced-geometry svg:viewBox="0 0 21600 21600"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6" draw:text-style-name="P16" draw:layer="layout" svg:width="0.4cm" svg:height="0.02cm" draw:transform="rotate (-1.5707963267949) translate (2.27cm 3.452cm)">
              <text:p/>
              <draw:enhanced-geometry svg:viewBox="0 0 21600 21600" draw:type="rectangle" draw:enhanced-path="M 0 0 L 21600 0 21600 21600 0 21600 0 0 Z N"/>
            </draw:custom-shape>
            <draw:custom-shape draw:style-name="gr640" draw:text-style-name="P61" draw:layer="layout" svg:width="0.802cm" svg:height="1.16cm" draw:transform="rotate (-1.5707963267949) translate (3.11cm 3.85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3cm" svg:height="0.06cm" draw:transform="rotate (-1.5707963267949) translate (2.56cm 3.75cm)">
              <text:p/>
              <draw:enhanced-geometry svg:viewBox="0 0 21600 21600" draw:mirror-horizontal="false" draw:mirror-vertical="false" draw:type="rectangle" draw:enhanced-path="M 0 0 L 21600 0 21600 21600 0 21600 0 0 Z N"/>
            </draw:custom-shape>
            <draw:custom-shape draw:style-name="gr641" draw:text-style-name="P16" draw:layer="layout" svg:width="0.742cm" svg:height="0.06cm" draw:transform="rotate (-1.5707963267949) translate (3.17cm 3.75cm)">
              <text:p/>
              <draw:enhanced-geometry svg:viewBox="0 0 21600 21600" draw:type="rectangle" draw:enhanced-path="M 0 0 L 21600 0 21600 21600 0 21600 0 0 Z N"/>
            </draw:custom-shape>
            <draw:custom-shape draw:style-name="gr642" draw:text-style-name="P16" draw:layer="layout" svg:width="0.599cm" svg:height="0.02cm" draw:transform="rotate (-1.5707963267949) translate (3.57cm 4.452cm)">
              <text:p/>
              <draw:enhanced-geometry svg:viewBox="0 0 21600 21600" draw:type="rectangle" draw:enhanced-path="M 0 0 L 21600 0 21600 21600 0 21600 0 0 Z N"/>
            </draw:custom-shape>
            <draw:custom-shape draw:style-name="gr136" draw:text-style-name="P16" draw:layer="layout" svg:width="0.2cm" svg:height="0.06cm" draw:transform="rotate (-1.5707963267949) translate (3.11cm 4.472cm)">
              <text:p/>
              <draw:enhanced-geometry svg:viewBox="0 0 21600 21600" draw:type="rectangle" draw:enhanced-path="M 0 0 L 21600 0 21600 21600 0 21600 0 0 Z N"/>
            </draw:custom-shape>
            <draw:custom-shape draw:style-name="gr643" draw:text-style-name="P16" draw:layer="layout" svg:width="0.1cm" svg:height="0.272cm" draw:transform="rotate (-1.5707963267949) translate (2.5cm 3.75cm)">
              <text:p/>
              <draw:enhanced-geometry svg:viewBox="0 0 21600 21600" draw:mirror-horizontal="false" draw:mirror-vertical="false" draw:type="rectangle" draw:enhanced-path="M 0 0 L 21600 0 21600 21600 0 21600 0 0 Z N"/>
            </draw:custom-shape>
            <draw:custom-shape draw:style-name="gr644" draw:text-style-name="P16" draw:layer="layout" svg:width="0.62cm" svg:height="0.38cm" draw:transform="rotate (-1.5707963267949) translate (2.4cm 3.95cm)">
              <text:p/>
              <draw:enhanced-geometry svg:viewBox="0 0 21600 21600" draw:type="rectangle" draw:enhanced-path="M 0 0 L 21600 0 21600 21600 0 21600 0 0 Z N"/>
            </draw:custom-shape>
            <draw:custom-shape draw:style-name="gr302" draw:text-style-name="P16" draw:layer="layout" svg:width="0.08cm" svg:height="0.06cm" draw:transform="rotate (1.5707963267949) translate (3.11cm 4.532cm)">
              <text:p/>
              <draw:enhanced-geometry svg:viewBox="0 0 21600 21600" draw:mirror-vertical="tru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3" draw:text-style-name="P61" draw:layer="layout" svg:width="0.04cm" svg:height="0.25cm" draw:transform="rotate (-1.5707963267949) translate (2.21cm 3.82cm)">
              <text:p/>
              <draw:enhanced-geometry svg:viewBox="0 0 21600 21600" draw:type="rectangle" draw:enhanced-path="M 0 0 L 21600 0 21600 21600 0 21600 0 0 Z N"/>
            </draw:custom-shape>
            <draw:custom-shape draw:style-name="gr89" draw:text-style-name="P8" draw:layer="layout" svg:width="0.04cm" svg:height="0.22cm" draw:transform="rotate (-1.5707963267949) translate (3.39cm 4.412cm)">
              <text:p/>
              <draw:enhanced-geometry svg:viewBox="0 0 21600 21600" draw:type="rectangle" draw:enhanced-path="M 0 0 L 21600 0 21600 21600 0 21600 0 0 Z N"/>
            </draw:custom-shape>
            <draw:custom-shape draw:style-name="gr7" draw:text-style-name="P7" draw:layer="layout" svg:width="0.07cm" svg:height="0.08cm" draw:transform="rotate (-1.5707963267949) translate (3.13cm 4.552cm)">
              <text:p/>
              <draw:enhanced-geometry svg:viewBox="0 0 21600 21600" draw:glue-points="?f6 10800 10800 21600 ?f5 10800 10800 0" draw:text-areas="?f3 ?f3 ?f4 ?f4" draw:type="trapezoid" draw:modifiers="8518.3098591549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7" draw:layer="layout" svg:width="0.07cm" svg:height="0.08cm" draw:transform="rotate (1.5707963267949) translate (2.19cm 3.67cm)">
              <text:p/>
              <draw:enhanced-geometry svg:viewBox="0 0 21600 21600" draw:mirror-horizontal="false" draw:mirror-vertical="true" draw:glue-points="?f6 10800 10800 21600 ?f5 10800 10800 0" draw:text-areas="?f3 ?f3 ?f4 ?f4" draw:type="trapezoid" draw:modifiers="8518.3098591549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6" draw:text-style-name="P16" draw:layer="layout" svg:width="0.1cm" svg:height="0.12cm" draw:transform="rotate (-1.5707963267949) translate (2.14cm 3.75cm)">
              <text:p/>
              <draw:enhanced-geometry svg:viewBox="0 0 21600 21600" draw:mirror-horizontal="false" draw:mirror-vertical="false" draw:type="rectangle" draw:enhanced-path="M 0 0 L 21600 0 21600 21600 0 21600 0 0 Z N"/>
            </draw:custom-shape>
            <draw:custom-shape draw:style-name="gr302" draw:text-style-name="P16" draw:layer="layout" svg:width="0.213cm" svg:height="0.12cm" draw:transform="rotate (-1.5707963267949) translate (2.14cm 3.637cm)">
              <text:p/>
              <draw:enhanced-geometry svg:viewBox="0 0 21600 21600" draw:mirror-vertical="fals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45" draw:text-style-name="P16" draw:layer="layout" svg:width="0.302cm" svg:height="0.5cm" draw:transform="rotate (-1.5707963267949) translate (3.15cm 3.75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052cm" svg:height="0.25cm" draw:transform="rotate (-1.5707963267949) translate (2.75cm 4cm)">
              <text:p/>
              <draw:enhanced-geometry svg:viewBox="0 0 21600 21600" draw:mirror-horizontal="false" draw:mirror-vertical="false" draw:type="rectangle" draw:enhanced-path="M 0 0 L 21600 0 21600 21600 0 21600 0 0 Z N"/>
            </draw:custom-shape>
            <draw:custom-shape draw:style-name="gr7" draw:text-style-name="P7" draw:layer="layout" svg:width="0.07cm" svg:height="0.08cm" draw:transform="rotate (1.5707963267949) translate (2.48cm 3.97cm)">
              <text:p/>
              <draw:enhanced-geometry svg:viewBox="0 0 21600 21600" draw:mirror-horizontal="false" draw:mirror-vertical="true" draw:glue-points="?f6 10800 10800 21600 ?f5 10800 10800 0" draw:text-areas="?f3 ?f3 ?f4 ?f4" draw:type="trapezoid" draw:modifiers="8214.084507042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8" draw:layer="layout" svg:width="0.2cm" svg:height="0.09cm" draw:transform="rotate (-1.5707963267949) translate (2.65cm 3.8cm)">
              <text:p/>
              <draw:enhanced-geometry svg:viewBox="0 0 21600 21600" draw:type="rectangle" draw:enhanced-path="M 0 0 L 21600 0 21600 21600 0 21600 0 0 Z N"/>
            </draw:custom-shape>
            <draw:custom-shape draw:style-name="gr303" draw:text-style-name="P61" draw:layer="layout" svg:width="0.213cm" svg:height="0.119cm" svg:x="1.9cm" svg:y="4.433cm">
              <text:p/>
              <draw:enhanced-geometry svg:viewBox="0 0 21600 21600" draw:mirror-vertical="tru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2" draw:text-style-name="P16" draw:layer="layout" svg:width="0.408cm" svg:height="0.23cm" svg:x="1.692cm" svg:y="4.45cm">
              <text:p/>
              <draw:enhanced-geometry svg:viewBox="0 0 21600 21600" draw:mirror-vertical="tru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646" draw:text-style-name="P8" draw:layer="layout" svg:width="1.95cm" svg:height="1.816cm" draw:transform="rotate (1.5707963267949) translate (3.5cm 14.099cm)">
            <text:p/>
            <draw:enhanced-geometry svg:viewBox="0 0 21600 21600" draw:mirror-horizontal="tru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47" draw:text-style-name="P10" draw:layer="layout" svg:width="1.57cm" svg:height="0.152cm" draw:transform="rotate (-1.5706217938697) translate (2.502cm 1.65cm)">
            <text:p/>
            <draw:enhanced-geometry svg:viewBox="0 0 21600 21600" draw:type="rectangle" draw:enhanced-path="M 0 0 L 21600 0 21600 21600 0 21600 0 0 Z N"/>
          </draw:custom-shape>
          <draw:custom-shape draw:style-name="gr648" draw:text-style-name="P11" draw:layer="layout" svg:width="1.42cm" svg:height="0.848cm" draw:transform="skewX (0.00122173047639603) rotate (-1.5706217938697) translate (3.35cm 1.65cm)">
            <text:p/>
            <draw:enhanced-geometry svg:viewBox="0 0 21600 21600" draw:type="rectangle" draw:enhanced-path="M 0 0 L 21600 0 21600 21600 0 21600 0 0 Z N"/>
          </draw:custom-shape>
          <draw:custom-shape draw:style-name="gr649" draw:text-style-name="P10" draw:layer="layout" svg:width="1.701cm" svg:height="0.152cm" draw:transform="rotate (-1.5706217938697) translate (2.502cm 12.374cm)">
            <text:p/>
            <draw:enhanced-geometry svg:viewBox="0 0 21600 21600" draw:mirror-vertical="true" draw:type="rectangle" draw:enhanced-path="M 0 0 L 21600 0 21600 21600 0 21600 0 0 Z N"/>
          </draw:custom-shape>
          <draw:custom-shape draw:style-name="gr650" draw:text-style-name="P11" draw:layer="layout" svg:width="1.551cm" svg:height="0.848cm" draw:transform="skewX (0.00122173047639603) rotate (-1.5706217938697) translate (3.35cm 12.551cm)">
            <text:p/>
            <draw:enhanced-geometry svg:viewBox="0 0 21600 21600" draw:mirror-vertical="true" draw:type="rectangle" draw:enhanced-path="M 0 0 L 21600 0 21600 21600 0 21600 0 0 Z N"/>
          </draw:custom-shape>
          <draw:g>
            <draw:custom-shape draw:style-name="gr651" draw:text-style-name="P8" draw:layer="layout" svg:width="0.4cm" svg:height="2.057cm" draw:transform="rotate (1.5707963267949) translate (3.39cm 12.335cm)">
              <text:p/>
              <draw:enhanced-geometry svg:viewBox="0 0 21600 21600" draw:mirror-vertical="false" draw:glue-points="?f6 10800 10800 21600 ?f5 10800 10800 0" draw:text-areas="?f3 ?f3 ?f4 ?f4" draw:type="trapezoid" draw:modifiers="5763.591022443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52" draw:text-style-name="P16" draw:layer="layout" svg:width="0.274cm" svg:height="2.007cm" draw:transform="rotate (1.5707963267949) translate (3.39cm 12.27cm)">
              <text:p/>
              <draw:enhanced-geometry svg:viewBox="0 0 21600 21600" draw:mirror-vertical="fals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53" draw:text-style-name="P16" draw:layer="layout" svg:width="0.145cm" svg:height="2.01cm" draw:transform="rotate (-1.5707963267949) translate (5.397cm 12.098cm)">
              <text:p/>
              <draw:enhanced-geometry svg:viewBox="0 0 21600 21600" draw:mirror-vertical="true" draw:type="rectangle" draw:enhanced-path="M 0 0 L 21600 0 21600 21600 0 21600 0 0 Z N"/>
            </draw:custom-shape>
          </draw:g>
          <draw:line draw:style-name="gr11" draw:text-style-name="P9" draw:layer="layout" svg:x1="3.171cm" svg:y1="11.911cm" svg:x2="3.391cm" svg:y2="12cm">
            <text:p/>
          </draw:line>
          <draw:g>
            <draw:custom-shape draw:style-name="gr654" draw:text-style-name="P61" draw:layer="layout" svg:width="0.6cm" svg:height="0.266cm" draw:transform="rotate (-1.5707963267949) translate (2.217cm 11.551cm)">
              <text:p/>
              <draw:enhanced-geometry svg:viewBox="0 0 21600 21600" draw:mirror-vertical="tru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99" draw:text-style-name="P8" draw:layer="layout" svg:width="0.5cm" svg:height="0.29cm" draw:transform="rotate (1.5707963267949) translate (3.091cm 11.501cm)">
              <text:p/>
              <draw:enhanced-geometry svg:viewBox="0 0 21600 21600" draw:mirror-vertical="false" draw:glue-points="?f6 10800 10800 21600 ?f5 10800 10800 0" draw:text-areas="?f3 ?f3 ?f4 ?f4" draw:type="trapezoid" draw:modifiers="7821.9269102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30" draw:text-style-name="P8" draw:layer="layout" svg:width="1.136cm" svg:height="1.12cm" draw:transform="rotate (-1.5707963267949) translate (3.391cm 11.223cm)">
              <text:p/>
              <draw:enhanced-geometry svg:viewBox="0 0 21600 21600" draw:mirror-vertical="true" draw:type="rectangle" draw:enhanced-path="M 0 0 L 21600 0 21600 21600 0 21600 0 0 Z N"/>
            </draw:custom-shape>
            <draw:custom-shape draw:style-name="gr7" draw:text-style-name="P7" draw:layer="layout" svg:width="0.32cm" svg:height="0.12cm" draw:transform="rotate (-1.5707963267949) translate (3.51cm 12.02cm)">
              <text:p/>
              <draw:enhanced-geometry svg:viewBox="0 0 21600 21600" draw:mirror-vertical="true"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8" draw:layer="layout" svg:width="0.419cm" svg:height="0.078cm" draw:transform="rotate (-1.5707963267949) translate (2.351cm 12.172cm)">
              <text:p/>
              <draw:enhanced-geometry svg:viewBox="0 0 21600 21600" draw:mirror-vertical="true" draw:type="rectangle" draw:enhanced-path="M 0 0 L 21600 0 21600 21600 0 21600 0 0 Z N"/>
            </draw:custom-shape>
            <draw:custom-shape draw:style-name="gr631" draw:text-style-name="P16" draw:layer="layout" svg:width="0.062cm" svg:height="0.366cm" draw:transform="rotate (-1.5707963267949) translate (3.117cm 12.217cm)">
              <text:p/>
              <draw:enhanced-geometry svg:viewBox="0 0 21600 21600" draw:mirror-vertical="true" draw:type="rectangle" draw:enhanced-path="M 0 0 L 21600 0 21600 21600 0 21600 0 0 Z N"/>
            </draw:custom-shape>
            <draw:custom-shape draw:style-name="gr632" draw:text-style-name="P16" draw:layer="layout" svg:width="0.168cm" svg:height="0.264cm" draw:transform="rotate (-1.5707963267949) translate (3.073cm 12.261cm)">
              <text:p/>
              <draw:enhanced-geometry svg:viewBox="0 0 21600 21600" draw:mirror-horizontal="false" draw:mirror-vertical="true" draw:type="rectangle" draw:enhanced-path="M 0 0 L 21600 0 21600 21600 0 21600 0 0 Z N"/>
            </draw:custom-shape>
            <draw:custom-shape draw:style-name="gr633" draw:text-style-name="P16" draw:layer="layout" svg:width="0.648cm" svg:height="0.1cm" draw:transform="rotate (-1.5707963267949) translate (3.327cm 11.251cm)">
              <text:p/>
              <draw:enhanced-geometry svg:viewBox="0 0 21600 21600" draw:mirror-vertical="true" draw:type="rectangle" draw:enhanced-path="M 0 0 L 21600 0 21600 21600 0 21600 0 0 Z N"/>
            </draw:custom-shape>
            <draw:custom-shape draw:style-name="gr136" draw:text-style-name="P16" draw:layer="layout" svg:width="0.278cm" svg:height="0.126cm" draw:transform="rotate (-1.5707963267949) translate (3.327cm 11.999cm)">
              <text:p/>
              <draw:enhanced-geometry svg:viewBox="0 0 21600 21600" draw:mirror-vertical="true" draw:type="rectangle" draw:enhanced-path="M 0 0 L 21600 0 21600 21600 0 21600 0 0 Z N"/>
            </draw:custom-shape>
            <draw:custom-shape draw:style-name="gr634" draw:text-style-name="P16" draw:layer="layout" svg:width="0.148cm" svg:height="0.398cm" draw:transform="rotate (-1.5707963267949) translate (3.151cm 11.999cm)">
              <text:p/>
              <draw:enhanced-geometry svg:viewBox="0 0 21600 21600" draw:mirror-vertical="true" draw:type="rectangle" draw:enhanced-path="M 0 0 L 21600 0 21600 21600 0 21600 0 0 Z N"/>
            </draw:custom-shape>
            <draw:custom-shape draw:style-name="gr635" draw:text-style-name="P16" draw:layer="layout" svg:width="0.276cm" svg:height="0.352cm" draw:transform="rotate (-1.5707963267949) translate (2.691cm 11.999cm)">
              <text:p/>
              <draw:enhanced-geometry svg:viewBox="0 0 21600 21600" draw:mirror-vertical="true" draw:type="rectangle" draw:enhanced-path="M 0 0 L 21600 0 21600 21600 0 21600 0 0 Z N"/>
            </draw:custom-shape>
            <draw:custom-shape draw:style-name="gr636" draw:text-style-name="P12" draw:layer="layout" svg:width="0.7cm" svg:height="0.058cm" draw:transform="rotate (-1.5707963267949) translate (3.502cm 12.64cm)">
              <text:p/>
              <draw:enhanced-geometry svg:viewBox="0 0 21600 21600" draw:mirror-vertical="true" draw:type="rectangle" draw:enhanced-path="M 0 0 L 21600 0 21600 21600 0 21600 0 0 Z N"/>
            </draw:custom-shape>
            <draw:custom-shape draw:style-name="gr655" draw:text-style-name="P12" draw:layer="layout" svg:width="0.82cm" svg:height="0.05cm" svg:x="2.4cm" svg:y="12.36cm">
              <text:p/>
              <draw:enhanced-geometry svg:viewBox="0 0 21600 21600" draw:mirror-vertical="true" draw:type="rectangle" draw:enhanced-path="M 0 0 L 21600 0 21600 21600 0 21600 0 0 Z N"/>
            </draw:custom-shape>
            <draw:custom-shape draw:style-name="gr16" draw:text-style-name="P12" draw:layer="layout" svg:width="0.399cm" svg:height="0.054cm" draw:transform="skewX (-0.0185004900711398) rotate (-2.35619449019235) translate (3.5cm 12.382cm)">
              <text:p/>
              <draw:enhanced-geometry svg:viewBox="0 0 21600 21600" draw:mirror-vertical="true" draw:type="rectangle" draw:enhanced-path="M 0 0 L 21600 0 21600 21600 0 21600 0 0 Z N"/>
            </draw:custom-shape>
            <draw:g>
              <draw:custom-shape draw:style-name="gr638" draw:text-style-name="P7" draw:layer="layout" svg:width="0.844cm" svg:height="0.056cm" svg:x="3.401cm" svg:y="12.994cm">
                <text:p/>
                <draw:enhanced-geometry svg:viewBox="0 0 21600 21600" draw:mirror-horizontal="true" draw:mirror-vertical="true" draw:type="rectangle" draw:enhanced-path="M 0 0 L 21600 0 21600 21600 0 21600 0 0 Z N"/>
              </draw:custom-shape>
              <draw:custom-shape draw:style-name="gr17" draw:text-style-name="P7" draw:layer="layout" svg:width="0.074cm" svg:height="0.224cm" svg:x="3.375cm" svg:y="12.91cm">
                <text:p/>
                <draw:enhanced-geometry svg:viewBox="0 0 21600 21600" draw:mirror-horizontal="tru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56cm" svg:height="0.086cm" draw:transform="rotate (1.5707963267949) translate (4.233cm 13.05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2" draw:text-style-name="P17" draw:layer="layout" svg:width="0.286cm" svg:height="0.104cm" draw:transform="rotate (-1.5707963267949) translate (2.989cm 12.247cm)">
                <text:p/>
                <draw:enhanced-geometry svg:viewBox="0 0 21600 21600" draw:mirror-horizontal="false" draw:mirror-vertical="true" draw:type="rectangle" draw:enhanced-path="M 0 0 L 21600 0 21600 21600 0 21600 0 0 Z N"/>
              </draw:custom-shape>
              <draw:custom-shape draw:style-name="gr656" draw:text-style-name="P17" draw:layer="layout" svg:width="0.042cm" svg:height="0.344cm" draw:transform="rotate (-1.5707963267949) translate (3.107cm 12.235cm)">
                <text:p/>
                <draw:enhanced-geometry svg:viewBox="0 0 21600 21600" draw:mirror-horizontal="fals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112cm" svg:height="0.234cm" draw:transform="rotate (-1.5707963267949) translate (3.053cm 12.401cm)">
                <text:p/>
                <draw:enhanced-geometry svg:viewBox="0 0 21600 21600" draw:mirror-horizontal="fals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112cm" svg:height="0.126cm" draw:transform="rotate (-1.5707963267949) translate (3.001cm 12.401cm)">
                <text:p/>
                <draw:enhanced-geometry svg:viewBox="0 0 21600 21600" draw:mirror-horizontal="fals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112cm" svg:height="0.052cm" draw:transform="rotate (-1.5707963267949) translate (3.053cm 12.401cm)">
                <text:p/>
                <draw:enhanced-geometry svg:viewBox="0 0 21600 21600" draw:mirror-horizontal="fals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0.112cm" svg:height="0.052cm" draw:transform="rotate (-1.5707963267949) translate (2.871cm 12.401cm)">
                <text:p/>
                <draw:enhanced-geometry svg:viewBox="0 0 21600 21600" draw:mirror-horizontal="fals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6" draw:text-style-name="P16" draw:layer="layout" svg:width="0.4cm" svg:height="0.02cm" draw:transform="rotate (-1.5707963267949) translate (2.271cm 11.799cm)">
              <text:p/>
              <draw:enhanced-geometry svg:viewBox="0 0 21600 21600" draw:mirror-vertical="true" draw:type="rectangle" draw:enhanced-path="M 0 0 L 21600 0 21600 21600 0 21600 0 0 Z N"/>
            </draw:custom-shape>
            <draw:custom-shape draw:style-name="gr640" draw:text-style-name="P61" draw:layer="layout" svg:width="0.802cm" svg:height="1.16cm" draw:transform="rotate (-1.5707963267949) translate (3.111cm 10.999cm)">
              <text:p/>
              <draw:enhanced-geometry svg:viewBox="0 0 21600 21600" draw:mirror-horizontal="false" draw:mirror-vertical="true" draw:type="rectangle" draw:enhanced-path="M 0 0 L 21600 0 21600 21600 0 21600 0 0 Z N"/>
            </draw:custom-shape>
            <draw:custom-shape draw:style-name="gr57" draw:text-style-name="P16" draw:layer="layout" svg:width="0.3cm" svg:height="0.06cm" draw:transform="rotate (-1.5707963267949) translate (2.561cm 11.601cm)">
              <text:p/>
              <draw:enhanced-geometry svg:viewBox="0 0 21600 21600" draw:mirror-horizontal="false" draw:mirror-vertical="true" draw:type="rectangle" draw:enhanced-path="M 0 0 L 21600 0 21600 21600 0 21600 0 0 Z N"/>
            </draw:custom-shape>
            <draw:custom-shape draw:style-name="gr641" draw:text-style-name="P16" draw:layer="layout" svg:width="0.742cm" svg:height="0.06cm" draw:transform="rotate (-1.5707963267949) translate (3.171cm 11.159cm)">
              <text:p/>
              <draw:enhanced-geometry svg:viewBox="0 0 21600 21600" draw:mirror-vertical="true" draw:type="rectangle" draw:enhanced-path="M 0 0 L 21600 0 21600 21600 0 21600 0 0 Z N"/>
            </draw:custom-shape>
            <draw:custom-shape draw:style-name="gr642" draw:text-style-name="P16" draw:layer="layout" svg:width="0.599cm" svg:height="0.02cm" draw:transform="rotate (-1.5707963267949) translate (3.571cm 10.573cm)">
              <text:p/>
              <draw:enhanced-geometry svg:viewBox="0 0 21600 21600" draw:mirror-vertical="true" draw:type="rectangle" draw:enhanced-path="M 0 0 L 21600 0 21600 21600 0 21600 0 0 Z N"/>
            </draw:custom-shape>
            <draw:custom-shape draw:style-name="gr136" draw:text-style-name="P16" draw:layer="layout" svg:width="0.2cm" svg:height="0.06cm" draw:transform="rotate (-1.5707963267949) translate (3.111cm 10.979cm)">
              <text:p/>
              <draw:enhanced-geometry svg:viewBox="0 0 21600 21600" draw:mirror-vertical="true" draw:type="rectangle" draw:enhanced-path="M 0 0 L 21600 0 21600 21600 0 21600 0 0 Z N"/>
            </draw:custom-shape>
            <draw:custom-shape draw:style-name="gr643" draw:text-style-name="P16" draw:layer="layout" svg:width="0.1cm" svg:height="0.272cm" draw:transform="rotate (-1.5707963267949) translate (2.501cm 11.801cm)">
              <text:p/>
              <draw:enhanced-geometry svg:viewBox="0 0 21600 21600" draw:mirror-horizontal="false" draw:mirror-vertical="true" draw:type="rectangle" draw:enhanced-path="M 0 0 L 21600 0 21600 21600 0 21600 0 0 Z N"/>
            </draw:custom-shape>
            <draw:custom-shape draw:style-name="gr644" draw:text-style-name="P16" draw:layer="layout" svg:width="0.62cm" svg:height="0.38cm" draw:transform="rotate (-1.5707963267949) translate (2.401cm 11.081cm)">
              <text:p/>
              <draw:enhanced-geometry svg:viewBox="0 0 21600 21600" draw:mirror-vertical="true" draw:type="rectangle" draw:enhanced-path="M 0 0 L 21600 0 21600 21600 0 21600 0 0 Z N"/>
            </draw:custom-shape>
            <draw:custom-shape draw:style-name="gr302" draw:text-style-name="P16" draw:layer="layout" svg:width="0.08cm" svg:height="0.06cm" draw:transform="rotate (1.5707963267949) translate (3.111cm 11.199cm)">
              <text:p/>
              <draw:enhanced-geometry svg:viewBox="0 0 21600 21600" draw:mirror-vertical="fals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3" draw:text-style-name="P61" draw:layer="layout" svg:width="0.04cm" svg:height="0.25cm" draw:transform="rotate (-1.5707963267949) translate (2.211cm 11.791cm)">
              <text:p/>
              <draw:enhanced-geometry svg:viewBox="0 0 21600 21600" draw:mirror-vertical="true" draw:type="rectangle" draw:enhanced-path="M 0 0 L 21600 0 21600 21600 0 21600 0 0 Z N"/>
            </draw:custom-shape>
            <draw:custom-shape draw:style-name="gr89" draw:text-style-name="P8" draw:layer="layout" svg:width="0.04cm" svg:height="0.22cm" draw:transform="rotate (-1.5707963267949) translate (3.391cm 11.199cm)">
              <text:p/>
              <draw:enhanced-geometry svg:viewBox="0 0 21600 21600" draw:mirror-vertical="true" draw:type="rectangle" draw:enhanced-path="M 0 0 L 21600 0 21600 21600 0 21600 0 0 Z N"/>
            </draw:custom-shape>
            <draw:custom-shape draw:style-name="gr7" draw:text-style-name="P7" draw:layer="layout" svg:width="0.07cm" svg:height="0.08cm" draw:transform="rotate (-1.5707963267949) translate (3.131cm 11.029cm)">
              <text:p/>
              <draw:enhanced-geometry svg:viewBox="0 0 21600 21600" draw:mirror-vertical="true" draw:glue-points="?f6 10800 10800 21600 ?f5 10800 10800 0" draw:text-areas="?f3 ?f3 ?f4 ?f4" draw:type="trapezoid" draw:modifiers="8518.3098591549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7" draw:layer="layout" svg:width="0.07cm" svg:height="0.08cm" draw:transform="rotate (1.5707963267949) translate (2.191cm 12.051cm)">
              <text:p/>
              <draw:enhanced-geometry svg:viewBox="0 0 21600 21600" draw:mirror-horizontal="false" draw:mirror-vertical="false" draw:glue-points="?f6 10800 10800 21600 ?f5 10800 10800 0" draw:text-areas="?f3 ?f3 ?f4 ?f4" draw:type="trapezoid" draw:modifiers="8518.3098591549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6" draw:text-style-name="P16" draw:layer="layout" svg:width="0.1cm" svg:height="0.12cm" draw:transform="rotate (-1.5707963267949) translate (2.141cm 11.801cm)">
              <text:p/>
              <draw:enhanced-geometry svg:viewBox="0 0 21600 21600" draw:mirror-horizontal="false" draw:mirror-vertical="true" draw:type="rectangle" draw:enhanced-path="M 0 0 L 21600 0 21600 21600 0 21600 0 0 Z N"/>
            </draw:custom-shape>
            <draw:custom-shape draw:style-name="gr302" draw:text-style-name="P16" draw:layer="layout" svg:width="0.213cm" svg:height="0.12cm" draw:transform="rotate (-1.5707963267949) translate (2.141cm 11.774cm)">
              <text:p/>
              <draw:enhanced-geometry svg:viewBox="0 0 21600 21600" draw:mirror-vertical="tru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45" draw:text-style-name="P16" draw:layer="layout" svg:width="0.302cm" svg:height="0.5cm" draw:transform="rotate (-1.5707963267949) translate (3.151cm 11.599cm)">
              <text:p/>
              <draw:enhanced-geometry svg:viewBox="0 0 21600 21600" draw:mirror-horizontal="false" draw:mirror-vertical="true" draw:type="rectangle" draw:enhanced-path="M 0 0 L 21600 0 21600 21600 0 21600 0 0 Z N"/>
            </draw:custom-shape>
            <draw:custom-shape draw:style-name="gr57" draw:text-style-name="P16" draw:layer="layout" svg:width="0.052cm" svg:height="0.25cm" draw:transform="rotate (-1.5707963267949) translate (2.751cm 11.599cm)">
              <text:p/>
              <draw:enhanced-geometry svg:viewBox="0 0 21600 21600" draw:mirror-horizontal="false" draw:mirror-vertical="true" draw:type="rectangle" draw:enhanced-path="M 0 0 L 21600 0 21600 21600 0 21600 0 0 Z N"/>
            </draw:custom-shape>
            <draw:custom-shape draw:style-name="gr7" draw:text-style-name="P7" draw:layer="layout" svg:width="0.07cm" svg:height="0.08cm" draw:transform="rotate (1.5707963267949) translate (2.481cm 11.751cm)">
              <text:p/>
              <draw:enhanced-geometry svg:viewBox="0 0 21600 21600" draw:mirror-horizontal="false" draw:mirror-vertical="false" draw:glue-points="?f6 10800 10800 21600 ?f5 10800 10800 0" draw:text-areas="?f3 ?f3 ?f4 ?f4" draw:type="trapezoid" draw:modifiers="8214.084507042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8" draw:layer="layout" svg:width="0.2cm" svg:height="0.09cm" draw:transform="rotate (-1.5707963267949) translate (2.651cm 11.651cm)">
              <text:p/>
              <draw:enhanced-geometry svg:viewBox="0 0 21600 21600" draw:mirror-vertical="true" draw:type="rectangle" draw:enhanced-path="M 0 0 L 21600 0 21600 21600 0 21600 0 0 Z N"/>
            </draw:custom-shape>
            <draw:custom-shape draw:style-name="gr303" draw:text-style-name="P61" draw:layer="layout" svg:width="0.213cm" svg:height="0.119cm" svg:x="1.901cm" svg:y="11.072cm">
              <text:p/>
              <draw:enhanced-geometry svg:viewBox="0 0 21600 21600" draw:mirror-vertical="fals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2" draw:text-style-name="P16" draw:layer="layout" svg:width="0.408cm" svg:height="0.23cm" svg:x="1.693cm" svg:y="10.971cm">
              <text:p/>
              <draw:enhanced-geometry svg:viewBox="0 0 21600 21600" draw:mirror-vertical="false" draw:glue-points="?f6 10800 10800 21600 ?f5 10800 10800 0" draw:text-areas="?f3 ?f3 ?f4 ?f4" draw:type="trapezoid" draw:modifiers="9741.176470588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657" draw:text-style-name="P15" draw:layer="layout" svg:width="7.35cm" svg:height="0.51cm" draw:transform="rotate (-1.5707963267949) translate (3.05cm 4.152cm)">
              <text:p/>
              <draw:enhanced-geometry svg:viewBox="0 0 21600 21600" draw:type="rectangle" draw:enhanced-path="M 0 0 L 21600 0 21600 21600 0 21600 0 0 Z N"/>
            </draw:custom-shape>
            <draw:custom-shape draw:style-name="gr658" draw:text-style-name="P16" draw:layer="layout" svg:width="7.348cm" svg:height="0.31cm" draw:transform="rotate (-1.5707963267949) translate (2.95cm 4.15cm)">
              <text:p/>
              <draw:enhanced-geometry svg:viewBox="0 0 21600 21600" draw:type="rectangle" draw:enhanced-path="M 0 0 L 21600 0 21600 21600 0 21600 0 0 Z N"/>
            </draw:custom-shape>
            <draw:custom-shape draw:style-name="gr306" draw:text-style-name="P50" draw:layer="layout" svg:width="0.15cm" svg:height="0.31cm" draw:transform="rotate (-1.5707963267949) translate (2.95cm 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4434.4370860927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59" draw:text-style-name="P7" draw:layer="layout" svg:width="0.05cm" svg:height="0.31cm" draw:transform="rotate (-1.5707963267949) translate (2.95cm 4.15cm)">
              <text:p/>
              <draw:enhanced-geometry svg:viewBox="0 0 21600 21600" draw:type="rectangle" draw:enhanced-path="M 0 0 L 21600 0 21600 21600 0 21600 0 0 Z N"/>
            </draw:custom-shape>
            <draw:custom-shape draw:style-name="gr660" draw:text-style-name="P50" draw:layer="layout" svg:width="0.151cm" svg:height="0.31cm" draw:transform="rotate (1.5707963267949) translate (2.639cm 11.451cm)">
              <text:p/>
              <draw:enhanced-geometry svg:viewBox="0 0 21600 21600" draw:mirror-horizontal="true" draw:extrusion-origin="0 0" draw:extrusion-viewpoint="(0cm 0cm 25cm)" draw:extrusion-skew="0 0" dr3d:projection="perspective" draw:extrusion-depth="2.5cm 0" draw:text-areas="?f4 ?f6 ?f5 ?f7" draw:glue-point-type="segments" draw:path-stretchpoint-x="10800" draw:path-stretchpoint-y="10800" draw:type="frame" draw:modifiers="3836.8421052631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59" draw:text-style-name="P7" draw:layer="layout" svg:width="0.05cm" svg:height="0.31cm" draw:transform="rotate (1.5707963267949) translate (2.639cm 11.501cm)">
              <text:p/>
              <draw:enhanced-geometry svg:viewBox="0 0 21600 21600" draw:mirror-horizontal="true" draw:type="rectangle" draw:enhanced-path="M 0 0 L 21600 0 21600 21600 0 21600 0 0 Z N"/>
            </draw:custom-shape>
          </draw:g>
          <draw:custom-shape draw:style-name="gr661" draw:text-style-name="P8" draw:layer="layout" svg:width="0.4cm" svg:height="1.81cm" draw:transform="rotate (1.5707963267949) translate (3.508cm 12.45cm)">
            <text:p/>
            <draw:enhanced-geometry svg:viewBox="0 0 21600 21600" draw:mirror-vertical="false" draw:glue-points="?f6 10800 10800 21600 ?f5 10800 10800 0" draw:text-areas="?f3 ?f3 ?f4 ?f4" draw:type="trapezoid" draw:modifiers="4740.1496259351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62" draw:text-style-name="P8" draw:layer="layout" svg:width="0.17cm" svg:height="1.799cm" draw:transform="rotate (-1.5707963267949) translate (5.306cm 12.279cm)">
            <text:p/>
            <draw:enhanced-geometry svg:viewBox="0 0 21600 21600" draw:mirror-vertical="true" draw:type="rectangle" draw:enhanced-path="M 0 0 L 21600 0 21600 21600 0 21600 0 0 Z N"/>
          </draw:custom-shape>
        </draw:g>
        <draw:custom-shape draw:style-name="gr663" draw:text-style-name="P9" draw:layer="layout" svg:width="4.95cm" svg:height="12.75cm" svg:x="1.7cm" svg:y="1.5cm">
          <text:p/>
          <draw:enhanced-geometry svg:viewBox="0 0 21600 21600" draw:type="rectangle" draw:enhanced-path="M 0 0 L 21600 0 21600 21600 0 21600 0 0 Z N"/>
        </draw:custom-shape>
        <draw:frame draw:style-name="gr664" draw:text-style-name="P92" draw:layer="Copyright" svg:width="4.817cm" svg:height="0.519cm" svg:x="1.783cm" svg:y="14.25cm">
          <draw:text-box>
            <text:p><text:span text:style-name="T21">© Pierre ROUZEAU License CC <text:s/>BY-SA 4.0</text:span></text:p>
          </draw:text-box>
        </draw:frame>
      </draw:page>
      <draw:page draw:name="page21" draw:style-name="dp1" draw:master-page-name="Standard">
        <draw:g>
          <draw:custom-shape draw:style-name="gr665" draw:text-style-name="P6" draw:layer="layout" svg:width="1.364cm" svg:height="1.36cm" svg:x="4.819cm" svg:y="5.625cm">
            <text:p/>
            <draw:enhanced-geometry svg:viewBox="0 0 21600 21600" draw:type="rectangle" draw:enhanced-path="M 0 0 L 21600 0 21600 21600 0 21600 0 0 Z N"/>
          </draw:custom-shape>
          <draw:custom-shape draw:style-name="gr7" draw:text-style-name="P7" draw:layer="layout" svg:width="0.382cm" svg:height="0.113cm" svg:x="4.944cm" svg:y="5.512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6" draw:text-style-name="P96" draw:layer="layout" svg:width="0.765cm" svg:height="0.064cm" svg:x="4.234cm" svg:y="6.986cm">
            <text:p/>
            <draw:enhanced-geometry svg:viewBox="0 0 21600 21600" draw:type="rectangle" draw:enhanced-path="M 0 0 L 21600 0 21600 21600 0 21600 0 0 Z N"/>
          </draw:custom-shape>
          <draw:custom-shape draw:style-name="gr667" draw:text-style-name="P16" draw:layer="layout" svg:width="1.396cm" svg:height="1.396cm" svg:x="5.471cm" svg:y="6.099cm">
            <text:p/>
            <draw:enhanced-geometry svg:viewBox="0 0 21600 21600" draw:mirror-horizontal="false" draw:mirror-vertical="false" draw:type="rectangle" draw:enhanced-path="M 0 0 L 21600 0 21600 21600 0 21600 0 0 Z N"/>
          </draw:custom-shape>
          <draw:custom-shape draw:style-name="gr668" draw:text-style-name="P14" draw:layer="layout" svg:width="1.364cm" svg:height="1.362cm" svg:x="5.5cm" svg:y="6.136cm">
            <text:p/>
            <draw:enhanced-geometry svg:viewBox="0 0 21600 21600" draw:mirror-horizontal="false" draw:mirror-vertical="false" draw:type="rectangle" draw:enhanced-path="M 0 0 L 21600 0 21600 21600 0 21600 0 0 Z N"/>
          </draw:custom-shape>
          <draw:custom-shape draw:style-name="gr669" draw:text-style-name="P16" draw:layer="layout" svg:width="0.7cm" svg:height="0.403cm" svg:x="5.664cm" svg:y="5.348cm">
            <text:p/>
            <draw:enhanced-geometry svg:viewBox="0 0 21600 21600" draw:mirror-horizontal="false" draw:mirror-vertical="false" draw:type="rectangle" draw:enhanced-path="M 0 0 L 21600 0 21600 21600 0 21600 0 0 Z N"/>
          </draw:custom-shape>
          <draw:custom-shape draw:style-name="gr670" draw:text-style-name="P22" draw:layer="layout" svg:width="0.366cm" svg:height="1.474cm" svg:x="4.453cm" svg:y="5.512cm">
            <text:p/>
            <draw:enhanced-geometry svg:viewBox="0 0 21600 21600" draw:path-stretchpoint-x="10800" draw:path-stretchpoint-y="10800" draw:text-areas="?f3 ?f4 ?f5 ?f6" draw:type="round-rectangle" draw:modifiers="3357.512953367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1" draw:text-style-name="P8" draw:layer="layout" svg:width="3.668cm" svg:height="2.948cm" svg:x="1.832cm" svg:y="2.564cm">
          <text:p/>
          <draw:enhanced-geometry svg:viewBox="0 0 21600 21600"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72" draw:text-style-name="P10" draw:layer="layout" svg:width="2.621cm" svg:height="0.171cm" svg:x="1.832cm" svg:y="6.813cm">
          <text:p/>
          <draw:enhanced-geometry svg:viewBox="0 0 21600 21600" draw:type="rectangle" draw:enhanced-path="M 0 0 L 21600 0 21600 21600 0 21600 0 0 Z N"/>
        </draw:custom-shape>
        <draw:custom-shape draw:style-name="gr673" draw:text-style-name="P11" draw:layer="layout" svg:width="2.621cm" svg:height="1.137cm" svg:x="1.832cm" svg:y="5.676cm">
          <text:p/>
          <draw:enhanced-geometry svg:viewBox="0 0 21600 21600" draw:type="rectangle" draw:enhanced-path="M 0 0 L 21600 0 21600 21600 0 21600 0 0 Z N"/>
        </draw:custom-shape>
        <draw:g>
          <draw:custom-shape draw:style-name="gr674" draw:text-style-name="P12" draw:layer="layout" svg:width="0.85cm" svg:height="0.069cm" svg:x="3.657cm" svg:y="5.506cm">
            <text:p/>
            <draw:enhanced-geometry svg:viewBox="0 0 21600 21600" draw:type="rectangle" draw:enhanced-path="M 0 0 L 21600 0 21600 21600 0 21600 0 0 Z N"/>
          </draw:custom-shape>
          <draw:custom-shape draw:style-name="gr675" draw:text-style-name="P12" draw:layer="layout" svg:width="0.658cm" svg:height="0.069cm" draw:transform="rotate (1.5707963267949) translate (4.75cm 6.471cm)">
            <text:p/>
            <draw:enhanced-geometry svg:viewBox="0 0 21600 21600" draw:type="rectangle" draw:enhanced-path="M 0 0 L 21600 0 21600 21600 0 21600 0 0 Z N"/>
          </draw:custom-shape>
          <draw:custom-shape draw:style-name="gr16" draw:text-style-name="P12" draw:layer="layout" svg:width="0.431cm" svg:height="0.066cm" draw:transform="skewX (0.0151843644923507) rotate (-0.785398163397449) translate (4.513cm 5.507cm)">
            <text:p/>
            <draw:enhanced-geometry svg:viewBox="0 0 21600 21600" draw:type="rectangle" draw:enhanced-path="M 0 0 L 21600 0 21600 21600 0 21600 0 0 Z N"/>
          </draw:custom-shape>
          <draw:g>
            <draw:custom-shape draw:style-name="gr676" draw:text-style-name="P7" draw:layer="layout" svg:width="1.02cm" svg:height="0.069cm" draw:transform="rotate (-1.5707963267949) translate (3.947cm 4.621cm)">
              <text:p/>
              <draw:enhanced-geometry svg:viewBox="0 0 21600 21600" draw:mirror-horizontal="true" draw:mirror-vertical="false" draw:type="rectangle" draw:enhanced-path="M 0 0 L 21600 0 21600 21600 0 21600 0 0 Z N"/>
            </draw:custom-shape>
            <draw:custom-shape draw:style-name="gr677" draw:text-style-name="P7" draw:layer="layout" svg:width="0.091cm" svg:height="0.274cm" draw:transform="rotate (-1.5707963267949) translate (4.073cm 5.58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69cm" svg:height="0.102cm" svg:x="3.878cm" svg:y="4.52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78" draw:text-style-name="P7" draw:layer="layout" svg:width="0.546cm" svg:height="0.033cm" svg:x="4.72cm" svg:y="6.29cm">
              <text:p/>
              <draw:enhanced-geometry svg:viewBox="0 0 21600 21600" draw:mirror-horizontal="true" draw:mirror-vertical="false" draw:type="rectangle" draw:enhanced-path="M 0 0 L 21600 0 21600 21600 0 21600 0 0 Z N"/>
            </draw:custom-shape>
            <draw:custom-shape draw:style-name="gr17" draw:text-style-name="P7" draw:layer="layout" svg:width="0.049cm" svg:height="0.151cm" svg:x="4.669cm" svg:y="6.231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33cm" svg:height="0.054cm" draw:transform="rotate (1.5707963267949) translate (5.264cm 6.3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78" draw:text-style-name="P7" draw:layer="layout" svg:width="0.546cm" svg:height="0.033cm" svg:x="4.72cm" svg:y="6.293cm">
              <text:p/>
              <draw:enhanced-geometry svg:viewBox="0 0 21600 21600" draw:mirror-horizontal="true" draw:mirror-vertical="false" draw:type="rectangle" draw:enhanced-path="M 0 0 L 21600 0 21600 21600 0 21600 0 0 Z N"/>
            </draw:custom-shape>
            <draw:custom-shape draw:style-name="gr17" draw:text-style-name="P7" draw:layer="layout" svg:width="0.049cm" svg:height="0.151cm" svg:x="4.669cm" svg:y="6.23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0.033cm" svg:height="0.054cm" draw:transform="rotate (1.5707963267949) translate (5.264cm 6.32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79" draw:text-style-name="P7" draw:layer="layout" svg:width="0.546cm" svg:height="0.033cm" svg:x="4.72cm" svg:y="6.293cm">
              <text:p/>
              <draw:enhanced-geometry svg:viewBox="0 0 21600 21600" draw:mirror-horizontal="true" draw:mirror-vertical="false" draw:type="rectangle" draw:enhanced-path="M 0 0 L 21600 0 21600 21600 0 21600 0 0 Z N"/>
            </draw:custom-shape>
            <draw:custom-shape draw:style-name="gr680" draw:text-style-name="P7" draw:layer="layout" svg:width="0.049cm" svg:height="0.151cm" svg:x="4.669cm" svg:y="6.235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0" draw:text-style-name="P7" draw:layer="layout" svg:width="0.033cm" svg:height="0.054cm" draw:transform="rotate (1.5707963267949) translate (5.264cm 6.32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79" draw:text-style-name="P7" draw:layer="layout" svg:width="0.546cm" svg:height="0.033cm" svg:x="4.72cm" svg:y="5.966cm">
              <text:p/>
              <draw:enhanced-geometry svg:viewBox="0 0 21600 21600" draw:mirror-horizontal="true" draw:mirror-vertical="false" draw:type="rectangle" draw:enhanced-path="M 0 0 L 21600 0 21600 21600 0 21600 0 0 Z N"/>
            </draw:custom-shape>
            <draw:custom-shape draw:style-name="gr680" draw:text-style-name="P7" draw:layer="layout" svg:width="0.049cm" svg:height="0.152cm" svg:x="4.669cm" svg:y="5.907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0" draw:text-style-name="P7" draw:layer="layout" svg:width="0.033cm" svg:height="0.054cm" draw:transform="rotate (1.5707963267949) translate (5.264cm 5.99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81" draw:text-style-name="P15" draw:layer="layout" svg:width="0.154cm" svg:height="0.223cm" svg:x="5.5cm" svg:y="5.39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89" draw:text-style-name="P59" draw:layer="layout" svg:width="0.219cm" svg:height="0.113cm" svg:x="5.326cm" svg:y="5.513cm">
          <text:p/>
          <draw:enhanced-geometry svg:viewBox="0 0 21600 21600" draw:path-stretchpoint-x="10800" draw:path-stretchpoint-y="10800" draw:text-areas="?f3 ?f4 ?f5 ?f6" draw:type="round-rectangle" draw:modifiers="6776.47058823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2" draw:text-style-name="P93" draw:layer="layout" svg:width="3.5cm" svg:height="1.065cm" svg:x="1.6cm" svg:y="7.575cm">
          <draw:text-box>
            <text:p><text:span text:style-name="T22">Isolant fibreux ou mousse expansive</text:span></text:p>
          </draw:text-box>
        </draw:frame>
        <draw:frame draw:style-name="gr682" draw:text-style-name="P93" draw:layer="layout" svg:width="4.55cm" svg:height="1.065cm" svg:x="5.588cm" svg:y="2.995cm">
          <draw:text-box>
            <text:p><text:span text:style-name="T22">Joint mousse imprégnée OU <text:s/>fond de joint</text:span></text:p>
          </draw:text-box>
        </draw:frame>
        <draw:frame draw:style-name="gr682" draw:text-style-name="P93" draw:layer="layout" svg:width="4.058cm" svg:height="1.065cm" svg:x="5.996cm" svg:y="4.08cm">
          <draw:text-box>
            <text:p><text:span text:style-name="T22">Le mastic est posé jusqu’au <text:s/>fond de joint</text:span></text:p>
          </draw:text-box>
        </draw:frame>
        <draw:frame draw:style-name="gr683" draw:text-style-name="P95" draw:layer="layout" svg:width="7.15cm" svg:height="0.696cm" svg:x="2.25cm" svg:y="1.554cm">
          <draw:text-box>
            <text:p><text:span text:style-name="T23">Montage suivant DTU 36.5</text:span></text:p>
          </draw:text-box>
        </draw:frame>
        <draw:line draw:style-name="gr11" draw:text-style-name="P9" draw:layer="layout" svg:x1="5.5cm" svg:y1="2.564cm" svg:x2="9.75cm" svg:y2="2.564cm">
          <text:p/>
        </draw:line>
        <draw:custom-shape draw:style-name="gr684" draw:text-style-name="P16" draw:layer="layout" svg:width="0.46cm" svg:height="4.695cm" svg:x="1.656cm" svg:y="2.4cm">
          <text:p/>
          <draw:enhanced-geometry svg:viewBox="0 0 21600 21600" draw:glue-points="?f6 10800 10800 21600 ?f5 10800 10800 0" draw:text-areas="?f3 ?f3 ?f4 ?f4" draw:type="trapezoid" draw:modifiers="7637.3101952277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measure draw:style-name="gr685" draw:text-style-name="P57" draw:layer="layout" svg:x1="5.326cm" svg:y1="5.566cm" svg:x2="4.944cm" svg:y2="5.566cm">
          <text:p text:style-name="P57"/>
          <text:p text:style-name="P57"><text:span text:style-name="T15"/></text:p>
        </draw:measure>
        <draw:line draw:style-name="gr79" draw:text-style-name="P38" draw:layer="layout" svg:x1="4.5cm" svg:y1="7.65cm" svg:x2="4.671cm" svg:y2="6.767cm">
          <text:p/>
        </draw:line>
        <draw:line draw:style-name="gr79" draw:text-style-name="P38" draw:layer="layout" svg:x1="6.128cm" svg:y1="3.94cm" svg:x2="5.163cm" svg:y2="5.576cm">
          <text:p/>
        </draw:line>
        <draw:line draw:style-name="gr79" draw:text-style-name="P38" draw:layer="layout" svg:x1="6.04cm" svg:y1="4.76cm" svg:x2="5.483cm" svg:y2="5.578cm">
          <text:p/>
        </draw:line>
        <draw:frame draw:style-name="gr686" draw:text-style-name="P97" draw:layer="layout" svg:width="1.693cm" svg:height="1.162cm" svg:x="4.107cm" svg:y="3.52cm">
          <draw:text-box>
            <text:p text:style-name="P15"><text:span text:style-name="T22">13 mm</text:span></text:p>
            <text:p text:style-name="P15"><text:span text:style-name="T22">mini</text:span></text:p>
          </draw:text-box>
        </draw:frame>
        <draw:line draw:style-name="gr11" draw:text-style-name="P9" draw:layer="layout" svg:x1="6.864cm" svg:y1="7.498cm" svg:x2="9.75cm" svg:y2="7.496cm">
          <text:p/>
        </draw:line>
        <draw:line draw:style-name="gr11" draw:text-style-name="P9" draw:layer="layout" svg:x1="6.858cm" svg:y1="6.138cm" svg:x2="9.744cm" svg:y2="6.136cm">
          <text:p/>
        </draw:line>
        <draw:custom-shape draw:style-name="gr687" draw:text-style-name="P9" draw:layer="layout" svg:width="1.1cm" svg:height="0.65cm" svg:x="4.8cm" svg:y="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8" draw:text-style-name="P9" draw:layer="layout" svg:width="0.899cm" svg:height="2.05cm" svg:x="4.201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9" draw:text-style-name="P93" draw:layer="layout" svg:width="3.822cm" svg:height="1.35cm" svg:x="6.316cm" svg:y="5.06cm">
          <draw:text-box>
            <text:p><text:span text:style-name="T22">Calfeutrement (étanchéité air/eau)</text:span></text:p>
          </draw:text-box>
        </draw:frame>
        <draw:line draw:style-name="gr690" draw:text-style-name="P38" draw:layer="layout" svg:x1="6.45cm" svg:y1="5.58cm" svg:x2="5.9cm" svg:y2="5.5cm">
          <text:p/>
        </draw:line>
        <draw:frame draw:style-name="gr595" draw:text-style-name="P93" draw:layer="layout" svg:width="1.884cm" svg:height="0.633cm" svg:x="2.116cm" svg:y="6.9cm">
          <draw:text-box>
            <text:p><text:span text:style-name="T22">Isolation</text:span></text:p>
          </draw:text-box>
        </draw:frame>
        <draw:line draw:style-name="gr690" draw:text-style-name="P38" draw:layer="layout" svg:x1="3.85cm" svg:y1="7.25cm" svg:x2="4.38cm" svg:y2="7.15cm">
          <text:p/>
        </draw:line>
        <draw:custom-shape draw:style-name="gr691" draw:text-style-name="P9" draw:layer="layout" svg:width="8.538cm" svg:height="8.44cm" svg:x="1.6cm" svg:y="1.5cm">
          <text:p/>
          <draw:enhanced-geometry svg:viewBox="0 0 21600 21600" draw:type="rectangle" draw:enhanced-path="M 0 0 L 21600 0 21600 21600 0 21600 0 0 Z N"/>
        </draw:custom-shape>
        <draw:frame draw:style-name="gr692" draw:text-style-name="P93" draw:layer="layout" svg:width="4.854cm" svg:height="2.361cm" svg:x="5.146cm" svg:y="7.579cm">
          <draw:text-box>
            <text:p><text:span text:style-name="T22">La pose avec mastic seul <text:s/>est autorisée si la largeur de contact est respectée.</text:span></text:p>
            <text:p><text:span text:style-name="T22">Les produits doivent être certifiés.</text:span></text:p>
          </draw:text-box>
        </draw:frame>
        <draw:frame draw:style-name="gr572" draw:text-style-name="P47" draw:layer="Copyright" svg:width="5.901cm" svg:height="0.519cm" svg:x="4.201cm" svg:y="9.901cm">
          <draw:text-box>
            <text:p><text:span text:style-name="T13">© Pierre ROUZEAU License CC <text:s/>BY-SA 3.0</text:span></text:p>
          </draw:text-box>
        </draw:frame>
      </draw:page>
      <draw:page draw:name="page22" draw:style-name="dp1" draw:master-page-name="Standard">
        <draw:custom-shape draw:style-name="gr693" draw:text-style-name="P17" draw:layer="layout" svg:width="3.564cm" svg:height="5.292cm" svg:x="1.92cm" svg:y="2.918cm">
          <text:p/>
          <draw:enhanced-geometry svg:viewBox="0 0 21600 21600" draw:mirror-horizontal="false" draw:mirror-vertical="false" draw:glue-points="?f6 10800 10800 21600 ?f5 10800 10800 0" draw:text-areas="?f3 ?f3 ?f4 ?f4" draw:type="trapezoid" draw:modifiers="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1" draw:text-style-name="P9" draw:layer="layout" svg:x1="5.484cm" svg:y1="2.918cm" svg:x2="13.76cm" svg:y2="2.918cm">
          <text:p/>
        </draw:line>
        <draw:line draw:style-name="gr11" draw:text-style-name="P9" draw:layer="layout" svg:x1="5.484cm" svg:y1="8.206cm" svg:x2="12.46cm" svg:y2="8.206cm">
          <text:p/>
        </draw:line>
        <draw:frame draw:style-name="gr175" draw:text-style-name="P4" draw:layer="Copyright" svg:width="6.16cm" svg:height="0.585cm" svg:x="7.91cm" svg:y="8.98cm">
          <draw:text-box>
            <text:p><text:span text:style-name="T4">© Pierre ROUZEAU License CC <text:s/>BY-SA 3.0</text:span></text:p>
          </draw:text-box>
        </draw:frame>
        <draw:frame draw:style-name="gr176" draw:text-style-name="P44" draw:layer="layout" svg:width="3.752cm" svg:height="0.809cm" svg:x="3.468cm" svg:y="2.06cm">
          <draw:text-box>
            <text:p><text:span text:style-name="T11">Pose en tunnel</text:span></text:p>
          </draw:text-box>
        </draw:frame>
        <draw:custom-shape draw:style-name="gr694" draw:text-style-name="P9" draw:layer="layout" svg:width="12.532cm" svg:height="7.68cm" svg:x="1.568cm" svg:y="1.3cm">
          <text:p/>
          <draw:enhanced-geometry svg:viewBox="0 0 21600 21600" draw:mirror-horizontal="false" draw:mirror-vertical="false" draw:type="rectangle" draw:enhanced-path="M 0 0 L 21600 0 21600 21600 0 21600 0 0 Z N"/>
        </draw:custom-shape>
        <draw:g>
          <draw:g>
            <draw:g>
              <draw:custom-shape draw:style-name="gr695" draw:text-style-name="P17" draw:layer="layout" svg:width="1.748cm" svg:height="0.676cm" svg:x="5.572cm" svg:y="4.634cm">
                <text:p/>
                <draw:enhanced-geometry svg:viewBox="0 0 21600 21600" draw:mirror-horizontal="false" draw:mirror-vertical="false" draw:type="rectangle" draw:enhanced-path="M 0 0 L 21600 0 21600 21600 0 21600 0 0 Z N"/>
              </draw:custom-shape>
              <draw:custom-shape draw:style-name="gr696" draw:text-style-name="P16" draw:layer="layout" svg:width="0.64cm" svg:height="0.64cm" svg:x="6.72cm" svg:y="4.75cm">
                <text:p/>
                <draw:enhanced-geometry svg:viewBox="0 0 21600 21600" draw:mirror-horizontal="false" draw:mirror-vertical="false" draw:type="rectangle" draw:enhanced-path="M 0 0 L 21600 0 21600 21600 0 21600 0 0 Z N"/>
              </draw:custom-shape>
              <draw:custom-shape draw:style-name="gr697" draw:text-style-name="P16" draw:layer="layout" svg:width="0.08cm" svg:height="0.48cm" svg:x="5.628cm" svg:y="4.59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216cm" svg:height="0.24cm" svg:x="5.492cm" svg:y="4.59cm">
                <text:p/>
                <draw:enhanced-geometry svg:viewBox="0 0 21600 21600" draw:mirror-horizontal="false" draw:mirror-vertical="false" draw:type="rectangle" draw:enhanced-path="M 0 0 L 21600 0 21600 21600 0 21600 0 0 Z N"/>
              </draw:custom-shape>
              <draw:custom-shape draw:style-name="gr698" draw:text-style-name="P16" draw:layer="layout" svg:width="0.48cm" svg:height="0.36cm" svg:x="5.788cm" svg:y="4.71cm">
                <text:p/>
                <draw:enhanced-geometry svg:viewBox="0 0 21600 21600" draw:mirror-horizontal="false" draw:mirror-vertical="false" draw:type="rectangle" draw:enhanced-path="M 0 0 L 21600 0 21600 21600 0 21600 0 0 Z N"/>
              </draw:custom-shape>
              <draw:custom-shape draw:style-name="gr699" draw:text-style-name="P16" draw:layer="layout" svg:width="0.772cm" svg:height="0.52cm" svg:x="6.348cm" svg:y="4.71cm">
                <text:p/>
                <draw:enhanced-geometry svg:viewBox="0 0 21600 21600" draw:mirror-horizontal="false" draw:mirror-vertical="false" draw:type="rectangle" draw:enhanced-path="M 0 0 L 21600 0 21600 21600 0 21600 0 0 Z N"/>
              </draw:custom-shape>
              <draw:g>
                <draw:custom-shape draw:style-name="gr57" draw:text-style-name="P16" draw:layer="layout" svg:width="0.16cm" svg:height="0.18cm" svg:x="5.548cm" svg:y="5.15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48cm" svg:height="0.08cm" svg:x="5.788cm" svg:y="5.15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32cm" svg:height="0.16cm" svg:x="5.868cm" svg:y="5.23cm">
                  <text:p/>
                  <draw:enhanced-geometry svg:viewBox="0 0 21600 21600" draw:mirror-horizontal="false" draw:mirror-vertical="false" draw:type="rectangle" draw:enhanced-path="M 0 0 L 21600 0 21600 21600 0 21600 0 0 Z N"/>
                </draw:custom-shape>
              </draw:g>
            </draw:g>
            <draw:custom-shape draw:style-name="gr700" draw:text-style-name="P7" draw:layer="layout" svg:width="0.08cm" svg:height="0.42cm" svg:x="5.492cm" svg:y="4.83cm">
              <text:p/>
              <draw:enhanced-geometry svg:viewBox="0 0 21600 21600" draw:mirror-horizontal="false" draw:path-stretchpoint-x="10800" draw:path-stretchpoint-y="10800" draw:text-areas="?f3 ?f4 ?f5 ?f6" draw:type="round-rectangle" draw:modifiers="5268.292682926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01" draw:text-style-name="P17" draw:layer="layout" svg:width="0.776cm" svg:height="0.68cm" svg:x="5.572cm" svg:y="6.07cm">
                <text:p/>
                <draw:enhanced-geometry svg:viewBox="0 0 21600 21600" draw:mirror-horizontal="false" draw:mirror-vertical="true" draw:type="rectangle" draw:enhanced-path="M 0 0 L 21600 0 21600 21600 0 21600 0 0 Z N"/>
              </draw:custom-shape>
              <draw:custom-shape draw:style-name="gr702" draw:text-style-name="P16" draw:layer="layout" svg:width="0.12cm" svg:height="0.28cm" svg:x="6.268cm" svg:y="6.35cm">
                <text:p/>
                <draw:enhanced-geometry svg:viewBox="0 0 21600 21600" draw:mirror-horizontal="false" draw:mirror-vertical="true" draw:type="rectangle" draw:enhanced-path="M 0 0 L 21600 0 21600 21600 0 21600 0 0 Z N"/>
              </draw:custom-shape>
              <draw:custom-shape draw:style-name="gr697" draw:text-style-name="P16" draw:layer="layout" svg:width="0.08cm" svg:height="0.48cm" svg:x="5.628cm" svg:y="6.294cm">
                <text:p/>
                <draw:enhanced-geometry svg:viewBox="0 0 21600 21600" draw:mirror-horizontal="false" draw:mirror-vertical="true" draw:type="rectangle" draw:enhanced-path="M 0 0 L 21600 0 21600 21600 0 21600 0 0 Z N"/>
              </draw:custom-shape>
              <draw:custom-shape draw:style-name="gr57" draw:text-style-name="P16" draw:layer="layout" svg:width="0.216cm" svg:height="0.24cm" svg:x="5.492cm" svg:y="6.534cm">
                <text:p/>
                <draw:enhanced-geometry svg:viewBox="0 0 21600 21600" draw:mirror-horizontal="false" draw:mirror-vertical="true" draw:type="rectangle" draw:enhanced-path="M 0 0 L 21600 0 21600 21600 0 21600 0 0 Z N"/>
              </draw:custom-shape>
              <draw:custom-shape draw:style-name="gr698" draw:text-style-name="P16" draw:layer="layout" svg:width="0.32cm" svg:height="0.36cm" svg:x="5.788cm" svg:y="6.294cm">
                <text:p/>
                <draw:enhanced-geometry svg:viewBox="0 0 21600 21600" draw:mirror-horizontal="false" draw:mirror-vertical="true" draw:type="rectangle" draw:enhanced-path="M 0 0 L 21600 0 21600 21600 0 21600 0 0 Z N"/>
              </draw:custom-shape>
              <draw:custom-shape draw:style-name="gr703" draw:text-style-name="P16" draw:layer="layout" svg:width="0.12cm" svg:height="0.4cm" svg:x="6.188cm" svg:y="6.286cm">
                <text:p/>
                <draw:enhanced-geometry svg:viewBox="0 0 21600 21600" draw:mirror-horizontal="false" draw:mirror-vertical="true" draw:type="rectangle" draw:enhanced-path="M 0 0 L 21600 0 21600 21600 0 21600 0 0 Z N"/>
              </draw:custom-shape>
              <draw:g>
                <draw:custom-shape draw:style-name="gr57" draw:text-style-name="P16" draw:layer="layout" svg:width="0.22cm" svg:height="0.16cm" svg:x="5.492cm" svg:y="6.054cm">
                  <text:p/>
                  <draw:enhanced-geometry svg:viewBox="0 0 21600 21600" draw:mirror-horizontal="false" draw:mirror-vertical="true" draw:type="rectangle" draw:enhanced-path="M 0 0 L 21600 0 21600 21600 0 21600 0 0 Z N"/>
                </draw:custom-shape>
                <draw:custom-shape draw:style-name="gr57" draw:text-style-name="P16" draw:layer="layout" svg:width="0.476cm" svg:height="0.08cm" svg:x="5.792cm" svg:y="6.134cm">
                  <text:p/>
                  <draw:enhanced-geometry svg:viewBox="0 0 21600 21600" draw:mirror-horizontal="false" draw:mirror-vertical="true" draw:type="rectangle" draw:enhanced-path="M 0 0 L 21600 0 21600 21600 0 21600 0 0 Z N"/>
                </draw:custom-shape>
                <draw:custom-shape draw:style-name="gr57" draw:text-style-name="P16" draw:layer="layout" svg:width="0.32cm" svg:height="0.16cm" svg:x="5.868cm" svg:y="5.974cm">
                  <text:p/>
                  <draw:enhanced-geometry svg:viewBox="0 0 21600 21600" draw:mirror-horizontal="false" draw:mirror-vertical="true" draw:type="rectangle" draw:enhanced-path="M 0 0 L 21600 0 21600 21600 0 21600 0 0 Z N"/>
                </draw:custom-shape>
              </draw:g>
            </draw:g>
            <draw:custom-shape draw:style-name="gr704" draw:text-style-name="P19" draw:layer="layout" svg:width="0.08cm" svg:height="0.504cm" svg:x="5.492cm" svg:y="6.03cm">
              <text:p/>
              <draw:enhanced-geometry svg:viewBox="0 0 21600 21600" draw:mirror-horizontal="true" draw:type="rectangle" draw:enhanced-path="M 0 0 L 21600 0 21600 21600 0 21600 0 0 Z N"/>
            </draw:custom-shape>
            <draw:g>
              <draw:custom-shape draw:style-name="gr705" draw:text-style-name="P7" draw:layer="layout" svg:width="1.676cm" svg:height="0.108cm" draw:transform="skewX (0.00925024503556994) rotate (-0.0698131700797735) translate (4.524cm 6.298cm)">
                <text:p/>
                <draw:enhanced-geometry svg:viewBox="0 0 21600 21600" draw:mirror-horizontal="false" draw:mirror-vertical="false" draw:type="rectangle" draw:enhanced-path="M 0 0 L 21600 0 21600 21600 0 21600 0 0 Z N"/>
              </draw:custom-shape>
              <draw:custom-shape draw:style-name="gr17" draw:text-style-name="P7" draw:layer="layout" svg:width="0.108cm" svg:height="0.116cm" draw:transform="skewX (-0.0085521133347722) rotate (1.50098315671512) translate (4.4cm 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7" draw:layer="layout" svg:width="0.344cm" svg:height="0.088cm" draw:transform="skewX (-0.0340339204138894) rotate (-1.62315620435473) translate (6.268cm 6.302cm)">
                <text:p/>
                <draw:enhanced-geometry svg:viewBox="0 0 21600 21600" draw:glue-points="?f6 10800 10800 21600 ?f5 10800 10800 0" draw:text-areas="?f3 ?f3 ?f4 ?f4" draw:type="trapezoid" draw:modifiers="7466.66666666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706" draw:text-style-name="P61" draw:layer="layout" svg:width="0.64cm" svg:height="0.76cm" svg:x="5.708cm" svg:y="5.31cm">
                <text:p/>
                <draw:enhanced-geometry svg:viewBox="0 0 21600 21600" draw:type="rectangle" draw:enhanced-path="M 0 0 L 21600 0 21600 21600 0 21600 0 0 Z N"/>
              </draw:custom-shape>
              <draw:custom-shape draw:style-name="gr707" draw:text-style-name="P61" draw:layer="layout" svg:width="0.32cm" svg:height="1.004cm" svg:x="5.868cm" svg:y="5.21cm">
                <text:p/>
                <draw:enhanced-geometry svg:viewBox="0 0 21600 21600" draw:type="rectangle" draw:enhanced-path="M 0 0 L 21600 0 21600 21600 0 21600 0 0 Z N"/>
              </draw:custom-shape>
              <draw:custom-shape draw:style-name="gr708" draw:text-style-name="P16" draw:layer="layout" svg:width="0.48cm" svg:height="0.26cm" svg:x="5.788cm" svg:y="5.39cm">
                <text:p/>
                <draw:enhanced-geometry svg:viewBox="0 0 21600 21600" draw:type="rectangle" draw:enhanced-path="M 0 0 L 21600 0 21600 21600 0 21600 0 0 Z N"/>
              </draw:custom-shape>
              <draw:custom-shape draw:style-name="gr303" draw:text-style-name="P61" draw:layer="layout" svg:width="0.48cm" svg:height="0.08cm" svg:x="5.788cm" svg:y="5.15cm">
                <text:p/>
                <draw:enhanced-geometry svg:viewBox="0 0 21600 21600" draw:type="rectangle" draw:enhanced-path="M 0 0 L 21600 0 21600 21600 0 21600 0 0 Z N"/>
              </draw:custom-shape>
              <draw:custom-shape draw:style-name="gr303" draw:text-style-name="P61" draw:layer="layout" svg:width="0.48cm" svg:height="0.08cm" svg:x="5.788cm" svg:y="6.134cm">
                <text:p/>
                <draw:enhanced-geometry svg:viewBox="0 0 21600 21600" draw:type="rectangle" draw:enhanced-path="M 0 0 L 21600 0 21600 21600 0 21600 0 0 Z N"/>
              </draw:custom-shape>
              <draw:custom-shape draw:style-name="gr632" draw:text-style-name="P16" draw:layer="layout" svg:width="0.48cm" svg:height="0.264cm" svg:x="5.788cm" svg:y="5.73cm">
                <text:p/>
                <draw:enhanced-geometry svg:viewBox="0 0 21600 21600" draw:type="rectangle" draw:enhanced-path="M 0 0 L 21600 0 21600 21600 0 21600 0 0 Z N"/>
              </draw:custom-shape>
            </draw:g>
            <draw:custom-shape draw:style-name="gr709" draw:text-style-name="P59" draw:layer="layout" svg:width="0.214cm" svg:height="0.198cm" svg:x="5.494cm" svg:y="4.632cm">
              <text:p/>
              <draw:enhanced-geometry svg:viewBox="0 0 21600 21600" draw:mirror-horizontal="false" draw:path-stretchpoint-x="10800" draw:path-stretchpoint-y="10800" draw:text-areas="?f3 ?f4 ?f5 ?f6" draw:type="round-rectangle" draw:modifiers="17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9" draw:text-style-name="P59" draw:layer="layout" svg:width="0.214cm" svg:height="0.198cm" svg:x="5.494cm" svg:y="6.552cm">
              <text:p/>
              <draw:enhanced-geometry svg:viewBox="0 0 21600 21600" draw:mirror-horizontal="false" draw:path-stretchpoint-x="10800" draw:path-stretchpoint-y="10800" draw:text-areas="?f3 ?f4 ?f5 ?f6" draw:type="round-rectangle" draw:modifiers="17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10" draw:text-style-name="P16" draw:layer="layout" svg:width="0.239cm" svg:height="6.08cm" draw:transform="skewX (-0.00942477796076943) rotate (-0.244346095279206) translate (8.232cm 2.57cm)">
              <text:p/>
              <draw:enhanced-geometry svg:viewBox="0 0 21600 21600" draw:type="rectangle" draw:enhanced-path="M 0 0 L 21600 0 21600 21600 0 21600 0 0 Z N"/>
            </draw:custom-shape>
            <draw:custom-shape draw:style-name="gr698" draw:text-style-name="P16" draw:layer="layout" svg:width="0.48cm" svg:height="0.36cm" svg:x="8.12cm" svg:y="2.31cm">
              <text:p/>
              <draw:enhanced-geometry svg:viewBox="0 0 21600 21600" draw:mirror-horizontal="true" draw:mirror-vertical="false" draw:type="rectangle" draw:enhanced-path="M 0 0 L 21600 0 21600 21600 0 21600 0 0 Z N"/>
            </draw:custom-shape>
            <draw:custom-shape draw:style-name="gr698" draw:text-style-name="P16" draw:layer="layout" svg:width="0.48cm" svg:height="0.36cm" svg:x="6.68cm" svg:y="8.47cm">
              <text:p/>
              <draw:enhanced-geometry svg:viewBox="0 0 21600 21600" draw:mirror-horizontal="true" draw:mirror-vertical="false" draw:type="rectangle" draw:enhanced-path="M 0 0 L 21600 0 21600 21600 0 21600 0 0 Z N"/>
            </draw:custom-shape>
          </draw:g>
          <draw:g>
            <draw:custom-shape draw:style-name="gr710" draw:text-style-name="P16" draw:layer="layout" svg:width="0.239cm" svg:height="6.08cm" draw:transform="skewX (-0.00942477796076943) rotate (-0.244346095279206) translate (13.692cm 2.57cm)">
              <text:p/>
              <draw:enhanced-geometry svg:viewBox="0 0 21600 21600" draw:type="rectangle" draw:enhanced-path="M 0 0 L 21600 0 21600 21600 0 21600 0 0 Z N"/>
            </draw:custom-shape>
            <draw:custom-shape draw:style-name="gr698" draw:text-style-name="P16" draw:layer="layout" svg:width="0.48cm" svg:height="0.36cm" svg:x="13.58cm" svg:y="2.31cm">
              <text:p/>
              <draw:enhanced-geometry svg:viewBox="0 0 21600 21600" draw:mirror-horizontal="true" draw:mirror-vertical="false" draw:type="rectangle" draw:enhanced-path="M 0 0 L 21600 0 21600 21600 0 21600 0 0 Z N"/>
            </draw:custom-shape>
            <draw:custom-shape draw:style-name="gr698" draw:text-style-name="P16" draw:layer="layout" svg:width="0.48cm" svg:height="0.36cm" svg:x="12.14cm" svg:y="8.47cm">
              <text:p/>
              <draw:enhanced-geometry svg:viewBox="0 0 21600 21600" draw:mirror-horizontal="true" draw:mirror-vertical="false" draw:type="rectangle" draw:enhanced-path="M 0 0 L 21600 0 21600 21600 0 21600 0 0 Z N"/>
            </draw:custom-shape>
          </draw:g>
          <draw:g>
            <draw:g>
              <draw:custom-shape draw:style-name="gr695" draw:text-style-name="P17" draw:layer="layout" svg:width="1.748cm" svg:height="0.676cm" svg:x="10.372cm" svg:y="4.634cm">
                <text:p/>
                <draw:enhanced-geometry svg:viewBox="0 0 21600 21600" draw:mirror-horizontal="false" draw:mirror-vertical="false" draw:type="rectangle" draw:enhanced-path="M 0 0 L 21600 0 21600 21600 0 21600 0 0 Z N"/>
              </draw:custom-shape>
              <draw:custom-shape draw:style-name="gr711" draw:text-style-name="P16" draw:layer="layout" svg:width="0.6cm" svg:height="0.64cm" svg:x="11.56cm" svg:y="4.75cm">
                <text:p/>
                <draw:enhanced-geometry svg:viewBox="0 0 21600 21600" draw:mirror-horizontal="false" draw:mirror-vertical="false" draw:type="rectangle" draw:enhanced-path="M 0 0 L 21600 0 21600 21600 0 21600 0 0 Z N"/>
              </draw:custom-shape>
              <draw:custom-shape draw:style-name="gr697" draw:text-style-name="P16" draw:layer="layout" svg:width="0.08cm" svg:height="0.48cm" svg:x="10.428cm" svg:y="4.59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216cm" svg:height="0.24cm" svg:x="10.292cm" svg:y="4.59cm">
                <text:p/>
                <draw:enhanced-geometry svg:viewBox="0 0 21600 21600" draw:mirror-horizontal="false" draw:mirror-vertical="false" draw:type="rectangle" draw:enhanced-path="M 0 0 L 21600 0 21600 21600 0 21600 0 0 Z N"/>
              </draw:custom-shape>
              <draw:custom-shape draw:style-name="gr698" draw:text-style-name="P16" draw:layer="layout" svg:width="0.48cm" svg:height="0.36cm" svg:x="10.588cm" svg:y="4.71cm">
                <text:p/>
                <draw:enhanced-geometry svg:viewBox="0 0 21600 21600" draw:mirror-horizontal="false" draw:mirror-vertical="false" draw:type="rectangle" draw:enhanced-path="M 0 0 L 21600 0 21600 21600 0 21600 0 0 Z N"/>
              </draw:custom-shape>
              <draw:custom-shape draw:style-name="gr699" draw:text-style-name="P16" draw:layer="layout" svg:width="0.772cm" svg:height="0.52cm" svg:x="11.148cm" svg:y="4.71cm">
                <text:p/>
                <draw:enhanced-geometry svg:viewBox="0 0 21600 21600" draw:mirror-horizontal="false" draw:mirror-vertical="false" draw:type="rectangle" draw:enhanced-path="M 0 0 L 21600 0 21600 21600 0 21600 0 0 Z N"/>
              </draw:custom-shape>
              <draw:g>
                <draw:custom-shape draw:style-name="gr57" draw:text-style-name="P16" draw:layer="layout" svg:width="0.16cm" svg:height="0.18cm" svg:x="10.348cm" svg:y="5.15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48cm" svg:height="0.08cm" svg:x="10.588cm" svg:y="5.15cm">
                  <text:p/>
                  <draw:enhanced-geometry svg:viewBox="0 0 21600 21600" draw:mirror-horizontal="false" draw:mirror-vertical="false" draw:type="rectangle" draw:enhanced-path="M 0 0 L 21600 0 21600 21600 0 21600 0 0 Z N"/>
                </draw:custom-shape>
                <draw:custom-shape draw:style-name="gr57" draw:text-style-name="P16" draw:layer="layout" svg:width="0.32cm" svg:height="0.16cm" svg:x="10.668cm" svg:y="5.23cm">
                  <text:p/>
                  <draw:enhanced-geometry svg:viewBox="0 0 21600 21600" draw:mirror-horizontal="false" draw:mirror-vertical="false" draw:type="rectangle" draw:enhanced-path="M 0 0 L 21600 0 21600 21600 0 21600 0 0 Z N"/>
                </draw:custom-shape>
              </draw:g>
            </draw:g>
            <draw:g>
              <draw:custom-shape draw:style-name="gr701" draw:text-style-name="P17" draw:layer="layout" svg:width="0.776cm" svg:height="0.68cm" svg:x="10.372cm" svg:y="6.07cm">
                <text:p/>
                <draw:enhanced-geometry svg:viewBox="0 0 21600 21600" draw:mirror-horizontal="false" draw:mirror-vertical="true" draw:type="rectangle" draw:enhanced-path="M 0 0 L 21600 0 21600 21600 0 21600 0 0 Z N"/>
              </draw:custom-shape>
              <draw:custom-shape draw:style-name="gr702" draw:text-style-name="P16" draw:layer="layout" svg:width="0.12cm" svg:height="0.28cm" svg:x="11.068cm" svg:y="6.35cm">
                <text:p/>
                <draw:enhanced-geometry svg:viewBox="0 0 21600 21600" draw:mirror-horizontal="false" draw:mirror-vertical="true" draw:type="rectangle" draw:enhanced-path="M 0 0 L 21600 0 21600 21600 0 21600 0 0 Z N"/>
              </draw:custom-shape>
              <draw:custom-shape draw:style-name="gr697" draw:text-style-name="P16" draw:layer="layout" svg:width="0.08cm" svg:height="0.48cm" svg:x="10.428cm" svg:y="6.294cm">
                <text:p/>
                <draw:enhanced-geometry svg:viewBox="0 0 21600 21600" draw:mirror-horizontal="false" draw:mirror-vertical="true" draw:type="rectangle" draw:enhanced-path="M 0 0 L 21600 0 21600 21600 0 21600 0 0 Z N"/>
              </draw:custom-shape>
              <draw:custom-shape draw:style-name="gr57" draw:text-style-name="P16" draw:layer="layout" svg:width="0.216cm" svg:height="0.24cm" svg:x="10.292cm" svg:y="6.534cm">
                <text:p/>
                <draw:enhanced-geometry svg:viewBox="0 0 21600 21600" draw:mirror-horizontal="false" draw:mirror-vertical="true" draw:type="rectangle" draw:enhanced-path="M 0 0 L 21600 0 21600 21600 0 21600 0 0 Z N"/>
              </draw:custom-shape>
              <draw:custom-shape draw:style-name="gr698" draw:text-style-name="P16" draw:layer="layout" svg:width="0.32cm" svg:height="0.36cm" svg:x="10.588cm" svg:y="6.294cm">
                <text:p/>
                <draw:enhanced-geometry svg:viewBox="0 0 21600 21600" draw:mirror-horizontal="false" draw:mirror-vertical="true" draw:type="rectangle" draw:enhanced-path="M 0 0 L 21600 0 21600 21600 0 21600 0 0 Z N"/>
              </draw:custom-shape>
              <draw:custom-shape draw:style-name="gr703" draw:text-style-name="P16" draw:layer="layout" svg:width="0.12cm" svg:height="0.4cm" svg:x="10.988cm" svg:y="6.286cm">
                <text:p/>
                <draw:enhanced-geometry svg:viewBox="0 0 21600 21600" draw:mirror-horizontal="false" draw:mirror-vertical="true" draw:type="rectangle" draw:enhanced-path="M 0 0 L 21600 0 21600 21600 0 21600 0 0 Z N"/>
              </draw:custom-shape>
              <draw:g>
                <draw:custom-shape draw:style-name="gr57" draw:text-style-name="P16" draw:layer="layout" svg:width="0.22cm" svg:height="0.16cm" svg:x="10.292cm" svg:y="6.054cm">
                  <text:p/>
                  <draw:enhanced-geometry svg:viewBox="0 0 21600 21600" draw:mirror-horizontal="false" draw:mirror-vertical="true" draw:type="rectangle" draw:enhanced-path="M 0 0 L 21600 0 21600 21600 0 21600 0 0 Z N"/>
                </draw:custom-shape>
                <draw:custom-shape draw:style-name="gr57" draw:text-style-name="P16" draw:layer="layout" svg:width="0.476cm" svg:height="0.08cm" svg:x="10.592cm" svg:y="6.134cm">
                  <text:p/>
                  <draw:enhanced-geometry svg:viewBox="0 0 21600 21600" draw:mirror-horizontal="false" draw:mirror-vertical="true" draw:type="rectangle" draw:enhanced-path="M 0 0 L 21600 0 21600 21600 0 21600 0 0 Z N"/>
                </draw:custom-shape>
                <draw:custom-shape draw:style-name="gr57" draw:text-style-name="P16" draw:layer="layout" svg:width="0.32cm" svg:height="0.16cm" svg:x="10.668cm" svg:y="5.974cm">
                  <text:p/>
                  <draw:enhanced-geometry svg:viewBox="0 0 21600 21600" draw:mirror-horizontal="false" draw:mirror-vertical="true" draw:type="rectangle" draw:enhanced-path="M 0 0 L 21600 0 21600 21600 0 21600 0 0 Z N"/>
                </draw:custom-shape>
              </draw:g>
            </draw:g>
            <draw:g>
              <draw:custom-shape draw:style-name="gr706" draw:text-style-name="P61" draw:layer="layout" svg:width="0.64cm" svg:height="0.76cm" svg:x="10.508cm" svg:y="5.31cm">
                <text:p/>
                <draw:enhanced-geometry svg:viewBox="0 0 21600 21600" draw:type="rectangle" draw:enhanced-path="M 0 0 L 21600 0 21600 21600 0 21600 0 0 Z N"/>
              </draw:custom-shape>
              <draw:custom-shape draw:style-name="gr707" draw:text-style-name="P61" draw:layer="layout" svg:width="0.32cm" svg:height="1.004cm" svg:x="10.668cm" svg:y="5.21cm">
                <text:p/>
                <draw:enhanced-geometry svg:viewBox="0 0 21600 21600" draw:type="rectangle" draw:enhanced-path="M 0 0 L 21600 0 21600 21600 0 21600 0 0 Z N"/>
              </draw:custom-shape>
              <draw:custom-shape draw:style-name="gr708" draw:text-style-name="P16" draw:layer="layout" svg:width="0.48cm" svg:height="0.26cm" svg:x="10.588cm" svg:y="5.39cm">
                <text:p/>
                <draw:enhanced-geometry svg:viewBox="0 0 21600 21600" draw:type="rectangle" draw:enhanced-path="M 0 0 L 21600 0 21600 21600 0 21600 0 0 Z N"/>
              </draw:custom-shape>
              <draw:custom-shape draw:style-name="gr303" draw:text-style-name="P61" draw:layer="layout" svg:width="0.48cm" svg:height="0.08cm" svg:x="10.588cm" svg:y="5.15cm">
                <text:p/>
                <draw:enhanced-geometry svg:viewBox="0 0 21600 21600" draw:type="rectangle" draw:enhanced-path="M 0 0 L 21600 0 21600 21600 0 21600 0 0 Z N"/>
              </draw:custom-shape>
              <draw:custom-shape draw:style-name="gr303" draw:text-style-name="P61" draw:layer="layout" svg:width="0.48cm" svg:height="0.08cm" svg:x="10.588cm" svg:y="6.134cm">
                <text:p/>
                <draw:enhanced-geometry svg:viewBox="0 0 21600 21600" draw:type="rectangle" draw:enhanced-path="M 0 0 L 21600 0 21600 21600 0 21600 0 0 Z N"/>
              </draw:custom-shape>
              <draw:custom-shape draw:style-name="gr632" draw:text-style-name="P16" draw:layer="layout" svg:width="0.48cm" svg:height="0.264cm" svg:x="10.588cm" svg:y="5.73cm">
                <text:p/>
                <draw:enhanced-geometry svg:viewBox="0 0 21600 21600" draw:type="rectangle" draw:enhanced-path="M 0 0 L 21600 0 21600 21600 0 21600 0 0 Z N"/>
              </draw:custom-shape>
            </draw:g>
          </draw:g>
          <draw:g>
            <draw:g>
              <draw:custom-shape draw:style-name="gr695" draw:text-style-name="P17" draw:layer="layout" svg:width="1.748cm" svg:height="0.676cm" svg:x="8.612cm" svg:y="4.634cm">
                <text:p/>
                <draw:enhanced-geometry svg:viewBox="0 0 21600 21600" draw:mirror-horizontal="true" draw:mirror-vertical="false" draw:type="rectangle" draw:enhanced-path="M 0 0 L 21600 0 21600 21600 0 21600 0 0 Z N"/>
              </draw:custom-shape>
              <draw:custom-shape draw:style-name="gr712" draw:text-style-name="P16" draw:layer="layout" svg:width="0.628cm" svg:height="0.64cm" svg:x="8.572cm" svg:y="4.75cm">
                <text:p/>
                <draw:enhanced-geometry svg:viewBox="0 0 21600 21600" draw:mirror-horizontal="true" draw:mirror-vertical="false" draw:type="rectangle" draw:enhanced-path="M 0 0 L 21600 0 21600 21600 0 21600 0 0 Z N"/>
              </draw:custom-shape>
              <draw:custom-shape draw:style-name="gr697" draw:text-style-name="P16" draw:layer="layout" svg:width="0.08cm" svg:height="0.48cm" svg:x="10.224cm" svg:y="4.59cm">
                <text:p/>
                <draw:enhanced-geometry svg:viewBox="0 0 21600 21600" draw:mirror-horizontal="true" draw:mirror-vertical="false" draw:type="rectangle" draw:enhanced-path="M 0 0 L 21600 0 21600 21600 0 21600 0 0 Z N"/>
              </draw:custom-shape>
              <draw:custom-shape draw:style-name="gr57" draw:text-style-name="P16" draw:layer="layout" svg:width="0.216cm" svg:height="0.24cm" svg:x="10.224cm" svg:y="4.59cm">
                <text:p/>
                <draw:enhanced-geometry svg:viewBox="0 0 21600 21600" draw:mirror-horizontal="true" draw:mirror-vertical="false" draw:type="rectangle" draw:enhanced-path="M 0 0 L 21600 0 21600 21600 0 21600 0 0 Z N"/>
              </draw:custom-shape>
              <draw:custom-shape draw:style-name="gr698" draw:text-style-name="P16" draw:layer="layout" svg:width="0.48cm" svg:height="0.36cm" svg:x="9.664cm" svg:y="4.71cm">
                <text:p/>
                <draw:enhanced-geometry svg:viewBox="0 0 21600 21600" draw:mirror-horizontal="true" draw:mirror-vertical="false" draw:type="rectangle" draw:enhanced-path="M 0 0 L 21600 0 21600 21600 0 21600 0 0 Z N"/>
              </draw:custom-shape>
              <draw:custom-shape draw:style-name="gr699" draw:text-style-name="P16" draw:layer="layout" svg:width="0.772cm" svg:height="0.52cm" svg:x="8.812cm" svg:y="4.71cm">
                <text:p/>
                <draw:enhanced-geometry svg:viewBox="0 0 21600 21600" draw:mirror-horizontal="true" draw:mirror-vertical="false" draw:type="rectangle" draw:enhanced-path="M 0 0 L 21600 0 21600 21600 0 21600 0 0 Z N"/>
              </draw:custom-shape>
              <draw:g>
                <draw:custom-shape draw:style-name="gr57" draw:text-style-name="P16" draw:layer="layout" svg:width="0.16cm" svg:height="0.18cm" svg:x="10.224cm" svg:y="5.15cm">
                  <text:p/>
                  <draw:enhanced-geometry svg:viewBox="0 0 21600 21600" draw:mirror-horizontal="true" draw:mirror-vertical="false" draw:type="rectangle" draw:enhanced-path="M 0 0 L 21600 0 21600 21600 0 21600 0 0 Z N"/>
                </draw:custom-shape>
                <draw:custom-shape draw:style-name="gr57" draw:text-style-name="P16" draw:layer="layout" svg:width="0.48cm" svg:height="0.08cm" svg:x="9.664cm" svg:y="5.15cm">
                  <text:p/>
                  <draw:enhanced-geometry svg:viewBox="0 0 21600 21600" draw:mirror-horizontal="true" draw:mirror-vertical="false" draw:type="rectangle" draw:enhanced-path="M 0 0 L 21600 0 21600 21600 0 21600 0 0 Z N"/>
                </draw:custom-shape>
                <draw:custom-shape draw:style-name="gr57" draw:text-style-name="P16" draw:layer="layout" svg:width="0.32cm" svg:height="0.16cm" svg:x="9.744cm" svg:y="5.23cm">
                  <text:p/>
                  <draw:enhanced-geometry svg:viewBox="0 0 21600 21600" draw:mirror-horizontal="true" draw:mirror-vertical="false" draw:type="rectangle" draw:enhanced-path="M 0 0 L 21600 0 21600 21600 0 21600 0 0 Z N"/>
                </draw:custom-shape>
              </draw:g>
            </draw:g>
            <draw:g>
              <draw:custom-shape draw:style-name="gr701" draw:text-style-name="P17" draw:layer="layout" svg:width="0.776cm" svg:height="0.68cm" svg:x="9.584cm" svg:y="6.07cm">
                <text:p/>
                <draw:enhanced-geometry svg:viewBox="0 0 21600 21600" draw:mirror-horizontal="true" draw:mirror-vertical="true" draw:type="rectangle" draw:enhanced-path="M 0 0 L 21600 0 21600 21600 0 21600 0 0 Z N"/>
              </draw:custom-shape>
              <draw:custom-shape draw:style-name="gr702" draw:text-style-name="P16" draw:layer="layout" svg:width="0.12cm" svg:height="0.28cm" svg:x="9.544cm" svg:y="6.35cm">
                <text:p/>
                <draw:enhanced-geometry svg:viewBox="0 0 21600 21600" draw:mirror-horizontal="true" draw:mirror-vertical="true" draw:type="rectangle" draw:enhanced-path="M 0 0 L 21600 0 21600 21600 0 21600 0 0 Z N"/>
              </draw:custom-shape>
              <draw:custom-shape draw:style-name="gr697" draw:text-style-name="P16" draw:layer="layout" svg:width="0.08cm" svg:height="0.48cm" svg:x="10.224cm" svg:y="6.294cm">
                <text:p/>
                <draw:enhanced-geometry svg:viewBox="0 0 21600 21600" draw:mirror-horizontal="true" draw:mirror-vertical="true" draw:type="rectangle" draw:enhanced-path="M 0 0 L 21600 0 21600 21600 0 21600 0 0 Z N"/>
              </draw:custom-shape>
              <draw:custom-shape draw:style-name="gr57" draw:text-style-name="P16" draw:layer="layout" svg:width="0.216cm" svg:height="0.24cm" svg:x="10.224cm" svg:y="6.534cm">
                <text:p/>
                <draw:enhanced-geometry svg:viewBox="0 0 21600 21600" draw:mirror-horizontal="true" draw:mirror-vertical="true" draw:type="rectangle" draw:enhanced-path="M 0 0 L 21600 0 21600 21600 0 21600 0 0 Z N"/>
              </draw:custom-shape>
              <draw:custom-shape draw:style-name="gr698" draw:text-style-name="P16" draw:layer="layout" svg:width="0.32cm" svg:height="0.36cm" svg:x="9.824cm" svg:y="6.294cm">
                <text:p/>
                <draw:enhanced-geometry svg:viewBox="0 0 21600 21600" draw:mirror-horizontal="true" draw:mirror-vertical="true" draw:type="rectangle" draw:enhanced-path="M 0 0 L 21600 0 21600 21600 0 21600 0 0 Z N"/>
              </draw:custom-shape>
              <draw:custom-shape draw:style-name="gr703" draw:text-style-name="P16" draw:layer="layout" svg:width="0.12cm" svg:height="0.4cm" svg:x="9.624cm" svg:y="6.286cm">
                <text:p/>
                <draw:enhanced-geometry svg:viewBox="0 0 21600 21600" draw:mirror-horizontal="true" draw:mirror-vertical="true" draw:type="rectangle" draw:enhanced-path="M 0 0 L 21600 0 21600 21600 0 21600 0 0 Z N"/>
              </draw:custom-shape>
              <draw:g>
                <draw:custom-shape draw:style-name="gr57" draw:text-style-name="P16" draw:layer="layout" svg:width="0.22cm" svg:height="0.16cm" svg:x="10.22cm" svg:y="6.054cm">
                  <text:p/>
                  <draw:enhanced-geometry svg:viewBox="0 0 21600 21600" draw:mirror-horizontal="true" draw:mirror-vertical="true" draw:type="rectangle" draw:enhanced-path="M 0 0 L 21600 0 21600 21600 0 21600 0 0 Z N"/>
                </draw:custom-shape>
                <draw:custom-shape draw:style-name="gr57" draw:text-style-name="P16" draw:layer="layout" svg:width="0.476cm" svg:height="0.08cm" svg:x="9.664cm" svg:y="6.134cm">
                  <text:p/>
                  <draw:enhanced-geometry svg:viewBox="0 0 21600 21600" draw:mirror-horizontal="true" draw:mirror-vertical="true" draw:type="rectangle" draw:enhanced-path="M 0 0 L 21600 0 21600 21600 0 21600 0 0 Z N"/>
                </draw:custom-shape>
                <draw:custom-shape draw:style-name="gr57" draw:text-style-name="P16" draw:layer="layout" svg:width="0.32cm" svg:height="0.16cm" svg:x="9.744cm" svg:y="5.974cm">
                  <text:p/>
                  <draw:enhanced-geometry svg:viewBox="0 0 21600 21600" draw:mirror-horizontal="true" draw:mirror-vertical="true" draw:type="rectangle" draw:enhanced-path="M 0 0 L 21600 0 21600 21600 0 21600 0 0 Z N"/>
                </draw:custom-shape>
              </draw:g>
            </draw:g>
            <draw:g>
              <draw:custom-shape draw:style-name="gr706" draw:text-style-name="P61" draw:layer="layout" svg:width="0.64cm" svg:height="0.76cm" svg:x="9.584cm" svg:y="5.31cm">
                <text:p/>
                <draw:enhanced-geometry svg:viewBox="0 0 21600 21600" draw:mirror-horizontal="true" draw:type="rectangle" draw:enhanced-path="M 0 0 L 21600 0 21600 21600 0 21600 0 0 Z N"/>
              </draw:custom-shape>
              <draw:custom-shape draw:style-name="gr707" draw:text-style-name="P61" draw:layer="layout" svg:width="0.32cm" svg:height="1.004cm" svg:x="9.744cm" svg:y="5.21cm">
                <text:p/>
                <draw:enhanced-geometry svg:viewBox="0 0 21600 21600" draw:mirror-horizontal="true" draw:type="rectangle" draw:enhanced-path="M 0 0 L 21600 0 21600 21600 0 21600 0 0 Z N"/>
              </draw:custom-shape>
              <draw:custom-shape draw:style-name="gr708" draw:text-style-name="P16" draw:layer="layout" svg:width="0.48cm" svg:height="0.26cm" svg:x="9.664cm" svg:y="5.39cm">
                <text:p/>
                <draw:enhanced-geometry svg:viewBox="0 0 21600 21600" draw:mirror-horizontal="true" draw:type="rectangle" draw:enhanced-path="M 0 0 L 21600 0 21600 21600 0 21600 0 0 Z N"/>
              </draw:custom-shape>
              <draw:custom-shape draw:style-name="gr303" draw:text-style-name="P61" draw:layer="layout" svg:width="0.48cm" svg:height="0.08cm" svg:x="9.664cm" svg:y="5.15cm">
                <text:p/>
                <draw:enhanced-geometry svg:viewBox="0 0 21600 21600" draw:mirror-horizontal="true" draw:type="rectangle" draw:enhanced-path="M 0 0 L 21600 0 21600 21600 0 21600 0 0 Z N"/>
              </draw:custom-shape>
              <draw:custom-shape draw:style-name="gr303" draw:text-style-name="P61" draw:layer="layout" svg:width="0.48cm" svg:height="0.08cm" svg:x="9.664cm" svg:y="6.134cm">
                <text:p/>
                <draw:enhanced-geometry svg:viewBox="0 0 21600 21600" draw:mirror-horizontal="true" draw:type="rectangle" draw:enhanced-path="M 0 0 L 21600 0 21600 21600 0 21600 0 0 Z N"/>
              </draw:custom-shape>
              <draw:custom-shape draw:style-name="gr632" draw:text-style-name="P16" draw:layer="layout" svg:width="0.48cm" svg:height="0.264cm" svg:x="9.664cm" svg:y="5.73cm">
                <text:p/>
                <draw:enhanced-geometry svg:viewBox="0 0 21600 21600" draw:mirror-horizontal="true" draw:type="rectangle" draw:enhanced-path="M 0 0 L 21600 0 21600 21600 0 21600 0 0 Z N"/>
              </draw:custom-shape>
            </draw:g>
          </draw:g>
        </draw:g>
        <draw:g>
          <draw:custom-shape draw:style-name="gr22" draw:text-style-name="P17" draw:layer="layout" svg:width="0.24cm" svg:height="0.08cm" svg:x="10.232cm" svg:y="4.632cm">
            <text:p/>
            <draw:enhanced-geometry svg:viewBox="0 0 21600 21600" draw:mirror-horizontal="false" draw:mirror-vertical="false" draw:type="rectangle" draw:enhanced-path="M 0 0 L 21600 0 21600 21600 0 21600 0 0 Z N"/>
          </draw:custom-shape>
          <draw:custom-shape draw:style-name="gr713" draw:text-style-name="P17" draw:layer="layout" svg:width="0.056cm" svg:height="0.4cm" svg:x="10.232cm" svg:y="4.632cm">
            <text:p/>
            <draw:enhanced-geometry svg:viewBox="0 0 21600 21600" draw:mirror-horizontal="false" draw:mirror-vertical="false" draw:type="rectangle" draw:enhanced-path="M 0 0 L 21600 0 21600 21600 0 21600 0 0 Z N"/>
          </draw:custom-shape>
          <draw:custom-shape draw:style-name="gr713" draw:text-style-name="P17" draw:layer="layout" svg:width="0.056cm" svg:height="0.4cm" svg:x="10.436cm" svg:y="4.632cm">
            <text:p/>
            <draw:enhanced-geometry svg:viewBox="0 0 21600 21600" draw:mirror-horizontal="false" draw:mirror-vertical="false" draw:type="rectangle" draw:enhanced-path="M 0 0 L 21600 0 21600 21600 0 21600 0 0 Z N"/>
          </draw:custom-shape>
          <draw:custom-shape draw:style-name="gr714" draw:text-style-name="P17" draw:layer="layout" svg:width="0.22cm" svg:height="0.08cm" svg:x="10.252cm" svg:y="4.632cm">
            <text:p/>
            <draw:enhanced-geometry svg:viewBox="0 0 21600 21600" draw:mirror-horizontal="false" draw:mirror-vertical="false" draw:type="rectangle" draw:enhanced-path="M 0 0 L 21600 0 21600 21600 0 21600 0 0 Z N"/>
          </draw:custom-shape>
        </draw:g>
        <draw:g>
          <draw:custom-shape draw:style-name="gr22" draw:text-style-name="P17" draw:layer="layout" svg:width="0.24cm" svg:height="0.08cm" svg:x="10.24cm" svg:y="6.67cm">
            <text:p/>
            <draw:enhanced-geometry svg:viewBox="0 0 21600 21600" draw:mirror-horizontal="false" draw:mirror-vertical="true" draw:type="rectangle" draw:enhanced-path="M 0 0 L 21600 0 21600 21600 0 21600 0 0 Z N"/>
          </draw:custom-shape>
          <draw:custom-shape draw:style-name="gr713" draw:text-style-name="P17" draw:layer="layout" svg:width="0.056cm" svg:height="0.4cm" svg:x="10.24cm" svg:y="6.35cm">
            <text:p/>
            <draw:enhanced-geometry svg:viewBox="0 0 21600 21600" draw:mirror-horizontal="false" draw:mirror-vertical="true" draw:type="rectangle" draw:enhanced-path="M 0 0 L 21600 0 21600 21600 0 21600 0 0 Z N"/>
          </draw:custom-shape>
          <draw:custom-shape draw:style-name="gr713" draw:text-style-name="P17" draw:layer="layout" svg:width="0.056cm" svg:height="0.4cm" svg:x="10.444cm" svg:y="6.35cm">
            <text:p/>
            <draw:enhanced-geometry svg:viewBox="0 0 21600 21600" draw:mirror-horizontal="false" draw:mirror-vertical="true" draw:type="rectangle" draw:enhanced-path="M 0 0 L 21600 0 21600 21600 0 21600 0 0 Z N"/>
          </draw:custom-shape>
          <draw:custom-shape draw:style-name="gr714" draw:text-style-name="P17" draw:layer="layout" svg:width="0.22cm" svg:height="0.08cm" svg:x="10.26cm" svg:y="6.67cm">
            <text:p/>
            <draw:enhanced-geometry svg:viewBox="0 0 21600 21600" draw:mirror-horizontal="false" draw:mirror-vertical="true" draw:type="rectangle" draw:enhanced-path="M 0 0 L 21600 0 21600 21600 0 21600 0 0 Z N"/>
          </draw:custom-shape>
        </draw:g>
        <draw:frame draw:style-name="gr176" draw:text-style-name="P44" draw:layer="French text" svg:width="3.752cm" svg:height="0.809cm" svg:x="9.028cm" svg:y="2.171cm">
          <draw:text-box>
            <text:p><text:span text:style-name="T11">Accouplement</text:span></text:p>
          </draw:text-box>
        </draw:frame>
        <draw:custom-shape draw:style-name="gr715" draw:text-style-name="P7" draw:layer="layout" svg:width="0.284cm" svg:height="0.38cm" svg:x="10.224cm" svg:y="5.15cm">
          <text:p/>
          <draw:enhanced-geometry svg:viewBox="0 0 21600 21600" draw:mirror-horizontal="false" draw:path-stretchpoint-x="10800" draw:path-stretchpoint-y="10800" draw:text-areas="?f3 ?f4 ?f5 ?f6" draw:type="round-rectangle" draw:modifiers="19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16" draw:text-style-name="P9" draw:layer="layout" svg:x1="11.58cm" svg:y1="4.167cm" svg:x2="10.362cm" svg:y2="4.66cm">
          <text:p/>
        </draw:line>
        <draw:frame draw:style-name="gr717" draw:text-style-name="P93" draw:layer="French text" svg:width="3.09cm" svg:height="1.497cm" svg:x="2.32cm" svg:y="3.86cm">
          <draw:text-box>
            <text:p><text:span text:style-name="T22">Joint mousse imprégnée</text:span></text:p>
            <text:p><text:span text:style-name="T22">précomprimée</text:span></text:p>
          </draw:text-box>
        </draw:frame>
        <draw:frame draw:style-name="gr718" draw:text-style-name="P93" draw:layer="French text" svg:width="1.36cm" svg:height="0.679cm" svg:x="3.44cm" svg:y="5.581cm">
          <draw:text-box>
            <text:p><text:span text:style-name="T22">Cale</text:span></text:p>
          </draw:text-box>
        </draw:frame>
        <draw:frame draw:style-name="gr682" draw:text-style-name="P93" draw:layer="French text" svg:width="2.052cm" svg:height="1.065cm" svg:x="11.06cm" svg:y="3.18cm">
          <draw:text-box>
            <text:p><text:span text:style-name="T22">Profilés de </text:span></text:p>
            <text:p><text:span text:style-name="T22">jonction</text:span></text:p>
          </draw:text-box>
        </draw:frame>
        <draw:frame draw:style-name="gr176" draw:text-style-name="P44" draw:layer="Copyright" svg:width="12.292cm" svg:height="0.809cm" svg:x="1.668cm" svg:y="1.361cm">
          <draw:text-box>
            <text:p><text:span text:style-name="T11">Fenêtres aluminium Brico-fenêtre ‘Titan-S’</text:span></text:p>
          </draw:text-box>
        </draw:frame>
        <draw:line draw:style-name="gr716" draw:text-style-name="P9" draw:layer="Copyright" svg:x1="12.001cm" svg:y1="4.2cm" svg:x2="10.48cm" svg:y2="6.599cm">
          <text:p/>
        </draw:line>
        <draw:line draw:style-name="gr716" draw:text-style-name="P9" draw:layer="Copyright" svg:x1="4.663cm" svg:y1="4.62cm" svg:x2="5.541cm" svg:y2="5.06cm">
          <text:p/>
        </draw:line>
        <draw:line draw:style-name="gr716" draw:text-style-name="P9" draw:layer="Copyright" svg:x1="4.64cm" svg:y1="5.98cm" svg:x2="5.518cm" svg:y2="6.26cm">
          <text:p/>
        </draw:line>
        <draw:frame draw:style-name="gr717" draw:text-style-name="P93" draw:layer="Copyright" svg:width="3.09cm" svg:height="1.497cm" svg:x="7.44cm" svg:y="6.661cm">
          <draw:text-box>
            <text:p><text:span text:style-name="T22">Joint mousse imprégnée</text:span></text:p>
            <text:p><text:span text:style-name="T22">précomprimée</text:span></text:p>
          </draw:text-box>
        </draw:frame>
        <draw:line draw:style-name="gr716" draw:text-style-name="P9" draw:layer="Copyright" svg:x1="8.464cm" svg:y1="6.76cm" svg:x2="10.24cm" svg:y2="5.42cm">
          <text:p/>
        </draw:line>
        <draw:frame draw:style-name="gr595" draw:text-style-name="P93" draw:layer="Copyright" svg:width="1.52cm" svg:height="0.633cm" svg:x="5.56cm" svg:y="3.607cm">
          <draw:text-box>
            <text:p><text:span text:style-name="T22">Mastic</text:span></text:p>
          </draw:text-box>
        </draw:frame>
        <draw:line draw:style-name="gr716" draw:text-style-name="P9" draw:layer="Copyright" svg:x1="6.16cm" svg:y1="4.12cm" svg:x2="5.563cm" svg:y2="4.693cm">
          <text:p/>
        </draw:line>
      </draw:page>
      <draw:page draw:name="page23" draw:style-name="dp1" draw:master-page-name="Standard">
        <draw:frame draw:style-name="gr719" draw:text-style-name="P4" draw:layer="Copyright" svg:width="5.86cm" svg:height="0.535cm" svg:x="8.39cm" svg:y="12.22cm">
          <draw:text-box>
            <text:p><text:span text:style-name="T4">© Pierre ROUZEAU License CC <text:s/>BY-SA 3.0</text:span></text:p>
          </draw:text-box>
        </draw:frame>
        <draw:custom-shape draw:style-name="gr720" draw:text-style-name="P9" draw:layer="layout" svg:width="13cm" svg:height="9.28cm" svg:x="1.32cm" svg:y="2.94cm">
          <text:p/>
          <draw:enhanced-geometry svg:viewBox="0 0 21600 21600" draw:mirror-horizontal="false" draw:mirror-vertical="false" draw:type="rectangle" draw:enhanced-path="M 0 0 L 21600 0 21600 21600 0 21600 0 0 Z N"/>
        </draw:custom-shape>
        <draw:frame draw:style-name="gr3" draw:text-style-name="P44" draw:layer="Copyright" svg:width="9.84cm" svg:height="0.763cm" svg:x="3.62cm" svg:y="3.061cm">
          <draw:text-box>
            <text:p><text:span text:style-name="T11">Toit avec écran de sous-toiture </text:span></text:p>
          </draw:text-box>
        </draw:frame>
        <draw:frame draw:style-name="gr721" draw:text-style-name="P93" draw:layer="Copyright" svg:width="2.4cm" svg:height="1.08cm" svg:x="1.36cm" svg:y="5.74cm">
          <draw:text-box>
            <text:p><text:span text:style-name="T22">Écran de sous-toiture</text:span></text:p>
          </draw:text-box>
        </draw:frame>
        <draw:custom-shape draw:style-name="gr722" draw:text-style-name="P98" draw:layer="layout" svg:width="13.469cm" svg:height="0.609cm" draw:transform="rotate (-0.593411945678072) translate (1.933cm 3.793cm)">
          <text:p/>
          <draw:enhanced-geometry svg:viewBox="0 0 21600 21600" draw:type="rectangle" draw:enhanced-path="M 0 0 L 21600 0 21600 21600 0 21600 0 0 Z N"/>
        </draw:custom-shape>
        <draw:g>
          <draw:line draw:style-name="gr723" draw:text-style-name="P9" draw:layer="layout" svg:x1="13.131cm" svg:y1="11.366cm" svg:x2="13.131cm" svg:y2="12.081cm">
            <text:p/>
          </draw:line>
          <draw:line draw:style-name="gr723" draw:text-style-name="P9" draw:layer="layout" svg:x1="14.092cm" svg:y1="11.365cm" svg:x2="14.092cm" svg:y2="12.1cm">
            <text:p/>
          </draw:line>
          <draw:line draw:style-name="gr723" draw:text-style-name="P9" draw:layer="layout" svg:x1="13.12cm" svg:y1="12.062cm" svg:x2="14.1cm" svg:y2="12.073cm">
            <text:p/>
          </draw:line>
        </draw:g>
        <draw:line draw:style-name="gr724" draw:text-style-name="P9" draw:layer="layout" svg:x1="1.96cm" svg:y1="3.78cm" svg:x2="13.3cm" svg:y2="11.42cm">
          <text:p/>
        </draw:line>
        <draw:custom-shape draw:style-name="gr725" draw:text-style-name="P98" draw:layer="layout" svg:width="13.461cm" svg:height="0.126cm" draw:transform="rotate (-0.593411945678072) translate (2.045cm 3.653cm)">
          <text:p/>
          <draw:enhanced-geometry svg:viewBox="0 0 21600 21600" draw:type="rectangle" draw:enhanced-path="M 0 0 L 21600 0 21600 21600 0 21600 0 0 Z N"/>
        </draw:custom-shape>
        <draw:g>
          <draw:g>
            <draw:custom-shape draw:style-name="gr726" draw:text-style-name="P99" draw:layer="layout" svg:width="2.402cm" svg:height="0.172cm" draw:transform="rotate (-0.436332312998582) translate (2.148cm 3.299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436332312998582) translate (2.127cm 3.478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29) rotate (-1.22173047639603) translate (4.331cm 4.158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436332312998582) translate (2.21cm 3.296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2.284cm 3.557cm)">
            <text:p/>
            <draw:enhanced-geometry svg:viewBox="0 0 21600 21600" draw:type="rectangle" draw:enhanced-path="M 0 0 L 21600 0 21600 21600 0 21600 0 0 Z N"/>
          </draw:custom-shape>
        </draw:g>
        <draw:g>
          <draw:g>
            <draw:custom-shape draw:style-name="gr726" draw:text-style-name="P99" draw:layer="layout" svg:width="2.402cm" svg:height="0.172cm" draw:transform="rotate (-0.436332312998582) translate (4.011cm 4.551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436332312998582) translate (3.99cm 4.73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29) rotate (-1.22173047639603) translate (6.194cm 5.41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436332312998582) translate (4.073cm 4.548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4.147cm 4.809cm)">
            <text:p/>
            <draw:enhanced-geometry svg:viewBox="0 0 21600 21600" draw:type="rectangle" draw:enhanced-path="M 0 0 L 21600 0 21600 21600 0 21600 0 0 Z N"/>
          </draw:custom-shape>
        </draw:g>
        <draw:g>
          <draw:g>
            <draw:custom-shape draw:style-name="gr726" draw:text-style-name="P99" draw:layer="layout" svg:width="2.402cm" svg:height="0.172cm" draw:transform="rotate (-0.436332312998582) translate (5.821cm 5.777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436332312998582) translate (5.8cm 5.956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29) rotate (-1.22173047639603) translate (8.004cm 6.636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436332312998582) translate (5.883cm 5.774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5.957cm 6.035cm)">
            <text:p/>
            <draw:enhanced-geometry svg:viewBox="0 0 21600 21600" draw:type="rectangle" draw:enhanced-path="M 0 0 L 21600 0 21600 21600 0 21600 0 0 Z N"/>
          </draw:custom-shape>
        </draw:g>
        <draw:g>
          <draw:g>
            <draw:custom-shape draw:style-name="gr726" draw:text-style-name="P99" draw:layer="layout" svg:width="2.402cm" svg:height="0.172cm" draw:transform="rotate (-0.436332312998582) translate (7.668cm 7.025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436332312998582) translate (7.647cm 7.20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29) rotate (-1.22173047639603) translate (9.851cm 7.884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436332312998582) translate (7.73cm 7.022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7.804cm 7.283cm)">
            <text:p/>
            <draw:enhanced-geometry svg:viewBox="0 0 21600 21600" draw:type="rectangle" draw:enhanced-path="M 0 0 L 21600 0 21600 21600 0 21600 0 0 Z N"/>
          </draw:custom-shape>
        </draw:g>
        <draw:g>
          <draw:g>
            <draw:custom-shape draw:style-name="gr726" draw:text-style-name="P99" draw:layer="layout" svg:width="2.402cm" svg:height="0.172cm" draw:transform="rotate (-0.436332312998582) translate (9.531cm 8.277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436332312998582) translate (9.51cm 8.456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29) rotate (-1.22173047639603) translate (11.714cm 9.136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436332312998582) translate (9.593cm 8.274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9.667cm 8.535cm)">
            <text:p/>
            <draw:enhanced-geometry svg:viewBox="0 0 21600 21600" draw:type="rectangle" draw:enhanced-path="M 0 0 L 21600 0 21600 21600 0 21600 0 0 Z N"/>
          </draw:custom-shape>
        </draw:g>
        <draw:g>
          <draw:custom-shape draw:style-name="gr726" draw:text-style-name="P99" draw:layer="layout" svg:width="2.402cm" svg:height="0.172cm" draw:transform="rotate (-0.593411945678072) translate (11.385cm 9.481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593411945678072) translate (11.336cm 9.65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41) rotate (-1.37881010907552) translate (13.406cm 10.671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593411945678072) translate (11.446cm 9.488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11.477cm 9.761cm)">
          <text:p/>
          <draw:enhanced-geometry svg:viewBox="0 0 21600 21600" draw:type="rectangle" draw:enhanced-path="M 0 0 L 21600 0 21600 21600 0 21600 0 0 Z N"/>
        </draw:custom-shape>
        <draw:custom-shape draw:style-name="gr730" draw:text-style-name="P98" draw:layer="layout" svg:width="0.271cm" svg:height="0.21cm" draw:transform="rotate (-0.593411945678072) translate (13.054cm 10.82cm)">
          <text:p/>
          <draw:enhanced-geometry svg:viewBox="0 0 21600 21600" draw:type="rectangle" draw:enhanced-path="M 0 0 L 21600 0 21600 21600 0 21600 0 0 Z N"/>
        </draw:custom-shape>
        <draw:line draw:style-name="gr716" draw:text-style-name="P9" draw:layer="Copyright" svg:x1="3.26cm" svg:y1="6.22cm" svg:x2="3.86cm" svg:y2="5.06cm">
          <text:p/>
        </draw:line>
        <draw:g>
          <draw:g>
            <draw:custom-shape draw:style-name="gr731" draw:text-style-name="P100" draw:layer="layout" svg:width="0.087cm" svg:height="0.099cm" draw:transform="rotate (1.11701072127637) translate (4.613cm 5.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4.56cm 5.5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4.641cm 5.55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4.133cm 5.2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4.08cm 5.1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4.161cm 5.225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3.655cm 4.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3.602cm 4.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3.683cm 4.906cm)">
              <text:p/>
              <draw:enhanced-geometry svg:viewBox="0 0 21600 21600" draw:mirror-horizontal="false" draw:mirror-vertical="false" draw:type="rectangle" draw:enhanced-path="M 0 0 L 21600 0 21600 21600 0 21600 0 0 Z N"/>
            </draw:custom-shape>
          </draw:g>
          <draw:custom-shape draw:style-name="gr733" draw:text-style-name="P16" draw:layer="layout" svg:width="0.468cm" svg:height="0.48cm" svg:x="2.992cm" svg:y="3.54cm">
            <text:p/>
            <draw:enhanced-geometry svg:viewBox="0 0 21600 21600" draw:mirror-vertical="true" draw:glue-points="?f0 0 ?f1 10800 0 21600 10800 21600 21600 21600 ?f7 10800" draw:text-areas="?f1 10800 ?f2 18000 ?f3 7200 ?f4 21600" draw:type="isosceles-triangle" draw:modifiers="3684.4349680170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731" draw:text-style-name="P100" draw:layer="layout" svg:width="0.087cm" svg:height="0.099cm" svg:x="3.04cm" svg:y="3.9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3.043cm" svg:y="3.8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3.045cm" svg:y="3.94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3.04cm" svg:y="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3.043cm" svg:y="4.1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3.045cm" svg:y="4.26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3.193cm 4.5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3.14cm 4.5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3.221cm 4.58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2.473cm 3.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2.42cm 3.3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2.501cm 3.425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5.713cm 6.2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5.66cm 6.2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5.741cm 6.29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6.713cm 6.9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6.66cm 6.9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6.741cm 6.96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7.913cm 7.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7.86cm 7.7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7.941cm 7.77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9.113cm 8.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9.06cm 8.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9.141cm 8.58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10.313cm 9.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10.26cm 9.3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10.341cm 9.39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11.213cm 9.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11.16cm 9.9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11.241cm 10.00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12.413cm 10.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12.36cm 10.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12.441cm 10.81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13.213cm 11.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13.16cm 11.3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13.241cm 11.35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13.28cm" svg:y="11.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13.283cm" svg:y="11.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13.285cm" svg:y="11.52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13.28cm" svg:y="11.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13.283cm" svg:y="11.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13.285cm" svg:y="11.72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13.28cm" svg:y="11.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13.283cm" svg:y="11.8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13.285cm" svg:y="11.92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2.893cm 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2.84cm 3.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2.921cm 3.618cm)">
              <text:p/>
              <draw:enhanced-geometry svg:viewBox="0 0 21600 21600" draw:mirror-horizontal="false" draw:mirror-vertical="false" draw:type="rectangle" draw:enhanced-path="M 0 0 L 21600 0 21600 21600 0 21600 0 0 Z N"/>
            </draw:custom-shape>
          </draw:g>
        </draw:g>
        <draw:frame draw:style-name="gr734" draw:text-style-name="P95" draw:layer="layout" svg:width="9.1cm" svg:height="1.25cm" svg:x="4.94cm" svg:y="3.721cm">
          <draw:text-box>
            <text:p><text:span text:style-name="T23">Protection en cas de bris ou</text:span></text:p>
            <text:p><text:span text:style-name="T23">de décrochage de tuile</text:span></text:p>
          </draw:text-box>
        </draw:frame>
        <draw:frame draw:style-name="gr735" draw:text-style-name="P93" draw:layer="layout" svg:width="5.34cm" svg:height="1.929cm" svg:x="8.56cm" svg:y="5.1cm">
          <draw:text-box>
            <text:p><text:span text:style-name="T22">Pour laisser l’eau s’écouler sous les liteaux, ceux-ci sont surélevés par des lattes d’épaisseur 20mm minimum.</text:span></text:p>
          </draw:text-box>
        </draw:frame>
        <draw:line draw:style-name="gr716" draw:text-style-name="P9" draw:layer="layout" svg:x1="3.74cm" svg:y1="7.02cm" svg:x2="5cm" svg:y2="5.722cm">
          <text:p/>
        </draw:line>
        <draw:line draw:style-name="gr716" draw:text-style-name="P9" draw:layer="layout" svg:x1="5.42cm" svg:y1="7.22cm" svg:x2="6.02cm" svg:y2="6.2cm">
          <text:p/>
        </draw:line>
        <draw:frame draw:style-name="gr736" draw:text-style-name="P93" draw:layer="layout" svg:width="1.3cm" svg:height="0.64cm" svg:x="2.74cm" svg:y="6.86cm">
          <draw:text-box>
            <text:p><text:span text:style-name="T22">Latte</text:span></text:p>
          </draw:text-box>
        </draw:frame>
        <draw:frame draw:style-name="gr595" draw:text-style-name="P93" draw:layer="layout" svg:width="1.54cm" svg:height="0.633cm" svg:x="4.02cm" svg:y="6.9cm">
          <draw:text-box>
            <text:p><text:span text:style-name="T22">Liteau</text:span></text:p>
          </draw:text-box>
        </draw:frame>
        <draw:frame draw:style-name="gr692" draw:text-style-name="P93" draw:layer="layout" svg:width="7.06cm" svg:height="2.361cm" svg:x="1.4cm" svg:y="7.78cm">
          <draw:text-box>
            <text:p><text:span text:style-name="T22">Avec un écran de sous-toiture,</text:span></text:p>
            <text:p><text:span text:style-name="T22">la toiture doit être impérativement ventilée soit avec des tuiles de ventilation, soit avec des tuiles de faîtage montées sur closoir ventilé. </text:span></text:p>
          </draw:text-box>
        </draw:frame>
        <draw:frame draw:style-name="gr735" draw:text-style-name="P93" draw:layer="layout" svg:width="10.28cm" svg:height="1.929cm" svg:x="1.42cm" svg:y="10.26cm">
          <draw:text-box>
            <text:p><text:span text:style-name="T22">Nota : Un écran de sous-toiture monté</text:span></text:p>
            <text:p><text:span text:style-name="T22">Incorrectement peut causer plus de problèmes qu’il</text:span></text:p>
            <text:p><text:span text:style-name="T22">n’en résout, en particulier si les fuites ne sont pas correctement redirigées. </text:span></text:p>
          </draw:text-box>
        </draw:frame>
      </draw:page>
      <draw:page draw:name="page24" draw:style-name="dp1" draw:master-page-name="Standard">
        <draw:frame draw:style-name="gr719" draw:text-style-name="P4" draw:layer="Copyright" svg:width="5.86cm" svg:height="0.535cm" svg:x="8.427cm" svg:y="10.827cm">
          <draw:text-box>
            <text:p><text:span text:style-name="T4">© Pierre ROUZEAU License CC <text:s/>BY-SA 3.0</text:span></text:p>
          </draw:text-box>
        </draw:frame>
        <draw:custom-shape draw:style-name="gr737" draw:text-style-name="P9" draw:layer="layout" svg:width="13cm" svg:height="9.099cm" svg:x="1.32cm" svg:y="1.72cm">
          <text:p/>
          <draw:enhanced-geometry svg:viewBox="0 0 21600 21600" draw:mirror-horizontal="false" draw:mirror-vertical="false" draw:type="rectangle" draw:enhanced-path="M 0 0 L 21600 0 21600 21600 0 21600 0 0 Z N"/>
        </draw:custom-shape>
        <draw:frame draw:style-name="gr738" draw:text-style-name="P44" draw:layer="layout" svg:width="9.205cm" svg:height="1.84cm" svg:x="4.36cm" svg:y="1.72cm">
          <draw:text-box>
            <text:p><text:span text:style-name="T11">Fenêtre de toit avec écran de sous-toiture simplement découpé pour le passage de</text:span></text:p>
            <text:p><text:span text:style-name="T11"><text:s text:c="4"/></text:span><text:span text:style-name="T11">la fenêtre</text:span></text:p>
          </draw:text-box>
        </draw:frame>
        <draw:frame draw:style-name="gr721" draw:text-style-name="P93" draw:layer="layout" svg:width="2.4cm" svg:height="1.08cm" svg:x="1.86cm" svg:y="4.159cm">
          <draw:text-box>
            <text:p><text:span text:style-name="T22">Écran de sous-toiture</text:span></text:p>
          </draw:text-box>
        </draw:frame>
        <draw:custom-shape draw:style-name="gr722" draw:text-style-name="P98" draw:layer="layout" svg:width="13.469cm" svg:height="0.609cm" draw:transform="rotate (-0.593411945678072) translate (1.933cm 2.392cm)">
          <text:p/>
          <draw:enhanced-geometry svg:viewBox="0 0 21600 21600" draw:type="rectangle" draw:enhanced-path="M 0 0 L 21600 0 21600 21600 0 21600 0 0 Z N"/>
        </draw:custom-shape>
        <draw:g>
          <draw:line draw:style-name="gr723" draw:text-style-name="P9" draw:layer="layout" svg:x1="13.131cm" svg:y1="9.965cm" svg:x2="13.131cm" svg:y2="10.68cm">
            <text:p/>
          </draw:line>
          <draw:line draw:style-name="gr723" draw:text-style-name="P9" draw:layer="layout" svg:x1="14.092cm" svg:y1="9.964cm" svg:x2="14.092cm" svg:y2="10.699cm">
            <text:p/>
          </draw:line>
          <draw:line draw:style-name="gr723" draw:text-style-name="P9" draw:layer="layout" svg:x1="13.12cm" svg:y1="10.661cm" svg:x2="14.1cm" svg:y2="10.672cm">
            <text:p/>
          </draw:line>
        </draw:g>
        <draw:line draw:style-name="gr724" draw:text-style-name="P9" draw:layer="layout" svg:x1="10.94cm" svg:y1="8.43cm" svg:x2="13.3cm" svg:y2="10.019cm">
          <text:p/>
        </draw:line>
        <draw:custom-shape draw:style-name="gr725" draw:text-style-name="P98" draw:layer="layout" svg:width="13.461cm" svg:height="0.126cm" draw:transform="rotate (-0.593411945678072) translate (2.045cm 2.252cm)">
          <text:p/>
          <draw:enhanced-geometry svg:viewBox="0 0 21600 21600" draw:type="rectangle" draw:enhanced-path="M 0 0 L 21600 0 21600 21600 0 21600 0 0 Z N"/>
        </draw:custom-shape>
        <draw:g>
          <draw:g>
            <draw:custom-shape draw:style-name="gr726" draw:text-style-name="P99" draw:layer="layout" svg:width="2.402cm" svg:height="0.172cm" draw:transform="rotate (-0.436332312998582) translate (2.148cm 1.898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436332312998582) translate (2.127cm 2.077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29) rotate (-1.22173047639603) translate (4.331cm 2.757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436332312998582) translate (2.21cm 1.895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2.284cm 2.156cm)">
            <text:p/>
            <draw:enhanced-geometry svg:viewBox="0 0 21600 21600" draw:type="rectangle" draw:enhanced-path="M 0 0 L 21600 0 21600 21600 0 21600 0 0 Z N"/>
          </draw:custom-shape>
        </draw:g>
        <draw:g>
          <draw:g>
            <draw:custom-shape draw:style-name="gr726" draw:text-style-name="P99" draw:layer="layout" svg:width="2.402cm" svg:height="0.172cm" draw:transform="rotate (-0.436332312998582) translate (4.011cm 3.15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436332312998582) translate (3.99cm 3.329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29) rotate (-1.22173047639603) translate (6.194cm 4.009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436332312998582) translate (4.073cm 3.147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4.147cm 3.408cm)">
            <text:p/>
            <draw:enhanced-geometry svg:viewBox="0 0 21600 21600" draw:type="rectangle" draw:enhanced-path="M 0 0 L 21600 0 21600 21600 0 21600 0 0 Z N"/>
          </draw:custom-shape>
          <draw:custom-shape draw:style-name="gr739" draw:text-style-name="P16" draw:layer="layout" svg:width="1.478cm" svg:height="0.655cm" draw:transform="rotate (-0.593411945678072) translate (5.775cm 3.626cm)">
            <text:p/>
            <draw:enhanced-geometry svg:viewBox="0 0 21600 21600" draw:type="rectangle" draw:enhanced-path="M 0 0 L 21600 0 21600 21600 0 21600 0 0 Z N"/>
          </draw:custom-shape>
        </draw:g>
        <draw:g>
          <draw:custom-shape draw:style-name="gr726" draw:text-style-name="P99" draw:layer="layout" svg:width="2.402cm" svg:height="0.172cm" draw:transform="rotate (-0.593411945678072) translate (11.385cm 8.08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593411945678072) translate (11.336cm 8.253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41) rotate (-1.37881010907552) translate (13.406cm 9.27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593411945678072) translate (11.446cm 8.087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11.477cm 8.36cm)">
          <text:p/>
          <draw:enhanced-geometry svg:viewBox="0 0 21600 21600" draw:type="rectangle" draw:enhanced-path="M 0 0 L 21600 0 21600 21600 0 21600 0 0 Z N"/>
        </draw:custom-shape>
        <draw:custom-shape draw:style-name="gr730" draw:text-style-name="P98" draw:layer="layout" svg:width="0.271cm" svg:height="0.21cm" draw:transform="rotate (-0.593411945678072) translate (13.054cm 9.419cm)">
          <text:p/>
          <draw:enhanced-geometry svg:viewBox="0 0 21600 21600" draw:type="rectangle" draw:enhanced-path="M 0 0 L 21600 0 21600 21600 0 21600 0 0 Z N"/>
        </draw:custom-shape>
        <draw:line draw:style-name="gr716" draw:text-style-name="P9" draw:layer="layout" svg:x1="3.28cm" svg:y1="4.299cm" svg:x2="3.669cm" svg:y2="3.569cm">
          <text:p/>
        </draw:line>
        <draw:g>
          <draw:custom-shape draw:style-name="gr740" draw:text-style-name="P16" draw:layer="layout" svg:width="6.235cm" svg:height="0.832cm" draw:transform="skewX (0.00122173047639601) rotate (-0.593411945678072) translate (5.777cm 4.15cm)">
            <text:p/>
            <draw:enhanced-geometry svg:viewBox="0 0 21600 21600" draw:type="rectangle" draw:enhanced-path="M 0 0 L 21600 0 21600 21600 0 21600 0 0 Z N"/>
          </draw:custom-shape>
          <draw:custom-shape draw:style-name="gr741" draw:text-style-name="P11" draw:layer="layout" svg:width="0.373cm" svg:height="0.831cm" draw:transform="skewX (-0.00488692190558412) rotate (-0.593411945678072) translate (5.777cm 4.15cm)">
            <text:p/>
            <draw:enhanced-geometry svg:viewBox="0 0 21600 21600" draw:mirror-horizontal="false" draw:mirror-vertical="false" draw:type="rectangle" draw:enhanced-path="M 0 0 L 21600 0 21600 21600 0 21600 0 0 Z N"/>
          </draw:custom-shape>
          <draw:custom-shape draw:style-name="gr741" draw:text-style-name="P11" draw:layer="layout" svg:width="0.373cm" svg:height="0.831cm" draw:transform="skewX (-0.00366519142918816) rotate (-0.593411945678072) translate (10.647cm 7.435cm)">
            <text:p/>
            <draw:enhanced-geometry svg:viewBox="0 0 21600 21600" draw:mirror-horizontal="false" draw:mirror-vertical="false" draw:type="rectangle" draw:enhanced-path="M 0 0 L 21600 0 21600 21600 0 21600 0 0 Z N"/>
          </draw:custom-shape>
          <draw:custom-shape draw:style-name="gr742" draw:text-style-name="P11" draw:layer="layout" svg:width="0.316cm" svg:height="0.644cm" draw:transform="skewX (0.00471238898038475) rotate (-0.593411945678072) translate (6.08cm 4.436cm)">
            <text:p/>
            <draw:enhanced-geometry svg:viewBox="0 0 21600 21600" draw:mirror-horizontal="false" draw:mirror-vertical="false" draw:type="rectangle" draw:enhanced-path="M 0 0 L 21600 0 21600 21600 0 21600 0 0 Z N"/>
          </draw:custom-shape>
          <draw:custom-shape draw:style-name="gr742" draw:text-style-name="P11" draw:layer="layout" svg:width="0.317cm" svg:height="0.644cm" draw:transform="skewX (0.00314159265358988) rotate (-0.593411945678072) translate (10.316cm 7.291cm)">
            <text:p/>
            <draw:enhanced-geometry svg:viewBox="0 0 21600 21600" draw:mirror-horizontal="false" draw:mirror-vertical="false" draw:type="rectangle" draw:enhanced-path="M 0 0 L 21600 0 21600 21600 0 21600 0 0 Z N"/>
          </draw:custom-shape>
          <draw:g>
            <draw:custom-shape draw:style-name="gr743" draw:text-style-name="P15" draw:layer="layout" svg:width="4.889cm" svg:height="0.338cm" draw:transform="skewX (0.00296705972839032) rotate (-0.593411945678072) translate (6.248cm 4.658cm)">
              <text:p/>
              <draw:enhanced-geometry svg:viewBox="0 0 21600 21600" draw:mirror-horizontal="false" draw:mirror-vertical="false" draw:type="rectangle" draw:enhanced-path="M 0 0 L 21600 0 21600 21600 0 21600 0 0 Z N"/>
            </draw:custom-shape>
            <draw:custom-shape draw:style-name="gr744" draw:text-style-name="P16" draw:layer="layout" svg:width="4.889cm" svg:height="0.204cm" draw:transform="rotate (-0.593411945678072) translate (6.207cm 4.712cm)">
              <text:p/>
              <draw:enhanced-geometry svg:viewBox="0 0 21600 21600" draw:mirror-horizontal="false" draw:mirror-vertical="false" draw:type="rectangle" draw:enhanced-path="M 0 0 L 21600 0 21600 21600 0 21600 0 0 Z N"/>
            </draw:custom-shape>
            <draw:custom-shape draw:style-name="gr306" draw:text-style-name="P50" draw:layer="layout" svg:width="0.101cm" svg:height="0.204cm" draw:transform="skewX (-0.00977384381116823) rotate (-0.593411945678072) translate (6.236cm 4.73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434.4370860927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7" draw:layer="layout" svg:width="0.034cm" svg:height="0.203cm" draw:transform="skewX (0.0246091424531201) rotate (-0.593411945678072) translate (6.207cm 4.712cm)">
              <text:p/>
              <draw:enhanced-geometry svg:viewBox="0 0 21600 21600" draw:mirror-horizontal="false" draw:mirror-vertical="false" draw:type="rectangle" draw:enhanced-path="M 0 0 L 21600 0 21600 21600 0 21600 0 0 Z N"/>
            </draw:custom-shape>
            <draw:custom-shape draw:style-name="gr306" draw:text-style-name="P50" draw:layer="layout" svg:width="0.101cm" svg:height="0.202cm" draw:transform="rotate (0.593411945678072) translate (10.036cm 7.428cm)">
              <text:p/>
              <draw:enhanced-geometry svg:viewBox="0 0 21600 21600" draw:mirror-horizontal="tru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836.8421052631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7" draw:layer="layout" svg:width="0.032cm" svg:height="0.206cm" draw:transform="skewX (-0.0193731546971371) rotate (0.593411945678072) translate (10.111cm 7.447cm)">
              <text:p/>
              <draw:enhanced-geometry svg:viewBox="0 0 21600 21600" draw:mirror-horizontal="true" draw:mirror-vertical="false" draw:type="rectangle" draw:enhanced-path="M 0 0 L 21600 0 21600 21600 0 21600 0 0 Z N"/>
            </draw:custom-shape>
          </draw:g>
          <draw:line draw:style-name="gr745" draw:text-style-name="P9" draw:layer="layout" svg:x1="5.983cm" svg:y1="5.147cm" svg:x2="10.209cm" svg:y2="7.997cm">
            <text:p/>
          </draw:line>
          <draw:line draw:style-name="gr745" draw:text-style-name="P9" draw:layer="layout" svg:x1="6.343cm" svg:y1="4.612cm" svg:x2="10.368cm" svg:y2="7.326cm">
            <text:p/>
          </draw:line>
          <draw:g>
            <draw:line draw:style-name="gr724" draw:text-style-name="P9" draw:layer="layout" svg:x1="4.92cm" svg:y1="3.92cm" svg:x2="5.56cm" svg:y2="4.339cm">
              <text:p/>
            </draw:line>
            <draw:line draw:style-name="gr724" draw:text-style-name="P9" draw:layer="layout" svg:x1="5.76cm" svg:y1="4.02cm" svg:x2="5.54cm" svg:y2="4.347cm">
              <text:p/>
            </draw:line>
            <draw:line draw:style-name="gr724" draw:text-style-name="P9" draw:layer="layout" svg:x1="5.76cm" svg:y1="4.038cm" svg:x2="11.081cm" svg:y2="7.626cm">
              <text:p/>
            </draw:line>
            <draw:line draw:style-name="gr724" draw:text-style-name="P9" draw:layer="layout" svg:x1="11.08cm" svg:y1="7.626cm" svg:x2="10.891cm" svg:y2="7.906cm">
              <text:p/>
            </draw:line>
            <draw:line draw:style-name="gr724" draw:text-style-name="P9" draw:layer="layout" svg:x1="11.5cm" svg:y1="8.08cm" svg:x2="11.14cm" svg:y2="8.08cm">
              <text:p/>
            </draw:line>
            <draw:line draw:style-name="gr724" draw:text-style-name="P9" draw:layer="layout" svg:x1="11.96cm" svg:y1="8.394cm" svg:x2="11.496cm" svg:y2="8.08cm">
              <text:p/>
            </draw:line>
            <draw:line draw:style-name="gr724" draw:text-style-name="P9" draw:layer="layout" svg:x1="11.16cm" svg:y1="8.08cm" svg:x2="10.896cm" svg:y2="7.906cm">
              <text:p/>
            </draw:line>
          </draw:g>
          <draw:custom-shape draw:style-name="gr547" draw:text-style-name="P8" draw:layer="layout" svg:width="0.16cm" svg:height="0.182cm" draw:transform="rotate (0.628318530717959) translate (5.165cm 3.99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46" draw:text-style-name="P16" draw:layer="layout" svg:width="0.175cm" svg:height="0.175cm" draw:transform="rotate (0.593411945678072) translate (5.374cm 4.822cm)">
            <text:p/>
            <draw:enhanced-geometry svg:viewBox="0 0 21600 21600" draw:mirror-vertical="true" draw:glue-points="?f6 10800 10800 21600 ?f5 10800 10800 0" draw:text-areas="?f3 ?f3 ?f4 ?f4" draw:type="trapezoid" draw:modifiers="5528.8503253796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46" draw:text-style-name="P16" draw:layer="layout" svg:width="0.175cm" svg:height="0.175cm" draw:transform="rotate (0.593411945678072) translate (10.282cm 8.132cm)">
            <text:p/>
            <draw:enhanced-geometry svg:viewBox="0 0 21600 21600" draw:mirror-vertical="true" draw:glue-points="?f6 10800 10800 21600 ?f5 10800 10800 0" draw:text-areas="?f3 ?f3 ?f4 ?f4" draw:type="trapezoid" draw:modifiers="5528.8503253796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730" draw:text-style-name="P98" draw:layer="layout" svg:width="0.271cm" svg:height="0.21cm" draw:transform="rotate (-0.593411945678072) translate (10.957cm 8.002cm)">
          <text:p/>
          <draw:enhanced-geometry svg:viewBox="0 0 21600 21600" draw:type="rectangle" draw:enhanced-path="M 0 0 L 21600 0 21600 21600 0 21600 0 0 Z N"/>
        </draw:custom-shape>
        <draw:g>
          <draw:custom-shape draw:style-name="gr731" draw:text-style-name="P100" draw:layer="layout" svg:width="0.087cm" svg:height="0.099cm" svg:x="4.92cm" svg:y="4.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4.923cm" svg:y="4.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4.925cm" svg:y="4.529cm">
            <text:p/>
            <draw:enhanced-geometry svg:viewBox="0 0 21600 21600" draw:mirror-horizontal="false" draw:mirror-vertical="false" draw:type="rectangle" draw:enhanced-path="M 0 0 L 21600 0 21600 21600 0 21600 0 0 Z N"/>
          </draw:custom-shape>
        </draw:g>
        <draw:line draw:style-name="gr724" draw:text-style-name="P9" draw:layer="layout" svg:x1="1.96cm" svg:y1="2.379cm" svg:x2="4.959cm" svg:y2="4.4cm">
          <text:p/>
        </draw:line>
        <draw:g>
          <draw:custom-shape draw:style-name="gr731" draw:text-style-name="P100" draw:layer="layout" svg:width="0.087cm" svg:height="0.099cm" svg:x="4.92cm" svg:y="4.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4.923cm" svg:y="4.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4.925cm" svg:y="4.82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4.92cm" svg:y="5.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4.923cm" svg:y="5.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4.925cm" svg:y="5.12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4.92cm" svg:y="5.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4.923cm" svg:y="5.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4.925cm" svg:y="5.429cm">
            <text:p/>
            <draw:enhanced-geometry svg:viewBox="0 0 21600 21600" draw:mirror-horizontal="false" draw:mirror-vertical="false" draw:type="rectangle" draw:enhanced-path="M 0 0 L 21600 0 21600 21600 0 21600 0 0 Z N"/>
          </draw:custom-shape>
        </draw:g>
        <draw:g>
          <draw:g>
            <draw:custom-shape draw:style-name="gr731" draw:text-style-name="P100" draw:layer="layout" svg:width="0.087cm" svg:height="0.099cm" draw:transform="rotate (1.11701072127637) translate (4.633cm 4.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4.58cm 4.1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4.661cm 4.15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4.153cm 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4.1cm 3.7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4.181cm 3.825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3.675cm 3.4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3.622cm 3.4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3.703cm 3.506cm)">
              <text:p/>
              <draw:enhanced-geometry svg:viewBox="0 0 21600 21600" draw:mirror-horizontal="false" draw:mirror-vertical="false" draw:type="rectangle" draw:enhanced-path="M 0 0 L 21600 0 21600 21600 0 21600 0 0 Z N"/>
            </draw:custom-shape>
          </draw:g>
          <draw:custom-shape draw:style-name="gr733" draw:text-style-name="P16" draw:layer="layout" svg:width="0.468cm" svg:height="0.48cm" svg:x="3.012cm" svg:y="2.14cm">
            <text:p/>
            <draw:enhanced-geometry svg:viewBox="0 0 21600 21600" draw:mirror-vertical="true" draw:glue-points="?f0 0 ?f1 10800 0 21600 10800 21600 21600 21600 ?f7 10800" draw:text-areas="?f1 10800 ?f2 18000 ?f3 7200 ?f4 21600" draw:type="isosceles-triangle" draw:modifiers="3684.4349680170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731" draw:text-style-name="P100" draw:layer="layout" svg:width="0.087cm" svg:height="0.099cm" svg:x="3.06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3.063cm" svg:y="2.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3.065cm" svg:y="2.56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3.06cm" svg:y="2.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3.063cm" svg:y="2.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3.065cm" svg:y="2.86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3.213cm 3.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3.16cm 3.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3.241cm 3.18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2.313cm 1.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2.26cm 1.9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2.341cm 1.95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4.889cm 4.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4.836cm 4.3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4.917cm 4.345cm)">
              <text:p/>
              <draw:enhanced-geometry svg:viewBox="0 0 21600 21600" draw:mirror-horizontal="false" draw:mirror-vertical="false" draw:type="rectangle" draw:enhanced-path="M 0 0 L 21600 0 21600 21600 0 21600 0 0 Z N"/>
            </draw:custom-shape>
          </draw:g>
        </draw:g>
        <draw:g>
          <draw:custom-shape draw:style-name="gr731" draw:text-style-name="P100" draw:layer="layout" svg:width="0.087cm" svg:height="0.099cm" draw:transform="rotate (1.11701072127637) translate (2.933cm 2.2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2.88cm 2.1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2.961cm 2.231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5.097cm 4.06cm)">
          <text:p/>
          <draw:enhanced-geometry svg:viewBox="0 0 21600 21600" draw:type="rectangle" draw:enhanced-path="M 0 0 L 21600 0 21600 21600 0 21600 0 0 Z N"/>
        </draw:custom-shape>
        <draw:line draw:style-name="gr716" draw:text-style-name="P9" draw:layer="layout" svg:x1="5.04cm" svg:y1="5.92cm" svg:x2="5.269cm" svg:y2="4.67cm">
          <text:p/>
        </draw:line>
        <draw:frame draw:style-name="gr747" draw:text-style-name="P93" draw:layer="layout" svg:width="5.24cm" svg:height="3.657cm" svg:x="1.952cm" svg:y="5.86cm">
          <draw:text-box>
            <text:p><text:span text:style-name="T22">Écran de sous-toiture découpé sans préparation. C’est le « standard » pour mon poseur, c’est inacceptable car en cas de problème sur une tuile, l’eau s’écoule dans l’isolant .</text:span></text:p>
          </draw:text-box>
        </draw:frame>
      </draw:page>
      <draw:page draw:name="page25" draw:style-name="dp1" draw:master-page-name="Standard">
        <draw:custom-shape draw:style-name="gr748" draw:text-style-name="P98" draw:layer="layout" svg:width="9.966cm" svg:height="0.125cm" draw:transform="rotate (-0.593411945678072) translate (4.942cm 4.507cm)">
          <text:p/>
          <draw:enhanced-geometry svg:viewBox="0 0 21600 21600" draw:type="rectangle" draw:enhanced-path="M 0 0 L 21600 0 21600 21600 0 21600 0 0 Z N"/>
        </draw:custom-shape>
        <draw:frame draw:style-name="gr719" draw:text-style-name="P4" draw:layer="Copyright" svg:width="5.86cm" svg:height="0.535cm" svg:x="8.42cm" svg:y="11.119cm">
          <draw:text-box>
            <text:p><text:span text:style-name="T4">© Pierre ROUZEAU License CC <text:s/>BY-SA 3.0</text:span></text:p>
          </draw:text-box>
        </draw:frame>
        <draw:custom-shape draw:style-name="gr749" draw:text-style-name="P9" draw:layer="layout" svg:width="13cm" svg:height="9.119cm" svg:x="1.32cm" svg:y="2cm">
          <text:p/>
          <draw:enhanced-geometry svg:viewBox="0 0 21600 21600" draw:mirror-horizontal="false" draw:mirror-vertical="false" draw:type="rectangle" draw:enhanced-path="M 0 0 L 21600 0 21600 21600 0 21600 0 0 Z N"/>
        </draw:custom-shape>
        <draw:frame draw:style-name="gr750" draw:text-style-name="P44" draw:layer="French text" svg:width="9.24cm" svg:height="1.32cm" svg:x="4.66cm" svg:y="2.131cm">
          <draw:text-box>
            <text:p><text:span text:style-name="T11">Fenêtre de toit Velux avec <text:s/>accessoires de continuité d’écran de sous-toiture ‘BFX’</text:span></text:p>
          </draw:text-box>
        </draw:frame>
        <draw:frame draw:style-name="gr721" draw:text-style-name="P93" draw:layer="French text" svg:width="2.4cm" svg:height="1.08cm" svg:x="1.334cm" svg:y="4cm">
          <draw:text-box>
            <text:p><text:span text:style-name="T22">Écran de sous-toiture</text:span></text:p>
          </draw:text-box>
        </draw:frame>
        <draw:custom-shape draw:style-name="gr722" draw:text-style-name="P98" draw:layer="layout" svg:width="13.469cm" svg:height="0.609cm" draw:transform="rotate (-0.593411945678072) translate (1.933cm 2.692cm)">
          <text:p/>
          <draw:enhanced-geometry svg:viewBox="0 0 21600 21600" draw:type="rectangle" draw:enhanced-path="M 0 0 L 21600 0 21600 21600 0 21600 0 0 Z N"/>
        </draw:custom-shape>
        <draw:g>
          <draw:line draw:style-name="gr723" draw:text-style-name="P9" draw:layer="layout" svg:x1="13.131cm" svg:y1="10.265cm" svg:x2="13.131cm" svg:y2="10.98cm">
            <text:p/>
          </draw:line>
          <draw:line draw:style-name="gr723" draw:text-style-name="P9" draw:layer="layout" svg:x1="14.092cm" svg:y1="10.264cm" svg:x2="14.092cm" svg:y2="10.999cm">
            <text:p/>
          </draw:line>
          <draw:line draw:style-name="gr723" draw:text-style-name="P9" draw:layer="layout" svg:x1="13.12cm" svg:y1="10.961cm" svg:x2="14.1cm" svg:y2="10.972cm">
            <text:p/>
          </draw:line>
        </draw:g>
        <draw:line draw:style-name="gr724" draw:text-style-name="P9" draw:layer="layout" svg:x1="10.777cm" svg:y1="8.62cm" svg:x2="13.3cm" svg:y2="10.319cm">
          <text:p/>
        </draw:line>
        <draw:custom-shape draw:style-name="gr751" draw:text-style-name="P98" draw:layer="layout" svg:width="2.667cm" svg:height="0.126cm" draw:transform="rotate (-0.593411945678072) translate (2.045cm 2.552cm)">
          <text:p/>
          <draw:enhanced-geometry svg:viewBox="0 0 21600 21600" draw:type="rectangle" draw:enhanced-path="M 0 0 L 21600 0 21600 21600 0 21600 0 0 Z N"/>
        </draw:custom-shape>
        <draw:g>
          <draw:g>
            <draw:custom-shape draw:style-name="gr726" draw:text-style-name="P99" draw:layer="layout" svg:width="2.402cm" svg:height="0.172cm" draw:transform="rotate (-0.436332312998582) translate (2.148cm 2.198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436332312998582) translate (2.127cm 2.377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29) rotate (-1.22173047639603) translate (4.331cm 3.057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436332312998582) translate (2.21cm 2.195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2.284cm 2.456cm)">
            <text:p/>
            <draw:enhanced-geometry svg:viewBox="0 0 21600 21600" draw:type="rectangle" draw:enhanced-path="M 0 0 L 21600 0 21600 21600 0 21600 0 0 Z N"/>
          </draw:custom-shape>
        </draw:g>
        <draw:g>
          <draw:g>
            <draw:custom-shape draw:style-name="gr726" draw:text-style-name="P99" draw:layer="layout" svg:width="2.402cm" svg:height="0.172cm" draw:transform="rotate (-0.436332312998582) translate (4.011cm 3.45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436332312998582) translate (3.99cm 3.629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29) rotate (-1.22173047639603) translate (6.194cm 4.309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436332312998582) translate (4.073cm 3.447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4.147cm 3.708cm)">
            <text:p/>
            <draw:enhanced-geometry svg:viewBox="0 0 21600 21600" draw:type="rectangle" draw:enhanced-path="M 0 0 L 21600 0 21600 21600 0 21600 0 0 Z N"/>
          </draw:custom-shape>
          <draw:custom-shape draw:style-name="gr739" draw:text-style-name="P16" draw:layer="layout" svg:width="1.478cm" svg:height="0.655cm" draw:transform="rotate (-0.593411945678072) translate (5.806cm 3.926cm)">
            <text:p/>
            <draw:enhanced-geometry svg:viewBox="0 0 21600 21600" draw:type="rectangle" draw:enhanced-path="M 0 0 L 21600 0 21600 21600 0 21600 0 0 Z N"/>
          </draw:custom-shape>
        </draw:g>
        <draw:g>
          <draw:custom-shape draw:style-name="gr726" draw:text-style-name="P99" draw:layer="layout" svg:width="2.402cm" svg:height="0.172cm" draw:transform="rotate (-0.593411945678072) translate (11.385cm 8.38cm)">
            <text:p/>
            <draw:enhanced-geometry svg:viewBox="0 0 21600 21600" draw:mirror-horizontal="false" draw:mirror-vertical="false" draw:type="rectangle" draw:enhanced-path="M 0 0 L 21600 0 21600 21600 0 21600 0 0 Z N"/>
          </draw:custom-shape>
          <draw:custom-shape draw:style-name="gr727" draw:text-style-name="P99" draw:layer="layout" svg:width="0.173cm" svg:height="0.172cm" draw:transform="rotate (-0.593411945678072) translate (11.336cm 8.553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28" draw:text-style-name="P99" draw:layer="layout" svg:width="0.689cm" svg:height="0.687cm" draw:transform="skewX (-0.00296705972839041) rotate (-1.37881010907552) translate (13.406cm 9.57cm)">
            <text:p/>
            <draw:enhanced-geometry svg:viewBox="0 0 21600 21600" draw:type="block-arc" draw:modifiers="-125.425772114908 5334.474433576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729" draw:text-style-name="P99" draw:layer="layout" svg:width="2.231cm" svg:height="0.058cm" draw:transform="rotate (-0.593411945678072) translate (11.446cm 8.387cm)">
            <text:p/>
            <draw:enhanced-geometry svg:viewBox="0 0 21600 21600" draw:mirror-horizontal="false" draw:mirror-vertical="false" draw:type="rectangle" draw:enhanced-path="M 0 0 L 21600 0 21600 21600 0 21600 0 0 Z N"/>
          </draw:custom-shape>
        </draw:g>
        <draw:custom-shape draw:style-name="gr730" draw:text-style-name="P98" draw:layer="layout" svg:width="0.271cm" svg:height="0.21cm" draw:transform="rotate (-0.593411945678072) translate (11.477cm 8.66cm)">
          <text:p/>
          <draw:enhanced-geometry svg:viewBox="0 0 21600 21600" draw:type="rectangle" draw:enhanced-path="M 0 0 L 21600 0 21600 21600 0 21600 0 0 Z N"/>
        </draw:custom-shape>
        <draw:custom-shape draw:style-name="gr730" draw:text-style-name="P98" draw:layer="layout" svg:width="0.271cm" svg:height="0.21cm" draw:transform="rotate (-0.593411945678072) translate (13.054cm 9.719cm)">
          <text:p/>
          <draw:enhanced-geometry svg:viewBox="0 0 21600 21600" draw:type="rectangle" draw:enhanced-path="M 0 0 L 21600 0 21600 21600 0 21600 0 0 Z N"/>
        </draw:custom-shape>
        <draw:line draw:style-name="gr716" draw:text-style-name="P9" draw:layer="layout" svg:x1="2.62cm" svg:y1="4.139cm" svg:x2="3.009cm" svg:y2="3.409cm">
          <text:p/>
        </draw:line>
        <draw:g>
          <draw:custom-shape draw:style-name="gr752" draw:text-style-name="P16" draw:layer="layout" svg:width="6.319cm" svg:height="0.843cm" draw:transform="skewX (0.00122173047639604) rotate (-0.593411945678072) translate (5.77cm 4.412cm)">
            <text:p/>
            <draw:enhanced-geometry svg:viewBox="0 0 21600 21600" draw:type="rectangle" draw:enhanced-path="M 0 0 L 21600 0 21600 21600 0 21600 0 0 Z N"/>
          </draw:custom-shape>
          <draw:custom-shape draw:style-name="gr753" draw:text-style-name="P11" draw:layer="layout" svg:width="0.379cm" svg:height="0.843cm" draw:transform="skewX (-0.00715584993317668) rotate (-0.593411945678072) translate (5.77cm 4.412cm)">
            <text:p/>
            <draw:enhanced-geometry svg:viewBox="0 0 21600 21600" draw:mirror-horizontal="false" draw:mirror-vertical="false" draw:type="rectangle" draw:enhanced-path="M 0 0 L 21600 0 21600 21600 0 21600 0 0 Z N"/>
          </draw:custom-shape>
          <draw:custom-shape draw:style-name="gr754" draw:text-style-name="P11" draw:layer="layout" svg:width="0.377cm" svg:height="0.842cm" draw:transform="skewX (-0.00244346095279208) rotate (-0.593411945678072) translate (10.705cm 7.743cm)">
            <text:p/>
            <draw:enhanced-geometry svg:viewBox="0 0 21600 21600" draw:mirror-horizontal="false" draw:mirror-vertical="false" draw:type="rectangle" draw:enhanced-path="M 0 0 L 21600 0 21600 21600 0 21600 0 0 Z N"/>
          </draw:custom-shape>
          <draw:custom-shape draw:style-name="gr755" draw:text-style-name="P11" draw:layer="layout" svg:width="0.32cm" svg:height="0.652cm" draw:transform="skewX (0.00610865238198018) rotate (-0.593411945678072) translate (6.077cm 4.703cm)">
            <text:p/>
            <draw:enhanced-geometry svg:viewBox="0 0 21600 21600" draw:mirror-horizontal="false" draw:mirror-vertical="false" draw:type="rectangle" draw:enhanced-path="M 0 0 L 21600 0 21600 21600 0 21600 0 0 Z N"/>
          </draw:custom-shape>
          <draw:custom-shape draw:style-name="gr756" draw:text-style-name="P11" draw:layer="layout" svg:width="0.321cm" svg:height="0.653cm" draw:transform="skewX (0.00453785605518538) rotate (-0.593411945678072) translate (10.37cm 7.597cm)">
            <text:p/>
            <draw:enhanced-geometry svg:viewBox="0 0 21600 21600" draw:mirror-horizontal="false" draw:mirror-vertical="false" draw:type="rectangle" draw:enhanced-path="M 0 0 L 21600 0 21600 21600 0 21600 0 0 Z N"/>
          </draw:custom-shape>
          <draw:g>
            <draw:custom-shape draw:style-name="gr757" draw:text-style-name="P15" draw:layer="layout" svg:width="4.956cm" svg:height="0.344cm" draw:transform="rotate (-0.593411945678072) translate (6.247cm 4.927cm)">
              <text:p/>
              <draw:enhanced-geometry svg:viewBox="0 0 21600 21600" draw:mirror-horizontal="false" draw:mirror-vertical="false" draw:type="rectangle" draw:enhanced-path="M 0 0 L 21600 0 21600 21600 0 21600 0 0 Z N"/>
            </draw:custom-shape>
            <draw:custom-shape draw:style-name="gr758" draw:text-style-name="P16" draw:layer="layout" svg:width="4.954cm" svg:height="0.206cm" draw:transform="skewX (0.00488692190558409) rotate (-0.593411945678072) translate (6.206cm 4.983cm)">
              <text:p/>
              <draw:enhanced-geometry svg:viewBox="0 0 21600 21600" draw:mirror-horizontal="false" draw:mirror-vertical="false" draw:type="rectangle" draw:enhanced-path="M 0 0 L 21600 0 21600 21600 0 21600 0 0 Z N"/>
            </draw:custom-shape>
            <draw:custom-shape draw:style-name="gr306" draw:text-style-name="P50" draw:layer="layout" svg:width="0.102cm" svg:height="0.206cm" draw:transform="skewX (-0.014486232791553) rotate (-0.593411945678072) translate (6.236cm 5.001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434.4370860927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7" draw:layer="layout" svg:width="0.035cm" svg:height="0.204cm" draw:transform="skewX (0.063704517697793) rotate (-0.558505360638186) translate (6.203cm 4.982cm)">
              <text:p/>
              <draw:enhanced-geometry svg:viewBox="0 0 21600 21600" draw:mirror-horizontal="false" draw:mirror-vertical="false" draw:type="rectangle" draw:enhanced-path="M 0 0 L 21600 0 21600 21600 0 21600 0 0 Z N"/>
            </draw:custom-shape>
            <draw:custom-shape draw:style-name="gr306" draw:text-style-name="P50" draw:layer="layout" svg:width="0.102cm" svg:height="0.206cm" draw:transform="skewX (-0.00977384381116834) rotate (0.593411945678072) translate (10.084cm 7.736cm)">
              <text:p/>
              <draw:enhanced-geometry svg:viewBox="0 0 21600 21600" draw:mirror-horizontal="tru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836.8421052631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7" draw:layer="layout" svg:width="0.032cm" svg:height="0.207cm" draw:transform="skewX (0.00959931088596885) rotate (0.593411945678072) translate (10.16cm 7.754cm)">
              <text:p/>
              <draw:enhanced-geometry svg:viewBox="0 0 21600 21600" draw:mirror-horizontal="true" draw:mirror-vertical="false" draw:type="rectangle" draw:enhanced-path="M 0 0 L 21600 0 21600 21600 0 21600 0 0 Z N"/>
            </draw:custom-shape>
          </draw:g>
          <draw:line draw:style-name="gr745" draw:text-style-name="P9" draw:layer="layout" svg:x1="5.979cm" svg:y1="5.423cm" svg:x2="10.261cm" svg:y2="8.312cm">
            <text:p/>
          </draw:line>
          <draw:line draw:style-name="gr745" draw:text-style-name="P9" draw:layer="layout" svg:x1="6.344cm" svg:y1="4.881cm" svg:x2="10.422cm" svg:y2="7.632cm">
            <text:p/>
          </draw:line>
          <draw:g>
            <draw:line draw:style-name="gr724" draw:text-style-name="P9" draw:layer="layout" svg:x1="5.02cm" svg:y1="4.24cm" svg:x2="5.52cm" svg:y2="4.564cm">
              <text:p/>
            </draw:line>
            <draw:line draw:style-name="gr724" draw:text-style-name="P9" draw:layer="layout" svg:x1="5.7cm" svg:y1="4.264cm" svg:x2="11.145cm" svg:y2="7.936cm">
              <text:p/>
            </draw:line>
            <draw:line draw:style-name="gr724" draw:text-style-name="P9" draw:layer="layout" svg:x1="11.144cm" svg:y1="7.936cm" svg:x2="10.96cm" svg:y2="8.207cm">
              <text:p/>
            </draw:line>
            <draw:line draw:style-name="gr724" draw:text-style-name="P9" draw:layer="layout" svg:x1="11.56cm" svg:y1="8.387cm" svg:x2="11.2cm" svg:y2="8.374cm">
              <text:p/>
            </draw:line>
            <draw:line draw:style-name="gr724" draw:text-style-name="P9" draw:layer="layout" svg:x1="12.011cm" svg:y1="8.7cm" svg:x2="11.54cm" svg:y2="8.382cm">
              <text:p/>
            </draw:line>
            <draw:line draw:style-name="gr724" draw:text-style-name="P9" draw:layer="layout" svg:x1="5.704cm" svg:y1="4.267cm" svg:x2="5.507cm" svg:y2="4.56cm">
              <text:p/>
            </draw:line>
            <draw:line draw:style-name="gr724" draw:text-style-name="P9" draw:layer="layout" svg:x1="11.207cm" svg:y1="8.38cm" svg:x2="10.941cm" svg:y2="8.2cm">
              <text:p/>
            </draw:line>
            <draw:custom-shape draw:style-name="gr547" draw:text-style-name="P8" draw:layer="layout" svg:width="0.16cm" svg:height="0.15cm" draw:transform="rotate (0.628318530717959) translate (5.22cm 4.307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746" draw:text-style-name="P16" draw:layer="layout" svg:width="0.175cm" svg:height="0.175cm" draw:transform="rotate (0.593411945678072) translate (10.34cm 8.447cm)">
            <text:p/>
            <draw:enhanced-geometry svg:viewBox="0 0 21600 21600" draw:mirror-vertical="true" draw:glue-points="?f6 10800 10800 21600 ?f5 10800 10800 0" draw:text-areas="?f3 ?f3 ?f4 ?f4" draw:type="trapezoid" draw:modifiers="5528.8503253796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46" draw:text-style-name="P16" draw:layer="layout" svg:width="0.175cm" svg:height="0.175cm" draw:transform="rotate (0.593411945678072) translate (5.369cm 5.092cm)">
            <text:p/>
            <draw:enhanced-geometry svg:viewBox="0 0 21600 21600" draw:mirror-vertical="true" draw:glue-points="?f6 10800 10800 21600 ?f5 10800 10800 0" draw:text-areas="?f3 ?f3 ?f4 ?f4" draw:type="trapezoid" draw:modifiers="5528.8503253796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730" draw:text-style-name="P98" draw:layer="layout" svg:width="0.271cm" svg:height="0.21cm" draw:transform="rotate (-0.593411945678072) translate (10.957cm 8.302cm)">
          <text:p/>
          <draw:enhanced-geometry svg:viewBox="0 0 21600 21600" draw:type="rectangle" draw:enhanced-path="M 0 0 L 21600 0 21600 21600 0 21600 0 0 Z N"/>
        </draw:custom-shape>
        <draw:line draw:style-name="gr724" draw:text-style-name="P9" draw:layer="layout" svg:x1="1.96cm" svg:y1="2.679cm" svg:x2="4.18cm" svg:y2="4.18cm">
          <text:p/>
        </draw:line>
        <draw:g>
          <draw:g>
            <draw:custom-shape draw:style-name="gr731" draw:text-style-name="P100" draw:layer="layout" svg:width="0.087cm" svg:height="0.099cm" draw:transform="rotate (1.11701072127637) translate (4.613cm 4.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4.56cm 4.3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4.641cm 4.35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4.153cm 4.1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4.1cm 4.0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4.181cm 4.125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3.675cm 3.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3.622cm 3.7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3.703cm 3.806cm)">
              <text:p/>
              <draw:enhanced-geometry svg:viewBox="0 0 21600 21600" draw:mirror-horizontal="false" draw:mirror-vertical="false" draw:type="rectangle" draw:enhanced-path="M 0 0 L 21600 0 21600 21600 0 21600 0 0 Z N"/>
            </draw:custom-shape>
          </draw:g>
          <draw:custom-shape draw:style-name="gr733" draw:text-style-name="P16" draw:layer="layout" svg:width="0.468cm" svg:height="0.48cm" svg:x="3.012cm" svg:y="2.44cm">
            <text:p/>
            <draw:enhanced-geometry svg:viewBox="0 0 21600 21600" draw:mirror-vertical="true" draw:glue-points="?f0 0 ?f1 10800 0 21600 10800 21600 21600 21600 ?f7 10800" draw:text-areas="?f1 10800 ?f2 18000 ?f3 7200 ?f4 21600" draw:type="isosceles-triangle" draw:modifiers="3684.4349680170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731" draw:text-style-name="P100" draw:layer="layout" svg:width="0.087cm" svg:height="0.099cm" svg:x="3.06cm" svg:y="2.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3.063cm" svg:y="2.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3.065cm" svg:y="2.86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3.06cm" svg:y="3.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3.063cm" svg:y="3.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3.065cm" svg:y="3.16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3.213cm 3.4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3.16cm 3.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3.241cm 3.48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2.313cm 2.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2.26cm 2.2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2.341cm 2.251cm)">
              <text:p/>
              <draw:enhanced-geometry svg:viewBox="0 0 21600 21600" draw:mirror-horizontal="false" draw:mirror-vertical="false" draw:type="rectangle" draw:enhanced-path="M 0 0 L 21600 0 21600 21600 0 21600 0 0 Z N"/>
            </draw:custom-shape>
          </draw:g>
        </draw:g>
        <draw:g>
          <draw:custom-shape draw:style-name="gr731" draw:text-style-name="P100" draw:layer="layout" svg:width="0.087cm" svg:height="0.099cm" draw:transform="rotate (1.11701072127637) translate (2.933cm 2.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2.88cm 2.4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2.961cm 2.531cm)">
            <text:p/>
            <draw:enhanced-geometry svg:viewBox="0 0 21600 21600" draw:mirror-horizontal="false" draw:mirror-vertical="false" draw:type="rectangle" draw:enhanced-path="M 0 0 L 21600 0 21600 21600 0 21600 0 0 Z N"/>
          </draw:custom-shape>
        </draw:g>
        <draw:line draw:style-name="gr759" draw:text-style-name="P9" draw:layer="layout" svg:x1="5.003cm" svg:y1="4.277cm" svg:x2="5.54cm" svg:y2="4.621cm">
          <text:p/>
        </draw:line>
        <draw:line draw:style-name="gr759" draw:text-style-name="P9" draw:layer="layout" svg:x1="5.704cm" svg:y1="4.389cm" svg:x2="5.54cm" svg:y2="4.621cm">
          <text:p/>
        </draw:line>
        <draw:line draw:style-name="gr759" draw:text-style-name="P9" draw:layer="layout" svg:x1="5.003cm" svg:y1="4.271cm" svg:x2="4.78cm" svg:y2="4.577cm">
          <text:p/>
        </draw:line>
        <draw:line draw:style-name="gr724" draw:text-style-name="P9" draw:layer="layout" svg:x1="4.18cm" svg:y1="4.18cm" svg:x2="4.38cm" svg:y2="4.2cm">
          <text:p/>
        </draw:line>
        <draw:line draw:style-name="gr724" draw:text-style-name="P9" draw:layer="layout" svg:x1="4.372cm" svg:y1="4.2cm" svg:x2="4.7cm" svg:y2="4.42cm">
          <text:p/>
        </draw:line>
        <draw:line draw:style-name="gr759" draw:text-style-name="P9" draw:layer="layout" svg:x1="4.357cm" svg:y1="4.3cm" svg:x2="4.78cm" svg:y2="4.577cm">
          <text:p/>
        </draw:line>
        <draw:line draw:style-name="gr759" draw:text-style-name="P9" draw:layer="layout" svg:x1="4.39cm" svg:y1="4.247cm" svg:x2="4.348cm" svg:y2="4.308cm">
          <text:p/>
        </draw:line>
        <draw:line draw:style-name="gr759" draw:text-style-name="P9" draw:layer="layout" svg:x1="4.39cm" svg:y1="4.247cm" svg:x2="4.703cm" svg:y2="4.46cm">
          <text:p/>
        </draw:line>
        <draw:line draw:style-name="gr759" draw:text-style-name="P9" draw:layer="layout" svg:x1="4.8cm" svg:y1="4.332cm" svg:x2="4.7cm" svg:y2="4.482cm">
          <text:p/>
        </draw:line>
        <draw:line draw:style-name="gr759" draw:text-style-name="P9" draw:layer="layout" svg:x1="4.683cm" svg:y1="4.272cm" svg:x2="4.792cm" svg:y2="4.344cm">
          <text:p/>
        </draw:line>
        <draw:line draw:style-name="gr759" draw:text-style-name="P9" draw:layer="layout" svg:x1="11.08cm" svg:y1="7.945cm" svg:x2="10.9cm" svg:y2="8.22cm">
          <text:p/>
        </draw:line>
        <draw:line draw:style-name="gr759" draw:text-style-name="P9" draw:layer="layout" svg:x1="10.9cm" svg:y1="8.22cm" svg:x2="11.26cm" svg:y2="8.46cm">
          <text:p/>
        </draw:line>
        <draw:custom-shape draw:style-name="gr730" draw:text-style-name="P98" draw:layer="layout" svg:width="0.271cm" svg:height="0.21cm" draw:transform="rotate (-0.593411945678072) translate (5.147cm 4.38cm)">
          <text:p/>
          <draw:enhanced-geometry svg:viewBox="0 0 21600 21600" draw:type="rectangle" draw:enhanced-path="M 0 0 L 21600 0 21600 21600 0 21600 0 0 Z N"/>
        </draw:custom-shape>
        <draw:g>
          <draw:line draw:style-name="gr760" draw:text-style-name="P9" draw:layer="layout" svg:x1="4.42cm" svg:y1="4.306cm" svg:x2="4.727cm" svg:y2="4.514cm">
            <text:p/>
          </draw:line>
          <draw:line draw:style-name="gr760" draw:text-style-name="P9" draw:layer="layout" svg:x1="4.853cm" svg:y1="4.327cm" svg:x2="4.727cm" svg:y2="4.513cm">
            <text:p/>
          </draw:line>
          <draw:line draw:style-name="gr760" draw:text-style-name="P9" draw:layer="layout" svg:x1="4.735cm" svg:y1="4.263cm" svg:x2="4.845cm" svg:y2="4.337cm">
            <text:p/>
          </draw:line>
        </draw:g>
        <draw:line draw:style-name="gr716" draw:text-style-name="P9" draw:layer="layout" svg:x1="4.004cm" svg:y1="5.92cm" svg:x2="4.7cm" svg:y2="4.482cm">
          <text:p/>
        </draw:line>
        <draw:line draw:style-name="gr716" draw:text-style-name="P9" draw:layer="layout" svg:x1="4.78cm" svg:y1="5.86cm" svg:x2="4.9cm" svg:y2="4.442cm">
          <text:p/>
        </draw:line>
        <draw:frame draw:style-name="gr735" draw:text-style-name="P93" draw:layer="French text" svg:width="2.4cm" svg:height="1.929cm" svg:x="2.38cm" svg:y="5.763cm">
          <draw:text-box>
            <text:p><text:span text:style-name="T22">Gouttière</text:span></text:p>
            <text:p><text:span text:style-name="T22">acier du</text:span></text:p>
            <text:p><text:span text:style-name="T22">BFX inclinée vers un coté</text:span></text:p>
          </draw:text-box>
        </draw:frame>
        <draw:frame draw:style-name="gr761" draw:text-style-name="P93" draw:layer="French text" svg:width="1.26cm" svg:height="0.66cm" svg:x="4.24cm" svg:y="5.76cm">
          <draw:text-box>
            <text:p><text:span text:style-name="T22">BFX</text:span></text:p>
          </draw:text-box>
        </draw:frame>
        <draw:line draw:style-name="gr716" draw:text-style-name="P9" draw:layer="layout" svg:x1="3.88cm" svg:y1="5.115cm" svg:x2="4.309cm" svg:y2="4.31cm">
          <text:p/>
        </draw:line>
        <draw:frame draw:style-name="gr595" draw:text-style-name="P93" draw:layer="French text" svg:width="2.88cm" svg:height="0.633cm" svg:x="1.34cm" svg:y="4.96cm">
          <draw:text-box>
            <text:p><text:span text:style-name="T22">Lattes coupées</text:span></text:p>
          </draw:text-box>
        </draw:frame>
        <draw:g>
          <draw:custom-shape draw:style-name="gr731" draw:text-style-name="P100" draw:layer="layout" svg:width="0.087cm" svg:height="0.099cm" draw:transform="rotate (1.11701072127637) translate (11.893cm 9.3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11.84cm 9.32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11.921cm 9.366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11.24cm" svg:y="8.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11.243cm" svg:y="8.4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11.245cm" svg:y="8.54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11.26cm" svg:y="8.8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11.263cm" svg:y="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11.265cm" svg:y="8.82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11.413cm 9.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11.36cm 9.0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11.441cm 9.04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12.493cm 9.7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12.44cm 9.7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12.521cm 9.776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draw:transform="rotate (1.11701072127637) translate (13.193cm 10.2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draw:transform="rotate (1.11701072127637) translate (13.14cm 10.1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draw:transform="rotate (1.11701072127637) translate (13.221cm 10.231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13.273cm" svg:y="10.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13.276cm" svg:y="10.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13.278cm" svg:y="10.449cm">
            <text:p/>
            <draw:enhanced-geometry svg:viewBox="0 0 21600 21600" draw:mirror-horizontal="false" draw:mirror-vertical="false" draw:type="rectangle" draw:enhanced-path="M 0 0 L 21600 0 21600 21600 0 21600 0 0 Z N"/>
          </draw:custom-shape>
        </draw:g>
        <draw:g>
          <draw:custom-shape draw:style-name="gr731" draw:text-style-name="P100" draw:layer="layout" svg:width="0.087cm" svg:height="0.099cm" svg:x="13.293cm" svg:y="10.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13.296cm" svg:y="10.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13.298cm" svg:y="10.729cm">
            <text:p/>
            <draw:enhanced-geometry svg:viewBox="0 0 21600 21600" draw:mirror-horizontal="false" draw:mirror-vertical="false" draw:type="rectangle" draw:enhanced-path="M 0 0 L 21600 0 21600 21600 0 21600 0 0 Z N"/>
          </draw:custom-shape>
        </draw:g>
      </draw:page>
      <draw:page draw:name="page26" draw:style-name="dp1" draw:master-page-name="Standard">
        <draw:g>
          <draw:custom-shape draw:style-name="gr762" draw:text-style-name="P16" draw:layer="layout" svg:width="6.223cm" svg:height="0.826cm" svg:x="3.155cm" svg:y="11.094cm">
            <text:p/>
            <draw:enhanced-geometry svg:viewBox="0 0 21600 21600" draw:type="rectangle" draw:enhanced-path="M 0 0 L 21600 0 21600 21600 0 21600 0 0 Z N"/>
          </draw:custom-shape>
          <draw:custom-shape draw:style-name="gr763" draw:text-style-name="P11" draw:layer="layout" svg:width="0.372cm" svg:height="0.826cm" svg:x="3.155cm" svg:y="11.094cm">
            <text:p/>
            <draw:enhanced-geometry svg:viewBox="0 0 21600 21600" draw:mirror-horizontal="false" draw:mirror-vertical="false" draw:type="rectangle" draw:enhanced-path="M 0 0 L 21600 0 21600 21600 0 21600 0 0 Z N"/>
          </draw:custom-shape>
          <draw:custom-shape draw:style-name="gr763" draw:text-style-name="P11" draw:layer="layout" svg:width="0.373cm" svg:height="0.826cm" svg:x="9.018cm" svg:y="11.094cm">
            <text:p/>
            <draw:enhanced-geometry svg:viewBox="0 0 21600 21600" draw:mirror-horizontal="false" draw:mirror-vertical="false" draw:type="rectangle" draw:enhanced-path="M 0 0 L 21600 0 21600 21600 0 21600 0 0 Z N"/>
          </draw:custom-shape>
          <draw:custom-shape draw:style-name="gr764" draw:text-style-name="P11" draw:layer="layout" svg:width="0.316cm" svg:height="0.641cm" svg:x="3.565cm" svg:y="11.159cm">
            <text:p/>
            <draw:enhanced-geometry svg:viewBox="0 0 21600 21600" draw:mirror-horizontal="false" draw:mirror-vertical="false" draw:type="rectangle" draw:enhanced-path="M 0 0 L 21600 0 21600 21600 0 21600 0 0 Z N"/>
          </draw:custom-shape>
          <draw:custom-shape draw:style-name="gr764" draw:text-style-name="P11" draw:layer="layout" svg:width="0.317cm" svg:height="0.641cm" svg:x="8.664cm" svg:y="11.159cm">
            <text:p/>
            <draw:enhanced-geometry svg:viewBox="0 0 21600 21600" draw:mirror-horizontal="false" draw:mirror-vertical="false" draw:type="rectangle" draw:enhanced-path="M 0 0 L 21600 0 21600 21600 0 21600 0 0 Z N"/>
          </draw:custom-shape>
          <draw:g>
            <draw:custom-shape draw:style-name="gr765" draw:text-style-name="P15" draw:layer="layout" svg:width="4.881cm" svg:height="0.335cm" svg:x="3.827cm" svg:y="11.251cm">
              <text:p/>
              <draw:enhanced-geometry svg:viewBox="0 0 21600 21600" draw:mirror-horizontal="false" draw:mirror-vertical="false" draw:type="rectangle" draw:enhanced-path="M 0 0 L 21600 0 21600 21600 0 21600 0 0 Z N"/>
            </draw:custom-shape>
            <draw:custom-shape draw:style-name="gr766" draw:text-style-name="P16" draw:layer="layout" svg:width="4.88cm" svg:height="0.204cm" svg:x="3.825cm" svg:y="11.316cm">
              <text:p/>
              <draw:enhanced-geometry svg:viewBox="0 0 21600 21600" draw:mirror-horizontal="false" draw:mirror-vertical="false" draw:type="rectangle" draw:enhanced-path="M 0 0 L 21600 0 21600 21600 0 21600 0 0 Z N"/>
            </draw:custom-shape>
            <draw:custom-shape draw:style-name="gr306" draw:text-style-name="P50" draw:layer="layout" svg:width="0.1cm" svg:height="0.204cm" svg:x="3.859cm" svg:y="11.31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4434.4370860927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7" draw:layer="layout" svg:width="0.034cm" svg:height="0.204cm" svg:x="3.825cm" svg:y="11.316cm">
              <text:p/>
              <draw:enhanced-geometry svg:viewBox="0 0 21600 21600" draw:mirror-horizontal="false" draw:mirror-vertical="false" draw:type="rectangle" draw:enhanced-path="M 0 0 L 21600 0 21600 21600 0 21600 0 0 Z N"/>
            </draw:custom-shape>
            <draw:custom-shape draw:style-name="gr306" draw:text-style-name="P50" draw:layer="layout" svg:width="0.1cm" svg:height="0.205cm" svg:x="8.573cm" svg:y="11.316cm">
              <text:p/>
              <draw:enhanced-geometry svg:viewBox="0 0 21600 21600" draw:mirror-horizontal="tru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3836.8421052631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7" draw:layer="layout" svg:width="0.034cm" svg:height="0.205cm" svg:x="8.673cm" svg:y="11.316cm">
              <text:p/>
              <draw:enhanced-geometry svg:viewBox="0 0 21600 21600" draw:mirror-horizontal="true" draw:mirror-vertical="false" draw:type="rectangle" draw:enhanced-path="M 0 0 L 21600 0 21600 21600 0 21600 0 0 Z N"/>
            </draw:custom-shape>
          </draw:g>
          <draw:line draw:style-name="gr745" draw:text-style-name="P9" draw:layer="layout" svg:x1="3.881cm" svg:y1="11.8cm" svg:x2="8.968cm" svg:y2="11.8cm">
            <text:p/>
          </draw:line>
          <draw:line draw:style-name="gr745" draw:text-style-name="P9" draw:layer="layout" svg:x1="3.881cm" svg:y1="11.159cm" svg:x2="8.726cm" svg:y2="11.159cm">
            <text:p/>
          </draw:line>
          <draw:g>
            <draw:line draw:style-name="gr724" draw:text-style-name="P9" draw:layer="layout" svg:x1="2.371cm" svg:y1="11.474cm" svg:x2="3.079cm" svg:y2="11.474cm">
              <text:p/>
            </draw:line>
            <draw:line draw:style-name="gr724" draw:text-style-name="P9" draw:layer="layout" svg:x1="3.08cm" svg:y1="11.01cm" svg:x2="3.08cm" svg:y2="11.474cm">
              <text:p/>
            </draw:line>
            <draw:line draw:style-name="gr724" draw:text-style-name="P9" draw:layer="layout" svg:x1="3.08cm" svg:y1="11.01cm" svg:x2="9.484cm" svg:y2="11.01cm">
              <text:p/>
            </draw:line>
            <draw:line draw:style-name="gr724" draw:text-style-name="P9" draw:layer="layout" svg:x1="9.484cm" svg:y1="11.01cm" svg:x2="9.484cm" svg:y2="11.289cm">
              <text:p/>
            </draw:line>
            <draw:line draw:style-name="gr724" draw:text-style-name="P9" draw:layer="layout" svg:x1="10.031cm" svg:y1="11.159cm" svg:x2="9.472cm" svg:y2="11.289cm">
              <text:p/>
            </draw:line>
            <draw:line draw:style-name="gr724" draw:text-style-name="P9" draw:layer="layout" svg:x1="10.571cm" svg:y1="11.159cm" svg:x2="10.012cm" svg:y2="11.159cm">
              <text:p/>
            </draw:line>
          </draw:g>
        </draw:g>
        <draw:g>
          <draw:custom-shape draw:style-name="gr731" draw:text-style-name="P100" draw:layer="layout" svg:width="0.087cm" svg:height="0.099cm" svg:x="13.752cm" svg:y="8.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1" draw:text-style-name="P100" draw:layer="layout" svg:width="0.081cm" svg:height="0.09cm" svg:x="13.755cm" svg:y="8.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2" draw:text-style-name="P100" draw:layer="layout" svg:width="0.076cm" svg:height="0.004cm" svg:x="13.757cm" svg:y="8.999cm">
            <text:p/>
            <draw:enhanced-geometry svg:viewBox="0 0 21600 21600" draw:mirror-horizontal="false" draw:mirror-vertical="false" draw:type="rectangle" draw:enhanced-path="M 0 0 L 21600 0 21600 21600 0 21600 0 0 Z N"/>
          </draw:custom-shape>
        </draw:g>
        <draw:frame draw:style-name="gr767" draw:text-style-name="P44" draw:layer="layout" svg:width="13.542cm" svg:height="4.347cm" svg:x="3.618cm" svg:y="1.073cm">
          <draw:text-box>
            <text:p><text:span text:style-name="T11">Layer ‘french text’ is foreseen for all text, in order to create an english or other langage layer text, however yet, the text have only been partly moved to this layer.</text:span></text:p>
          </draw:text-box>
        </draw:frame>
        <draw:frame draw:style-name="gr767" draw:text-style-name="P44" draw:layer="French text" svg:width="13.542cm" svg:height="4.347cm" svg:x="3.618cm" svg:y="5.801cm">
          <draw:text-box>
            <text:p><text:span text:style-name="T11">Il y a des macros permettant l’exportation automatique des images, soit comme page entière, soit la seule partie utile.</text:span></text:p>
            <text:p><text:span text:style-name="T11"/></text:p>
            <text:p><text:span text:style-name="T11">Les messages de Copyright sont dans un layer particulier, on peut la rendre invisible, dans ce cas, il est impératif de mettre les données de Copyright dans les données IPTC, ceci est donc réservé aux images jpeg, les images PNG doivent conserver le message de Copyright en clai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arble" xlink:href="Pictures/100000000000005E0000005E6B6F24679D659E15.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Axe" draw:style="rect" draw:dots1="1" draw:dots1-length="0.1cm" draw:dots2="1" draw:distance="0.03cm"/>
    <draw:stroke-dash draw:name="Dashed_20__28_var_29_" draw:display-name="Dashed (var)" draw:style="rect" draw:dots1="1" draw:dots1-length="270%" draw:distance="150%"/>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stroke-dash="Dashed_20__28_var_29__20_3" svg:stroke-color="#000000" draw:marker-start="Arrow" draw:marker-start-width="0.2cm" draw:marker-end="Arrow" draw:marker-end-width="0.2cm" draw:fill="none" draw:fill-gradient-name="Gradient_20_2" draw:fill-hatch-name="Hatching_20_1" draw:fill-image-name="Bitmap_20_1" draw:opacity="100%" draw:shadow-opacity="100%" draw:line-distance="0.5cm" draw:measure-align="automatic" draw:measure-vertical-align="center" draw:show-unit="false" draw:parallel="true"/>
      <style:paragraph-properties>
        <style:tab-stops/>
      </style:paragraph-properties>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Copyright"/>
      <draw:layer draw:name="French text"/>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3T09:40:49.140000000</meta:creation-date>
    <dc:date>2018-09-28T11:27:43.990000000</dc:date>
    <meta:editing-duration>P2DT4H49M49S</meta:editing-duration>
    <meta:editing-cycles>587</meta:editing-cycles>
    <meta:generator>LibreOffice/6.1.1.2$Windows_X86_64 LibreOffice_project/5d19a1bfa650b796764388cd8b33a5af1f5baa1b</meta:generator>
    <meta:document-statistic meta:object-count="2957"/>
  </office:meta>
</office:document-meta>
</file>

<file path=Basic/Standard/Module1.xml><?xml version="1.0" encoding="utf-8"?>
<!DOCTYPE module  PUBLIC '-//OpenOffice.org//DTD OfficeDocument 1.0//EN'  'module.dtd'>
<script:module xmlns:script="http://openoffice.org/2000/script" script:name="Module1" script:language="StarBasic">REM  *****  BASIC  *****
sub ExportFullPng
	ExportImg ("png", false, 220, 100, ".p", ".s")
end sub

sub ExportFullJpg
	ExportImg ("jpg", false, 220, 100, ".p", ".s")
end sub

sub ExportSelPng
	ExportImg ("png", true, 220, 100, ".p", ".s")
end sub

sub ExportSelJpg
	ExportImg ("jpg", true, 256, 256, "", "")
end sub

sub ExportSelBmp 'exporte, mais la définition n'est pas claire, seul le paramètre de la petite image semble avoir un effet
	ExportImg ("bmp", true, 220, 50, ".p", ".s")
end sub

'Mettez le sélecteur sur la première image avant exportation, mais RIEN ne doit être sélectionné
'Pour une sélection correcte, les macros doivent être lancées depuis la fenêtre de dessin.
'Exportation de libre office draw vers des images bitmap png ou jpeg, avec deux tailles par page, pour chaque page
'soit la pleine page, soit les graphismes seulements (sélectionnés automatiquement)
'La taille est basés sur des densités de pixels en dpi (dots par inch)
'Les images sont exportées avec le nom du fichier, le numéro, le nom de la page, 
'une extension pour chaque taille d'image, dans le répertoire du fichier,
'Si vous voulez une seule taille par page, mettez la même définition et la même extension pour les deux tailles d'images. 

Sub ExportImg (format, selection, dpiLarge, dpiSmall, aEXtp, aEXts) 'Exporte la selection complete de chaque page en fonction de dpi
'aEXtp = 'extension de la grande image
'aEXts = 'extension de la petite image
REM Filter dependent filter properties
Dim aFilterData (10) As New com.sun.star.beans.PropertyValue
Dim sFileUrl As String
Dim oDoc, fDoc, dispatcher AS Object
Dim oDrawPage As Object
Dim curFile, aFile, aPage as String
'aEXtp, aEXts 
Dim defdpi as Integer
Dim selWidth,selHeight as Long
Dim cfRed, hratio as double
Dim gsize (2) 

'Nomme les pages, pour remplacer le numéro de page - ce qui suit est un exemple
pageName = array ("sens","pose","tapees","accouplees","battement","volets_pliants","montages_speciaux","types_courants","autres_types","symboles","symboles2","details","loqueteau","tableau","entrees_d_air","aplomb_cadre","niveau_et_verticalite","equerrage","aplomb_gonds","ouvrant_cache","montage","titan_s","toit_ecran_sous_toiture","toit_sans_preparation","velux_avec_BFX")

'Vous pouvez imposer les dimensions d'image au lieu des densités de pixels en remplissant ces tableaux -&gt; les dpi images seront erronés
'arrWidthp = array (1536,1536,1536,1536,1536,1536,1536,1536,1536,1536,1536,1536,800)
'arrWidths = array (640,576,512,512,576,512,512,576,576,512,512,640,220)

oDoc = ThisComponent
curFile = ThisComponent.getURL()
curFile = Left(curFile, Len(curFile)-4) 'Supprime l'extension de fichier (.odg)

For i = 0 to oDoc.getDrawPages().Count-1  'Balaye toutes les pages     
	oDrawPage = oDoc.getDrawPages().getByIndex(i)
	oDoc.CurrentController.setCurrentPage(oDrawPage)
	if (selection) then
		fDoc   = oDoc.CurrentController.Frame
		dispatcher = createUnoService("com.sun.star.frame.DispatchHelper")
		dispatcher.executeDispatch(fDoc, ".uno:SelectAll", "", 0, Array()) 'sélectionne tous les éléments
	end if
	xView = oDoc.currentController
	xObj = xView.currentPage
	xSelection = xView.selection 
	If not(selection) or isEmpty(xSelection) then
		xObj = xView.currentPage
		selWidth = oDrawPage.Width 'Largeur de la page
		selHeight = oDrawPage.Height 'Largeur de la page
	else 
		xObj = xSelection
		gsize = calcSize(xObj) 'Calcule la largeur des éléments sélectionnés
		selWidth = gsize(0)
		selHeight = gsize(1)
	End If
	hratio = selHeight/selWidth
	aPage = "_p"+ (i+1)	'nom de la page par défaut
	
	' PARAMETRES D'EXPORTATION
	aFilterData(0).Name = "PixelWidth" 
	aFilterData(0).Value = Int(selWidth*(dpiLarge/2540))
    on error Resume Next
    	aPage = "_"+pageName(i) 'nomme la page si eelle est dans un tableau
    	aFilterData(0).Value = arrWidthp(i) 'définit la largeur si elle est dans un tableau
    on error Goto 0 	
	aFilterData(1).Name = "PixelHeight"
	aFilterData(1).Value = Int(hratio*aFilterData(0).Value)
	' compression - png
	aFilterData(2).Name ="Compression"
	aFilterData(2).Value = 9 'de 0 à 9
	' entrelacement - png
	aFilterData(3).Name ="Interlaced"
	aFilterData(3).Value = 0
	' transparence (png - doit être faux, sinon problème de lisibilité)
	aFilterData(4).Name = "Translucent"
	'Paramètres pour exportation jpeg
	aFilterData(4).Value = false
	aFilterData(7).Name = "Resolution"
	aFilterData(7).Value = dpiLarge	'Requis pour fichier bmp, mais le fonctionnement n'est pas clair
	aFilterData(8).Name ="LogicalWidth" 
   	aFilterData(8).Value = aFilterData(0).Value*2540/dpiLarge		
	aFilterData(9).Name ="LogicalHeight" 
  	aFilterData(9).Value = aFilterData(1).Value*2540/dpiLarge		
	aFilterData(10).Name ="Quality"  
	aFilterData(10).Value = 85
    
    oDoc.CurrentController.setCurrentPage(oDrawPage)
	sFileUrl =  curFile + aPage + aExtp	+ "." + format
	Export (xObj, sFileUrl, aFilterData(), format) 'Exporter grande image
	Wait 500
	aFilterData(0).Value = Int(selWidth*(dpiSmall/2540))
    on error Resume Next
        aFilterData(0).Value = arrWidths(i)
    on error Goto 0 	
	aFilterData(1).Value = Int(hratio*aFilterData(0).Value)
	if format="bmp" then
		aFilterData(8).Value = Int(aFilterData(8).Value*dpiSmall/dpiLarge)
		aFilterData(9).Value = Int(aFilterData(9).Value*dpiSmall/dpiLarge)
	end if
	if format="png" then curFile = Replace (curFile, "Portes_Et_", "") '!! c'est historique...
 	sFileUrl =  curFile + aPage + aExts	+ "." + format
	Export (xObj, sFileUrl, aFilterData(), format) 'Exporter petite image
	Wait 500
Next i
oDrawPage = oDoc.getDrawPages().getByIndex(0)
oDoc.CurrentController.setCurrentPage(oDrawPage)

End Sub

Sub Export (xObject, sFileUrl As String, aFilterData, format)
Dim xExporter, mediaExt
xExporter = createUnoService( "com.sun.star.drawing.GraphicExportFilter" )
xExporter.SetSourceDocument(xObject)
Dim aArgs (2) As New com.sun.star.beans.PropertyValue
Dim aURL As New com.sun.star.util.URL
aURL.complete = sFileUrl
if format="jpg" then 
	mediaExt = "jpeg" ' "image/jpg" ne fonctionne pas correctement
else
	mediaExt = format
end if	
aArgs(0).Name = "MediaType"
aArgs(0).Value = "image/"+mediaExt
aArgs(1).Name = "URL"
aArgs(1).Value = aURL
aArgs(2).Name = "FilterData"
aArgs(2).Value = aFilterData
xExporter.filter(aArgs())
End Sub

function calcSize (oObj) 'oObj est une selection d'objets graphiques dont on calcule les dimensions
Dim x0, y0, x1, y1 As Long 'La hauteur peut dépasser 32000-&gt; entier long 
    x0=oObj(0).Position.X
    y0=oObj(0).Position.Y
    x1=x0+oObj(0).Size.Width
    y1=y0+oObj(0).Size.Height
    For i=1 To (oObj.Count-1)
        If (oObj(i).Position.X&lt;x0) Then x0=oObj(i).Position.X
        If (oObj(i).Position.Y&lt;y0) Then y0=oObj(i).Position.Y
        If ((oObj(i).Position.X+oObj(i).Size.Width)&gt;x1) then x1=oObj(i).Position.X+oObj(i).Size.Width
        If ((oObj(i).Position.Y+oObj(i).Size.Height)&gt;y1) then y1=oObj(i).Position.Y+oObj(i).Size.Height
    Next i 
    calcSize = array(x1-x0, y1-y0)
end function

Sub HideLayer
  If ThisComponent.supportsService("com.sun.star.drawing.DrawingDocument") Then
    oLayerManager = ThisComponent.getLayerManager()
    oLayer = oLayerManager.getByName("Copyright")
    oCurrentController = ThisComponent.getCurrentController()
    oCurrentController.setPropertyValue("VisibleLayer", oLayer) ' Don't work, what is the property ? 
  End If
End Sub

Function 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